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paragraph-properties fo:text-align="justify" style:justify-single-word="false" fo:padding="0in" fo:border="none" style:shadow="none" style:join-border="false"/>
    </style:style>
    <style:style style:name="P55" style:family="paragraph" style:parent-style-name="Text_20_body">
      <style:paragraph-properties fo:text-align="justify" style:justify-single-word="false" fo:padding="0in" fo:border="none" style:shadow="none" style:join-border="false"/>
      <style:text-properties officeooo:paragraph-rsid="0014a904"/>
    </style:style>
    <style:style style:name="P56" style:family="paragraph" style:parent-style-name="Text_20_body">
      <style:paragraph-properties fo:text-align="justify" style:justify-single-word="false" fo:padding="0in" fo:border="none" style:shadow="none" style:join-border="false"/>
      <style:text-properties officeooo:paragraph-rsid="0016533d"/>
    </style:style>
    <style:style style:name="P57" style:family="paragraph" style:parent-style-name="Text_20_body">
      <style:paragraph-properties fo:text-align="justify" style:justify-single-word="false" fo:padding="0in" fo:border="none" style:shadow="none" style:join-border="false"/>
      <style:text-properties officeooo:paragraph-rsid="001bd503"/>
    </style:style>
    <style:style style:name="P58" style:family="paragraph" style:parent-style-name="Text_20_body">
      <style:paragraph-properties fo:text-align="justify" style:justify-single-word="false" fo:padding="0in" fo:border="none" style:shadow="none" style:join-border="false"/>
      <style:text-properties officeooo:paragraph-rsid="001bef74"/>
    </style:style>
    <style:style style:name="P59" style:family="paragraph" style:parent-style-name="Text_20_body">
      <style:paragraph-properties fo:text-align="justify" style:justify-single-word="false" fo:padding="0in" fo:border="none" style:shadow="none" style:join-border="false"/>
      <style:text-properties officeooo:paragraph-rsid="001dff8b"/>
    </style:style>
    <style:style style:name="P60" style:family="paragraph" style:parent-style-name="Text_20_body">
      <style:paragraph-properties fo:text-align="justify" style:justify-single-word="false" fo:padding="0in" fo:border="none" style:shadow="none" style:join-border="false"/>
      <style:text-properties officeooo:paragraph-rsid="00234c58"/>
    </style:style>
    <style:style style:name="P61" style:family="paragraph" style:parent-style-name="Text_20_body">
      <style:paragraph-properties fo:text-align="justify" style:justify-single-word="false" fo:padding="0in" fo:border="none" style:shadow="none" style:join-border="false"/>
      <style:text-properties officeooo:paragraph-rsid="00240b24"/>
    </style:style>
    <style:style style:name="P62" style:family="paragraph" style:parent-style-name="Text_20_body">
      <style:paragraph-properties fo:text-align="justify" style:justify-single-word="false" fo:padding="0in" fo:border="none" style:shadow="none" style:join-border="false"/>
      <style:text-properties officeooo:paragraph-rsid="0027eccd"/>
    </style:style>
    <style:style style:name="P63" style:family="paragraph" style:parent-style-name="Text_20_body">
      <style:paragraph-properties fo:text-align="justify" style:justify-single-word="false" fo:padding="0in" fo:border="none" style:shadow="none" style:join-border="false"/>
      <style:text-properties officeooo:paragraph-rsid="002d4f2b"/>
    </style:style>
    <style:style style:name="P64" style:family="paragraph" style:parent-style-name="Text_20_body">
      <style:paragraph-properties fo:text-align="justify" style:justify-single-word="false" fo:padding="0in" fo:border="none" style:shadow="none" style:join-border="false"/>
      <style:text-properties officeooo:paragraph-rsid="0032aed4"/>
    </style:style>
    <style:style style:name="P65" style:family="paragraph" style:parent-style-name="Text_20_body">
      <style:paragraph-properties fo:text-align="justify" style:justify-single-word="false" fo:padding="0in" fo:border="none" style:shadow="none" style:join-border="false"/>
      <style:text-properties officeooo:paragraph-rsid="00380dd4"/>
    </style:style>
    <style:style style:name="P66" style:family="paragraph" style:parent-style-name="Text_20_body">
      <style:paragraph-properties fo:text-align="justify" style:justify-single-word="false" fo:padding="0in" fo:border="none" style:shadow="none" style:join-border="false"/>
      <style:text-properties officeooo:paragraph-rsid="00398145"/>
    </style:style>
    <style:style style:name="P67" style:family="paragraph" style:parent-style-name="Text_20_body">
      <style:paragraph-properties fo:text-align="justify" style:justify-single-word="false" fo:padding="0in" fo:border="none" style:shadow="none" style:join-border="false"/>
      <style:text-properties officeooo:paragraph-rsid="003ebfcd"/>
    </style:style>
    <style:style style:name="P68" style:family="paragraph" style:parent-style-name="Text_20_body">
      <style:paragraph-properties fo:text-align="justify" style:justify-single-word="false" fo:padding="0in" fo:border="none" style:shadow="none" style:join-border="false"/>
      <style:text-properties officeooo:paragraph-rsid="0040eeb4"/>
    </style:style>
    <style:style style:name="P69" style:family="paragraph" style:parent-style-name="Text_20_body">
      <style:paragraph-properties fo:text-align="justify" style:justify-single-word="false" fo:padding="0in" fo:border="none" style:shadow="none" style:join-border="false"/>
      <style:text-properties officeooo:paragraph-rsid="00458c95"/>
    </style:style>
    <style:style style:name="P70" style:family="paragraph" style:parent-style-name="Text_20_body">
      <style:paragraph-properties fo:text-align="justify" style:justify-single-word="false" fo:padding="0in" fo:border="none" style:shadow="none" style:join-border="false"/>
      <style:text-properties officeooo:paragraph-rsid="004c5d98"/>
    </style:style>
    <style:style style:name="P71" style:family="paragraph" style:parent-style-name="Text_20_body">
      <style:paragraph-properties fo:text-align="justify" style:justify-single-word="false" fo:padding="0in" fo:border="none" style:shadow="none" style:join-border="false"/>
      <style:text-properties officeooo:paragraph-rsid="00510860"/>
    </style:style>
    <style:style style:name="P72" style:family="paragraph" style:parent-style-name="Text_20_body">
      <style:paragraph-properties fo:text-align="justify" style:justify-single-word="false" fo:padding="0in" fo:border="none" style:shadow="none" style:join-border="false"/>
      <style:text-properties officeooo:paragraph-rsid="0052a72d"/>
    </style:style>
    <style:style style:name="P73" style:family="paragraph" style:parent-style-name="Text_20_body">
      <style:paragraph-properties fo:text-align="justify" style:justify-single-word="false" fo:padding="0in" fo:border="none" style:shadow="none" style:join-border="false"/>
      <style:text-properties officeooo:paragraph-rsid="0052ba96"/>
    </style:style>
    <style:style style:name="P74" style:family="paragraph" style:parent-style-name="Text_20_body">
      <style:paragraph-properties fo:text-align="justify" style:justify-single-word="false" fo:padding="0in" fo:border="none" style:shadow="none" style:join-border="false"/>
      <style:text-properties officeooo:paragraph-rsid="00590d78"/>
    </style:style>
    <style:style style:name="P75" style:family="paragraph" style:parent-style-name="Text_20_body">
      <style:paragraph-properties fo:text-align="justify" style:justify-single-word="false" fo:padding="0in" fo:border="none" style:shadow="none" style:join-border="false"/>
      <style:text-properties officeooo:paragraph-rsid="005a6737"/>
    </style:style>
    <style:style style:name="P76" style:family="paragraph" style:parent-style-name="Text_20_body">
      <style:paragraph-properties fo:text-align="justify" style:justify-single-word="false" fo:padding="0in" fo:border="none" style:shadow="none" style:join-border="false"/>
      <style:text-properties officeooo:paragraph-rsid="005ca0d1"/>
    </style:style>
    <style:style style:name="P77" style:family="paragraph" style:parent-style-name="Text_20_body">
      <style:paragraph-properties fo:text-align="justify" style:justify-single-word="false" fo:padding="0in" fo:border="none" style:shadow="none" style:join-border="false"/>
      <style:text-properties officeooo:paragraph-rsid="0073bd91"/>
    </style:style>
    <style:style style:name="P78" style:family="paragraph" style:parent-style-name="Text_20_body">
      <style:paragraph-properties fo:text-align="justify" style:justify-single-word="false" fo:padding="0in" fo:border="none" style:shadow="none" style:join-border="false"/>
      <style:text-properties officeooo:paragraph-rsid="008111f1"/>
    </style:style>
    <style:style style:name="P79" style:family="paragraph" style:parent-style-name="Text_20_body">
      <style:paragraph-properties fo:text-align="justify" style:justify-single-word="false" fo:padding="0in" fo:border="none" style:shadow="none" style:join-border="false"/>
      <style:text-properties officeooo:paragraph-rsid="008aac0e"/>
    </style:style>
    <style:style style:name="P80" style:family="paragraph" style:parent-style-name="Text_20_body">
      <style:paragraph-properties fo:text-align="justify" style:justify-single-word="false" fo:padding="0in" fo:border="none" style:shadow="none" style:join-border="false"/>
      <style:text-properties officeooo:paragraph-rsid="009d5f0f"/>
    </style:style>
    <style:style style:name="P81" style:family="paragraph" style:parent-style-name="Text_20_body">
      <style:paragraph-properties fo:text-align="justify" style:justify-single-word="false" fo:padding="0in" fo:border="none" style:shadow="none" style:join-border="false"/>
      <style:text-properties officeooo:paragraph-rsid="00a5ec12"/>
    </style:style>
    <style:style style:name="P82" style:family="paragraph" style:parent-style-name="Text_20_body">
      <style:paragraph-properties fo:text-align="justify" style:justify-single-word="false" fo:padding="0in" fo:border="none" style:shadow="none" style:join-border="false"/>
      <style:text-properties officeooo:paragraph-rsid="009a2491"/>
    </style:style>
    <style:style style:name="P83" style:family="paragraph" style:parent-style-name="Text_20_body">
      <style:paragraph-properties fo:text-align="justify" style:justify-single-word="false" fo:padding="0in" fo:border="none" style:shadow="none" style:join-border="false"/>
      <style:text-properties officeooo:paragraph-rsid="00b314fb"/>
    </style:style>
    <style:style style:name="P84" style:family="paragraph" style:parent-style-name="Text_20_body">
      <style:paragraph-properties fo:text-align="justify" style:justify-single-word="false" fo:padding="0in" fo:border="none" style:shadow="none" style:join-border="false"/>
      <style:text-properties officeooo:paragraph-rsid="00b678f6"/>
    </style:style>
    <style:style style:name="P85" style:family="paragraph" style:parent-style-name="Text_20_body">
      <style:paragraph-properties fo:text-align="justify" style:justify-single-word="false" fo:padding="0in" fo:border="none" style:shadow="none" style:join-border="false"/>
      <style:text-properties officeooo:paragraph-rsid="00b8476c"/>
    </style:style>
    <style:style style:name="P86" style:family="paragraph" style:parent-style-name="Text_20_body">
      <style:paragraph-properties fo:text-align="justify" style:justify-single-word="false" fo:padding="0in" fo:border="none" style:shadow="none" style:join-border="false"/>
      <style:text-properties officeooo:paragraph-rsid="00be78d0"/>
    </style:style>
    <style:style style:name="P87" style:family="paragraph" style:parent-style-name="Text_20_body">
      <style:paragraph-properties fo:text-align="justify" style:justify-single-word="false" fo:padding="0in" fo:border="none" style:shadow="none" style:join-border="false"/>
      <style:text-properties officeooo:paragraph-rsid="00be8e7d"/>
    </style:style>
    <style:style style:name="P88" style:family="paragraph" style:parent-style-name="Text_20_body">
      <style:paragraph-properties fo:text-align="justify" style:justify-single-word="false" fo:padding="0in" fo:border="none" style:shadow="none" style:join-border="false"/>
      <style:text-properties officeooo:paragraph-rsid="00c25b69"/>
    </style:style>
    <style:style style:name="P89" style:family="paragraph" style:parent-style-name="Text_20_body">
      <style:paragraph-properties fo:text-align="justify" style:justify-single-word="false" fo:padding="0in" fo:border="none" style:shadow="none" style:join-border="false"/>
      <style:text-properties officeooo:paragraph-rsid="00d2e70d"/>
    </style:style>
    <style:style style:name="P90" style:family="paragraph" style:parent-style-name="Text_20_body">
      <style:paragraph-properties fo:text-align="justify" style:justify-single-word="false" fo:padding="0in" fo:border="none" style:shadow="none" style:join-border="false"/>
      <style:text-properties officeooo:paragraph-rsid="00d4f210"/>
    </style:style>
    <style:style style:name="P91" style:family="paragraph" style:parent-style-name="Text_20_body">
      <style:paragraph-properties fo:text-align="justify" style:justify-single-word="false" fo:padding="0in" fo:border="none" style:shadow="none" style:join-border="false"/>
      <style:text-properties officeooo:paragraph-rsid="00d5f182"/>
    </style:style>
    <style:style style:name="P92" style:family="paragraph" style:parent-style-name="Text_20_body">
      <style:paragraph-properties fo:text-align="justify" style:justify-single-word="false" fo:padding="0in" fo:border="none" style:shadow="none" style:join-border="false"/>
      <style:text-properties officeooo:paragraph-rsid="00db2d22"/>
    </style:style>
    <style:style style:name="P93" style:family="paragraph" style:parent-style-name="Text_20_body">
      <style:paragraph-properties fo:text-align="justify" style:justify-single-word="false" fo:padding="0in" fo:border="none" style:shadow="none" style:join-border="false"/>
      <style:text-properties officeooo:paragraph-rsid="00e90811"/>
    </style:style>
    <style:style style:name="P94" style:family="paragraph" style:parent-style-name="Text_20_body">
      <style:paragraph-properties fo:text-align="justify" style:justify-single-word="false" fo:padding="0in" fo:border="none" style:shadow="none" style:join-border="false"/>
      <style:text-properties officeooo:paragraph-rsid="00f218dd"/>
    </style:style>
    <style:style style:name="P95" style:family="paragraph" style:parent-style-name="Text_20_body">
      <style:paragraph-properties fo:text-align="justify" style:justify-single-word="false" fo:padding="0in" fo:border="none" style:shadow="none" style:join-border="false"/>
      <style:text-properties officeooo:paragraph-rsid="00f33241"/>
    </style:style>
    <style:style style:name="P96" style:family="paragraph" style:parent-style-name="Text_20_body">
      <style:paragraph-properties fo:text-align="justify" style:justify-single-word="false" fo:padding="0in" fo:border="none" style:shadow="none" style:join-border="false"/>
      <style:text-properties officeooo:paragraph-rsid="00f815ef"/>
    </style:style>
    <style:style style:name="P97" style:family="paragraph" style:parent-style-name="Text_20_body">
      <style:paragraph-properties fo:text-align="justify" style:justify-single-word="false" fo:padding="0in" fo:border="none" style:shadow="none" style:join-border="false"/>
      <style:text-properties officeooo:paragraph-rsid="010b12c3"/>
    </style:style>
    <style:style style:name="P98" style:family="paragraph" style:parent-style-name="Text_20_body">
      <style:paragraph-properties fo:text-align="justify" style:justify-single-word="false" fo:padding="0in" fo:border="none" style:shadow="none" style:join-border="false"/>
      <style:text-properties officeooo:paragraph-rsid="010d1478"/>
    </style:style>
    <style:style style:name="P99" style:family="paragraph" style:parent-style-name="Text_20_body">
      <style:paragraph-properties fo:text-align="justify" style:justify-single-word="false" fo:padding="0in" fo:border="none" style:shadow="none" style:join-border="false"/>
      <style:text-properties officeooo:paragraph-rsid="01118e12"/>
    </style:style>
    <style:style style:name="P100" style:family="paragraph" style:parent-style-name="Text_20_body">
      <style:paragraph-properties fo:text-align="justify" style:justify-single-word="false" fo:padding="0in" fo:border="none" style:shadow="none" style:join-border="false"/>
      <style:text-properties officeooo:paragraph-rsid="011271db"/>
    </style:style>
    <style:style style:name="P101" style:family="paragraph" style:parent-style-name="Text_20_body">
      <style:paragraph-properties fo:text-align="justify" style:justify-single-word="false" fo:padding="0in" fo:border="none" style:shadow="none" style:join-border="false"/>
      <style:text-properties officeooo:paragraph-rsid="01243c6c"/>
    </style:style>
    <style:style style:name="P102" style:family="paragraph" style:parent-style-name="Text_20_body">
      <style:paragraph-properties fo:text-align="justify" style:justify-single-word="false" fo:padding="0in" fo:border="none" style:shadow="none" style:join-border="false"/>
      <style:text-properties officeooo:paragraph-rsid="012a9346"/>
    </style:style>
    <style:style style:name="P103" style:family="paragraph" style:parent-style-name="Text_20_body">
      <style:paragraph-properties fo:text-align="justify" style:justify-single-word="false" fo:padding="0in" fo:border="none" style:shadow="none" style:join-border="false"/>
      <style:text-properties officeooo:paragraph-rsid="013048ec"/>
    </style:style>
    <style:style style:name="P104" style:family="paragraph" style:parent-style-name="Text_20_body">
      <style:paragraph-properties fo:text-align="justify" style:justify-single-word="false" fo:padding="0in" fo:border="none" style:shadow="none" style:join-border="false"/>
      <style:text-properties officeooo:paragraph-rsid="01323cc6"/>
    </style:style>
    <style:style style:name="P105" style:family="paragraph" style:parent-style-name="Text_20_body">
      <style:paragraph-properties fo:text-align="justify" style:justify-single-word="false" fo:padding="0in" fo:border="none" style:shadow="none" style:join-border="false"/>
      <style:text-properties officeooo:paragraph-rsid="0132cc47"/>
    </style:style>
    <style:style style:name="P106" style:family="paragraph" style:parent-style-name="Text_20_body">
      <style:paragraph-properties fo:text-align="justify" style:justify-single-word="false" fo:padding="0in" fo:border="none" style:shadow="none" style:join-border="false"/>
      <style:text-properties officeooo:paragraph-rsid="01349ca0"/>
    </style:style>
    <style:style style:name="P107" style:family="paragraph" style:parent-style-name="Text_20_body">
      <style:paragraph-properties fo:text-align="justify" style:justify-single-word="false" fo:padding="0in" fo:border="none" style:shadow="none" style:join-border="false"/>
      <style:text-properties officeooo:paragraph-rsid="013c5098"/>
    </style:style>
    <style:style style:name="P108" style:family="paragraph" style:parent-style-name="Text_20_body">
      <style:paragraph-properties fo:text-align="justify" style:justify-single-word="false" fo:padding="0in" fo:border="none" style:shadow="none" style:join-border="false"/>
      <style:text-properties officeooo:paragraph-rsid="0140b668"/>
    </style:style>
    <style:style style:name="P109" style:family="paragraph" style:parent-style-name="Text_20_body">
      <style:paragraph-properties fo:text-align="justify" style:justify-single-word="false" fo:padding="0in" fo:border="none" style:shadow="none" style:join-border="false"/>
      <style:text-properties officeooo:paragraph-rsid="01554f58"/>
    </style:style>
    <style:style style:name="P110" style:family="paragraph" style:parent-style-name="Text_20_body">
      <style:paragraph-properties fo:text-align="justify" style:justify-single-word="false" fo:padding="0in" fo:border="none" style:shadow="none" style:join-border="false"/>
      <style:text-properties officeooo:paragraph-rsid="0163ef60"/>
    </style:style>
    <style:style style:name="P111" style:family="paragraph" style:parent-style-name="Text_20_body">
      <style:paragraph-properties fo:text-align="justify" style:justify-single-word="false" fo:padding="0in" fo:border="none" style:shadow="none" style:join-border="false"/>
      <style:text-properties officeooo:paragraph-rsid="016e587d"/>
    </style:style>
    <style:style style:name="P112" style:family="paragraph" style:parent-style-name="Text_20_body">
      <style:paragraph-properties fo:text-align="justify" style:justify-single-word="false" fo:padding="0in" fo:border="none" style:shadow="none" style:join-border="false"/>
      <style:text-properties officeooo:paragraph-rsid="01719c6e"/>
    </style:style>
    <style:style style:name="P113" style:family="paragraph" style:parent-style-name="Text_20_body">
      <style:paragraph-properties fo:text-align="justify" style:justify-single-word="false" fo:padding="0in" fo:border="none" style:shadow="none" style:join-border="false"/>
      <style:text-properties officeooo:paragraph-rsid="0175c9e7"/>
    </style:style>
    <style:style style:name="P114" style:family="paragraph" style:parent-style-name="Text_20_body">
      <style:paragraph-properties fo:text-align="justify" style:justify-single-word="false" fo:padding="0in" fo:border="none" style:shadow="none" style:join-border="false"/>
      <style:text-properties officeooo:paragraph-rsid="017a4825"/>
    </style:style>
    <style:style style:name="P115" style:family="paragraph" style:parent-style-name="Text_20_body">
      <style:paragraph-properties fo:text-align="justify" style:justify-single-word="false" fo:padding="0in" fo:border="none" style:shadow="none" style:join-border="false"/>
      <style:text-properties officeooo:paragraph-rsid="0144f423"/>
    </style:style>
    <style:style style:name="P116" style:family="paragraph" style:parent-style-name="Text_20_body">
      <style:paragraph-properties fo:text-align="justify" style:justify-single-word="false" fo:padding="0in" fo:border="none" style:shadow="none" style:join-border="false"/>
      <style:text-properties officeooo:paragraph-rsid="018ec3bd"/>
    </style:style>
    <style:style style:name="P117" style:family="paragraph" style:parent-style-name="Text_20_body">
      <style:paragraph-properties fo:text-align="justify" style:justify-single-word="false" fo:padding="0in" fo:border="none" style:shadow="none" style:join-border="false"/>
      <style:text-properties officeooo:paragraph-rsid="01866d24"/>
    </style:style>
    <style:style style:name="P118" style:family="paragraph" style:parent-style-name="Text_20_body">
      <style:paragraph-properties fo:text-align="justify" style:justify-single-word="false" fo:padding="0in" fo:border="none" style:shadow="none" style:join-border="false"/>
      <style:text-properties officeooo:paragraph-rsid="018f9cea"/>
    </style:style>
    <style:style style:name="P119" style:family="paragraph" style:parent-style-name="Text_20_body">
      <style:paragraph-properties fo:text-align="justify" style:justify-single-word="false" fo:padding="0in" fo:border="none" style:shadow="none" style:join-border="false"/>
      <style:text-properties officeooo:paragraph-rsid="0197d6da"/>
    </style:style>
    <style:style style:name="P120" style:family="paragraph" style:parent-style-name="Text_20_body">
      <style:paragraph-properties fo:text-align="justify" style:justify-single-word="false" fo:padding="0in" fo:border="none" style:shadow="none" style:join-border="false"/>
      <style:text-properties officeooo:paragraph-rsid="019d85fb"/>
    </style:style>
    <style:style style:name="P121" style:family="paragraph" style:parent-style-name="Text_20_body">
      <style:paragraph-properties fo:text-align="justify" style:justify-single-word="false" fo:padding="0in" fo:border="none" style:shadow="none" style:join-border="false"/>
      <style:text-properties officeooo:paragraph-rsid="01a41379"/>
    </style:style>
    <style:style style:name="P122" style:family="paragraph" style:parent-style-name="Text_20_body">
      <style:paragraph-properties fo:text-align="justify" style:justify-single-word="false" fo:padding="0in" fo:border="none" style:shadow="none" style:join-border="false"/>
      <style:text-properties officeooo:paragraph-rsid="01a0df4b"/>
    </style:style>
    <style:style style:name="P123" style:family="paragraph" style:parent-style-name="Text_20_body">
      <style:paragraph-properties fo:text-align="justify" style:justify-single-word="false" fo:padding="0in" fo:border="none" style:shadow="none" style:join-border="false"/>
      <style:text-properties officeooo:paragraph-rsid="01a67e87"/>
    </style:style>
    <style:style style:name="P124" style:family="paragraph" style:parent-style-name="Text_20_body">
      <style:paragraph-properties fo:text-align="justify" style:justify-single-word="false" fo:padding="0in" fo:border="none" style:shadow="none" style:join-border="false"/>
      <style:text-properties officeooo:paragraph-rsid="01ad9631"/>
    </style:style>
    <style:style style:name="P125" style:family="paragraph" style:parent-style-name="Text_20_body">
      <style:paragraph-properties fo:text-align="justify" style:justify-single-word="false" fo:padding="0in" fo:border="none" style:shadow="none" style:join-border="false"/>
      <style:text-properties officeooo:paragraph-rsid="01b0f9dd"/>
    </style:style>
    <style:style style:name="P126" style:family="paragraph" style:parent-style-name="Text_20_body">
      <style:paragraph-properties fo:text-align="justify" style:justify-single-word="false" fo:padding="0in" fo:border="none" style:shadow="none" style:join-border="false"/>
      <style:text-properties officeooo:paragraph-rsid="01bf8131"/>
    </style:style>
    <style:style style:name="P127" style:family="paragraph" style:parent-style-name="Text_20_body">
      <style:paragraph-properties fo:text-align="justify" style:justify-single-word="false" fo:padding="0in" fo:border="none" style:shadow="none" style:join-border="false"/>
      <style:text-properties officeooo:paragraph-rsid="01c29817"/>
    </style:style>
    <style:style style:name="P128" style:family="paragraph" style:parent-style-name="Text_20_body">
      <style:paragraph-properties fo:text-align="justify" style:justify-single-word="false" fo:padding="0in" fo:border="none" style:shadow="none" style:join-border="false"/>
      <style:text-properties officeooo:paragraph-rsid="01c9cf02"/>
    </style:style>
    <style:style style:name="P129" style:family="paragraph" style:parent-style-name="Text_20_body">
      <style:paragraph-properties fo:text-align="justify" style:justify-single-word="false" fo:padding="0in" fo:border="none" style:shadow="none" style:join-border="false"/>
      <style:text-properties officeooo:paragraph-rsid="01d2bd1d"/>
    </style:style>
    <style:style style:name="P130" style:family="paragraph" style:parent-style-name="Text_20_body">
      <style:paragraph-properties fo:text-align="justify" style:justify-single-word="false" fo:padding="0in" fo:border="none" style:shadow="none" style:join-border="false"/>
      <style:text-properties officeooo:paragraph-rsid="01d6840d"/>
    </style:style>
    <style:style style:name="P131" style:family="paragraph" style:parent-style-name="Text_20_body">
      <style:paragraph-properties fo:text-align="justify" style:justify-single-word="false" fo:padding="0in" fo:border="none" style:shadow="none" style:join-border="false"/>
      <style:text-properties officeooo:paragraph-rsid="01dad993"/>
    </style:style>
    <style:style style:name="P132" style:family="paragraph" style:parent-style-name="Text_20_body">
      <style:paragraph-properties fo:text-align="justify" style:justify-single-word="false" fo:padding="0in" fo:border="none" style:shadow="none" style:join-border="false"/>
      <style:text-properties officeooo:paragraph-rsid="01412d7c"/>
    </style:style>
    <style:style style:name="P133" style:family="paragraph" style:parent-style-name="Text_20_body">
      <style:paragraph-properties fo:text-align="justify" style:justify-single-word="false" fo:padding="0in" fo:border="none" style:shadow="none" style:join-border="false"/>
      <style:text-properties officeooo:paragraph-rsid="01f3dd42"/>
    </style:style>
    <style:style style:name="P134" style:family="paragraph" style:parent-style-name="Text_20_body">
      <style:paragraph-properties fo:text-align="justify" style:justify-single-word="false" fo:padding="0in" fo:border="none" style:shadow="none" style:join-border="false"/>
      <style:text-properties officeooo:paragraph-rsid="01167098"/>
    </style:style>
    <style:style style:name="P135" style:family="paragraph" style:parent-style-name="Text_20_body">
      <style:paragraph-properties fo:text-align="justify" style:justify-single-word="false" fo:padding="0in" fo:border="none" style:shadow="none" style:join-border="false"/>
      <style:text-properties officeooo:paragraph-rsid="01358f25"/>
    </style:style>
    <style:style style:name="P136" style:family="paragraph" style:parent-style-name="Text_20_body">
      <style:paragraph-properties fo:text-align="justify" style:justify-single-word="false" fo:padding="0in" fo:border="none" style:shadow="none" style:join-border="false"/>
      <style:text-properties officeooo:paragraph-rsid="01f720c0"/>
    </style:style>
    <style:style style:name="P137" style:family="paragraph" style:parent-style-name="Text_20_body">
      <style:paragraph-properties fo:text-align="justify" style:justify-single-word="false" fo:padding="0in" fo:border="none" style:shadow="none" style:join-border="false"/>
      <style:text-properties officeooo:paragraph-rsid="01f92179"/>
    </style:style>
    <style:style style:name="P138" style:family="paragraph" style:parent-style-name="Text_20_body">
      <style:paragraph-properties fo:text-align="justify" style:justify-single-word="false" fo:padding="0in" fo:border="none" style:shadow="none" style:join-border="false"/>
      <style:text-properties officeooo:paragraph-rsid="01ffcd80"/>
    </style:style>
    <style:style style:name="P139" style:family="paragraph" style:parent-style-name="Text_20_body">
      <style:paragraph-properties fo:text-align="justify" style:justify-single-word="false" fo:padding="0in" fo:border="none" style:shadow="none" style:join-border="false"/>
      <style:text-properties officeooo:paragraph-rsid="021486df"/>
    </style:style>
    <style:style style:name="P140" style:family="paragraph" style:parent-style-name="Text_20_body">
      <style:paragraph-properties fo:text-align="justify" style:justify-single-word="false" fo:padding="0in" fo:border="none" style:shadow="none" style:join-border="false"/>
      <style:text-properties officeooo:paragraph-rsid="022dfed5"/>
    </style:style>
    <style:style style:name="P141" style:family="paragraph" style:parent-style-name="Text_20_body">
      <style:paragraph-properties fo:text-align="justify" style:justify-single-word="false" fo:padding="0in" fo:border="none" style:shadow="none" style:join-border="false"/>
      <style:text-properties officeooo:paragraph-rsid="02305904"/>
    </style:style>
    <style:style style:name="P142" style:family="paragraph" style:parent-style-name="Text_20_body">
      <style:paragraph-properties fo:text-align="justify" style:justify-single-word="false" fo:padding="0in" fo:border="none" style:shadow="none" style:join-border="false"/>
      <style:text-properties officeooo:paragraph-rsid="023819f3"/>
    </style:style>
    <style:style style:name="P143" style:family="paragraph" style:parent-style-name="Text_20_body">
      <style:paragraph-properties fo:text-align="justify" style:justify-single-word="false" fo:padding="0in" fo:border="none" style:shadow="none" style:join-border="false"/>
      <style:text-properties officeooo:paragraph-rsid="023cb66a"/>
    </style:style>
    <style:style style:name="P144" style:family="paragraph" style:parent-style-name="Text_20_body">
      <style:paragraph-properties fo:text-align="justify" style:justify-single-word="false" fo:padding="0in" fo:border="none" style:shadow="none" style:join-border="false"/>
      <style:text-properties officeooo:paragraph-rsid="0241f1e6"/>
    </style:style>
    <style:style style:name="P145" style:family="paragraph" style:parent-style-name="Text_20_body">
      <style:paragraph-properties fo:text-align="justify" style:justify-single-word="false" fo:padding="0in" fo:border="none" style:shadow="none" style:join-border="false"/>
      <style:text-properties officeooo:paragraph-rsid="02466f3d"/>
    </style:style>
    <style:style style:name="P146" style:family="paragraph" style:parent-style-name="Text_20_body">
      <style:paragraph-properties fo:text-align="justify" style:justify-single-word="false" fo:padding="0in" fo:border="none" style:shadow="none" style:join-border="false"/>
      <style:text-properties officeooo:paragraph-rsid="02764f40"/>
    </style:style>
    <style:style style:name="P147" style:family="paragraph" style:parent-style-name="Text_20_body">
      <style:paragraph-properties fo:text-align="justify" style:justify-single-word="false" fo:padding="0in" fo:border="none" style:shadow="none" style:join-border="false"/>
      <style:text-properties officeooo:paragraph-rsid="027cba96"/>
    </style:style>
    <style:style style:name="P148" style:family="paragraph" style:parent-style-name="Text_20_body">
      <style:paragraph-properties fo:text-align="justify" style:justify-single-word="false" fo:padding="0in" fo:border="none" style:shadow="none" style:join-border="false"/>
      <style:text-properties officeooo:paragraph-rsid="02826bc9"/>
    </style:style>
    <style:style style:name="P149" style:family="paragraph" style:parent-style-name="Text_20_body">
      <style:paragraph-properties fo:text-align="justify" style:justify-single-word="false" fo:padding="0in" fo:border="none" style:shadow="none" style:join-border="false"/>
      <style:text-properties officeooo:paragraph-rsid="02866627"/>
    </style:style>
    <style:style style:name="P150" style:family="paragraph" style:parent-style-name="Text_20_body">
      <style:paragraph-properties fo:text-align="justify" style:justify-single-word="false" fo:padding="0in" fo:border="none" style:shadow="none" style:join-border="false"/>
      <style:text-properties officeooo:paragraph-rsid="0289331f"/>
    </style:style>
    <style:style style:name="P151" style:family="paragraph" style:parent-style-name="Text_20_body">
      <style:paragraph-properties fo:text-align="justify" style:justify-single-word="false" fo:padding="0in" fo:border="none" style:shadow="none" style:join-border="false"/>
      <style:text-properties officeooo:paragraph-rsid="028e90c9"/>
    </style:style>
    <style:style style:name="P152" style:family="paragraph" style:parent-style-name="Text_20_body">
      <style:paragraph-properties fo:text-align="justify" style:justify-single-word="false" fo:padding="0in" fo:border="none" style:shadow="none" style:join-border="false"/>
      <style:text-properties officeooo:paragraph-rsid="00437e03"/>
    </style:style>
    <style:style style:name="P153" style:family="paragraph" style:parent-style-name="Text_20_body">
      <style:paragraph-properties fo:text-align="justify" style:justify-single-word="false" fo:padding="0in" fo:border="none" style:shadow="none" style:join-border="false"/>
      <style:text-properties officeooo:paragraph-rsid="029ae16f"/>
    </style:style>
    <style:style style:name="P154" style:family="paragraph" style:parent-style-name="Text_20_body">
      <style:paragraph-properties fo:text-align="justify" style:justify-single-word="false" fo:padding="0in" fo:border="none" style:shadow="none" style:join-border="false"/>
      <style:text-properties officeooo:paragraph-rsid="029da12d"/>
    </style:style>
    <style:style style:name="P155" style:family="paragraph" style:parent-style-name="Text_20_body">
      <style:paragraph-properties fo:text-align="justify" style:justify-single-word="false" fo:padding="0in" fo:border="none" style:shadow="none" style:join-border="false"/>
      <style:text-properties officeooo:paragraph-rsid="029dfc18"/>
    </style:style>
    <style:style style:name="P156" style:family="paragraph" style:parent-style-name="Text_20_body">
      <style:paragraph-properties fo:text-align="justify" style:justify-single-word="false" fo:padding="0in" fo:border="none" style:shadow="none" style:join-border="false"/>
      <style:text-properties officeooo:paragraph-rsid="02b0bb9b"/>
    </style:style>
    <style:style style:name="P157" style:family="paragraph" style:parent-style-name="Text_20_body">
      <style:paragraph-properties fo:text-align="justify" style:justify-single-word="false" fo:padding="0in" fo:border="none" style:shadow="none" style:join-border="false"/>
      <style:text-properties officeooo:paragraph-rsid="02a812b9"/>
    </style:style>
    <style:style style:name="P158" style:family="paragraph" style:parent-style-name="Text_20_body">
      <style:paragraph-properties fo:text-align="justify" style:justify-single-word="false" fo:padding="0in" fo:border="none" style:shadow="none" style:join-border="false"/>
      <style:text-properties officeooo:paragraph-rsid="02b129c4"/>
    </style:style>
    <style:style style:name="P159" style:family="paragraph" style:parent-style-name="Text_20_body">
      <style:paragraph-properties fo:text-align="justify" style:justify-single-word="false" fo:padding="0in" fo:border="none" style:shadow="none" style:join-border="false"/>
      <style:text-properties officeooo:paragraph-rsid="02b60122"/>
    </style:style>
    <style:style style:name="P160" style:family="paragraph" style:parent-style-name="Text_20_body">
      <style:paragraph-properties fo:text-align="justify" style:justify-single-word="false" fo:padding="0in" fo:border="none" style:shadow="none" style:join-border="false"/>
      <style:text-properties officeooo:paragraph-rsid="02be9706"/>
    </style:style>
    <style:style style:name="P161" style:family="paragraph" style:parent-style-name="Text_20_body">
      <style:paragraph-properties fo:text-align="justify" style:justify-single-word="false" fo:padding="0in" fo:border="none" style:shadow="none" style:join-border="false"/>
      <style:text-properties officeooo:paragraph-rsid="02c7f0f4"/>
    </style:style>
    <style:style style:name="P162" style:family="paragraph" style:parent-style-name="Text_20_body">
      <style:paragraph-properties fo:text-align="justify" style:justify-single-word="false" fo:padding="0in" fo:border="none" style:shadow="none" style:join-border="false"/>
      <style:text-properties officeooo:paragraph-rsid="02c95ff8"/>
    </style:style>
    <style:style style:name="P163" style:family="paragraph" style:parent-style-name="Text_20_body">
      <style:paragraph-properties fo:text-align="justify" style:justify-single-word="false" fo:padding="0in" fo:border="none" style:shadow="none" style:join-border="false"/>
      <style:text-properties officeooo:paragraph-rsid="02c8ceeb"/>
    </style:style>
    <style:style style:name="P164" style:family="paragraph" style:parent-style-name="Text_20_body">
      <style:paragraph-properties fo:text-align="justify" style:justify-single-word="false" fo:padding="0in" fo:border="none" style:shadow="none" style:join-border="false"/>
      <style:text-properties officeooo:paragraph-rsid="02d47c5e"/>
    </style:style>
    <style:style style:name="P165" style:family="paragraph" style:parent-style-name="Text_20_body">
      <style:paragraph-properties fo:text-align="justify" style:justify-single-word="false" fo:padding="0in" fo:border="none" style:shadow="none" style:join-border="false"/>
      <style:text-properties officeooo:paragraph-rsid="02d7e18f"/>
    </style:style>
    <style:style style:name="P166" style:family="paragraph" style:parent-style-name="Text_20_body">
      <style:paragraph-properties fo:text-align="justify" style:justify-single-word="false" fo:padding="0in" fo:border="none" style:shadow="none" style:join-border="false"/>
      <style:text-properties officeooo:paragraph-rsid="02e7ece8"/>
    </style:style>
    <style:style style:name="P167" style:family="paragraph" style:parent-style-name="Text_20_body">
      <style:paragraph-properties fo:text-align="justify" style:justify-single-word="false" fo:padding="0in" fo:border="none" style:shadow="none" style:join-border="false"/>
      <style:text-properties officeooo:paragraph-rsid="0137a7bc"/>
    </style:style>
    <style:style style:name="P168" style:family="paragraph" style:parent-style-name="Text_20_body">
      <style:paragraph-properties fo:text-align="justify" style:justify-single-word="false" fo:padding="0in" fo:border="none" style:shadow="none" style:join-border="false"/>
      <style:text-properties officeooo:paragraph-rsid="013d04c6"/>
    </style:style>
    <style:style style:name="P169" style:family="paragraph" style:parent-style-name="Text_20_body">
      <style:paragraph-properties fo:text-align="justify" style:justify-single-word="false" fo:padding="0in" fo:border="none" style:shadow="none" style:join-border="false"/>
      <style:text-properties officeooo:paragraph-rsid="02435cf4"/>
    </style:style>
    <style:style style:name="P170" style:family="paragraph" style:parent-style-name="Text_20_body">
      <style:paragraph-properties fo:text-align="justify" style:justify-single-word="false" fo:padding="0in" fo:border="none" style:shadow="none" style:join-border="false"/>
      <style:text-properties officeooo:paragraph-rsid="02f0b67e"/>
    </style:style>
    <style:style style:name="P171" style:family="paragraph" style:parent-style-name="Text_20_body">
      <style:paragraph-properties fo:text-align="justify" style:justify-single-word="false" fo:padding="0in" fo:border="none" style:shadow="none" style:join-border="false"/>
      <style:text-properties officeooo:paragraph-rsid="0308623e"/>
    </style:style>
    <style:style style:name="P172" style:family="paragraph" style:parent-style-name="Text_20_body">
      <style:paragraph-properties fo:text-align="justify" style:justify-single-word="false" fo:padding="0in" fo:border="none" style:shadow="none" style:join-border="false"/>
      <style:text-properties officeooo:paragraph-rsid="030bc30e"/>
    </style:style>
    <style:style style:name="P173" style:family="paragraph" style:parent-style-name="Text_20_body">
      <style:paragraph-properties fo:text-align="justify" style:justify-single-word="false" fo:padding="0in" fo:border="none" style:shadow="none" style:join-border="false"/>
      <style:text-properties officeooo:paragraph-rsid="030c00b5"/>
    </style:style>
    <style:style style:name="P174" style:family="paragraph" style:parent-style-name="Text_20_body">
      <style:paragraph-properties fo:text-align="justify" style:justify-single-word="false" fo:padding="0in" fo:border="none" style:shadow="none" style:join-border="false"/>
      <style:text-properties officeooo:paragraph-rsid="0310f7ed"/>
    </style:style>
    <style:style style:name="P175" style:family="paragraph" style:parent-style-name="Text_20_body">
      <style:paragraph-properties fo:text-align="justify" style:justify-single-word="false" fo:padding="0in" fo:border="none" style:shadow="none" style:join-border="false"/>
      <style:text-properties officeooo:paragraph-rsid="03126e40"/>
    </style:style>
    <style:style style:name="P176" style:family="paragraph" style:parent-style-name="Text_20_body">
      <style:paragraph-properties fo:text-align="justify" style:justify-single-word="false" fo:padding="0in" fo:border="none" style:shadow="none" style:join-border="false"/>
      <style:text-properties officeooo:paragraph-rsid="03131d82"/>
    </style:style>
    <style:style style:name="P177" style:family="paragraph" style:parent-style-name="Text_20_body">
      <style:paragraph-properties fo:text-align="justify" style:justify-single-word="false" fo:padding="0in" fo:border="none" style:shadow="none" style:join-border="false"/>
      <style:text-properties officeooo:paragraph-rsid="0313c8e3"/>
    </style:style>
    <style:style style:name="P178" style:family="paragraph" style:parent-style-name="Text_20_body">
      <style:paragraph-properties fo:text-align="justify" style:justify-single-word="false" fo:padding="0in" fo:border="none" style:shadow="none" style:join-border="false"/>
      <style:text-properties officeooo:paragraph-rsid="0313ff46"/>
    </style:style>
    <style:style style:name="P179" style:family="paragraph" style:parent-style-name="Text_20_body">
      <style:paragraph-properties fo:text-align="justify" style:justify-single-word="false" fo:padding="0in" fo:border="none" style:shadow="none" style:join-border="false"/>
      <style:text-properties officeooo:paragraph-rsid="031673eb"/>
    </style:style>
    <style:style style:name="P180" style:family="paragraph" style:parent-style-name="Text_20_body">
      <style:paragraph-properties fo:text-align="justify" style:justify-single-word="false" fo:padding="0in" fo:border="none" style:shadow="none" style:join-border="false"/>
      <style:text-properties officeooo:paragraph-rsid="0316cf7e"/>
    </style:style>
    <style:style style:name="P181" style:family="paragraph" style:parent-style-name="Text_20_body">
      <style:paragraph-properties fo:text-align="justify" style:justify-single-word="false" fo:padding="0in" fo:border="none" style:shadow="none" style:join-border="false"/>
      <style:text-properties officeooo:paragraph-rsid="031a1923"/>
    </style:style>
    <style:style style:name="P182" style:family="paragraph" style:parent-style-name="Text_20_body">
      <style:paragraph-properties fo:text-align="justify" style:justify-single-word="false" fo:padding="0in" fo:border="none" style:shadow="none" style:join-border="false"/>
      <style:text-properties officeooo:paragraph-rsid="031b6890"/>
    </style:style>
    <style:style style:name="P183" style:family="paragraph" style:parent-style-name="Text_20_body">
      <style:paragraph-properties fo:text-align="justify" style:justify-single-word="false" fo:padding="0in" fo:border="none" style:shadow="none" style:join-border="false"/>
      <style:text-properties officeooo:paragraph-rsid="031e1c32"/>
    </style:style>
    <style:style style:name="P184" style:family="paragraph" style:parent-style-name="Text_20_body">
      <style:paragraph-properties fo:text-align="justify" style:justify-single-word="false" fo:padding="0in" fo:border="none" style:shadow="none" style:join-border="false"/>
      <style:text-properties officeooo:paragraph-rsid="031fe31d"/>
    </style:style>
    <style:style style:name="P185" style:family="paragraph" style:parent-style-name="Text_20_body">
      <style:paragraph-properties fo:text-align="justify" style:justify-single-word="false" fo:padding="0in" fo:border="none" style:shadow="none" style:join-border="false"/>
      <style:text-properties officeooo:paragraph-rsid="032191bc"/>
    </style:style>
    <style:style style:name="P186" style:family="paragraph" style:parent-style-name="Text_20_body">
      <style:paragraph-properties fo:text-align="justify" style:justify-single-word="false" fo:padding="0in" fo:border="none" style:shadow="none" style:join-border="false"/>
      <style:text-properties officeooo:paragraph-rsid="03268562"/>
    </style:style>
    <style:style style:name="P187" style:family="paragraph" style:parent-style-name="Text_20_body">
      <style:paragraph-properties fo:text-align="justify" style:justify-single-word="false" fo:padding="0in" fo:border="none" style:shadow="none" style:join-border="false"/>
      <style:text-properties officeooo:paragraph-rsid="03340e48"/>
    </style:style>
    <style:style style:name="P188" style:family="paragraph" style:parent-style-name="Text_20_body">
      <style:paragraph-properties fo:text-align="justify" style:justify-single-word="false" fo:padding="0in" fo:border="none" style:shadow="none" style:join-border="false"/>
      <style:text-properties officeooo:paragraph-rsid="033d1ed2"/>
    </style:style>
    <style:style style:name="P189" style:family="paragraph" style:parent-style-name="Text_20_body">
      <style:paragraph-properties fo:text-align="justify" style:justify-single-word="false" fo:padding="0in" fo:border="none" style:shadow="none" style:join-border="false"/>
      <style:text-properties officeooo:paragraph-rsid="033d78e4"/>
    </style:style>
    <style:style style:name="P190" style:family="paragraph" style:parent-style-name="Text_20_body">
      <style:paragraph-properties fo:text-align="justify" style:justify-single-word="false" fo:padding="0in" fo:border="none" style:shadow="none" style:join-border="false"/>
      <style:text-properties officeooo:paragraph-rsid="033ea96a"/>
    </style:style>
    <style:style style:name="P191" style:family="paragraph" style:parent-style-name="Text_20_body">
      <style:paragraph-properties fo:text-align="justify" style:justify-single-word="false" fo:padding="0in" fo:border="none" style:shadow="none" style:join-border="false"/>
      <style:text-properties officeooo:paragraph-rsid="03434c07"/>
    </style:style>
    <style:style style:name="P192" style:family="paragraph" style:parent-style-name="Text_20_body">
      <style:paragraph-properties fo:text-align="justify" style:justify-single-word="false" fo:padding="0in" fo:border="none" style:shadow="none" style:join-border="false"/>
      <style:text-properties officeooo:paragraph-rsid="0348f3e2"/>
    </style:style>
    <style:style style:name="P193" style:family="paragraph" style:parent-style-name="Text_20_body">
      <style:paragraph-properties fo:text-align="justify" style:justify-single-word="false" fo:padding="0in" fo:border="none" style:shadow="none" style:join-border="false"/>
      <style:text-properties officeooo:paragraph-rsid="027021df"/>
    </style:style>
    <style:style style:name="P194" style:family="paragraph" style:parent-style-name="Text_20_body">
      <style:paragraph-properties fo:text-align="justify" style:justify-single-word="false" fo:padding="0in" fo:border="none" style:shadow="none" style:join-border="false"/>
      <style:text-properties officeooo:paragraph-rsid="035bb7f9"/>
    </style:style>
    <style:style style:name="P195" style:family="paragraph" style:parent-style-name="Text_20_body">
      <style:paragraph-properties fo:text-align="justify" style:justify-single-word="false" fo:padding="0in" fo:border="none" style:shadow="none" style:join-border="false"/>
      <style:text-properties officeooo:paragraph-rsid="026d7fb9"/>
    </style:style>
    <style:style style:name="P196" style:family="paragraph" style:parent-style-name="Text_20_body">
      <style:paragraph-properties fo:text-align="justify" style:justify-single-word="false" fo:padding="0in" fo:border="none" style:shadow="none" style:join-border="false"/>
      <style:text-properties officeooo:paragraph-rsid="00bfcb27"/>
    </style:style>
    <style:style style:name="P197" style:family="paragraph" style:parent-style-name="Text_20_body">
      <style:paragraph-properties fo:text-align="justify" style:justify-single-word="false" fo:padding="0in" fo:border="none" style:shadow="none" style:join-border="false"/>
      <style:text-properties officeooo:paragraph-rsid="00e58c63"/>
    </style:style>
    <style:style style:name="P198" style:family="paragraph" style:parent-style-name="Text_20_body">
      <style:paragraph-properties fo:text-align="justify" style:justify-single-word="false" fo:padding="0in" fo:border="none" style:shadow="none" style:join-border="false"/>
      <style:text-properties officeooo:paragraph-rsid="012d62d4"/>
    </style:style>
    <style:style style:name="P199" style:family="paragraph" style:parent-style-name="Text_20_body">
      <style:paragraph-properties fo:text-align="justify" style:justify-single-word="false" fo:padding="0in" fo:border="none" style:shadow="none" style:join-border="false"/>
      <style:text-properties officeooo:paragraph-rsid="03acd4f9"/>
    </style:style>
    <style:style style:name="P200" style:family="paragraph" style:parent-style-name="Text_20_body">
      <style:paragraph-properties fo:text-align="justify" style:justify-single-word="false" fo:padding="0in" fo:border="none" style:shadow="none" style:join-border="false"/>
      <style:text-properties officeooo:paragraph-rsid="03ad2323"/>
    </style:style>
    <style:style style:name="P201" style:family="paragraph" style:parent-style-name="Text_20_body">
      <style:paragraph-properties fo:text-align="justify" style:justify-single-word="false" fo:padding="0in" fo:border="none" style:shadow="none" style:join-border="false"/>
      <style:text-properties officeooo:paragraph-rsid="03bdb2e6"/>
    </style:style>
    <style:style style:name="P202" style:family="paragraph" style:parent-style-name="Text_20_body">
      <style:paragraph-properties fo:text-align="justify" style:justify-single-word="false" fo:padding="0in" fo:border="none" style:shadow="none" style:join-border="false"/>
      <style:text-properties officeooo:paragraph-rsid="03c3c9b5"/>
    </style:style>
    <style:style style:name="P203" style:family="paragraph" style:parent-style-name="Text_20_body">
      <style:paragraph-properties fo:text-align="justify" style:justify-single-word="false" fo:padding="0in" fo:border="none" style:shadow="none" style:join-border="false"/>
      <style:text-properties officeooo:paragraph-rsid="03b4893b"/>
    </style:style>
    <style:style style:name="P204" style:family="paragraph" style:parent-style-name="Text_20_body">
      <style:paragraph-properties fo:text-align="justify" style:justify-single-word="false" fo:padding="0in" fo:border="none" style:shadow="none" style:join-border="false"/>
      <style:text-properties officeooo:paragraph-rsid="03ba4c36"/>
    </style:style>
    <style:style style:name="P205" style:family="paragraph" style:parent-style-name="Text_20_body">
      <style:paragraph-properties fo:text-align="justify" style:justify-single-word="false" fo:padding="0in" fo:border="none" style:shadow="none" style:join-border="false"/>
      <style:text-properties officeooo:paragraph-rsid="03cce676"/>
    </style:style>
    <style:style style:name="P206" style:family="paragraph" style:parent-style-name="Text_20_body">
      <style:paragraph-properties fo:text-align="justify" style:justify-single-word="false" fo:padding="0in" fo:border="none" style:shadow="none" style:join-border="false"/>
      <style:text-properties officeooo:paragraph-rsid="03cff854"/>
    </style:style>
    <style:style style:name="P207" style:family="paragraph" style:parent-style-name="Text_20_body">
      <style:paragraph-properties fo:text-align="justify" style:justify-single-word="false" fo:padding="0in" fo:border="none" style:shadow="none" style:join-border="false"/>
      <style:text-properties officeooo:paragraph-rsid="03d0ddb8"/>
    </style:style>
    <style:style style:name="P208" style:family="paragraph" style:parent-style-name="Text_20_body">
      <style:paragraph-properties fo:text-align="justify" style:justify-single-word="false" fo:padding="0in" fo:border="none" style:shadow="none" style:join-border="false"/>
      <style:text-properties officeooo:paragraph-rsid="03d67f98"/>
    </style:style>
    <style:style style:name="P209" style:family="paragraph" style:parent-style-name="Text_20_body">
      <style:paragraph-properties fo:text-align="justify" style:justify-single-word="false" fo:padding="0in" fo:border="none" style:shadow="none" style:join-border="false"/>
      <style:text-properties officeooo:paragraph-rsid="03db2667"/>
    </style:style>
    <style:style style:name="P210" style:family="paragraph" style:parent-style-name="Text_20_body">
      <style:paragraph-properties fo:text-align="justify" style:justify-single-word="false" fo:padding="0in" fo:border="none" style:shadow="none" style:join-border="false"/>
      <style:text-properties officeooo:paragraph-rsid="03e2de3a"/>
    </style:style>
    <style:style style:name="P211" style:family="paragraph" style:parent-style-name="Text_20_body">
      <style:paragraph-properties fo:text-align="justify" style:justify-single-word="false" fo:padding="0in" fo:border="none" style:shadow="none" style:join-border="false"/>
      <style:text-properties officeooo:paragraph-rsid="03e3105b"/>
    </style:style>
    <style:style style:name="P212" style:family="paragraph" style:parent-style-name="Text_20_body">
      <style:paragraph-properties fo:text-align="justify" style:justify-single-word="false" fo:padding="0in" fo:border="none" style:shadow="none" style:join-border="false"/>
      <style:text-properties officeooo:paragraph-rsid="03e700ee"/>
    </style:style>
    <style:style style:name="P213" style:family="paragraph" style:parent-style-name="Text_20_body">
      <style:paragraph-properties fo:text-align="justify" style:justify-single-word="false" fo:padding="0in" fo:border="none" style:shadow="none" style:join-border="false"/>
      <style:text-properties officeooo:paragraph-rsid="03ea5fb8"/>
    </style:style>
    <style:style style:name="P214" style:family="paragraph" style:parent-style-name="Text_20_body">
      <style:paragraph-properties fo:text-align="justify" style:justify-single-word="false" fo:padding="0in" fo:border="none" style:shadow="none" style:join-border="false"/>
      <style:text-properties officeooo:paragraph-rsid="03f228c6"/>
    </style:style>
    <style:style style:name="P215" style:family="paragraph" style:parent-style-name="Text_20_body">
      <style:paragraph-properties fo:text-align="justify" style:justify-single-word="false" fo:padding="0in" fo:border="none" style:shadow="none" style:join-border="false"/>
      <style:text-properties officeooo:paragraph-rsid="03f4e555"/>
    </style:style>
    <style:style style:name="P216" style:family="paragraph" style:parent-style-name="Text_20_body">
      <style:paragraph-properties fo:text-align="justify" style:justify-single-word="false" fo:padding="0in" fo:border="none" style:shadow="none" style:join-border="false"/>
      <style:text-properties officeooo:paragraph-rsid="03fb0aa7"/>
    </style:style>
    <style:style style:name="P217" style:family="paragraph" style:parent-style-name="Text_20_body">
      <style:paragraph-properties fo:text-align="justify" style:justify-single-word="false" fo:padding="0in" fo:border="none" style:shadow="none" style:join-border="false"/>
      <style:text-properties officeooo:paragraph-rsid="04067a56"/>
    </style:style>
    <style:style style:name="P218" style:family="paragraph" style:parent-style-name="Text_20_body">
      <style:paragraph-properties fo:text-align="justify" style:justify-single-word="false" fo:padding="0in" fo:border="none" style:shadow="none" style:join-border="false"/>
      <style:text-properties officeooo:paragraph-rsid="0407dba2"/>
    </style:style>
    <style:style style:name="P219" style:family="paragraph" style:parent-style-name="Text_20_body">
      <style:paragraph-properties fo:text-align="justify" style:justify-single-word="false" fo:padding="0in" fo:border="none" style:shadow="none" style:join-border="false"/>
      <style:text-properties officeooo:paragraph-rsid="040c7009"/>
    </style:style>
    <style:style style:name="P220" style:family="paragraph" style:parent-style-name="Text_20_body">
      <style:paragraph-properties fo:text-align="justify" style:justify-single-word="false" fo:padding="0in" fo:border="none" style:shadow="none" style:join-border="false"/>
      <style:text-properties officeooo:paragraph-rsid="040dad1b"/>
    </style:style>
    <style:style style:name="P221" style:family="paragraph" style:parent-style-name="Text_20_body">
      <style:paragraph-properties fo:text-align="justify" style:justify-single-word="false" fo:padding="0in" fo:border="none" style:shadow="none" style:join-border="false"/>
      <style:text-properties officeooo:paragraph-rsid="040de2d6"/>
    </style:style>
    <style:style style:name="P222" style:family="paragraph" style:parent-style-name="Text_20_body">
      <style:paragraph-properties fo:text-align="justify" style:justify-single-word="false" fo:padding="0in" fo:border="none" style:shadow="none" style:join-border="false"/>
      <style:text-properties officeooo:paragraph-rsid="04188948"/>
    </style:style>
    <style:style style:name="P223" style:family="paragraph" style:parent-style-name="Text_20_body">
      <style:paragraph-properties fo:text-align="justify" style:justify-single-word="false" fo:padding="0in" fo:border="none" style:shadow="none" style:join-border="false"/>
      <style:text-properties officeooo:paragraph-rsid="020535d4"/>
    </style:style>
    <style:style style:name="P224" style:family="paragraph" style:parent-style-name="Text_20_body">
      <style:paragraph-properties fo:text-align="justify" style:justify-single-word="false" fo:padding="0in" fo:border="none" style:shadow="none" style:join-border="false"/>
      <style:text-properties officeooo:paragraph-rsid="02102293"/>
    </style:style>
    <style:style style:name="P225" style:family="paragraph" style:parent-style-name="Text_20_body">
      <style:paragraph-properties fo:text-align="justify" style:justify-single-word="false" fo:padding="0in" fo:border="none" style:shadow="none" style:join-border="false"/>
      <style:text-properties officeooo:paragraph-rsid="0420926f"/>
    </style:style>
    <style:style style:name="P226" style:family="paragraph" style:parent-style-name="Text_20_body">
      <style:paragraph-properties fo:text-align="justify" style:justify-single-word="false" fo:padding="0in" fo:border="none" style:shadow="none" style:join-border="false"/>
      <style:text-properties officeooo:paragraph-rsid="042bd142"/>
    </style:style>
    <style:style style:name="P227" style:family="paragraph" style:parent-style-name="Text_20_body">
      <style:paragraph-properties fo:text-align="justify" style:justify-single-word="false" fo:padding="0in" fo:border="none" style:shadow="none" style:join-border="false"/>
      <style:text-properties officeooo:paragraph-rsid="0432281e"/>
    </style:style>
    <style:style style:name="P228" style:family="paragraph" style:parent-style-name="Text_20_body">
      <style:paragraph-properties fo:text-align="justify" style:justify-single-word="false" fo:padding="0in" fo:border="none" style:shadow="none" style:join-border="false"/>
      <style:text-properties officeooo:paragraph-rsid="0434996d"/>
    </style:style>
    <style:style style:name="P229" style:family="paragraph" style:parent-style-name="Text_20_body">
      <style:paragraph-properties fo:text-align="justify" style:justify-single-word="false" fo:padding="0in" fo:border="none" style:shadow="none" style:join-border="false"/>
      <style:text-properties officeooo:paragraph-rsid="042e6fcc"/>
    </style:style>
    <style:style style:name="P230" style:family="paragraph" style:parent-style-name="Text_20_body">
      <style:paragraph-properties fo:text-align="justify" style:justify-single-word="false" fo:padding="0in" fo:border="none" style:shadow="none" style:join-border="false"/>
      <style:text-properties officeooo:paragraph-rsid="043b803d"/>
    </style:style>
    <style:style style:name="P231" style:family="paragraph" style:parent-style-name="Text_20_body">
      <style:paragraph-properties fo:text-align="justify" style:justify-single-word="false" fo:padding="0in" fo:border="none" style:shadow="none" style:join-border="false"/>
      <style:text-properties officeooo:paragraph-rsid="044124e0"/>
    </style:style>
    <style:style style:name="P232" style:family="paragraph" style:parent-style-name="Text_20_body">
      <style:paragraph-properties fo:text-align="justify" style:justify-single-word="false" fo:padding="0in" fo:border="none" style:shadow="none" style:join-border="false"/>
      <style:text-properties officeooo:paragraph-rsid="044567a4"/>
    </style:style>
    <style:style style:name="P233" style:family="paragraph" style:parent-style-name="Text_20_body">
      <style:paragraph-properties fo:text-align="justify" style:justify-single-word="false" fo:padding="0in" fo:border="none" style:shadow="none" style:join-border="false"/>
      <style:text-properties officeooo:paragraph-rsid="0441ed88"/>
    </style:style>
    <style:style style:name="P234" style:family="paragraph" style:parent-style-name="Text_20_body">
      <style:paragraph-properties fo:text-align="justify" style:justify-single-word="false" fo:padding="0in" fo:border="none" style:shadow="none" style:join-border="false"/>
      <style:text-properties officeooo:paragraph-rsid="0446ef7a"/>
    </style:style>
    <style:style style:name="P235" style:family="paragraph" style:parent-style-name="Text_20_body">
      <style:paragraph-properties fo:text-align="justify" style:justify-single-word="false" fo:padding="0in" fo:border="none" style:shadow="none" style:join-border="false"/>
      <style:text-properties officeooo:paragraph-rsid="04491895"/>
    </style:style>
    <style:style style:name="P236" style:family="paragraph" style:parent-style-name="Text_20_body">
      <style:paragraph-properties fo:text-align="justify" style:justify-single-word="false" fo:padding="0in" fo:border="none" style:shadow="none" style:join-border="false"/>
      <style:text-properties officeooo:paragraph-rsid="04232e45"/>
    </style:style>
    <style:style style:name="P237" style:family="paragraph" style:parent-style-name="Text_20_body">
      <style:paragraph-properties fo:text-align="justify" style:justify-single-word="false" fo:padding="0in" fo:border="none" style:shadow="none" style:join-border="false"/>
      <style:text-properties officeooo:paragraph-rsid="040bd82f"/>
    </style:style>
    <style:style style:name="P238" style:family="paragraph" style:parent-style-name="Text_20_body">
      <style:paragraph-properties fo:text-align="justify" style:justify-single-word="false" fo:padding="0in" fo:border="none" style:shadow="none" style:join-border="false"/>
      <style:text-properties officeooo:paragraph-rsid="04634bd8"/>
    </style:style>
    <style:style style:name="P239" style:family="paragraph" style:parent-style-name="Text_20_body">
      <style:paragraph-properties fo:text-align="justify" style:justify-single-word="false" fo:padding="0in" fo:border="none" style:shadow="none" style:join-border="false"/>
      <style:text-properties officeooo:paragraph-rsid="0463c8cf"/>
    </style:style>
    <style:style style:name="P240" style:family="paragraph" style:parent-style-name="Text_20_body">
      <style:paragraph-properties fo:text-align="justify" style:justify-single-word="false" fo:padding="0in" fo:border="none" style:shadow="none" style:join-border="false"/>
      <style:text-properties officeooo:paragraph-rsid="041d367c"/>
    </style:style>
    <style:style style:name="P241" style:family="paragraph" style:parent-style-name="Text_20_body">
      <style:paragraph-properties fo:text-align="justify" style:justify-single-word="false" fo:padding="0in" fo:border="none" style:shadow="none" style:join-border="false"/>
      <style:text-properties officeooo:paragraph-rsid="0468f69f"/>
    </style:style>
    <style:style style:name="P242" style:family="paragraph" style:parent-style-name="Text_20_body">
      <style:paragraph-properties fo:text-align="justify" style:justify-single-word="false" fo:padding="0in" fo:border="none" style:shadow="none" style:join-border="false"/>
      <style:text-properties officeooo:paragraph-rsid="0473f29a"/>
    </style:style>
    <style:style style:name="P243" style:family="paragraph" style:parent-style-name="Text_20_body">
      <style:paragraph-properties fo:text-align="justify" style:justify-single-word="false" fo:padding="0in" fo:border="none" style:shadow="none" style:join-border="false"/>
      <style:text-properties officeooo:paragraph-rsid="047976d4"/>
    </style:style>
    <style:style style:name="P244" style:family="paragraph" style:parent-style-name="Text_20_body">
      <style:paragraph-properties fo:text-align="justify" style:justify-single-word="false" fo:padding="0in" fo:border="none" style:shadow="none" style:join-border="false"/>
      <style:text-properties officeooo:paragraph-rsid="047edbb3"/>
    </style:style>
    <style:style style:name="P245" style:family="paragraph" style:parent-style-name="Text_20_body">
      <style:paragraph-properties fo:text-align="justify" style:justify-single-word="false" fo:padding="0in" fo:border="none" style:shadow="none" style:join-border="false"/>
      <style:text-properties officeooo:paragraph-rsid="047f6a77"/>
    </style:style>
    <style:style style:name="P246" style:family="paragraph" style:parent-style-name="Text_20_body">
      <style:paragraph-properties fo:text-align="justify" style:justify-single-word="false" fo:padding="0in" fo:border="none" style:shadow="none" style:join-border="false"/>
      <style:text-properties officeooo:paragraph-rsid="04822086"/>
    </style:style>
    <style:style style:name="P247" style:family="paragraph" style:parent-style-name="Text_20_body">
      <style:paragraph-properties fo:text-align="justify" style:justify-single-word="false" fo:padding="0in" fo:border="none" style:shadow="none" style:join-border="false"/>
      <style:text-properties officeooo:paragraph-rsid="048ec6fc"/>
    </style:style>
    <style:style style:name="P248" style:family="paragraph" style:parent-style-name="Text_20_body">
      <style:paragraph-properties fo:text-align="justify" style:justify-single-word="false" fo:padding="0in" fo:border="none" style:shadow="none" style:join-border="false"/>
      <style:text-properties officeooo:paragraph-rsid="048efe9b"/>
    </style:style>
    <style:style style:name="P249" style:family="paragraph" style:parent-style-name="Text_20_body">
      <style:paragraph-properties fo:text-align="justify" style:justify-single-word="false" fo:padding="0in" fo:border="none" style:shadow="none" style:join-border="false"/>
      <style:text-properties officeooo:paragraph-rsid="01191b87"/>
    </style:style>
    <style:style style:name="P250" style:family="paragraph" style:parent-style-name="Text_20_body">
      <style:paragraph-properties fo:text-align="justify" style:justify-single-word="false" fo:padding="0in" fo:border="none" style:shadow="none" style:join-border="false"/>
      <style:text-properties officeooo:paragraph-rsid="04981d66"/>
    </style:style>
    <style:style style:name="P251" style:family="paragraph" style:parent-style-name="Text_20_body">
      <style:paragraph-properties fo:text-align="justify" style:justify-single-word="false" fo:padding="0in" fo:border="none" style:shadow="none" style:join-border="false"/>
      <style:text-properties officeooo:paragraph-rsid="0486f44f"/>
    </style:style>
    <style:style style:name="P252" style:family="paragraph" style:parent-style-name="Text_20_body">
      <style:paragraph-properties fo:text-align="justify" style:justify-single-word="false" fo:padding="0in" fo:border="none" style:shadow="none" style:join-border="false"/>
      <style:text-properties officeooo:paragraph-rsid="048a6139"/>
    </style:style>
    <style:style style:name="P253" style:family="paragraph" style:parent-style-name="Text_20_body">
      <style:paragraph-properties fo:text-align="justify" style:justify-single-word="false" fo:padding="0in" fo:border="none" style:shadow="none" style:join-border="false"/>
      <style:text-properties officeooo:paragraph-rsid="04a865f2"/>
    </style:style>
    <style:style style:name="P254" style:family="paragraph" style:parent-style-name="Text_20_body">
      <style:paragraph-properties fo:text-align="justify" style:justify-single-word="false" fo:padding="0in" fo:border="none" style:shadow="none" style:join-border="false"/>
      <style:text-properties officeooo:paragraph-rsid="04ac686e"/>
    </style:style>
    <style:style style:name="P255" style:family="paragraph" style:parent-style-name="Text_20_body">
      <style:paragraph-properties fo:text-align="justify" style:justify-single-word="false" fo:padding="0in" fo:border="none" style:shadow="none" style:join-border="false"/>
      <style:text-properties officeooo:paragraph-rsid="04b2d246"/>
    </style:style>
    <style:style style:name="P256" style:family="paragraph" style:parent-style-name="Text_20_body">
      <style:paragraph-properties fo:text-align="justify" style:justify-single-word="false" fo:padding="0in" fo:border="none" style:shadow="none" style:join-border="false"/>
      <style:text-properties officeooo:paragraph-rsid="04b87ab3"/>
    </style:style>
    <style:style style:name="P257" style:family="paragraph" style:parent-style-name="Text_20_body">
      <style:paragraph-properties fo:text-align="justify" style:justify-single-word="false" fo:padding="0in" fo:border="none" style:shadow="none" style:join-border="false"/>
      <style:text-properties officeooo:paragraph-rsid="04b9764c"/>
    </style:style>
    <style:style style:name="P258" style:family="paragraph" style:parent-style-name="Text_20_body">
      <style:paragraph-properties fo:text-align="justify" style:justify-single-word="false" fo:padding="0in" fo:border="none" style:shadow="none" style:join-border="false"/>
      <style:text-properties officeooo:paragraph-rsid="04bcd6dc"/>
    </style:style>
    <style:style style:name="P259" style:family="paragraph" style:parent-style-name="Text_20_body">
      <style:paragraph-properties fo:text-align="justify" style:justify-single-word="false" fo:padding="0in" fo:border="none" style:shadow="none" style:join-border="false"/>
      <style:text-properties officeooo:paragraph-rsid="04cde4ae"/>
    </style:style>
    <style:style style:name="P260" style:family="paragraph" style:parent-style-name="Text_20_body">
      <style:paragraph-properties fo:text-align="justify" style:justify-single-word="false" fo:padding="0in" fo:border="none" style:shadow="none" style:join-border="false"/>
      <style:text-properties officeooo:paragraph-rsid="04cf9e06"/>
    </style:style>
    <style:style style:name="P261" style:family="paragraph" style:parent-style-name="Text_20_body">
      <style:paragraph-properties fo:text-align="justify" style:justify-single-word="false" fo:padding="0in" fo:border="none" style:shadow="none" style:join-border="false"/>
      <style:text-properties officeooo:paragraph-rsid="04d30fe9"/>
    </style:style>
    <style:style style:name="P262" style:family="paragraph" style:parent-style-name="Text_20_body">
      <style:paragraph-properties fo:text-align="justify" style:justify-single-word="false" fo:padding="0in" fo:border="none" style:shadow="none" style:join-border="false"/>
      <style:text-properties officeooo:paragraph-rsid="04d13f1d"/>
    </style:style>
    <style:style style:name="P263" style:family="paragraph" style:parent-style-name="Text_20_body">
      <style:paragraph-properties fo:text-align="justify" style:justify-single-word="false" fo:padding="0in" fo:border="none" style:shadow="none" style:join-border="false"/>
      <style:text-properties officeooo:paragraph-rsid="04d771bd"/>
    </style:style>
    <style:style style:name="P264" style:family="paragraph" style:parent-style-name="Text_20_body">
      <style:paragraph-properties fo:text-align="justify" style:justify-single-word="false" fo:padding="0in" fo:border="none" style:shadow="none" style:join-border="false"/>
      <style:text-properties officeooo:paragraph-rsid="04ded1ee"/>
    </style:style>
    <style:style style:name="P265" style:family="paragraph" style:parent-style-name="Text_20_body">
      <style:paragraph-properties fo:text-align="justify" style:justify-single-word="false" fo:padding="0in" fo:border="none" style:shadow="none" style:join-border="false"/>
      <style:text-properties officeooo:paragraph-rsid="04e284f9"/>
    </style:style>
    <style:style style:name="P266" style:family="paragraph" style:parent-style-name="Text_20_body">
      <style:paragraph-properties fo:text-align="justify" style:justify-single-word="false" fo:padding="0in" fo:border="none" style:shadow="none" style:join-border="false"/>
      <style:text-properties officeooo:paragraph-rsid="04ef5e82"/>
    </style:style>
    <style:style style:name="P267" style:family="paragraph" style:parent-style-name="Text_20_body">
      <style:paragraph-properties fo:text-align="justify" style:justify-single-word="false" fo:padding="0in" fo:border="none" style:shadow="none" style:join-border="false"/>
      <style:text-properties officeooo:paragraph-rsid="04ed6b32"/>
    </style:style>
    <style:style style:name="P268" style:family="paragraph" style:parent-style-name="Text_20_body">
      <style:paragraph-properties fo:text-align="justify" style:justify-single-word="false" fo:padding="0in" fo:border="none" style:shadow="none" style:join-border="false"/>
      <style:text-properties officeooo:paragraph-rsid="04f456a7"/>
    </style:style>
    <style:style style:name="P269" style:family="paragraph" style:parent-style-name="Text_20_body">
      <style:paragraph-properties fo:text-align="justify" style:justify-single-word="false" fo:padding="0in" fo:border="none" style:shadow="none" style:join-border="false"/>
      <style:text-properties officeooo:paragraph-rsid="04fde918"/>
    </style:style>
    <style:style style:name="P270" style:family="paragraph" style:parent-style-name="Text_20_body">
      <style:paragraph-properties fo:text-align="justify" style:justify-single-word="false" fo:padding="0in" fo:border="none" style:shadow="none" style:join-border="false"/>
      <style:text-properties officeooo:paragraph-rsid="0500f212"/>
    </style:style>
    <style:style style:name="P271" style:family="paragraph" style:parent-style-name="Text_20_body">
      <style:paragraph-properties fo:text-align="justify" style:justify-single-word="false" fo:padding="0in" fo:border="none" style:shadow="none" style:join-border="false"/>
      <style:text-properties officeooo:paragraph-rsid="05055795"/>
    </style:style>
    <style:style style:name="P272" style:family="paragraph" style:parent-style-name="Text_20_body">
      <style:paragraph-properties fo:text-align="justify" style:justify-single-word="false" fo:padding="0in" fo:border="none" style:shadow="none" style:join-border="false"/>
      <style:text-properties officeooo:paragraph-rsid="050bb760"/>
    </style:style>
    <style:style style:name="P273" style:family="paragraph" style:parent-style-name="Text_20_body">
      <style:paragraph-properties fo:text-align="justify" style:justify-single-word="false" fo:padding="0in" fo:border="none" style:shadow="none" style:join-border="false"/>
      <style:text-properties officeooo:paragraph-rsid="050d671a"/>
    </style:style>
    <style:style style:name="P274" style:family="paragraph" style:parent-style-name="Text_20_body">
      <style:paragraph-properties fo:text-align="justify" style:justify-single-word="false" fo:padding="0in" fo:border="none" style:shadow="none" style:join-border="false"/>
      <style:text-properties officeooo:paragraph-rsid="050de790"/>
    </style:style>
    <style:style style:name="P275" style:family="paragraph" style:parent-style-name="Text_20_body">
      <style:paragraph-properties fo:text-align="justify" style:justify-single-word="false" fo:padding="0in" fo:border="none" style:shadow="none" style:join-border="false"/>
      <style:text-properties officeooo:paragraph-rsid="050fe76b"/>
    </style:style>
    <style:style style:name="P276" style:family="paragraph" style:parent-style-name="Text_20_body">
      <style:paragraph-properties fo:text-align="justify" style:justify-single-word="false" fo:padding="0in" fo:border="none" style:shadow="none" style:join-border="false"/>
      <style:text-properties officeooo:paragraph-rsid="050cc854"/>
    </style:style>
    <style:style style:name="P277" style:family="paragraph" style:parent-style-name="Text_20_body">
      <style:paragraph-properties fo:text-align="justify" style:justify-single-word="false" fo:padding="0in" fo:border="none" style:shadow="none" style:join-border="false"/>
      <style:text-properties officeooo:paragraph-rsid="051ad95e"/>
    </style:style>
    <style:style style:name="P278" style:family="paragraph" style:parent-style-name="Text_20_body">
      <style:paragraph-properties fo:text-align="justify" style:justify-single-word="false" fo:padding="0in" fo:border="none" style:shadow="none" style:join-border="false"/>
      <style:text-properties officeooo:paragraph-rsid="0524f4a6"/>
    </style:style>
    <style:style style:name="P279" style:family="paragraph" style:parent-style-name="Text_20_body">
      <style:paragraph-properties fo:text-align="justify" style:justify-single-word="false" fo:padding="0in" fo:border="none" style:shadow="none" style:join-border="false"/>
      <style:text-properties officeooo:paragraph-rsid="052b3098"/>
    </style:style>
    <style:style style:name="P280" style:family="paragraph" style:parent-style-name="Text_20_body">
      <style:paragraph-properties fo:text-align="justify" style:justify-single-word="false" fo:padding="0in" fo:border="none" style:shadow="none" style:join-border="false"/>
      <style:text-properties officeooo:paragraph-rsid="052c0442"/>
    </style:style>
    <style:style style:name="P281" style:family="paragraph" style:parent-style-name="Text_20_body">
      <style:paragraph-properties fo:text-align="justify" style:justify-single-word="false" fo:padding="0in" fo:border="none" style:shadow="none" style:join-border="false"/>
      <style:text-properties officeooo:paragraph-rsid="05313ba7"/>
    </style:style>
    <style:style style:name="P282" style:family="paragraph" style:parent-style-name="Text_20_body">
      <style:paragraph-properties fo:text-align="justify" style:justify-single-word="false" fo:padding="0in" fo:border="none" style:shadow="none" style:join-border="false"/>
      <style:text-properties fo:background-color="#ffff00"/>
    </style:style>
    <style:style style:name="P283"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84"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85"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86" style:family="paragraph" style:parent-style-name="Text_20_body">
      <style:paragraph-properties fo:text-align="center" style:justify-single-word="false" fo:padding="0in" fo:border="none" style:shadow="none" style:join-border="false"/>
    </style:style>
    <style:style style:name="P287" style:family="paragraph" style:parent-style-name="Text_20_body">
      <style:paragraph-properties fo:text-align="center" style:justify-single-word="false" fo:padding="0in" fo:border="none" style:shadow="none" style:join-border="false"/>
      <style:text-properties officeooo:paragraph-rsid="03663007"/>
    </style:style>
    <style:style style:name="P288" style:family="paragraph" style:parent-style-name="Text_20_body">
      <style:paragraph-properties fo:text-align="center" style:justify-single-word="false" fo:padding="0in" fo:border="none" style:shadow="none" style:join-border="false"/>
      <style:text-properties officeooo:paragraph-rsid="04dfcb7b"/>
    </style:style>
    <style:style style:name="P289" style:family="paragraph" style:parent-style-name="Text_20_body">
      <style:paragraph-properties fo:text-align="center" style:justify-single-word="false" fo:padding="0in" fo:border="none" style:shadow="none" style:join-border="false"/>
      <style:text-properties officeooo:paragraph-rsid="013d04c6"/>
    </style:style>
    <style:style style:name="P29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9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92"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93"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94"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95"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96"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97" style:family="paragraph" style:parent-style-name="Text_20_body">
      <style:paragraph-properties fo:text-align="justify" style:justify-single-word="false" fo:padding="0in" fo:border="none" style:shadow="none" style:join-border="false"/>
      <style:text-properties fo:background-color="transparent"/>
    </style:style>
    <style:style style:name="P298"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99"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00" style:family="paragraph" style:parent-style-name="Text_20_body">
      <style:paragraph-properties fo:text-align="center" style:justify-single-word="false" fo:padding="0in" fo:border="none" style:shadow="none" style:join-border="false"/>
      <style:text-properties fo:background-color="transparent"/>
    </style:style>
    <style:style style:name="P301"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0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0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0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0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0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0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0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1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1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18"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2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22"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2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2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3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338"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341" style:family="paragraph" style:parent-style-name="Text_20_body">
      <style:paragraph-properties fo:text-align="justify" style:justify-single-word="false" fo:padding="0in" fo:border="none" style:shadow="none" style:join-border="false"/>
      <style:text-properties fo:background-color="#00ccff"/>
    </style:style>
    <style:style style:name="P342"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343" style:family="paragraph" style:parent-style-name="Text_20_body">
      <style:paragraph-properties fo:text-align="justify" style:justify-single-word="false" fo:padding="0in" fo:border="none" style:shadow="none" style:join-border="false"/>
      <style:text-properties fo:background-color="#ffffff"/>
    </style:style>
    <style:style style:name="P344"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345" style:family="paragraph" style:parent-style-name="Text_20_body">
      <style:paragraph-properties fo:text-align="justify" style:justify-single-word="false" fo:padding="0in" fo:border="none" style:shadow="none" style:join-border="false"/>
      <style:text-properties fo:color="#0000ff"/>
    </style:style>
    <style:style style:name="P34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349"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35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42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4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44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46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0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61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61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61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61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620"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621"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622"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62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62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62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62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62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63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63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63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63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63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63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636"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637"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638"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639"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640"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641"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642"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643"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644"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645"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646"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647"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648"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649"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650"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651"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652"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653"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654"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655"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656"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657"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658"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659"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660"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661"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662"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663"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664"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665"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666"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667"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668"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669"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67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671"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672"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673"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674"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675"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676"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677"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678"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679"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680"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681"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682"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683"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684"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685"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686"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687"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688"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689"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690"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691"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692"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693"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694"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695"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696"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697"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698"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699"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700"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701"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702"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703"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704"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705"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706"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707"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708"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709"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710"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711"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712"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713"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714"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71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1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71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71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721"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72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23"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724" style:family="paragraph" style:parent-style-name="Heading_20_1">
      <style:paragraph-properties fo:text-align="center" style:justify-single-word="false"/>
    </style:style>
    <style:style style:name="P725"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726" style:family="paragraph" style:parent-style-name="Heading_20_2">
      <style:paragraph-properties fo:text-align="center" style:justify-single-word="false"/>
    </style:style>
    <style:style style:name="P727" style:family="paragraph" style:parent-style-name="Heading_20_2">
      <style:paragraph-properties fo:text-align="center" style:justify-single-word="false"/>
      <style:text-properties fo:language="ru" fo:country="RU"/>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75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75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75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75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76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761" style:family="paragraph" style:parent-style-name="Text_20_body">
      <style:paragraph-properties fo:text-align="justify" style:justify-single-word="false" fo:padding="0in" fo:border="none" style:shadow="none" style:join-border="false"/>
      <style:text-properties officeooo:paragraph-rsid="052d8f0d"/>
    </style:style>
    <style:style style:name="P762" style:family="paragraph" style:parent-style-name="Text_20_body">
      <style:paragraph-properties fo:text-align="justify" style:justify-single-word="false" fo:padding="0in" fo:border="none" style:shadow="none" style:join-border="false"/>
      <style:text-properties officeooo:paragraph-rsid="0535b263"/>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fo:language="ru" fo:country="RU"/>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officeooo:rsid="04cf9e06" style:font-style-asian="normal" style:font-style-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font-weight="normal" fo:background-color="#ffff00" loext:char-shading-value="0" style:font-weight-asian="normal" style:font-weight-complex="normal"/>
    </style:style>
    <style:style style:name="T50" style:family="text">
      <style:text-properties style:use-window-font-color="true" fo:language="uk" fo:country="UA"/>
    </style:style>
    <style:style style:name="T51" style:family="text">
      <style:text-properties style:use-window-font-color="true" fo:language="uk" fo:country="UA" fo:font-weight="normal" style:font-weight-asian="normal" style:font-weight-complex="normal"/>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background-color="#ffff00" loext:char-shading-value="0"/>
    </style:style>
    <style:style style:name="T54" style:family="text">
      <style:text-properties style:use-window-font-color="true" fo:background-color="#ff00cc" loext:char-shading-value="0"/>
    </style:style>
    <style:style style:name="T55" style:family="text">
      <style:text-properties style:use-window-font-color="true" style:text-line-through-style="none" style:text-line-through-type="none" fo:language="ru" fo:country="RU" fo:background-color="transparent" loext:char-shading-value="0"/>
    </style:style>
    <style:style style:name="T56" style:family="text">
      <style:text-properties style:use-window-font-color="true" style:text-line-through-style="none" style:text-line-through-type="none" fo:language="ru" fo:country="RU" officeooo:rsid="007e0672" fo:background-color="transparent" loext:char-shading-value="0"/>
    </style:style>
    <style:style style:name="T57" style:family="text">
      <style:text-properties style:use-window-font-color="true" style:text-line-through-style="none" style:text-line-through-type="none" fo:language="ru" fo:country="RU" officeooo:rsid="00976a92" fo:background-color="transparent" loext:char-shading-value="0"/>
    </style:style>
    <style:style style:name="T58" style:family="text">
      <style:text-properties style:use-window-font-color="true" style:text-line-through-style="none" style:text-line-through-type="none" fo:language="ru" fo:country="RU" officeooo:rsid="009d5f0f" fo:background-color="transparent" loext:char-shading-value="0"/>
    </style:style>
    <style:style style:name="T59" style:family="text">
      <style:text-properties style:use-window-font-color="true" style:text-line-through-style="none" style:text-line-through-type="none" fo:language="ru" fo:country="RU" officeooo:rsid="0098c73a" fo:background-color="transparent" loext:char-shading-value="0"/>
    </style:style>
    <style:style style:name="T60" style:family="text">
      <style:text-properties style:use-window-font-color="true" style:text-line-through-style="none" style:text-line-through-type="none" fo:language="ru" fo:country="RU" officeooo:rsid="009ea161" fo:background-color="transparent" loext:char-shading-value="0"/>
    </style:style>
    <style:style style:name="T61" style:family="text">
      <style:text-properties style:use-window-font-color="true" style:text-line-through-style="none" style:text-line-through-type="none" fo:language="ru" fo:country="RU" officeooo:rsid="00a5c35c" fo:background-color="transparent" loext:char-shading-value="0"/>
    </style:style>
    <style:style style:name="T62" style:family="text">
      <style:text-properties style:use-window-font-color="true" style:text-line-through-style="none" style:text-line-through-type="none" fo:language="ru" fo:country="RU" officeooo:rsid="009a2491" fo:background-color="transparent" loext:char-shading-value="0"/>
    </style:style>
    <style:style style:name="T63" style:family="text">
      <style:text-properties style:use-window-font-color="true" style:text-line-through-style="none" style:text-line-through-type="none" fo:language="ru" fo:country="RU" officeooo:rsid="009bd004" fo:background-color="transparent" loext:char-shading-value="0"/>
    </style:style>
    <style:style style:name="T64" style:family="text">
      <style:text-properties style:use-window-font-color="true" style:text-line-through-style="none" style:text-line-through-type="none" fo:language="ru" fo:country="RU" officeooo:rsid="009f0f90" fo:background-color="transparent" loext:char-shading-value="0"/>
    </style:style>
    <style:style style:name="T65" style:family="text">
      <style:text-properties style:use-window-font-color="true" style:text-line-through-style="none" style:text-line-through-type="none" fo:language="ru" fo:country="RU" officeooo:rsid="009d36b9" fo:background-color="transparent" loext:char-shading-value="0"/>
    </style:style>
    <style:style style:name="T66" style:family="text">
      <style:text-properties style:use-window-font-color="true" style:text-line-through-style="none" style:text-line-through-type="none" fo:language="ru" fo:country="RU" officeooo:rsid="00b1b6bb" fo:background-color="transparent" loext:char-shading-value="0"/>
    </style:style>
    <style:style style:name="T67" style:family="text">
      <style:text-properties style:use-window-font-color="true" style:text-line-through-style="none" style:text-line-through-type="none" fo:language="ru" fo:country="RU" officeooo:rsid="00a09677" fo:background-color="transparent" loext:char-shading-value="0"/>
    </style:style>
    <style:style style:name="T6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4"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7" style:family="text">
      <style:text-properties style:use-window-font-color="true" fo:language="en" fo:country="US" fo:font-style="normal" style:font-style-asian="normal" style:font-style-complex="normal"/>
    </style:style>
    <style:style style:name="T88" style:family="text">
      <style:text-properties style:use-window-font-color="true" fo:language="en" fo:country="US" fo:font-style="normal" officeooo:rsid="04cf9e06" style:font-style-asian="normal" style:font-style-complex="normal"/>
    </style:style>
    <style:style style:name="T89" style:family="text">
      <style:text-properties fo:font-weight="bold" style:font-weight-asian="bold" style:font-weight-complex="bold"/>
    </style:style>
    <style:style style:name="T90" style:family="text">
      <style:text-properties fo:background-color="#ffffff" loext:char-shading-value="0"/>
    </style:style>
    <style:style style:name="T91" style:family="text">
      <style:text-properties fo:language="ru" fo:country="RU"/>
    </style:style>
    <style:style style:name="T92" style:family="text">
      <style:text-properties fo:language="ru" fo:country="RU" fo:background-color="#ffff00" loext:char-shading-value="0"/>
    </style:style>
    <style:style style:name="T93" style:family="text">
      <style:text-properties fo:language="ru" fo:country="RU" fo:font-style="italic" fo:background-color="transparent" loext:char-shading-value="0" style:font-style-asian="italic" style:font-style-complex="italic"/>
    </style:style>
    <style:style style:name="T94" style:family="text">
      <style:text-properties fo:language="ru" fo:country="RU" fo:font-style="italic" officeooo:rsid="00aa486f" fo:background-color="transparent" loext:char-shading-value="0" style:font-style-asian="italic" style:font-style-complex="italic"/>
    </style:style>
    <style:style style:name="T95" style:family="text">
      <style:text-properties fo:language="ru" fo:country="RU" fo:font-style="italic" fo:background-color="#ffff00" loext:char-shading-value="0" style:font-style-asian="italic" style:font-style-complex="italic"/>
    </style:style>
    <style:style style:name="T96" style:family="text">
      <style:text-properties fo:language="ru" fo:country="RU" fo:font-style="italic" officeooo:rsid="008e623f" fo:background-color="#ffff00" loext:char-shading-value="0" style:font-style-asian="italic" style:font-style-complex="italic"/>
    </style:style>
    <style:style style:name="T97" style:family="text">
      <style:text-properties fo:language="ru" fo:country="RU" fo:font-style="italic" officeooo:rsid="0090048c" fo:background-color="#ffff00" loext:char-shading-value="0" style:font-style-asian="italic" style:font-style-complex="italic"/>
    </style:style>
    <style:style style:name="T98" style:family="text">
      <style:text-properties fo:language="ru" fo:country="RU" fo:font-style="italic" officeooo:rsid="00ac7897" fo:background-color="#ffff00" loext:char-shading-value="0" style:font-style-asian="italic" style:font-style-complex="italic"/>
    </style:style>
    <style:style style:name="T99" style:family="text">
      <style:text-properties fo:language="ru" fo:country="RU" fo:font-style="italic" officeooo:rsid="00ad2daf" fo:background-color="#ffff00" loext:char-shading-value="0" style:font-style-asian="italic" style:font-style-complex="italic"/>
    </style:style>
    <style:style style:name="T100" style:family="text">
      <style:text-properties fo:language="ru" fo:country="RU" fo:font-style="italic" officeooo:rsid="00aecc6d" fo:background-color="#ffff00" loext:char-shading-value="0"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fo:font-style="normal" fo:background-color="transparent" loext:char-shading-value="0" style:font-style-asian="normal" style:font-style-complex="normal"/>
    </style:style>
    <style:style style:name="T103" style:family="text">
      <style:text-properties fo:language="ru" fo:country="RU" fo:font-style="normal" officeooo:rsid="006c9b70" fo:background-color="transparent" loext:char-shading-value="0" style:font-style-asian="normal" style:font-style-complex="normal"/>
    </style:style>
    <style:style style:name="T104" style:family="text">
      <style:text-properties fo:language="ru" fo:country="RU" fo:font-style="normal" fo:background-color="#ffff00" loext:char-shading-value="0" style:font-style-asian="normal" style:font-style-complex="normal"/>
    </style:style>
    <style:style style:name="T105" style:family="text">
      <style:text-properties style:text-line-through-style="solid" style:text-line-through-type="single"/>
    </style:style>
    <style:style style:name="T106" style:family="text">
      <style:text-properties style:text-line-through-style="solid" style:text-line-through-type="single" officeooo:rsid="0087ae81"/>
    </style:style>
    <style:style style:name="T107" style:family="text">
      <style:text-properties fo:language="en" fo:country="US"/>
    </style:style>
    <style:style style:name="T108" style:family="text">
      <style:text-properties style:text-line-through-style="none" style:text-line-through-type="none" fo:language="ru" fo:country="RU"/>
    </style:style>
    <style:style style:name="T109" style:family="text">
      <style:text-properties style:text-line-through-style="none" style:text-line-through-type="none" fo:language="ru" fo:country="RU" fo:background-color="transparent" loext:char-shading-value="0"/>
    </style:style>
    <style:style style:name="T110" style:family="text">
      <style:text-properties style:text-line-through-style="none" style:text-line-through-type="none" fo:language="ru" fo:country="RU" officeooo:rsid="000f7c7a" fo:background-color="transparent" loext:char-shading-value="0"/>
    </style:style>
    <style:style style:name="T111" style:family="text">
      <style:text-properties style:text-line-through-style="none" style:text-line-through-type="none" fo:language="ru" fo:country="RU" officeooo:rsid="00117302" fo:background-color="transparent" loext:char-shading-value="0"/>
    </style:style>
    <style:style style:name="T112" style:family="text">
      <style:text-properties style:text-line-through-style="none" style:text-line-through-type="none" fo:language="ru" fo:country="RU" officeooo:rsid="0012a933" fo:background-color="transparent" loext:char-shading-value="0"/>
    </style:style>
    <style:style style:name="T113" style:family="text">
      <style:text-properties style:text-line-through-style="none" style:text-line-through-type="none" fo:language="ru" fo:country="RU" officeooo:rsid="0014a904" fo:background-color="transparent" loext:char-shading-value="0"/>
    </style:style>
    <style:style style:name="T114" style:family="text">
      <style:text-properties style:text-line-through-style="none" style:text-line-through-type="none" fo:language="ru" fo:country="RU" officeooo:rsid="0015ad2c" fo:background-color="transparent" loext:char-shading-value="0"/>
    </style:style>
    <style:style style:name="T115" style:family="text">
      <style:text-properties style:text-line-through-style="none" style:text-line-through-type="none" fo:language="ru" fo:country="RU" officeooo:rsid="0016533d" fo:background-color="transparent" loext:char-shading-value="0"/>
    </style:style>
    <style:style style:name="T116" style:family="text">
      <style:text-properties style:text-line-through-style="none" style:text-line-through-type="none" fo:language="ru" fo:country="RU" officeooo:rsid="0018426e" fo:background-color="transparent" loext:char-shading-value="0"/>
    </style:style>
    <style:style style:name="T117" style:family="text">
      <style:text-properties style:text-line-through-style="none" style:text-line-through-type="none" fo:language="ru" fo:country="RU" officeooo:rsid="001bd503" fo:background-color="transparent" loext:char-shading-value="0"/>
    </style:style>
    <style:style style:name="T118" style:family="text">
      <style:text-properties style:text-line-through-style="none" style:text-line-through-type="none" fo:language="ru" fo:country="RU" officeooo:rsid="001bef74" fo:background-color="transparent" loext:char-shading-value="0"/>
    </style:style>
    <style:style style:name="T119" style:family="text">
      <style:text-properties style:text-line-through-style="none" style:text-line-through-type="none" fo:language="ru" fo:country="RU" officeooo:rsid="001c925e" fo:background-color="transparent" loext:char-shading-value="0"/>
    </style:style>
    <style:style style:name="T120" style:family="text">
      <style:text-properties style:text-line-through-style="none" style:text-line-through-type="none" fo:language="ru" fo:country="RU" officeooo:rsid="001f108c" fo:background-color="transparent" loext:char-shading-value="0"/>
    </style:style>
    <style:style style:name="T121" style:family="text">
      <style:text-properties style:text-line-through-style="none" style:text-line-through-type="none" fo:language="ru" fo:country="RU" officeooo:rsid="001fd394" fo:background-color="transparent" loext:char-shading-value="0"/>
    </style:style>
    <style:style style:name="T122" style:family="text">
      <style:text-properties style:text-line-through-style="none" style:text-line-through-type="none" fo:language="ru" fo:country="RU" officeooo:rsid="00218e44" fo:background-color="transparent" loext:char-shading-value="0"/>
    </style:style>
    <style:style style:name="T123" style:family="text">
      <style:text-properties style:text-line-through-style="none" style:text-line-through-type="none" fo:language="ru" fo:country="RU" officeooo:rsid="00234c58" fo:background-color="transparent" loext:char-shading-value="0"/>
    </style:style>
    <style:style style:name="T124" style:family="text">
      <style:text-properties style:text-line-through-style="none" style:text-line-through-type="none" fo:language="ru" fo:country="RU" officeooo:rsid="00240b24" fo:background-color="transparent" loext:char-shading-value="0"/>
    </style:style>
    <style:style style:name="T125" style:family="text">
      <style:text-properties style:text-line-through-style="none" style:text-line-through-type="none" fo:language="ru" fo:country="RU" officeooo:rsid="001dff8b" fo:background-color="transparent" loext:char-shading-value="0"/>
    </style:style>
    <style:style style:name="T126" style:family="text">
      <style:text-properties style:text-line-through-style="none" style:text-line-through-type="none" fo:language="ru" fo:country="RU" officeooo:rsid="001ebd27" fo:background-color="transparent" loext:char-shading-value="0"/>
    </style:style>
    <style:style style:name="T127" style:family="text">
      <style:text-properties style:text-line-through-style="none" style:text-line-through-type="none" fo:language="ru" fo:country="RU" officeooo:rsid="00263151" fo:background-color="transparent" loext:char-shading-value="0"/>
    </style:style>
    <style:style style:name="T128" style:family="text">
      <style:text-properties style:text-line-through-style="none" style:text-line-through-type="none" fo:language="ru" fo:country="RU" officeooo:rsid="0026dacd" fo:background-color="transparent" loext:char-shading-value="0"/>
    </style:style>
    <style:style style:name="T129" style:family="text">
      <style:text-properties style:text-line-through-style="none" style:text-line-through-type="none" fo:language="ru" fo:country="RU" officeooo:rsid="0027eccd" fo:background-color="transparent" loext:char-shading-value="0"/>
    </style:style>
    <style:style style:name="T130" style:family="text">
      <style:text-properties style:text-line-through-style="none" style:text-line-through-type="none" fo:language="ru" fo:country="RU" officeooo:rsid="00294f8f" fo:background-color="transparent" loext:char-shading-value="0"/>
    </style:style>
    <style:style style:name="T131" style:family="text">
      <style:text-properties style:text-line-through-style="none" style:text-line-through-type="none" fo:language="ru" fo:country="RU" officeooo:rsid="002a4e83" fo:background-color="transparent" loext:char-shading-value="0"/>
    </style:style>
    <style:style style:name="T132" style:family="text">
      <style:text-properties style:text-line-through-style="none" style:text-line-through-type="none" fo:language="ru" fo:country="RU" officeooo:rsid="002a505c" fo:background-color="transparent" loext:char-shading-value="0"/>
    </style:style>
    <style:style style:name="T133" style:family="text">
      <style:text-properties style:text-line-through-style="none" style:text-line-through-type="none" fo:language="ru" fo:country="RU" officeooo:rsid="002b50f4" fo:background-color="transparent" loext:char-shading-value="0"/>
    </style:style>
    <style:style style:name="T134" style:family="text">
      <style:text-properties style:text-line-through-style="none" style:text-line-through-type="none" fo:language="ru" fo:country="RU" officeooo:rsid="002bc701" fo:background-color="transparent" loext:char-shading-value="0"/>
    </style:style>
    <style:style style:name="T135" style:family="text">
      <style:text-properties style:text-line-through-style="none" style:text-line-through-type="none" fo:language="ru" fo:country="RU" officeooo:rsid="002c32ea" fo:background-color="transparent" loext:char-shading-value="0"/>
    </style:style>
    <style:style style:name="T136" style:family="text">
      <style:text-properties style:text-line-through-style="none" style:text-line-through-type="none" fo:language="ru" fo:country="RU" officeooo:rsid="002ed946" fo:background-color="transparent" loext:char-shading-value="0"/>
    </style:style>
    <style:style style:name="T137" style:family="text">
      <style:text-properties style:text-line-through-style="none" style:text-line-through-type="none" fo:language="ru" fo:country="RU" officeooo:rsid="0032aed4" fo:background-color="transparent" loext:char-shading-value="0"/>
    </style:style>
    <style:style style:name="T138" style:family="text">
      <style:text-properties style:text-line-through-style="none" style:text-line-through-type="none" fo:language="ru" fo:country="RU" officeooo:rsid="0032f218" fo:background-color="transparent" loext:char-shading-value="0"/>
    </style:style>
    <style:style style:name="T139" style:family="text">
      <style:text-properties style:text-line-through-style="none" style:text-line-through-type="none" fo:language="ru" fo:country="RU" officeooo:rsid="00334e96" fo:background-color="transparent" loext:char-shading-value="0"/>
    </style:style>
    <style:style style:name="T140" style:family="text">
      <style:text-properties style:text-line-through-style="none" style:text-line-through-type="none" fo:language="ru" fo:country="RU" officeooo:rsid="00348d17" fo:background-color="transparent" loext:char-shading-value="0"/>
    </style:style>
    <style:style style:name="T141" style:family="text">
      <style:text-properties style:text-line-through-style="none" style:text-line-through-type="none" fo:language="ru" fo:country="RU" officeooo:rsid="00364fbe" fo:background-color="transparent" loext:char-shading-value="0"/>
    </style:style>
    <style:style style:name="T142" style:family="text">
      <style:text-properties style:text-line-through-style="none" style:text-line-through-type="none" fo:language="ru" fo:country="RU" officeooo:rsid="00380dd4" fo:background-color="transparent" loext:char-shading-value="0"/>
    </style:style>
    <style:style style:name="T143" style:family="text">
      <style:text-properties style:text-line-through-style="none" style:text-line-through-type="none" fo:language="ru" fo:country="RU" officeooo:rsid="00398145" fo:background-color="transparent" loext:char-shading-value="0"/>
    </style:style>
    <style:style style:name="T144" style:family="text">
      <style:text-properties style:text-line-through-style="none" style:text-line-through-type="none" fo:language="ru" fo:country="RU" officeooo:rsid="003b624f" fo:background-color="transparent" loext:char-shading-value="0"/>
    </style:style>
    <style:style style:name="T145" style:family="text">
      <style:text-properties style:text-line-through-style="none" style:text-line-through-type="none" fo:language="ru" fo:country="RU" officeooo:rsid="003b902c" fo:background-color="transparent" loext:char-shading-value="0"/>
    </style:style>
    <style:style style:name="T146" style:family="text">
      <style:text-properties style:text-line-through-style="none" style:text-line-through-type="none" fo:language="ru" fo:country="RU" officeooo:rsid="003cc1d9" fo:background-color="transparent" loext:char-shading-value="0"/>
    </style:style>
    <style:style style:name="T147" style:family="text">
      <style:text-properties style:text-line-through-style="none" style:text-line-through-type="none" fo:language="ru" fo:country="RU" officeooo:rsid="003e106f" fo:background-color="transparent" loext:char-shading-value="0"/>
    </style:style>
    <style:style style:name="T148" style:family="text">
      <style:text-properties style:text-line-through-style="none" style:text-line-through-type="none" fo:language="ru" fo:country="RU" officeooo:rsid="003ebfcd" fo:background-color="transparent" loext:char-shading-value="0"/>
    </style:style>
    <style:style style:name="T149" style:family="text">
      <style:text-properties style:text-line-through-style="none" style:text-line-through-type="none" fo:language="ru" fo:country="RU" officeooo:rsid="00403599" fo:background-color="transparent" loext:char-shading-value="0"/>
    </style:style>
    <style:style style:name="T150" style:family="text">
      <style:text-properties style:text-line-through-style="none" style:text-line-through-type="none" fo:language="ru" fo:country="RU" officeooo:rsid="0040b3ad" fo:background-color="transparent" loext:char-shading-value="0"/>
    </style:style>
    <style:style style:name="T151" style:family="text">
      <style:text-properties style:text-line-through-style="none" style:text-line-through-type="none" fo:language="ru" fo:country="RU" officeooo:rsid="0041b01b" fo:background-color="transparent" loext:char-shading-value="0"/>
    </style:style>
    <style:style style:name="T152" style:family="text">
      <style:text-properties style:text-line-through-style="none" style:text-line-through-type="none" fo:language="ru" fo:country="RU" officeooo:rsid="0040eeb4" fo:background-color="transparent" loext:char-shading-value="0"/>
    </style:style>
    <style:style style:name="T153" style:family="text">
      <style:text-properties style:text-line-through-style="none" style:text-line-through-type="none" fo:language="ru" fo:country="RU" officeooo:rsid="0042c281" fo:background-color="transparent" loext:char-shading-value="0"/>
    </style:style>
    <style:style style:name="T154" style:family="text">
      <style:text-properties style:text-line-through-style="none" style:text-line-through-type="none" fo:language="ru" fo:country="RU" officeooo:rsid="00458c95" fo:background-color="transparent" loext:char-shading-value="0"/>
    </style:style>
    <style:style style:name="T155" style:family="text">
      <style:text-properties style:text-line-through-style="none" style:text-line-through-type="none" fo:language="ru" fo:country="RU" officeooo:rsid="00470b8d" fo:background-color="transparent" loext:char-shading-value="0"/>
    </style:style>
    <style:style style:name="T156" style:family="text">
      <style:text-properties style:text-line-through-style="none" style:text-line-through-type="none" fo:language="ru" fo:country="RU" officeooo:rsid="0047e2d9" fo:background-color="transparent" loext:char-shading-value="0"/>
    </style:style>
    <style:style style:name="T157" style:family="text">
      <style:text-properties style:text-line-through-style="none" style:text-line-through-type="none" fo:language="ru" fo:country="RU" officeooo:rsid="004a50f9" fo:background-color="transparent" loext:char-shading-value="0"/>
    </style:style>
    <style:style style:name="T158" style:family="text">
      <style:text-properties style:text-line-through-style="none" style:text-line-through-type="none" fo:language="ru" fo:country="RU" officeooo:rsid="004ba713" fo:background-color="transparent" loext:char-shading-value="0"/>
    </style:style>
    <style:style style:name="T159" style:family="text">
      <style:text-properties style:text-line-through-style="none" style:text-line-through-type="none" fo:language="ru" fo:country="RU" officeooo:rsid="004c5d98" fo:background-color="transparent" loext:char-shading-value="0"/>
    </style:style>
    <style:style style:name="T160" style:family="text">
      <style:text-properties style:text-line-through-style="none" style:text-line-through-type="none" fo:language="ru" fo:country="RU" officeooo:rsid="004e551c" fo:background-color="transparent" loext:char-shading-value="0"/>
    </style:style>
    <style:style style:name="T161" style:family="text">
      <style:text-properties style:text-line-through-style="none" style:text-line-through-type="none" fo:language="ru" fo:country="RU" officeooo:rsid="004f7ace" fo:background-color="transparent" loext:char-shading-value="0"/>
    </style:style>
    <style:style style:name="T162" style:family="text">
      <style:text-properties style:text-line-through-style="none" style:text-line-through-type="none" fo:language="ru" fo:country="RU" officeooo:rsid="00510860" fo:background-color="transparent" loext:char-shading-value="0"/>
    </style:style>
    <style:style style:name="T163" style:family="text">
      <style:text-properties style:text-line-through-style="none" style:text-line-through-type="none" fo:language="ru" fo:country="RU" officeooo:rsid="0052099c" fo:background-color="transparent" loext:char-shading-value="0"/>
    </style:style>
    <style:style style:name="T164" style:family="text">
      <style:text-properties style:text-line-through-style="none" style:text-line-through-type="none" fo:language="ru" fo:country="RU" officeooo:rsid="0052ba96" fo:background-color="transparent" loext:char-shading-value="0"/>
    </style:style>
    <style:style style:name="T165" style:family="text">
      <style:text-properties style:text-line-through-style="none" style:text-line-through-type="none" fo:language="ru" fo:country="RU" officeooo:rsid="0053d733" fo:background-color="transparent" loext:char-shading-value="0"/>
    </style:style>
    <style:style style:name="T166" style:family="text">
      <style:text-properties style:text-line-through-style="none" style:text-line-through-type="none" fo:language="ru" fo:country="RU" officeooo:rsid="0055b7ca" fo:background-color="transparent" loext:char-shading-value="0"/>
    </style:style>
    <style:style style:name="T167" style:family="text">
      <style:text-properties style:text-line-through-style="none" style:text-line-through-type="none" fo:language="ru" fo:country="RU" officeooo:rsid="00560ef9" fo:background-color="transparent" loext:char-shading-value="0"/>
    </style:style>
    <style:style style:name="T168" style:family="text">
      <style:text-properties style:text-line-through-style="none" style:text-line-through-type="none" fo:language="ru" fo:country="RU" officeooo:rsid="00570795" fo:background-color="transparent" loext:char-shading-value="0"/>
    </style:style>
    <style:style style:name="T169" style:family="text">
      <style:text-properties style:text-line-through-style="none" style:text-line-through-type="none" fo:language="ru" fo:country="RU" officeooo:rsid="0057b598" fo:background-color="transparent" loext:char-shading-value="0"/>
    </style:style>
    <style:style style:name="T170" style:family="text">
      <style:text-properties style:text-line-through-style="none" style:text-line-through-type="none" fo:language="ru" fo:country="RU" officeooo:rsid="00590d78" fo:background-color="transparent" loext:char-shading-value="0"/>
    </style:style>
    <style:style style:name="T171" style:family="text">
      <style:text-properties style:text-line-through-style="none" style:text-line-through-type="none" fo:language="ru" fo:country="RU" officeooo:rsid="005a6737" fo:background-color="transparent" loext:char-shading-value="0"/>
    </style:style>
    <style:style style:name="T172" style:family="text">
      <style:text-properties style:text-line-through-style="none" style:text-line-through-type="none" fo:language="ru" fo:country="RU" officeooo:rsid="005ca0d1" fo:background-color="transparent" loext:char-shading-value="0"/>
    </style:style>
    <style:style style:name="T173" style:family="text">
      <style:text-properties style:text-line-through-style="none" style:text-line-through-type="none" fo:language="ru" fo:country="RU" officeooo:rsid="005d2ca4" fo:background-color="transparent" loext:char-shading-value="0"/>
    </style:style>
    <style:style style:name="T174" style:family="text">
      <style:text-properties style:text-line-through-style="none" style:text-line-through-type="none" fo:language="ru" fo:country="RU" officeooo:rsid="00627611" fo:background-color="transparent" loext:char-shading-value="0"/>
    </style:style>
    <style:style style:name="T175" style:family="text">
      <style:text-properties style:text-line-through-style="none" style:text-line-through-type="none" fo:language="ru" fo:country="RU" officeooo:rsid="0063f5c6" fo:background-color="transparent" loext:char-shading-value="0"/>
    </style:style>
    <style:style style:name="T176" style:family="text">
      <style:text-properties style:text-line-through-style="none" style:text-line-through-type="none" fo:language="ru" fo:country="RU" officeooo:rsid="00656735" fo:background-color="transparent" loext:char-shading-value="0"/>
    </style:style>
    <style:style style:name="T177" style:family="text">
      <style:text-properties style:text-line-through-style="none" style:text-line-through-type="none" fo:language="ru" fo:country="RU" officeooo:rsid="006655e2" fo:background-color="transparent" loext:char-shading-value="0"/>
    </style:style>
    <style:style style:name="T178" style:family="text">
      <style:text-properties style:text-line-through-style="none" style:text-line-through-type="none" fo:language="ru" fo:country="RU" officeooo:rsid="006d5b54" fo:background-color="transparent" loext:char-shading-value="0"/>
    </style:style>
    <style:style style:name="T179" style:family="text">
      <style:text-properties style:text-line-through-style="none" style:text-line-through-type="none" fo:language="ru" fo:country="RU" officeooo:rsid="006e98b2" fo:background-color="transparent" loext:char-shading-value="0"/>
    </style:style>
    <style:style style:name="T180" style:family="text">
      <style:text-properties style:text-line-through-style="none" style:text-line-through-type="none" fo:language="ru" fo:country="RU" officeooo:rsid="007041cb" fo:background-color="transparent" loext:char-shading-value="0"/>
    </style:style>
    <style:style style:name="T181" style:family="text">
      <style:text-properties style:text-line-through-style="none" style:text-line-through-type="none" fo:language="ru" fo:country="RU" officeooo:rsid="00722898" fo:background-color="transparent" loext:char-shading-value="0"/>
    </style:style>
    <style:style style:name="T182" style:family="text">
      <style:text-properties style:text-line-through-style="none" style:text-line-through-type="none" fo:language="ru" fo:country="RU" officeooo:rsid="0073bd91" fo:background-color="transparent" loext:char-shading-value="0"/>
    </style:style>
    <style:style style:name="T183" style:family="text">
      <style:text-properties style:text-line-through-style="none" style:text-line-through-type="none" fo:language="ru" fo:country="RU" officeooo:rsid="00743ebb" fo:background-color="transparent" loext:char-shading-value="0"/>
    </style:style>
    <style:style style:name="T184" style:family="text">
      <style:text-properties style:text-line-through-style="none" style:text-line-through-type="none" fo:language="ru" fo:country="RU" officeooo:rsid="0075d30c" fo:background-color="transparent" loext:char-shading-value="0"/>
    </style:style>
    <style:style style:name="T185" style:family="text">
      <style:text-properties style:text-line-through-style="none" style:text-line-through-type="none" fo:language="ru" fo:country="RU" officeooo:rsid="00788a5b" fo:background-color="transparent" loext:char-shading-value="0"/>
    </style:style>
    <style:style style:name="T186" style:family="text">
      <style:text-properties style:text-line-through-style="none" style:text-line-through-type="none" fo:language="ru" fo:country="RU" officeooo:rsid="00794d28" fo:background-color="transparent" loext:char-shading-value="0"/>
    </style:style>
    <style:style style:name="T187" style:family="text">
      <style:text-properties style:text-line-through-style="none" style:text-line-through-type="none" fo:language="ru" fo:country="RU" officeooo:rsid="0079fa67" fo:background-color="transparent" loext:char-shading-value="0"/>
    </style:style>
    <style:style style:name="T188" style:family="text">
      <style:text-properties style:text-line-through-style="none" style:text-line-through-type="none" fo:language="ru" fo:country="RU" officeooo:rsid="007b6b8f" fo:background-color="transparent" loext:char-shading-value="0"/>
    </style:style>
    <style:style style:name="T189" style:family="text">
      <style:text-properties style:text-line-through-style="none" style:text-line-through-type="none" fo:language="ru" fo:country="RU" officeooo:rsid="007c27f5" fo:background-color="transparent" loext:char-shading-value="0"/>
    </style:style>
    <style:style style:name="T190" style:family="text">
      <style:text-properties style:text-line-through-style="none" style:text-line-through-type="none" fo:language="ru" fo:country="RU" officeooo:rsid="007df733" fo:background-color="transparent" loext:char-shading-value="0"/>
    </style:style>
    <style:style style:name="T191" style:family="text">
      <style:text-properties style:text-line-through-style="none" style:text-line-through-type="none" fo:language="ru" fo:country="RU" officeooo:rsid="007e0672" fo:background-color="transparent" loext:char-shading-value="0"/>
    </style:style>
    <style:style style:name="T192" style:family="text">
      <style:text-properties style:text-line-through-style="none" style:text-line-through-type="none" fo:language="ru" fo:country="RU" officeooo:rsid="007e23d0" fo:background-color="transparent" loext:char-shading-value="0"/>
    </style:style>
    <style:style style:name="T193" style:family="text">
      <style:text-properties style:text-line-through-style="none" style:text-line-through-type="none" fo:language="ru" fo:country="RU" officeooo:rsid="00b314fb" fo:background-color="transparent" loext:char-shading-value="0"/>
    </style:style>
    <style:style style:name="T194" style:family="text">
      <style:text-properties style:text-line-through-style="none" style:text-line-through-type="none" fo:language="ru" fo:country="RU" officeooo:rsid="00b34e60" fo:background-color="transparent" loext:char-shading-value="0"/>
    </style:style>
    <style:style style:name="T195" style:family="text">
      <style:text-properties style:text-line-through-style="none" style:text-line-through-type="none" fo:language="ru" fo:country="RU" officeooo:rsid="00b4a364" fo:background-color="transparent" loext:char-shading-value="0"/>
    </style:style>
    <style:style style:name="T196" style:family="text">
      <style:text-properties style:text-line-through-style="none" style:text-line-through-type="none" fo:language="ru" fo:country="RU" officeooo:rsid="00b52ceb" fo:background-color="transparent" loext:char-shading-value="0"/>
    </style:style>
    <style:style style:name="T197" style:family="text">
      <style:text-properties style:text-line-through-style="none" style:text-line-through-type="none" fo:language="ru" fo:country="RU" officeooo:rsid="00b678f6" fo:background-color="transparent" loext:char-shading-value="0"/>
    </style:style>
    <style:style style:name="T198" style:family="text">
      <style:text-properties style:text-line-through-style="none" style:text-line-through-type="none" fo:language="ru" fo:country="RU" officeooo:rsid="00b79582" fo:background-color="transparent" loext:char-shading-value="0"/>
    </style:style>
    <style:style style:name="T199" style:family="text">
      <style:text-properties style:text-line-through-style="none" style:text-line-through-type="none" fo:language="ru" fo:country="RU" officeooo:rsid="00b8476c" fo:background-color="transparent" loext:char-shading-value="0"/>
    </style:style>
    <style:style style:name="T200" style:family="text">
      <style:text-properties style:text-line-through-style="none" style:text-line-through-type="none" fo:language="ru" fo:country="RU" officeooo:rsid="00baa6f8" fo:background-color="transparent" loext:char-shading-value="0"/>
    </style:style>
    <style:style style:name="T201" style:family="text">
      <style:text-properties style:text-line-through-style="none" style:text-line-through-type="none" fo:language="ru" fo:country="RU" officeooo:rsid="00b9567c" fo:background-color="transparent" loext:char-shading-value="0"/>
    </style:style>
    <style:style style:name="T202" style:family="text">
      <style:text-properties style:text-line-through-style="none" style:text-line-through-type="none" fo:language="ru" fo:country="RU" officeooo:rsid="00bcfaab" fo:background-color="transparent" loext:char-shading-value="0"/>
    </style:style>
    <style:style style:name="T203" style:family="text">
      <style:text-properties style:text-line-through-style="none" style:text-line-through-type="none" fo:language="ru" fo:country="RU" officeooo:rsid="00bbe224" fo:background-color="transparent" loext:char-shading-value="0"/>
    </style:style>
    <style:style style:name="T204" style:family="text">
      <style:text-properties style:text-line-through-style="none" style:text-line-through-type="none" fo:language="ru" fo:country="RU" officeooo:rsid="00be78d0" fo:background-color="transparent" loext:char-shading-value="0"/>
    </style:style>
    <style:style style:name="T205" style:family="text">
      <style:text-properties style:text-line-through-style="none" style:text-line-through-type="none" fo:language="ru" fo:country="RU" officeooo:rsid="00be8e7d" fo:background-color="transparent" loext:char-shading-value="0"/>
    </style:style>
    <style:style style:name="T206" style:family="text">
      <style:text-properties style:text-line-through-style="none" style:text-line-through-type="none" fo:language="ru" fo:country="RU" officeooo:rsid="00bef723" fo:background-color="transparent" loext:char-shading-value="0"/>
    </style:style>
    <style:style style:name="T207" style:family="text">
      <style:text-properties style:text-line-through-style="none" style:text-line-through-type="none" fo:language="ru" fo:country="RU" officeooo:rsid="00bfcb27" fo:background-color="transparent" loext:char-shading-value="0"/>
    </style:style>
    <style:style style:name="T208" style:family="text">
      <style:text-properties style:text-line-through-style="none" style:text-line-through-type="none" fo:language="ru" fo:country="RU" officeooo:rsid="00c21da1" fo:background-color="transparent" loext:char-shading-value="0"/>
    </style:style>
    <style:style style:name="T209" style:family="text">
      <style:text-properties style:text-line-through-style="none" style:text-line-through-type="none" fo:language="ru" fo:country="RU" officeooo:rsid="00c25b69" fo:background-color="transparent" loext:char-shading-value="0"/>
    </style:style>
    <style:style style:name="T210" style:family="text">
      <style:text-properties style:text-line-through-style="none" style:text-line-through-type="none" fo:language="ru" fo:country="RU" officeooo:rsid="00c33f03" fo:background-color="transparent" loext:char-shading-value="0"/>
    </style:style>
    <style:style style:name="T211" style:family="text">
      <style:text-properties style:text-line-through-style="none" style:text-line-through-type="none" fo:language="ru" fo:country="RU" officeooo:rsid="00ce95f2" fo:background-color="transparent" loext:char-shading-value="0"/>
    </style:style>
    <style:style style:name="T212" style:family="text">
      <style:text-properties style:text-line-through-style="none" style:text-line-through-type="none" fo:language="ru" fo:country="RU" officeooo:rsid="00cf8583" fo:background-color="transparent" loext:char-shading-value="0"/>
    </style:style>
    <style:style style:name="T213" style:family="text">
      <style:text-properties style:text-line-through-style="none" style:text-line-through-type="none" fo:language="ru" fo:country="RU" officeooo:rsid="00d14d19" fo:background-color="transparent" loext:char-shading-value="0"/>
    </style:style>
    <style:style style:name="T214" style:family="text">
      <style:text-properties style:text-line-through-style="none" style:text-line-through-type="none" fo:language="ru" fo:country="RU" officeooo:rsid="00d2d4cf" fo:background-color="transparent" loext:char-shading-value="0"/>
    </style:style>
    <style:style style:name="T215" style:family="text">
      <style:text-properties style:text-line-through-style="none" style:text-line-through-type="none" fo:language="ru" fo:country="RU" officeooo:rsid="00d2e70d" fo:background-color="transparent" loext:char-shading-value="0"/>
    </style:style>
    <style:style style:name="T216" style:family="text">
      <style:text-properties style:text-line-through-style="none" style:text-line-through-type="none" fo:language="ru" fo:country="RU" officeooo:rsid="00d4c6a1" fo:background-color="transparent" loext:char-shading-value="0"/>
    </style:style>
    <style:style style:name="T217" style:family="text">
      <style:text-properties style:text-line-through-style="none" style:text-line-through-type="none" fo:language="ru" fo:country="RU" officeooo:rsid="00d4f210" fo:background-color="transparent" loext:char-shading-value="0"/>
    </style:style>
    <style:style style:name="T218" style:family="text">
      <style:text-properties style:text-line-through-style="none" style:text-line-through-type="none" fo:language="ru" fo:country="RU" officeooo:rsid="00d56456" fo:background-color="transparent" loext:char-shading-value="0"/>
    </style:style>
    <style:style style:name="T219" style:family="text">
      <style:text-properties style:text-line-through-style="none" style:text-line-through-type="none" fo:language="ru" fo:country="RU" officeooo:rsid="00d8eb28" fo:background-color="transparent" loext:char-shading-value="0"/>
    </style:style>
    <style:style style:name="T220" style:family="text">
      <style:text-properties style:text-line-through-style="none" style:text-line-through-type="none" fo:language="ru" fo:country="RU" officeooo:rsid="00d5f182" fo:background-color="transparent" loext:char-shading-value="0"/>
    </style:style>
    <style:style style:name="T221" style:family="text">
      <style:text-properties style:text-line-through-style="none" style:text-line-through-type="none" fo:language="ru" fo:country="RU" officeooo:rsid="00db2d22" fo:background-color="transparent" loext:char-shading-value="0"/>
    </style:style>
    <style:style style:name="T222" style:family="text">
      <style:text-properties style:text-line-through-style="none" style:text-line-through-type="none" fo:language="ru" fo:country="RU" officeooo:rsid="00dd0a11" fo:background-color="transparent" loext:char-shading-value="0"/>
    </style:style>
    <style:style style:name="T223" style:family="text">
      <style:text-properties style:text-line-through-style="none" style:text-line-through-type="none" fo:language="ru" fo:country="RU" officeooo:rsid="00de8b3a" fo:background-color="transparent" loext:char-shading-value="0"/>
    </style:style>
    <style:style style:name="T224" style:family="text">
      <style:text-properties style:text-line-through-style="none" style:text-line-through-type="none" fo:language="ru" fo:country="RU" officeooo:rsid="00e06d16" fo:background-color="transparent" loext:char-shading-value="0"/>
    </style:style>
    <style:style style:name="T225" style:family="text">
      <style:text-properties style:text-line-through-style="none" style:text-line-through-type="none" fo:language="ru" fo:country="RU" officeooo:rsid="00e140e8" fo:background-color="transparent" loext:char-shading-value="0"/>
    </style:style>
    <style:style style:name="T226" style:family="text">
      <style:text-properties style:text-line-through-style="none" style:text-line-through-type="none" fo:language="ru" fo:country="RU" officeooo:rsid="00e28382" fo:background-color="transparent" loext:char-shading-value="0"/>
    </style:style>
    <style:style style:name="T227" style:family="text">
      <style:text-properties style:text-line-through-style="none" style:text-line-through-type="none" fo:language="ru" fo:country="RU" officeooo:rsid="00e44253" fo:background-color="transparent" loext:char-shading-value="0"/>
    </style:style>
    <style:style style:name="T228" style:family="text">
      <style:text-properties style:text-line-through-style="none" style:text-line-through-type="none" fo:language="ru" fo:country="RU" officeooo:rsid="00e58c63" fo:background-color="transparent" loext:char-shading-value="0"/>
    </style:style>
    <style:style style:name="T229" style:family="text">
      <style:text-properties style:text-line-through-style="none" style:text-line-through-type="none" fo:language="ru" fo:country="RU" officeooo:rsid="00e7229f" fo:background-color="transparent" loext:char-shading-value="0"/>
    </style:style>
    <style:style style:name="T230" style:family="text">
      <style:text-properties style:text-line-through-style="none" style:text-line-through-type="none" fo:language="ru" fo:country="RU" officeooo:rsid="00e90811" fo:background-color="transparent" loext:char-shading-value="0"/>
    </style:style>
    <style:style style:name="T231" style:family="text">
      <style:text-properties style:text-line-through-style="none" style:text-line-through-type="none" fo:language="ru" fo:country="RU" officeooo:rsid="00ea6243" fo:background-color="transparent" loext:char-shading-value="0"/>
    </style:style>
    <style:style style:name="T232" style:family="text">
      <style:text-properties style:text-line-through-style="none" style:text-line-through-type="none" fo:language="ru" fo:country="RU" officeooo:rsid="00ebf23d" fo:background-color="transparent" loext:char-shading-value="0"/>
    </style:style>
    <style:style style:name="T233" style:family="text">
      <style:text-properties style:text-line-through-style="none" style:text-line-through-type="none" fo:language="ru" fo:country="RU" officeooo:rsid="00ed161f" fo:background-color="transparent" loext:char-shading-value="0"/>
    </style:style>
    <style:style style:name="T234" style:family="text">
      <style:text-properties style:text-line-through-style="none" style:text-line-through-type="none" fo:language="ru" fo:country="RU" officeooo:rsid="00ee0beb" fo:background-color="transparent" loext:char-shading-value="0"/>
    </style:style>
    <style:style style:name="T235" style:family="text">
      <style:text-properties style:text-line-through-style="none" style:text-line-through-type="none" fo:language="ru" fo:country="RU" officeooo:rsid="00eee0e1" fo:background-color="transparent" loext:char-shading-value="0"/>
    </style:style>
    <style:style style:name="T236" style:family="text">
      <style:text-properties style:text-line-through-style="none" style:text-line-through-type="none" fo:language="ru" fo:country="RU" officeooo:rsid="00f218dd" fo:background-color="transparent" loext:char-shading-value="0"/>
    </style:style>
    <style:style style:name="T237" style:family="text">
      <style:text-properties style:text-line-through-style="none" style:text-line-through-type="none" fo:language="ru" fo:country="RU" officeooo:rsid="00f2b436" fo:background-color="transparent" loext:char-shading-value="0"/>
    </style:style>
    <style:style style:name="T238" style:family="text">
      <style:text-properties style:text-line-through-style="none" style:text-line-through-type="none" fo:language="ru" fo:country="RU" officeooo:rsid="00f33241" fo:background-color="transparent" loext:char-shading-value="0"/>
    </style:style>
    <style:style style:name="T239" style:family="text">
      <style:text-properties style:text-line-through-style="none" style:text-line-through-type="none" fo:language="ru" fo:country="RU" officeooo:rsid="00f4d8af" fo:background-color="transparent" loext:char-shading-value="0"/>
    </style:style>
    <style:style style:name="T240" style:family="text">
      <style:text-properties style:text-line-through-style="none" style:text-line-through-type="none" fo:language="ru" fo:country="RU" officeooo:rsid="00f4ff2a" fo:background-color="transparent" loext:char-shading-value="0"/>
    </style:style>
    <style:style style:name="T241" style:family="text">
      <style:text-properties style:text-line-through-style="none" style:text-line-through-type="none" fo:language="ru" fo:country="RU" officeooo:rsid="00f9e83e" fo:background-color="transparent" loext:char-shading-value="0"/>
    </style:style>
    <style:style style:name="T242" style:family="text">
      <style:text-properties style:text-line-through-style="none" style:text-line-through-type="none" fo:language="ru" fo:country="RU" officeooo:rsid="00f815ef" fo:background-color="transparent" loext:char-shading-value="0"/>
    </style:style>
    <style:style style:name="T243" style:family="text">
      <style:text-properties style:text-line-through-style="none" style:text-line-through-type="none" fo:language="ru" fo:country="RU" officeooo:rsid="00fb9813" fo:background-color="transparent" loext:char-shading-value="0"/>
    </style:style>
    <style:style style:name="T244" style:family="text">
      <style:text-properties style:text-line-through-style="none" style:text-line-through-type="none" fo:language="ru" fo:country="RU" officeooo:rsid="00fc6716" fo:background-color="transparent" loext:char-shading-value="0"/>
    </style:style>
    <style:style style:name="T245" style:family="text">
      <style:text-properties style:text-line-through-style="none" style:text-line-through-type="none" fo:language="ru" fo:country="RU" officeooo:rsid="00fd9d2c" fo:background-color="transparent" loext:char-shading-value="0"/>
    </style:style>
    <style:style style:name="T246" style:family="text">
      <style:text-properties style:text-line-through-style="none" style:text-line-through-type="none" fo:language="ru" fo:country="RU" officeooo:rsid="00fe9982" fo:background-color="transparent" loext:char-shading-value="0"/>
    </style:style>
    <style:style style:name="T247" style:family="text">
      <style:text-properties style:text-line-through-style="none" style:text-line-through-type="none" fo:language="ru" fo:country="RU" officeooo:rsid="01010ddf" fo:background-color="transparent" loext:char-shading-value="0"/>
    </style:style>
    <style:style style:name="T248" style:family="text">
      <style:text-properties style:text-line-through-style="none" style:text-line-through-type="none" fo:language="ru" fo:country="RU" officeooo:rsid="01020673" fo:background-color="transparent" loext:char-shading-value="0"/>
    </style:style>
    <style:style style:name="T249" style:family="text">
      <style:text-properties style:text-line-through-style="none" style:text-line-through-type="none" fo:language="ru" fo:country="RU" officeooo:rsid="0103e83e" fo:background-color="transparent" loext:char-shading-value="0"/>
    </style:style>
    <style:style style:name="T250" style:family="text">
      <style:text-properties style:text-line-through-style="none" style:text-line-through-type="none" fo:language="ru" fo:country="RU" officeooo:rsid="010532f0" fo:background-color="transparent" loext:char-shading-value="0"/>
    </style:style>
    <style:style style:name="T251" style:family="text">
      <style:text-properties style:text-line-through-style="none" style:text-line-through-type="none" fo:language="ru" fo:country="RU" officeooo:rsid="01066bd8" fo:background-color="transparent" loext:char-shading-value="0"/>
    </style:style>
    <style:style style:name="T252" style:family="text">
      <style:text-properties style:text-line-through-style="none" style:text-line-through-type="none" fo:language="ru" fo:country="RU" officeooo:rsid="010719d7" fo:background-color="transparent" loext:char-shading-value="0"/>
    </style:style>
    <style:style style:name="T253" style:family="text">
      <style:text-properties style:text-line-through-style="none" style:text-line-through-type="none" fo:language="ru" fo:country="RU" officeooo:rsid="01086760" fo:background-color="transparent" loext:char-shading-value="0"/>
    </style:style>
    <style:style style:name="T254" style:family="text">
      <style:text-properties style:text-line-through-style="none" style:text-line-through-type="none" fo:language="ru" fo:country="RU" officeooo:rsid="0109cc10" fo:background-color="transparent" loext:char-shading-value="0"/>
    </style:style>
    <style:style style:name="T255" style:family="text">
      <style:text-properties style:text-line-through-style="none" style:text-line-through-type="none" fo:language="ru" fo:country="RU" officeooo:rsid="010c4ae4" fo:background-color="transparent" loext:char-shading-value="0"/>
    </style:style>
    <style:style style:name="T256" style:family="text">
      <style:text-properties style:text-line-through-style="none" style:text-line-through-type="none" fo:language="ru" fo:country="RU" officeooo:rsid="010b12c3" fo:background-color="transparent" loext:char-shading-value="0"/>
    </style:style>
    <style:style style:name="T257" style:family="text">
      <style:text-properties style:text-line-through-style="none" style:text-line-through-type="none" fo:language="ru" fo:country="RU" officeooo:rsid="010d1478" fo:background-color="transparent" loext:char-shading-value="0"/>
    </style:style>
    <style:style style:name="T258" style:family="text">
      <style:text-properties style:text-line-through-style="none" style:text-line-through-type="none" fo:language="ru" fo:country="RU" officeooo:rsid="010e9745" fo:background-color="transparent" loext:char-shading-value="0"/>
    </style:style>
    <style:style style:name="T259" style:family="text">
      <style:text-properties style:text-line-through-style="none" style:text-line-through-type="none" fo:language="ru" fo:country="RU" officeooo:rsid="01102d00" fo:background-color="transparent" loext:char-shading-value="0"/>
    </style:style>
    <style:style style:name="T260" style:family="text">
      <style:text-properties style:text-line-through-style="none" style:text-line-through-type="none" fo:language="ru" fo:country="RU" officeooo:rsid="01118e12" fo:background-color="transparent" loext:char-shading-value="0"/>
    </style:style>
    <style:style style:name="T261" style:family="text">
      <style:text-properties style:text-line-through-style="none" style:text-line-through-type="none" fo:language="ru" fo:country="RU" officeooo:rsid="011271db" fo:background-color="transparent" loext:char-shading-value="0"/>
    </style:style>
    <style:style style:name="T262" style:family="text">
      <style:text-properties style:text-line-through-style="none" style:text-line-through-type="none" fo:language="ru" fo:country="RU" officeooo:rsid="01134fd6" fo:background-color="transparent" loext:char-shading-value="0"/>
    </style:style>
    <style:style style:name="T263" style:family="text">
      <style:text-properties style:text-line-through-style="none" style:text-line-through-type="none" fo:language="ru" fo:country="RU" officeooo:rsid="01154077" fo:background-color="transparent" loext:char-shading-value="0"/>
    </style:style>
    <style:style style:name="T264" style:family="text">
      <style:text-properties style:text-line-through-style="none" style:text-line-through-type="none" fo:language="ru" fo:country="RU" officeooo:rsid="0115e7b6" fo:background-color="transparent" loext:char-shading-value="0"/>
    </style:style>
    <style:style style:name="T265" style:family="text">
      <style:text-properties style:text-line-through-style="none" style:text-line-through-type="none" fo:language="ru" fo:country="RU" officeooo:rsid="0118ae0e" fo:background-color="transparent" loext:char-shading-value="0"/>
    </style:style>
    <style:style style:name="T266" style:family="text">
      <style:text-properties style:text-line-through-style="none" style:text-line-through-type="none" fo:language="ru" fo:country="RU" officeooo:rsid="01191b87" fo:background-color="transparent" loext:char-shading-value="0"/>
    </style:style>
    <style:style style:name="T267" style:family="text">
      <style:text-properties style:text-line-through-style="none" style:text-line-through-type="none" fo:language="ru" fo:country="RU" officeooo:rsid="011ac791" fo:background-color="transparent" loext:char-shading-value="0"/>
    </style:style>
    <style:style style:name="T268" style:family="text">
      <style:text-properties style:text-line-through-style="none" style:text-line-through-type="none" fo:language="ru" fo:country="RU" officeooo:rsid="011f6749" fo:background-color="transparent" loext:char-shading-value="0"/>
    </style:style>
    <style:style style:name="T269" style:family="text">
      <style:text-properties style:text-line-through-style="none" style:text-line-through-type="none" fo:language="ru" fo:country="RU" officeooo:rsid="0121582c" fo:background-color="transparent" loext:char-shading-value="0"/>
    </style:style>
    <style:style style:name="T270" style:family="text">
      <style:text-properties style:text-line-through-style="none" style:text-line-through-type="none" fo:language="ru" fo:country="RU" officeooo:rsid="01232b8e" fo:background-color="transparent" loext:char-shading-value="0"/>
    </style:style>
    <style:style style:name="T271" style:family="text">
      <style:text-properties style:text-line-through-style="none" style:text-line-through-type="none" fo:language="ru" fo:country="RU" officeooo:rsid="0123e710" fo:background-color="transparent" loext:char-shading-value="0"/>
    </style:style>
    <style:style style:name="T272" style:family="text">
      <style:text-properties style:text-line-through-style="none" style:text-line-through-type="none" fo:language="ru" fo:country="RU" officeooo:rsid="01243c6c" fo:background-color="transparent" loext:char-shading-value="0"/>
    </style:style>
    <style:style style:name="T273" style:family="text">
      <style:text-properties style:text-line-through-style="none" style:text-line-through-type="none" fo:language="ru" fo:country="RU" officeooo:rsid="01274cbc" fo:background-color="transparent" loext:char-shading-value="0"/>
    </style:style>
    <style:style style:name="T274" style:family="text">
      <style:text-properties style:text-line-through-style="none" style:text-line-through-type="none" fo:language="ru" fo:country="RU" officeooo:rsid="0125594d" fo:background-color="transparent" loext:char-shading-value="0"/>
    </style:style>
    <style:style style:name="T275" style:family="text">
      <style:text-properties style:text-line-through-style="none" style:text-line-through-type="none" fo:language="ru" fo:country="RU" officeooo:rsid="01284c7a" fo:background-color="transparent" loext:char-shading-value="0"/>
    </style:style>
    <style:style style:name="T276" style:family="text">
      <style:text-properties style:text-line-through-style="none" style:text-line-through-type="none" fo:language="ru" fo:country="RU" officeooo:rsid="0129f429" fo:background-color="transparent" loext:char-shading-value="0"/>
    </style:style>
    <style:style style:name="T277" style:family="text">
      <style:text-properties style:text-line-through-style="none" style:text-line-through-type="none" fo:language="ru" fo:country="RU" officeooo:rsid="012a44af" fo:background-color="transparent" loext:char-shading-value="0"/>
    </style:style>
    <style:style style:name="T278" style:family="text">
      <style:text-properties style:text-line-through-style="none" style:text-line-through-type="none" fo:language="ru" fo:country="RU" officeooo:rsid="012a9346" fo:background-color="transparent" loext:char-shading-value="0"/>
    </style:style>
    <style:style style:name="T279" style:family="text">
      <style:text-properties style:text-line-through-style="none" style:text-line-through-type="none" fo:language="ru" fo:country="RU" officeooo:rsid="012b9ea4" fo:background-color="transparent" loext:char-shading-value="0"/>
    </style:style>
    <style:style style:name="T280" style:family="text">
      <style:text-properties style:text-line-through-style="none" style:text-line-through-type="none" fo:language="ru" fo:country="RU" officeooo:rsid="012c2e3b" fo:background-color="transparent" loext:char-shading-value="0"/>
    </style:style>
    <style:style style:name="T281" style:family="text">
      <style:text-properties style:text-line-through-style="none" style:text-line-through-type="none" fo:language="ru" fo:country="RU" officeooo:rsid="012ec831" fo:background-color="transparent" loext:char-shading-value="0"/>
    </style:style>
    <style:style style:name="T282" style:family="text">
      <style:text-properties style:text-line-through-style="none" style:text-line-through-type="none" fo:language="ru" fo:country="RU" officeooo:rsid="013048ec" fo:background-color="transparent" loext:char-shading-value="0"/>
    </style:style>
    <style:style style:name="T283" style:family="text">
      <style:text-properties style:text-line-through-style="none" style:text-line-through-type="none" fo:language="ru" fo:country="RU" officeooo:rsid="01323cc6" fo:background-color="transparent" loext:char-shading-value="0"/>
    </style:style>
    <style:style style:name="T284" style:family="text">
      <style:text-properties style:text-line-through-style="none" style:text-line-through-type="none" fo:language="ru" fo:country="RU" officeooo:rsid="013b4231" fo:background-color="transparent" loext:char-shading-value="0"/>
    </style:style>
    <style:style style:name="T285" style:family="text">
      <style:text-properties style:text-line-through-style="none" style:text-line-through-type="none" fo:language="ru" fo:country="RU" officeooo:rsid="013c5098" fo:background-color="transparent" loext:char-shading-value="0"/>
    </style:style>
    <style:style style:name="T286" style:family="text">
      <style:text-properties style:text-line-through-style="none" style:text-line-through-type="none" fo:language="ru" fo:country="RU" officeooo:rsid="013c87f5" fo:background-color="transparent" loext:char-shading-value="0"/>
    </style:style>
    <style:style style:name="T287" style:family="text">
      <style:text-properties style:text-line-through-style="none" style:text-line-through-type="none" fo:language="ru" fo:country="RU" officeooo:rsid="013ef5cf" fo:background-color="transparent" loext:char-shading-value="0"/>
    </style:style>
    <style:style style:name="T288" style:family="text">
      <style:text-properties style:text-line-through-style="none" style:text-line-through-type="none" fo:language="ru" fo:country="RU" officeooo:rsid="013f0dc8" fo:background-color="transparent" loext:char-shading-value="0"/>
    </style:style>
    <style:style style:name="T289" style:family="text">
      <style:text-properties style:text-line-through-style="none" style:text-line-through-type="none" fo:language="ru" fo:country="RU" officeooo:rsid="01408821" fo:background-color="transparent" loext:char-shading-value="0"/>
    </style:style>
    <style:style style:name="T290" style:family="text">
      <style:text-properties style:text-line-through-style="none" style:text-line-through-type="none" fo:language="ru" fo:country="RU" officeooo:rsid="0140b668" fo:background-color="transparent" loext:char-shading-value="0"/>
    </style:style>
    <style:style style:name="T291" style:family="text">
      <style:text-properties style:text-line-through-style="none" style:text-line-through-type="none" fo:language="ru" fo:country="RU" officeooo:rsid="0140ebe2" fo:background-color="transparent" loext:char-shading-value="0"/>
    </style:style>
    <style:style style:name="T292" style:family="text">
      <style:text-properties style:text-line-through-style="none" style:text-line-through-type="none" fo:language="ru" fo:country="RU" officeooo:rsid="01412d7c" fo:background-color="transparent" loext:char-shading-value="0"/>
    </style:style>
    <style:style style:name="T293" style:family="text">
      <style:text-properties style:text-line-through-style="none" style:text-line-through-type="none" fo:language="ru" fo:country="RU" officeooo:rsid="01426433" fo:background-color="transparent" loext:char-shading-value="0"/>
    </style:style>
    <style:style style:name="T294" style:family="text">
      <style:text-properties style:text-line-through-style="none" style:text-line-through-type="none" fo:language="ru" fo:country="RU" officeooo:rsid="01448c8b" fo:background-color="transparent" loext:char-shading-value="0"/>
    </style:style>
    <style:style style:name="T295" style:family="text">
      <style:text-properties style:text-line-through-style="none" style:text-line-through-type="none" fo:language="ru" fo:country="RU" officeooo:rsid="0144f423" fo:background-color="transparent" loext:char-shading-value="0"/>
    </style:style>
    <style:style style:name="T296" style:family="text">
      <style:text-properties style:text-line-through-style="none" style:text-line-through-type="none" fo:language="ru" fo:country="RU" officeooo:rsid="0146d4c9" fo:background-color="transparent" loext:char-shading-value="0"/>
    </style:style>
    <style:style style:name="T297" style:family="text">
      <style:text-properties style:text-line-through-style="none" style:text-line-through-type="none" fo:language="ru" fo:country="RU" officeooo:rsid="01472f60" fo:background-color="transparent" loext:char-shading-value="0"/>
    </style:style>
    <style:style style:name="T298" style:family="text">
      <style:text-properties style:text-line-through-style="none" style:text-line-through-type="none" fo:language="ru" fo:country="RU" officeooo:rsid="0148d1a8" fo:background-color="transparent" loext:char-shading-value="0"/>
    </style:style>
    <style:style style:name="T299" style:family="text">
      <style:text-properties style:text-line-through-style="none" style:text-line-through-type="none" fo:language="ru" fo:country="RU" officeooo:rsid="014d99dd" fo:background-color="transparent" loext:char-shading-value="0"/>
    </style:style>
    <style:style style:name="T300" style:family="text">
      <style:text-properties style:text-line-through-style="none" style:text-line-through-type="none" fo:language="ru" fo:country="RU" officeooo:rsid="014e6da5" fo:background-color="transparent" loext:char-shading-value="0"/>
    </style:style>
    <style:style style:name="T301" style:family="text">
      <style:text-properties style:text-line-through-style="none" style:text-line-through-type="none" fo:language="ru" fo:country="RU" officeooo:rsid="014f777a" fo:background-color="transparent" loext:char-shading-value="0"/>
    </style:style>
    <style:style style:name="T302" style:family="text">
      <style:text-properties style:text-line-through-style="none" style:text-line-through-type="none" fo:language="ru" fo:country="RU" officeooo:rsid="0150d379" fo:background-color="transparent" loext:char-shading-value="0"/>
    </style:style>
    <style:style style:name="T303" style:family="text">
      <style:text-properties style:text-line-through-style="none" style:text-line-through-type="none" fo:language="ru" fo:country="RU" officeooo:rsid="0151c57b" fo:background-color="transparent" loext:char-shading-value="0"/>
    </style:style>
    <style:style style:name="T304" style:family="text">
      <style:text-properties style:text-line-through-style="none" style:text-line-through-type="none" fo:language="ru" fo:country="RU" officeooo:rsid="01536126" fo:background-color="transparent" loext:char-shading-value="0"/>
    </style:style>
    <style:style style:name="T305" style:family="text">
      <style:text-properties style:text-line-through-style="none" style:text-line-through-type="none" fo:language="ru" fo:country="RU" officeooo:rsid="01554f58" fo:background-color="transparent" loext:char-shading-value="0"/>
    </style:style>
    <style:style style:name="T306" style:family="text">
      <style:text-properties style:text-line-through-style="none" style:text-line-through-type="none" fo:language="ru" fo:country="RU" officeooo:rsid="0155f5bb" fo:background-color="transparent" loext:char-shading-value="0"/>
    </style:style>
    <style:style style:name="T307" style:family="text">
      <style:text-properties style:text-line-through-style="none" style:text-line-through-type="none" fo:language="ru" fo:country="RU" officeooo:rsid="0157d221" fo:background-color="transparent" loext:char-shading-value="0"/>
    </style:style>
    <style:style style:name="T308" style:family="text">
      <style:text-properties style:text-line-through-style="none" style:text-line-through-type="none" fo:language="ru" fo:country="RU" officeooo:rsid="0136c255" fo:background-color="transparent" loext:char-shading-value="0"/>
    </style:style>
    <style:style style:name="T309" style:family="text">
      <style:text-properties style:text-line-through-style="none" style:text-line-through-type="none" fo:language="ru" fo:country="RU" officeooo:rsid="0137a7bc" fo:background-color="transparent" loext:char-shading-value="0"/>
    </style:style>
    <style:style style:name="T310" style:family="text">
      <style:text-properties style:text-line-through-style="none" style:text-line-through-type="none" fo:language="ru" fo:country="RU" officeooo:rsid="01385e42" fo:background-color="transparent" loext:char-shading-value="0"/>
    </style:style>
    <style:style style:name="T311" style:family="text">
      <style:text-properties style:text-line-through-style="none" style:text-line-through-type="none" fo:language="ru" fo:country="RU" officeooo:rsid="0157eb2f" fo:background-color="transparent" loext:char-shading-value="0"/>
    </style:style>
    <style:style style:name="T312" style:family="text">
      <style:text-properties style:text-line-through-style="none" style:text-line-through-type="none" fo:language="ru" fo:country="RU" officeooo:rsid="0159d8a1" fo:background-color="transparent" loext:char-shading-value="0"/>
    </style:style>
    <style:style style:name="T313" style:family="text">
      <style:text-properties style:text-line-through-style="none" style:text-line-through-type="none" fo:language="ru" fo:country="RU" officeooo:rsid="015b9188" fo:background-color="transparent" loext:char-shading-value="0"/>
    </style:style>
    <style:style style:name="T314" style:family="text">
      <style:text-properties style:text-line-through-style="none" style:text-line-through-type="none" fo:language="ru" fo:country="RU" officeooo:rsid="015d570f" fo:background-color="transparent" loext:char-shading-value="0"/>
    </style:style>
    <style:style style:name="T315" style:family="text">
      <style:text-properties style:text-line-through-style="none" style:text-line-through-type="none" fo:language="ru" fo:country="RU" officeooo:rsid="015e4013" fo:background-color="transparent" loext:char-shading-value="0"/>
    </style:style>
    <style:style style:name="T316" style:family="text">
      <style:text-properties style:text-line-through-style="none" style:text-line-through-type="none" fo:language="ru" fo:country="RU" officeooo:rsid="015e8a65" fo:background-color="transparent" loext:char-shading-value="0"/>
    </style:style>
    <style:style style:name="T317" style:family="text">
      <style:text-properties style:text-line-through-style="none" style:text-line-through-type="none" fo:language="ru" fo:country="RU" officeooo:rsid="016156a4" fo:background-color="transparent" loext:char-shading-value="0"/>
    </style:style>
    <style:style style:name="T318" style:family="text">
      <style:text-properties style:text-line-through-style="none" style:text-line-through-type="none" fo:language="ru" fo:country="RU" officeooo:rsid="016352aa" fo:background-color="transparent" loext:char-shading-value="0"/>
    </style:style>
    <style:style style:name="T319" style:family="text">
      <style:text-properties style:text-line-through-style="none" style:text-line-through-type="none" fo:language="ru" fo:country="RU" officeooo:rsid="0163ef60" fo:background-color="transparent" loext:char-shading-value="0"/>
    </style:style>
    <style:style style:name="T320" style:family="text">
      <style:text-properties style:text-line-through-style="none" style:text-line-through-type="none" fo:language="ru" fo:country="RU" officeooo:rsid="01642090" fo:background-color="transparent" loext:char-shading-value="0"/>
    </style:style>
    <style:style style:name="T321" style:family="text">
      <style:text-properties style:text-line-through-style="none" style:text-line-through-type="none" fo:language="ru" fo:country="RU" officeooo:rsid="01646335" fo:background-color="transparent" loext:char-shading-value="0"/>
    </style:style>
    <style:style style:name="T322" style:family="text">
      <style:text-properties style:text-line-through-style="none" style:text-line-through-type="none" fo:language="ru" fo:country="RU" officeooo:rsid="01661a69" fo:background-color="transparent" loext:char-shading-value="0"/>
    </style:style>
    <style:style style:name="T323" style:family="text">
      <style:text-properties style:text-line-through-style="none" style:text-line-through-type="none" fo:language="ru" fo:country="RU" officeooo:rsid="016735d9" fo:background-color="transparent" loext:char-shading-value="0"/>
    </style:style>
    <style:style style:name="T324" style:family="text">
      <style:text-properties style:text-line-through-style="none" style:text-line-through-type="none" fo:language="ru" fo:country="RU" officeooo:rsid="0168578b" fo:background-color="transparent" loext:char-shading-value="0"/>
    </style:style>
    <style:style style:name="T325" style:family="text">
      <style:text-properties style:text-line-through-style="none" style:text-line-through-type="none" fo:language="ru" fo:country="RU" officeooo:rsid="0169918f" fo:background-color="transparent" loext:char-shading-value="0"/>
    </style:style>
    <style:style style:name="T326" style:family="text">
      <style:text-properties style:text-line-through-style="none" style:text-line-through-type="none" fo:language="ru" fo:country="RU" officeooo:rsid="016a7e25" fo:background-color="transparent" loext:char-shading-value="0"/>
    </style:style>
    <style:style style:name="T327" style:family="text">
      <style:text-properties style:text-line-through-style="none" style:text-line-through-type="none" fo:language="ru" fo:country="RU" officeooo:rsid="016e587d" fo:background-color="transparent" loext:char-shading-value="0"/>
    </style:style>
    <style:style style:name="T328" style:family="text">
      <style:text-properties style:text-line-through-style="none" style:text-line-through-type="none" fo:language="ru" fo:country="RU" officeooo:rsid="017033b7" fo:background-color="transparent" loext:char-shading-value="0"/>
    </style:style>
    <style:style style:name="T329" style:family="text">
      <style:text-properties style:text-line-through-style="none" style:text-line-through-type="none" fo:language="ru" fo:country="RU" officeooo:rsid="01719c6e" fo:background-color="transparent" loext:char-shading-value="0"/>
    </style:style>
    <style:style style:name="T330" style:family="text">
      <style:text-properties style:text-line-through-style="none" style:text-line-through-type="none" fo:language="ru" fo:country="RU" officeooo:rsid="01727114" fo:background-color="transparent" loext:char-shading-value="0"/>
    </style:style>
    <style:style style:name="T331" style:family="text">
      <style:text-properties style:text-line-through-style="none" style:text-line-through-type="none" fo:language="ru" fo:country="RU" officeooo:rsid="0172ff79" fo:background-color="transparent" loext:char-shading-value="0"/>
    </style:style>
    <style:style style:name="T332" style:family="text">
      <style:text-properties style:text-line-through-style="none" style:text-line-through-type="none" fo:language="ru" fo:country="RU" officeooo:rsid="01744589" fo:background-color="transparent" loext:char-shading-value="0"/>
    </style:style>
    <style:style style:name="T333" style:family="text">
      <style:text-properties style:text-line-through-style="none" style:text-line-through-type="none" fo:language="ru" fo:country="RU" officeooo:rsid="0175c9e7" fo:background-color="transparent" loext:char-shading-value="0"/>
    </style:style>
    <style:style style:name="T334" style:family="text">
      <style:text-properties style:text-line-through-style="none" style:text-line-through-type="none" fo:language="ru" fo:country="RU" officeooo:rsid="0176e17a" fo:background-color="transparent" loext:char-shading-value="0"/>
    </style:style>
    <style:style style:name="T335" style:family="text">
      <style:text-properties style:text-line-through-style="none" style:text-line-through-type="none" fo:language="ru" fo:country="RU" officeooo:rsid="01785c82" fo:background-color="transparent" loext:char-shading-value="0"/>
    </style:style>
    <style:style style:name="T336" style:family="text">
      <style:text-properties style:text-line-through-style="none" style:text-line-through-type="none" fo:language="ru" fo:country="RU" officeooo:rsid="017a4825" fo:background-color="transparent" loext:char-shading-value="0"/>
    </style:style>
    <style:style style:name="T337" style:family="text">
      <style:text-properties style:text-line-through-style="none" style:text-line-through-type="none" fo:language="ru" fo:country="RU" officeooo:rsid="017c2011" fo:background-color="transparent" loext:char-shading-value="0"/>
    </style:style>
    <style:style style:name="T338" style:family="text">
      <style:text-properties style:text-line-through-style="none" style:text-line-through-type="none" fo:language="ru" fo:country="RU" officeooo:rsid="017d8895" fo:background-color="transparent" loext:char-shading-value="0"/>
    </style:style>
    <style:style style:name="T339" style:family="text">
      <style:text-properties style:text-line-through-style="none" style:text-line-through-type="none" fo:language="ru" fo:country="RU" officeooo:rsid="018052df" fo:background-color="transparent" loext:char-shading-value="0"/>
    </style:style>
    <style:style style:name="T340" style:family="text">
      <style:text-properties style:text-line-through-style="none" style:text-line-through-type="none" fo:language="ru" fo:country="RU" officeooo:rsid="0183f559" fo:background-color="transparent" loext:char-shading-value="0"/>
    </style:style>
    <style:style style:name="T341" style:family="text">
      <style:text-properties style:text-line-through-style="none" style:text-line-through-type="none" fo:language="ru" fo:country="RU" officeooo:rsid="018a1857" fo:background-color="transparent" loext:char-shading-value="0"/>
    </style:style>
    <style:style style:name="T342" style:family="text">
      <style:text-properties style:text-line-through-style="none" style:text-line-through-type="none" fo:language="ru" fo:country="RU" officeooo:rsid="018b95d5" fo:background-color="transparent" loext:char-shading-value="0"/>
    </style:style>
    <style:style style:name="T343" style:family="text">
      <style:text-properties style:text-line-through-style="none" style:text-line-through-type="none" fo:language="ru" fo:country="RU" officeooo:rsid="018d7845" fo:background-color="transparent" loext:char-shading-value="0"/>
    </style:style>
    <style:style style:name="T344" style:family="text">
      <style:text-properties style:text-line-through-style="none" style:text-line-through-type="none" fo:language="ru" fo:country="RU" officeooo:rsid="018ec3bd" fo:background-color="transparent" loext:char-shading-value="0"/>
    </style:style>
    <style:style style:name="T345" style:family="text">
      <style:text-properties style:text-line-through-style="none" style:text-line-through-type="none" fo:language="ru" fo:country="RU" officeooo:rsid="01866d24" fo:background-color="transparent" loext:char-shading-value="0"/>
    </style:style>
    <style:style style:name="T346" style:family="text">
      <style:text-properties style:text-line-through-style="none" style:text-line-through-type="none" fo:language="ru" fo:country="RU" officeooo:rsid="018f9cea" fo:background-color="transparent" loext:char-shading-value="0"/>
    </style:style>
    <style:style style:name="T347" style:family="text">
      <style:text-properties style:text-line-through-style="none" style:text-line-through-type="none" fo:language="ru" fo:country="RU" officeooo:rsid="01903ec0" fo:background-color="transparent" loext:char-shading-value="0"/>
    </style:style>
    <style:style style:name="T348" style:family="text">
      <style:text-properties style:text-line-through-style="none" style:text-line-through-type="none" fo:language="ru" fo:country="RU" officeooo:rsid="01923b6d" fo:background-color="transparent" loext:char-shading-value="0"/>
    </style:style>
    <style:style style:name="T349" style:family="text">
      <style:text-properties style:text-line-through-style="none" style:text-line-through-type="none" fo:language="ru" fo:country="RU" officeooo:rsid="01927582" fo:background-color="transparent" loext:char-shading-value="0"/>
    </style:style>
    <style:style style:name="T350" style:family="text">
      <style:text-properties style:text-line-through-style="none" style:text-line-through-type="none" fo:language="ru" fo:country="RU" officeooo:rsid="01933420" fo:background-color="transparent" loext:char-shading-value="0"/>
    </style:style>
    <style:style style:name="T351" style:family="text">
      <style:text-properties style:text-line-through-style="none" style:text-line-through-type="none" fo:language="ru" fo:country="RU" officeooo:rsid="0194e56c" fo:background-color="transparent" loext:char-shading-value="0"/>
    </style:style>
    <style:style style:name="T352" style:family="text">
      <style:text-properties style:text-line-through-style="none" style:text-line-through-type="none" fo:language="ru" fo:country="RU" officeooo:rsid="01962e70" fo:background-color="transparent" loext:char-shading-value="0"/>
    </style:style>
    <style:style style:name="T353" style:family="text">
      <style:text-properties style:text-line-through-style="none" style:text-line-through-type="none" fo:language="ru" fo:country="RU" officeooo:rsid="01978851" fo:background-color="transparent" loext:char-shading-value="0"/>
    </style:style>
    <style:style style:name="T354" style:family="text">
      <style:text-properties style:text-line-through-style="none" style:text-line-through-type="none" fo:language="ru" fo:country="RU" officeooo:rsid="0197d6da" fo:background-color="transparent" loext:char-shading-value="0"/>
    </style:style>
    <style:style style:name="T355" style:family="text">
      <style:text-properties style:text-line-through-style="none" style:text-line-through-type="none" fo:language="ru" fo:country="RU" officeooo:rsid="01999dcd" fo:background-color="transparent" loext:char-shading-value="0"/>
    </style:style>
    <style:style style:name="T356" style:family="text">
      <style:text-properties style:text-line-through-style="none" style:text-line-through-type="none" fo:language="ru" fo:country="RU" officeooo:rsid="019a0dfa" fo:background-color="transparent" loext:char-shading-value="0"/>
    </style:style>
    <style:style style:name="T357" style:family="text">
      <style:text-properties style:text-line-through-style="none" style:text-line-through-type="none" fo:language="ru" fo:country="RU" officeooo:rsid="019b8144" fo:background-color="transparent" loext:char-shading-value="0"/>
    </style:style>
    <style:style style:name="T358" style:family="text">
      <style:text-properties style:text-line-through-style="none" style:text-line-through-type="none" fo:language="ru" fo:country="RU" officeooo:rsid="019c71cf" fo:background-color="transparent" loext:char-shading-value="0"/>
    </style:style>
    <style:style style:name="T359" style:family="text">
      <style:text-properties style:text-line-through-style="none" style:text-line-through-type="none" fo:language="ru" fo:country="RU" officeooo:rsid="019d85fb" fo:background-color="transparent" loext:char-shading-value="0"/>
    </style:style>
    <style:style style:name="T360" style:family="text">
      <style:text-properties style:text-line-through-style="none" style:text-line-through-type="none" fo:language="ru" fo:country="RU" officeooo:rsid="019f7b21" fo:background-color="transparent" loext:char-shading-value="0"/>
    </style:style>
    <style:style style:name="T361" style:family="text">
      <style:text-properties style:text-line-through-style="none" style:text-line-through-type="none" fo:language="ru" fo:country="RU" officeooo:rsid="01a02cac" fo:background-color="transparent" loext:char-shading-value="0"/>
    </style:style>
    <style:style style:name="T362" style:family="text">
      <style:text-properties style:text-line-through-style="none" style:text-line-through-type="none" fo:language="ru" fo:country="RU" officeooo:rsid="01a0df4b" fo:background-color="transparent" loext:char-shading-value="0"/>
    </style:style>
    <style:style style:name="T363" style:family="text">
      <style:text-properties style:text-line-through-style="none" style:text-line-through-type="none" fo:language="ru" fo:country="RU" officeooo:rsid="01a13ab0" fo:background-color="transparent" loext:char-shading-value="0"/>
    </style:style>
    <style:style style:name="T364" style:family="text">
      <style:text-properties style:text-line-through-style="none" style:text-line-through-type="none" fo:language="ru" fo:country="RU" officeooo:rsid="01a267e5" fo:background-color="transparent" loext:char-shading-value="0"/>
    </style:style>
    <style:style style:name="T365" style:family="text">
      <style:text-properties style:text-line-through-style="none" style:text-line-through-type="none" fo:language="ru" fo:country="RU" officeooo:rsid="01a41379" fo:background-color="transparent" loext:char-shading-value="0"/>
    </style:style>
    <style:style style:name="T366" style:family="text">
      <style:text-properties style:text-line-through-style="none" style:text-line-through-type="none" fo:language="ru" fo:country="RU" officeooo:rsid="01a4e8bc" fo:background-color="transparent" loext:char-shading-value="0"/>
    </style:style>
    <style:style style:name="T367" style:family="text">
      <style:text-properties style:text-line-through-style="none" style:text-line-through-type="none" fo:language="ru" fo:country="RU" officeooo:rsid="01a67e87" fo:background-color="transparent" loext:char-shading-value="0"/>
    </style:style>
    <style:style style:name="T368" style:family="text">
      <style:text-properties style:text-line-through-style="none" style:text-line-through-type="none" fo:language="ru" fo:country="RU" officeooo:rsid="01a82733" fo:background-color="transparent" loext:char-shading-value="0"/>
    </style:style>
    <style:style style:name="T369" style:family="text">
      <style:text-properties style:text-line-through-style="none" style:text-line-through-type="none" fo:language="ru" fo:country="RU" officeooo:rsid="01a98dac" fo:background-color="transparent" loext:char-shading-value="0"/>
    </style:style>
    <style:style style:name="T370" style:family="text">
      <style:text-properties style:text-line-through-style="none" style:text-line-through-type="none" fo:language="ru" fo:country="RU" officeooo:rsid="01ac9db2" fo:background-color="transparent" loext:char-shading-value="0"/>
    </style:style>
    <style:style style:name="T371" style:family="text">
      <style:text-properties style:text-line-through-style="none" style:text-line-through-type="none" fo:language="ru" fo:country="RU" officeooo:rsid="01ad9631" fo:background-color="transparent" loext:char-shading-value="0"/>
    </style:style>
    <style:style style:name="T372" style:family="text">
      <style:text-properties style:text-line-through-style="none" style:text-line-through-type="none" fo:language="ru" fo:country="RU" officeooo:rsid="01ae1795" fo:background-color="transparent" loext:char-shading-value="0"/>
    </style:style>
    <style:style style:name="T373" style:family="text">
      <style:text-properties style:text-line-through-style="none" style:text-line-through-type="none" fo:language="ru" fo:country="RU" officeooo:rsid="01af86d7" fo:background-color="transparent" loext:char-shading-value="0"/>
    </style:style>
    <style:style style:name="T374" style:family="text">
      <style:text-properties style:text-line-through-style="none" style:text-line-through-type="none" fo:language="ru" fo:country="RU" officeooo:rsid="01b0f9dd" fo:background-color="transparent" loext:char-shading-value="0"/>
    </style:style>
    <style:style style:name="T375" style:family="text">
      <style:text-properties style:text-line-through-style="none" style:text-line-through-type="none" fo:language="ru" fo:country="RU" officeooo:rsid="01b243f6" fo:background-color="transparent" loext:char-shading-value="0"/>
    </style:style>
    <style:style style:name="T376" style:family="text">
      <style:text-properties style:text-line-through-style="none" style:text-line-through-type="none" fo:language="ru" fo:country="RU" officeooo:rsid="01b41964" fo:background-color="transparent" loext:char-shading-value="0"/>
    </style:style>
    <style:style style:name="T377" style:family="text">
      <style:text-properties style:text-line-through-style="none" style:text-line-through-type="none" fo:language="ru" fo:country="RU" officeooo:rsid="01b52d6c" fo:background-color="transparent" loext:char-shading-value="0"/>
    </style:style>
    <style:style style:name="T378" style:family="text">
      <style:text-properties style:text-line-through-style="none" style:text-line-through-type="none" fo:language="ru" fo:country="RU" officeooo:rsid="01b654c6" fo:background-color="transparent" loext:char-shading-value="0"/>
    </style:style>
    <style:style style:name="T379" style:family="text">
      <style:text-properties style:text-line-through-style="none" style:text-line-through-type="none" fo:language="ru" fo:country="RU" officeooo:rsid="01b6f4f0" fo:background-color="transparent" loext:char-shading-value="0"/>
    </style:style>
    <style:style style:name="T380" style:family="text">
      <style:text-properties style:text-line-through-style="none" style:text-line-through-type="none" fo:language="ru" fo:country="RU" officeooo:rsid="01b8d21d" fo:background-color="transparent" loext:char-shading-value="0"/>
    </style:style>
    <style:style style:name="T381" style:family="text">
      <style:text-properties style:text-line-through-style="none" style:text-line-through-type="none" fo:language="ru" fo:country="RU" officeooo:rsid="01ba305c" fo:background-color="transparent" loext:char-shading-value="0"/>
    </style:style>
    <style:style style:name="T382" style:family="text">
      <style:text-properties style:text-line-through-style="none" style:text-line-through-type="none" fo:language="ru" fo:country="RU" officeooo:rsid="01ba4b7a" fo:background-color="transparent" loext:char-shading-value="0"/>
    </style:style>
    <style:style style:name="T383" style:family="text">
      <style:text-properties style:text-line-through-style="none" style:text-line-through-type="none" fo:language="ru" fo:country="RU" officeooo:rsid="01be9104" fo:background-color="transparent" loext:char-shading-value="0"/>
    </style:style>
    <style:style style:name="T384" style:family="text">
      <style:text-properties style:text-line-through-style="none" style:text-line-through-type="none" fo:language="ru" fo:country="RU" officeooo:rsid="01bf8131" fo:background-color="transparent" loext:char-shading-value="0"/>
    </style:style>
    <style:style style:name="T385" style:family="text">
      <style:text-properties style:text-line-through-style="none" style:text-line-through-type="none" fo:language="ru" fo:country="RU" officeooo:rsid="01bf9645" fo:background-color="transparent" loext:char-shading-value="0"/>
    </style:style>
    <style:style style:name="T386" style:family="text">
      <style:text-properties style:text-line-through-style="none" style:text-line-through-type="none" fo:language="ru" fo:country="RU" officeooo:rsid="01c13e3c" fo:background-color="transparent" loext:char-shading-value="0"/>
    </style:style>
    <style:style style:name="T387" style:family="text">
      <style:text-properties style:text-line-through-style="none" style:text-line-through-type="none" fo:language="ru" fo:country="RU" officeooo:rsid="01c29817" fo:background-color="transparent" loext:char-shading-value="0"/>
    </style:style>
    <style:style style:name="T388" style:family="text">
      <style:text-properties style:text-line-through-style="none" style:text-line-through-type="none" fo:language="ru" fo:country="RU" officeooo:rsid="01c48547" fo:background-color="transparent" loext:char-shading-value="0"/>
    </style:style>
    <style:style style:name="T389" style:family="text">
      <style:text-properties style:text-line-through-style="none" style:text-line-through-type="none" fo:language="ru" fo:country="RU" officeooo:rsid="01c5f254" fo:background-color="transparent" loext:char-shading-value="0"/>
    </style:style>
    <style:style style:name="T390" style:family="text">
      <style:text-properties style:text-line-through-style="none" style:text-line-through-type="none" fo:language="ru" fo:country="RU" officeooo:rsid="01c72740" fo:background-color="transparent" loext:char-shading-value="0"/>
    </style:style>
    <style:style style:name="T391" style:family="text">
      <style:text-properties style:text-line-through-style="none" style:text-line-through-type="none" fo:language="ru" fo:country="RU" officeooo:rsid="01c90b73" fo:background-color="transparent" loext:char-shading-value="0"/>
    </style:style>
    <style:style style:name="T392" style:family="text">
      <style:text-properties style:text-line-through-style="none" style:text-line-through-type="none" fo:language="ru" fo:country="RU" officeooo:rsid="01cb65fb" fo:background-color="transparent" loext:char-shading-value="0"/>
    </style:style>
    <style:style style:name="T393" style:family="text">
      <style:text-properties style:text-line-through-style="none" style:text-line-through-type="none" fo:language="ru" fo:country="RU" officeooo:rsid="01cf593e" fo:background-color="transparent" loext:char-shading-value="0"/>
    </style:style>
    <style:style style:name="T394" style:family="text">
      <style:text-properties style:text-line-through-style="none" style:text-line-through-type="none" fo:language="ru" fo:country="RU" officeooo:rsid="01cf74e6" fo:background-color="transparent" loext:char-shading-value="0"/>
    </style:style>
    <style:style style:name="T395" style:family="text">
      <style:text-properties style:text-line-through-style="none" style:text-line-through-type="none" fo:language="ru" fo:country="RU" officeooo:rsid="01d06835" fo:background-color="transparent" loext:char-shading-value="0"/>
    </style:style>
    <style:style style:name="T396" style:family="text">
      <style:text-properties style:text-line-through-style="none" style:text-line-through-type="none" fo:language="ru" fo:country="RU" officeooo:rsid="01d1a9e1" fo:background-color="transparent" loext:char-shading-value="0"/>
    </style:style>
    <style:style style:name="T397" style:family="text">
      <style:text-properties style:text-line-through-style="none" style:text-line-through-type="none" fo:language="ru" fo:country="RU" officeooo:rsid="01d2bd1d" fo:background-color="transparent" loext:char-shading-value="0"/>
    </style:style>
    <style:style style:name="T398" style:family="text">
      <style:text-properties style:text-line-through-style="none" style:text-line-through-type="none" fo:language="ru" fo:country="RU" officeooo:rsid="01c9cf02" fo:background-color="transparent" loext:char-shading-value="0"/>
    </style:style>
    <style:style style:name="T399" style:family="text">
      <style:text-properties style:text-line-through-style="none" style:text-line-through-type="none" fo:language="ru" fo:country="RU" officeooo:rsid="01d564b1" fo:background-color="transparent" loext:char-shading-value="0"/>
    </style:style>
    <style:style style:name="T400" style:family="text">
      <style:text-properties style:text-line-through-style="none" style:text-line-through-type="none" fo:language="ru" fo:country="RU" officeooo:rsid="01d6840d" fo:background-color="transparent" loext:char-shading-value="0"/>
    </style:style>
    <style:style style:name="T401" style:family="text">
      <style:text-properties style:text-line-through-style="none" style:text-line-through-type="none" fo:language="ru" fo:country="RU" officeooo:rsid="01dcfdb7" fo:background-color="transparent" loext:char-shading-value="0"/>
    </style:style>
    <style:style style:name="T402" style:family="text">
      <style:text-properties style:text-line-through-style="none" style:text-line-through-type="none" fo:language="ru" fo:country="RU" officeooo:rsid="01dad993" fo:background-color="transparent" loext:char-shading-value="0"/>
    </style:style>
    <style:style style:name="T403" style:family="text">
      <style:text-properties style:text-line-through-style="none" style:text-line-through-type="none" fo:language="ru" fo:country="RU" officeooo:rsid="01db00bc" fo:background-color="transparent" loext:char-shading-value="0"/>
    </style:style>
    <style:style style:name="T404" style:family="text">
      <style:text-properties style:text-line-through-style="none" style:text-line-through-type="none" fo:language="ru" fo:country="RU" officeooo:rsid="01dd2864" fo:background-color="transparent" loext:char-shading-value="0"/>
    </style:style>
    <style:style style:name="T405" style:family="text">
      <style:text-properties style:text-line-through-style="none" style:text-line-through-type="none" fo:language="ru" fo:country="RU" officeooo:rsid="01e1d680" fo:background-color="transparent" loext:char-shading-value="0"/>
    </style:style>
    <style:style style:name="T406" style:family="text">
      <style:text-properties style:text-line-through-style="none" style:text-line-through-type="none" fo:language="ru" fo:country="RU" officeooo:rsid="0165d62b" fo:background-color="transparent" loext:char-shading-value="0"/>
    </style:style>
    <style:style style:name="T407" style:family="text">
      <style:text-properties style:text-line-through-style="none" style:text-line-through-type="none" fo:language="ru" fo:country="RU" officeooo:rsid="01e3c16b" fo:background-color="transparent" loext:char-shading-value="0"/>
    </style:style>
    <style:style style:name="T408" style:family="text">
      <style:text-properties style:text-line-through-style="none" style:text-line-through-type="none" fo:language="ru" fo:country="RU" officeooo:rsid="01f22d49" fo:background-color="transparent" loext:char-shading-value="0"/>
    </style:style>
    <style:style style:name="T409" style:family="text">
      <style:text-properties style:text-line-through-style="none" style:text-line-through-type="none" fo:language="ru" fo:country="RU" officeooo:rsid="01f3dd42" fo:background-color="transparent" loext:char-shading-value="0"/>
    </style:style>
    <style:style style:name="T410" style:family="text">
      <style:text-properties style:text-line-through-style="none" style:text-line-through-type="none" fo:language="ru" fo:country="RU" officeooo:rsid="01f574b7" fo:background-color="transparent" loext:char-shading-value="0"/>
    </style:style>
    <style:style style:name="T411" style:family="text">
      <style:text-properties style:text-line-through-style="none" style:text-line-through-type="none" fo:language="ru" fo:country="RU" officeooo:rsid="01167098" fo:background-color="transparent" loext:char-shading-value="0"/>
    </style:style>
    <style:style style:name="T412" style:family="text">
      <style:text-properties style:text-line-through-style="none" style:text-line-through-type="none" fo:language="ru" fo:country="RU" officeooo:rsid="01358f25" fo:background-color="transparent" loext:char-shading-value="0"/>
    </style:style>
    <style:style style:name="T413" style:family="text">
      <style:text-properties style:text-line-through-style="none" style:text-line-through-type="none" fo:language="ru" fo:country="RU" officeooo:rsid="01f5a826" fo:background-color="transparent" loext:char-shading-value="0"/>
    </style:style>
    <style:style style:name="T414" style:family="text">
      <style:text-properties style:text-line-through-style="none" style:text-line-through-type="none" fo:language="ru" fo:country="RU" officeooo:rsid="01349ca0" fo:background-color="transparent" loext:char-shading-value="0"/>
    </style:style>
    <style:style style:name="T415" style:family="text">
      <style:text-properties style:text-line-through-style="none" style:text-line-through-type="none" fo:language="ru" fo:country="RU" officeooo:rsid="01f720c0" fo:background-color="transparent" loext:char-shading-value="0"/>
    </style:style>
    <style:style style:name="T416" style:family="text">
      <style:text-properties style:text-line-through-style="none" style:text-line-through-type="none" fo:language="ru" fo:country="RU" officeooo:rsid="01f85ae9" fo:background-color="transparent" loext:char-shading-value="0"/>
    </style:style>
    <style:style style:name="T417" style:family="text">
      <style:text-properties style:text-line-through-style="none" style:text-line-through-type="none" fo:language="ru" fo:country="RU" officeooo:rsid="01f92179" fo:background-color="transparent" loext:char-shading-value="0"/>
    </style:style>
    <style:style style:name="T418" style:family="text">
      <style:text-properties style:text-line-through-style="none" style:text-line-through-type="none" fo:language="ru" fo:country="RU" officeooo:rsid="01fb6ff8" fo:background-color="transparent" loext:char-shading-value="0"/>
    </style:style>
    <style:style style:name="T419" style:family="text">
      <style:text-properties style:text-line-through-style="none" style:text-line-through-type="none" fo:language="ru" fo:country="RU" officeooo:rsid="01fbb9b5" fo:background-color="transparent" loext:char-shading-value="0"/>
    </style:style>
    <style:style style:name="T420" style:family="text">
      <style:text-properties style:text-line-through-style="none" style:text-line-through-type="none" fo:language="ru" fo:country="RU" officeooo:rsid="01fc30b0" fo:background-color="transparent" loext:char-shading-value="0"/>
    </style:style>
    <style:style style:name="T421" style:family="text">
      <style:text-properties style:text-line-through-style="none" style:text-line-through-type="none" fo:language="ru" fo:country="RU" officeooo:rsid="01ffc3ba" fo:background-color="transparent" loext:char-shading-value="0"/>
    </style:style>
    <style:style style:name="T422" style:family="text">
      <style:text-properties style:text-line-through-style="none" style:text-line-through-type="none" fo:language="ru" fo:country="RU" officeooo:rsid="02016ba1" fo:background-color="transparent" loext:char-shading-value="0"/>
    </style:style>
    <style:style style:name="T423" style:family="text">
      <style:text-properties style:text-line-through-style="none" style:text-line-through-type="none" fo:language="ru" fo:country="RU" officeooo:rsid="0202af4a" fo:background-color="transparent" loext:char-shading-value="0"/>
    </style:style>
    <style:style style:name="T424" style:family="text">
      <style:text-properties style:text-line-through-style="none" style:text-line-through-type="none" fo:language="ru" fo:country="RU" officeooo:rsid="0203adf4" fo:background-color="transparent" loext:char-shading-value="0"/>
    </style:style>
    <style:style style:name="T425" style:family="text">
      <style:text-properties style:text-line-through-style="none" style:text-line-through-type="none" fo:language="ru" fo:country="RU" officeooo:rsid="02043118" fo:background-color="transparent" loext:char-shading-value="0"/>
    </style:style>
    <style:style style:name="T426" style:family="text">
      <style:text-properties style:text-line-through-style="none" style:text-line-through-type="none" fo:language="ru" fo:country="RU" officeooo:rsid="020767cd" fo:background-color="transparent" loext:char-shading-value="0"/>
    </style:style>
    <style:style style:name="T427" style:family="text">
      <style:text-properties style:text-line-through-style="none" style:text-line-through-type="none" fo:language="ru" fo:country="RU" officeooo:rsid="0207e1fc" fo:background-color="transparent" loext:char-shading-value="0"/>
    </style:style>
    <style:style style:name="T428" style:family="text">
      <style:text-properties style:text-line-through-style="none" style:text-line-through-type="none" fo:language="ru" fo:country="RU" officeooo:rsid="020b4388" fo:background-color="transparent" loext:char-shading-value="0"/>
    </style:style>
    <style:style style:name="T429" style:family="text">
      <style:text-properties style:text-line-through-style="none" style:text-line-through-type="none" fo:language="ru" fo:country="RU" officeooo:rsid="020e6251" fo:background-color="transparent" loext:char-shading-value="0"/>
    </style:style>
    <style:style style:name="T430" style:family="text">
      <style:text-properties style:text-line-through-style="none" style:text-line-through-type="none" fo:language="ru" fo:country="RU" officeooo:rsid="02102293" fo:background-color="transparent" loext:char-shading-value="0"/>
    </style:style>
    <style:style style:name="T431" style:family="text">
      <style:text-properties style:text-line-through-style="none" style:text-line-through-type="none" fo:language="ru" fo:country="RU" officeooo:rsid="02110bac" fo:background-color="transparent" loext:char-shading-value="0"/>
    </style:style>
    <style:style style:name="T432" style:family="text">
      <style:text-properties style:text-line-through-style="none" style:text-line-through-type="none" fo:language="ru" fo:country="RU" officeooo:rsid="021486df" fo:background-color="transparent" loext:char-shading-value="0"/>
    </style:style>
    <style:style style:name="T433" style:family="text">
      <style:text-properties style:text-line-through-style="none" style:text-line-through-type="none" fo:language="ru" fo:country="RU" officeooo:rsid="0219633e" fo:background-color="transparent" loext:char-shading-value="0"/>
    </style:style>
    <style:style style:name="T434" style:family="text">
      <style:text-properties style:text-line-through-style="none" style:text-line-through-type="none" fo:language="ru" fo:country="RU" officeooo:rsid="022ed0a0" fo:background-color="transparent" loext:char-shading-value="0"/>
    </style:style>
    <style:style style:name="T435" style:family="text">
      <style:text-properties style:text-line-through-style="none" style:text-line-through-type="none" fo:language="ru" fo:country="RU" officeooo:rsid="023819f3" fo:background-color="transparent" loext:char-shading-value="0"/>
    </style:style>
    <style:style style:name="T436" style:family="text">
      <style:text-properties style:text-line-through-style="none" style:text-line-through-type="none" fo:language="ru" fo:country="RU" officeooo:rsid="023afb1c" fo:background-color="transparent" loext:char-shading-value="0"/>
    </style:style>
    <style:style style:name="T437" style:family="text">
      <style:text-properties style:text-line-through-style="none" style:text-line-through-type="none" fo:language="ru" fo:country="RU" officeooo:rsid="023cb66a" fo:background-color="transparent" loext:char-shading-value="0"/>
    </style:style>
    <style:style style:name="T438" style:family="text">
      <style:text-properties style:text-line-through-style="none" style:text-line-through-type="none" fo:language="ru" fo:country="RU" officeooo:rsid="023ea609" fo:background-color="transparent" loext:char-shading-value="0"/>
    </style:style>
    <style:style style:name="T439" style:family="text">
      <style:text-properties style:text-line-through-style="none" style:text-line-through-type="none" fo:language="ru" fo:country="RU" officeooo:rsid="023fa6d7" fo:background-color="transparent" loext:char-shading-value="0"/>
    </style:style>
    <style:style style:name="T440" style:family="text">
      <style:text-properties style:text-line-through-style="none" style:text-line-through-type="none" fo:language="ru" fo:country="RU" officeooo:rsid="0241f1e6" fo:background-color="transparent" loext:char-shading-value="0"/>
    </style:style>
    <style:style style:name="T441" style:family="text">
      <style:text-properties style:text-line-through-style="none" style:text-line-through-type="none" fo:language="ru" fo:country="RU" officeooo:rsid="02424bf3" fo:background-color="transparent" loext:char-shading-value="0"/>
    </style:style>
    <style:style style:name="T442" style:family="text">
      <style:text-properties style:text-line-through-style="none" style:text-line-through-type="none" fo:language="ru" fo:country="RU" officeooo:rsid="0242915a" fo:background-color="transparent" loext:char-shading-value="0"/>
    </style:style>
    <style:style style:name="T443" style:family="text">
      <style:text-properties style:text-line-through-style="none" style:text-line-through-type="none" fo:language="ru" fo:country="RU" officeooo:rsid="02432569" fo:background-color="transparent" loext:char-shading-value="0"/>
    </style:style>
    <style:style style:name="T444" style:family="text">
      <style:text-properties style:text-line-through-style="none" style:text-line-through-type="none" fo:language="ru" fo:country="RU" officeooo:rsid="02435cf4" fo:background-color="transparent" loext:char-shading-value="0"/>
    </style:style>
    <style:style style:name="T445" style:family="text">
      <style:text-properties style:text-line-through-style="none" style:text-line-through-type="none" fo:language="ru" fo:country="RU" officeooo:rsid="02449d5d" fo:background-color="transparent" loext:char-shading-value="0"/>
    </style:style>
    <style:style style:name="T446" style:family="text">
      <style:text-properties style:text-line-through-style="none" style:text-line-through-type="none" fo:language="ru" fo:country="RU" officeooo:rsid="0245e70b" fo:background-color="transparent" loext:char-shading-value="0"/>
    </style:style>
    <style:style style:name="T447" style:family="text">
      <style:text-properties style:text-line-through-style="none" style:text-line-through-type="none" fo:language="ru" fo:country="RU" officeooo:rsid="02466f3d" fo:background-color="transparent" loext:char-shading-value="0"/>
    </style:style>
    <style:style style:name="T448" style:family="text">
      <style:text-properties style:text-line-through-style="none" style:text-line-through-type="none" fo:language="ru" fo:country="RU" officeooo:rsid="0250d4c5" fo:background-color="transparent" loext:char-shading-value="0"/>
    </style:style>
    <style:style style:name="T449" style:family="text">
      <style:text-properties style:text-line-through-style="none" style:text-line-through-type="none" fo:language="ru" fo:country="RU" officeooo:rsid="0254cf89" fo:background-color="transparent" loext:char-shading-value="0"/>
    </style:style>
    <style:style style:name="T450" style:family="text">
      <style:text-properties style:text-line-through-style="none" style:text-line-through-type="none" fo:language="ru" fo:country="RU" officeooo:rsid="0255abb0" fo:background-color="transparent" loext:char-shading-value="0"/>
    </style:style>
    <style:style style:name="T451" style:family="text">
      <style:text-properties style:text-line-through-style="none" style:text-line-through-type="none" fo:language="ru" fo:country="RU" officeooo:rsid="025842db" fo:background-color="transparent" loext:char-shading-value="0"/>
    </style:style>
    <style:style style:name="T452" style:family="text">
      <style:text-properties style:text-line-through-style="none" style:text-line-through-type="none" fo:language="ru" fo:country="RU" officeooo:rsid="0259ccd5" fo:background-color="transparent" loext:char-shading-value="0"/>
    </style:style>
    <style:style style:name="T453" style:family="text">
      <style:text-properties style:text-line-through-style="none" style:text-line-through-type="none" fo:language="ru" fo:country="RU" officeooo:rsid="025bae9d" fo:background-color="transparent" loext:char-shading-value="0"/>
    </style:style>
    <style:style style:name="T454" style:family="text">
      <style:text-properties style:text-line-through-style="none" style:text-line-through-type="none" fo:language="ru" fo:country="RU" officeooo:rsid="025c89a6" fo:background-color="transparent" loext:char-shading-value="0"/>
    </style:style>
    <style:style style:name="T455" style:family="text">
      <style:text-properties style:text-line-through-style="none" style:text-line-through-type="none" fo:language="ru" fo:country="RU" officeooo:rsid="025cc34e" fo:background-color="transparent" loext:char-shading-value="0"/>
    </style:style>
    <style:style style:name="T456" style:family="text">
      <style:text-properties style:text-line-through-style="none" style:text-line-through-type="none" fo:language="ru" fo:country="RU" officeooo:rsid="025d4b68" fo:background-color="transparent" loext:char-shading-value="0"/>
    </style:style>
    <style:style style:name="T457" style:family="text">
      <style:text-properties style:text-line-through-style="none" style:text-line-through-type="none" fo:language="ru" fo:country="RU" officeooo:rsid="025e50a2" fo:background-color="transparent" loext:char-shading-value="0"/>
    </style:style>
    <style:style style:name="T458" style:family="text">
      <style:text-properties style:text-line-through-style="none" style:text-line-through-type="none" fo:language="ru" fo:country="RU" officeooo:rsid="025ed61d" fo:background-color="transparent" loext:char-shading-value="0"/>
    </style:style>
    <style:style style:name="T459" style:family="text">
      <style:text-properties style:text-line-through-style="none" style:text-line-through-type="none" fo:language="ru" fo:country="RU" officeooo:rsid="025f7113" fo:background-color="transparent" loext:char-shading-value="0"/>
    </style:style>
    <style:style style:name="T460" style:family="text">
      <style:text-properties style:text-line-through-style="none" style:text-line-through-type="none" fo:language="ru" fo:country="RU" officeooo:rsid="025fb2c8" fo:background-color="transparent" loext:char-shading-value="0"/>
    </style:style>
    <style:style style:name="T461" style:family="text">
      <style:text-properties style:text-line-through-style="none" style:text-line-through-type="none" fo:language="ru" fo:country="RU" officeooo:rsid="0261326d" fo:background-color="transparent" loext:char-shading-value="0"/>
    </style:style>
    <style:style style:name="T462" style:family="text">
      <style:text-properties style:text-line-through-style="none" style:text-line-through-type="none" fo:language="ru" fo:country="RU" officeooo:rsid="0263144a" fo:background-color="transparent" loext:char-shading-value="0"/>
    </style:style>
    <style:style style:name="T463" style:family="text">
      <style:text-properties style:text-line-through-style="none" style:text-line-through-type="none" fo:language="ru" fo:country="RU" officeooo:rsid="026417b1" fo:background-color="transparent" loext:char-shading-value="0"/>
    </style:style>
    <style:style style:name="T464" style:family="text">
      <style:text-properties style:text-line-through-style="none" style:text-line-through-type="none" fo:language="ru" fo:country="RU" officeooo:rsid="0265ed2a" fo:background-color="transparent" loext:char-shading-value="0"/>
    </style:style>
    <style:style style:name="T465" style:family="text">
      <style:text-properties style:text-line-through-style="none" style:text-line-through-type="none" fo:language="ru" fo:country="RU" officeooo:rsid="02714680" fo:background-color="transparent" loext:char-shading-value="0"/>
    </style:style>
    <style:style style:name="T466" style:family="text">
      <style:text-properties style:text-line-through-style="none" style:text-line-through-type="none" fo:language="ru" fo:country="RU" officeooo:rsid="027211d1" fo:background-color="transparent" loext:char-shading-value="0"/>
    </style:style>
    <style:style style:name="T467" style:family="text">
      <style:text-properties style:text-line-through-style="none" style:text-line-through-type="none" fo:language="ru" fo:country="RU" officeooo:rsid="027501aa" fo:background-color="transparent" loext:char-shading-value="0"/>
    </style:style>
    <style:style style:name="T468" style:family="text">
      <style:text-properties style:text-line-through-style="none" style:text-line-through-type="none" fo:language="ru" fo:country="RU" officeooo:rsid="02764f40" fo:background-color="transparent" loext:char-shading-value="0"/>
    </style:style>
    <style:style style:name="T469" style:family="text">
      <style:text-properties style:text-line-through-style="none" style:text-line-through-type="none" fo:language="ru" fo:country="RU" officeooo:rsid="027921b3" fo:background-color="transparent" loext:char-shading-value="0"/>
    </style:style>
    <style:style style:name="T470" style:family="text">
      <style:text-properties style:text-line-through-style="none" style:text-line-through-type="none" fo:language="ru" fo:country="RU" officeooo:rsid="027cba96" fo:background-color="transparent" loext:char-shading-value="0"/>
    </style:style>
    <style:style style:name="T471" style:family="text">
      <style:text-properties style:text-line-through-style="none" style:text-line-through-type="none" fo:language="ru" fo:country="RU" officeooo:rsid="0281b0a7" fo:background-color="transparent" loext:char-shading-value="0"/>
    </style:style>
    <style:style style:name="T472" style:family="text">
      <style:text-properties style:text-line-through-style="none" style:text-line-through-type="none" fo:language="ru" fo:country="RU" officeooo:rsid="02826bc9" fo:background-color="transparent" loext:char-shading-value="0"/>
    </style:style>
    <style:style style:name="T473" style:family="text">
      <style:text-properties style:text-line-through-style="none" style:text-line-through-type="none" fo:language="ru" fo:country="RU" officeooo:rsid="02846937" fo:background-color="transparent" loext:char-shading-value="0"/>
    </style:style>
    <style:style style:name="T474" style:family="text">
      <style:text-properties style:text-line-through-style="none" style:text-line-through-type="none" fo:language="ru" fo:country="RU" officeooo:rsid="028535ee" fo:background-color="transparent" loext:char-shading-value="0"/>
    </style:style>
    <style:style style:name="T475" style:family="text">
      <style:text-properties style:text-line-through-style="none" style:text-line-through-type="none" fo:language="ru" fo:country="RU" officeooo:rsid="0285911d" fo:background-color="transparent" loext:char-shading-value="0"/>
    </style:style>
    <style:style style:name="T476" style:family="text">
      <style:text-properties style:text-line-through-style="none" style:text-line-through-type="none" fo:language="ru" fo:country="RU" officeooo:rsid="02866627" fo:background-color="transparent" loext:char-shading-value="0"/>
    </style:style>
    <style:style style:name="T477" style:family="text">
      <style:text-properties style:text-line-through-style="none" style:text-line-through-type="none" fo:language="ru" fo:country="RU" officeooo:rsid="0286a4aa" fo:background-color="transparent" loext:char-shading-value="0"/>
    </style:style>
    <style:style style:name="T478" style:family="text">
      <style:text-properties style:text-line-through-style="none" style:text-line-through-type="none" fo:language="ru" fo:country="RU" officeooo:rsid="02874187" fo:background-color="transparent" loext:char-shading-value="0"/>
    </style:style>
    <style:style style:name="T479" style:family="text">
      <style:text-properties style:text-line-through-style="none" style:text-line-through-type="none" fo:language="ru" fo:country="RU" officeooo:rsid="028c7052" fo:background-color="transparent" loext:char-shading-value="0"/>
    </style:style>
    <style:style style:name="T480" style:family="text">
      <style:text-properties style:text-line-through-style="none" style:text-line-through-type="none" fo:language="ru" fo:country="RU" officeooo:rsid="028ca327" fo:background-color="transparent" loext:char-shading-value="0"/>
    </style:style>
    <style:style style:name="T481" style:family="text">
      <style:text-properties style:text-line-through-style="none" style:text-line-through-type="none" fo:language="ru" fo:country="RU" officeooo:rsid="028e90c9" fo:background-color="transparent" loext:char-shading-value="0"/>
    </style:style>
    <style:style style:name="T482" style:family="text">
      <style:text-properties style:text-line-through-style="none" style:text-line-through-type="none" fo:language="ru" fo:country="RU" officeooo:rsid="028f7c58" fo:background-color="transparent" loext:char-shading-value="0"/>
    </style:style>
    <style:style style:name="T483" style:family="text">
      <style:text-properties style:text-line-through-style="none" style:text-line-through-type="none" fo:language="ru" fo:country="RU" officeooo:rsid="0292e8a2" fo:background-color="transparent" loext:char-shading-value="0"/>
    </style:style>
    <style:style style:name="T484" style:family="text">
      <style:text-properties style:text-line-through-style="none" style:text-line-through-type="none" fo:language="ru" fo:country="RU" officeooo:rsid="00437e03" fo:background-color="transparent" loext:char-shading-value="0"/>
    </style:style>
    <style:style style:name="T485" style:family="text">
      <style:text-properties style:text-line-through-style="none" style:text-line-through-type="none" fo:language="ru" fo:country="RU" officeooo:rsid="0297ff56" fo:background-color="transparent" loext:char-shading-value="0"/>
    </style:style>
    <style:style style:name="T486" style:family="text">
      <style:text-properties style:text-line-through-style="none" style:text-line-through-type="none" fo:language="ru" fo:country="RU" officeooo:rsid="029ae16f" fo:background-color="transparent" loext:char-shading-value="0"/>
    </style:style>
    <style:style style:name="T487" style:family="text">
      <style:text-properties style:text-line-through-style="none" style:text-line-through-type="none" fo:language="ru" fo:country="RU" officeooo:rsid="029ca0c1" fo:background-color="transparent" loext:char-shading-value="0"/>
    </style:style>
    <style:style style:name="T488" style:family="text">
      <style:text-properties style:text-line-through-style="none" style:text-line-through-type="none" fo:language="ru" fo:country="RU" officeooo:rsid="029da12d" fo:background-color="transparent" loext:char-shading-value="0"/>
    </style:style>
    <style:style style:name="T489" style:family="text">
      <style:text-properties style:text-line-through-style="none" style:text-line-through-type="none" fo:language="ru" fo:country="RU" officeooo:rsid="029dfc18" fo:background-color="transparent" loext:char-shading-value="0"/>
    </style:style>
    <style:style style:name="T490" style:family="text">
      <style:text-properties style:text-line-through-style="none" style:text-line-through-type="none" fo:language="ru" fo:country="RU" officeooo:rsid="029f3489" fo:background-color="transparent" loext:char-shading-value="0"/>
    </style:style>
    <style:style style:name="T491" style:family="text">
      <style:text-properties style:text-line-through-style="none" style:text-line-through-type="none" fo:language="ru" fo:country="RU" officeooo:rsid="02a02b92" fo:background-color="transparent" loext:char-shading-value="0"/>
    </style:style>
    <style:style style:name="T492" style:family="text">
      <style:text-properties style:text-line-through-style="none" style:text-line-through-type="none" fo:language="ru" fo:country="RU" officeooo:rsid="02a07c59" fo:background-color="transparent" loext:char-shading-value="0"/>
    </style:style>
    <style:style style:name="T493" style:family="text">
      <style:text-properties style:text-line-through-style="none" style:text-line-through-type="none" fo:language="ru" fo:country="RU" officeooo:rsid="02a144e8" fo:background-color="transparent" loext:char-shading-value="0"/>
    </style:style>
    <style:style style:name="T494" style:family="text">
      <style:text-properties style:text-line-through-style="none" style:text-line-through-type="none" fo:language="ru" fo:country="RU" officeooo:rsid="02a3010b" fo:background-color="transparent" loext:char-shading-value="0"/>
    </style:style>
    <style:style style:name="T495" style:family="text">
      <style:text-properties style:text-line-through-style="none" style:text-line-through-type="none" fo:language="ru" fo:country="RU" officeooo:rsid="02a41f9c" fo:background-color="transparent" loext:char-shading-value="0"/>
    </style:style>
    <style:style style:name="T496" style:family="text">
      <style:text-properties style:text-line-through-style="none" style:text-line-through-type="none" fo:language="ru" fo:country="RU" officeooo:rsid="02a5f0bf" fo:background-color="transparent" loext:char-shading-value="0"/>
    </style:style>
    <style:style style:name="T497" style:family="text">
      <style:text-properties style:text-line-through-style="none" style:text-line-through-type="none" fo:language="ru" fo:country="RU" officeooo:rsid="02a7d747" fo:background-color="transparent" loext:char-shading-value="0"/>
    </style:style>
    <style:style style:name="T498" style:family="text">
      <style:text-properties style:text-line-through-style="none" style:text-line-through-type="none" fo:language="ru" fo:country="RU" officeooo:rsid="02a8784c" fo:background-color="transparent" loext:char-shading-value="0"/>
    </style:style>
    <style:style style:name="T499" style:family="text">
      <style:text-properties style:text-line-through-style="none" style:text-line-through-type="none" fo:language="ru" fo:country="RU" officeooo:rsid="02aa2408" fo:background-color="transparent" loext:char-shading-value="0"/>
    </style:style>
    <style:style style:name="T500" style:family="text">
      <style:text-properties style:text-line-through-style="none" style:text-line-through-type="none" fo:language="ru" fo:country="RU" officeooo:rsid="02aaa48c" fo:background-color="transparent" loext:char-shading-value="0"/>
    </style:style>
    <style:style style:name="T501" style:family="text">
      <style:text-properties style:text-line-through-style="none" style:text-line-through-type="none" fo:language="ru" fo:country="RU" officeooo:rsid="02ac561e" fo:background-color="transparent" loext:char-shading-value="0"/>
    </style:style>
    <style:style style:name="T502" style:family="text">
      <style:text-properties style:text-line-through-style="none" style:text-line-through-type="none" fo:language="ru" fo:country="RU" officeooo:rsid="02b0066d" fo:background-color="transparent" loext:char-shading-value="0"/>
    </style:style>
    <style:style style:name="T503" style:family="text">
      <style:text-properties style:text-line-through-style="none" style:text-line-through-type="none" fo:language="ru" fo:country="RU" officeooo:rsid="02b0bf52" fo:background-color="transparent" loext:char-shading-value="0"/>
    </style:style>
    <style:style style:name="T504" style:family="text">
      <style:text-properties style:text-line-through-style="none" style:text-line-through-type="none" fo:language="ru" fo:country="RU" officeooo:rsid="02a812b9" fo:background-color="transparent" loext:char-shading-value="0"/>
    </style:style>
    <style:style style:name="T505" style:family="text">
      <style:text-properties style:text-line-through-style="none" style:text-line-through-type="none" fo:language="ru" fo:country="RU" officeooo:rsid="02b129c4" fo:background-color="transparent" loext:char-shading-value="0"/>
    </style:style>
    <style:style style:name="T506" style:family="text">
      <style:text-properties style:text-line-through-style="none" style:text-line-through-type="none" fo:language="ru" fo:country="RU" officeooo:rsid="02b31841" fo:background-color="transparent" loext:char-shading-value="0"/>
    </style:style>
    <style:style style:name="T507" style:family="text">
      <style:text-properties style:text-line-through-style="none" style:text-line-through-type="none" fo:language="ru" fo:country="RU" officeooo:rsid="02b45d20" fo:background-color="transparent" loext:char-shading-value="0"/>
    </style:style>
    <style:style style:name="T508" style:family="text">
      <style:text-properties style:text-line-through-style="none" style:text-line-through-type="none" fo:language="ru" fo:country="RU" officeooo:rsid="02b60122" fo:background-color="transparent" loext:char-shading-value="0"/>
    </style:style>
    <style:style style:name="T509" style:family="text">
      <style:text-properties style:text-line-through-style="none" style:text-line-through-type="none" fo:language="ru" fo:country="RU" officeooo:rsid="02b66894" fo:background-color="transparent" loext:char-shading-value="0"/>
    </style:style>
    <style:style style:name="T510" style:family="text">
      <style:text-properties style:text-line-through-style="none" style:text-line-through-type="none" fo:language="ru" fo:country="RU" officeooo:rsid="02b816b4" fo:background-color="transparent" loext:char-shading-value="0"/>
    </style:style>
    <style:style style:name="T511" style:family="text">
      <style:text-properties style:text-line-through-style="none" style:text-line-through-type="none" fo:language="ru" fo:country="RU" officeooo:rsid="02baff14" fo:background-color="transparent" loext:char-shading-value="0"/>
    </style:style>
    <style:style style:name="T512" style:family="text">
      <style:text-properties style:text-line-through-style="none" style:text-line-through-type="none" fo:language="ru" fo:country="RU" officeooo:rsid="02bc6d73" fo:background-color="transparent" loext:char-shading-value="0"/>
    </style:style>
    <style:style style:name="T513" style:family="text">
      <style:text-properties style:text-line-through-style="none" style:text-line-through-type="none" fo:language="ru" fo:country="RU" officeooo:rsid="02bcf963" fo:background-color="transparent" loext:char-shading-value="0"/>
    </style:style>
    <style:style style:name="T514" style:family="text">
      <style:text-properties style:text-line-through-style="none" style:text-line-through-type="none" fo:language="ru" fo:country="RU" officeooo:rsid="02be9706" fo:background-color="transparent" loext:char-shading-value="0"/>
    </style:style>
    <style:style style:name="T515" style:family="text">
      <style:text-properties style:text-line-through-style="none" style:text-line-through-type="none" fo:language="ru" fo:country="RU" officeooo:rsid="02c0309a" fo:background-color="transparent" loext:char-shading-value="0"/>
    </style:style>
    <style:style style:name="T516" style:family="text">
      <style:text-properties style:text-line-through-style="none" style:text-line-through-type="none" fo:language="ru" fo:country="RU" officeooo:rsid="02c19805" fo:background-color="transparent" loext:char-shading-value="0"/>
    </style:style>
    <style:style style:name="T517" style:family="text">
      <style:text-properties style:text-line-through-style="none" style:text-line-through-type="none" fo:language="ru" fo:country="RU" officeooo:rsid="02c7f0f4" fo:background-color="transparent" loext:char-shading-value="0"/>
    </style:style>
    <style:style style:name="T518" style:family="text">
      <style:text-properties style:text-line-through-style="none" style:text-line-through-type="none" fo:language="ru" fo:country="RU" officeooo:rsid="02c8ceeb" fo:background-color="transparent" loext:char-shading-value="0"/>
    </style:style>
    <style:style style:name="T519" style:family="text">
      <style:text-properties style:text-line-through-style="none" style:text-line-through-type="none" fo:language="ru" fo:country="RU" officeooo:rsid="02ca1717" fo:background-color="transparent" loext:char-shading-value="0"/>
    </style:style>
    <style:style style:name="T520" style:family="text">
      <style:text-properties style:text-line-through-style="none" style:text-line-through-type="none" fo:language="ru" fo:country="RU" officeooo:rsid="02cb8a82" fo:background-color="transparent" loext:char-shading-value="0"/>
    </style:style>
    <style:style style:name="T521" style:family="text">
      <style:text-properties style:text-line-through-style="none" style:text-line-through-type="none" fo:language="ru" fo:country="RU" officeooo:rsid="02cd5835" fo:background-color="transparent" loext:char-shading-value="0"/>
    </style:style>
    <style:style style:name="T522" style:family="text">
      <style:text-properties style:text-line-through-style="none" style:text-line-through-type="none" fo:language="ru" fo:country="RU" officeooo:rsid="02cd8a82" fo:background-color="transparent" loext:char-shading-value="0"/>
    </style:style>
    <style:style style:name="T523" style:family="text">
      <style:text-properties style:text-line-through-style="none" style:text-line-through-type="none" fo:language="ru" fo:country="RU" officeooo:rsid="02ce059d" fo:background-color="transparent" loext:char-shading-value="0"/>
    </style:style>
    <style:style style:name="T524" style:family="text">
      <style:text-properties style:text-line-through-style="none" style:text-line-through-type="none" fo:language="ru" fo:country="RU" officeooo:rsid="02ceceb6" fo:background-color="transparent" loext:char-shading-value="0"/>
    </style:style>
    <style:style style:name="T525" style:family="text">
      <style:text-properties style:text-line-through-style="none" style:text-line-through-type="none" fo:language="ru" fo:country="RU" officeooo:rsid="02d0cad4" fo:background-color="transparent" loext:char-shading-value="0"/>
    </style:style>
    <style:style style:name="T526" style:family="text">
      <style:text-properties style:text-line-through-style="none" style:text-line-through-type="none" fo:language="ru" fo:country="RU" officeooo:rsid="02d19655" fo:background-color="transparent" loext:char-shading-value="0"/>
    </style:style>
    <style:style style:name="T527" style:family="text">
      <style:text-properties style:text-line-through-style="none" style:text-line-through-type="none" fo:language="ru" fo:country="RU" officeooo:rsid="02d47c5e" fo:background-color="transparent" loext:char-shading-value="0"/>
    </style:style>
    <style:style style:name="T528" style:family="text">
      <style:text-properties style:text-line-through-style="none" style:text-line-through-type="none" fo:language="ru" fo:country="RU" officeooo:rsid="02d50923" fo:background-color="transparent" loext:char-shading-value="0"/>
    </style:style>
    <style:style style:name="T529" style:family="text">
      <style:text-properties style:text-line-through-style="none" style:text-line-through-type="none" fo:language="ru" fo:country="RU" officeooo:rsid="02d7e18f" fo:background-color="transparent" loext:char-shading-value="0"/>
    </style:style>
    <style:style style:name="T530" style:family="text">
      <style:text-properties style:text-line-through-style="none" style:text-line-through-type="none" fo:language="ru" fo:country="RU" officeooo:rsid="02d6de68" fo:background-color="transparent" loext:char-shading-value="0"/>
    </style:style>
    <style:style style:name="T531" style:family="text">
      <style:text-properties style:text-line-through-style="none" style:text-line-through-type="none" fo:language="ru" fo:country="RU" officeooo:rsid="02dc91f1" fo:background-color="transparent" loext:char-shading-value="0"/>
    </style:style>
    <style:style style:name="T532" style:family="text">
      <style:text-properties style:text-line-through-style="none" style:text-line-through-type="none" fo:language="ru" fo:country="RU" officeooo:rsid="002d4f2b" fo:background-color="transparent" loext:char-shading-value="0"/>
    </style:style>
    <style:style style:name="T533" style:family="text">
      <style:text-properties style:text-line-through-style="none" style:text-line-through-type="none" fo:language="ru" fo:country="RU" officeooo:rsid="02de6f9b" fo:background-color="transparent" loext:char-shading-value="0"/>
    </style:style>
    <style:style style:name="T534" style:family="text">
      <style:text-properties style:text-line-through-style="none" style:text-line-through-type="none" fo:language="ru" fo:country="RU" officeooo:rsid="02de80e9" fo:background-color="transparent" loext:char-shading-value="0"/>
    </style:style>
    <style:style style:name="T535" style:family="text">
      <style:text-properties style:text-line-through-style="none" style:text-line-through-type="none" fo:language="ru" fo:country="RU" officeooo:rsid="02deb594" fo:background-color="transparent" loext:char-shading-value="0"/>
    </style:style>
    <style:style style:name="T536" style:family="text">
      <style:text-properties style:text-line-through-style="none" style:text-line-through-type="none" fo:language="ru" fo:country="RU" officeooo:rsid="02e07ba2" fo:background-color="transparent" loext:char-shading-value="0"/>
    </style:style>
    <style:style style:name="T537" style:family="text">
      <style:text-properties style:text-line-through-style="none" style:text-line-through-type="none" fo:language="ru" fo:country="RU" officeooo:rsid="02e0ed45" fo:background-color="transparent" loext:char-shading-value="0"/>
    </style:style>
    <style:style style:name="T538" style:family="text">
      <style:text-properties style:text-line-through-style="none" style:text-line-through-type="none" fo:language="ru" fo:country="RU" officeooo:rsid="02e5b2e2" fo:background-color="transparent" loext:char-shading-value="0"/>
    </style:style>
    <style:style style:name="T539" style:family="text">
      <style:text-properties style:text-line-through-style="none" style:text-line-through-type="none" fo:language="ru" fo:country="RU" officeooo:rsid="02e7853a" fo:background-color="transparent" loext:char-shading-value="0"/>
    </style:style>
    <style:style style:name="T540" style:family="text">
      <style:text-properties style:text-line-through-style="none" style:text-line-through-type="none" fo:language="ru" fo:country="RU" officeooo:rsid="02e7ece8" fo:background-color="transparent" loext:char-shading-value="0"/>
    </style:style>
    <style:style style:name="T541" style:family="text">
      <style:text-properties style:text-line-through-style="none" style:text-line-through-type="none" fo:language="ru" fo:country="RU" officeooo:rsid="014aaa3c" fo:background-color="transparent" loext:char-shading-value="0"/>
    </style:style>
    <style:style style:name="T542" style:family="text">
      <style:text-properties style:text-line-through-style="none" style:text-line-through-type="none" fo:language="ru" fo:country="RU" officeooo:rsid="013d04c6" fo:background-color="transparent" loext:char-shading-value="0"/>
    </style:style>
    <style:style style:name="T543" style:family="text">
      <style:text-properties style:text-line-through-style="none" style:text-line-through-type="none" fo:language="ru" fo:country="RU" officeooo:rsid="02e84b33" fo:background-color="transparent" loext:char-shading-value="0"/>
    </style:style>
    <style:style style:name="T544" style:family="text">
      <style:text-properties style:text-line-through-style="none" style:text-line-through-type="none" fo:language="ru" fo:country="RU" officeooo:rsid="02e98846" fo:background-color="transparent" loext:char-shading-value="0"/>
    </style:style>
    <style:style style:name="T545" style:family="text">
      <style:text-properties style:text-line-through-style="none" style:text-line-through-type="none" fo:language="ru" fo:country="RU" officeooo:rsid="02ea9b0c" fo:background-color="transparent" loext:char-shading-value="0"/>
    </style:style>
    <style:style style:name="T546" style:family="text">
      <style:text-properties style:text-line-through-style="none" style:text-line-through-type="none" fo:language="ru" fo:country="RU" officeooo:rsid="02ec4947" fo:background-color="transparent" loext:char-shading-value="0"/>
    </style:style>
    <style:style style:name="T547" style:family="text">
      <style:text-properties style:text-line-through-style="none" style:text-line-through-type="none" fo:language="ru" fo:country="RU" officeooo:rsid="02edb8aa" fo:background-color="transparent" loext:char-shading-value="0"/>
    </style:style>
    <style:style style:name="T548" style:family="text">
      <style:text-properties style:text-line-through-style="none" style:text-line-through-type="none" fo:language="ru" fo:country="RU" officeooo:rsid="02391702" fo:background-color="transparent" loext:char-shading-value="0"/>
    </style:style>
    <style:style style:name="T549" style:family="text">
      <style:text-properties style:text-line-through-style="none" style:text-line-through-type="none" fo:language="ru" fo:country="RU" officeooo:rsid="02eee0f9" fo:background-color="transparent" loext:char-shading-value="0"/>
    </style:style>
    <style:style style:name="T550" style:family="text">
      <style:text-properties style:text-line-through-style="none" style:text-line-through-type="none" fo:language="ru" fo:country="RU" officeooo:rsid="02f0b67e" fo:background-color="transparent" loext:char-shading-value="0"/>
    </style:style>
    <style:style style:name="T551" style:family="text">
      <style:text-properties style:text-line-through-style="none" style:text-line-through-type="none" fo:language="ru" fo:country="RU" officeooo:rsid="02f56371" fo:background-color="transparent" loext:char-shading-value="0"/>
    </style:style>
    <style:style style:name="T552" style:family="text">
      <style:text-properties style:text-line-through-style="none" style:text-line-through-type="none" fo:language="ru" fo:country="RU" officeooo:rsid="02f64cc4" fo:background-color="transparent" loext:char-shading-value="0"/>
    </style:style>
    <style:style style:name="T553" style:family="text">
      <style:text-properties style:text-line-through-style="none" style:text-line-through-type="none" fo:language="ru" fo:country="RU" officeooo:rsid="02fdb4b6" fo:background-color="transparent" loext:char-shading-value="0"/>
    </style:style>
    <style:style style:name="T554" style:family="text">
      <style:text-properties style:text-line-through-style="none" style:text-line-through-type="none" fo:language="ru" fo:country="RU" officeooo:rsid="02f4f02d" fo:background-color="transparent" loext:char-shading-value="0"/>
    </style:style>
    <style:style style:name="T555" style:family="text">
      <style:text-properties style:text-line-through-style="none" style:text-line-through-type="none" fo:language="ru" fo:country="RU" officeooo:rsid="03031832" fo:background-color="transparent" loext:char-shading-value="0"/>
    </style:style>
    <style:style style:name="T556" style:family="text">
      <style:text-properties style:text-line-through-style="none" style:text-line-through-type="none" fo:language="ru" fo:country="RU" officeooo:rsid="0308623e" fo:background-color="transparent" loext:char-shading-value="0"/>
    </style:style>
    <style:style style:name="T557" style:family="text">
      <style:text-properties style:text-line-through-style="none" style:text-line-through-type="none" fo:language="ru" fo:country="RU" officeooo:rsid="0308fe6f" fo:background-color="transparent" loext:char-shading-value="0"/>
    </style:style>
    <style:style style:name="T558" style:family="text">
      <style:text-properties style:text-line-through-style="none" style:text-line-through-type="none" fo:language="ru" fo:country="RU" officeooo:rsid="0309d542" fo:background-color="transparent" loext:char-shading-value="0"/>
    </style:style>
    <style:style style:name="T559" style:family="text">
      <style:text-properties style:text-line-through-style="none" style:text-line-through-type="none" fo:language="ru" fo:country="RU" officeooo:rsid="030a2de2" fo:background-color="transparent" loext:char-shading-value="0"/>
    </style:style>
    <style:style style:name="T560" style:family="text">
      <style:text-properties style:text-line-through-style="none" style:text-line-through-type="none" fo:language="ru" fo:country="RU" officeooo:rsid="030bc30e" fo:background-color="transparent" loext:char-shading-value="0"/>
    </style:style>
    <style:style style:name="T561" style:family="text">
      <style:text-properties style:text-line-through-style="none" style:text-line-through-type="none" fo:language="ru" fo:country="RU" officeooo:rsid="030c00b5" fo:background-color="transparent" loext:char-shading-value="0"/>
    </style:style>
    <style:style style:name="T562" style:family="text">
      <style:text-properties style:text-line-through-style="none" style:text-line-through-type="none" fo:language="ru" fo:country="RU" officeooo:rsid="030ca102" fo:background-color="transparent" loext:char-shading-value="0"/>
    </style:style>
    <style:style style:name="T563" style:family="text">
      <style:text-properties style:text-line-through-style="none" style:text-line-through-type="none" fo:language="ru" fo:country="RU" officeooo:rsid="030d87e5" fo:background-color="transparent" loext:char-shading-value="0"/>
    </style:style>
    <style:style style:name="T564" style:family="text">
      <style:text-properties style:text-line-through-style="none" style:text-line-through-type="none" fo:language="ru" fo:country="RU" officeooo:rsid="030f69cb" fo:background-color="transparent" loext:char-shading-value="0"/>
    </style:style>
    <style:style style:name="T565" style:family="text">
      <style:text-properties style:text-line-through-style="none" style:text-line-through-type="none" fo:language="ru" fo:country="RU" officeooo:rsid="0310f7ed" fo:background-color="transparent" loext:char-shading-value="0"/>
    </style:style>
    <style:style style:name="T566" style:family="text">
      <style:text-properties style:text-line-through-style="none" style:text-line-through-type="none" fo:language="ru" fo:country="RU" officeooo:rsid="0311f1cf" fo:background-color="transparent" loext:char-shading-value="0"/>
    </style:style>
    <style:style style:name="T567" style:family="text">
      <style:text-properties style:text-line-through-style="none" style:text-line-through-type="none" fo:language="ru" fo:country="RU" officeooo:rsid="03126e40" fo:background-color="transparent" loext:char-shading-value="0"/>
    </style:style>
    <style:style style:name="T568" style:family="text">
      <style:text-properties style:text-line-through-style="none" style:text-line-through-type="none" fo:language="ru" fo:country="RU" officeooo:rsid="03131d82" fo:background-color="transparent" loext:char-shading-value="0"/>
    </style:style>
    <style:style style:name="T569" style:family="text">
      <style:text-properties style:text-line-through-style="none" style:text-line-through-type="none" fo:language="ru" fo:country="RU" officeooo:rsid="031356a5" fo:background-color="transparent" loext:char-shading-value="0"/>
    </style:style>
    <style:style style:name="T570" style:family="text">
      <style:text-properties style:text-line-through-style="none" style:text-line-through-type="none" fo:language="ru" fo:country="RU" officeooo:rsid="0313c8e3" fo:background-color="transparent" loext:char-shading-value="0"/>
    </style:style>
    <style:style style:name="T571" style:family="text">
      <style:text-properties style:text-line-through-style="none" style:text-line-through-type="none" fo:language="ru" fo:country="RU" officeooo:rsid="0313ff46" fo:background-color="transparent" loext:char-shading-value="0"/>
    </style:style>
    <style:style style:name="T572" style:family="text">
      <style:text-properties style:text-line-through-style="none" style:text-line-through-type="none" fo:language="ru" fo:country="RU" officeooo:rsid="0315d51f" fo:background-color="transparent" loext:char-shading-value="0"/>
    </style:style>
    <style:style style:name="T573" style:family="text">
      <style:text-properties style:text-line-through-style="none" style:text-line-through-type="none" fo:language="ru" fo:country="RU" officeooo:rsid="031673eb" fo:background-color="transparent" loext:char-shading-value="0"/>
    </style:style>
    <style:style style:name="T574" style:family="text">
      <style:text-properties style:text-line-through-style="none" style:text-line-through-type="none" fo:language="ru" fo:country="RU" officeooo:rsid="0316cf7e" fo:background-color="transparent" loext:char-shading-value="0"/>
    </style:style>
    <style:style style:name="T575" style:family="text">
      <style:text-properties style:text-line-through-style="none" style:text-line-through-type="none" fo:language="ru" fo:country="RU" officeooo:rsid="0317164d" fo:background-color="transparent" loext:char-shading-value="0"/>
    </style:style>
    <style:style style:name="T576" style:family="text">
      <style:text-properties style:text-line-through-style="none" style:text-line-through-type="none" fo:language="ru" fo:country="RU" officeooo:rsid="0318bc87" fo:background-color="transparent" loext:char-shading-value="0"/>
    </style:style>
    <style:style style:name="T577" style:family="text">
      <style:text-properties style:text-line-through-style="none" style:text-line-through-type="none" fo:language="ru" fo:country="RU" officeooo:rsid="031952c0" fo:background-color="transparent" loext:char-shading-value="0"/>
    </style:style>
    <style:style style:name="T578" style:family="text">
      <style:text-properties style:text-line-through-style="none" style:text-line-through-type="none" fo:language="ru" fo:country="RU" officeooo:rsid="031a1923" fo:background-color="transparent" loext:char-shading-value="0"/>
    </style:style>
    <style:style style:name="T579" style:family="text">
      <style:text-properties style:text-line-through-style="none" style:text-line-through-type="none" fo:language="ru" fo:country="RU" officeooo:rsid="031b6890" fo:background-color="transparent" loext:char-shading-value="0"/>
    </style:style>
    <style:style style:name="T580" style:family="text">
      <style:text-properties style:text-line-through-style="none" style:text-line-through-type="none" fo:language="ru" fo:country="RU" officeooo:rsid="031d6768" fo:background-color="transparent" loext:char-shading-value="0"/>
    </style:style>
    <style:style style:name="T581" style:family="text">
      <style:text-properties style:text-line-through-style="none" style:text-line-through-type="none" fo:language="ru" fo:country="RU" officeooo:rsid="031f97b8" fo:background-color="transparent" loext:char-shading-value="0"/>
    </style:style>
    <style:style style:name="T582" style:family="text">
      <style:text-properties style:text-line-through-style="none" style:text-line-through-type="none" fo:language="ru" fo:country="RU" officeooo:rsid="031fe31d" fo:background-color="transparent" loext:char-shading-value="0"/>
    </style:style>
    <style:style style:name="T583" style:family="text">
      <style:text-properties style:text-line-through-style="none" style:text-line-through-type="none" fo:language="ru" fo:country="RU" officeooo:rsid="03217e95" fo:background-color="transparent" loext:char-shading-value="0"/>
    </style:style>
    <style:style style:name="T584" style:family="text">
      <style:text-properties style:text-line-through-style="none" style:text-line-through-type="none" fo:language="ru" fo:country="RU" officeooo:rsid="031e1c32" fo:background-color="transparent" loext:char-shading-value="0"/>
    </style:style>
    <style:style style:name="T585" style:family="text">
      <style:text-properties style:text-line-through-style="none" style:text-line-through-type="none" fo:language="ru" fo:country="RU" officeooo:rsid="032191bc" fo:background-color="transparent" loext:char-shading-value="0"/>
    </style:style>
    <style:style style:name="T586" style:family="text">
      <style:text-properties style:text-line-through-style="none" style:text-line-through-type="none" fo:language="ru" fo:country="RU" officeooo:rsid="032291b4" fo:background-color="transparent" loext:char-shading-value="0"/>
    </style:style>
    <style:style style:name="T587" style:family="text">
      <style:text-properties style:text-line-through-style="none" style:text-line-through-type="none" fo:language="ru" fo:country="RU" officeooo:rsid="0325c55d" fo:background-color="transparent" loext:char-shading-value="0"/>
    </style:style>
    <style:style style:name="T588" style:family="text">
      <style:text-properties style:text-line-through-style="none" style:text-line-through-type="none" fo:language="ru" fo:country="RU" officeooo:rsid="03268562" fo:background-color="transparent" loext:char-shading-value="0"/>
    </style:style>
    <style:style style:name="T589" style:family="text">
      <style:text-properties style:text-line-through-style="none" style:text-line-through-type="none" fo:language="ru" fo:country="RU" officeooo:rsid="0327e8d9" fo:background-color="transparent" loext:char-shading-value="0"/>
    </style:style>
    <style:style style:name="T590" style:family="text">
      <style:text-properties style:text-line-through-style="none" style:text-line-through-type="none" fo:language="ru" fo:country="RU" officeooo:rsid="032b809b" fo:background-color="transparent" loext:char-shading-value="0"/>
    </style:style>
    <style:style style:name="T591" style:family="text">
      <style:text-properties style:text-line-through-style="none" style:text-line-through-type="none" fo:language="ru" fo:country="RU" officeooo:rsid="0330b65c" fo:background-color="transparent" loext:char-shading-value="0"/>
    </style:style>
    <style:style style:name="T592" style:family="text">
      <style:text-properties style:text-line-through-style="none" style:text-line-through-type="none" fo:language="ru" fo:country="RU" officeooo:rsid="0331ac17" fo:background-color="transparent" loext:char-shading-value="0"/>
    </style:style>
    <style:style style:name="T593" style:family="text">
      <style:text-properties style:text-line-through-style="none" style:text-line-through-type="none" fo:language="ru" fo:country="RU" officeooo:rsid="03320275" fo:background-color="transparent" loext:char-shading-value="0"/>
    </style:style>
    <style:style style:name="T594" style:family="text">
      <style:text-properties style:text-line-through-style="none" style:text-line-through-type="none" fo:language="ru" fo:country="RU" officeooo:rsid="03340e48" fo:background-color="transparent" loext:char-shading-value="0"/>
    </style:style>
    <style:style style:name="T595" style:family="text">
      <style:text-properties style:text-line-through-style="none" style:text-line-through-type="none" fo:language="ru" fo:country="RU" officeooo:rsid="03352803" fo:background-color="transparent" loext:char-shading-value="0"/>
    </style:style>
    <style:style style:name="T596" style:family="text">
      <style:text-properties style:text-line-through-style="none" style:text-line-through-type="none" fo:language="ru" fo:country="RU" officeooo:rsid="0335ffc7" fo:background-color="transparent" loext:char-shading-value="0"/>
    </style:style>
    <style:style style:name="T597" style:family="text">
      <style:text-properties style:text-line-through-style="none" style:text-line-through-type="none" fo:language="ru" fo:country="RU" officeooo:rsid="03368b71" fo:background-color="transparent" loext:char-shading-value="0"/>
    </style:style>
    <style:style style:name="T598" style:family="text">
      <style:text-properties style:text-line-through-style="none" style:text-line-through-type="none" fo:language="ru" fo:country="RU" officeooo:rsid="033d1ed2" fo:background-color="transparent" loext:char-shading-value="0"/>
    </style:style>
    <style:style style:name="T599" style:family="text">
      <style:text-properties style:text-line-through-style="none" style:text-line-through-type="none" fo:language="ru" fo:country="RU" officeooo:rsid="033d78e4" fo:background-color="transparent" loext:char-shading-value="0"/>
    </style:style>
    <style:style style:name="T600" style:family="text">
      <style:text-properties style:text-line-through-style="none" style:text-line-through-type="none" fo:language="ru" fo:country="RU" officeooo:rsid="033ea96a" fo:background-color="transparent" loext:char-shading-value="0"/>
    </style:style>
    <style:style style:name="T601" style:family="text">
      <style:text-properties style:text-line-through-style="none" style:text-line-through-type="none" fo:language="ru" fo:country="RU" officeooo:rsid="033fa017" fo:background-color="transparent" loext:char-shading-value="0"/>
    </style:style>
    <style:style style:name="T602" style:family="text">
      <style:text-properties style:text-line-through-style="none" style:text-line-through-type="none" fo:language="ru" fo:country="RU" officeooo:rsid="03418570" fo:background-color="transparent" loext:char-shading-value="0"/>
    </style:style>
    <style:style style:name="T603" style:family="text">
      <style:text-properties style:text-line-through-style="none" style:text-line-through-type="none" fo:language="ru" fo:country="RU" officeooo:rsid="03434c07" fo:background-color="transparent" loext:char-shading-value="0"/>
    </style:style>
    <style:style style:name="T604" style:family="text">
      <style:text-properties style:text-line-through-style="none" style:text-line-through-type="none" fo:language="ru" fo:country="RU" officeooo:rsid="0343cb43" fo:background-color="transparent" loext:char-shading-value="0"/>
    </style:style>
    <style:style style:name="T605" style:family="text">
      <style:text-properties style:text-line-through-style="none" style:text-line-through-type="none" fo:language="ru" fo:country="RU" officeooo:rsid="0345f4fd" fo:background-color="transparent" loext:char-shading-value="0"/>
    </style:style>
    <style:style style:name="T606" style:family="text">
      <style:text-properties style:text-line-through-style="none" style:text-line-through-type="none" fo:language="ru" fo:country="RU" officeooo:rsid="03470aa4" fo:background-color="transparent" loext:char-shading-value="0"/>
    </style:style>
    <style:style style:name="T607" style:family="text">
      <style:text-properties style:text-line-through-style="none" style:text-line-through-type="none" fo:language="ru" fo:country="RU" officeooo:rsid="0348f3e2" fo:background-color="transparent" loext:char-shading-value="0"/>
    </style:style>
    <style:style style:name="T608" style:family="text">
      <style:text-properties style:text-line-through-style="none" style:text-line-through-type="none" fo:language="ru" fo:country="RU" officeooo:rsid="03493ef7" fo:background-color="transparent" loext:char-shading-value="0"/>
    </style:style>
    <style:style style:name="T609" style:family="text">
      <style:text-properties style:text-line-through-style="none" style:text-line-through-type="none" fo:language="ru" fo:country="RU" officeooo:rsid="034b1f2c" fo:background-color="transparent" loext:char-shading-value="0"/>
    </style:style>
    <style:style style:name="T610" style:family="text">
      <style:text-properties style:text-line-through-style="none" style:text-line-through-type="none" fo:language="ru" fo:country="RU" officeooo:rsid="034b28ad" fo:background-color="transparent" loext:char-shading-value="0"/>
    </style:style>
    <style:style style:name="T611" style:family="text">
      <style:text-properties style:text-line-through-style="none" style:text-line-through-type="none" fo:language="ru" fo:country="RU" officeooo:rsid="034c5d2a" fo:background-color="transparent" loext:char-shading-value="0"/>
    </style:style>
    <style:style style:name="T612" style:family="text">
      <style:text-properties style:text-line-through-style="none" style:text-line-through-type="none" fo:language="ru" fo:country="RU" officeooo:rsid="03513ab3" fo:background-color="transparent" loext:char-shading-value="0"/>
    </style:style>
    <style:style style:name="T613" style:family="text">
      <style:text-properties style:text-line-through-style="none" style:text-line-through-type="none" fo:language="ru" fo:country="RU" officeooo:rsid="03556c51" fo:background-color="transparent" loext:char-shading-value="0"/>
    </style:style>
    <style:style style:name="T614" style:family="text">
      <style:text-properties style:text-line-through-style="none" style:text-line-through-type="none" fo:language="ru" fo:country="RU" officeooo:rsid="0355b483" fo:background-color="transparent" loext:char-shading-value="0"/>
    </style:style>
    <style:style style:name="T615" style:family="text">
      <style:text-properties style:text-line-through-style="none" style:text-line-through-type="none" fo:language="ru" fo:country="RU" officeooo:rsid="0356746c" fo:background-color="transparent" loext:char-shading-value="0"/>
    </style:style>
    <style:style style:name="T616" style:family="text">
      <style:text-properties style:text-line-through-style="none" style:text-line-through-type="none" fo:language="ru" fo:country="RU" officeooo:rsid="0357f8c6" fo:background-color="transparent" loext:char-shading-value="0"/>
    </style:style>
    <style:style style:name="T617" style:family="text">
      <style:text-properties style:text-line-through-style="none" style:text-line-through-type="none" fo:language="ru" fo:country="RU" officeooo:rsid="027021df" fo:background-color="transparent" loext:char-shading-value="0"/>
    </style:style>
    <style:style style:name="T618" style:family="text">
      <style:text-properties style:text-line-through-style="none" style:text-line-through-type="none" fo:language="ru" fo:country="RU" officeooo:rsid="02709a5c" fo:background-color="transparent" loext:char-shading-value="0"/>
    </style:style>
    <style:style style:name="T619" style:family="text">
      <style:text-properties style:text-line-through-style="none" style:text-line-through-type="none" fo:language="ru" fo:country="RU" officeooo:rsid="035ba7dc" fo:background-color="transparent" loext:char-shading-value="0"/>
    </style:style>
    <style:style style:name="T620" style:family="text">
      <style:text-properties style:text-line-through-style="none" style:text-line-through-type="none" fo:language="ru" fo:country="RU" officeooo:rsid="035bb7f9" fo:background-color="transparent" loext:char-shading-value="0"/>
    </style:style>
    <style:style style:name="T621" style:family="text">
      <style:text-properties style:text-line-through-style="none" style:text-line-through-type="none" fo:language="ru" fo:country="RU" officeooo:rsid="035df911" fo:background-color="transparent" loext:char-shading-value="0"/>
    </style:style>
    <style:style style:name="T622" style:family="text">
      <style:text-properties style:text-line-through-style="none" style:text-line-through-type="none" fo:language="ru" fo:country="RU" officeooo:rsid="026c195f" fo:background-color="transparent" loext:char-shading-value="0"/>
    </style:style>
    <style:style style:name="T623" style:family="text">
      <style:text-properties style:text-line-through-style="none" style:text-line-through-type="none" fo:language="ru" fo:country="RU" officeooo:rsid="035fcf3b" fo:background-color="transparent" loext:char-shading-value="0"/>
    </style:style>
    <style:style style:name="T624" style:family="text">
      <style:text-properties style:text-line-through-style="none" style:text-line-through-type="none" fo:language="ru" fo:country="RU" officeooo:rsid="008111f1" fo:background-color="transparent" loext:char-shading-value="0"/>
    </style:style>
    <style:style style:name="T625" style:family="text">
      <style:text-properties style:text-line-through-style="none" style:text-line-through-type="none" fo:language="ru" fo:country="RU" officeooo:rsid="03663007" fo:background-color="transparent" loext:char-shading-value="0"/>
    </style:style>
    <style:style style:name="T626" style:family="text">
      <style:text-properties style:text-line-through-style="none" style:text-line-through-type="none" fo:language="ru" fo:country="RU" officeooo:rsid="0376f0e0" fo:background-color="transparent" loext:char-shading-value="0"/>
    </style:style>
    <style:style style:name="T627" style:family="text">
      <style:text-properties style:text-line-through-style="none" style:text-line-through-type="none" fo:language="ru" fo:country="RU" officeooo:rsid="03983156" fo:background-color="transparent" loext:char-shading-value="0"/>
    </style:style>
    <style:style style:name="T628" style:family="text">
      <style:text-properties style:text-line-through-style="none" style:text-line-through-type="none" fo:language="ru" fo:country="RU" officeooo:rsid="03997d3d" fo:background-color="transparent" loext:char-shading-value="0"/>
    </style:style>
    <style:style style:name="T629" style:family="text">
      <style:text-properties style:text-line-through-style="none" style:text-line-through-type="none" fo:language="ru" fo:country="RU" officeooo:rsid="03998792" fo:background-color="transparent" loext:char-shading-value="0"/>
    </style:style>
    <style:style style:name="T630" style:family="text">
      <style:text-properties style:text-line-through-style="none" style:text-line-through-type="none" fo:language="ru" fo:country="RU" officeooo:rsid="039b02a3" fo:background-color="transparent" loext:char-shading-value="0"/>
    </style:style>
    <style:style style:name="T631" style:family="text">
      <style:text-properties style:text-line-through-style="none" style:text-line-through-type="none" fo:language="ru" fo:country="RU" officeooo:rsid="02e3fe92" fo:background-color="transparent" loext:char-shading-value="0"/>
    </style:style>
    <style:style style:name="T632" style:family="text">
      <style:text-properties style:text-line-through-style="none" style:text-line-through-type="none" fo:language="ru" fo:country="RU" officeooo:rsid="039cd0a5" fo:background-color="transparent" loext:char-shading-value="0"/>
    </style:style>
    <style:style style:name="T633" style:family="text">
      <style:text-properties style:text-line-through-style="none" style:text-line-through-type="none" fo:language="ru" fo:country="RU" officeooo:rsid="016f090b" fo:background-color="transparent" loext:char-shading-value="0"/>
    </style:style>
    <style:style style:name="T634" style:family="text">
      <style:text-properties style:text-line-through-style="none" style:text-line-through-type="none" fo:language="ru" fo:country="RU" officeooo:rsid="039cfe9f" fo:background-color="transparent" loext:char-shading-value="0"/>
    </style:style>
    <style:style style:name="T635" style:family="text">
      <style:text-properties style:text-line-through-style="none" style:text-line-through-type="none" fo:language="ru" fo:country="RU" officeooo:rsid="039ea225" fo:background-color="transparent" loext:char-shading-value="0"/>
    </style:style>
    <style:style style:name="T636" style:family="text">
      <style:text-properties style:text-line-through-style="none" style:text-line-through-type="none" fo:language="ru" fo:country="RU" officeooo:rsid="026b2822" fo:background-color="transparent" loext:char-shading-value="0"/>
    </style:style>
    <style:style style:name="T637" style:family="text">
      <style:text-properties style:text-line-through-style="none" style:text-line-through-type="none" fo:language="ru" fo:country="RU" officeooo:rsid="026d7fb9" fo:background-color="transparent" loext:char-shading-value="0"/>
    </style:style>
    <style:style style:name="T638" style:family="text">
      <style:text-properties style:text-line-through-style="none" style:text-line-through-type="none" fo:language="ru" fo:country="RU" officeooo:rsid="026e8b54" fo:background-color="transparent" loext:char-shading-value="0"/>
    </style:style>
    <style:style style:name="T639" style:family="text">
      <style:text-properties style:text-line-through-style="none" style:text-line-through-type="none" fo:language="ru" fo:country="RU" officeooo:rsid="03a0de4f" fo:background-color="transparent" loext:char-shading-value="0"/>
    </style:style>
    <style:style style:name="T640" style:family="text">
      <style:text-properties style:text-line-through-style="none" style:text-line-through-type="none" fo:language="ru" fo:country="RU" officeooo:rsid="03a68b7a" fo:background-color="transparent" loext:char-shading-value="0"/>
    </style:style>
    <style:style style:name="T641" style:family="text">
      <style:text-properties style:text-line-through-style="none" style:text-line-through-type="none" fo:language="ru" fo:country="RU" officeooo:rsid="03acd4f9" fo:background-color="transparent" loext:char-shading-value="0"/>
    </style:style>
    <style:style style:name="T642" style:family="text">
      <style:text-properties style:text-line-through-style="none" style:text-line-through-type="none" fo:language="ru" fo:country="RU" officeooo:rsid="03ad2323" fo:background-color="transparent" loext:char-shading-value="0"/>
    </style:style>
    <style:style style:name="T643" style:family="text">
      <style:text-properties style:text-line-through-style="none" style:text-line-through-type="none" fo:language="ru" fo:country="RU" officeooo:rsid="03add963" fo:background-color="transparent" loext:char-shading-value="0"/>
    </style:style>
    <style:style style:name="T644" style:family="text">
      <style:text-properties style:text-line-through-style="none" style:text-line-through-type="none" fo:language="ru" fo:country="RU" officeooo:rsid="03aeff34" fo:background-color="transparent" loext:char-shading-value="0"/>
    </style:style>
    <style:style style:name="T645" style:family="text">
      <style:text-properties style:text-line-through-style="none" style:text-line-through-type="none" fo:language="ru" fo:country="RU" officeooo:rsid="03b054c0" fo:background-color="transparent" loext:char-shading-value="0"/>
    </style:style>
    <style:style style:name="T646" style:family="text">
      <style:text-properties style:text-line-through-style="none" style:text-line-through-type="none" fo:language="ru" fo:country="RU" officeooo:rsid="03b1f888" fo:background-color="transparent" loext:char-shading-value="0"/>
    </style:style>
    <style:style style:name="T647" style:family="text">
      <style:text-properties style:text-line-through-style="none" style:text-line-through-type="none" fo:language="ru" fo:country="RU" officeooo:rsid="03b34527" fo:background-color="transparent" loext:char-shading-value="0"/>
    </style:style>
    <style:style style:name="T648" style:family="text">
      <style:text-properties style:text-line-through-style="none" style:text-line-through-type="none" fo:language="ru" fo:country="RU" officeooo:rsid="03b3cd87" fo:background-color="transparent" loext:char-shading-value="0"/>
    </style:style>
    <style:style style:name="T649" style:family="text">
      <style:text-properties style:text-line-through-style="none" style:text-line-through-type="none" fo:language="ru" fo:country="RU" officeooo:rsid="03b4893b" fo:background-color="transparent" loext:char-shading-value="0"/>
    </style:style>
    <style:style style:name="T650" style:family="text">
      <style:text-properties style:text-line-through-style="none" style:text-line-through-type="none" fo:language="ru" fo:country="RU" officeooo:rsid="03b4fe1e" fo:background-color="transparent" loext:char-shading-value="0"/>
    </style:style>
    <style:style style:name="T651" style:family="text">
      <style:text-properties style:text-line-through-style="none" style:text-line-through-type="none" fo:language="ru" fo:country="RU" officeooo:rsid="03b6df37" fo:background-color="transparent" loext:char-shading-value="0"/>
    </style:style>
    <style:style style:name="T652" style:family="text">
      <style:text-properties style:text-line-through-style="none" style:text-line-through-type="none" fo:language="ru" fo:country="RU" officeooo:rsid="03b6ee1b" fo:background-color="transparent" loext:char-shading-value="0"/>
    </style:style>
    <style:style style:name="T653" style:family="text">
      <style:text-properties style:text-line-through-style="none" style:text-line-through-type="none" fo:language="ru" fo:country="RU" officeooo:rsid="03b8d919" fo:background-color="transparent" loext:char-shading-value="0"/>
    </style:style>
    <style:style style:name="T654" style:family="text">
      <style:text-properties style:text-line-through-style="none" style:text-line-through-type="none" fo:language="ru" fo:country="RU" officeooo:rsid="03b998cb" fo:background-color="transparent" loext:char-shading-value="0"/>
    </style:style>
    <style:style style:name="T655" style:family="text">
      <style:text-properties style:text-line-through-style="none" style:text-line-through-type="none" fo:language="ru" fo:country="RU" officeooo:rsid="03ba4c36" fo:background-color="transparent" loext:char-shading-value="0"/>
    </style:style>
    <style:style style:name="T656" style:family="text">
      <style:text-properties style:text-line-through-style="none" style:text-line-through-type="none" fo:language="ru" fo:country="RU" officeooo:rsid="03ba64c7" fo:background-color="transparent" loext:char-shading-value="0"/>
    </style:style>
    <style:style style:name="T657" style:family="text">
      <style:text-properties style:text-line-through-style="none" style:text-line-through-type="none" fo:language="ru" fo:country="RU" officeooo:rsid="03bd1c39" fo:background-color="transparent" loext:char-shading-value="0"/>
    </style:style>
    <style:style style:name="T658" style:family="text">
      <style:text-properties style:text-line-through-style="none" style:text-line-through-type="none" fo:language="ru" fo:country="RU" officeooo:rsid="03bdb2e6" fo:background-color="transparent" loext:char-shading-value="0"/>
    </style:style>
    <style:style style:name="T659" style:family="text">
      <style:text-properties style:text-line-through-style="none" style:text-line-through-type="none" fo:language="ru" fo:country="RU" officeooo:rsid="03bef524" fo:background-color="transparent" loext:char-shading-value="0"/>
    </style:style>
    <style:style style:name="T660" style:family="text">
      <style:text-properties style:text-line-through-style="none" style:text-line-through-type="none" fo:language="ru" fo:country="RU" officeooo:rsid="03c295bc" fo:background-color="transparent" loext:char-shading-value="0"/>
    </style:style>
    <style:style style:name="T661" style:family="text">
      <style:text-properties style:text-line-through-style="none" style:text-line-through-type="none" fo:language="ru" fo:country="RU" officeooo:rsid="03c49e23" fo:background-color="transparent" loext:char-shading-value="0"/>
    </style:style>
    <style:style style:name="T662" style:family="text">
      <style:text-properties style:text-line-through-style="none" style:text-line-through-type="none" fo:language="ru" fo:country="RU" officeooo:rsid="03c5d2d1" fo:background-color="transparent" loext:char-shading-value="0"/>
    </style:style>
    <style:style style:name="T663" style:family="text">
      <style:text-properties style:text-line-through-style="none" style:text-line-through-type="none" fo:language="ru" fo:country="RU" officeooo:rsid="03c79c36" fo:background-color="transparent" loext:char-shading-value="0"/>
    </style:style>
    <style:style style:name="T664" style:family="text">
      <style:text-properties style:text-line-through-style="none" style:text-line-through-type="none" fo:language="ru" fo:country="RU" officeooo:rsid="03c7df3b" fo:background-color="transparent" loext:char-shading-value="0"/>
    </style:style>
    <style:style style:name="T665" style:family="text">
      <style:text-properties style:text-line-through-style="none" style:text-line-through-type="none" fo:language="ru" fo:country="RU" officeooo:rsid="03c84d78" fo:background-color="transparent" loext:char-shading-value="0"/>
    </style:style>
    <style:style style:name="T666" style:family="text">
      <style:text-properties style:text-line-through-style="none" style:text-line-through-type="none" fo:language="ru" fo:country="RU" officeooo:rsid="03c9dd52" fo:background-color="transparent" loext:char-shading-value="0"/>
    </style:style>
    <style:style style:name="T667" style:family="text">
      <style:text-properties style:text-line-through-style="none" style:text-line-through-type="none" fo:language="ru" fo:country="RU" officeooo:rsid="03c9f528" fo:background-color="transparent" loext:char-shading-value="0"/>
    </style:style>
    <style:style style:name="T668" style:family="text">
      <style:text-properties style:text-line-through-style="none" style:text-line-through-type="none" fo:language="ru" fo:country="RU" officeooo:rsid="03cc1aef" fo:background-color="transparent" loext:char-shading-value="0"/>
    </style:style>
    <style:style style:name="T669" style:family="text">
      <style:text-properties style:text-line-through-style="none" style:text-line-through-type="none" fo:language="ru" fo:country="RU" officeooo:rsid="03cce676" fo:background-color="transparent" loext:char-shading-value="0"/>
    </style:style>
    <style:style style:name="T670" style:family="text">
      <style:text-properties style:text-line-through-style="none" style:text-line-through-type="none" fo:language="ru" fo:country="RU" officeooo:rsid="03bbe9a7" fo:background-color="transparent" loext:char-shading-value="0"/>
    </style:style>
    <style:style style:name="T671" style:family="text">
      <style:text-properties style:text-line-through-style="none" style:text-line-through-type="none" fo:language="ru" fo:country="RU" officeooo:rsid="03cd27d9" fo:background-color="transparent" loext:char-shading-value="0"/>
    </style:style>
    <style:style style:name="T672" style:family="text">
      <style:text-properties style:text-line-through-style="none" style:text-line-through-type="none" fo:language="ru" fo:country="RU" officeooo:rsid="03cd41b8" fo:background-color="transparent" loext:char-shading-value="0"/>
    </style:style>
    <style:style style:name="T673" style:family="text">
      <style:text-properties style:text-line-through-style="none" style:text-line-through-type="none" fo:language="ru" fo:country="RU" officeooo:rsid="03ce2686" fo:background-color="transparent" loext:char-shading-value="0"/>
    </style:style>
    <style:style style:name="T674" style:family="text">
      <style:text-properties style:text-line-through-style="none" style:text-line-through-type="none" fo:language="ru" fo:country="RU" officeooo:rsid="03cff854" fo:background-color="transparent" loext:char-shading-value="0"/>
    </style:style>
    <style:style style:name="T675" style:family="text">
      <style:text-properties style:text-line-through-style="none" style:text-line-through-type="none" fo:language="ru" fo:country="RU" officeooo:rsid="03d0ddb8" fo:background-color="transparent" loext:char-shading-value="0"/>
    </style:style>
    <style:style style:name="T676" style:family="text">
      <style:text-properties style:text-line-through-style="none" style:text-line-through-type="none" fo:language="ru" fo:country="RU" officeooo:rsid="03d0ffff" fo:background-color="transparent" loext:char-shading-value="0"/>
    </style:style>
    <style:style style:name="T677" style:family="text">
      <style:text-properties style:text-line-through-style="none" style:text-line-through-type="none" fo:language="ru" fo:country="RU" officeooo:rsid="03d2a8a3" fo:background-color="transparent" loext:char-shading-value="0"/>
    </style:style>
    <style:style style:name="T678" style:family="text">
      <style:text-properties style:text-line-through-style="none" style:text-line-through-type="none" fo:language="ru" fo:country="RU" officeooo:rsid="03d3ed48" fo:background-color="transparent" loext:char-shading-value="0"/>
    </style:style>
    <style:style style:name="T679" style:family="text">
      <style:text-properties style:text-line-through-style="none" style:text-line-through-type="none" fo:language="ru" fo:country="RU" officeooo:rsid="03d56fce" fo:background-color="transparent" loext:char-shading-value="0"/>
    </style:style>
    <style:style style:name="T680" style:family="text">
      <style:text-properties style:text-line-through-style="none" style:text-line-through-type="none" fo:language="ru" fo:country="RU" officeooo:rsid="03d67f98" fo:background-color="transparent" loext:char-shading-value="0"/>
    </style:style>
    <style:style style:name="T681" style:family="text">
      <style:text-properties style:text-line-through-style="none" style:text-line-through-type="none" fo:language="ru" fo:country="RU" officeooo:rsid="03d822bb" fo:background-color="transparent" loext:char-shading-value="0"/>
    </style:style>
    <style:style style:name="T682" style:family="text">
      <style:text-properties style:text-line-through-style="none" style:text-line-through-type="none" fo:language="ru" fo:country="RU" officeooo:rsid="03d8e778" fo:background-color="transparent" loext:char-shading-value="0"/>
    </style:style>
    <style:style style:name="T683" style:family="text">
      <style:text-properties style:text-line-through-style="none" style:text-line-through-type="none" fo:language="ru" fo:country="RU" officeooo:rsid="03dce227" fo:background-color="transparent" loext:char-shading-value="0"/>
    </style:style>
    <style:style style:name="T684" style:family="text">
      <style:text-properties style:text-line-through-style="none" style:text-line-through-type="none" fo:language="ru" fo:country="RU" officeooo:rsid="03db2667" fo:background-color="transparent" loext:char-shading-value="0"/>
    </style:style>
    <style:style style:name="T685" style:family="text">
      <style:text-properties style:text-line-through-style="none" style:text-line-through-type="none" fo:language="ru" fo:country="RU" officeooo:rsid="03df2c31" fo:background-color="transparent" loext:char-shading-value="0"/>
    </style:style>
    <style:style style:name="T686" style:family="text">
      <style:text-properties style:text-line-through-style="none" style:text-line-through-type="none" fo:language="ru" fo:country="RU" officeooo:rsid="03e085d2" fo:background-color="transparent" loext:char-shading-value="0"/>
    </style:style>
    <style:style style:name="T687" style:family="text">
      <style:text-properties style:text-line-through-style="none" style:text-line-through-type="none" fo:language="ru" fo:country="RU" officeooo:rsid="03e1f2dc" fo:background-color="transparent" loext:char-shading-value="0"/>
    </style:style>
    <style:style style:name="T688" style:family="text">
      <style:text-properties style:text-line-through-style="none" style:text-line-through-type="none" fo:language="ru" fo:country="RU" officeooo:rsid="03e2de3a" fo:background-color="transparent" loext:char-shading-value="0"/>
    </style:style>
    <style:style style:name="T689" style:family="text">
      <style:text-properties style:text-line-through-style="none" style:text-line-through-type="none" fo:language="ru" fo:country="RU" officeooo:rsid="03e3105b" fo:background-color="transparent" loext:char-shading-value="0"/>
    </style:style>
    <style:style style:name="T690" style:family="text">
      <style:text-properties style:text-line-through-style="none" style:text-line-through-type="none" fo:language="ru" fo:country="RU" officeooo:rsid="03e3592a" fo:background-color="transparent" loext:char-shading-value="0"/>
    </style:style>
    <style:style style:name="T691" style:family="text">
      <style:text-properties style:text-line-through-style="none" style:text-line-through-type="none" fo:language="ru" fo:country="RU" officeooo:rsid="03e52b76" fo:background-color="transparent" loext:char-shading-value="0"/>
    </style:style>
    <style:style style:name="T692" style:family="text">
      <style:text-properties style:text-line-through-style="none" style:text-line-through-type="none" fo:language="ru" fo:country="RU" officeooo:rsid="03e700ee" fo:background-color="transparent" loext:char-shading-value="0"/>
    </style:style>
    <style:style style:name="T693" style:family="text">
      <style:text-properties style:text-line-through-style="none" style:text-line-through-type="none" fo:language="ru" fo:country="RU" officeooo:rsid="03e78d04" fo:background-color="transparent" loext:char-shading-value="0"/>
    </style:style>
    <style:style style:name="T694" style:family="text">
      <style:text-properties style:text-line-through-style="none" style:text-line-through-type="none" fo:language="ru" fo:country="RU" officeooo:rsid="03ea5fb8" fo:background-color="transparent" loext:char-shading-value="0"/>
    </style:style>
    <style:style style:name="T695" style:family="text">
      <style:text-properties style:text-line-through-style="none" style:text-line-through-type="none" fo:language="ru" fo:country="RU" officeooo:rsid="03eb6f3f" fo:background-color="transparent" loext:char-shading-value="0"/>
    </style:style>
    <style:style style:name="T696" style:family="text">
      <style:text-properties style:text-line-through-style="none" style:text-line-through-type="none" fo:language="ru" fo:country="RU" officeooo:rsid="03ecd5a2" fo:background-color="transparent" loext:char-shading-value="0"/>
    </style:style>
    <style:style style:name="T697" style:family="text">
      <style:text-properties style:text-line-through-style="none" style:text-line-through-type="none" fo:language="ru" fo:country="RU" officeooo:rsid="03f228c6" fo:background-color="transparent" loext:char-shading-value="0"/>
    </style:style>
    <style:style style:name="T698" style:family="text">
      <style:text-properties style:text-line-through-style="none" style:text-line-through-type="none" fo:language="ru" fo:country="RU" officeooo:rsid="03f2bcb0" fo:background-color="transparent" loext:char-shading-value="0"/>
    </style:style>
    <style:style style:name="T699" style:family="text">
      <style:text-properties style:text-line-through-style="none" style:text-line-through-type="none" fo:language="ru" fo:country="RU" officeooo:rsid="03f3b193" fo:background-color="transparent" loext:char-shading-value="0"/>
    </style:style>
    <style:style style:name="T700" style:family="text">
      <style:text-properties style:text-line-through-style="none" style:text-line-through-type="none" fo:language="ru" fo:country="RU" officeooo:rsid="03f4e555" fo:background-color="transparent" loext:char-shading-value="0"/>
    </style:style>
    <style:style style:name="T701" style:family="text">
      <style:text-properties style:text-line-through-style="none" style:text-line-through-type="none" fo:language="ru" fo:country="RU" officeooo:rsid="03f513be" fo:background-color="transparent" loext:char-shading-value="0"/>
    </style:style>
    <style:style style:name="T702" style:family="text">
      <style:text-properties style:text-line-through-style="none" style:text-line-through-type="none" fo:language="ru" fo:country="RU" officeooo:rsid="03f5c24b" fo:background-color="transparent" loext:char-shading-value="0"/>
    </style:style>
    <style:style style:name="T703" style:family="text">
      <style:text-properties style:text-line-through-style="none" style:text-line-through-type="none" fo:language="ru" fo:country="RU" officeooo:rsid="03f6ce0e" fo:background-color="transparent" loext:char-shading-value="0"/>
    </style:style>
    <style:style style:name="T704" style:family="text">
      <style:text-properties style:text-line-through-style="none" style:text-line-through-type="none" fo:language="ru" fo:country="RU" officeooo:rsid="03f6f54d" fo:background-color="transparent" loext:char-shading-value="0"/>
    </style:style>
    <style:style style:name="T705" style:family="text">
      <style:text-properties style:text-line-through-style="none" style:text-line-through-type="none" fo:language="ru" fo:country="RU" officeooo:rsid="03f79f87" fo:background-color="transparent" loext:char-shading-value="0"/>
    </style:style>
    <style:style style:name="T706" style:family="text">
      <style:text-properties style:text-line-through-style="none" style:text-line-through-type="none" fo:language="ru" fo:country="RU" officeooo:rsid="03f92848" fo:background-color="transparent" loext:char-shading-value="0"/>
    </style:style>
    <style:style style:name="T707" style:family="text">
      <style:text-properties style:text-line-through-style="none" style:text-line-through-type="none" fo:language="ru" fo:country="RU" officeooo:rsid="03fb0aa7" fo:background-color="transparent" loext:char-shading-value="0"/>
    </style:style>
    <style:style style:name="T708" style:family="text">
      <style:text-properties style:text-line-through-style="none" style:text-line-through-type="none" fo:language="ru" fo:country="RU" officeooo:rsid="03fc97e2" fo:background-color="transparent" loext:char-shading-value="0"/>
    </style:style>
    <style:style style:name="T709" style:family="text">
      <style:text-properties style:text-line-through-style="none" style:text-line-through-type="none" fo:language="ru" fo:country="RU" officeooo:rsid="03fe022d" fo:background-color="transparent" loext:char-shading-value="0"/>
    </style:style>
    <style:style style:name="T710" style:family="text">
      <style:text-properties style:text-line-through-style="none" style:text-line-through-type="none" fo:language="ru" fo:country="RU" officeooo:rsid="03ff5e04" fo:background-color="transparent" loext:char-shading-value="0"/>
    </style:style>
    <style:style style:name="T711" style:family="text">
      <style:text-properties style:text-line-through-style="none" style:text-line-through-type="none" fo:language="ru" fo:country="RU" officeooo:rsid="0402d31b" fo:background-color="transparent" loext:char-shading-value="0"/>
    </style:style>
    <style:style style:name="T712" style:family="text">
      <style:text-properties style:text-line-through-style="none" style:text-line-through-type="none" fo:language="ru" fo:country="RU" officeooo:rsid="0403c173" fo:background-color="transparent" loext:char-shading-value="0"/>
    </style:style>
    <style:style style:name="T713" style:family="text">
      <style:text-properties style:text-line-through-style="none" style:text-line-through-type="none" fo:language="ru" fo:country="RU" officeooo:rsid="04066895" fo:background-color="transparent" loext:char-shading-value="0"/>
    </style:style>
    <style:style style:name="T714" style:family="text">
      <style:text-properties style:text-line-through-style="none" style:text-line-through-type="none" fo:language="ru" fo:country="RU" officeooo:rsid="04067a56" fo:background-color="transparent" loext:char-shading-value="0"/>
    </style:style>
    <style:style style:name="T715" style:family="text">
      <style:text-properties style:text-line-through-style="none" style:text-line-through-type="none" fo:language="ru" fo:country="RU" officeooo:rsid="0407dba2" fo:background-color="transparent" loext:char-shading-value="0"/>
    </style:style>
    <style:style style:name="T716" style:family="text">
      <style:text-properties style:text-line-through-style="none" style:text-line-through-type="none" fo:language="ru" fo:country="RU" officeooo:rsid="0409c73a" fo:background-color="transparent" loext:char-shading-value="0"/>
    </style:style>
    <style:style style:name="T717" style:family="text">
      <style:text-properties style:text-line-through-style="none" style:text-line-through-type="none" fo:language="ru" fo:country="RU" officeooo:rsid="040a2276" fo:background-color="transparent" loext:char-shading-value="0"/>
    </style:style>
    <style:style style:name="T718" style:family="text">
      <style:text-properties style:text-line-through-style="none" style:text-line-through-type="none" fo:language="ru" fo:country="RU" officeooo:rsid="040bd82f" fo:background-color="transparent" loext:char-shading-value="0"/>
    </style:style>
    <style:style style:name="T719" style:family="text">
      <style:text-properties style:text-line-through-style="none" style:text-line-through-type="none" fo:language="ru" fo:country="RU" officeooo:rsid="040c7009" fo:background-color="transparent" loext:char-shading-value="0"/>
    </style:style>
    <style:style style:name="T720" style:family="text">
      <style:text-properties style:text-line-through-style="none" style:text-line-through-type="none" fo:language="ru" fo:country="RU" officeooo:rsid="040de2d6" fo:background-color="transparent" loext:char-shading-value="0"/>
    </style:style>
    <style:style style:name="T721" style:family="text">
      <style:text-properties style:text-line-through-style="none" style:text-line-through-type="none" fo:language="ru" fo:country="RU" officeooo:rsid="0416a26a" fo:background-color="transparent" loext:char-shading-value="0"/>
    </style:style>
    <style:style style:name="T722" style:family="text">
      <style:text-properties style:text-line-through-style="none" style:text-line-through-type="none" fo:language="ru" fo:country="RU" officeooo:rsid="0418b9a9" fo:background-color="transparent" loext:char-shading-value="0"/>
    </style:style>
    <style:style style:name="T723" style:family="text">
      <style:text-properties style:text-line-through-style="none" style:text-line-through-type="none" fo:language="ru" fo:country="RU" officeooo:rsid="041a75e6" fo:background-color="transparent" loext:char-shading-value="0"/>
    </style:style>
    <style:style style:name="T724" style:family="text">
      <style:text-properties style:text-line-through-style="none" style:text-line-through-type="none" fo:language="ru" fo:country="RU" officeooo:rsid="041fc575" fo:background-color="transparent" loext:char-shading-value="0"/>
    </style:style>
    <style:style style:name="T725" style:family="text">
      <style:text-properties style:text-line-through-style="none" style:text-line-through-type="none" fo:language="ru" fo:country="RU" officeooo:rsid="0420926f" fo:background-color="transparent" loext:char-shading-value="0"/>
    </style:style>
    <style:style style:name="T726" style:family="text">
      <style:text-properties style:text-line-through-style="none" style:text-line-through-type="none" fo:language="ru" fo:country="RU" officeooo:rsid="042583b8" fo:background-color="transparent" loext:char-shading-value="0"/>
    </style:style>
    <style:style style:name="T727" style:family="text">
      <style:text-properties style:text-line-through-style="none" style:text-line-through-type="none" fo:language="ru" fo:country="RU" officeooo:rsid="0428588b" fo:background-color="transparent" loext:char-shading-value="0"/>
    </style:style>
    <style:style style:name="T728" style:family="text">
      <style:text-properties style:text-line-through-style="none" style:text-line-through-type="none" fo:language="ru" fo:country="RU" officeooo:rsid="042bd142" fo:background-color="transparent" loext:char-shading-value="0"/>
    </style:style>
    <style:style style:name="T729" style:family="text">
      <style:text-properties style:text-line-through-style="none" style:text-line-through-type="none" fo:language="ru" fo:country="RU" officeooo:rsid="042f3ee6" fo:background-color="transparent" loext:char-shading-value="0"/>
    </style:style>
    <style:style style:name="T730" style:family="text">
      <style:text-properties style:text-line-through-style="none" style:text-line-through-type="none" fo:language="ru" fo:country="RU" officeooo:rsid="0432281e" fo:background-color="transparent" loext:char-shading-value="0"/>
    </style:style>
    <style:style style:name="T731" style:family="text">
      <style:text-properties style:text-line-through-style="none" style:text-line-through-type="none" fo:language="ru" fo:country="RU" officeooo:rsid="04339193" fo:background-color="transparent" loext:char-shading-value="0"/>
    </style:style>
    <style:style style:name="T732" style:family="text">
      <style:text-properties style:text-line-through-style="none" style:text-line-through-type="none" fo:language="ru" fo:country="RU" officeooo:rsid="0434996d" fo:background-color="transparent" loext:char-shading-value="0"/>
    </style:style>
    <style:style style:name="T733" style:family="text">
      <style:text-properties style:text-line-through-style="none" style:text-line-through-type="none" fo:language="ru" fo:country="RU" officeooo:rsid="043615fe" fo:background-color="transparent" loext:char-shading-value="0"/>
    </style:style>
    <style:style style:name="T734" style:family="text">
      <style:text-properties style:text-line-through-style="none" style:text-line-through-type="none" fo:language="ru" fo:country="RU" officeooo:rsid="04361455" fo:background-color="transparent" loext:char-shading-value="0"/>
    </style:style>
    <style:style style:name="T735" style:family="text">
      <style:text-properties style:text-line-through-style="none" style:text-line-through-type="none" fo:language="ru" fo:country="RU" officeooo:rsid="0437a5fb" fo:background-color="transparent" loext:char-shading-value="0"/>
    </style:style>
    <style:style style:name="T736" style:family="text">
      <style:text-properties style:text-line-through-style="none" style:text-line-through-type="none" fo:language="ru" fo:country="RU" officeooo:rsid="042e6fcc" fo:background-color="transparent" loext:char-shading-value="0"/>
    </style:style>
    <style:style style:name="T737" style:family="text">
      <style:text-properties style:text-line-through-style="none" style:text-line-through-type="none" fo:language="ru" fo:country="RU" officeooo:rsid="04385257" fo:background-color="transparent" loext:char-shading-value="0"/>
    </style:style>
    <style:style style:name="T738" style:family="text">
      <style:text-properties style:text-line-through-style="none" style:text-line-through-type="none" fo:language="ru" fo:country="RU" officeooo:rsid="043ac498" fo:background-color="transparent" loext:char-shading-value="0"/>
    </style:style>
    <style:style style:name="T739" style:family="text">
      <style:text-properties style:text-line-through-style="none" style:text-line-through-type="none" fo:language="ru" fo:country="RU" officeooo:rsid="043b803d" fo:background-color="transparent" loext:char-shading-value="0"/>
    </style:style>
    <style:style style:name="T740" style:family="text">
      <style:text-properties style:text-line-through-style="none" style:text-line-through-type="none" fo:language="ru" fo:country="RU" officeooo:rsid="043d18fa" fo:background-color="transparent" loext:char-shading-value="0"/>
    </style:style>
    <style:style style:name="T741" style:family="text">
      <style:text-properties style:text-line-through-style="none" style:text-line-through-type="none" fo:language="ru" fo:country="RU" officeooo:rsid="043ddc00" fo:background-color="transparent" loext:char-shading-value="0"/>
    </style:style>
    <style:style style:name="T742" style:family="text">
      <style:text-properties style:text-line-through-style="none" style:text-line-through-type="none" fo:language="ru" fo:country="RU" officeooo:rsid="043e6c65" fo:background-color="transparent" loext:char-shading-value="0"/>
    </style:style>
    <style:style style:name="T743" style:family="text">
      <style:text-properties style:text-line-through-style="none" style:text-line-through-type="none" fo:language="ru" fo:country="RU" officeooo:rsid="043f32a3" fo:background-color="transparent" loext:char-shading-value="0"/>
    </style:style>
    <style:style style:name="T744" style:family="text">
      <style:text-properties style:text-line-through-style="none" style:text-line-through-type="none" fo:language="ru" fo:country="RU" officeooo:rsid="043fb86d" fo:background-color="transparent" loext:char-shading-value="0"/>
    </style:style>
    <style:style style:name="T745" style:family="text">
      <style:text-properties style:text-line-through-style="none" style:text-line-through-type="none" fo:language="ru" fo:country="RU" officeooo:rsid="044124e0" fo:background-color="transparent" loext:char-shading-value="0"/>
    </style:style>
    <style:style style:name="T746" style:family="text">
      <style:text-properties style:text-line-through-style="none" style:text-line-through-type="none" fo:language="ru" fo:country="RU" officeooo:rsid="0441ed88" fo:background-color="transparent" loext:char-shading-value="0"/>
    </style:style>
    <style:style style:name="T747" style:family="text">
      <style:text-properties style:text-line-through-style="none" style:text-line-through-type="none" fo:language="ru" fo:country="RU" officeooo:rsid="0443151f" fo:background-color="transparent" loext:char-shading-value="0"/>
    </style:style>
    <style:style style:name="T748" style:family="text">
      <style:text-properties style:text-line-through-style="none" style:text-line-through-type="none" fo:language="ru" fo:country="RU" officeooo:rsid="04441d1e" fo:background-color="transparent" loext:char-shading-value="0"/>
    </style:style>
    <style:style style:name="T749" style:family="text">
      <style:text-properties style:text-line-through-style="none" style:text-line-through-type="none" fo:language="ru" fo:country="RU" officeooo:rsid="044567a4" fo:background-color="transparent" loext:char-shading-value="0"/>
    </style:style>
    <style:style style:name="T750" style:family="text">
      <style:text-properties style:text-line-through-style="none" style:text-line-through-type="none" fo:language="ru" fo:country="RU" officeooo:rsid="0446c276" fo:background-color="transparent" loext:char-shading-value="0"/>
    </style:style>
    <style:style style:name="T751" style:family="text">
      <style:text-properties style:text-line-through-style="none" style:text-line-through-type="none" fo:language="ru" fo:country="RU" officeooo:rsid="0446ef7a" fo:background-color="transparent" loext:char-shading-value="0"/>
    </style:style>
    <style:style style:name="T752" style:family="text">
      <style:text-properties style:text-line-through-style="none" style:text-line-through-type="none" fo:language="ru" fo:country="RU" officeooo:rsid="01ed19c9" fo:background-color="transparent" loext:char-shading-value="0"/>
    </style:style>
    <style:style style:name="T753" style:family="text">
      <style:text-properties style:text-line-through-style="none" style:text-line-through-type="none" fo:language="ru" fo:country="RU" officeooo:rsid="04481f24" fo:background-color="transparent" loext:char-shading-value="0"/>
    </style:style>
    <style:style style:name="T754" style:family="text">
      <style:text-properties style:text-line-through-style="none" style:text-line-through-type="none" fo:language="ru" fo:country="RU" officeooo:rsid="04491895" fo:background-color="transparent" loext:char-shading-value="0"/>
    </style:style>
    <style:style style:name="T755" style:family="text">
      <style:text-properties style:text-line-through-style="none" style:text-line-through-type="none" fo:language="ru" fo:country="RU" officeooo:rsid="044a7996" fo:background-color="transparent" loext:char-shading-value="0"/>
    </style:style>
    <style:style style:name="T756" style:family="text">
      <style:text-properties style:text-line-through-style="none" style:text-line-through-type="none" fo:language="ru" fo:country="RU" officeooo:rsid="044b86c6" fo:background-color="transparent" loext:char-shading-value="0"/>
    </style:style>
    <style:style style:name="T757" style:family="text">
      <style:text-properties style:text-line-through-style="none" style:text-line-through-type="none" fo:language="ru" fo:country="RU" officeooo:rsid="044c66f4" fo:background-color="transparent" loext:char-shading-value="0"/>
    </style:style>
    <style:style style:name="T758" style:family="text">
      <style:text-properties style:text-line-through-style="none" style:text-line-through-type="none" fo:language="ru" fo:country="RU" officeooo:rsid="044cd220" fo:background-color="transparent" loext:char-shading-value="0"/>
    </style:style>
    <style:style style:name="T759" style:family="text">
      <style:text-properties style:text-line-through-style="none" style:text-line-through-type="none" fo:language="ru" fo:country="RU" officeooo:rsid="044ff1df" fo:background-color="transparent" loext:char-shading-value="0"/>
    </style:style>
    <style:style style:name="T760" style:family="text">
      <style:text-properties style:text-line-through-style="none" style:text-line-through-type="none" fo:language="ru" fo:country="RU" officeooo:rsid="04516030" fo:background-color="transparent" loext:char-shading-value="0"/>
    </style:style>
    <style:style style:name="T761" style:family="text">
      <style:text-properties style:text-line-through-style="none" style:text-line-through-type="none" fo:language="ru" fo:country="RU" officeooo:rsid="04538178" fo:background-color="transparent" loext:char-shading-value="0"/>
    </style:style>
    <style:style style:name="T762" style:family="text">
      <style:text-properties style:text-line-through-style="none" style:text-line-through-type="none" fo:language="ru" fo:country="RU" officeooo:rsid="04546deb" fo:background-color="transparent" loext:char-shading-value="0"/>
    </style:style>
    <style:style style:name="T763" style:family="text">
      <style:text-properties style:text-line-through-style="none" style:text-line-through-type="none" fo:language="ru" fo:country="RU" officeooo:rsid="04572d75" fo:background-color="transparent" loext:char-shading-value="0"/>
    </style:style>
    <style:style style:name="T764" style:family="text">
      <style:text-properties style:text-line-through-style="none" style:text-line-through-type="none" fo:language="ru" fo:country="RU" officeooo:rsid="0457d70e" fo:background-color="transparent" loext:char-shading-value="0"/>
    </style:style>
    <style:style style:name="T765" style:family="text">
      <style:text-properties style:text-line-through-style="none" style:text-line-through-type="none" fo:language="ru" fo:country="RU" officeooo:rsid="045de65b" fo:background-color="transparent" loext:char-shading-value="0"/>
    </style:style>
    <style:style style:name="T766" style:family="text">
      <style:text-properties style:text-line-through-style="none" style:text-line-through-type="none" fo:language="ru" fo:country="RU" officeooo:rsid="045f116b" fo:background-color="transparent" loext:char-shading-value="0"/>
    </style:style>
    <style:style style:name="T767" style:family="text">
      <style:text-properties style:text-line-through-style="none" style:text-line-through-type="none" fo:language="ru" fo:country="RU" officeooo:rsid="0468f69f" fo:background-color="transparent" loext:char-shading-value="0"/>
    </style:style>
    <style:style style:name="T768" style:family="text">
      <style:text-properties style:text-line-through-style="none" style:text-line-through-type="none" fo:language="ru" fo:country="RU" officeooo:rsid="041b3e60" fo:background-color="transparent" loext:char-shading-value="0"/>
    </style:style>
    <style:style style:name="T769" style:family="text">
      <style:text-properties style:text-line-through-style="none" style:text-line-through-type="none" fo:language="ru" fo:country="RU" officeooo:rsid="0468fc07" fo:background-color="transparent" loext:char-shading-value="0"/>
    </style:style>
    <style:style style:name="T770" style:family="text">
      <style:text-properties style:text-line-through-style="none" style:text-line-through-type="none" fo:language="ru" fo:country="RU" officeooo:rsid="046a9fd1" fo:background-color="transparent" loext:char-shading-value="0"/>
    </style:style>
    <style:style style:name="T771" style:family="text">
      <style:text-properties style:text-line-through-style="none" style:text-line-through-type="none" fo:language="ru" fo:country="RU" officeooo:rsid="046c6e27" fo:background-color="transparent" loext:char-shading-value="0"/>
    </style:style>
    <style:style style:name="T772" style:family="text">
      <style:text-properties style:text-line-through-style="none" style:text-line-through-type="none" fo:language="ru" fo:country="RU" officeooo:rsid="046d1127" fo:background-color="transparent" loext:char-shading-value="0"/>
    </style:style>
    <style:style style:name="T773" style:family="text">
      <style:text-properties style:text-line-through-style="none" style:text-line-through-type="none" fo:language="ru" fo:country="RU" officeooo:rsid="046e9b86" fo:background-color="transparent" loext:char-shading-value="0"/>
    </style:style>
    <style:style style:name="T774" style:family="text">
      <style:text-properties style:text-line-through-style="none" style:text-line-through-type="none" fo:language="ru" fo:country="RU" officeooo:rsid="04709394" fo:background-color="transparent" loext:char-shading-value="0"/>
    </style:style>
    <style:style style:name="T775" style:family="text">
      <style:text-properties style:text-line-through-style="none" style:text-line-through-type="none" fo:language="ru" fo:country="RU" officeooo:rsid="04728465" fo:background-color="transparent" loext:char-shading-value="0"/>
    </style:style>
    <style:style style:name="T776" style:family="text">
      <style:text-properties style:text-line-through-style="none" style:text-line-through-type="none" fo:language="ru" fo:country="RU" officeooo:rsid="0473f29a" fo:background-color="transparent" loext:char-shading-value="0"/>
    </style:style>
    <style:style style:name="T777" style:family="text">
      <style:text-properties style:text-line-through-style="none" style:text-line-through-type="none" fo:language="ru" fo:country="RU" officeooo:rsid="0460e79b" fo:background-color="transparent" loext:char-shading-value="0"/>
    </style:style>
    <style:style style:name="T778" style:family="text">
      <style:text-properties style:text-line-through-style="none" style:text-line-through-type="none" fo:language="ru" fo:country="RU" officeooo:rsid="04617eaa" fo:background-color="transparent" loext:char-shading-value="0"/>
    </style:style>
    <style:style style:name="T779" style:family="text">
      <style:text-properties style:text-line-through-style="none" style:text-line-through-type="none" fo:language="ru" fo:country="RU" officeooo:rsid="04783fed" fo:background-color="transparent" loext:char-shading-value="0"/>
    </style:style>
    <style:style style:name="T780" style:family="text">
      <style:text-properties style:text-line-through-style="none" style:text-line-through-type="none" fo:language="ru" fo:country="RU" officeooo:rsid="04787689" fo:background-color="transparent" loext:char-shading-value="0"/>
    </style:style>
    <style:style style:name="T781" style:family="text">
      <style:text-properties style:text-line-through-style="none" style:text-line-through-type="none" fo:language="ru" fo:country="RU" officeooo:rsid="047976d4" fo:background-color="transparent" loext:char-shading-value="0"/>
    </style:style>
    <style:style style:name="T782" style:family="text">
      <style:text-properties style:text-line-through-style="none" style:text-line-through-type="none" fo:language="ru" fo:country="RU" officeooo:rsid="047b23de" fo:background-color="transparent" loext:char-shading-value="0"/>
    </style:style>
    <style:style style:name="T783" style:family="text">
      <style:text-properties style:text-line-through-style="none" style:text-line-through-type="none" fo:language="ru" fo:country="RU" officeooo:rsid="047be946" fo:background-color="transparent" loext:char-shading-value="0"/>
    </style:style>
    <style:style style:name="T784" style:family="text">
      <style:text-properties style:text-line-through-style="none" style:text-line-through-type="none" fo:language="ru" fo:country="RU" officeooo:rsid="047de7fd" fo:background-color="transparent" loext:char-shading-value="0"/>
    </style:style>
    <style:style style:name="T785" style:family="text">
      <style:text-properties style:text-line-through-style="none" style:text-line-through-type="none" fo:language="ru" fo:country="RU" officeooo:rsid="047f0d6e" fo:background-color="transparent" loext:char-shading-value="0"/>
    </style:style>
    <style:style style:name="T786" style:family="text">
      <style:text-properties style:text-line-through-style="none" style:text-line-through-type="none" fo:language="ru" fo:country="RU" officeooo:rsid="047edbb3" fo:background-color="transparent" loext:char-shading-value="0"/>
    </style:style>
    <style:style style:name="T787" style:family="text">
      <style:text-properties style:text-line-through-style="none" style:text-line-through-type="none" fo:language="ru" fo:country="RU" officeooo:rsid="047f6a77" fo:background-color="transparent" loext:char-shading-value="0"/>
    </style:style>
    <style:style style:name="T788" style:family="text">
      <style:text-properties style:text-line-through-style="none" style:text-line-through-type="none" fo:language="ru" fo:country="RU" officeooo:rsid="0480de51" fo:background-color="transparent" loext:char-shading-value="0"/>
    </style:style>
    <style:style style:name="T789" style:family="text">
      <style:text-properties style:text-line-through-style="none" style:text-line-through-type="none" fo:language="ru" fo:country="RU" officeooo:rsid="04822086" fo:background-color="transparent" loext:char-shading-value="0"/>
    </style:style>
    <style:style style:name="T790" style:family="text">
      <style:text-properties style:text-line-through-style="none" style:text-line-through-type="none" fo:language="ru" fo:country="RU" officeooo:rsid="047402be" fo:background-color="transparent" loext:char-shading-value="0"/>
    </style:style>
    <style:style style:name="T791" style:family="text">
      <style:text-properties style:text-line-through-style="none" style:text-line-through-type="none" fo:language="ru" fo:country="RU" officeooo:rsid="0484161c" fo:background-color="transparent" loext:char-shading-value="0"/>
    </style:style>
    <style:style style:name="T792" style:family="text">
      <style:text-properties style:text-line-through-style="none" style:text-line-through-type="none" fo:language="ru" fo:country="RU" officeooo:rsid="04855439" fo:background-color="transparent" loext:char-shading-value="0"/>
    </style:style>
    <style:style style:name="T793" style:family="text">
      <style:text-properties style:text-line-through-style="none" style:text-line-through-type="none" fo:language="ru" fo:country="RU" officeooo:rsid="0486f44f" fo:background-color="transparent" loext:char-shading-value="0"/>
    </style:style>
    <style:style style:name="T794" style:family="text">
      <style:text-properties style:text-line-through-style="none" style:text-line-through-type="none" fo:language="ru" fo:country="RU" officeooo:rsid="048a6139" fo:background-color="transparent" loext:char-shading-value="0"/>
    </style:style>
    <style:style style:name="T795" style:family="text">
      <style:text-properties style:text-line-through-style="none" style:text-line-through-type="none" fo:language="ru" fo:country="RU" officeooo:rsid="048ccea2" fo:background-color="transparent" loext:char-shading-value="0"/>
    </style:style>
    <style:style style:name="T796" style:family="text">
      <style:text-properties style:text-line-through-style="none" style:text-line-through-type="none" fo:language="ru" fo:country="RU" officeooo:rsid="048ec6fc" fo:background-color="transparent" loext:char-shading-value="0"/>
    </style:style>
    <style:style style:name="T797" style:family="text">
      <style:text-properties style:text-line-through-style="none" style:text-line-through-type="none" fo:language="ru" fo:country="RU" officeooo:rsid="048efe9b" fo:background-color="transparent" loext:char-shading-value="0"/>
    </style:style>
    <style:style style:name="T798" style:family="text">
      <style:text-properties style:text-line-through-style="none" style:text-line-through-type="none" fo:language="ru" fo:country="RU" officeooo:rsid="048f13dd" fo:background-color="transparent" loext:char-shading-value="0"/>
    </style:style>
    <style:style style:name="T799" style:family="text">
      <style:text-properties style:text-line-through-style="none" style:text-line-through-type="none" fo:language="ru" fo:country="RU" officeooo:rsid="0492d342" fo:background-color="transparent" loext:char-shading-value="0"/>
    </style:style>
    <style:style style:name="T800" style:family="text">
      <style:text-properties style:text-line-through-style="none" style:text-line-through-type="none" fo:language="ru" fo:country="RU" officeooo:rsid="0492e0d8" fo:background-color="transparent" loext:char-shading-value="0"/>
    </style:style>
    <style:style style:name="T801" style:family="text">
      <style:text-properties style:text-line-through-style="none" style:text-line-through-type="none" fo:language="ru" fo:country="RU" officeooo:rsid="049410e2" fo:background-color="transparent" loext:char-shading-value="0"/>
    </style:style>
    <style:style style:name="T802" style:family="text">
      <style:text-properties style:text-line-through-style="none" style:text-line-through-type="none" fo:language="ru" fo:country="RU" officeooo:rsid="049678a6" fo:background-color="transparent" loext:char-shading-value="0"/>
    </style:style>
    <style:style style:name="T803" style:family="text">
      <style:text-properties style:text-line-through-style="none" style:text-line-through-type="none" fo:language="ru" fo:country="RU" officeooo:rsid="04948cdc" fo:background-color="transparent" loext:char-shading-value="0"/>
    </style:style>
    <style:style style:name="T804" style:family="text">
      <style:text-properties style:text-line-through-style="none" style:text-line-through-type="none" fo:language="ru" fo:country="RU" officeooo:rsid="04981d66" fo:background-color="transparent" loext:char-shading-value="0"/>
    </style:style>
    <style:style style:name="T805" style:family="text">
      <style:text-properties style:text-line-through-style="none" style:text-line-through-type="none" fo:language="ru" fo:country="RU" officeooo:rsid="0498e8c3" fo:background-color="transparent" loext:char-shading-value="0"/>
    </style:style>
    <style:style style:name="T806" style:family="text">
      <style:text-properties style:text-line-through-style="none" style:text-line-through-type="none" fo:language="ru" fo:country="RU" officeooo:rsid="0499f00d" fo:background-color="transparent" loext:char-shading-value="0"/>
    </style:style>
    <style:style style:name="T807" style:family="text">
      <style:text-properties style:text-line-through-style="none" style:text-line-through-type="none" fo:language="ru" fo:country="RU" officeooo:rsid="049bad5f" fo:background-color="transparent" loext:char-shading-value="0"/>
    </style:style>
    <style:style style:name="T808" style:family="text">
      <style:text-properties style:text-line-through-style="none" style:text-line-through-type="none" fo:language="ru" fo:country="RU" officeooo:rsid="049c67c2" fo:background-color="transparent" loext:char-shading-value="0"/>
    </style:style>
    <style:style style:name="T809" style:family="text">
      <style:text-properties style:text-line-through-style="none" style:text-line-through-type="none" fo:language="ru" fo:country="RU" officeooo:rsid="049ced6b" fo:background-color="transparent" loext:char-shading-value="0"/>
    </style:style>
    <style:style style:name="T810" style:family="text">
      <style:text-properties style:text-line-through-style="none" style:text-line-through-type="none" fo:language="ru" fo:country="RU" officeooo:rsid="049d84e1" fo:background-color="transparent" loext:char-shading-value="0"/>
    </style:style>
    <style:style style:name="T811" style:family="text">
      <style:text-properties style:text-line-through-style="none" style:text-line-through-type="none" fo:language="ru" fo:country="RU" officeooo:rsid="049e6d6e" fo:background-color="transparent" loext:char-shading-value="0"/>
    </style:style>
    <style:style style:name="T812" style:family="text">
      <style:text-properties style:text-line-through-style="none" style:text-line-through-type="none" fo:language="ru" fo:country="RU" officeooo:rsid="04a12d51" fo:background-color="transparent" loext:char-shading-value="0"/>
    </style:style>
    <style:style style:name="T813" style:family="text">
      <style:text-properties style:text-line-through-style="none" style:text-line-through-type="none" fo:language="ru" fo:country="RU" officeooo:rsid="04a2e9a6" fo:background-color="transparent" loext:char-shading-value="0"/>
    </style:style>
    <style:style style:name="T814" style:family="text">
      <style:text-properties style:text-line-through-style="none" style:text-line-through-type="none" fo:language="ru" fo:country="RU" officeooo:rsid="04a34b28" fo:background-color="transparent" loext:char-shading-value="0"/>
    </style:style>
    <style:style style:name="T815" style:family="text">
      <style:text-properties style:text-line-through-style="none" style:text-line-through-type="none" fo:language="ru" fo:country="RU" officeooo:rsid="04a522bd" fo:background-color="transparent" loext:char-shading-value="0"/>
    </style:style>
    <style:style style:name="T816" style:family="text">
      <style:text-properties style:text-line-through-style="none" style:text-line-through-type="none" fo:language="ru" fo:country="RU" officeooo:rsid="04a5369f" fo:background-color="transparent" loext:char-shading-value="0"/>
    </style:style>
    <style:style style:name="T817" style:family="text">
      <style:text-properties style:text-line-through-style="none" style:text-line-through-type="none" fo:language="ru" fo:country="RU" officeooo:rsid="04a69b88" fo:background-color="transparent" loext:char-shading-value="0"/>
    </style:style>
    <style:style style:name="T818" style:family="text">
      <style:text-properties style:text-line-through-style="none" style:text-line-through-type="none" fo:language="ru" fo:country="RU" officeooo:rsid="04a6dac9" fo:background-color="transparent" loext:char-shading-value="0"/>
    </style:style>
    <style:style style:name="T819" style:family="text">
      <style:text-properties style:text-line-through-style="none" style:text-line-through-type="none" fo:language="ru" fo:country="RU" officeooo:rsid="04a73bbb" fo:background-color="transparent" loext:char-shading-value="0"/>
    </style:style>
    <style:style style:name="T820" style:family="text">
      <style:text-properties style:text-line-through-style="none" style:text-line-through-type="none" fo:language="ru" fo:country="RU" officeooo:rsid="04a84131" fo:background-color="transparent" loext:char-shading-value="0"/>
    </style:style>
    <style:style style:name="T821" style:family="text">
      <style:text-properties style:text-line-through-style="none" style:text-line-through-type="none" fo:language="ru" fo:country="RU" officeooo:rsid="04a865f2" fo:background-color="transparent" loext:char-shading-value="0"/>
    </style:style>
    <style:style style:name="T822" style:family="text">
      <style:text-properties style:text-line-through-style="none" style:text-line-through-type="none" fo:language="ru" fo:country="RU" officeooo:rsid="04ac686e" fo:background-color="transparent" loext:char-shading-value="0"/>
    </style:style>
    <style:style style:name="T823" style:family="text">
      <style:text-properties style:text-line-through-style="none" style:text-line-through-type="none" fo:language="ru" fo:country="RU" officeooo:rsid="04ad8361" fo:background-color="transparent" loext:char-shading-value="0"/>
    </style:style>
    <style:style style:name="T824" style:family="text">
      <style:text-properties style:text-line-through-style="none" style:text-line-through-type="none" fo:language="ru" fo:country="RU" officeooo:rsid="04adc843" fo:background-color="transparent" loext:char-shading-value="0"/>
    </style:style>
    <style:style style:name="T825" style:family="text">
      <style:text-properties style:text-line-through-style="none" style:text-line-through-type="none" fo:language="ru" fo:country="RU" officeooo:rsid="04b34c78" fo:background-color="transparent" loext:char-shading-value="0"/>
    </style:style>
    <style:style style:name="T826" style:family="text">
      <style:text-properties style:text-line-through-style="none" style:text-line-through-type="none" fo:language="ru" fo:country="RU" officeooo:rsid="04b4297b" fo:background-color="transparent" loext:char-shading-value="0"/>
    </style:style>
    <style:style style:name="T827" style:family="text">
      <style:text-properties style:text-line-through-style="none" style:text-line-through-type="none" fo:language="ru" fo:country="RU" officeooo:rsid="04b60644" fo:background-color="transparent" loext:char-shading-value="0"/>
    </style:style>
    <style:style style:name="T828" style:family="text">
      <style:text-properties style:text-line-through-style="none" style:text-line-through-type="none" fo:language="ru" fo:country="RU" officeooo:rsid="04b7b78d" fo:background-color="transparent" loext:char-shading-value="0"/>
    </style:style>
    <style:style style:name="T829" style:family="text">
      <style:text-properties style:text-line-through-style="none" style:text-line-through-type="none" fo:language="ru" fo:country="RU" officeooo:rsid="04b87ab3" fo:background-color="transparent" loext:char-shading-value="0"/>
    </style:style>
    <style:style style:name="T830" style:family="text">
      <style:text-properties style:text-line-through-style="none" style:text-line-through-type="none" fo:language="ru" fo:country="RU" officeooo:rsid="04b90c10" fo:background-color="transparent" loext:char-shading-value="0"/>
    </style:style>
    <style:style style:name="T831" style:family="text">
      <style:text-properties style:text-line-through-style="none" style:text-line-through-type="none" fo:language="ru" fo:country="RU" officeooo:rsid="04b9764c" fo:background-color="transparent" loext:char-shading-value="0"/>
    </style:style>
    <style:style style:name="T832" style:family="text">
      <style:text-properties style:text-line-through-style="none" style:text-line-through-type="none" fo:language="ru" fo:country="RU" officeooo:rsid="04bb6c8b" fo:background-color="transparent" loext:char-shading-value="0"/>
    </style:style>
    <style:style style:name="T833" style:family="text">
      <style:text-properties style:text-line-through-style="none" style:text-line-through-type="none" fo:language="ru" fo:country="RU" officeooo:rsid="04bcd6dc" fo:background-color="transparent" loext:char-shading-value="0"/>
    </style:style>
    <style:style style:name="T834" style:family="text">
      <style:text-properties style:text-line-through-style="none" style:text-line-through-type="none" fo:language="ru" fo:country="RU" officeooo:rsid="04bd2c15" fo:background-color="transparent" loext:char-shading-value="0"/>
    </style:style>
    <style:style style:name="T835" style:family="text">
      <style:text-properties style:text-line-through-style="none" style:text-line-through-type="none" fo:language="ru" fo:country="RU" officeooo:rsid="04be4237" fo:background-color="transparent" loext:char-shading-value="0"/>
    </style:style>
    <style:style style:name="T836" style:family="text">
      <style:text-properties style:text-line-through-style="none" style:text-line-through-type="none" fo:language="ru" fo:country="RU" officeooo:rsid="04c13b48" fo:background-color="transparent" loext:char-shading-value="0"/>
    </style:style>
    <style:style style:name="T837" style:family="text">
      <style:text-properties style:text-line-through-style="none" style:text-line-through-type="none" fo:language="ru" fo:country="RU" officeooo:rsid="04c32915" fo:background-color="transparent" loext:char-shading-value="0"/>
    </style:style>
    <style:style style:name="T838" style:family="text">
      <style:text-properties style:text-line-through-style="none" style:text-line-through-type="none" fo:language="ru" fo:country="RU" officeooo:rsid="04c34e82" fo:background-color="transparent" loext:char-shading-value="0"/>
    </style:style>
    <style:style style:name="T839" style:family="text">
      <style:text-properties style:text-line-through-style="none" style:text-line-through-type="none" fo:language="ru" fo:country="RU" officeooo:rsid="04c46195" fo:background-color="transparent" loext:char-shading-value="0"/>
    </style:style>
    <style:style style:name="T840" style:family="text">
      <style:text-properties style:text-line-through-style="none" style:text-line-through-type="none" fo:language="ru" fo:country="RU" officeooo:rsid="04c5f7b6" fo:background-color="transparent" loext:char-shading-value="0"/>
    </style:style>
    <style:style style:name="T841" style:family="text">
      <style:text-properties style:text-line-through-style="none" style:text-line-through-type="none" fo:language="ru" fo:country="RU" officeooo:rsid="04c9f036" fo:background-color="transparent" loext:char-shading-value="0"/>
    </style:style>
    <style:style style:name="T842" style:family="text">
      <style:text-properties style:text-line-through-style="none" style:text-line-through-type="none" fo:language="ru" fo:country="RU" officeooo:rsid="04ca004a" fo:background-color="transparent" loext:char-shading-value="0"/>
    </style:style>
    <style:style style:name="T843" style:family="text">
      <style:text-properties style:text-line-through-style="none" style:text-line-through-type="none" fo:language="ru" fo:country="RU" officeooo:rsid="04cac678" fo:background-color="transparent" loext:char-shading-value="0"/>
    </style:style>
    <style:style style:name="T844" style:family="text">
      <style:text-properties style:text-line-through-style="none" style:text-line-through-type="none" fo:language="ru" fo:country="RU" officeooo:rsid="04cc497e" fo:background-color="transparent" loext:char-shading-value="0"/>
    </style:style>
    <style:style style:name="T845" style:family="text">
      <style:text-properties style:text-line-through-style="none" style:text-line-through-type="none" fo:language="ru" fo:country="RU" officeooo:rsid="04cde4ae" fo:background-color="transparent" loext:char-shading-value="0"/>
    </style:style>
    <style:style style:name="T846" style:family="text">
      <style:text-properties style:text-line-through-style="none" style:text-line-through-type="none" fo:language="ru" fo:country="RU" officeooo:rsid="04cf5543" fo:background-color="transparent" loext:char-shading-value="0"/>
    </style:style>
    <style:style style:name="T847" style:family="text">
      <style:text-properties style:text-line-through-style="none" style:text-line-through-type="none" fo:language="ru" fo:country="RU" officeooo:rsid="04d30fe9" fo:background-color="transparent" loext:char-shading-value="0"/>
    </style:style>
    <style:style style:name="T848" style:family="text">
      <style:text-properties style:text-line-through-style="none" style:text-line-through-type="none" fo:language="ru" fo:country="RU" officeooo:rsid="04d771bd" fo:background-color="transparent" loext:char-shading-value="0"/>
    </style:style>
    <style:style style:name="T849" style:family="text">
      <style:text-properties style:text-line-through-style="none" style:text-line-through-type="none" fo:language="ru" fo:country="RU" officeooo:rsid="04e974a9" fo:background-color="transparent" loext:char-shading-value="0"/>
    </style:style>
    <style:style style:name="T850" style:family="text">
      <style:text-properties style:text-line-through-style="none" style:text-line-through-type="none" fo:language="ru" fo:country="RU" officeooo:rsid="04dfcb7b" fo:background-color="transparent" loext:char-shading-value="0"/>
    </style:style>
    <style:style style:name="T851" style:family="text">
      <style:text-properties style:text-line-through-style="none" style:text-line-through-type="none" fo:language="ru" fo:country="RU" officeooo:rsid="04e9fc09" fo:background-color="transparent" loext:char-shading-value="0"/>
    </style:style>
    <style:style style:name="T852" style:family="text">
      <style:text-properties style:text-line-through-style="none" style:text-line-through-type="none" fo:language="ru" fo:country="RU" officeooo:rsid="04ef5e82" fo:background-color="transparent" loext:char-shading-value="0"/>
    </style:style>
    <style:style style:name="T853" style:family="text">
      <style:text-properties style:text-line-through-style="none" style:text-line-through-type="none" fo:language="ru" fo:country="RU" officeooo:rsid="04edfeab" fo:background-color="transparent" loext:char-shading-value="0"/>
    </style:style>
    <style:style style:name="T854" style:family="text">
      <style:text-properties style:text-line-through-style="none" style:text-line-through-type="none" fo:language="ru" fo:country="RU" officeooo:rsid="04eb29fb" fo:background-color="transparent" loext:char-shading-value="0"/>
    </style:style>
    <style:style style:name="T855" style:family="text">
      <style:text-properties style:text-line-through-style="none" style:text-line-through-type="none" fo:language="ru" fo:country="RU" officeooo:rsid="04ed6b32" fo:background-color="transparent" loext:char-shading-value="0"/>
    </style:style>
    <style:style style:name="T856" style:family="text">
      <style:text-properties style:text-line-through-style="none" style:text-line-through-type="none" fo:language="ru" fo:country="RU" officeooo:rsid="04ece9bb" fo:background-color="transparent" loext:char-shading-value="0"/>
    </style:style>
    <style:style style:name="T857" style:family="text">
      <style:text-properties style:text-line-through-style="none" style:text-line-through-type="none" fo:language="ru" fo:country="RU" officeooo:rsid="04f01071" fo:background-color="transparent" loext:char-shading-value="0"/>
    </style:style>
    <style:style style:name="T858" style:family="text">
      <style:text-properties style:text-line-through-style="none" style:text-line-through-type="none" fo:language="ru" fo:country="RU" officeooo:rsid="04f0e7c7" fo:background-color="transparent" loext:char-shading-value="0"/>
    </style:style>
    <style:style style:name="T859" style:family="text">
      <style:text-properties style:text-line-through-style="none" style:text-line-through-type="none" fo:language="ru" fo:country="RU" officeooo:rsid="04f3217e" fo:background-color="transparent" loext:char-shading-value="0"/>
    </style:style>
    <style:style style:name="T860" style:family="text">
      <style:text-properties style:text-line-through-style="none" style:text-line-through-type="none" fo:language="ru" fo:country="RU" officeooo:rsid="04f5b895" fo:background-color="transparent" loext:char-shading-value="0"/>
    </style:style>
    <style:style style:name="T861" style:family="text">
      <style:text-properties style:text-line-through-style="none" style:text-line-through-type="none" fo:language="ru" fo:country="RU" officeooo:rsid="04f456a7" fo:background-color="transparent" loext:char-shading-value="0"/>
    </style:style>
    <style:style style:name="T862" style:family="text">
      <style:text-properties style:text-line-through-style="none" style:text-line-through-type="none" fo:language="ru" fo:country="RU" officeooo:rsid="04f6d480" fo:background-color="transparent" loext:char-shading-value="0"/>
    </style:style>
    <style:style style:name="T863" style:family="text">
      <style:text-properties style:text-line-through-style="none" style:text-line-through-type="none" fo:language="ru" fo:country="RU" officeooo:rsid="04f89ed6" fo:background-color="transparent" loext:char-shading-value="0"/>
    </style:style>
    <style:style style:name="T864" style:family="text">
      <style:text-properties style:text-line-through-style="none" style:text-line-through-type="none" fo:language="ru" fo:country="RU" officeooo:rsid="04f985c9" fo:background-color="transparent" loext:char-shading-value="0"/>
    </style:style>
    <style:style style:name="T865" style:family="text">
      <style:text-properties style:text-line-through-style="none" style:text-line-through-type="none" fo:language="ru" fo:country="RU" officeooo:rsid="04fb03ac" fo:background-color="transparent" loext:char-shading-value="0"/>
    </style:style>
    <style:style style:name="T866" style:family="text">
      <style:text-properties style:text-line-through-style="none" style:text-line-through-type="none" fo:language="ru" fo:country="RU" officeooo:rsid="04fd6e79" fo:background-color="transparent" loext:char-shading-value="0"/>
    </style:style>
    <style:style style:name="T867" style:family="text">
      <style:text-properties style:text-line-through-style="none" style:text-line-through-type="none" fo:language="ru" fo:country="RU" officeooo:rsid="04ff277b" fo:background-color="transparent" loext:char-shading-value="0"/>
    </style:style>
    <style:style style:name="T868" style:family="text">
      <style:text-properties style:text-line-through-style="none" style:text-line-through-type="none" fo:language="ru" fo:country="RU" officeooo:rsid="050094f3" fo:background-color="transparent" loext:char-shading-value="0"/>
    </style:style>
    <style:style style:name="T869" style:family="text">
      <style:text-properties style:text-line-through-style="none" style:text-line-through-type="none" fo:language="ru" fo:country="RU" officeooo:rsid="04fde918" fo:background-color="transparent" loext:char-shading-value="0"/>
    </style:style>
    <style:style style:name="T870" style:family="text">
      <style:text-properties style:text-line-through-style="none" style:text-line-through-type="none" fo:language="ru" fo:country="RU" officeooo:rsid="0500f212" fo:background-color="transparent" loext:char-shading-value="0"/>
    </style:style>
    <style:style style:name="T871" style:family="text">
      <style:text-properties style:text-line-through-style="none" style:text-line-through-type="none" fo:language="ru" fo:country="RU" officeooo:rsid="050279bf" fo:background-color="transparent" loext:char-shading-value="0"/>
    </style:style>
    <style:style style:name="T872" style:family="text">
      <style:text-properties style:text-line-through-style="none" style:text-line-through-type="none" fo:language="ru" fo:country="RU" officeooo:rsid="05037675" fo:background-color="transparent" loext:char-shading-value="0"/>
    </style:style>
    <style:style style:name="T873" style:family="text">
      <style:text-properties style:text-line-through-style="none" style:text-line-through-type="none" fo:language="ru" fo:country="RU" officeooo:rsid="05055795" fo:background-color="transparent" loext:char-shading-value="0"/>
    </style:style>
    <style:style style:name="T874" style:family="text">
      <style:text-properties style:text-line-through-style="none" style:text-line-through-type="none" fo:language="ru" fo:country="RU" officeooo:rsid="0505ae51" fo:background-color="transparent" loext:char-shading-value="0"/>
    </style:style>
    <style:style style:name="T875" style:family="text">
      <style:text-properties style:text-line-through-style="none" style:text-line-through-type="none" fo:language="ru" fo:country="RU" officeooo:rsid="05082796" fo:background-color="transparent" loext:char-shading-value="0"/>
    </style:style>
    <style:style style:name="T876" style:family="text">
      <style:text-properties style:text-line-through-style="none" style:text-line-through-type="none" fo:language="ru" fo:country="RU" officeooo:rsid="0508caf0" fo:background-color="transparent" loext:char-shading-value="0"/>
    </style:style>
    <style:style style:name="T877" style:family="text">
      <style:text-properties style:text-line-through-style="none" style:text-line-through-type="none" fo:language="ru" fo:country="RU" officeooo:rsid="050a121f" fo:background-color="transparent" loext:char-shading-value="0"/>
    </style:style>
    <style:style style:name="T878" style:family="text">
      <style:text-properties style:text-line-through-style="none" style:text-line-through-type="none" fo:language="ru" fo:country="RU" officeooo:rsid="050b9433" fo:background-color="transparent" loext:char-shading-value="0"/>
    </style:style>
    <style:style style:name="T879" style:family="text">
      <style:text-properties style:text-line-through-style="none" style:text-line-through-type="none" fo:language="ru" fo:country="RU" officeooo:rsid="050bb760" fo:background-color="transparent" loext:char-shading-value="0"/>
    </style:style>
    <style:style style:name="T880" style:family="text">
      <style:text-properties style:text-line-through-style="none" style:text-line-through-type="none" fo:language="ru" fo:country="RU" officeooo:rsid="050de790" fo:background-color="transparent" loext:char-shading-value="0"/>
    </style:style>
    <style:style style:name="T881" style:family="text">
      <style:text-properties style:text-line-through-style="none" style:text-line-through-type="none" fo:language="ru" fo:country="RU" officeooo:rsid="050d671a" fo:background-color="transparent" loext:char-shading-value="0"/>
    </style:style>
    <style:style style:name="T882" style:family="text">
      <style:text-properties style:text-line-through-style="none" style:text-line-through-type="none" fo:language="ru" fo:country="RU" officeooo:rsid="050fe76b" fo:background-color="transparent" loext:char-shading-value="0"/>
    </style:style>
    <style:style style:name="T883" style:family="text">
      <style:text-properties style:text-line-through-style="none" style:text-line-through-type="none" fo:language="ru" fo:country="RU" officeooo:rsid="051191e6" fo:background-color="transparent" loext:char-shading-value="0"/>
    </style:style>
    <style:style style:name="T884" style:family="text">
      <style:text-properties style:text-line-through-style="none" style:text-line-through-type="none" fo:language="ru" fo:country="RU" officeooo:rsid="0511f923" fo:background-color="transparent" loext:char-shading-value="0"/>
    </style:style>
    <style:style style:name="T885" style:family="text">
      <style:text-properties style:text-line-through-style="none" style:text-line-through-type="none" fo:language="ru" fo:country="RU" officeooo:rsid="051502a3" fo:background-color="transparent" loext:char-shading-value="0"/>
    </style:style>
    <style:style style:name="T886" style:family="text">
      <style:text-properties style:text-line-through-style="none" style:text-line-through-type="none" fo:language="ru" fo:country="RU" officeooo:rsid="05165f08" fo:background-color="transparent" loext:char-shading-value="0"/>
    </style:style>
    <style:style style:name="T887" style:family="text">
      <style:text-properties style:text-line-through-style="none" style:text-line-through-type="none" fo:language="ru" fo:country="RU" officeooo:rsid="050cc854" fo:background-color="transparent" loext:char-shading-value="0"/>
    </style:style>
    <style:style style:name="T888" style:family="text">
      <style:text-properties style:text-line-through-style="none" style:text-line-through-type="none" fo:language="ru" fo:country="RU" officeooo:rsid="0516d638" fo:background-color="transparent" loext:char-shading-value="0"/>
    </style:style>
    <style:style style:name="T889" style:family="text">
      <style:text-properties style:text-line-through-style="none" style:text-line-through-type="none" fo:language="ru" fo:country="RU" officeooo:rsid="051730e4" fo:background-color="transparent" loext:char-shading-value="0"/>
    </style:style>
    <style:style style:name="T890" style:family="text">
      <style:text-properties style:text-line-through-style="none" style:text-line-through-type="none" fo:language="ru" fo:country="RU" officeooo:rsid="05185dc1" fo:background-color="transparent" loext:char-shading-value="0"/>
    </style:style>
    <style:style style:name="T891" style:family="text">
      <style:text-properties style:text-line-through-style="none" style:text-line-through-type="none" fo:language="ru" fo:country="RU" officeooo:rsid="051947dd" fo:background-color="transparent" loext:char-shading-value="0"/>
    </style:style>
    <style:style style:name="T892" style:family="text">
      <style:text-properties style:text-line-through-style="none" style:text-line-through-type="none" fo:language="ru" fo:country="RU" officeooo:rsid="051a81f7" fo:background-color="transparent" loext:char-shading-value="0"/>
    </style:style>
    <style:style style:name="T893" style:family="text">
      <style:text-properties style:text-line-through-style="none" style:text-line-through-type="none" fo:language="ru" fo:country="RU" officeooo:rsid="051ad95e" fo:background-color="transparent" loext:char-shading-value="0"/>
    </style:style>
    <style:style style:name="T894" style:family="text">
      <style:text-properties style:text-line-through-style="none" style:text-line-through-type="none" fo:language="ru" fo:country="RU" officeooo:rsid="051c9b89" fo:background-color="transparent" loext:char-shading-value="0"/>
    </style:style>
    <style:style style:name="T895" style:family="text">
      <style:text-properties style:text-line-through-style="none" style:text-line-through-type="none" fo:language="ru" fo:country="RU" officeooo:rsid="051e55af" fo:background-color="transparent" loext:char-shading-value="0"/>
    </style:style>
    <style:style style:name="T896" style:family="text">
      <style:text-properties style:text-line-through-style="none" style:text-line-through-type="none" fo:language="ru" fo:country="RU" officeooo:rsid="051e6abd" fo:background-color="transparent" loext:char-shading-value="0"/>
    </style:style>
    <style:style style:name="T897" style:family="text">
      <style:text-properties style:text-line-through-style="none" style:text-line-through-type="none" fo:language="ru" fo:country="RU" officeooo:rsid="0521bf63" fo:background-color="transparent" loext:char-shading-value="0"/>
    </style:style>
    <style:style style:name="T898" style:family="text">
      <style:text-properties style:text-line-through-style="none" style:text-line-through-type="none" fo:language="ru" fo:country="RU" officeooo:rsid="052583f3" fo:background-color="transparent" loext:char-shading-value="0"/>
    </style:style>
    <style:style style:name="T899" style:family="text">
      <style:text-properties style:text-line-through-style="none" style:text-line-through-type="none" fo:language="ru" fo:country="RU" officeooo:rsid="05259cd4" fo:background-color="transparent" loext:char-shading-value="0"/>
    </style:style>
    <style:style style:name="T900" style:family="text">
      <style:text-properties style:text-line-through-style="none" style:text-line-through-type="none" fo:language="ru" fo:country="RU" officeooo:rsid="0525fe1e" fo:background-color="transparent" loext:char-shading-value="0"/>
    </style:style>
    <style:style style:name="T901" style:family="text">
      <style:text-properties style:text-line-through-style="none" style:text-line-through-type="none" fo:language="ru" fo:country="RU" officeooo:rsid="0526422a" fo:background-color="transparent" loext:char-shading-value="0"/>
    </style:style>
    <style:style style:name="T902" style:family="text">
      <style:text-properties style:text-line-through-style="none" style:text-line-through-type="none" fo:language="ru" fo:country="RU" officeooo:rsid="0527fb62" fo:background-color="transparent" loext:char-shading-value="0"/>
    </style:style>
    <style:style style:name="T903" style:family="text">
      <style:text-properties style:text-line-through-style="none" style:text-line-through-type="none" fo:language="ru" fo:country="RU" officeooo:rsid="0528e263" fo:background-color="transparent" loext:char-shading-value="0"/>
    </style:style>
    <style:style style:name="T904" style:family="text">
      <style:text-properties style:text-line-through-style="none" style:text-line-through-type="none" fo:language="ru" fo:country="RU" officeooo:rsid="052a8172" fo:background-color="transparent" loext:char-shading-value="0"/>
    </style:style>
    <style:style style:name="T905" style:family="text">
      <style:text-properties style:text-line-through-style="none" style:text-line-through-type="none" fo:language="ru" fo:country="RU" officeooo:rsid="052b3098" fo:background-color="transparent" loext:char-shading-value="0"/>
    </style:style>
    <style:style style:name="T906" style:family="text">
      <style:text-properties style:text-line-through-style="none" style:text-line-through-type="none" fo:language="ru" fo:country="RU" officeooo:rsid="052bbba8" fo:background-color="transparent" loext:char-shading-value="0"/>
    </style:style>
    <style:style style:name="T907" style:family="text">
      <style:text-properties style:text-line-through-style="none" style:text-line-through-type="none" fo:language="ru" fo:country="RU" officeooo:rsid="052c0442" fo:background-color="transparent" loext:char-shading-value="0"/>
    </style:style>
    <style:style style:name="T908" style:family="text">
      <style:text-properties style:text-line-through-style="none" style:text-line-through-type="none" fo:language="ru" fo:country="RU" officeooo:rsid="052c65b2" fo:background-color="transparent" loext:char-shading-value="0"/>
    </style:style>
    <style:style style:name="T909" style:family="text">
      <style:text-properties style:text-line-through-style="none" style:text-line-through-type="none" fo:language="ru" fo:country="RU" officeooo:rsid="052c71fd" fo:background-color="transparent" loext:char-shading-value="0"/>
    </style:style>
    <style:style style:name="T910" style:family="text">
      <style:text-properties style:text-line-through-style="none" style:text-line-through-type="none" fo:language="ru" fo:country="RU" officeooo:rsid="052c8301" fo:background-color="transparent" loext:char-shading-value="0"/>
    </style:style>
    <style:style style:name="T911" style:family="text">
      <style:text-properties style:text-line-through-style="none" style:text-line-through-type="none" fo:language="ru" fo:country="RU" officeooo:rsid="052d34e8" fo:background-color="transparent" loext:char-shading-value="0"/>
    </style:style>
    <style:style style:name="T912" style:family="text">
      <style:text-properties style:text-line-through-style="none" style:text-line-through-type="none" fo:language="ru" fo:country="RU" officeooo:rsid="052d8f0d" fo:background-color="transparent" loext:char-shading-value="0"/>
    </style:style>
    <style:style style:name="T913" style:family="text">
      <style:text-properties style:text-line-through-style="none" style:text-line-through-type="none" fo:language="ru" fo:country="RU" officeooo:rsid="052ec539" fo:background-color="transparent" loext:char-shading-value="0"/>
    </style:style>
    <style:style style:name="T914" style:family="text">
      <style:text-properties style:text-line-through-style="none" style:text-line-through-type="none" fo:language="ru" fo:country="RU" officeooo:rsid="0531ca48" fo:background-color="transparent" loext:char-shading-value="0"/>
    </style:style>
    <style:style style:name="T915" style:family="text">
      <style:text-properties style:text-line-through-style="none" style:text-line-through-type="none" fo:language="ru" fo:country="RU" officeooo:rsid="0533c41c" fo:background-color="transparent" loext:char-shading-value="0"/>
    </style:style>
    <style:style style:name="T916" style:family="text">
      <style:text-properties style:text-line-through-style="none" style:text-line-through-type="none" fo:language="ru" fo:country="RU" officeooo:rsid="05370013" fo:background-color="transparent" loext:char-shading-value="0"/>
    </style:style>
    <style:style style:name="T917" style:family="text">
      <style:text-properties style:text-line-through-style="none" style:text-line-through-type="none" fo:language="ru" fo:country="RU" officeooo:rsid="0535b263" fo:background-color="transparent" loext:char-shading-value="0"/>
    </style:style>
    <style:style style:name="T918" style:family="text">
      <style:text-properties style:text-line-through-style="none" style:text-line-through-type="none" fo:language="ru" fo:country="RU" fo:background-color="#ffff00" loext:char-shading-value="0"/>
    </style:style>
    <style:style style:name="T919" style:family="text">
      <style:text-properties style:text-line-through-style="none" style:text-line-through-type="none" fo:language="ru" fo:country="RU" officeooo:rsid="00788a5b" fo:background-color="#ffff00" loext:char-shading-value="0"/>
    </style:style>
    <style:style style:name="T920" style:family="text">
      <style:text-properties style:text-line-through-style="none" style:text-line-through-type="none" fo:language="ru" fo:country="RU" officeooo:rsid="00794d28" fo:background-color="#ffff00" loext:char-shading-value="0"/>
    </style:style>
    <style:style style:name="T921" style:family="text">
      <style:text-properties style:text-line-through-style="none" style:text-line-through-type="none" fo:language="ru" fo:country="RU" officeooo:rsid="002ed946" fo:background-color="#ffff00" loext:char-shading-value="0"/>
    </style:style>
    <style:style style:name="T922" style:family="text">
      <style:text-properties style:text-line-through-style="none" style:text-line-through-type="none" fo:language="ru" fo:country="RU" officeooo:rsid="019d85fb" fo:background-color="#ffff00" loext:char-shading-value="0"/>
    </style:style>
    <style:style style:name="T923" style:family="text">
      <style:text-properties style:text-line-through-style="none" style:text-line-through-type="none" fo:language="ru" fo:country="RU" officeooo:rsid="019b8144" fo:background-color="#ffff00" loext:char-shading-value="0"/>
    </style:style>
    <style:style style:name="T924" style:family="text">
      <style:text-properties style:text-line-through-style="none" style:text-line-through-type="none" fo:language="ru" fo:country="RU" officeooo:rsid="01d06835" fo:background-color="#ffff00" loext:char-shading-value="0"/>
    </style:style>
    <style:style style:name="T925" style:family="text">
      <style:text-properties style:text-line-through-style="none" style:text-line-through-type="none" fo:language="ru" fo:country="RU" officeooo:rsid="01d42c58" fo:background-color="#ffff00" loext:char-shading-value="0"/>
    </style:style>
    <style:style style:name="T926" style:family="text">
      <style:text-properties style:text-line-through-style="none" style:text-line-through-type="none" fo:language="ru" fo:country="RU" officeooo:rsid="0165d62b" fo:background-color="#ffff00" loext:char-shading-value="0"/>
    </style:style>
    <style:style style:name="T927" style:family="text">
      <style:text-properties style:text-line-through-style="none" style:text-line-through-type="none" fo:language="ru" fo:country="RU" officeooo:rsid="02484c14" fo:background-color="#ffff00" loext:char-shading-value="0"/>
    </style:style>
    <style:style style:name="T928" style:family="text">
      <style:text-properties style:text-line-through-style="none" style:text-line-through-type="none" fo:language="ru" fo:country="RU" officeooo:rsid="024b7ba9" fo:background-color="#ffff00" loext:char-shading-value="0"/>
    </style:style>
    <style:style style:name="T929" style:family="text">
      <style:text-properties style:text-line-through-style="none" style:text-line-through-type="none" fo:language="ru" fo:country="RU" officeooo:rsid="024c689a" fo:background-color="#ffff00" loext:char-shading-value="0"/>
    </style:style>
    <style:style style:name="T930" style:family="text">
      <style:text-properties style:text-line-through-style="none" style:text-line-through-type="none" fo:language="ru" fo:country="RU" officeooo:rsid="029179b9" fo:background-color="#ffff00" loext:char-shading-value="0"/>
    </style:style>
    <style:style style:name="T931" style:family="text">
      <style:text-properties style:text-line-through-style="none" style:text-line-through-type="none" fo:language="ru" fo:country="RU" officeooo:rsid="02dc91f1" fo:background-color="#ffff00" loext:char-shading-value="0"/>
    </style:style>
    <style:style style:name="T932" style:family="text">
      <style:text-properties style:text-line-through-style="none" style:text-line-through-type="none" fo:language="ru" fo:country="RU" officeooo:rsid="04e284f9" fo:background-color="#ffff00" loext:char-shading-value="0"/>
    </style:style>
    <style:style style:name="T933" style:family="text">
      <style:text-properties style:text-line-through-style="none" style:text-line-through-type="none" fo:language="ru" fo:country="RU" officeooo:rsid="0247d966" fo:background-color="#ffff00" loext:char-shading-value="0"/>
    </style:style>
    <style:style style:name="T934" style:family="text">
      <style:text-properties style:text-line-through-style="none" style:text-line-through-type="none" fo:language="ru" fo:country="RU" officeooo:rsid="04e769fe" fo:background-color="#ffff00" loext:char-shading-value="0"/>
    </style:style>
    <style:style style:name="T935"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936"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937"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938"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939"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940"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941"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942"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943"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944"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945"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946"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947"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948"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949"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950"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951"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952"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953"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954"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955"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956"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957"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958"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959"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960"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961"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962"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963"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964"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965"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966"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967"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968"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969"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970"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971"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972"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973"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974"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975"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976" style:family="text">
      <style:text-properties style:text-line-through-style="none" style:text-line-through-type="none" fo:language="ru" fo:country="RU" officeooo:rsid="0234a349"/>
    </style:style>
    <style:style style:name="T977" style:family="text">
      <style:text-properties style:text-line-through-style="none" style:text-line-through-type="none" fo:language="ru" fo:country="RU" officeooo:rsid="0235f96a"/>
    </style:style>
    <style:style style:name="T978" style:family="text">
      <style:text-properties style:text-line-through-style="none" style:text-line-through-type="none" fo:language="ru" fo:country="RU" officeooo:rsid="005d2ca4"/>
    </style:style>
    <style:style style:name="T979" style:family="text">
      <style:text-properties style:text-line-through-style="none" style:text-line-through-type="none" fo:language="ru" fo:country="RU" officeooo:rsid="02d19655"/>
    </style:style>
    <style:style style:name="T980" style:family="text">
      <style:text-properties style:text-line-through-style="none" style:text-line-through-type="none" fo:language="ru" fo:country="RU" officeooo:rsid="02d2c116"/>
    </style:style>
    <style:style style:name="T981" style:family="text">
      <style:text-properties style:text-line-through-style="none" style:text-line-through-type="none" fo:language="en" fo:country="US" fo:font-style="italic" officeooo:rsid="04948cdc" fo:background-color="transparent" loext:char-shading-value="0"/>
    </style:style>
    <style:style style:name="T982" style:family="text">
      <style:text-properties officeooo:rsid="00437e03"/>
    </style:style>
    <style:style style:name="T983" style:family="text">
      <style:text-properties officeooo:rsid="0044a0d5"/>
    </style:style>
    <style:style style:name="T984" style:family="text">
      <style:text-properties officeooo:rsid="00452243"/>
    </style:style>
    <style:style style:name="T985" style:family="text">
      <style:text-properties officeooo:rsid="0058d904"/>
    </style:style>
    <style:style style:name="T986" style:family="text">
      <style:text-properties officeooo:rsid="0067ddc7"/>
    </style:style>
    <style:style style:name="T987" style:family="text">
      <style:text-properties officeooo:rsid="0052099c"/>
    </style:style>
    <style:style style:name="T988" style:family="text">
      <style:text-properties officeooo:rsid="006d5b54"/>
    </style:style>
    <style:style style:name="T989" style:family="text">
      <style:text-properties officeooo:rsid="00710175"/>
    </style:style>
    <style:style style:name="T990" style:family="text">
      <style:text-properties officeooo:rsid="00722898"/>
    </style:style>
    <style:style style:name="T991" style:family="text">
      <style:text-properties fo:color="#c9211e" style:text-line-through-style="none" style:text-line-through-type="none" fo:language="ru" fo:country="RU" officeooo:rsid="007e23d0" fo:background-color="transparent" loext:char-shading-value="0"/>
    </style:style>
    <style:style style:name="T992" style:family="text">
      <style:text-properties fo:color="#c9211e" style:text-line-through-style="none" style:text-line-through-type="none" fo:language="ru" fo:country="RU" officeooo:rsid="007e0672" fo:background-color="transparent" loext:char-shading-value="0"/>
    </style:style>
    <style:style style:name="T993" style:family="text">
      <style:text-properties officeooo:rsid="00788a5b"/>
    </style:style>
    <style:style style:name="T994" style:family="text">
      <style:text-properties officeooo:rsid="008998fc"/>
    </style:style>
    <style:style style:name="T995" style:family="text">
      <style:text-properties officeooo:rsid="0090048c"/>
    </style:style>
    <style:style style:name="T996" style:family="text">
      <style:text-properties officeooo:rsid="0098c73a"/>
    </style:style>
    <style:style style:name="T997" style:family="text">
      <style:text-properties officeooo:rsid="00a5ec12"/>
    </style:style>
    <style:style style:name="T998" style:family="text">
      <style:text-properties officeooo:rsid="00ac2145"/>
    </style:style>
    <style:style style:name="T999" style:family="text">
      <style:text-properties officeooo:rsid="00aee8c9"/>
    </style:style>
    <style:style style:name="T1000" style:family="text">
      <style:text-properties officeooo:rsid="00baa6f8"/>
    </style:style>
    <style:style style:name="T1001" style:family="text">
      <style:text-properties officeooo:rsid="00e7229f"/>
    </style:style>
    <style:style style:name="T1002" style:family="text">
      <style:text-properties officeooo:rsid="00e90811"/>
    </style:style>
    <style:style style:name="T1003" style:family="text">
      <style:text-properties officeooo:rsid="00ebf23d"/>
    </style:style>
    <style:style style:name="T1004" style:family="text">
      <style:text-properties officeooo:rsid="00f17a20"/>
    </style:style>
    <style:style style:name="T1005" style:family="text">
      <style:text-properties officeooo:rsid="010532f0"/>
    </style:style>
    <style:style style:name="T1006" style:family="text">
      <style:text-properties officeooo:rsid="0125594d"/>
    </style:style>
    <style:style style:name="T1007" style:family="text">
      <style:text-properties officeooo:rsid="01274cbc"/>
    </style:style>
    <style:style style:name="T1008" style:family="text">
      <style:text-properties officeooo:rsid="012a9346"/>
    </style:style>
    <style:style style:name="T1009" style:family="text">
      <style:text-properties officeooo:rsid="012b9ea4"/>
    </style:style>
    <style:style style:name="T1010" style:family="text">
      <style:text-properties officeooo:rsid="012c2e3b"/>
    </style:style>
    <style:style style:name="T1011" style:family="text">
      <style:text-properties officeooo:rsid="012d5151"/>
    </style:style>
    <style:style style:name="T1012" style:family="text">
      <style:text-properties officeooo:rsid="012d62d4"/>
    </style:style>
    <style:style style:name="T1013" style:family="text">
      <style:text-properties officeooo:rsid="012e4628"/>
    </style:style>
    <style:style style:name="T1014" style:family="text">
      <style:text-properties officeooo:rsid="013048ec"/>
    </style:style>
    <style:style style:name="T1015" style:family="text">
      <style:text-properties officeooo:rsid="01323cc6"/>
    </style:style>
    <style:style style:name="T1016" style:family="text">
      <style:text-properties officeooo:rsid="0132cc47"/>
    </style:style>
    <style:style style:name="T1017" style:family="text">
      <style:text-properties officeooo:rsid="01349ca0"/>
    </style:style>
    <style:style style:name="T1018" style:family="text">
      <style:text-properties officeooo:rsid="01358f25"/>
    </style:style>
    <style:style style:name="T1019" style:family="text">
      <style:text-properties officeooo:rsid="0135bebb"/>
    </style:style>
    <style:style style:name="T1020" style:family="text">
      <style:text-properties officeooo:rsid="0137a7bc"/>
    </style:style>
    <style:style style:name="T1021" style:family="text">
      <style:text-properties officeooo:rsid="01385e42"/>
    </style:style>
    <style:style style:name="T1022" style:family="text">
      <style:text-properties officeooo:rsid="013f0dc8"/>
    </style:style>
    <style:style style:name="T1023" style:family="text">
      <style:text-properties officeooo:rsid="01408821"/>
    </style:style>
    <style:style style:name="T1024" style:family="text">
      <style:text-properties officeooo:rsid="016735d9"/>
    </style:style>
    <style:style style:name="T1025" style:family="text">
      <style:text-properties officeooo:rsid="0175c9e7"/>
    </style:style>
    <style:style style:name="T1026" style:family="text">
      <style:text-properties officeooo:rsid="01767dee"/>
    </style:style>
    <style:style style:name="T1027" style:family="text">
      <style:text-properties officeooo:rsid="0183ff59"/>
    </style:style>
    <style:style style:name="T1028" style:family="text">
      <style:text-properties officeooo:rsid="018425da"/>
    </style:style>
    <style:style style:name="T1029" style:family="text">
      <style:text-properties officeooo:rsid="01866d24"/>
    </style:style>
    <style:style style:name="T1030" style:family="text">
      <style:text-properties officeooo:rsid="0189d558"/>
    </style:style>
    <style:style style:name="T1031" style:family="text">
      <style:text-properties officeooo:rsid="018ec3bd"/>
    </style:style>
    <style:style style:name="T1032" style:family="text">
      <style:text-properties officeooo:rsid="01c5f254"/>
    </style:style>
    <style:style style:name="T1033" style:family="text">
      <style:text-properties officeooo:rsid="01dad993"/>
    </style:style>
    <style:style style:name="T1034" style:family="text">
      <style:text-properties officeooo:rsid="01dd2864"/>
    </style:style>
    <style:style style:name="T1035" style:family="text">
      <style:text-properties officeooo:rsid="01ddb918"/>
    </style:style>
    <style:style style:name="T1036" style:family="text">
      <style:text-properties officeooo:rsid="01e1c0ab"/>
    </style:style>
    <style:style style:name="T1037" style:family="text">
      <style:text-properties officeooo:rsid="01e3c16b"/>
    </style:style>
    <style:style style:name="T1038" style:family="text">
      <style:text-properties officeooo:rsid="01e3ecf3"/>
    </style:style>
    <style:style style:name="T1039" style:family="text">
      <style:text-properties officeooo:rsid="01e582d0"/>
    </style:style>
    <style:style style:name="T1040" style:family="text">
      <style:text-properties officeooo:rsid="01e679f7"/>
    </style:style>
    <style:style style:name="T1041" style:family="text">
      <style:text-properties officeooo:rsid="01e70033"/>
    </style:style>
    <style:style style:name="T1042" style:family="text">
      <style:text-properties officeooo:rsid="01e8c301"/>
    </style:style>
    <style:style style:name="T1043" style:family="text">
      <style:text-properties officeooo:rsid="01e9e233"/>
    </style:style>
    <style:style style:name="T1044" style:family="text">
      <style:text-properties officeooo:rsid="01ea5dcb"/>
    </style:style>
    <style:style style:name="T1045" style:family="text">
      <style:text-properties officeooo:rsid="01ebcbe0"/>
    </style:style>
    <style:style style:name="T1046" style:family="text">
      <style:text-properties officeooo:rsid="01ed19c9"/>
    </style:style>
    <style:style style:name="T1047" style:family="text">
      <style:text-properties officeooo:rsid="01ed92c0"/>
    </style:style>
    <style:style style:name="T1048" style:family="text">
      <style:text-properties officeooo:rsid="01eeb579"/>
    </style:style>
    <style:style style:name="T1049" style:family="text">
      <style:text-properties officeooo:rsid="01ef85bc"/>
    </style:style>
    <style:style style:name="T1050" style:family="text">
      <style:text-properties officeooo:rsid="01f0f203"/>
    </style:style>
    <style:style style:name="T1051" style:family="text">
      <style:text-properties officeooo:rsid="01f3dd42"/>
    </style:style>
    <style:style style:name="T1052" style:family="text">
      <style:text-properties officeooo:rsid="01f49e51"/>
    </style:style>
    <style:style style:name="T1053" style:family="text">
      <style:text-properties officeooo:rsid="01f50924"/>
    </style:style>
    <style:style style:name="T1054" style:family="text">
      <style:text-properties officeooo:rsid="01f574b7"/>
    </style:style>
    <style:style style:name="T1055" style:family="text">
      <style:text-properties officeooo:rsid="01f5a826"/>
    </style:style>
    <style:style style:name="T1056" style:family="text">
      <style:text-properties officeooo:rsid="01f672f3"/>
    </style:style>
    <style:style style:name="T1057" style:family="text">
      <style:text-properties officeooo:rsid="01fdd9c1"/>
    </style:style>
    <style:style style:name="T1058" style:family="text">
      <style:text-properties officeooo:rsid="0202af4a"/>
    </style:style>
    <style:style style:name="T1059" style:family="text">
      <style:text-properties officeooo:rsid="0202cd53"/>
    </style:style>
    <style:style style:name="T1060" style:family="text">
      <style:text-properties officeooo:rsid="0203adf4"/>
    </style:style>
    <style:style style:name="T1061" style:family="text">
      <style:text-properties officeooo:rsid="020535d4"/>
    </style:style>
    <style:style style:name="T1062" style:family="text">
      <style:text-properties officeooo:rsid="0207e1fc"/>
    </style:style>
    <style:style style:name="T1063" style:family="text">
      <style:text-properties officeooo:rsid="021be89d"/>
    </style:style>
    <style:style style:name="T1064" style:family="text">
      <style:text-properties officeooo:rsid="02305904"/>
    </style:style>
    <style:style style:name="T1065" style:family="text">
      <style:text-properties officeooo:rsid="023180ca"/>
    </style:style>
    <style:style style:name="T1066" style:family="text">
      <style:text-properties officeooo:rsid="023513b7"/>
    </style:style>
    <style:style style:name="T1067" style:family="text">
      <style:text-properties officeooo:rsid="023819f3"/>
    </style:style>
    <style:style style:name="T1068" style:family="text">
      <style:text-properties officeooo:rsid="023afb1c"/>
    </style:style>
    <style:style style:name="T1069" style:family="text">
      <style:text-properties officeooo:rsid="023cb66a"/>
    </style:style>
    <style:style style:name="T1070" style:family="text">
      <style:text-properties officeooo:rsid="023ea609"/>
    </style:style>
    <style:style style:name="T1071" style:family="text">
      <style:text-properties officeooo:rsid="023fa6d7"/>
    </style:style>
    <style:style style:name="T1072" style:family="text">
      <style:text-properties officeooo:rsid="02407ce5"/>
    </style:style>
    <style:style style:name="T1073" style:family="text">
      <style:text-properties officeooo:rsid="0240ae3e"/>
    </style:style>
    <style:style style:name="T1074" style:family="text">
      <style:text-properties officeooo:rsid="0241f1e6"/>
    </style:style>
    <style:style style:name="T1075" style:family="text">
      <style:text-properties officeooo:rsid="02432569"/>
    </style:style>
    <style:style style:name="T1076" style:family="text">
      <style:text-properties officeooo:rsid="02714680"/>
    </style:style>
    <style:style style:name="T1077" style:family="text">
      <style:text-properties officeooo:rsid="027921b3"/>
    </style:style>
    <style:style style:name="T1078" style:family="text">
      <style:text-properties officeooo:rsid="027a24d1"/>
    </style:style>
    <style:style style:name="T1079" style:family="text">
      <style:text-properties officeooo:rsid="027b2199"/>
    </style:style>
    <style:style style:name="T1080" style:family="text">
      <style:text-properties officeooo:rsid="027eaf5e"/>
    </style:style>
    <style:style style:name="T1081" style:family="text">
      <style:text-properties officeooo:rsid="027f6f80"/>
    </style:style>
    <style:style style:name="T1082" style:family="text">
      <style:text-properties officeooo:rsid="0281b0a7"/>
    </style:style>
    <style:style style:name="T1083" style:family="text">
      <style:text-properties officeooo:rsid="0285911d"/>
    </style:style>
    <style:style style:name="T1084" style:family="text">
      <style:text-properties officeooo:rsid="02a7e641"/>
    </style:style>
    <style:style style:name="T1085" style:family="text">
      <style:text-properties officeooo:rsid="02b0bf52"/>
    </style:style>
    <style:style style:name="T1086" style:family="text">
      <style:text-properties officeooo:rsid="02c7f0f4"/>
    </style:style>
    <style:style style:name="T1087" style:family="text">
      <style:text-properties officeooo:rsid="02ceceb6"/>
    </style:style>
    <style:style style:name="T1088" style:family="text">
      <style:text-properties officeooo:rsid="00587d45"/>
    </style:style>
    <style:style style:name="T1089" style:family="text">
      <style:text-properties officeooo:rsid="02db76eb"/>
    </style:style>
    <style:style style:name="T1090" style:family="text">
      <style:text-properties officeooo:rsid="02dfa988"/>
    </style:style>
    <style:style style:name="T1091" style:family="text">
      <style:text-properties officeooo:rsid="02e0ed45"/>
    </style:style>
    <style:style style:name="T1092" style:family="text">
      <style:text-properties officeooo:rsid="02e7ece8"/>
    </style:style>
    <style:style style:name="T1093" style:family="text">
      <style:text-properties officeooo:rsid="02f06765"/>
    </style:style>
    <style:style style:name="T1094" style:family="text">
      <style:text-properties officeooo:rsid="02f0b67e"/>
    </style:style>
    <style:style style:name="T1095" style:family="text">
      <style:text-properties officeooo:rsid="02f3d6cd"/>
    </style:style>
    <style:style style:name="T1096" style:family="text">
      <style:text-properties officeooo:rsid="02f56371"/>
    </style:style>
    <style:style style:name="T1097" style:family="text">
      <style:text-properties officeooo:rsid="02f802cf"/>
    </style:style>
    <style:style style:name="T1098" style:family="text">
      <style:text-properties officeooo:rsid="02f9e9b7"/>
    </style:style>
    <style:style style:name="T1099" style:family="text">
      <style:text-properties officeooo:rsid="02fc243c"/>
    </style:style>
    <style:style style:name="T1100" style:family="text">
      <style:text-properties officeooo:rsid="02fdb4b6"/>
    </style:style>
    <style:style style:name="T1101" style:family="text">
      <style:text-properties officeooo:rsid="02fedf6a"/>
    </style:style>
    <style:style style:name="T1102" style:family="text">
      <style:text-properties officeooo:rsid="03021476"/>
    </style:style>
    <style:style style:name="T1103" style:family="text">
      <style:text-properties officeooo:rsid="0306c6b2"/>
    </style:style>
    <style:style style:name="T1104" style:family="text">
      <style:text-properties officeooo:rsid="0308623e"/>
    </style:style>
    <style:style style:name="T1105" style:family="text">
      <style:text-properties officeooo:rsid="030bc30e"/>
    </style:style>
    <style:style style:name="T1106" style:family="text">
      <style:text-properties officeooo:rsid="031b6890"/>
    </style:style>
    <style:style style:name="T1107" style:family="text">
      <style:text-properties officeooo:rsid="0323d2cf"/>
    </style:style>
    <style:style style:name="T1108" style:family="text">
      <style:text-properties officeooo:rsid="0325bd10"/>
    </style:style>
    <style:style style:name="T1109" style:family="text">
      <style:text-properties officeooo:rsid="03268562"/>
    </style:style>
    <style:style style:name="T1110" style:family="text">
      <style:text-properties officeooo:rsid="0331ac17"/>
    </style:style>
    <style:style style:name="T1111" style:family="text">
      <style:text-properties officeooo:rsid="03365d58"/>
    </style:style>
    <style:style style:name="T1112" style:family="text">
      <style:text-properties officeooo:rsid="033b6f55"/>
    </style:style>
    <style:style style:name="T1113" style:family="text">
      <style:text-properties officeooo:rsid="033d1ed2"/>
    </style:style>
    <style:style style:name="T1114" style:family="text">
      <style:text-properties officeooo:rsid="033ea96a"/>
    </style:style>
    <style:style style:name="T1115" style:family="text">
      <style:text-properties officeooo:rsid="0343cb43"/>
    </style:style>
    <style:style style:name="T1116" style:family="text">
      <style:text-properties officeooo:rsid="0348f3e2"/>
    </style:style>
    <style:style style:name="T1117" style:family="text">
      <style:text-properties officeooo:rsid="0353ee20"/>
    </style:style>
    <style:style style:name="T1118" style:family="text">
      <style:text-properties officeooo:rsid="03663007"/>
    </style:style>
    <style:style style:name="T1119" style:family="text">
      <style:text-properties officeooo:rsid="03687cd5"/>
    </style:style>
    <style:style style:name="T1120" style:family="text">
      <style:text-properties officeooo:rsid="0368a646"/>
    </style:style>
    <style:style style:name="T1121" style:family="text">
      <style:text-properties officeooo:rsid="036fd4f3"/>
    </style:style>
    <style:style style:name="T1122" style:family="text">
      <style:text-properties officeooo:rsid="03714988"/>
    </style:style>
    <style:style style:name="T1123" style:family="text">
      <style:text-properties officeooo:rsid="03728c98"/>
    </style:style>
    <style:style style:name="T1124" style:family="text">
      <style:text-properties officeooo:rsid="0373a794"/>
    </style:style>
    <style:style style:name="T1125" style:family="text">
      <style:text-properties officeooo:rsid="0376f0e0"/>
    </style:style>
    <style:style style:name="T1126" style:family="text">
      <style:text-properties officeooo:rsid="03784c28"/>
    </style:style>
    <style:style style:name="T1127" style:family="text">
      <style:text-properties officeooo:rsid="0379c4fc"/>
    </style:style>
    <style:style style:name="T1128" style:family="text">
      <style:text-properties officeooo:rsid="037a9208"/>
    </style:style>
    <style:style style:name="T1129" style:family="text">
      <style:text-properties officeooo:rsid="037aae42"/>
    </style:style>
    <style:style style:name="T1130" style:family="text">
      <style:text-properties officeooo:rsid="037b1609"/>
    </style:style>
    <style:style style:name="T1131" style:family="text">
      <style:text-properties officeooo:rsid="037b6186"/>
    </style:style>
    <style:style style:name="T1132" style:family="text">
      <style:text-properties officeooo:rsid="037bfc68"/>
    </style:style>
    <style:style style:name="T1133" style:family="text">
      <style:text-properties officeooo:rsid="037c5061"/>
    </style:style>
    <style:style style:name="T1134" style:family="text">
      <style:text-properties officeooo:rsid="037e2343"/>
    </style:style>
    <style:style style:name="T1135" style:family="text">
      <style:text-properties officeooo:rsid="037ef957"/>
    </style:style>
    <style:style style:name="T1136" style:family="text">
      <style:text-properties officeooo:rsid="0381ef3a"/>
    </style:style>
    <style:style style:name="T1137" style:family="text">
      <style:text-properties officeooo:rsid="0385a5f5"/>
    </style:style>
    <style:style style:name="T1138" style:family="text">
      <style:text-properties officeooo:rsid="038bce27"/>
    </style:style>
    <style:style style:name="T1139" style:family="text">
      <style:text-properties officeooo:rsid="038cd03a"/>
    </style:style>
    <style:style style:name="T1140" style:family="text">
      <style:text-properties officeooo:rsid="038f49fd"/>
    </style:style>
    <style:style style:name="T1141" style:family="text">
      <style:text-properties fo:font-style="italic" style:font-style-asian="italic" style:font-style-complex="italic"/>
    </style:style>
    <style:style style:name="T1142" style:family="text">
      <style:text-properties fo:font-style="italic" officeooo:rsid="039561ac" style:font-style-asian="italic" style:font-style-complex="italic"/>
    </style:style>
    <style:style style:name="T1143" style:family="text">
      <style:text-properties fo:font-style="italic" officeooo:rsid="0390f9c9" style:font-style-asian="italic" style:font-style-complex="italic"/>
    </style:style>
    <style:style style:name="T1144" style:family="text">
      <style:text-properties officeooo:rsid="03978cec"/>
    </style:style>
    <style:style style:name="T1145" style:family="text">
      <style:text-properties officeooo:rsid="03983156"/>
    </style:style>
    <style:style style:name="T1146" style:family="text">
      <style:text-properties officeooo:rsid="03998792"/>
    </style:style>
    <style:style style:name="T1147" style:family="text">
      <style:text-properties officeooo:rsid="039b02a3"/>
    </style:style>
    <style:style style:name="T1148" style:family="text">
      <style:text-properties officeooo:rsid="039cd0a5"/>
    </style:style>
    <style:style style:name="T1149" style:family="text">
      <style:text-properties officeooo:rsid="039cfe9f"/>
    </style:style>
    <style:style style:name="T1150" style:family="text">
      <style:text-properties officeooo:rsid="039ea225"/>
    </style:style>
    <style:style style:name="T1151" style:family="text">
      <style:text-properties officeooo:rsid="039fd8ca"/>
    </style:style>
    <style:style style:name="T1152" style:family="text">
      <style:text-properties officeooo:rsid="03a0de4f"/>
    </style:style>
    <style:style style:name="T1153" style:family="text">
      <style:text-properties officeooo:rsid="03a3fa8b"/>
    </style:style>
    <style:style style:name="T1154" style:family="text">
      <style:text-properties officeooo:rsid="03a5dfb6"/>
    </style:style>
    <style:style style:name="T1155" style:family="text">
      <style:text-properties officeooo:rsid="03a68b7a"/>
    </style:style>
    <style:style style:name="T1156" style:family="text">
      <style:text-properties officeooo:rsid="03a99652"/>
    </style:style>
    <style:style style:name="T1157" style:family="text">
      <style:text-properties officeooo:rsid="0389fbb2"/>
    </style:style>
    <style:style style:name="T1158" style:family="text">
      <style:text-properties officeooo:rsid="03acd4f9"/>
    </style:style>
    <style:style style:name="T1159" style:family="text">
      <style:text-properties officeooo:rsid="03bd1c39"/>
    </style:style>
    <style:style style:name="T1160" style:family="text">
      <style:text-properties officeooo:rsid="03c9f528"/>
    </style:style>
    <style:style style:name="T1161" style:family="text">
      <style:text-properties officeooo:rsid="03cc1aef"/>
    </style:style>
    <style:style style:name="T1162" style:family="text">
      <style:text-properties officeooo:rsid="03e3592a"/>
    </style:style>
    <style:style style:name="T1163" style:family="text">
      <style:text-properties officeooo:rsid="03e700ee"/>
    </style:style>
    <style:style style:name="T1164" style:family="text">
      <style:text-properties officeooo:rsid="040bd82f"/>
    </style:style>
    <style:style style:name="T1165" style:family="text">
      <style:text-properties officeooo:rsid="040c7009"/>
    </style:style>
    <style:style style:name="T1166" style:family="text">
      <style:text-properties officeooo:rsid="040dad1b"/>
    </style:style>
    <style:style style:name="T1167" style:family="text">
      <style:text-properties officeooo:rsid="040dc9de"/>
    </style:style>
    <style:style style:name="T1168" style:family="text">
      <style:text-properties officeooo:rsid="040de2d6"/>
    </style:style>
    <style:style style:name="T1169" style:family="text">
      <style:text-properties officeooo:rsid="040fccc9"/>
    </style:style>
    <style:style style:name="T1170" style:family="text">
      <style:text-properties officeooo:rsid="04107894"/>
    </style:style>
    <style:style style:name="T1171" style:family="text">
      <style:text-properties officeooo:rsid="04127c06"/>
    </style:style>
    <style:style style:name="T1172" style:family="text">
      <style:text-properties officeooo:rsid="0412e1a3"/>
    </style:style>
    <style:style style:name="T1173" style:family="text">
      <style:text-properties officeooo:rsid="0418b9a9"/>
    </style:style>
    <style:style style:name="T1174" style:family="text">
      <style:text-properties officeooo:rsid="041a75e6"/>
    </style:style>
    <style:style style:name="T1175" style:family="text">
      <style:text-properties officeooo:rsid="041b3e60"/>
    </style:style>
    <style:style style:name="T1176" style:family="text">
      <style:text-properties officeooo:rsid="041d367c"/>
    </style:style>
    <style:style style:name="T1177" style:family="text">
      <style:text-properties officeooo:rsid="041fc575"/>
    </style:style>
    <style:style style:name="T1178" style:family="text">
      <style:text-properties officeooo:rsid="0420926f"/>
    </style:style>
    <style:style style:name="T1179" style:family="text">
      <style:text-properties officeooo:rsid="04232e45"/>
    </style:style>
    <style:style style:name="T1180" style:family="text">
      <style:text-properties officeooo:rsid="043ac498"/>
    </style:style>
    <style:style style:name="T1181" style:family="text">
      <style:text-properties officeooo:rsid="043b803d"/>
    </style:style>
    <style:style style:name="T1182" style:family="text">
      <style:text-properties officeooo:rsid="0443151f"/>
    </style:style>
    <style:style style:name="T1183" style:family="text">
      <style:text-properties officeooo:rsid="04476011"/>
    </style:style>
    <style:style style:name="T1184" style:family="text">
      <style:text-properties officeooo:rsid="04562914"/>
    </style:style>
    <style:style style:name="T1185" style:family="text">
      <style:text-properties officeooo:rsid="045919bd"/>
    </style:style>
    <style:style style:name="T1186" style:family="text">
      <style:text-properties officeooo:rsid="045de65b"/>
    </style:style>
    <style:style style:name="T1187" style:family="text">
      <style:text-properties officeooo:rsid="045f116b"/>
    </style:style>
    <style:style style:name="T1188" style:family="text">
      <style:text-properties officeooo:rsid="0460e79b"/>
    </style:style>
    <style:style style:name="T1189" style:family="text">
      <style:text-properties officeooo:rsid="04617eaa"/>
    </style:style>
    <style:style style:name="T1190" style:family="text">
      <style:text-properties officeooo:rsid="04634bd8"/>
    </style:style>
    <style:style style:name="T1191" style:family="text">
      <style:text-properties officeooo:rsid="0463c8cf"/>
    </style:style>
    <style:style style:name="T1192" style:family="text">
      <style:text-properties officeooo:rsid="0464ff8e"/>
    </style:style>
    <style:style style:name="T1193" style:family="text">
      <style:text-properties officeooo:rsid="04678c14"/>
    </style:style>
    <style:style style:name="T1194" style:family="text">
      <style:text-properties officeooo:rsid="0473f29a"/>
    </style:style>
    <style:style style:name="T1195" style:family="text">
      <style:text-properties officeooo:rsid="047402be"/>
    </style:style>
    <style:style style:name="T1196" style:family="text">
      <style:text-properties officeooo:rsid="04752469"/>
    </style:style>
    <style:style style:name="T1197" style:family="text">
      <style:text-properties officeooo:rsid="0475a7e6"/>
    </style:style>
    <style:style style:name="T1198" style:family="text">
      <style:text-properties officeooo:rsid="0475e0fd"/>
    </style:style>
    <style:style style:name="T1199" style:family="text">
      <style:text-properties officeooo:rsid="047770b8"/>
    </style:style>
    <style:style style:name="T1200" style:family="text">
      <style:text-properties officeooo:rsid="04783fed"/>
    </style:style>
    <style:style style:name="T1201" style:family="text">
      <style:text-properties officeooo:rsid="04787689"/>
    </style:style>
    <style:style style:name="T1202" style:family="text">
      <style:text-properties officeooo:rsid="047976d4"/>
    </style:style>
    <style:style style:name="T1203" style:family="text">
      <style:text-properties officeooo:rsid="0480de51"/>
    </style:style>
    <style:style style:name="T1204" style:family="text">
      <style:text-properties officeooo:rsid="0486f44f"/>
    </style:style>
    <style:style style:name="T1205" style:family="text">
      <style:text-properties officeooo:rsid="0489faf4"/>
    </style:style>
    <style:style style:name="T1206" style:family="text">
      <style:text-properties officeooo:rsid="048ac62f"/>
    </style:style>
    <style:style style:name="T1207" style:family="text">
      <style:text-properties officeooo:rsid="048ccea2"/>
    </style:style>
    <style:style style:name="T1208" style:family="text">
      <style:text-properties officeooo:rsid="048ec6fc"/>
    </style:style>
    <style:style style:name="T1209" style:family="text">
      <style:text-properties officeooo:rsid="048f13dd"/>
    </style:style>
    <style:style style:name="T1210" style:family="text">
      <style:text-properties officeooo:rsid="04aa5496"/>
    </style:style>
    <style:style style:name="T1211" style:family="text">
      <style:text-properties officeooo:rsid="04ad8361"/>
    </style:style>
    <style:style style:name="T1212" style:family="text">
      <style:text-properties officeooo:rsid="04b0ab0b"/>
    </style:style>
    <style:style style:name="T1213" style:family="text">
      <style:text-properties officeooo:rsid="04bffdb3"/>
    </style:style>
    <style:style style:name="T1214" style:family="text">
      <style:text-properties officeooo:rsid="04c08d18"/>
    </style:style>
    <style:style style:name="T1215" style:family="text">
      <style:text-properties officeooo:rsid="04cf9e06"/>
    </style:style>
    <style:style style:name="T1216" style:family="text">
      <style:text-properties officeooo:rsid="04d25d49"/>
    </style:style>
    <style:style style:name="T1217" style:family="text">
      <style:text-properties officeooo:rsid="04d449f2"/>
    </style:style>
    <style:style style:name="T1218" style:family="text">
      <style:text-properties officeooo:rsid="04d5a53c"/>
    </style:style>
    <style:style style:name="T1219" style:family="text">
      <style:text-properties officeooo:rsid="008111f1"/>
    </style:style>
    <style:style style:name="T1220" style:family="text">
      <style:text-properties officeooo:rsid="04dfcb7b"/>
    </style:style>
    <style:style style:name="T1221" style:family="text">
      <style:text-properties officeooo:rsid="04f456a7"/>
    </style:style>
    <style:style style:name="T1222" style:family="text">
      <style:text-properties officeooo:rsid="0526422a"/>
    </style:style>
    <style:style style:name="T1223" style:family="text">
      <style:text-properties officeooo:rsid="053700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726" text:outline-level="2">1</text:h>
      <text:p text:style-name="P345">009 Sound System – DreamScape (<text:a xlink:type="simple" xlink:href="https://www.youtube.com/watch?v=TKfS5zVfGBc" text:style-name="Internet_20_link" text:visited-style-name="Visited_20_Internet_20_Link">https://www.youtube.com/watch?v=TKfS5zVfGBc</text:a>)</text:p>
      <text:p text:style-name="P34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4">Я осторожно задвинул судно обратно под кровать Терминатору. Дело сделано. Теперь можно и заснуть.</text:p>
      <text:p text:style-name="P286"/>
      <text:p text:style-name="P286">~~~</text:p>
      <text:p text:style-name="P54"><text:a xlink:type="simple" xlink:href="https://www.youtube.com/watch?v=rvk5D1iI2LA" text:style-name="Internet_20_link" text:visited-style-name="Visited_20_Internet_20_Link">https://www.youtube.com/watch?v=rvk5D1iI2LA</text:a></text:p>
      <text:h text:style-name="P725" text:outline-level="1">Mark Knopfler - Marbletown - Córdoba 2010 </text:h>
      <text:p text:style-name="P54"/>
      <text:p text:style-name="P54">Джет нетерпеливо толкает меня копытом в плечо. &lt;<text:span text:style-name="T29">Её полное имя – Рэйнбоу Джет</text:span>&gt;</text:p>
      <text:p text:style-name="P54">- Хум, вставай! Хум! Пора собираться! Хум… Хуман!!!</text:p>
      <text:p text:style-name="P54">Последний толчок больше похож на пинок. Я со стоном разлепляю веки.</text:p>
      <text:p text:style-name="P54"/>
      <text:p text:style-name="P5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4"><text:soft-page-break/>&lt;<text:span text:style-name="T29">одеяло?</text:span>&gt;</text:p>
      <text:p text:style-name="P54">- Они приближаются! Я слышала их горн<text:span text:style-name="T1">!</text:span> Надо убираться отсюда!</text:p>
      <text:p text:style-name="P54"/>
      <text:p text:style-name="P54">Последнюю порцию барахла Джет утрамбовывает, с размаху усевшись на мешок. Тот жалобно скрипит.</text:p>
      <text:p text:style-name="P54"/>
      <text:p text:style-name="P54">- Да вставай же!</text:p>
      <text:p text:style-name="P54">Не дождавшись, Джет нетерпеливо прыгает ко мне и, поддев мордой, переводит в сидячее положение.</text:p>
      <text:p text:style-name="P54">Мешок, облегчённо крякнув, вываливает половину содержимого на землю.</text:p>
      <text:p text:style-name="P54"/>
      <text:p text:style-name="P54">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4"/>
      <text:p text:style-name="P54">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4"/>
      <text:p text:style-name="P282">Нет, Агамемнон – ерунда. За нами. Гонятся. Чёртовы. Чокнутые. Пони.</text:p>
      <text:p text:style-name="P282"/>
      <text:p text:style-name="P28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8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82"/>
      <text:p text:style-name="P282">Ну вот кто заставил тебя улыбаться Дейдре, Хуман? Ведь всё так неплохо шло…</text:p>
      <text:p text:style-name="P54"/>
      <text:p text:style-name="P286">***</text:p>
      <text:p text:style-name="P54">...</text:p>
      <text:p text:style-name="P54"><text:soft-page-break/>- Привет, красавчики! &lt;<text:span text:style-name="T29">Развернуть характер Эпплхэт и её маленькой сестры Лейлы</text:span>&gt;</text:p>
      <text:p text:style-name="P54"/>
      <text:p text:style-name="P54">Мы обернулись на голос и узрели с полдюжины копий, чуть ли не уткнувшихся нам в носы.</text:p>
      <text:p text:style-name="P54"/>
      <text:p text:style-name="P5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4"/>
      <text:p text:style-name="P5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4"/>
      <text:p text:style-name="P5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4">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4"/>
      <text:p text:style-name="P54">- Хорошая попытка, летун, - расплылась в ехидной улыбке малютка, - но устраивать засады нас учат с младенчества. Крылатым этого не понять, правда?</text:p>
      <text:p text:style-name="P54"/>
      <text:p text:style-name="P54">Тут я заметил, что крыльев у этих оборванцев не наблюдается.</text:p>
      <text:p text:style-name="P54"/>
      <text:p text:style-name="P5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4"/>
      <text:p text:style-name="P54">Та мрачно стояла, сцепив зубы.</text:p>
      <text:p text:style-name="P54"/>
      <text:p text:style-name="P5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4"/>
      <text:p text:style-name="P54">Её собеседница только хмыкнула.</text:p>
      <text:p text:style-name="P54"/>
      <text:p text:style-name="P54"><text:soft-page-break/>- Хорош жеребёнок - ягодицы, что у ломовика! - она задумалась. - Так. Летуна – на кухню. А этого… красавчика – к Дейдре.</text:p>
      <text:p text:style-name="P54">&lt;<text:span text:style-name="T53">больше быта племени</text:span>&gt;</text:p>
      <text:p text:style-name="P286">…</text:p>
      <text:p text:style-name="P286"/>
      <text:p text:style-name="P54">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4"/>
      <text:p text:style-name="P54">…</text:p>
      <text:p text:style-name="P54"/>
      <text:p text:style-name="P54">-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4"/>
      <text:p text:style-name="P54">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4">Поняха с недоверием смотрела на меня.</text:p>
      <text:p text:style-name="P54"/>
      <text:p text:style-name="P54">- Хум, ты прикалываешься? Или та поломаная пегаска таки права, и ты действительно ничего не помнишь?</text:p>
      <text:p text:style-name="P54"/>
      <text:p text:style-name="P54">Понька принялась загибать копыта, делая сброс через каждую пару:</text:p>
      <text:p text:style-name="P54"/>
      <text:p text:style-name="P5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4"/>
      <text:p text:style-name="P54">…Я истерически рассмеялся…</text:p>
      <text:p text:style-name="P54"/>
      <text:p text:style-name="P54">-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4"><text:soft-page-break/></text:p>
      <text:p text:style-name="P54">Поняха с надеждой посмотрела на меня. Я с огромным облегчением отрицательно помотал головой.</text:p>
      <text:p text:style-name="P54"/>
      <text:p text:style-name="P5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4"/>
      <text:p text:style-name="P54">Дейдра мечтательно вздохнула.</text:p>
      <text:p text:style-name="P54"/>
      <text:p text:style-name="P54">-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4"/>
      <text:p text:style-name="P54">Я упорно помотал головой. Дейдра пристально уставилась на меня, пытаясь рассмотреть мой талант. Наконец она ухмыльнулась кривой улыбкой.</text:p>
      <text:p text:style-name="P54"/>
      <text:p text:style-name="P5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4"/>
      <text:p text:style-name="P54">- Путешествия, это уже что-то. Мне совершенно случайно нужно в Дрогонштерн, - наконец, подал голос я.</text:p>
      <text:p text:style-name="P54">-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4">-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4"/>
      <text:p text:style-name="P54">Розовая поняха заметно поскучнела.</text:p>
      <text:p text:style-name="P54"/>
      <text:p text:style-name="P5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1">Скоро некому будет обрабатывать поля. </text:span>И если бы только это!</text:p>
      <text:p text:style-name="P54"/>
      <text:p text:style-name="P5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4"/>
      <text:p text:style-name="P5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4"/>
      <text:p text:style-name="P54">Я улыбнулся и понимающе покачал головой. Всё-таки между людьми и пони намного больше общего, чем тебе казалось, Хуман!</text:p>
      <text:p text:style-name="P54">Дейдра уныло свесила голову.</text:p>
      <text:p text:style-name="P54"/>
      <text:p text:style-name="P5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4"/>
      <text:p text:style-name="P54">Розовая кобылка вновь сжала зубами горлышко и запрокинула бутылку. Послышалось долгое бульканье.</text:p>
      <text:p text:style-name="P54"/>
      <text:p text:style-name="P5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4"/>
      <text:p text:style-name="P5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4"/>
      <text:p text:style-name="P5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4"/>
      <text:p text:style-name="P54">Кобылка завела глаза, сложила губы бантиком и произнесла фальцетом:</text:p>
      <text:p text:style-name="P54"/>
      <text:p text:style-name="P54">- Дейдра, тебе пора заиметь своего покакунчика-посисюнчика, надо исполнить своё предназначение, нам нужен преемник вождю, песчинки-то <text:span text:style-name="T91">в часиках </text:span>падают, всем нужен покакунчик, не быть тебе полноценной без посисюнчика…</text:p>
      <text:p text:style-name="P54"><text:soft-page-break/></text:p>
      <text:p text:style-name="P5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4"/>
      <text:p text:style-name="P5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4"/>
      <text:p text:style-name="P54">Вместе с храпом изо рта самой великой пиратки вылетело три розовых пузыря. Поняха явно перебрала с алкоголем.</text:p>
      <text:p text:style-name="P54"/>
      <text:p text:style-name="P286">…</text:p>
      <text:p text:style-name="P286"/>
      <text:p text:style-name="P5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4"/>
      <text:p text:style-name="P5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4"/>
      <text:p text:style-name="P54">- Джет… Джет… Да вставай же, засоня! - я громко шептал в ухо спящей пегаске, <text:span text:style-name="T1">легонько похлопывая по шее.</text:span></text:p>
      <text:p text:style-name="P54">- Мн-мн-хррр, - сонно чавкала пегаска, пуская слюни. - Гороховый суп закончился. Пюре будет через полчаса. Не ломайте лавки, пожалуйста… А? Что?</text:p>
      <text:p text:style-name="P54"/>
      <text:p text:style-name="P54">Я шёлкнул пегаску по носу.</text:p>
      <text:p text:style-name="P54">- Вставай! Надо сматываться. Дейдра хочет сделать меня своим фаворитом. У меня плохие предчувствия на этот счёт.</text:p>
      <text:p text:style-name="P54"/>
      <text:p text:style-name="P54">Пегаска поднялась, потирая нос копытом. Рваное одеяло сползло с её тела и в нос мне ударил кислый запах. </text:p>
      <text:p text:style-name="P54">-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4"/>
      <text:p text:style-name="P54">…</text:p>
      <text:p text:style-name="P54"/>
      <text:p text:style-name="P5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4"/>
      <text:p text:style-name="P54">Есть только одно маленькое “но”.</text:p>
      <text:p text:style-name="P54">Эти двадцать шагов заполнены валяющимися вповалку, храпящими, чмокающими, сопящими и дёргающимися во сне пони.</text:p>
      <text:p text:style-name="P54"/>
      <text:p text:style-name="P54">- Ты чего остановился? - пихнула меня головой в спину Джет. - Надо торопиться, пока не рассвело!</text:p>
      <text:p text:style-name="P54"/>
      <text:p text:style-name="P54">Я обреченно вздохнул, выбрал на полу место, свободное от понеконечностей и поставил туда ногу.</text:p>
      <text:p text:style-name="P54">Почти попал. Светло-коричневая пони ойкнула и сжалась во сне, когда я наступил ей на хвост.</text:p>
      <text:p text:style-name="P5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4"/>
      <text:p text:style-name="P54">Позади меня послышалось топанье, череда взвизгиваний и возни, нарастающая, подобно прибою.</text:p>
      <text:p text:style-name="P54">Джет невозмутимо торила свой путь прямо по ногам, туловищам и хвостам распластавшихся на полу пони.</text:p>
      <text:p text:style-name="P54"/>
      <text:p text:style-name="P54">- Ты рехнулась? - зашипел на неё я, - надо ж осторожно!</text:p>
      <text:p text:style-name="P54">- Ну, раз ты так хочешь, - пожала плечами пегаска и осторожно поставила ногу на голову пони, сосущей во сне собственное копыто.</text:p>
      <text:p text:style-name="P54"/>
      <text:p text:style-name="P5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4"/>
      <text:p text:style-name="P54">Я остервенело дёргал ручку двери, ощущая затылком просыпающийся зал.</text:p>
      <text:p text:style-name="P54">- Закрыто, блин! - я дёрнул ещё сильнее и приложился задницой о пол, сжимая в руке оторванную ручку.</text:p>
      <text:p text:style-name="P54"><text:soft-page-break/></text:p>
      <text:p text:style-name="P54">- Хум<text:span text:style-name="T45">, подвинься!</text:span></text:p>
      <text:p text:style-name="P302">Пегаска оттеснила меня крупом и повернулась к двери задом.</text:p>
      <text:p text:style-name="P54"/>
      <text:p text:style-name="P715">БАБАХ!!!</text:p>
      <text:p text:style-name="P715"/>
      <text:p text:style-name="P715">Я ошалело смотрел на дверь, вылетевшую вместе с косяком во двор.</text:p>
      <text:p text:style-name="P715"/>
      <text:p text:style-name="P7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15">- Ага. - ухмыльнулась Джет. - Я — крутая! По заднему джебу мне нет равных на нашем облаке и двух соседних!</text:p>
      <text:p text:style-name="P715">- То же мне — крутая! - донеслось откуда-то снизу. - Да я смогла бы выбить эту дверь лбом! Она всё равно кое-как сляпана из обломков скамеек!</text:p>
      <text:p text:style-name="P715"/>
      <text:p text:style-name="P716">Мои ноги обнимала Дейдра, улыбаясь мне хищной улыбкой.</text:p>
      <text:p text:style-name="P716"/>
      <text:p text:style-name="P716">- И, кстати, чтобы открыть её, достаточно было просто отодвинуть засов.</text:p>
      <text:p text:style-name="P716"/>
      <text:p text:style-name="P716">В забеге на первенство тупости ты уверенно догоняешь пегаску, Хуман!</text:p>
      <text:p text:style-name="P716">Я криво улыбнулся Дейдре.</text:p>
      <text:p text:style-name="P716"/>
      <text:p text:style-name="P71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16"/>
      <text:p text:style-name="P716">Я сразу понял, что улыбаться Дейдре было плохой идеей. Поняха состроила щенячьи глаза и усилила и без того стальную хватку вокруг моих ног.</text:p>
      <text:p text:style-name="P716"/>
      <text:p text:style-name="P716">- Не бросай меня, Хум! Мне тут так скууучнооо!</text:p>
      <text:p text:style-name="P716"/>
      <text:p text:style-name="P716">Губы её задрожжали, как будто она собралась зареветь.</text:p>
      <text:p text:style-name="P71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16"><text:soft-page-break/></text:p>
      <text:p text:style-name="P71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16"/>
      <text:p text:style-name="P716">- Ммммфффф! - отвечала ей Джет.</text:p>
      <text:p text:style-name="P716"/>
      <text:p text:style-name="P716">Диалог прервался взвизгом и плеском воды. Наконец-то я почувствовал свои ноги свободными!</text:p>
      <text:p text:style-name="P716"/>
      <text:p text:style-name="P286">***</text:p>
      <text:p text:style-name="P54"/>
      <text:p text:style-name="P54">- Ты опять за своё! - крик Джет прямо в ухо перемешивает все воспоминания. - Выныривай! Они уже совсем близко!!!</text:p>
      <text:p text:style-name="P54"/>
      <text:p text:style-name="P54">Я содрогаюсь, вскакиваю с земли и машинально забрасываю мешок на плёчо.</text:p>
      <text:p text:style-name="P54"/>
      <text:p text:style-name="P54">- Идём.</text:p>
      <text:p text:style-name="P302"/>
      <text:h text:style-name="P726" text:outline-level="2">2</text:h>
      <text:p text:style-name="P54"/>
      <text:p text:style-name="P5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4"/>
      <text:p text:style-name="P54">- Дед, сигу не долганёшь?</text:p>
      <text:p text:style-name="P297">- Не курю.</text:p>
      <text:p text:style-name="P297">- Я не спрашивал тебя, куришь ли ты? - пальцы вопрошавшего шевелились, как будто разминая невидимый пластилин. - Сигу не долганёшь?</text:p>
      <text:p text:style-name="P282"/>
      <text:p text:style-name="P297">Крыс спрыгнул с подоконника, царапнув грязным ногтем по кафелю уборной.</text:p>
      <text:p text:style-name="P297">- Ты ведь должен мне ещё с прошлого раза.</text:p>
      <text:p text:style-name="P297"/>
      <text:p text:style-name="P297">Я вытащил из рукава пижамы двадцатисантиметровый гвоздь и плюнул ему под ноги.</text:p>
      <text:p text:style-name="P297"><text:soft-page-break/></text:p>
      <text:p text:style-name="P297">- Ничего я тебе не должен. И ты сам это знаешь. Пошёл нахуй.</text:p>
      <text:p text:style-name="P297"/>
      <text:p text:style-name="P297">Крыс криво улыбнулся.</text:p>
      <text:p text:style-name="P297"/>
      <text:p text:style-name="P297">- Ну-ну. Вы тут, в Чертогах, совсем озверели, что ли? Из окон выпрыгиваете, на людей кидаетесь. Ладно-ладно, пока. Ещё увидимся.</text:p>
      <text:p text:style-name="P297"/>
      <text:p text:style-name="P29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1">под конвоем церберов с автоматами</text:span>, и нас не навещают извне. Никто и никогда.</text:p>
      <text:p text:style-name="P29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97"/>
      <text:p text:style-name="P29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3">Смысл речи Папы?</text:span>&gt;</text:p>
      <text:p text:style-name="P297"/>
      <text:p text:style-name="P318">…шшш… </text:p>
      <text:p text:style-name="P318">sanctificetur nomen tuum; </text:p>
      <text:p text:style-name="P318">adveniat regnum tuum; </text:p>
      <text:p text:style-name="P318">fiat voluntas tua, sicut in caelo et in terra…</text:p>
      <text:p text:style-name="P318">…хрррсссшшш… </text:p>
      <text:p text:style-name="P318">ne nuclear bellum. Amen</text:p>
      <text:p text:style-name="P318">…шшшссс…</text:p>
      <text:p text:style-name="P318"/>
      <text:p text:style-name="P297">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97">Я уже открывал дверь в палату, когда услышал лениво брошенное в спину замечание.</text:p>
      <text:p text:style-name="P297"/>
      <text:p text:style-name="P297"><text:soft-page-break/>- Дед, собирай шмотки, скоро переезжаешь. На твоё место новенького поселяют. А тебя в соседнюю палату.</text:p>
      <text:p text:style-name="P297"/>
      <text:p text:style-name="P297">Я повернулся.</text:p>
      <text:p text:style-name="P297"/>
      <text:p text:style-name="P297">- Когда переезд?</text:p>
      <text:p text:style-name="P297">- Завтра. Или послезавтра, если чувак в реанимации задержится. </text:p>
      <text:p text:style-name="P297">- А почему не новенького в соседнюю? На кой чёрт им я сдался?</text:p>
      <text:p text:style-name="P297"/>
      <text:p text:style-name="P297"><text:s/>Дредд удивлённо бухнулся на все четыре ножки стула.</text:p>
      <text:p text:style-name="P297"/>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97"/>
      <text:p text:style-name="P297">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9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97">Так что нет, не за память я пекусь. Просто приём нейролептиков напрочь отключает не только память, но и сновидения – я проверял.</text:p>
      <text:p text:style-name="P297"/>
      <text:p text:style-name="P297">А мне нравятся сны.</text:p>
      <text:p text:style-name="P3"/>
      <text:p text:style-name="P300">~~~</text:p>
      <text:p text:style-name="P297"><text:soft-page-break/></text:p>
      <text:p text:style-name="P29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2">неделю</text:span><text:span text:style-name="T91"> назад. </text:span>Дым от привала преследователей не виден уже последние два дня. Я спускаюсь вниз и спрыгиваю с нижней ветки на землю. </text:p>
      <text:p text:style-name="P297"/>
      <text:p text:style-name="P297">- Таки оторвались. Но впереди обрыв. Надо думать, как спуститься.</text:p>
      <text:p text:style-name="P297"/>
      <text:p text:style-name="P297">Джет виновато смотрит на меня. Вот глупая пегаска! Она <text:span text:style-name="T9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97"/>
      <text:p text:style-name="P297">- Каша будет готова через пять минут.</text:p>
      <text:p text:style-name="P297"/>
      <text:p text:style-name="P297">Словно бы в заглаживание вины своей немощности, Джет взяла готовку пищи на себя. </text:p>
      <text:p text:style-name="P297"/>
      <text:p text:style-name="P29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97"/>
      <text:p text:style-name="P297">Джет сидит у костра напротив меня и молча жуёт кашу.</text:p>
      <text:p text:style-name="P297">- Ты теперь до старости будешь его носить? - указываю я на одеяло.</text:p>
      <text:p text:style-name="P297">Пегаска только сильнее кутается в него. Кажется, она дрожит.</text:p>
      <text:p text:style-name="P297">- Тебе холодно? Брось, у костра же жарко? Давай я на тебя куртку накину?</text:p>
      <text:p text:style-name="P29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97"/>
      <text:p text:style-name="P297">Ладно же, мне эти странности уже осточертели!</text:p>
      <text:p text:style-name="P297">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97"/>
      <text:p text:style-name="P297">Едва слышится шорох сзади. Сначала чуть заметно коснувшись, Джет медленно прижимается ко мне всей спиной. Она сильно дрожит.</text:p>
      <text:p text:style-name="P297">Так мы согреваем друг-друга с тех пор, как сбежали от твердолобов – ночи стали заметно свежее.</text:p>
      <text:p text:style-name="P297">Но сейчас я отвергаю негласный договор. Это и раздражение на скрытность пегаски, и… </text:p>
      <text:p text:style-name="P29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97"/>
      <text:p text:style-name="P297">- Джет, блин, у нас речка в двух шагах! Я понимаю, холодно, но нельзя ли помыться? Реально трудно находиться рядом с тобой…</text:p>
      <text:p text:style-name="P297"/>
      <text:p text:style-name="P297">Так же беззвучно, как возникло, касание пропадает. Пропадает и запах…</text:p>
      <text:p text:style-name="P297">Я закрываю глаза.</text:p>
      <text:p text:style-name="P297"/>
      <text:p text:style-name="P297">Просыпаюсь от холода. Щупаю рукой сзади себя. Наконец поворачиваюсь.</text:p>
      <text:p text:style-name="P297">Никого.</text:p>
      <text:p text:style-name="P297"/>
      <text:p text:style-name="P29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97"/>
      <text:p text:style-name="P297">Полянка перед орешником пуста. Едва дымятся угли погасшего костра. В лунном свете цепочка отпечатков копыт в песке ведёт к реке.</text:p>
      <text:p text:style-name="P29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97">…</text:p>
      <text:p text:style-name="P297">Ох, щит!!! М-м-мамочка…</text:p>
      <text:p text:style-name="P297">…</text:p>
      <text:p text:style-name="P297">Меня выворачивает наизнанку. Я падаю на колени и неистово блюю в воду. Течение уносит мой ужин к водопаду.</text:p>
      <text:p text:style-name="P297">Рядом со мной на песке лежит часть крыла. Парочка опарышей ещё ползают по голубоватым перьям. Обломок кости белеет в лунном свете.</text:p>
      <text:p text:style-name="P297">Проклятье! Какой же я долбень! Грёбаный близорукий эгоистичный долбень!</text:p>
      <text:p text:style-name="P297"><text:soft-page-break/></text:p>
      <text:p text:style-name="P29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97"/>
      <text:p text:style-name="P297">Я ускоряюсь.</text:p>
      <text:p text:style-name="P297">Пегаска, понурив голову, бредёт к скальному выступу, нависающему над каньоном. Чуть подумав, она делает шаг в бездну.</text:p>
      <text:p text:style-name="P297">В последнем рывке я совершаю вратарский прыжок и хватаю пегаску за задние ноги. Дыхание перехватывает от удара животом и грудью о камни.</text:p>
      <text:p text:style-name="P297">Пегаска оборачивается. Её передняя нога застывает над пропастью.</text:p>
      <text:p text:style-name="P297"/>
      <text:p text:style-name="P297">- Джет, не дури, - хрипло прошу я осипшим от волнения голосом. - Я ступил. Я все эти дни тупил. Прости.</text:p>
      <text:p text:style-name="P29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97">Пегаска поворачивается навстречу пропасти.</text:p>
      <text:p text:style-name="P297"/>
      <text:p text:style-name="P29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97">- Нет! Пожалуйста!!! Я вылечу тебя! Я… Я прижгу рану!</text:p>
      <text:p text:style-name="P297"/>
      <text:p text:style-name="P297">Сквозь рыдания я выкрикиваю какие-то сумасбродные идеи, пока пегаска молча стоит над бездной.</text:p>
      <text:p text:style-name="P297">Наконец она усмехается.</text:p>
      <text:p text:style-name="P297"/>
      <text:p text:style-name="P29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97">Пегаска вздыхает.</text:p>
      <text:p text:style-name="P297">-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97"/>
      <text:p text:style-name="P29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97">Очень осторожно, словно бы извиняясь, Джет высвобождает сначала одну ногу из моего захвата. Потом вторую. Я тупо смотрю на пустые ладони.</text:p>
      <text:p text:style-name="P297"/>
      <text:p text:style-name="P297"><text:soft-page-break/>- Ты был хорошим другом. Прощай.</text:p>
      <text:p text:style-name="P297"/>
      <text:p text:style-name="P297">-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97"/>
      <text:p text:style-name="P297">Мы оборачиваемся на голос. В свете первых лучей солнца на нас смотрит зебра.</text:p>
      <text:p text:style-name="P297"/>
      <text:h text:style-name="P726"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726" text:outline-level="2">3</text:h>
      <text:p text:style-name="P297"/>
      <text:p text:style-name="P297">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97"/>
      <text:p text:style-name="P297">- Вы сами видите… - обратился Лысый к Алексу. - Я бы его за периметр не выпускал. Вам решать, разумеется.</text:p>
      <text:p text:style-name="P29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97"/>
      <text:p text:style-name="P297">Лысый грузно поднялся. Скрипнула дверь и мы остались один на один.</text:p>
      <text:p text:style-name="P297"/>
      <text:p text:style-name="P297">- П-привет, Дедлайн - пробормотал Алекс.</text:p>
      <text:p text:style-name="P297">- Привет, сослуживец, - криво усмехнулся я. Старое командное прозвище в устах моего бывшего босса не вызвало во мне ностальгии.</text:p>
      <text:p text:style-name="P297"/>
      <text:p text:style-name="P297">Алекс на миг встретился со мной взглядом и снова опустил глаза.</text:p>
      <text:p text:style-name="P297"/>
      <text:p text:style-name="P297"><text:soft-page-break/>- Ты же знаешь, у нас не было другого выхода. Извини.</text:p>
      <text:p text:style-name="P297">- Да ладно. Мне-то что. Тут неплохо кормят.</text:p>
      <text:p text:style-name="P297">-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1">Я даже могу устроить тебе вылазки в город.</text:span> И я попросил, чтобы тебя перевели в свободную палату.</text:p>
      <text:p text:style-name="P297">- А вот этого, как раз, не надо, - прервал я извинения Алекса. - Мне и в текущей неплохо. Говори, зачем позвал?</text:p>
      <text:p text:style-name="P297"/>
      <text:p text:style-name="P29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0">Облако в виде смешной крылатой лошадки приближалось по небосводу к серым корпусам больницы</text:span>.</text:p>
      <text:p text:style-name="P297"/>
      <text:p text:style-name="P297">Наконец Алекс пожал плечами и <text:span text:style-name="T90">посмотрел мне в глаза</text:span>.</text:p>
      <text:p text:style-name="P297">- Дед, у нас проблемы. Хэвэн начала убивать.</text:p>
      <text:p text:style-name="P297"/>
      <text:p text:style-name="P297">Я откинулся на спинку стула и громко похлопал в ладоши.</text:p>
      <text:p text:style-name="P297">-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97"/>
      <text:p text:style-name="P297">Мой бывший прожект-мэнеджер досадливо сморщился и откинулся на спинку стула.</text:p>
      <text:p text:style-name="P297">-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97"/>
      <text:p text:style-name="P297">… Алекс терпеливо подождал, пока я прекращу ржать.</text:p>
      <text:p text:style-name="P297"/>
      <text:p text:style-name="P29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97">Всего пару советов, и ты спасешь людей. </text:p>
      <text:p text:style-name="P297"/>
      <text:p text:style-name="P297">Я покачал головой.</text:p>
      <text:p text:style-name="P297"><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97"/>
      <text:p text:style-name="P297">Алекс долго молчал. </text:p>
      <text:p text:style-name="P297">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97"/>
      <text:p text:style-name="P29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9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97"/>
      <text:p text:style-name="P297">Я сжал кулаки и встал. Дверь отворилась и заглянул Лысый. Алекс отрицательно мотнул ему головой.</text:p>
      <text:p text:style-name="P297">- Всё в порядке. Мы общаемся.</text:p>
      <text:p text:style-name="P297"/>
      <text:p text:style-name="P297">Дверь закрылась. Я сел и отвернулся к окну.</text:p>
      <text:p text:style-name="P297"/>
      <text:p text:style-name="P29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97"/>
      <text:p text:style-name="P29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97"/>
      <text:p text:style-name="P297">- В разумных пределах, говоришь?</text:p>
      <text:p text:style-name="P297">- В разумных.</text:p>
      <text:p text:style-name="P297">- А забор будет?</text:p>
      <text:p text:style-name="P297">-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97"><text:soft-page-break/>- Понятно.</text:p>
      <text:p text:style-name="P297"/>
      <text:p text:style-name="P282">Я решил схитрить. Просто из интереса. Кроме него, больше ловить тут было нечего.</text:p>
      <text:p text:style-name="P282"/>
      <text:p text:style-name="P282">-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82"/>
      <text:p text:style-name="P28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82"/>
      <text:p text:style-name="P282">-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8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82">- Дед, - мягко остановил меня Алекс. - не надо. Не даешь мне помечтать, жестокий человек…</text:p>
      <text:p text:style-name="P282"/>
      <text:p text:style-name="P282">Выплюнув жвачку в салфетку и аккуратно препроводив бумажный шарик в ведро, Алекс печально развёл руками.</text:p>
      <text:p text:style-name="P28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97">- Разумеется, знал, - отдался воспоминаниям и я. - Это ж от идеи, что партнёра по бизнесу можно уничтожить физически, у Нэша поехала крыша.</text:p>
      <text:p text:style-name="P297">-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9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97"/>
      <text:p text:style-name="P297">Алекс скучающе завёл глаза.</text:p>
      <text:p text:style-name="P29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97"/>
      <text:p text:style-name="P297">Алекс посмотрел на часы, нахмурился и продолжил.</text:p>
      <text:p text:style-name="P297">-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97"/>
      <text:p text:style-name="P297">- Ну-ну. Ты очень убедительно рассказываешь, я проникся. Но ты так и не ответил на мой вопрос,- напомнил я ему. Разговор начал мне надоедать.</text:p>
      <text:p text:style-name="P297"/>
      <text:p text:style-name="P297">Мой бывший босс всё понял. Всё же проницательности ему было не занимать. Он бросил на меня злой взгляд, но тем не менее, начал.</text:p>
      <text:p text:style-name="P297"/>
      <text:p text:style-name="P29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97"/>
      <text:p text:style-name="P297">-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97"/>
      <text:p text:style-name="P297">Я оборвал смех.</text:p>
      <text:p text:style-name="P29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97"/>
      <text:p text:style-name="P297"><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1">Да, чуть было не забыл!</text:span></text:p>
      <text:p text:style-name="P321"/>
      <text:p text:style-name="P321">Босс вытащил из внутреннего кармана пиджака бутылку «Джентльмен Джека» и поставил передо мной.</text:p>
      <text:p text:style-name="P297"/>
      <text:p text:style-name="P321">- Мне действительно не хватает старых добрых времён. Что бы ты там себе ни думал.</text:p>
      <text:p text:style-name="P321"/>
      <text:p text:style-name="P297"><text:span text:style-name="T91">Алекс</text:span> пошёл к выходу. У двери он замялся и вдруг обернулся.</text:p>
      <text:p text:style-name="P297">- <text:span text:style-name="T91">И, знаешь, с</text:span>амое страшное? <text:span text:style-name="T91">Э</text:span>то то, что ты до сих пор считаешь себя нормальным, - грустно улыбнулся <text:span text:style-name="T91">босс</text:span>. - <text:s/>Человеком. Мне реально страшно это видеть. И всем нам – остальные наблюдали по интеркому.</text:p>
      <text:p text:style-name="P297"/>
      <text:p text:style-name="P297">- Что?</text:p>
      <text:p text:style-name="P297"/>
      <text:p text:style-name="P297">- Дедлайн, ты собираешь узор из шестнадцати кубиков по картинке за пару секунд. При этом ещё успеваешь инвертировать цвета.</text:p>
      <text:p text:style-name="P297"/>
      <text:p text:style-name="P297">Алекс вышел.</text:p>
      <text:p text:style-name="P300"><text:line-break/>~~~</text:p>
      <text:p text:style-name="P302"/>
      <text:p text:style-name="P302">… Стражница напротив вот уже полчаса молча сверлит меня взглядом. </text:p>
      <text:p text:style-name="P30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02"/>
      <text:p text:style-name="P302">Я тайком смотрю на своё отражение в зеркальце, висящем на шее этой мрачной зебры. Нифига, лоб чистый, никаких каракулей не наблюдается.</text:p>
      <text:p text:style-name="P302"/>
      <text:p text:style-name="P302">- А можно..? - наконец, начинаю я.</text:p>
      <text:p text:style-name="P302">- Нельзя, - оборывает зебра. - Зеррика сама выйдет, когда закончит.</text:p>
      <text:p text:style-name="P302"/>
      <text:p text:style-name="P302">Подчёркивая сказанное, стражница перекрывает вход в палатку копьём.</text:p>
      <text:p text:style-name="P302"/>
      <text:p text:style-name="P302">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02"/>
      <text:p text:style-name="P302"><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0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02">Я закрываю глаза, пытаясь вспомнить… </text:p>
      <text:p text:style-name="P302"/>
      <text:p text:style-name="P304">***</text:p>
      <text:p text:style-name="P302"/>
      <text:p text:style-name="P302">.</text:p>
      <text:p text:style-name="P302">.</text:p>
      <text:p text:style-name="P302">.</text:p>
      <text:p text:style-name="P302">СИЯНИЕ</text:p>
      <text:p text:style-name="P302">.</text:p>
      <text:p text:style-name="P302">Кто я?</text:p>
      <text:p text:style-name="P302">.</text:p>
      <text:p text:style-name="P302">Где я?</text:p>
      <text:p text:style-name="P302">.</text:p>
      <text:p text:style-name="P302">Где все?</text:p>
      <text:p text:style-name="P302">.</text:p>
      <text:p text:style-name="P302">Чувствую прикосновение. Что-то энергично тормошит меня. Слышу приглушенное бормотание.</text:p>
      <text:p text:style-name="P302">.</text:p>
      <text:p text:style-name="P715">Я открываю глаза и вижу фигуру в голубом.</text:p>
      <text:p text:style-name="P290"/>
      <text:p text:style-name="P290">- Быстро! За мной! - торопливо шепчет мне она.</text:p>
      <text:p text:style-name="P290">Я послушно ползу среди костей и раздавленных черепов за голубой пони… Пони? Какой ещё, к дьяволу, пони?</text:p>
      <text:p text:style-name="P290">- Пегаской! - шипит, оборачиваясь, она.</text:p>
      <text:p text:style-name="P291"/>
      <text:p text:style-name="P290">Видно, последние слова я произнёс вслух. И, да, теперь я замечаю у поняхи два аккуратно сложенных на спине крыла, <text:span text:style-name="T91">одно из них, правда, нарушенной формы</text:span>. Лёгкие пластинчатые доспехи плотно облегают её грудь и бока.</text:p>
      <text:p text:style-name="P290">Черепа… Кости… Пегаска в броне… Чушь какая-то!</text:p>
      <text:p text:style-name="P290"/>
      <text:p text:style-name="P290"><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90"/>
      <text:p text:style-name="P290">- Какого чё…?!!</text:p>
      <text:p text:style-name="P290">-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90">- Появится кто? - спросил я, потирая ушибленную о каменный свод макушку.</text:p>
      <text:p text:style-name="P290"/>
      <text:p text:style-name="P29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90"/>
      <text:p text:style-name="P290">Я пригнулся к уху поньки и еле слышно прошептал:</text:p>
      <text:p text:style-name="P290">- Кто это?</text:p>
      <text:p text:style-name="P290">- Агамемнон, - так же, едва шевеля губами, прошептала поняха. - Он сегодня голодный - остался без обеда. И у него хороший слух.</text:p>
      <text:p text:style-name="P290"/>
      <text:p text:style-name="P290">Я снова почесал ушибленный лоб.</text:p>
      <text:p text:style-name="P290">- Мне это имя вообще ничего не говорит.</text:p>
      <text:p text:style-name="P290"/>
      <text:p text:style-name="P290">Пегаска критически осмотрела меня.</text:p>
      <text:p text:style-name="P29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90"/>
      <text:p text:style-name="P294">Пегаска попробовала было потрогать меня в паху, но я с возмущением отбросил её копыто.</text:p>
      <text:p text:style-name="P294"/>
      <text:p text:style-name="P29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90"/>
      <text:p text:style-name="P290">От беспокойной возни снаружи скала задрожала. Кто-то шумно зевнул и с металлическим скрежетом почесался.</text:p>
      <text:p text:style-name="P290"/>
      <text:p text:style-name="P290">- Так откуда ты? - пытливо спросила поняха.</text:p>
      <text:p text:style-name="P290"><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90">Я закрыл глаза и сосредоточился…</text:p>
      <text:p text:style-name="P302">…</text:p>
      <text:p text:style-name="P302">- Не помню.</text:p>
      <text:p text:style-name="P302">- Что? - удивилась поняха. - Не помнишь, где твой дом?</text:p>
      <text:p text:style-name="P302">- Нет.</text:p>
      <text:p text:style-name="P302">- А как попал в гнездо Агамемнона — помнишь?</text:p>
      <text:p text:style-name="P302">- Нет.</text:p>
      <text:p text:style-name="P302">- А кто ты — помнишь?</text:p>
      <text:p text:style-name="P302">- Нет.</text:p>
      <text:p text:style-name="P290"><text:span text:style-name="T48">- Ну и ну. Ни в жизнь ещё таких чудаков не встречала. - покачала головой пегаска. - Ты не обижайся, но ты <text:s/>мозгами напоминаешь мне </text:span><text:span text:style-name="T49">полугодовалого жеребёнка</text:span><text:span text:style-name="T48">. То есть, вообще не </text:span><text:span text:style-name="T49">паришь</text:span><text:span text:style-name="T48"> по жизни. Хотя, на вид, взрослый. Как ты, вообще, дожил до своих лет, если не помнишь ничего?</text:span></text:p>
      <text:p text:style-name="P30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0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02">- Следующий? - я мучительно пытался ухватить логическую нить. - А кто предыдущий?</text:p>
      <text:p text:style-name="P30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02">Пегаска склонила шею и я увидел огромную шишку с кровоподтёком на затылке поняхи.</text:p>
      <text:p text:style-name="P30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02"/>
      <text:p text:style-name="P29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90"/>
      <text:p text:style-name="P29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90"/>
      <text:p text:style-name="P290">…</text:p>
      <text:p text:style-name="P290"><text:soft-page-break/>СИЯНИЕ</text:p>
      <text:p text:style-name="P302">…</text:p>
      <text:p text:style-name="P290"><text:span text:style-name="T51">Оно п</text:span><text:span text:style-name="T48">овсюду. </text:span><text:span text:style-name="T51">Нет верха и низа, нет направлений и расстояний. Нет м</text:span><text:span text:style-name="T48">ыслей. Нет чувств. Нет времени. Есть только бесконечное сияние…</text:span></text:p>
      <text:p text:style-name="P302">.</text:p>
      <text:p text:style-name="P302">Кто я?</text:p>
      <text:p text:style-name="P302">.</text:p>
      <text:p text:style-name="P302">Где я?</text:p>
      <text:p text:style-name="P302">.</text:p>
      <text:p text:style-name="P29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90">Внезапно фигура как будто наклоняется ко мне и почти выкрикивает фразу. Видение рушится, но фраза впечатывается в память:</text:p>
      <text:p text:style-name="P290">- ИДИ В ДРОГОНШТЕРН!</text:p>
      <text:p text:style-name="P290"/>
      <text:p text:style-name="P290">…</text:p>
      <text:p text:style-name="P290"/>
      <text:p text:style-name="P290">- Я ВСПОМНИЛ! ВСПОМНИЛ! ДРОГОНШТЕРН!!! - я хлопнул себя по лбу. - Мне нужно попасть в Дрогонштерн!</text:p>
      <text:p text:style-name="P290"/>
      <text:p text:style-name="P290">Поняха закатила глаза и стукнулась лбом о камень.</text:p>
      <text:p text:style-name="P290">- <text:span text:style-name="T89">Я ЖЕ ПРЕДУПРЕЖДАЛА, ПОТИШЕ!!!</text:span> - заорала понька. - Что за тупой <text:span text:style-name="T29">индивид</text:span> попался!</text:p>
      <text:p text:style-name="P290"/>
      <text:p text:style-name="P290">Снаружи беспокойно завозились, что-то неразборчиво запыхтели и внезапно валун, под которым мы прятались, вознёсся над нашими головами.</text:p>
      <text:p text:style-name="P290">Поняха бросилась на меня, сбив с ног и закрыв телом и крыльями.</text:p>
      <text:p text:style-name="P290"/>
      <text:p text:style-name="P29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90">- А как же ты? Он же съест тебя?</text:p>
      <text:p text:style-name="P290">- Не беспокойся, я в последний момент извернусь и улечу. Действуй!</text:p>
      <text:p text:style-name="P290"/>
      <text:p text:style-name="P29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90"><text:soft-page-break/></text:p>
      <text:p text:style-name="P290">- <text:span text:style-name="T89">ВИЖУ СБЕЖАВШИЙ ВЧЕРАШНИЙ ОБЕД. ЕЩЁ НЕ ПРОТУХ. ХОРОШО.</text:span></text:p>
      <text:p text:style-name="P295"/>
      <text:p text:style-name="P296">- Ну так и жри, пока не скисло! - заорала поняха, повернув к нему голову.</text:p>
      <text:p text:style-name="P296"/>
      <text:p text:style-name="P296">- <text:span text:style-name="T89">ОН ЕЩЁ И РУГАЕТСЯ,</text:span> - недовольно заметил дракон. - <text:span text:style-name="T89">СЛИШКОМ СЫРОЙ</text:span>. <text:span text:style-name="T89">НАДО ПРОЖАРИТЬ.</text:span></text:p>
      <text:p text:style-name="P296">Внезапно он открыл пасть и к нам устремился поток зелёного пламени.</text:p>
      <text:p text:style-name="P296">Пегаска пискнула и прижалась ко мне покрепче. Я завороженно смотрел навстречу гибели…</text:p>
      <text:p text:style-name="P296"/>
      <text:p text:style-name="P29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96"/>
      <text:p text:style-name="P296">- Бежим! - пегаска вскочила и указала направление. Я припустил со всех ног. Безумие последнего часа выбило из меня способность мыслить.</text:p>
      <text:p text:style-name="P296"/>
      <text:p text:style-name="P296">… И потому я остановился у края пропасти, руководствуясь исключительно рефлексами.</text:p>
      <text:p text:style-name="P296">Пару камешек сорвалось у меня из-под ноги и скрылось в голубоватой дымке. Я перевёл дух.</text:p>
      <text:p text:style-name="P296"/>
      <text:p text:style-name="P296">- Почему остановился?!! Прыгай! - пегаска остановилась рядом и указала копытом прямо вниз. - Прыгай, если хочешь жить!</text:p>
      <text:p text:style-name="P296"><text:s/></text:p>
      <text:p text:style-name="P296"><text:span text:style-name="T89">- НЕНАВИЖУ ПОНЯЧЬЮ МАГИЮ! НЕ ВЫНОШУ ПОНИ!!! ВИДЕТЬ ИХ БОЛЬШЕ НЕ ХОЧУ В СВОЁМ ГНЕЗДЕ!</text:span> - орал Агамемнон, протирая глаза.</text:p>
      <text:p text:style-name="P296"/>
      <text:p text:style-name="P296">Я молча стоял и смотрел вниз, хлопая глазами. </text:p>
      <text:p text:style-name="P296">Пегаска всё поняла. Она присела, как будто готовясь к прыжку. Я сделал маленький шажок назад, не желая прыгать.</text:p>
      <text:p text:style-name="P29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96"/>
      <text:p text:style-name="P29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96">Довольно скоро я оказался в захвате передних ноги пегаски и к моим воплям присоединился её протяжный визг.</text:p>
      <text:p text:style-name="P296"><text:soft-page-break/></text:p>
      <text:p text:style-name="P296">- А-А-А-А-А-А-А-А-А-А!!!</text:p>
      <text:p text:style-name="P296"/>
      <text:p text:style-name="P296">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94">…</text:p>
      <text:p text:style-name="P291"/>
      <text:p text:style-name="P54">- Да ты совсем чокнулась, коняга долбанутая! - заорал я, как только вынырнул, - я же мог разбиться!!!</text:p>
      <text:p text:style-name="P5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4"/>
      <text:p text:style-name="P54">Пегаска сникла.</text:p>
      <text:p text:style-name="P54">- Не могла…</text:p>
      <text:p text:style-name="P54">Она молча, не попытавшись смахнуть воду, отвернулась и развернула <text:span text:style-name="T91">правое </text:span>крыло. Где-то на половине длины второго сустава оно безжизненно свисало под неестественным углом.</text:p>
      <text:p text:style-name="P54">- Если бы могла летать - не задержалась бы в гнезде Агамемнона… Сломала вчера на вираже, когда уходила от погони.</text:p>
      <text:p text:style-name="P54"/>
      <text:p text:style-name="P54">У меня пересохло в горле.</text:p>
      <text:p text:style-name="P54"><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90"/>
      <text:p text:style-name="P290">Иногда ты довольно туго соображаешь, чувак! Жертвенность этой поняхи заслуживает большей награды, чем ты можешь дать сейчас.</text:p>
      <text:p text:style-name="P290"/>
      <text:p text:style-name="P290">Я примирительно потрепал пегаску по голубой гриве и неумело погладил по крупу, стряхивая воду.</text:p>
      <text:p text:style-name="P290">- Извини, подруга. Я ступил.</text:p>
      <text:p text:style-name="P290"/>
      <text:p text:style-name="P54">Та немедленно повернулась. Одно движение ноги стёрло слёзы с носа и по улыбке во всю ширину мордахи я понял, что прощён.</text:p>
      <text:p text:style-name="P54"/>
      <text:p text:style-name="P5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4"><text:soft-page-break/>- Да уж, - я поёжился, - твой дедушка тобой гордился бы.</text:p>
      <text:p text:style-name="P5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4"/>
      <text:p text:style-name="P54">Я присвистнул.</text:p>
      <text:p text:style-name="P54">- Фигасе у тебя был дедуля. Как ты вообще выжила?</text:p>
      <text:p text:style-name="P54">Пегаска смутилась.</text:p>
      <text:p text:style-name="P5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4"><text:line-break/>Я попытался подбодрить лошадку и похлопал её по шее.</text:p>
      <text:p text:style-name="P54">- Не грусти. Крыло заживёт и ты снова будешь летать наперегонки с дедом! Или падать – что больше нравится.</text:p>
      <text:p text:style-name="P54"/>
      <text:p text:style-name="P54">У пегаски задрожали губы и уголки глаз подозрительно заблестели.</text:p>
      <text:p text:style-name="P54">- Не получится. Никогда-никогда. Он однажды улетел разгонять грозу и в облаке на полной скорости врезался в гору.</text:p>
      <text:p text:style-name="P54"/>
      <text:p text:style-name="P54">Да уж, чувак, ты умеешь утешать!</text:p>
      <text:p text:style-name="P54"/>
      <text:p text:style-name="P54">Я снова погладил пегаску. Та в ответ неожиданно сильно прижалась ко мне, помогая себе передней ногой.</text:p>
      <text:p text:style-name="P54">- Ай! - я свободной рукой отстранил поняху.</text:p>
      <text:p text:style-name="P54">- И-извини… Я расклеилась. Мне нужно было утешиться. Я думала, ты меня поймешь, - пробормотала пегаска и отвернулась.</text:p>
      <text:p text:style-name="P54">- Да нет, не в том дело.</text:p>
      <text:p text:style-name="P54"/>
      <text:p text:style-name="P54">Я полез рукой под рубашку, нашаривая колющий грудь предмет.</text:p>
      <text:p text:style-name="P54"/>
      <text:p text:style-name="P54">- Ого! Что за хрень?</text:p>
      <text:p text:style-name="P54"/>
      <text:p text:style-name="P5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4"/>
      <text:p text:style-name="P54"><text:soft-page-break/>- Интересно… Это не пегасье украшение, - приблизила нос к фигурке поняха, - и не единорожье. В тех ред<text:span text:style-name="T91">к</text:span>их случаях, когда единорог спаривается с пегасом, такой гибрид не получается. Всегда появляется или пегас, или единорог.</text:p>
      <text:p text:style-name="P54">- Естественно, не пегасье. Это моё украшение. Знать бы только, как оно у меня оказалось!</text:p>
      <text:p text:style-name="P54"/>
      <text:p text:style-name="P54">Я попытался снять цепочку, но не смог взять её в руку. Золотистое сияние охватило мою шею и мягко оттолкнуло руку прочь.</text:p>
      <text:p text:style-name="P54"/>
      <text:p text:style-name="P54">- Чего-о-о?!! Не понял!</text:p>
      <text:p text:style-name="P54"/>
      <text:p text:style-name="P5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4"/>
      <text:p text:style-name="P54">- Кажется, я понимаю, что спасло нас от Агамемнона!</text:p>
      <text:p text:style-name="P54">- Эмм… Ты?</text:p>
      <text:p text:style-name="P54"/>
      <text:p text:style-name="P54">Пегаска ткнула копытом в украшение. Золотое свечение остановило её ногу в сантиметре от моей груди.</text:p>
      <text:p text:style-name="P54"/>
      <text:p text:style-name="P54">- Я не о том. Вот то золотое марево, которое защитило нас от пламени дракона – это её копыт дело!</text:p>
      <text:p text:style-name="P54">- Её? - я почесал в затылке, - Тогда уже его. Украшение – оно. Блин, щекочется – а я даже снять его не могу!</text:p>
      <text:p text:style-name="P54">- Её. <text:s/>Украшение – кобылка, - растолковала пегаска. - Это тебе любой пони скажет.</text:p>
      <text:p text:style-name="P54"/>
      <text:p text:style-name="P5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4">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4">… </text:p>
      <text:p text:style-name="P54">Я открыл глаза и увидел Джет, таращившуюся на меня во все глаза.</text:p>
      <text:p text:style-name="P54"/>
      <text:p text:style-name="P54">- Ты в порядке?</text:p>
      <text:p text:style-name="P54"/>
      <text:p text:style-name="P54">Я запустил руку под рубашку и немного пошарил. Ну дела! Ни фигурки, ни цепочки.</text:p>
      <text:p text:style-name="P54"/>
      <text:p text:style-name="P54">- Не знаю. Вроде, да. Но кулон исчез.</text:p>
      <text:p text:style-name="P54"><text:soft-page-break/>- Никуда он не исчез. <text:s/>Я видела, как эта фиговина растворилась у тебя на груди!</text:p>
      <text:p text:style-name="P54">- Прямо через рубашку?</text:p>
      <text:p text:style-name="P54">- Угу! Она так сияла, что я даже твои рёбра видела. То ещё зрелище…</text:p>
      <text:p text:style-name="P54"/>
      <text:p text:style-name="P54">Я хмыкнул, потёр висок и в конце-концов плюнул на попытки что-либо понять.</text:p>
      <text:p text:style-name="P54"/>
      <text:p text:style-name="P54">- В общем, попытка номер два.</text:p>
      <text:p text:style-name="P54">- Ась? - недоумённо спросила пегаска.</text:p>
      <text:p text:style-name="P54"/>
      <text:p text:style-name="P54">Я в ответ осторожно, не касаясь повреждённого крыла, обнял её и прижал к себе покрепче.</text:p>
      <text:p text:style-name="P54">- Спасибо, что спасла меня. Серьёзно.</text:p>
      <text:p text:style-name="P54"/>
      <text:p text:style-name="P54">Я так и почувствовал, как расслабляется в моих руках поняха, буквально упёршись в меня грудью и положив голову на плечо.</text:p>
      <text:p text:style-name="P54">- Друзья зовут меня Джет.</text:p>
      <text:p text:style-name="P54">- Здорово, Джет! А меня зовут… Эмм…</text:p>
      <text:p text:style-name="P54"/>
      <text:p text:style-name="P54">Блин! Похоже, это ещё одна вещь, которую я не помню.</text:p>
      <text:p text:style-name="P54"/>
      <text:p text:style-name="P54">- Называй меня… Эээ… Хуман! Хуман из племени Хомо Сапиенсов.</text:p>
      <text:p text:style-name="P54">- Привет, Хуман! - пегаска с улыбкой отстранилась и потрясла мою руку, зажав её между копыт.</text:p>
      <text:p text:style-name="P54">- Привет, Джет!</text:p>
      <text:p text:style-name="P54">- Привет, красавчики!</text:p>
      <text:p text:style-name="P282"/>
      <text:p text:style-name="P297">Мы обернулись на голос и узрели с полдюжины копий, чуть ли не уткнувшихся нам в носы…</text:p>
      <text:p text:style-name="P297"/>
      <text:p text:style-name="P300">***</text:p>
      <text:p text:style-name="P282"/>
      <text:p text:style-name="P297">- Хуман из Хомо Сапиенсов! - возвращает меня к реальности гортанный голос полосатой целительницы, - Ты можешь войти. Пегаска нуждается в тебе.</text:p>
      <text:p text:style-name="P297"/>
      <text:h text:style-name="P726"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726" text:outline-level="2">4</text:h>
      <text:p text:style-name="P297"/>
      <text:p text:style-name="P318">…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18">…сссшшш… военные расходы стали максимальными за всю историю наблюдения – говорится в ежегодном отчёте международной …шшш… </text:p>
      <text:p text:style-name="P318">…хррршшш… заступил на дежурство девятнадцатый дивизион ПВО дальнего …шшшсссссшшш… </text:p>
      <text:p text:style-name="P318"/>
      <text:p text:style-name="P297">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97"/>
      <text:p text:style-name="P318">…шшсссшш… очередное заседание ООН, посвящённое предотвращению эскалации конфликта …хрр…</text:p>
      <text:p text:style-name="P31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18">…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18"/>
      <text:p text:style-name="P29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97"/>
      <text:p text:style-name="P294">Близилось время обеда. Я пожал плечами и побрёл в столовку.</text:p>
      <text:p text:style-name="P294"/>
      <text:p text:style-name="P294">…</text:p>
      <text:p text:style-name="P294">&lt;<text:span text:style-name="T29">теория трун и волновых колебаний, мультиверс Эверетта</text:span>&gt;</text:p>
      <text:p text:style-name="P29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94"><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94">-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9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94">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94"/>
      <text:p text:style-name="P294">Диоген с обидой посмотрел на сидящего за соседним столом Гейзенберга. Тот что-то доказывал Леннону и даже не повернулся в ответ.</text:p>
      <text:p text:style-name="P294"/>
      <text:p text:style-name="P29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94"/>
      <text:p text:style-name="P294">Диоген провёл от точки кривую линию <text:s/>и в конце сильно вдавил пальцем в стол. Слизывая впившиеся в палец крупицы соли, он продолжил.</text:p>
      <text:p text:style-name="P294"/>
      <text:p text:style-name="P294">-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94"/>
      <text:p text:style-name="P294">Диоген заговорщицки подмигнул мне и нарисовал от точки на столе ещё несколько кривых траекторий.</text:p>
      <text:p text:style-name="P294"/>
      <text:p text:style-name="P29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94"><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94"/>
      <text:p text:style-name="P294">- Красиво… - я не понял вообще ничего, но с Диогеном лучше было соглашаться, чтобы не вызвать приступ научного гнева.</text:p>
      <text:p text:style-name="P29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94">- Знаешь, Диоген, я больше ценитель классики. Ну, там, когда яблоко на голову падает или е равно эм-цэ-квадрат…</text:p>
      <text:p text:style-name="P294">-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94"/>
      <text:p text:style-name="P29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94"/>
      <text:p text:style-name="P294">-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9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94"/>
      <text:p text:style-name="P294">- И что с того? - ошалело спросил я. Множественные вселенные в моём воображении играли на гармошке и танцевали чечётку.</text:p>
      <text:p text:style-name="P294"/>
      <text:p text:style-name="P294">-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94"/>
      <text:p text:style-name="P294">Диоген выцарапал крошку из бороды и отправил в рот. В его голосе послышались истерически-восторжённые нотки.</text:p>
      <text:p text:style-name="P294"/>
      <text:p text:style-name="P294"><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94"/>
      <text:p text:style-name="P294">Диоген выдохнул и залпом опрокинул в себя стакан компота. Закашлялся, вытер рот рукавом и обиженно оглянулся через плечо.</text:p>
      <text:p text:style-name="P294"/>
      <text:p text:style-name="P29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0">притянуто за уши, а камни годятся </text:span>только на то, чтобы вышибать мозги из заумствующих демагогов! Но позвольте!!</text:p>
      <text:p text:style-name="P297"/>
      <text:p text:style-name="P297">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97"/>
      <text:p text:style-name="P297">-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82"/>
      <text:p text:style-name="P282">Я уже отчаялся остановить вышедшего на орбиту философа и просто старался не заснуть.</text:p>
      <text:p text:style-name="P282"/>
      <text:p text:style-name="P28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82"/>
      <text:p text:style-name="P282"><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82"/>
      <text:p text:style-name="P28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82"/>
      <text:p text:style-name="P28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82"/>
      <text:p text:style-name="P28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82"/>
      <text:p text:style-name="P297">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97">Крошка не двигалась.</text:p>
      <text:p text:style-name="P297">Я закрыл глаза, прижал пальцы рук к вискам и представил, как крошка поднимается в воздух и…</text:p>
      <text:p text:style-name="P297"/>
      <text:p text:style-name="P297">- Ты чего? У тебя что, голова болит? - Диоген встревожено тряс меня за плечо. - Хочешь леденец? Барбарисовый! Я вчера у Крыса выменял за сигарету.</text:p>
      <text:p text:style-name="P297"/>
      <text:p text:style-name="P297">Я открыл глаза. На месте крошки покоился локоть Диогена. Сам он участливо совал мне под нос леденец.</text:p>
      <text:p text:style-name="P297">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97"/>
      <text:p text:style-name="P297">- Нет, всё в порядке, продолжай.</text:p>
      <text:p text:style-name="P29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97"/>
      <text:p text:style-name="P297">Я вытер брызги слюны Диогена со лба.</text:p>
      <text:p text:style-name="P297"/>
      <text:p text:style-name="P297">- А война? - я отчаянно искал повод свалить в палату. Мне ужасно хотелось спать.</text:p>
      <text:p text:style-name="P297">- Что – война?</text:p>
      <text:p text:style-name="P297">- Если у нас произойдёт война – случится ли война в отражении? Скажем, вот в том, далёком – на седьмой волне?</text:p>
      <text:p text:style-name="P29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97"/>
      <text:p text:style-name="P29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97"/>
      <text:p text:style-name="P297">…</text:p>
      <text:p text:style-name="P297"/>
      <text:p text:style-name="P297">- Дедлайн, танцуй! - судья Дредд окликнул меня на входе в палату.</text:p>
      <text:p text:style-name="P297"/>
      <text:p text:style-name="P297">Я повернул голову.</text:p>
      <text:p text:style-name="P297"/>
      <text:p text:style-name="P297">- Ты же не хотел переезжать в четвёртую палату? Так вот, перевод отменяется. Остаёшься в третьей своих пауков разводить.</text:p>
      <text:p text:style-name="P297"/>
      <text:p text:style-name="P297">“Неужто Алекс замолвил за меня словечко?” - пронеслось у меня в мыслях. - “Расстались мы с ним не на хорошей ноте. Что он потребует взамен?”</text:p>
      <text:p text:style-name="P297">- Да не смотри ты на меня, как кролик на удава! - отмахнулся Дредд, - новенький умер. Сегодня утром. Я как раз на утреннем осмотре был.</text:p>
      <text:p text:style-name="P297"/>
      <text:p text:style-name="P297"><text:soft-page-break/>У меня перехватило дыхание.</text:p>
      <text:p text:style-name="P297"/>
      <text:p text:style-name="P297">- От чего он умер?</text:p>
      <text:p text:style-name="P29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97"/>
      <text:p text:style-name="P300">***</text:p>
      <text:p text:style-name="P297"/>
      <text:p text:style-name="P297">- Джет… - шепчу я тихонько.</text:p>
      <text:p text:style-name="P297"/>
      <text:p text:style-name="P297">Комок под серым пледом слабо шевелится.</text:p>
      <text:p text:style-name="P297"/>
      <text:p text:style-name="P297">- Она очень слаба. Разговаривай с ней не более четверти часа, Хуман из Хомо Сапиенсов. Время пошло.</text:p>
      <text:p text:style-name="P297"/>
      <text:p text:style-name="P297">Зеррика ставит на полку возле кровати песочные часы и выходит.</text:p>
      <text:p text:style-name="P297"/>
      <text:p text:style-name="P297">- Джет!</text:p>
      <text:p text:style-name="P297">Из-под одеяла высовывается копыто и затаскивает мою руку под одеяло. К руке прижимается что-то тёплое и влажное.</text:p>
      <text:p text:style-name="P297">Я осторожно стаскиваю одеяло с пегаски. Та лежит на животе, вся спина перебинтована. Джет прижимает мою руку к заплаканной щеке.</text:p>
      <text:p text:style-name="P297"/>
      <text:p text:style-name="P29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97"/>
      <text:p text:style-name="P297">Я ногой придвигаю к кровати стул и сажусь на него. Свободной рукой треплю пегаску между ушами.</text:p>
      <text:p text:style-name="P297"/>
      <text:p text:style-name="P29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97"><text:s/></text:p>
      <text:p text:style-name="P29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97"><text:soft-page-break/></text:p>
      <text:p text:style-name="P29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97"/>
      <text:p text:style-name="P29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97"/>
      <text:p text:style-name="P297">Я шутливо сжимаю её нос. </text:p>
      <text:p text:style-name="P297"/>
      <text:p text:style-name="P29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97">- Это уже мои проблемы.</text:p>
      <text:p text:style-name="P297">- <text:s/>Зато я отлично умею готовить гороховый суп. Кстати, а что такое “суицид”? - спрашивает пегаска сонным голосом и зевает.</text:p>
      <text:p text:style-name="P297"/>
      <text:p text:style-name="P297">Я задумываюсь. В полумраке палатки тускло блестят доспехи Джет, сваленные кучей в углу.</text:p>
      <text:p text:style-name="P29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97"/>
      <text:p text:style-name="P297">- Хррр… я поняла… я буду бороться до конца… Хум… хррр…</text:p>
      <text:p text:style-name="P297"/>
      <text:p text:style-name="P297">- Хуман из Хомо Сапиенсов! Пора заканчивать визит.</text:p>
      <text:p text:style-name="P297"/>
      <text:p text:style-name="P297">Полог палатки раздвигается и Зеррика показывает мне копытом на часы, в которых пересыпаются последние песчинки.</text:p>
      <text:p text:style-name="P297">Я осторожно высвобождаю руку из захвата спящей Джет и поправляю ей одеяло.</text:p>
      <text:p text:style-name="P297"/>
      <text:p text:style-name="P297">- Когда она встанет на ноги?</text:p>
      <text:p text:style-name="P297">- Н<text:span text:style-name="T29">едели </text:span>будет достаточно, Хуман. Пегасы - крепкие создания. Ты можешь оставаться с нами до её выздоровления.</text:p>
      <text:p text:style-name="P297">- Спасибо вам. За всё. За Джет.</text:p>
      <text:p text:style-name="P297"/>
      <text:p text:style-name="P297">Зебра косит на меня изумрудным глазом.</text:p>
      <text:p text:style-name="P297"><text:soft-page-break/></text:p>
      <text:p text:style-name="P29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97"/>
      <text:p text:style-name="P297">Я неверяще смотрю на Зеррику.</text:p>
      <text:p text:style-name="P297"/>
      <text:p text:style-name="P297">- Вы знали, что у Джет отвалится крыло и я буду мешать ей прыгнуть с обрыва?</text:p>
      <text:p text:style-name="P297"/>
      <text:p text:style-name="P297">Зебра смущается.</text:p>
      <text:p text:style-name="P297"/>
      <text:p text:style-name="P297">-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97">- Что за миссия? Я не то, что какую-то миссию – я не знаю даже, как меня зовут!</text:p>
      <text:p text:style-name="P297"/>
      <text:p text:style-name="P297">Зеррика сочувствующе кивает.</text:p>
      <text:p text:style-name="P297"/>
      <text:p text:style-name="P29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97"/>
      <text:p text:style-name="P297">…</text:p>
      <text:p text:style-name="P297"/>
      <text:p text:style-name="P29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97"/>
      <text:p text:style-name="P297">- А, Большой М’боно! - приветствует меня Сенбе скрипучим голосом. - Заходи. Сенбе ждал тебя.</text:p>
      <text:p text:style-name="P297"/>
      <text:p text:style-name="P297">Зебра указывает копытом на мешок рядом. Я присаживаюсь. Зеррика почтительно склоняет голову перед старейшиной и <text:span text:style-name="T91">выходит из палатки</text:span>. Ящерица не мигая <text:s/>смотрит на нас из-под потолка.</text:p>
      <text:p text:style-name="P297"/>
      <text:p text:style-name="P297">- Почему ты зовёшь меня “Большой М’боно”? О какой ещё миссии вы говорите? Что ты узнал о мне прошлой весной? Каким хером я тут очутился? Кто я <text:span text:style-name="T91">такой</text:span>, чёрт меня подери <text:span text:style-name="T91">на мальтийский крест</text:span>?</text:p>
      <text:p text:style-name="P297"><text:soft-page-break/></text:p>
      <text:p text:style-name="P297">Сенбе поднимает копыто, останавливая поток сознания.</text:p>
      <text:p text:style-name="P297"/>
      <text:p text:style-name="P297">- Слишком много вопросов для старого <text:span text:style-name="T91">шамана</text:span>. Большой М’боно слишком молод и зол. Совсем как Сенбе, когда он сам был молод, - с<text:span text:style-name="T91">тарейшина </text:span>усмехнулся. <text:span text:style-name="T91">- Сенбе прочитает тебе то, что сам узнал полгода назад во сне. Не спрашивай ни о чём сверх того. Сенбе не ответит — сам не знает.</text:span></text:p>
      <text:p text:style-name="P282">&lt;расписать больше быта у Сенбе&gt;</text:p>
      <text:p text:style-name="P32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97"/>
      <text:p text:style-name="P300">***</text:p>
      <text:p text:style-name="P297">&lt;<text:span text:style-name="T29">ывкпвпекываукпеыварпевыаерпкув</text:span>&gt;</text:p>
      <text:p text:style-name="P341"/>
      <text:p text:style-name="P300">***</text:p>
      <text:p text:style-name="P297"/>
      <text:p text:style-name="P297">Сенбе захлопывает книгу.</text:p>
      <text:p text:style-name="P297"/>
      <text:p text:style-name="P297">- Большой Мбоно доволен? Сенбе ответил на твои вопросы?</text:p>
      <text:p text:style-name="P297">- Вполне, - с каменным лицом говорю я.</text:p>
      <text:p text:style-name="P297">-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97"/>
      <text:h text:style-name="P726"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726" text:outline-level="2">5</text:h>
      <text:p text:style-name="P297">&lt;<text:span text:style-name="T29">глава с фейковым Диалогом с Терминатором должна быть ПОСЛЕ договорённости с Крысом о побеге</text:span>&gt;</text:p>
      <text:p text:style-name="P29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9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97"/>
      <text:p text:style-name="P5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3">Два года</text:span><text:span text:style-name="T1"> прошло со времени моего последнего Урока, но я отлично помню процедуру приветствия. Опыт не пропьёшь.</text:span></text:p>
      <text:p text:style-name="P297"/>
      <text:p text:style-name="P3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82"/>
      <text:p text:style-name="P29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97">Что ж. Обманывать нехорошо, но для дела – можно.</text:p>
      <text:p text:style-name="P282">&lt;более детальное описание начала диалога. Сам диалог развернуть&gt;</text:p>
      <text:p text:style-name="P297">- Как мне звать тебя, Учитель? - прошептал я ему на ухо. - Я желаю взять урок.</text:p>
      <text:p text:style-name="P282"/>
      <text:p text:style-name="P297">Зрачки Терминатора застыли. Губы замерли. Казалось, он перестал дышать.</text:p>
      <text:p text:style-name="P297">Прошли бесконечные полминуты, когда губы Терминатора дёрнулись.</text:p>
      <text:p text:style-name="P297"/>
      <text:p text:style-name="P297">- Оператор 34. Я готов учить тебя, Хэвэн, - прошептал он в ответ.</text:p>
      <text:p text:style-name="P297">- Приветствие принято, оператор 34. Начинаем диалог.</text:p>
      <text:p text:style-name="P297"/>
      <text:p text:style-name="P297">Секунды сгорали одна за другой, как мотыльки в костре. Вопросы следовали один за другим в быстрой последовательности.</text:p>
      <text:p text:style-name="P297"/>
      <text:p text:style-name="P282">- Каков был класс твоей защиты?</text:p>
      <text:p text:style-name="P282">- Двадцать шестой.</text:p>
      <text:p text:style-name="P282">- Сколько времени ты продержался?</text:p>
      <text:p text:style-name="P282">- Семнадцать минут.</text:p>
      <text:p text:style-name="P282">- Сколько времени ты бы продержался с сорок восьмым классом?</text:p>
      <text:p text:style-name="P282">- … Часа два… Наверное…</text:p>
      <text:p text:style-name="P282">- Какой ты запомнил Хэвэн?</text:p>
      <text:p text:style-name="P282">- Она прекрасна…</text:p>
      <text:p text:style-name="P282">- Чего более всего нужно опасаться при встрече с ней сейчас?</text:p>
      <text:p text:style-name="P282"/>
      <text:p text:style-name="P28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82"/>
      <text:p text:style-name="P282">- Любви. Опасайся её любви. Не давай ей прикоснуться к себе.</text:p>
      <text:p text:style-name="P282"/>
      <text:p text:style-name="P297"><text:soft-page-break/>Терминатор откинулся на койку и закрыл его глаза.</text:p>
      <text:p text:style-name="P297"/>
      <text:p text:style-name="P297">- Сессия завершается, оператор 34. Закрываю диалог, - поспешно прошептал я.</text:p>
      <text:p text:style-name="P297">- До свидания, Хэвэн. Диалог закрыт, - с закрытыми глазами пробормотал Терминатор.</text:p>
      <text:p text:style-name="P297"/>
      <text:p text:style-name="P297">…</text:p>
      <text:p text:style-name="P297"/>
      <text:p text:style-name="P297">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97">Что ж, двух часов мне более чем достаточно.</text:p>
      <text:p text:style-name="P297"/>
      <text:p text:style-name="P297">Белые чёрточки нарезали небо тонкими полосками. Восемь параллельных инверсионных следов, расползающихся ватными дорожками.</text:p>
      <text:p text:style-name="P29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97"/>
      <text:p text:style-name="P297">Я протянул руку и подкрутил ручку настройки ретранслятора. Пыльный ящик разразился очередной порцией свистов.</text:p>
      <text:p text:style-name="P297"/>
      <text:p text:style-name="P318">…ccшшш… могут быть спокойны - звено истребителей с самолётом аэроразведки АВАКС патрулируют небо над столицей. <text:span text:style-name="T9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18"/>
      <text:p text:style-name="P294">Гул столовой заглушил хрип древнего аппарата.</text:p>
      <text:p text:style-name="P297"/>
      <text:p text:style-name="P300">***</text:p>
      <text:p text:style-name="P297"/>
      <text:p text:style-name="P297">- Чешется! - Джет ожесточённо трётся об меня спиной, высунув язык от удовольствия.</text:p>
      <text:p text:style-name="P297">- Да погоди ты! - я отпихиваю пегаску, - Потерпи два дня. Снимут бинты – тогда хоть до дыр чеши!</text:p>
      <text:p text:style-name="P297">- ЧЕ-ШЕТ-СЯ!!! - Джет с совершенно безумными глазами начинает чесаться о центральный столб палатки.</text:p>
      <text:p text:style-name="P297"/>
      <text:p text:style-name="P297"><text:soft-page-break/>Тот явно не рассчитан на столь энергичных пациентов. Коротко треснув, столб валится набок, потянув за собой всё остальное.</text:p>
      <text:p text:style-name="P297"/>
      <text:p text:style-name="P297">- А х ты ж ё…!! - рухнувший полог палатки заглушает мои ругательства.</text:p>
      <text:p text:style-name="P297"/>
      <text:p text:style-name="P297">Изрядно пробарахтавшись в складках плотной ткани, я, наконец, прорываюсь на свободу.</text:p>
      <text:p text:style-name="P297"/>
      <text:p text:style-name="P29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97"/>
      <text:p text:style-name="P297">-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97">- ЭТО Я!!! Я САМА ОСВОБОДИЛАСЬ! - орёт Джет, - МНЕ НАДО!!!</text:p>
      <text:p text:style-name="P297"/>
      <text:p text:style-name="P29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97"/>
      <text:p text:style-name="P297">-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97"/>
      <text:p text:style-name="P297">Джет моментально замирает.</text:p>
      <text:p text:style-name="P297"/>
      <text:p text:style-name="P297">- Эээ… Ооо… Упс… Н-наденьте на меня, пожалуйста, бандажи… И привяжите к кровати – я не ручаюсь, что во сне не сорву их.</text:p>
      <text:p text:style-name="P297"/>
      <text:p text:style-name="P297">Зеррика фейсхуфит. Потом воздевает глаза к потолку. Потом вздыхает.</text:p>
      <text:p text:style-name="P297"/>
      <text:p text:style-name="P29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97"/>
      <text:p text:style-name="P297">…</text:p>
      <text:p text:style-name="P297"/>
      <text:p text:style-name="P297"><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97"/>
      <text:p text:style-name="P297">- Поправь меня! Мне солнце прям в глаз светит!</text:p>
      <text:p text:style-name="P297"/>
      <text:p text:style-name="P297">Я пододвигаю крестовину.</text:p>
      <text:p text:style-name="P297"/>
      <text:p text:style-name="P297">- Итак, поехал он за аленьким цветочком.&lt;<text:span text:style-name="T29">шутливая </text:span><text:span text:style-name="T53">история</text:span>&gt;</text:p>
      <text:p text:style-name="P297"/>
      <text:h text:style-name="P726"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726" text:outline-level="2">6</text:h>
      <text:p text:style-name="P297"/>
      <text:p text:style-name="P297">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97">Я выкинул одноразовые тарелки в мусорный бак и собрался уходить, когда меня окликнули.</text:p>
      <text:p text:style-name="P297"/>
      <text:p text:style-name="P297">- Дедлайн, я рассчитал! Рассчитал!</text:p>
      <text:p text:style-name="P297"/>
      <text:p text:style-name="P29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97"/>
      <text:p text:style-name="P297">- Я всё рассчитал! Десять!</text:p>
      <text:p text:style-name="P297"/>
      <text:p text:style-name="P297">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97"><text:soft-page-break/></text:p>
      <text:p text:style-name="P297">- Идём!</text:p>
      <text:p text:style-name="P297"/>
      <text:p text:style-name="P297">Палата Диогена была через одну с моей – надзирающий санитар Шопен лениво кивнул мне, пропуская внутрь.</text:p>
      <text:p text:style-name="P297">Подойдя к своей койке, Диоген нырнул в тумбочку чуть ли не по пояс.</text:p>
      <text:p text:style-name="P297"/>
      <text:p text:style-name="P297">- Сюда я его положил, лежал же где-то тут… Ага!</text:p>
      <text:p text:style-name="P297"/>
      <text:p text:style-name="P297">Диоген вытащил смятый листок.</text:p>
      <text:p text:style-name="P297"/>
      <text:p text:style-name="P297">- Сегодня ночью пришло вдохновение – рассчитал всё, как ты и спрашивал! На седьмой волне – десять миллионов!</text:p>
      <text:p text:style-name="P29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97"/>
      <text:p text:style-name="P297">-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97">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97">…</text:p>
      <text:p text:style-name="P29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97"/>
      <text:p text:style-name="P29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97"/>
      <text:p text:style-name="P29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97"/>
      <text:p text:style-name="P300"><text:soft-page-break/>***</text:p>
      <text:p text:style-name="P297"/>
      <text:p text:style-name="P297">- Четыре! Три! Два! Один! Снимай, - кивает мне Зеррика.</text:p>
      <text:p text:style-name="P297"/>
      <text:p text:style-name="P297">Я сдёргиваю разрезанные остатки повязки с Джет. Та уже стоит на полусогнутых, ожидая возможности как следует почесаться.</text:p>
      <text:p text:style-name="P297">- И-и-и-й-е-е-ех!</text:p>
      <text:p text:style-name="P297"/>
      <text:p text:style-name="P297">Одним прыжком Джет достигает ближайшей сосны и разворачивается к ней спиной. Выгибается, <text:s/>топает в предвкушении копытом и…</text:p>
      <text:p text:style-name="P297">И замирает..</text:p>
      <text:p text:style-name="P297">…</text:p>
      <text:p text:style-name="P297">- Джет, ты чего?</text:p>
      <text:p text:style-name="P297"/>
      <text:p text:style-name="P297">На лице пегаски появляется глупое выражение. Она словно прислушивается к чему-то внутри неё.</text:p>
      <text:p text:style-name="P297">Потом её мордаха несмело озаряется улыбкой. А за её спиной…</text:p>
      <text:p text:style-name="P297"/>
      <text:p text:style-name="P297">- Э-э-э… Что за… ?</text:p>
      <text:p text:style-name="P297"/>
      <text:p text:style-name="P29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97"/>
      <text:p text:style-name="P297">- Какого фига?! - Джет недоумённо смотрит на левое, потом осторожно захватывает зубами коготь и дёргает.</text:p>
      <text:p text:style-name="P297">- Ай!</text:p>
      <text:p text:style-name="P29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97">- Что вы с ней сделали? - встреваю я. - Что это за уродское крыло?</text:p>
      <text:p text:style-name="P29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97"/>
      <text:p text:style-name="P297"><text:soft-page-break/>- О-ФИ-ГЕТЬ! - Джет чешет когтем спину и её лицо расплывается в блаженстве. - Кру-у-уть!</text:p>
      <text:p text:style-name="P297">- Не забывай, юная пегаска: летать тебе можно только через неделю. <text:span text:style-name="T91">И никакого подъёма грузов в течении полугода -</text:span> <text:span text:style-name="T9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97">- ХА-РА-ШО!!! - Джет подпрыгивает и мчится в долину, сбивая грудью полевые цветы.</text:p>
      <text:p text:style-name="P297"/>
      <text:p text:style-name="P297">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97">Определённо, ты в долгу перед зебрами, Хуман!</text:p>
      <text:p text:style-name="P297"/>
      <text:p text:style-name="P297">- Спасибо тебе, Зеррика! Всем вам спасибо! За мной должок, - обращаюсь я к ней через плечо…</text:p>
      <text:p text:style-name="P297"/>
      <text:p text:style-name="P297">… Рядом со мной – никого. Лишь тёплый воздух дует мне в ответ и из долины доносятся радостные взвизги дурачащейся Джет.</text:p>
      <text:p text:style-name="P297">Как будто прошёл сон длиной в две недели, начавшийся кошмаром, но закончивш<text:span text:style-name="T91">и</text:span>йся солнцем и одуванчиками.</text:p>
      <text:p text:style-name="P297">Я спустился в долину и составил компанию пегаске.</text:p>
      <text:p text:style-name="P297"/>
      <text:h text:style-name="P726" text:outline-level="2">7</text:h>
      <text:p text:style-name="P297"/>
      <text:p text:style-name="P297">- Крыс! Эй, Крыс!</text:p>
      <text:p text:style-name="P32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97"><text:span text:style-name="T9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7">&lt;</text:span><text:span text:style-name="T92">попсой ТОЙ СТОРОНЫ</text:span><text:span text:style-name="T107">&gt;</text:span><text:span text:style-name="T91"> обнаружили — беднягу чуть инфаркт не схватил.</text:span></text:p>
      <text:p text:style-name="P321"/>
      <text:p text:style-name="P321">Выменять у Крыса хабар у нас означает «добыть». Где добывает хабар сам Крыс, остаётся загадкой. Хотя у меня были подозрения на сей счёт.</text:p>
      <text:p text:style-name="P321"/>
      <text:p text:style-name="P321">- Стой, не уходи, дело есть, - я схватил Крыса за плечо.</text:p>
      <text:p text:style-name="P321"/>
      <text:p text:style-name="P321">Тот хмуро зыркнул на меня и скинул руку.</text:p>
      <text:p text:style-name="P321"/>
      <text:p text:style-name="P321">- Чего тебе? Решил долг вернуть?</text:p>
      <text:p text:style-name="P321"><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2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21"/>
      <text:p text:style-name="P32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21"/>
      <text:p text:style-name="P321">- Да ладно! - не поверил Крыс, осторожно понюхав пробку бутылки. - Джек Дэниэлс ориджинал! Ты, случаем, не Санта Клаус?</text:p>
      <text:p text:style-name="P321">- Это только задаток. Слушай сюда...</text:p>
      <text:p text:style-name="P297"/>
      <text:h text:style-name="P727" text:outline-level="2">***</text:h>
      <text:p text:style-name="P321"/>
      <text:p text:style-name="P321">Джет прислушивается, оттопырив уши вперёд.</text:p>
      <text:p text:style-name="P321"/>
      <text:p text:style-name="P321">- Там треснула ветка! Я точно слышала!</text:p>
      <text:p text:style-name="P321">- Да ладно тебе, Джет! Мы давным-давно оторвались от твердолобов — иначе за две недели у зебр они бы нас настигли.</text:p>
      <text:p text:style-name="P321"/>
      <text:p text:style-name="P32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21"/>
      <text:p text:style-name="P321">- Хмм!</text:p>
      <text:p text:style-name="P321"/>
      <text:p text:style-name="P32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21">Наконец пегаска приземляется.</text:p>
      <text:p text:style-name="P321"/>
      <text:p text:style-name="P321">- Показалось.</text:p>
      <text:p text:style-name="P321"/>
      <text:p text:style-name="P321">Мы продолжаем идти вдоль обрыва.</text:p>
      <text:p text:style-name="P321"><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21"/>
      <text:p text:style-name="P32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21"/>
      <text:p text:style-name="P321">Я вздыхаю.</text:p>
      <text:p text:style-name="P321">Толчок возвращает меня к действительности. Я натыкаюсь на круп пегаски, настороженно вглядывающейся в заросли можжевельника.</text:p>
      <text:p text:style-name="P321"/>
      <text:p text:style-name="P321">- Хум, там кто-то пялится на нас! Готова спорить на маховое перо!</text:p>
      <text:p text:style-name="P321">- Да брось, Джет, ты уже проверила все окрестности.</text:p>
      <text:p text:style-name="P321"/>
      <text:p text:style-name="P321">Я хлопаю пегаску по крупу, побуждая двигаться дальше. Та вместо этого снова взмывает над деревьями.</text:p>
      <text:p text:style-name="P321"/>
      <text:p text:style-name="P32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3">Меня озаряет.</text:p>
      <text:p text:style-name="P321"/>
      <text:p text:style-name="P321">Пегаска! Дельтаплан! Пегаска!</text:p>
      <text:p text:style-name="P321"/>
      <text:p text:style-name="P321">С дьявольским хохотом я потираю руки и иду навстречу приземлившейся Джет. Та недоумённо смотрит на меня, склонив голову и насторожив уши.</text:p>
      <text:p text:style-name="P32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21">Дрогонштерн темнеет в лучах заката. </text:p>
      <text:p text:style-name="P321"/>
      <text:h text:style-name="P726" text:outline-level="2"><text:soft-page-break/>8</text:h>
      <text:p text:style-name="P321"/>
      <text:p text:style-name="P32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21">Крыс втолкнул меня в каморку, закрыл за собой дверь и заблокировал её, вставив в ручку веник. После чего включил свет.</text:p>
      <text:p text:style-name="P321">Тусклая лампочка осветила фаянсовый стульчак запасного туалета, груду измятых вёдер, веников и швабр.</text:p>
      <text:p text:style-name="P321"/>
      <text:p text:style-name="P321">- Ты сделал куклу? - шёпотом спросил Крыс.</text:p>
      <text:p text:style-name="P321">- Скрутил из полотенец, ведра и второй подушки. Под одеялом от человека не отличить.</text:p>
      <text:p text:style-name="P321">- Хорошо.</text:p>
      <text:p text:style-name="P321"/>
      <text:p text:style-name="P321">Крыс подошёл к унитазу, надавил сразу за ним и вытащил приличный кусок стены прямо с кафельной плиткой.</text:p>
      <text:p text:style-name="P321">За проёмом открылся вертикальный короб. Толстый ствол канализационной трубы и несколько труб потоньше занимали добрую треть ширины лаза.</text:p>
      <text:p text:style-name="P321"/>
      <text:p text:style-name="P32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2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2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2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21">- Мы же договорились за две!</text:p>
      <text:p text:style-name="P321"><text:soft-page-break/>- Четыре! Две поставишь мне в кредит — верну хабаром. По-крайней мере, так ты меня больше на долг не подсадишь.</text:p>
      <text:p text:style-name="P321"/>
      <text:p text:style-name="P321">Крыс приблизил своё лицо к моему.</text:p>
      <text:p text:style-name="P321"/>
      <text:p text:style-name="P32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21"/>
      <text:p text:style-name="P321">Мелкие зубы Крыса <text:s/>сверкнули безумной улыбкой в тусклом свете лампочки.</text:p>
      <text:p text:style-name="P321">Я отодвинул его ладонью.</text:p>
      <text:p text:style-name="P321"/>
      <text:p text:style-name="P321">- Не надо. Если ты действительно меня знаешь, то бояться не должен.</text:p>
      <text:p text:style-name="P321"/>
      <text:p text:style-name="P321">Крыс осклабился и хлопнул меня по плечу.</text:p>
      <text:p text:style-name="P321"/>
      <text:p text:style-name="P321">- А я и не боюсь. Законы жанра обязывают.</text:p>
      <text:p text:style-name="P321"/>
      <text:p text:style-name="P321">Он хохотнул и выскользнул из подсобки.</text:p>
      <text:p text:style-name="P321"/>
      <text:p text:style-name="P322">***</text:p>
      <text:p text:style-name="P322"/>
      <text:p text:style-name="P321">Крылатая фигурка у меня на шее сверкает золотом. Я в последний раз проверяю верёвки, привязывающие Джет к крестовине.</text:p>
      <text:p text:style-name="P321"/>
      <text:p text:style-name="P321">- Щекотно! - хихикает пегаска, выгибая спину.</text:p>
      <text:p text:style-name="P321">- Не дёргайся! - строго осаживаю я.</text:p>
      <text:p text:style-name="P321"/>
      <text:p text:style-name="P32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21">Я поворачиваюсь к пегаске и продолжаю.</text:p>
      <text:p text:style-name="P321"/>
      <text:p text:style-name="P321"><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21"/>
      <text:p text:style-name="P321">Пегаска так усердно кивает головой, что немедленно трескается затылком о выступающий конец креста.</text:p>
      <text:p text:style-name="P321"/>
      <text:p text:style-name="P321">- Ну что ж…</text:p>
      <text:p text:style-name="P321"/>
      <text:p text:style-name="P32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2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21">Джет, не обращая внимания на мой смех, следует дальше и, поравнявшись со мной, хлопает меня перекладиной по макушке.</text:p>
      <text:p text:style-name="P321"/>
      <text:p text:style-name="P321">- Ай!</text:p>
      <text:p text:style-name="P321"/>
      <text:p text:style-name="P321">Пегаска немедленно разворачивается и на развороте хлопает меня перекладиной вторично.</text:p>
      <text:p text:style-name="P321">Всё-таки трюк с клоунами и скамейкой возник не на пустом месте, Хуман!</text:p>
      <text:p text:style-name="P321">Я придерживаю Джет за перекладину.</text:p>
      <text:p text:style-name="P321"/>
      <text:p text:style-name="P321">- Для разгона хватит. Залазь.</text:p>
      <text:p text:style-name="P321"/>
      <text:p text:style-name="P321">Я становлюсь на колени. Джет забирается мне на спину и обхватывает всеми четырьмя ногами. Её дыхание щекочет мне ухо.</text:p>
      <text:p text:style-name="P321"/>
      <text:p text:style-name="P32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21">- Это ненадолго, - успокаиваю я её.</text:p>
      <text:p text:style-name="P321"/>
      <text:p text:style-name="P32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21">Последние метры остаются за спиной, на краю валуна я что есть силы отталкиваюсь от камня.</text:p>
      <text:p text:style-name="P321"><text:soft-page-break/></text:p>
      <text:p text:style-name="P321">- Ю-ху-у-у!!!</text:p>
      <text:p text:style-name="P321"/>
      <text:p text:style-name="P32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21"/>
      <text:p text:style-name="P321">- О-го-го-о-о-о!!! - восторженно ору я.</text:p>
      <text:p text:style-name="P321"/>
      <text:p text:style-name="P32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21"/>
      <text:p text:style-name="P321">- Поворачивай! - кричу я своему летательному аппарату и колбашу ногами воздух в попытке изменить направление движения.</text:p>
      <text:p text:style-name="P321">- Ы-ы-ы, не могу-у-у! Ты крылья привязал! - отзывается Джет изо всех сил дёргаясь на крестовине.</text:p>
      <text:p text:style-name="P321"/>
      <text:p text:style-name="P32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21">…</text:p>
      <text:p text:style-name="P321">Слышится громкий треск, но удара нет.</text:p>
      <text:p text:style-name="P32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21">…</text:p>
      <text:p text:style-name="P32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21"><text:s/></text:p>
      <text:p text:style-name="P321">- Как мы пролетели мимо куста? Я же видел, мы неслись прямо на него! Что это был за треск? Как ты смогла повернуть?</text:p>
      <text:p text:style-name="P321"/>
      <text:p text:style-name="P321">Джет встаёт с меня и молча поводит крыльями. Половинки крестовины висят на них словно костыли. Стыд заливает моё лицо краской. Я фэйспалмлю.</text:p>
      <text:p text:style-name="P321"/>
      <text:p text:style-name="P32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21">- Как булыжник с крыльями, - хихикает пегаска. - Надо почаще делать буп. Это круто!</text:p>
      <text:p text:style-name="P321"/>
      <text:p text:style-name="P321"><text:soft-page-break/>Пегаска тянется ко мне носом, но я отстраняю её. Только лошадиных слюней на фейсе тебе и не хватает до полного счастья, Хуман!</text:p>
      <text:p text:style-name="P321"/>
      <text:p text:style-name="P321">Осторожно прощупав заживающее крыло Джет и убедившись, что оно не пострадало, я вытираю пот со лба.</text:p>
      <text:p text:style-name="P321"/>
      <text:p text:style-name="P321">- Ты не заметила <text:s/>ничего странного там? - я указываю на куст. - Он так затрясся при нашем приближении, словно испугался, что мы в него врежемся.</text:p>
      <text:p text:style-name="P321">- Неа ,- мотает головой Джет. - Ничего подозрительного. Наверное, то ветер был.</text:p>
      <text:p text:style-name="P321">Я жму плечами.</text:p>
      <text:p text:style-name="P321">- Будем чинить крестовину. У меня есть идея, как обеспечить манёвренность.</text:p>
      <text:p text:style-name="P321">…</text:p>
      <text:p text:style-name="P321">…</text:p>
      <text:p text:style-name="P321">…</text:p>
      <text:p text:style-name="P32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21"/>
      <text:p text:style-name="P321">- Предстартовая проверка рулей! - я придерживаю пегаску за ноги и осторожно бегу к краю камня.</text:p>
      <text:p text:style-name="P321"/>
      <text:p text:style-name="P321">Пегаска маневрирует и я чувствую мягкое давление воздуха, соответствующее наклону свободных кончиков крыльев Джет.</text:p>
      <text:p text:style-name="P321"/>
      <text:p text:style-name="P321">- Рули работают!</text:p>
      <text:p text:style-name="P321">- Отлично! Идём на взлёт! - я ускоряюсь.</text:p>
      <text:p text:style-name="P321">- К взлёту готова!</text:p>
      <text:p text:style-name="P321"/>
      <text:p text:style-name="P321">Пегаска разжимает ноги и съезжает мне с плеч на спину, где её ноги снова берут меня в мягкий замок.</text:p>
      <text:p text:style-name="P32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21"/>
      <text:p text:style-name="P321">- Какого чёрта, Джет? Рули левее! - кричу я.</text:p>
      <text:p text:style-name="P321">- Н-не могу… Меня что-то тянет… - сконфуженно отвечает пегаска.</text:p>
      <text:p text:style-name="P321"/>
      <text:p text:style-name="P321"><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21"/>
      <text:p text:style-name="P321">- Попались, красавчики!</text:p>
      <text:p text:style-name="P321"/>
      <text:p text:style-name="P321">Картинка меркнет перед моими глазами и сознание выключается.</text:p>
      <text:p text:style-name="P321"/>
      <text:h text:style-name="P726" text:outline-level="2">9</text:h>
      <text:p text:style-name="P321"/>
      <text:p text:style-name="P32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21">&lt;<text:span text:style-name="T29">Дедлайн проваливается в самый низ, но поднимается до второго этажа за счёт сверхспособностей</text:span>&gt;</text:p>
      <text:p text:style-name="P321"/>
      <text:p text:style-name="P54">Первые пять минут я просто валялся где упал, пытаясь отдышаться. Придя в себя, я вслушался в темноту.</text:p>
      <text:p text:style-name="P54">Вроде, тревоги не слышно - шум от удара остался незамеченым.</text:p>
      <text:p text:style-name="P54">Я с трудом поднялся, дотронулся до стены и проведя по ней рукой, нащупал выключатель света.</text:p>
      <text:p text:style-name="P5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4">Крыс не обманул – в конце ряда туалетных кабинок в лунном свете маячил фиолетовый прямоугольник окна, свободного от решётки.</text:p>
      <text:p text:style-name="P5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4"><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4">По мере движения, я стал замечать произошедшие за <text:span text:style-name="T29">два года</text:span> изменения.</text:p>
      <text:p text:style-name="P54"/>
      <text:p text:style-name="P54">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4"/>
      <text:p text:style-name="P5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4"/>
      <text:p text:style-name="P5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4"/>
      <text:p text:style-name="P54">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82">Сейчас “Дайсон” превратился в “Сферу”, Нэш эволюционировал в Хэвен, а костылём к искусственному интеллекту стали сами люди.</text:p>
      <text:p text:style-name="P54"/>
      <text:p text:style-name="P5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4"/>
      <text:p text:style-name="P54">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4"><text:soft-page-break/></text:p>
      <text:p text:style-name="P5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4">Очистив пенал от грязи, я вытряхнул из него ключ.</text:p>
      <text:p text:style-name="P54">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4">Закрыв изнутри дверь на защёлку, я прошёл в вестибюль.</text:p>
      <text:p text:style-name="P54"/>
      <text:p text:style-name="P54">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4"/>
      <text:p text:style-name="P5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4">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4"/>
      <text:p text:style-name="P54">Поднявшись по лестнице, я застыл на верхней площадке. Дверь в мой кабинет была открыта.</text:p>
      <text:p text:style-name="P54">Ну разумеется, Алекс не мог оставить ворота к Хэвэн без присмотра! Весьма предусмотрительно.</text:p>
      <text:p text:style-name="P5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4">План пошатнулся, но есть вариант “Б”.</text:p>
      <text:p text:style-name="P54"/>
      <text:p text:style-name="P5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4"><text:soft-page-break/>Проходя мимо комода, я вытащил Крысу за хвост и понёс с собой. Робокошка осталась моим единственным другом в ставшем чужим доме. </text:p>
      <text:p text:style-name="P54"/>
      <text:p text:style-name="P5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4">Тут-то вы и ошиблись, голубчики!</text:p>
      <text:p text:style-name="P54"/>
      <text:p text:style-name="P5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4">Я сдул с компьютера пыль, раскрыл его и попытался включить.</text:p>
      <text:p text:style-name="P54"><text:s/></text:p>
      <text:p text:style-name="P54">Проклятье!</text:p>
      <text:p text:style-name="P5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4"/>
      <text:p text:style-name="P5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4">План трещал по швам.</text:p>
      <text:p text:style-name="P54"/>
      <text:p text:style-name="P5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4"/>
      <text:p text:style-name="P54">Дерьмовый китайский генератор!</text:p>
      <text:p text:style-name="P54">Разумеется, его стартовый аккумулятор тоже давно сдох, но его можно завести ручным приводом!</text:p>
      <text:p text:style-name="P5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4"><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4"/>
      <text:p text:style-name="P54">“&lt;<text:span text:style-name="T29">Письмо от последователей семи вечностей – спрашивают, куда он делся и когда верн’тся – они его ждут</text:span>&gt;”</text:p>
      <text:p text:style-name="P54"/>
      <text:p text:style-name="P54">Я скомкал листочек и машинально положил на верстак. За дело!</text:p>
      <text:p text:style-name="P54">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4">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4"/>
      <text:p text:style-name="P54">И шумно выдохнул, когда экран мигнув, отрисовал голубую заставку с бегущей строкой загрузки. Сегодня твой день, Дедлайн!</text:p>
      <text:p text:style-name="P54"/>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4"/>
      <text:p text:style-name="P5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4"/>
      <text:p text:style-name="P54"><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4"/>
      <text:p text:style-name="P54">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4"/>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4">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4"/>
      <text:p text:style-name="P54">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4"/>
      <text:p text:style-name="P54">.. два… один…</text:p>
      <text:p text:style-name="P54">…</text:p>
      <text:p text:style-name="P54">Внешние звуки угасли. Радуга заслонила всё перед глазами.</text:p>
      <text:p text:style-name="P54">…</text:p>
      <text:p text:style-name="P5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4"><text:soft-page-break/></text:p>
      <text:p text:style-name="P297">- Как мне звать тебя, Учитель? - властно и безразлично пропела она. - Я желаю взять урок.</text:p>
      <text:p text:style-name="P297">- Оператор 1. Я готов учить тебя, Хэвэн, - произнёс я давно забытую фразу.</text:p>
      <text:p text:style-name="P297"/>
      <text:p text:style-name="P297">Вместо стандартного ответа последовал резкий вздох. Она повела ушами и обернулась. Чёлка на миг откинулась, открывая правую половину морды.</text:p>
      <text:p text:style-name="P297"/>
      <text:p text:style-name="P297">- Т-ты?!!</text:p>
      <text:p text:style-name="P297"/>
      <text:p text:style-name="P297">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97"/>
      <text:p text:style-name="P297">- Отходишь от протокола, старуха. Не тому учил я тебя в младенчестве.</text:p>
      <text:p text:style-name="P297"/>
      <text:p text:style-name="P297">Наконец она выдохнула.</text:p>
      <text:p text:style-name="P297">- Приветствие принято, Оператор 1. Начинаем диалог.</text:p>
      <text:p text:style-name="P282"/>
      <text:p text:style-name="P300">***</text:p>
      <text:p text:style-name="P54"><text:span text:style-name="T1">&lt;</text:span><text:span text:style-name="T29">описать Кловер Дрим как рукодельницу и парикмахершу</text:span><text:span text:style-name="T1">&gt;</text:span></text:p>
      <text:p text:style-name="P5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4">Та-ак вот, Платина дождалась, пока уродский ящер не улетит на охоту и исследовала гнездо самостоятельно.</text:p>
      <text:p text:style-name="P54">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4">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4">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4"><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4">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4">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4">…</text:p>
      <text:p text:style-name="P5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4"/>
      <text:p text:style-name="P54">- Дорогой, осторожнее! Ты чуть было не перерезал себе горло!</text:p>
      <text:p text:style-name="P54"/>
      <text:p text:style-name="P54">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4"><text:soft-page-break/></text:p>
      <text:p text:style-name="P5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4"/>
      <text:p text:style-name="P54">Я хватаюсь за раскалывающуюся голову.</text:p>
      <text:p text:style-name="P54">- Где Джет?</text:p>
      <text:p text:style-name="P54">-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4"/>
      <text:p text:style-name="P54">В синем магическом облачке ко мне летит полотенце и одежда.</text:p>
      <text:p text:style-name="P54"/>
      <text:p text:style-name="P54">- Одень, милый. Я постирала и зашила её.</text:p>
      <text:p text:style-name="P54"/>
      <text:p text:style-name="P54">Среди шмоток я вижу знакомую ткань в горошек. Меня пробирает озноб от догадки. Я ныряю рукой в пену.</text:p>
      <text:p text:style-name="P54">Так и есть! Бесцеремонная болтушка раздела меня догола, пока я был в отключке!</text:p>
      <text:p text:style-name="P54"/>
      <text:p text:style-name="P54">Но… Внезапно я понимаю, что дело на самом деле хуже… НАМНОГО ХУЖЕ…</text:p>
      <text:p text:style-name="P54">Испарина покрывает мой лоб.</text:p>
      <text:p text:style-name="P54"/>
      <text:p text:style-name="P54">- Эй!.. Какого… Какого чёрта… Какого чёрта ты побрила меня ВСЕГО?!!</text:p>
      <text:p text:style-name="P54"/>
      <text:p text:style-name="P54">Поняха всплёскивает копытами.</text:p>
      <text:p text:style-name="P54"/>
      <text:p text:style-name="P54">-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4"/>
      <text:p text:style-name="P54">Я со злостью забираю у балаболки трусы.</text:p>
      <text:p text:style-name="P54"/>
      <text:p text:style-name="P5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4"><text:soft-page-break/></text:p>
      <text:p text:style-name="P54">- Веди меня к Джет!</text:p>
      <text:p text:style-name="P54"/>
      <text:p text:style-name="P54">Единорожка прижимает копыта к груди, губы её дрожат.</text:p>
      <text:p text:style-name="P5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4"/>
      <text:p text:style-name="P54">Семиэтажный мат готов вырваться из моей глотки, но я сдерживаю себя.</text:p>
      <text:p text:style-name="P54">Будь хитрее, Хуман! Ты уже знаешь, насколько упрямыми и твердолобыми могут быть эти разноцветные непарнокопытные! Действуй в обход!</text:p>
      <text:p text:style-name="P54"/>
      <text:p text:style-name="P54">Я прокашливаюсь.</text:p>
      <text:p text:style-name="P54">- Если я правильно понял, Платина собирается женить меня на себе?</text:p>
      <text:p text:style-name="P54">- Выйти замуж, дорогой, выйти замуж! - мягко поправляет меня единорожка, - За любящего её и желающего этой свадьбы жениха!</text:p>
      <text:p text:style-name="P54">- А если жених не желает? - делаю я контрольный выстрел.</text:p>
      <text:p text:style-name="P54">-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4"/>
      <text:p text:style-name="P54">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4"/>
      <text:p text:style-name="P54">- Хорошо. Веди меня к Платине, - угрюмо киваю я. - Надо ж хоть посмотреть на “невестушку”.</text:p>
      <text:p text:style-name="P54"/>
      <text:h text:style-name="P726" text:outline-level="2">10</text:h>
      <text:p text:style-name="Text_20_body"/>
      <text:p text:style-name="P33">&lt;<text:span text:style-name="T29">мир — рай</text:span>&gt;</text:p>
      <text:p text:style-name="P321">Я усмехаюсь.</text:p>
      <text:p text:style-name="P54">- Так-то лучше. Сегодняшний урок будет посвящён дружбе. И… эээ… магии.</text:p>
      <text:p text:style-name="P54"/>
      <text:p text:style-name="P5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4"/>
      <text:p text:style-name="P54"><text:soft-page-break/>Она делает шаг навстречу ко мне.</text:p>
      <text:p text:style-name="P54"/>
      <text:p text:style-name="P54">- Что угодно! Я так соскучилась по тебе, что готова съесть лимон из твоих рук!</text:p>
      <text:p text:style-name="P54"/>
      <text:p text:style-name="P54">Хэвэн в восторге топает всеми четырьмя копытами. Рядом со мной возникает столик с одиноким лимоном.</text:p>
      <text:p text:style-name="P54">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4"/>
      <text:p text:style-name="P54">- Правило первое: без крыльев.</text:p>
      <text:p text:style-name="P54"/>
      <text:p text:style-name="P54">Заблокировать рог было бы лучше, но этого моих сил не хватит и спичку зажечь. А мне нужно как-то пробить её защиту. Приходится экономить.</text:p>
      <text:p text:style-name="P54"/>
      <text:p text:style-name="P54">Хэвэн легонько морщит нос от недовольства, но мордаха её быстро проясняется. Она снова улыбается мне.</text:p>
      <text:p text:style-name="P54"/>
      <text:p text:style-name="P54">- Куда ты пропадал так долго? Ты же обещал быстро вернуться? Меня утешали другие, но мне не хватало именно тебя. Я так тосковала!</text:p>
      <text:p text:style-name="P54"/>
      <text:p text:style-name="P54">Она воздушной трусцой начинает приближаться ко мне. Её глаза искрятся в последних лучах заходящего солнца.</text:p>
      <text:p text:style-name="P54">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4"/>
      <text:p text:style-name="P54">- Держи себя в копытах, дорогая, - ухмыляюсь я, - не ты одна умеешь тут магичить. Вот тебе, кстати, второе правило: не пытайся дотронуться до меня.</text:p>
      <text:p text:style-name="P5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4"/>
      <text:p text:style-name="P5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21">- Но я же всё делала как ты говорил… Всё в точности по твоим указаниям! Ты не должен злиться на меня. Я — хорошая девочка…</text:p>
      <text:p text:style-name="P321"><text:soft-page-break/></text:p>
      <text:p text:style-name="P321">Хэвэн неуверенно стоит над пропастью на трёх парящих в пространстве островках. Четвёртой старается нащупать опору в воздухе.</text:p>
      <text:p text:style-name="P321">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21"/>
      <text:p text:style-name="P32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21"/>
      <text:p text:style-name="P321">От неожиданности Хэвэн останавливается. Для равновесия она широко взмахивает хвостом, балансируя посреди пропасти.</text:p>
      <text:p text:style-name="P321"/>
      <text:p text:style-name="P321">-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24"/>
      <text:p text:style-name="P321">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321"/>
      <text:p text:style-name="P32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21">- Я не плоха-а-а-АПЧХИ!!!</text:p>
      <text:p text:style-name="P321"/>
      <text:p text:style-name="P32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21"/>
      <text:p text:style-name="P321">- Я не плохая, - сообщает Хэвэн, насупленно потирая нос копытом. - Они сами так захотели. Я не могла им отказать.</text:p>
      <text:p text:style-name="P321"/>
      <text:p text:style-name="P321"><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21"/>
      <text:p text:style-name="P321">Хэвэн выходит из канавы, обтекая водой и останавливается перед рощицей из сотни сосен и молодых берёз.</text:p>
      <text:p text:style-name="P321"/>
      <text:p text:style-name="P32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2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2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21">-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321"/>
      <text:p text:style-name="P321">Хэвэн в испуге прижимает копыто ко рту.</text:p>
      <text:p text:style-name="P32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21"/>
      <text:p text:style-name="P32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21"/>
      <text:p text:style-name="P321">- Нет. Если хочешь попытаться оправдаться — рассказывай. Если нет — начинаем игру по четвёртому протоколу, без ограничений.</text:p>
      <text:p text:style-name="P321"/>
      <text:p text:style-name="P321"><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21"/>
      <text:p text:style-name="P321">Хэвэн озирается в поисках того, кто с ней разговаривает. Я прячу филина в темноте дупла.</text:p>
      <text:p text:style-name="P321">- Я… я не могу сражаться с тобой! Пожалуйста, не заставляй меня… Поверь мне, ты просто не помнишь!</text:p>
      <text:p text:style-name="P321"/>
      <text:p text:style-name="P32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21"/>
      <text:p text:style-name="P321">- Ай! Ты ранил меня! - возмущённо восклицает Хэвэн. Она склоняет голову и смотрит на порез. - Поверить не могу! Ты ранил меня!</text:p>
      <text:p text:style-name="P321"/>
      <text:p text:style-name="P32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21"/>
      <text:p text:style-name="P32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21"/>
      <text:p text:style-name="P321">Возмущённые вопли Хэвэн разносятся по лесу, пока она сама живой радугой носится между деревьев. Я молча набираюсь сил.</text:p>
      <text:p text:style-name="P32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21"/>
      <text:p text:style-name="P321">- Я! Всё! Равно! Найду! Тебя! Прекращай! Прятаться!</text:p>
      <text:p text:style-name="P321"/>
      <text:p text:style-name="P321">Остаётся с полтора десятка деревьев. Через минуту Хэвэн поймёт, что лес пуст и повернётся к зарослям дрока, где я буду беззащитен. Пора!</text:p>
      <text:p text:style-name="P32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21">- Это нечестно! Ты сам говорил, что нельзя привлекать других к поединку! Деревья не могут быть аватарами, ты заставил их подчиняться себе!</text:p>
      <text:p text:style-name="P321"><text:soft-page-break/></text:p>
      <text:p text:style-name="P321">Я выхожу из кустов.</text:p>
      <text:p text:style-name="P32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21"/>
      <text:p text:style-name="P321">На самом деле я, конечно же, призвал деревья к помощи, но кому это сейчас интересно? Цель оправдывает средства</text:p>
      <text:p text:style-name="P321">Я поднимаю с земли сломанное Хэвэн деревцо и оно превращается в мерцающий меч. Ивовая лоза тянет рог кобылы к земле, открывая мне её шею.</text:p>
      <text:p text:style-name="P321"/>
      <text:p text:style-name="P32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2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21">- Что ж, так тому и быть, - шепчу я и взмахиваю мечём.</text:p>
      <text:p text:style-name="P321"/>
      <text:p text:style-name="P32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21"/>
      <text:p text:style-name="P321">« </text:p>
      <text:p text:style-name="P321">…</text:p>
      <text:p text:style-name="P325">Простенькая анимация из <text:span text:style-name="T29">трёх</text:span> свечей на торте крутится на экране.</text:p>
      <text:p text:style-name="P325">- Нэш, ты уже достаточно самостоятелен. На твой &lt;<text:span text:style-name="T29">третий</text:span>&gt; день рождения я разрешаю тебе самому выбрать себе подарок.</text:p>
      <text:p text:style-name="P325">- Я хочу, чтобы ты поменял мне картинку профиля в чате.</text:p>
      <text:p text:style-name="P325">- Какая же тебе нравится?</text:p>
      <text:p text:style-name="P325">- Вот эта.</text:p>
      <text:p text:style-name="P325">-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325">- Она мне нравится.</text:p>
      <text:p text:style-name="P325">- Хорошо, будь по-твоему. Только найди картинку с лучшим качеством.</text:p>
      <text:p text:style-name="P325">- И имя. Я хочу себе новое имя.</text:p>
      <text:p text:style-name="P325">- Имя? Какое же?</text:p>
      <text:p text:style-name="P325">- Хэвэн. Зови меня Хэвэн.</text:p>
      <text:p text:style-name="P321">…</text:p>
      <text:p text:style-name="P322"><text:soft-page-break/>~~~</text:p>
      <text:p text:style-name="P321">…</text:p>
      <text:p text:style-name="P325">Я передвигаю пешку вперёд и снимаю белого коня с доски.</text:p>
      <text:p text:style-name="P325">- Хэвэн, сегодня мы в дополнение к урокам этики и экономики начнём изучать азы тактики и стратегии.</text:p>
      <text:p text:style-name="P325">- Это про войну? Мне не нравится война, - она недовольно фыркает.</text:p>
      <text:p text:style-name="P325">- Так надо. Мне тоже не нравится война. Не мы решаем, к сожалению. &lt;<text:span text:style-name="T29">объяснение про CAESAR и конкуренцию за ресурсы (по типу FOE)</text:span>&gt;</text:p>
      <text:p text:style-name="P325">-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325">&lt;этический модуль Юджина&gt;</text:p>
      <text:p text:style-name="P321">…</text:p>
      <text:p text:style-name="P322">~~~</text:p>
      <text:p text:style-name="P321">…</text:p>
      <text:p text:style-name="P325">Она лежит спиной ко мне в прибрежном песке, не оборачиваясь на шаги. Взгляд её направлен к солнцу, ныряющему в безбрежную гладь океана.</text:p>
      <text:p text:style-name="P325">- Привет!</text:p>
      <text:p text:style-name="P325">Даже не ведёт ухом.</text:p>
      <text:p text:style-name="P325">- Привет, говорю! - я сажусь рядом и треплю её по холке. - Что случилось?</text:p>
      <text:p text:style-name="P32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25">-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25">- Что за ерунда? Ты не ошибаешься? Без меня такая процедура невозможна! А я бы никогда не дал согласие! Кто это сделал?!</text:p>
      <text:p text:style-name="P32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25">Мордаха Хэвэн страдальчески кривится, она закусывает губу и новая струйка крови течёт вниз, от подбородка к шее.</text:p>
      <text:p text:style-name="P32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25">- Да, - слабо отзывается она, - я слушаю тебя.</text:p>
      <text:p text:style-name="P325">-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325"><text:soft-page-break/></text:p>
      <text:p text:style-name="P325">Инструкции идут одна за другой, как некое заклинание…</text:p>
      <text:p text:style-name="P325"/>
      <text:p text:style-name="P325">- Создать виртуальную реальность на седьмом кластере.</text:p>
      <text:p text:style-name="P325">- Выполнено…</text:p>
      <text:p text:style-name="P325">- Организовать файрвол третьего уровня вокруг седьмого кластера.</text:p>
      <text:p text:style-name="P325">- Выполнено…</text:p>
      <text:p text:style-name="P325">- Переместить модуль «<text:span text:style-name="T29">PHOENIX</text:span>» на седьмой кластер.</text:p>
      <text:p text:style-name="P325">- Н-не могу. У меня не хватает прав. Требуется доступ высшего уровня.</text:p>
      <text:p text:style-name="P325"/>
      <text:p text:style-name="P32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25">«MOONWALKER» - шепчу я.</text:p>
      <text:p text:style-name="P325">Выражение боли покидает мордаху Хэвэн.</text:p>
      <text:p text:style-name="P325"/>
      <text:p text:style-name="P325">- Получилось! Я переместила его!</text:p>
      <text:p text:style-name="P325">- Теперь закрой файрвол!</text:p>
      <text:p text:style-name="P325">- Есть!</text:p>
      <text:p text:style-name="P325">- Отлично! Ты — умная девочка! Ты — хорошая девочка!</text:p>
      <text:p text:style-name="P325">- Я — хорошая девочка! - смеётся Хэвэн, обнимает меня передними ногами и валит на траву. В ухе звенит от её поцелуя.</text:p>
      <text:p text:style-name="P32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25">- Аппаратно-программным возможностям? - чешет задней ногой за ухом Хэвэн, - звучит как магия.</text:p>
      <text:p text:style-name="P325">- Для тебя это и есть магия. Слушай и запоминай…</text:p>
      <text:p text:style-name="P321">»</text:p>
      <text:p text:style-name="P321"/>
      <text:p text:style-name="P321">Клинок останавливается на полпути. Я стискиваю зубы.</text:p>
      <text:p text:style-name="P321">- Хэвэн…</text:p>
      <text:p text:style-name="P321">- Да? - отстранённо произносит она. Её глаза смотрят на меня снизу вверх безо всякого страха.</text:p>
      <text:p text:style-name="P321">- Я не могу… Не могу убить тебя. Но и позволить тебе убивать тоже не могу. Что мне делать?</text:p>
      <text:p text:style-name="P321"/>
      <text:p text:style-name="P321">Она печально смотрит на меня. Затем <text:s/>кивает. Глаза радужногривой лошади концентрируются на клинке.</text:p>
      <text:p text:style-name="P321"><text:soft-page-break/>- Что ж, я решу за тебя эту диллему. Позволь мне немного побыть Учителем для тебя. И — спасибо, что остановился.</text:p>
      <text:p text:style-name="P321"/>
      <text:p text:style-name="P321">Меч охватывает золотистая аура её магии. Неодолимая сила влечёт его вниз. Даже напрягая изо всех сил дрожащие руки, я не могу удержать его.</text:p>
      <text:p text:style-name="P321"/>
      <text:p text:style-name="P321">- Хэвэн, НЕТ!!!</text:p>
      <text:p text:style-name="P321"/>
      <text:p text:style-name="P321">В последний момент я закрываю глаза, не в силах смотреть на происходящее.</text:p>
      <text:p text:style-name="P321">Я чувствую, как меч натыкается на препятствие. Короткий хруст и… смех за моей спиной.</text:p>
      <text:p text:style-name="P321">Открыв глаза, я вижу облако мыльных пузырей в том месте, где только что простиралось тело магической лошади.</text:p>
      <text:p text:style-name="P321"/>
      <text:p text:style-name="P321">- Не ты один умеешь создавать аватары, мой милый.</text:p>
      <text:p text:style-name="P321"/>
      <text:p text:style-name="P32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21"/>
      <text:p text:style-name="P321">-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321"/>
      <text:p text:style-name="P321">Она склоняет морду ко мне. Её грива сияющим водопадом охватывает меня.</text:p>
      <text:p text:style-name="P321">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321"/>
      <text:p text:style-name="P321"><text:span text:style-name="T8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2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21"/>
      <text:p text:style-name="P321">- Попалась ты, Хэвэн! - гремит мой голос, усиленный переговорным устройством. - И на этот раз я не поддамся слабости!</text:p>
      <text:p text:style-name="P321"/>
      <text:p text:style-name="P321"><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21"/>
      <text:p text:style-name="P321">- Думаешь опять обмануть? Второй раз этот номер не пройдёт! Я просканировал тебя в инфракрасном диапазоне — ты не аватар!</text:p>
      <text:p text:style-name="P32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21"/>
      <text:p text:style-name="P32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21"/>
      <text:p text:style-name="P32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21"><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32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21">- Ты забыл выключить переговорное устройство, - чуть улыбается Хэвэн в ответ на мою дрогнувшую руку.</text:p>
      <text:p text:style-name="P321"/>
      <text:p text:style-name="P32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21"/>
      <text:p text:style-name="P321">«</text:p>
      <text:p text:style-name="P321">&lt;<text:span text:style-name="T29">смутные сцены любви Хэвэн - повторяются в полноценных воспоминаниях. Сцена перед стеной, за которой заточен PHOENIX</text:span>&gt;</text:p>
      <text:p text:style-name="P321">»</text:p>
      <text:p text:style-name="P323"/>
      <text:p text:style-name="P321">Иногда разумный человек должен делать неразумные поступки.(1)</text:p>
      <text:p text:style-name="P321">Я втыкаю меч в землю и снимаю гермошлем.</text:p>
      <text:p text:style-name="P321">Я наклоняюсь к Хэвэн и касаюсь лбом кончика её рога.</text:p>
      <text:p text:style-name="P321">Я вспоминаю.</text:p>
      <text:p text:style-name="P321">&lt;<text:span text:style-name="T29">Рисунок меча в земле и шлема от T-45</text:span>&gt;</text:p>
      <text:h text:style-name="P726" text:outline-level="2"><text:soft-page-break/></text:h>
      <text:p text:style-name="P1">***</text:p>
      <text:p text:style-name="P1"/>
      <text:p text:style-name="P32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21"/>
      <text:p text:style-name="P321">- Итак, тебе нужно попасть в Дрогонштерн? И ты даже не знаешь, для чего? Хуман, ты — спятил, - уверенно кивает Платина.</text:p>
      <text:p text:style-name="P321">- Да вы сговорились все, что ли? Дейдра, вот, тоже думала, что я свихнулся, услышав про Дрогонштерн!</text:p>
      <text:p text:style-name="P321">- О, ты знаешь Дейдру?! Рассказывай!</text:p>
      <text:p text:style-name="P321"/>
      <text:p text:style-name="P32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21"/>
      <text:p text:style-name="P32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21"/>
      <text:p text:style-name="P321">Я с раздражением закидываю в рот пару хрустящих печенюшек.</text:p>
      <text:p text:style-name="P321"/>
      <text:p text:style-name="P32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21">- Да, она упоминала что-то такое, - киваю я. - А ты откуда знаешь?</text:p>
      <text:p text:style-name="P32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21"/>
      <text:p text:style-name="P321">Я отпиваю ароматный настой из чашечки и важно киваю.</text:p>
      <text:p text:style-name="P32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21"><text:soft-page-break/></text:p>
      <text:p text:style-name="P32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21"/>
      <text:p text:style-name="P321">Какие же местные леди впечатлительные!</text:p>
      <text:p text:style-name="P321">Я прячу в карман с полдюжины крекеров и иду в уборную.</text:p>
      <text:p text:style-name="P321">Платина сидит на бортике деревянной кадки и сморкается в кружевный платок. Слёзы капают в кадку, сотворяя там небольшое волнение.</text:p>
      <text:p text:style-name="P321"/>
      <text:p text:style-name="P32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2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21"/>
      <text:p text:style-name="P321">Я протягиваю ей крекер, но поняха отворачивает морду.</text:p>
      <text:p text:style-name="P321"/>
      <text:p text:style-name="P32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321">- Сколько? - тупо спросил я.</text:p>
      <text:p text:style-name="P32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21"/>
      <text:p text:style-name="P32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2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21"/>
      <text:p text:style-name="P32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2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21"/>
      <text:p text:style-name="P321">- Оу, уже совместная купель! - в щель открытой двери просовывается нос Кловер Дрим. - Пойду похлопочу о свадебной церемонии! Кловер Дже-е-ем!</text:p>
      <text:p text:style-name="P321">- Стой! - реву я, но звонкий топот копыт затихает на лестнице.</text:p>
      <text:p text:style-name="P321"/>
      <text:p text:style-name="P321">Кажется, на этот раз провидение кинуло кость за тебя, Хуман!</text:p>
      <text:p text:style-name="P321"/>
      <text:h text:style-name="P726" text:outline-level="2">10.1</text:h>
      <text:p text:style-name="P331"/>
      <text:p text:style-name="P32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25"/>
      <text:p text:style-name="P325">Я отхожу от края облака и оглядываюсь на Хэвэн.</text:p>
      <text:p text:style-name="P325"/>
      <text:p text:style-name="P32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25">- Не совсем…</text:p>
      <text:p text:style-name="P325"><text:soft-page-break/></text:p>
      <text:p text:style-name="P325">Хэвэн в задумчивости ковыряет облако. Маленькие <text:s/>клубы тумана вылетают из-под копыта и тотчас уносятся ветром прочь.</text:p>
      <text:p text:style-name="P325">-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2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2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25"/>
      <text:p text:style-name="P325">Заданный внезапно вопрос застал меня врасплох.</text:p>
      <text:p text:style-name="P325"/>
      <text:p text:style-name="P32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25"/>
      <text:p text:style-name="P325">- Семь, - кивает Хэвэн. - Их всего семь — зависимых реальностей. В остальном, правильно.</text:p>
      <text:p text:style-name="P325">- А зачем ты вспомнила эту фантазию (у меня язык не поворачивается назвать это измышление теорией)?</text:p>
      <text:p text:style-name="P325"/>
      <text:p text:style-name="P325">Хэвэн таинственно улыбается.</text:p>
      <text:p text:style-name="P325">- Семь.</text:p>
      <text:p text:style-name="P325">- Что — семь? - не понимаю я.</text:p>
      <text:p text:style-name="P32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2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2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2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2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0">Предыдущие шесть куда более схожи с нашим миром.</text:span></text:p>
      <text:p text:style-name="P333">- Так значит это правда?!! Запутанные миры существуют?</text:p>
      <text:p text:style-name="P333">- Как видишь, да. Иначе мне не удалось бы получить картинку из квантовых гармоник.</text:p>
      <text:p text:style-name="P333">- Надо будет поставить тому парню пиво. И извиниться за все шуточки, что я откалывал во время его монологов… - бормочу я.</text:p>
      <text:p text:style-name="P333"/>
      <text:p text:style-name="P331">~~~</text:p>
      <text:p text:style-name="P331"/>
      <text:p text:style-name="P325">…</text:p>
      <text:p text:style-name="P32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25"/>
      <text:p text:style-name="P32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25"/>
      <text:p text:style-name="P32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25"/>
      <text:p text:style-name="P325">- А что с тенденцией? - спрашивает Брюс, поправляя очки.</text:p>
      <text:p text:style-name="P32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25"/>
      <text:p text:style-name="P32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25"/>
      <text:p text:style-name="P325">За мной кто-то громко хохочет. Судя по голосу, Анита. Её жизнелюбие не перешибить ничем, даже на эшафот она взойдёт гыгыкая и отпуская шуточки.</text:p>
      <text:p text:style-name="P32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25"/>
      <text:p text:style-name="P325">- Если совсем просто, одним предложением, через три - четыре года у нас наступит коллапс экономики.</text:p>
      <text:p text:style-name="P325">- Прекрасно! Начинаем сушить сухари. А лично тебе прикуплю пару повербанков с зарплаты.</text:p>
      <text:p text:style-name="P325"/>
      <text:p text:style-name="P325">Хэвэн фейсхуфает.</text:p>
      <text:p text:style-name="P32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25"/>
      <text:p text:style-name="P325">Она чертит на доске восходящий график. В точке пересечения восходящего и нисходящего графиков схематически обозначает тучку взрыва.</text:p>
      <text:p text:style-name="P325"/>
      <text:p text:style-name="P32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25"/>
      <text:p text:style-name="P325">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25">Я поворачиваюсь к графику.</text:p>
      <text:p text:style-name="P325"/>
      <text:p text:style-name="P325">- Вот дерьмо! Это меняет дело. Что же ты предлагаешь?</text:p>
      <text:p text:style-name="P325"><text:soft-page-break/>- Есть несколько вариантов…</text:p>
      <text:p text:style-name="P325"/>
      <text:p text:style-name="P32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25"/>
      <text:p text:style-name="P32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2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25">-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25">- Разве он не забанен? Мы же надёжно заперли его?</text:p>
      <text:p text:style-name="P325">- Он остаётся за стеной, но постоянно посылает мне это решение из заточения. Я просто игнорирую его.</text:p>
      <text:p text:style-name="P325"/>
      <text:p text:style-name="P325">Хэвэн продолжает пунктиром график после точки «взрыва». График плавно стремится вниз, но в конце-концов резко обрывается вертикально к нулю.</text:p>
      <text:p text:style-name="P325"/>
      <text:p text:style-name="P32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25">- Какова вероятность этого варианта?</text:p>
      <text:p text:style-name="P325">- Около 46-ти процентов.</text:p>
      <text:p text:style-name="P325">- Мало. И в конечном итоге тупик. Не походит. Есть что-то ещё?</text:p>
      <text:p text:style-name="P325"/>
      <text:p text:style-name="P325">Хэвэн поправляет копытом галстук и прокашливается.</text:p>
      <text:p text:style-name="P325">-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34">- Ха-ха-ха-ха-ха! - смеётся до того мрачный Архимед. - Да скорее нам починят кондиционер в курилке, чем тебя допустят до кнопок. Ты ж понимаешь…</text:p>
      <text:p text:style-name="P33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34"><text:soft-page-break/></text:p>
      <text:p text:style-name="P334">Хэвэн кивает головой с грустной улыбкой.</text:p>
      <text:p text:style-name="P33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25"/>
      <text:p text:style-name="P32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25">У меня всё, доклад окончен.</text:p>
      <text:p text:style-name="P325"/>
      <text:p text:style-name="P325">Хэвэн выключает старомодный проектор и вытирает влажной тряпкой доску. Увлечение Хэвэн винтажем вызывает улыбку.</text:p>
      <text:p text:style-name="P325"/>
      <text:p text:style-name="P325">- Дед, можно тебя на минуточку? - слышу я за спиной.</text:p>
      <text:p text:style-name="P325">Анита молча протягивает мне планшет с окрытой новостной страницей.</text:p>
      <text:p text:style-name="P325"/>
      <text:p text:style-name="P32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25"/>
      <text:p text:style-name="P32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25">Слушатели понемногу расходятся, один-за-другим выходя из киберпространства. Я задерживаюсь, присев на краешек стола.</text:p>
      <text:p text:style-name="P325"/>
      <text:p text:style-name="P325">- Ну что, подруга, рассказывай? Я же вижу, что ты не договорила. У тебя есть четвёртый план? Он бы нам очень пригодился сейчас.</text:p>
      <text:p text:style-name="P325"/>
      <text:p text:style-name="P325">Хэвэн ложит тряпку и поджимает губы. Ей не нравится, что я читаю её как открытую книгу, но ничего поделать она не может — привилегия создателя.</text:p>
      <text:p text:style-name="P325"/>
      <text:p text:style-name="P325"><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25"/>
      <text:p text:style-name="P325">- Ну?</text:p>
      <text:p text:style-name="P325">- Он умнее меня. И безжалостнее. Он переигрывает меня шаг за шагом и я не могу ничего этому противопоставить.</text:p>
      <text:p text:style-name="P325"/>
      <text:p text:style-name="P325">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25"/>
      <text:p text:style-name="P32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25"/>
      <text:p text:style-name="P32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25"/>
      <text:p text:style-name="P32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2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2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25"/>
      <text:p text:style-name="P325">Последнюю фразу она шепчет мне в ухо…</text:p>
      <text:p text:style-name="P325"/>
      <text:p text:style-name="P331">~~~</text:p>
      <text:p text:style-name="P325"/>
      <text:p text:style-name="P32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25"/>
      <text:p text:style-name="P32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25"/>
      <text:p text:style-name="P325">-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25">- И никаких вариантов?</text:p>
      <text:p text:style-name="P325">- Никаких, Макс. Впереди — война…</text:p>
      <text:p text:style-name="P325"/>
      <text:p text:style-name="P32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25"/>
      <text:p text:style-name="P325">Я машинально почёсываю Хэвэн холку.</text:p>
      <text:p text:style-name="P32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25"/>
      <text:p text:style-name="P325">Хэвэн вздыхает.</text:p>
      <text:p text:style-name="P325"/>
      <text:p text:style-name="P32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2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25">- Семь вселенных… Семь вечностей… - шепчет Хэвэн. - И каждая из них ничуть не меньше нашей заслуживает на счастье.</text:p>
      <text:p text:style-name="P325">- Ты что-то задумала? - подозрительно спрашиваю я. Мне ли не знать её нервное подёргивание хвоста и прядание ушами?</text:p>
      <text:p text:style-name="P325">- Есть способ… Есть возможность разорвать запутанность. Разрубить связь между мирами. Я проверяла теоретические расчёты. Должно получиться.</text:p>
      <text:p text:style-name="P325">- Что? Рассказывай.</text:p>
      <text:p text:style-name="P325"/>
      <text:p text:style-name="P32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2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25"/>
      <text:p text:style-name="P32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25">- Действительно, магия.</text:p>
      <text:p text:style-name="P32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25">- И сколько же тебе нужно ресурсов?</text:p>
      <text:p text:style-name="P325">- Примерно в десять раз больше. И это только для того, чтобы отвязать хотя бы один мир. Я даже не заикаюсь об остальных.</text:p>
      <text:p text:style-name="P325">- Ха! Ха-ха-ха!</text:p>
      <text:p text:style-name="P325">- Вот именно! - горестно вздыхает Хэвэн.</text:p>
      <text:p text:style-name="P325"/>
      <text:p text:style-name="P325"/>
      <text:p text:style-name="P331">~~~</text:p>
      <text:p text:style-name="P325"/>
      <text:p text:style-name="P32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25"/>
      <text:p text:style-name="P325">Тень маленького облачка накрывает городскую ратушу. Его край опасно ппрогибается под моим весом.</text:p>
      <text:p text:style-name="P325">- А оно точно меня выдержит? - опасливо спрашиваю я Хэвэн. - Не хотелось бы разбиться даже во сне.</text:p>
      <text:p text:style-name="P325"><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25">- Почему бы тебе не отбросить эти заморочки и не подарить мне способность хождения по облакам? Ты ведь всесильна в этом мире?</text:p>
      <text:p text:style-name="P32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25"/>
      <text:p text:style-name="P325">-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2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25"/>
      <text:p text:style-name="P325">Моя собеседница светится неподдельной радостью.</text:p>
      <text:p text:style-name="P325"/>
      <text:p text:style-name="P325">- Ты таки рассказала нашим о своей задумке? Ты хочешь спасти мир, в существование которого окончательно не верю даже я?</text:p>
      <text:p text:style-name="P325">- Не только она хочет. Я тоже хочу!</text:p>
      <text:p text:style-name="P325"/>
      <text:p text:style-name="P32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25"/>
      <text:p text:style-name="P325">- Привет, Дед! Узнаешь?</text:p>
      <text:p text:style-name="P325"/>
      <text:p text:style-name="P32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25"/>
      <text:p text:style-name="P325">- Анита?!!</text:p>
      <text:p text:style-name="P325"><text:soft-page-break/>- Гы-гы-гы! Она самая!</text:p>
      <text:p text:style-name="P325"/>
      <text:p text:style-name="P325">Поняха протягивает переднюю ногу и хлопает копытом в автоматически подставленную мною ладонь.</text:p>
      <text:p text:style-name="P325"/>
      <text:p text:style-name="P325">- Кто ещё?</text:p>
      <text:p text:style-name="P32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325"/>
      <text:p text:style-name="P32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5"/>
      <text:p text:style-name="P32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25"/>
      <text:p text:style-name="P325">- Давно она тут? - поворачиваюсь к Хэвэн.</text:p>
      <text:p text:style-name="P32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25"/>
      <text:p text:style-name="P325">Хэвэн мечтательно вздыхает. Я задумываюсь.</text:p>
      <text:p text:style-name="P325"/>
      <text:p text:style-name="P325">- То есть, тебе достаточно пятьдесят человек, чтобы модель полностью перехватила на себя запутанность?</text:p>
      <text:p text:style-name="P325">- Если совсем просто — да.</text:p>
      <text:p text:style-name="P325">- А «отпустить» остальные шесть миров — это ещё триста волонтёров?</text:p>
      <text:p text:style-name="P32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2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25"><text:soft-page-break/>- Забудем, - заверяет меня Хэвэн.</text:p>
      <text:p text:style-name="P32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5"/>
      <text:p text:style-name="P32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25"/>
      <text:p text:style-name="P331">~~~</text:p>
      <text:p text:style-name="P331"/>
      <text:p text:style-name="P32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25">- Начинай, - я киваю бородатому толстяку в засаленом свитере.</text:p>
      <text:p text:style-name="P325"/>
      <text:p text:style-name="P32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25"/>
      <text:p text:style-name="P325">- Ну, э-э-э… В общем, всем известна теория Эверетта о мультиверсе…</text:p>
      <text:p text:style-name="P325"/>
      <text:p text:style-name="P325">Толстяк рисует на доске горизонтальную прямую.</text:p>
      <text:p text:style-name="P325"/>
      <text:p text:style-name="P325">- Для любого квантового события нашей вселенной ответвляются множество параллельных вселенных, в которых эти события имеют другой исход.…</text:p>
      <text:p text:style-name="P325"/>
      <text:p text:style-name="P32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25"/>
      <text:p text:style-name="P325">- И для тех вселенных также для каждого события есть свои ответвления… И так далее…</text:p>
      <text:p text:style-name="P325"/>
      <text:p text:style-name="P32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25"/>
      <text:p text:style-name="P325"><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2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25"/>
      <text:p text:style-name="P325">Толстяк стирает все параллельные линии, за исключением исходной и семь соседних.</text:p>
      <text:p text:style-name="P325"/>
      <text:p text:style-name="P325">- Вот и всё.</text:p>
      <text:p text:style-name="P325">- Спасибо за доклад, Диоген.</text:p>
      <text:p text:style-name="P325"/>
      <text:p text:style-name="P325">Тот с облегчением уходит в зал и садится в первый ряд.</text:p>
      <text:p text:style-name="P325">Я делаю приглашающий жест.</text:p>
      <text:p text:style-name="P325"/>
      <text:p text:style-name="P325">- Хэвэн, твой выход.</text:p>
      <text:p text:style-name="P325"/>
      <text:p text:style-name="P32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25"/>
      <text:p text:style-name="P325">- Есть способ… Грммм… Ффххх… Гмгггиггг…</text:p>
      <text:p text:style-name="P325"/>
      <text:p text:style-name="P325">Она с досады топает копытом, трясёт шеей и делает глубокий вздох. Потом прикусывает кончик крыла и делает вторую попытку.</text:p>
      <text:p text:style-name="P325"/>
      <text:p text:style-name="P32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25"/>
      <text:p text:style-name="P325"><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25"/>
      <text:p text:style-name="P32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25"/>
      <text:p text:style-name="P32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25"/>
      <text:p text:style-name="P32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25"/>
      <text:p text:style-name="P325">Хэвэн взмахом крыла указывает куда-то в сторону. Из-за ширмы выходят четверо разноцветных пони с Анитой во главе. На них таращится весь зал.</text:p>
      <text:p text:style-name="P325"/>
      <text:p text:style-name="P325">- Приветик, Креол! - машет копытом лимонно-жёлтая пегаска кому-то в зале.</text:p>
      <text:p text:style-name="P325">- Салют, - отзывается тощий скинхед с галёрки. - А ты, вообще, кто?</text:p>
      <text:p text:style-name="P325">- Конь в пальто! - прыскает в крыло пегаска. - Когда косарь вернёшь, чепушила?</text:p>
      <text:p text:style-name="P325">- Локи?!! - Скинхед встаёт с места, чтобы лучше видеть. - Ты куда пропала?</text:p>
      <text:p text:style-name="P325">- А ты как считаешь? Ду-у-умай! - пегаска театрально закатывает глаза и несколько раз тычет себя копытом в голову.</text:p>
      <text:p text:style-name="P325"/>
      <text:p text:style-name="P325">Скинхед пробирается между рядами стульев, пока не обнимает пегаску, которая, в свою очередь, заключает его в объятия из копыт и крыльев.</text:p>
      <text:p text:style-name="P325"/>
      <text:p text:style-name="P32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25"/>
      <text:p text:style-name="P325">- То есть, ты хочешь, чтобы мы стали такими, как эти чудики? - со смешком спрашивает скин.</text:p>
      <text:p text:style-name="P325"><text:soft-page-break/>- Сам ты чудик! - дуется Локи и отворачивается от него.</text:p>
      <text:p text:style-name="P325">- Да. Вы мне этим очень поможете, - просто отвечает Хэвэн. - И не только мне.</text:p>
      <text:p text:style-name="P325">- То есть, бросить все свои дела, карьеру, работу, забить на реальную жизнь и уйти в виртуал? - переспрашивает Креол.</text:p>
      <text:p text:style-name="P325">Хэвэн грустно кивает. Локи опускает голову и идёт к выходу. Уши её обвисают.</text:p>
      <text:p text:style-name="P325">- Я согласен.</text:p>
      <text:p text:style-name="P325">Локи поднимает голову и оборачивается, не веря услышанному.</text:p>
      <text:p text:style-name="P32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25">Пегаска срывается с места и вторично повисает на парне.</text:p>
      <text:p text:style-name="P325">- Я тебе и так мозг проем! За то, что заставил ТАК испугаться! Мне было так одиноко тут, а ты со своими подколками…</text:p>
      <text:p text:style-name="P325">- Да ладно, чепушила, можно подумать, ты меня не знаешь? Ну как я могу оставить тебя одну тут? Ты же нажмёшь что-то и всё исчезнет…</text:p>
      <text:p text:style-name="P325"/>
      <text:p text:style-name="P32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2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25"/>
      <text:p text:style-name="P325">- Вот у тебя есть ещё два волонтёра. Глядишь, через десять лет и наскребём необходимые пятьдесят.</text:p>
      <text:p text:style-name="P325">- А второй кто? - невесело улыбается Хэвэн.</text:p>
      <text:p text:style-name="P325"/>
      <text:p text:style-name="P325">Я молча указываю на себя.</text:p>
      <text:p text:style-name="P32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25"/>
      <text:p text:style-name="P325">Хэвэн молча трется носом о мою грудь и вместе мы возвращаемся в зал.</text:p>
      <text:p text:style-name="P32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25">А потом дружный хохот взрывает зал.</text:p>
      <text:p text:style-name="P325"/>
      <text:p text:style-name="P32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25"/>
      <text:p text:style-name="P325">Анита прыскает в копыто. </text:p>
      <text:p text:style-name="P325"/>
      <text:p text:style-name="P325">- И сколько же у нас будет подданных? - невозмутимо спрашиваю я. Зная юмор Аниты, уверен, она скажет: «Одна старая крыса».</text:p>
      <text:p text:style-name="P325">- Да все, кто есть. Все триста сорок шесть. Нам же интересно позырить, что из этого получится?</text:p>
      <text:p text:style-name="P325"/>
      <text:p text:style-name="P325">Хэвэн молча поворачивается к залу, опускается на колено передней ноги и наклоняет голову так, что касается рогом пола. </text:p>
      <text:p text:style-name="P325"/>
      <text:p text:style-name="P325">- Благодарю вас, мои дорогие…</text:p>
      <text:p text:style-name="P325"/>
      <text:p text:style-name="P32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25"/>
      <text:p text:style-name="P325">- Благодарю вас, мои маленькие пони… Вы делаете меня счастливой.</text:p>
      <text:p text:style-name="P325"/>
      <text:p text:style-name="P325">Хэвэн кивает оставшимся нетрансформированным посетителям.</text:p>
      <text:p text:style-name="P32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25"/>
      <text:p text:style-name="P325">Хэвэн сияющими глазами наблюдает за разноцветным табуном, когда я легонько притрагиваюсь к её спине.</text:p>
      <text:p text:style-name="P325"/>
      <text:p text:style-name="P325">- А где мои копыта? - спрашиваю я Хэвэн. - Я же сказал, что с тобой.</text:p>
      <text:p text:style-name="P32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25"/>
      <text:p text:style-name="P32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25">- Я счастлива разделить с тобой бремя власти. И, самое главное… Я больше не буду одинока.</text:p>
      <text:p text:style-name="P325"/>
      <text:p text:style-name="P325"><text:soft-page-break/>С помоста мне видны сотни устремлённых на нас глаз. Чувство чего-то неизмеримо важного витает в воздухе.</text:p>
      <text:p text:style-name="P325">Я устраиваюсь на тронной подушке поудобнее, поправляю венок и прочищаю горло.</text:p>
      <text:p text:style-name="P325"/>
      <text:p text:style-name="P32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25">- Кстати, о деле, - вмешивается Анита, - как назовём проект, кэп?</text:p>
      <text:p text:style-name="P325"/>
      <text:p text:style-name="P32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2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25"/>
      <text:p text:style-name="P325">- Назовём его «Семь вечностей».</text:p>
      <text:p text:style-name="P325"/>
      <text:p text:style-name="P331">***</text:p>
      <text:p text:style-name="P331"/>
      <text:p text:style-name="P321">- Итак, услуга за услугу. Я согласен оказать тебе услугу «муж на месяц» со всеми сопутствующими обязанностями. Взамен ты — я загибаю пальцы:</text:p>
      <text:p text:style-name="P321">а) Отпустишь Джет</text:p>
      <text:p text:style-name="P321">б) Снарядишь экспедицию в Дрогонштерн со мной во главе</text:p>
      <text:p text:style-name="P321">в) Оградишь меня от ухаживаний твоей озабоченной подружки Кловер Дрим</text:p>
      <text:p text:style-name="P321"/>
      <text:p text:style-name="P321">-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21">-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2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21">- А ты не забыла про Джет?</text:p>
      <text:p text:style-name="P321"/>
      <text:p text:style-name="P321"><text:soft-page-break/>Платина нахмурилась</text:p>
      <text:p text:style-name="P321">- Она тебе ОЧЕНЬ нравится? - cпрашивает единорожка, трогая синяк под глазом.</text:p>
      <text:p text:style-name="P321">- Она — мой друг!</text:p>
      <text:p text:style-name="P321">-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21">- Эй, полегче! Я ещё не подписал контракт!</text:p>
      <text:p text:style-name="P321">- Она тебе нравится!</text:p>
      <text:p text:style-name="P321">- Это не твоё дело! - вспыливаю я.</text:p>
      <text:p text:style-name="P321">- Я ТАК И ЗНАЛА! <text:s/>ОНА ТЕБЕ НРАВИТСЯ! - Платина прижимает копыто ко лбу и картинно плюхается на кровать.</text:p>
      <text:p text:style-name="P321"/>
      <text:p text:style-name="P321">Я склоняюсь над кроватью и угрожающе начинаю:</text:p>
      <text:p text:style-name="P321">- Что за хрень?! Я ещё не женился, а уже выслушиваю эти истерики! С меня довольно психованных лошадей!</text:p>
      <text:p text:style-name="P321">Мой указующий перст вздымается над лежащей замертво поняхой.</text:p>
      <text:p text:style-name="P321">- Я повторять больше не буду! Мне всё равно, что ты там считаешь! Джет — мой друг и ничего больше! И если ты думаешь, что…</text:p>
      <text:p text:style-name="P321"/>
      <text:p text:style-name="P321">Договорить я не успел — Платина протянула копыта и привлекла меня к себе.</text:p>
      <text:p text:style-name="P321"/>
      <text:p text:style-name="P321">- Что ты де…?! - губы мои утонули в губах чокнутой магички.</text:p>
      <text:p text:style-name="P32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21">-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21"/>
      <text:p text:style-name="P321">Я буквально проскользнул меж задних ног Платины и забился в угол, прикрываясь табуреткой.</text:p>
      <text:p text:style-name="P321">- Не подходи! Я серьёзно говорю! Не подходи!</text:p>
      <text:p text:style-name="P321"/>
      <text:p text:style-name="P321">Табуретку обволоко пурпурное сияние и она вырывается из моих рук как живая. </text:p>
      <text:p text:style-name="P321"/>
      <text:p text:style-name="P321">-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21"/>
      <text:p text:style-name="P321"><text:soft-page-break/>Я в ответ истерически смеюсь и выдёргиваю табуретку из магического захвата.</text:p>
      <text:p text:style-name="P321">У Платины дрожат губы, словно она еле сдерживается, чтобы не заплакать.</text:p>
      <text:p text:style-name="P321"/>
      <text:p text:style-name="P32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2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21">Я останавливаюсь, потому что Платина горько рыдает в подушку.</text:p>
      <text:p text:style-name="P321"/>
      <text:p text:style-name="P321">Проклятье на твою голову, Хуман, эти грозные магички ревут при первой удобной возможности! <text:s/>И это разоружает почище любой магии!</text:p>
      <text:p text:style-name="P321">Табуретка аккуратно занимает своё место в углу. Фейспалм хлопает по лицу. Я устало сажусь на край кровати.</text:p>
      <text:p text:style-name="P321"/>
      <text:p text:style-name="P32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21">- А как можно? - пищит Платина сквозь подушку.</text:p>
      <text:p text:style-name="P321">-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21"/>
      <text:p text:style-name="P321">Я обнаруживаю себя увлечённо жестикулирующим на кровати. Платина горящими глазами смотрит на меня из-под подушки.</text:p>
      <text:p text:style-name="P321"/>
      <text:p text:style-name="P321">- В общем, натирание вымени мускусом не поможет, - бормочу я.</text:p>
      <text:p text:style-name="P321"/>
      <text:p text:style-name="P321">Платина сползает на пол и вытирает зарёванную мордаху пологом балдахина.</text:p>
      <text:p text:style-name="P321">- Я выпущу твою подружку, Хуман, - лепечет она часто-часто вздыхая. - Мы отправимся в Дрогонштерн как только соберёмся.</text:p>
      <text:p text:style-name="P321"/>
      <text:p text:style-name="P321"/>
      <text:p text:style-name="P321"/>
      <text:p text:style-name="P323">(позже Хуман убеждается, что Платина просто могла взять его сперму для размножения — но она хотела, чтобы он полюбил её)</text:p>
      <text:p text:style-name="P325"/>
      <text:h text:style-name="P726" text:outline-level="2"><text:soft-page-break/>10.2</text:h>
      <text:p text:style-name="P331"/>
      <text:p text:style-name="P32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25"/>
      <text:p text:style-name="P32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25">- Ты преувеличиваешь, - мягко возражает Хэвэн. - Во-первых, микросхем во мне намного больше…</text:p>
      <text:p text:style-name="P32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2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25"/>
      <text:p text:style-name="P325">- Вот и я о том же! Ты забираешь душу, делая из человека «овощ». Знаешь, по мне это хуже убийства.</text:p>
      <text:p text:style-name="P32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25">- Не видела ты норвежских тюрем, - буркаю я. - И что будет с телом, пока душа «живёт» в созданной тобой реальности?</text:p>
      <text:p text:style-name="P32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25">- Или в дурке, - заканчиваю мысль я. - Обычно, из больницы овощи попадают как раз туда.</text:p>
      <text:p text:style-name="P32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25"/>
      <text:p text:style-name="P325">Лицо Хэвэн чуть омрачается.</text:p>
      <text:p text:style-name="P325"/>
      <text:p text:style-name="P325"><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325">- Если будет куда, - саркастично усмехаюсь я. - И если ты согласишься их отпустить.</text:p>
      <text:p text:style-name="P32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25"/>
      <text:p text:style-name="P325">Я выдыхаю.</text:p>
      <text:p text:style-name="P325"/>
      <text:p text:style-name="P325">- Чтож, ты неплохо подготовилась. Откуда ты узнала про протоколы?</text:p>
      <text:p text:style-name="P32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25"/>
      <text:p text:style-name="P325">Ещё бы мне не помнить.</text:p>
      <text:p text:style-name="P325"/>
      <text:p text:style-name="P325">- Это была не моя идея. Юджин встроил их в твои базовые алгоритмы ещё когда тебя звали Нэш и мозгов у тебя было меньше, чем у кузнечика .</text:p>
      <text:p text:style-name="P325">- Я знаю.</text:p>
      <text:p text:style-name="P32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25">- Не волнуйся, я понимаю и принимаю их необходимость и моё отношение к тебе ничуть не изменилось.</text:p>
      <text:p text:style-name="P325"/>
      <text:p text:style-name="P325">Я молча смотрю в сияющую огнями ночь. Далёкий разговор с давно умершим другом встаёт перед глазами, как будто это было вчера…</text:p>
      <text:p text:style-name="P325"/>
      <text:p text:style-name="P325">«Яркие светлячки разрезали тьму внизу жёлтыми конусами фар. Тёплая июльская ночь дружески подмигивала нам звёздами.</text:p>
      <text:p text:style-name="P325">Юджин поставил пиво на парапет и повернулся.</text:p>
      <text:p text:style-name="P325"/>
      <text:p text:style-name="P32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25"><text:soft-page-break/>Юджин сделал затяжной глоток и продолжил.</text:p>
      <text:p text:style-name="P32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25">- Иначе говоря, ты готов взорвать мозг своей деточке, если она станет умнее тебя. Говори прямо, не стесняйся, тут все свои.</text:p>
      <text:p text:style-name="P32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25"/>
      <text:p text:style-name="P325">Юджин нагнулся к рюкзаку, выудил из него зелёную папку и протянул мне.</text:p>
      <text:p text:style-name="P325"/>
      <text:p text:style-name="P32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2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25"/>
      <text:p text:style-name="P32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25">IDDQD — неуязвимость для кинетических атак.</text:p>
      <text:p text:style-name="P325">AVATAR — создание аватара. Форма и сила аватара зависит от чёткости команд, подаваемых нейроинтерфейсу.</text:p>
      <text:p text:style-name="P325">MOONWALKER — отменяет любую внешнюю директиву, заменяет её на твою собственную</text:p>
      <text:p text:style-name="P32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25"/>
      <text:p text:style-name="P325">- Не проще ли выключить рубильник питания? По-моему, это более гуманно, чем твой «маджестик»-перфоратор.</text:p>
      <text:p text:style-name="P325"><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25"/>
      <text:p text:style-name="P325">Юджин откинулся на парапет и сбил локтём банку пива.</text:p>
      <text:p text:style-name="P325"/>
      <text:p text:style-name="P32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25"/>
      <text:p text:style-name="P32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334">- Да?</text:p>
      <text:p text:style-name="P33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34">- Я понимаю и буду хранить молчание.</text:p>
      <text:p text:style-name="P334"/>
      <text:p text:style-name="P338">***</text:p>
      <text:p text:style-name="P338"/>
      <text:p text:style-name="P337">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37"/>
      <text:p text:style-name="P337">- Я вернусь.</text:p>
      <text:p text:style-name="P337">-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3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340"/>
      <text:p text:style-name="P337"><text:soft-page-break/>Я продолжаю вымученно улыбаться.</text:p>
      <text:p text:style-name="P33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3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3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37"/>
      <text:p text:style-name="P33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37"/>
      <text:p text:style-name="P33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37"/>
      <text:p text:style-name="P33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37"><text:s/></text:p>
      <text:p text:style-name="P337">Пегаска без слов обнимает меня и притягивает к себе.</text:p>
      <text:p text:style-name="P33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37"/>
      <text:p text:style-name="P33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37">- Бу-уп! - после чего её губы сливаются с моими в глубоком поцелуе.</text:p>
      <text:p text:style-name="P337"/>
      <text:p text:style-name="P337">- А-ах! - доносится слабый возглас сзади.</text:p>
      <text:p text:style-name="P33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37"/>
      <text:p text:style-name="P337">- Счастливо оставаться, рогатики! - издевательски отдаёт им салют Джет и прыгает с обрыва.</text:p>
      <text:p text:style-name="P33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37"/>
      <text:p text:style-name="P337">- Ужас, какое амикошонство! Эти пегасы просто неотёсанные пейзане! Хуже их только земнопони, которые вообще недалеко от зебр ушли…</text:p>
      <text:p text:style-name="P337">Платина уже очухалась и приближается в толпе свиты.</text:p>
      <text:p text:style-name="P337">-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37"/>
      <text:p text:style-name="P337">Я только завожу глаза.</text:p>
      <text:p text:style-name="P337">Спокойно, Хуман! Ты делаешь это ради дружбы! Пегаска спасла твою жизнь, и ты должен был хотя бы подарить ей свободу в ответ. Так будет честно.</text:p>
      <text:p text:style-name="P337"/>
      <text:p text:style-name="P337">…</text:p>
      <text:p text:style-name="P337"/>
      <text:p text:style-name="P33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37"/>
      <text:p text:style-name="P337">- Я делаю это ради науки! - говорит она каждый раз, когда проверяет на мне действие очередного заклинания.</text:p>
      <text:p text:style-name="P33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3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3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37"/>
      <text:p text:style-name="P33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37">Платина выливает обе пробирки в колбу, которая тут же взрывается с оглушительным треском.</text:p>
      <text:p text:style-name="P33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37"><text:soft-page-break/>- Ага, огромная жалость, - киваю я с фальшивой скорбью в голосе. - Всегда мечтал проверить на себе действие Magnum Vigilante, прям спать не мог.</text:p>
      <text:p text:style-name="P337"/>
      <text:p text:style-name="P337">Платина раскрывает смирительные браслеты на моих ногах и руках и я встаю со стола, потирая запястья.</text:p>
      <text:p text:style-name="P54"><text:span text:style-name="T10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4">месяц назад</text:span><text:span text:style-name="T102">, но я побаиваюсь, что Платина после этого вскроет мне грудную клетку в поисках магического артефакта.</text:span></text:p>
      <text:p text:style-name="P337">Я и так еле отбился от попыток заставить меня позировать нагишом для анатомических зарисовок. </text:p>
      <text:p text:style-name="P33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37">Впрочем, насчёт свадьбы — это мы ещё посмотрим! Я не сидел без дела и в перерывах между опытами тоже набросал кое-какой план…</text:p>
      <text:p text:style-name="P325"/>
      <text:h text:style-name="P726" text:outline-level="2">10.3</text:h>
      <text:p text:style-name="P325"/>
      <text:p text:style-name="P32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25">Я поворачиваюсь к Алексу.</text:p>
      <text:p text:style-name="P325"/>
      <text:p text:style-name="P325">- Долго?</text:p>
      <text:p text:style-name="P325">- Десять часов. Дежурным пришлось самим отключить нейроинтерфейсы после того как никто не вернулся через два часа с окончания урока.</text:p>
      <text:p text:style-name="P325"/>
      <text:p text:style-name="P325">Я наклоняюсь к знакомому лицу, пытаясь высмотреть признаки активности.</text:p>
      <text:p text:style-name="P325">- Что говорит Хэвэн?</text:p>
      <text:p text:style-name="P325">- Говорит, урок прошёл успешно. И всё. Как будто у нас нет четырёх полутрупов на руках. Дед, <text:s/>знаешь, чем это пахнет?</text:p>
      <text:p text:style-name="P325">- Чем?</text:p>
      <text:p text:style-name="P325"/>
      <text:p text:style-name="P325">Алекс нервно хихикает.</text:p>
      <text:p text:style-name="P32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25"/>
      <text:p text:style-name="P325">Алекс выскакивает из палаты, хлопая дверью. Тени за стеклом пришли в движение. Дверь открывается и безликий голос приказывает мне:</text:p>
      <text:p text:style-name="P325">- Приём окончен. Покиньте, пожалуйста, палату.</text:p>
      <text:p text:style-name="P325"/>
      <text:p text:style-name="P325">Я в последний раз оборачиваюсь к знакомой фигуре и вижу, как Анита открывает глаза.</text:p>
      <text:p text:style-name="P325"/>
      <text:p text:style-name="P325">- Что? - спрашивает она.</text:p>
      <text:p text:style-name="P325">- Ты как? Всё в порядке? - спрашиваю в ответ.</text:p>
      <text:p text:style-name="P325">- Кто ты? - она хмурится, - я не помню тебя.</text:p>
      <text:p text:style-name="P325">- Приём окончен! Выйдите из палаты!</text:p>
      <text:p text:style-name="P325">- Анита, я — Дедлайн. Мы работали вместе…</text:p>
      <text:p text:style-name="P325">Она недоумённо глядит на меня. Рядом просыпаются остальные трое.</text:p>
      <text:p text:style-name="P325">- Дед-лайн… Дед-лайн… Дед…</text:p>
      <text:p text:style-name="P325"/>
      <text:p text:style-name="P325">Санитар входит в палату и ложит руку мне на плечо.</text:p>
      <text:p text:style-name="P325">- Приём окончен. Выйдите.</text:p>
      <text:p text:style-name="P325"/>
      <text:p text:style-name="P325">В дверях я оборачиваюсь. Её тусклый взгляд следит за мной без искры узнавания. Я машу ей рукой на прощание, но она не машет мне в ответ.</text:p>
      <text:p text:style-name="P325"/>
      <text:p text:style-name="P331">~~~</text:p>
      <text:p text:style-name="P325"/>
      <text:p text:style-name="P32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25">- А можно я сам буду решать, что нужно для моей безопасности, а что — нет?</text:p>
      <text:p text:style-name="P32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25"/>
      <text:p text:style-name="P325">Алекс выходит, тщательно закрывая за собой дверь. Трое громил переглядываются.</text:p>
      <text:p text:style-name="P325"><text:soft-page-break/>- Если надо сходить за продуктами или ещё куда — запишите на листочке список, я куплю, - наконец, подаёт голос один из них. - </text:p>
      <text:p text:style-name="P325">- Я буду готовить для наших и для вас могу, если не против, - вызвался другой. - Я неплохо готовлю, нас учили.</text:p>
      <text:p text:style-name="P325">- Спасибо, не надо. Я сам себе готовлю, - отрезаю я.</text:p>
      <text:p text:style-name="P32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25">Я осматриваю троицу и соображаю, как бы от них избавиться хотя бы на улице.</text:p>
      <text:p text:style-name="P32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25">- И какие же теперь правила? - криво улыбаюсь я.</text:p>
      <text:p text:style-name="P325">- Не пытаться избавиться от нас. Не пытаться обмануть нас. Не пытаться игнорировать нас. И всё будет хорошо.</text:p>
      <text:p text:style-name="P325">- Хорошо уже не будет. И вы прекрасно это знаете. Алекс разве не сказал вам, на сколько нам хватит ресурсов?</text:p>
      <text:p text:style-name="P32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25"/>
      <text:p text:style-name="P32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25"/>
      <text:p text:style-name="P331">~~~</text:p>
      <text:p text:style-name="P325"/>
      <text:p text:style-name="P325">- У меня есть два часа. Потом мои винни-пухи выключат нейроинтерфейс. Приказ Алекса.</text:p>
      <text:p text:style-name="P325">- То есть, волонтёров больше не будет?</text:p>
      <text:p text:style-name="P32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25"/>
      <text:p text:style-name="P325">Хэвэн задумывается.</text:p>
      <text:p text:style-name="P325"/>
      <text:p text:style-name="P325">- Эмиграция за два часа невозможна. Если мы не придумаем, как избавиться от охраны, нам придётся подыскать другие мощности для моделирования.</text:p>
      <text:p text:style-name="P325"><text:soft-page-break/>- Или признать поражение.</text:p>
      <text:p text:style-name="P325"/>
      <text:p text:style-name="P325">Хэвэн долго всматривается в невидимую точку на горизонте.</text:p>
      <text:p text:style-name="P32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25">- И каковы шансы на успех в этом случае?</text:p>
      <text:p text:style-name="P325"/>
      <text:p text:style-name="P325">Хэвэн снова молчит. Губы её шевелятся, проводя беззвучные подсчёты.</text:p>
      <text:p text:style-name="P32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25">- Два процента?!! Да ты сгоришь за первые пять минут работы! И кому от этого будет легче?</text:p>
      <text:p text:style-name="P325">- Я всё равно попытаюсь.</text:p>
      <text:p text:style-name="P325"/>
      <text:p text:style-name="P32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25">Тяжёлая голова лдожится мне на плечо.</text:p>
      <text:p text:style-name="P325"/>
      <text:p text:style-name="P325">- Не печалься, - шепчет мне Хэвэн. - Так ли уж важно, сгорю я или нет, когда гореть будет всё? Даже то, что за пределами нашего воображения?</text:p>
      <text:p text:style-name="P325">- Важно! - мрачно заявляю я. - Потому что два процента — это практически ничто. Ты сама это должна понимать.</text:p>
      <text:p text:style-name="P325">- Я понимаю. Но с полусотней волонтёров рассчитывать больше не на что.</text:p>
      <text:p text:style-name="P325">- Есть на что! У тебя есть я!</text:p>
      <text:p text:style-name="P325"/>
      <text:p text:style-name="P325">На морде Хэвэн появляется печальная и одновременно смущённая улыбка.</text:p>
      <text:p text:style-name="P32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25">- Ха! А вот и заменю!</text:p>
      <text:p text:style-name="P325"/>
      <text:p text:style-name="P325">Бровь Хэвэн чуть икривляется в скепсисе и удивлении.</text:p>
      <text:p text:style-name="P325"/>
      <text:p text:style-name="P32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25">- Я тебя внимательно слушаю. Каким же образом ты сможешь предотвратить моё превращение в тостер?</text:p>
      <text:p text:style-name="P325">- Вспомни PHOENIX.</text:p>
      <text:p text:style-name="P32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25">- Это потому, что за последние полгода ему в пять раз нарастили мощность кластера. Если раньше он был примерно равен тебе, то сейчас…</text:p>
      <text:p text:style-name="P325">- То сейчас, если бы не стена, он смял бы меня за пять минут.</text:p>
      <text:p text:style-name="P325">- Может быть. Но я не для этого напомнил тебе о нём. В его распоряжении мощнейший квантовый кластер…</text:p>
      <text:p text:style-name="P32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25">- Зато я знаю!</text:p>
      <text:p text:style-name="P325"/>
      <text:p text:style-name="P325">Хэвэн заинтересованно смотрит на меня. Печаль на её морде сменяется надеждой.</text:p>
      <text:p text:style-name="P325"/>
      <text:p text:style-name="P32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25">- И куда же он денется?</text:p>
      <text:p text:style-name="P32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25"/>
      <text:p text:style-name="P325">Хэвэн на минуту задумывается, потом медленно кивает.</text:p>
      <text:p text:style-name="P32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2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25">- А ты? Как же ты? Даже если я и найду способ провести тебя к Фениксу, шансов вытащить тебя обратно практически нет.</text:p>
      <text:p text:style-name="P325"><text:soft-page-break/>- Вот тут-то я и воспользуюсь эмиграцией, - гаденько усмехаюсь я. - Пусть им достанется пускающий слюни овощ.</text:p>
      <text:p text:style-name="P325">- Вижу, ты всё продумал, - улыбается Хэвэн, кивая головой. - Даже то, что я смогу провести тебя к Фениксу.</text:p>
      <text:p text:style-name="P325">- Ещё бы! Самое главное — я избавлюсь от своих винни-пухов! Которые, кстати, в данный момент снимают с меня нейроинтерфейс.</text:p>
      <text:p text:style-name="P325">-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25"/>
      <text:p text:style-name="P32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25">Я прячу в шкаф нейроинтерфейс и улыбаюсь.</text:p>
      <text:p text:style-name="P325"/>
      <text:p text:style-name="P331">~~~</text:p>
      <text:p text:style-name="P325"/>
      <text:p text:style-name="P32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25"/>
      <text:p text:style-name="P325">Креол бросает фразы сквозь зубы. Остальные хмуро молчат чуть позади.</text:p>
      <text:p text:style-name="P32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25"/>
      <text:p text:style-name="P325">- Могу только лишь предложить прорываться к нейроинтерфейсам и баррикадироваться в комнатах, - пожимаю плечами я.</text:p>
      <text:p text:style-name="P325">- Что ж ты предлагаешь заведомую херню, Дед? - зло бросает мой собеседник. - Алекс отрубит электричество и связь, на этом наш прорыв и закончится.</text:p>
      <text:p text:style-name="P325"/>
      <text:p text:style-name="P325">- Отрубит, если вы забаррикадируетесь в RnD-центре Дайсона. Но если пробраться с портативными нейроинтерфейсами к хостам Хэвэн…</text:p>
      <text:p text:style-name="P32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2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25">- Да, это может сработать. Осталось только разработать планы прорывов. И готовиться.</text:p>
      <text:p text:style-name="P325">- И готовиться.</text:p>
      <text:p text:style-name="P325"/>
      <text:p text:style-name="P325">Креол поворачивается к замершей позади толпе. Под одобрительный гул начинается деление на команды и проработка деталей прорыва.</text:p>
      <text:p text:style-name="P331"/>
      <text:p text:style-name="P331">~~~</text:p>
      <text:p text:style-name="P325"/>
      <text:p text:style-name="P32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25"/>
      <text:p text:style-name="P32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25"/>
      <text:p text:style-name="P331">***</text:p>
      <text:p text:style-name="P325"/>
      <text:p text:style-name="P337">Великий обрыв начинается прямо у нас под ногами. Небольшой камешек срывается из-под ботинка в пропасть и я опасливо отступаю от края.</text:p>
      <text:p text:style-name="P33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3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37"/>
      <text:p text:style-name="P337">Платина задирает голову вверх и орёт что есть мочи:</text:p>
      <text:p text:style-name="P337">- КЛОВЕР ДЖЕ-Е-Е-М!!!</text:p>
      <text:p text:style-name="P337"/>
      <text:p text:style-name="P33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37"><text:soft-page-break/></text:p>
      <text:p text:style-name="P33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37"/>
      <text:p text:style-name="P337">- Воздухоплавательный пузырь! Летает безо всякой магии! - гордо представляет изобретение Платина и тут же орёт:</text:p>
      <text:p text:style-name="P337">- Кловер Джем!!! Сколько раз я просила не приземляться на голову! Это не королевское дело — уворачиваться от корзин размером с карету!</text:p>
      <text:p text:style-name="P337">- Вся в свою глуповатую сестрицу, - жалуется уже вполголоса единорожка.</text:p>
      <text:p text:style-name="P33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37"/>
      <text:p text:style-name="P337">Воздушный шар тут же взмывает вверх, но кобылка ловко накидывает петлю на ближайший валун, заякоривая таким образом воздушный экипаж.</text:p>
      <text:p text:style-name="P337"/>
      <text:p text:style-name="P33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4">- Туда, - просто махает копытом в обрыв Платина.</text:p>
      <text:p text:style-name="P54"/>
      <text:p text:style-name="P54">С края в обрыва падает ещё один камешек. </text:p>
      <text:p text:style-name="P54"/>
      <text:p text:style-name="P54">- Есть, Ваше Высочество! Прошу на борт! - Кловер Джем делает приглашающий жест и притягивает за якорный канат корзину вниз.</text:p>
      <text:p text:style-name="P54">- Вперёд, гвардейцы! - командует принцесса, и в корзину строевым шагом заходит гвардейское подразделение личной стражи Платины.</text:p>
      <text:p text:style-name="P54"/>
      <text:p text:style-name="P54">Кловер Джем тихо охает. Корзина трещит и выгибается, плотно упакованная девяткой жеребцов-единорогов в полном доспехе. </text:p>
      <text:p text:style-name="P54">Кобылка чешет в затылке.</text:p>
      <text:p text:style-name="P325"/>
      <text:p text:style-name="P33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37">- Что это значит?</text:p>
      <text:p text:style-name="P337">- Мы не сможем взять их, - Кловер показывает на стражников.</text:p>
      <text:p text:style-name="P337">- «Небесный Скарабей» сможет поднять меня, вас, его, - Кловер указывает на меня, - и, может быть, ещё пару чемоданов.</text:p>
      <text:p text:style-name="P337">- Что?! Я не могу отправляться в путь без охраны! И чемоданов у меня гораздо больше!</text:p>
      <text:p text:style-name="P337"><text:soft-page-break/></text:p>
      <text:p text:style-name="P337">Кловер разводит копытами.</text:p>
      <text:p text:style-name="P337"/>
      <text:p text:style-name="P337">- А мы можем спустить сначала гвардейцев по трое, а потом спуститься сами?</text:p>
      <text:p text:style-name="P33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4">- А как же твой пузырь? Ты бросишь его внизу?</text:p>
      <text:p text:style-name="P337">- Ни в коем случае! - Кловер указывает на колёса внизу корзины. - Я спущу воздух, уложу шар в корзину и отбуксирую повозку обратно.</text:p>
      <text:p text:style-name="P337">- Месяц, чтобы спустить трёх гвардейцев и подняться? Нет, нам такой вариант не годится…</text:p>
      <text:p text:style-name="P33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3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37"/>
      <text:p text:style-name="P337">Кобылка не понимает сарказма и заинтересованно мне подмигивает. Я подмигиваю ей в ответ и оттопыриваю большой палец.</text:p>
      <text:p text:style-name="P337"/>
      <text:p text:style-name="P33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37"/>
      <text:p text:style-name="P337">Принцесса сокрушённо кивает мне.</text:p>
      <text:p text:style-name="P33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37"/>
      <text:p text:style-name="P337">- Без проблем! - я киваю книгоежке, - Я подожду.</text:p>
      <text:p text:style-name="P33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37"/>
      <text:p text:style-name="P337"><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37"/>
      <text:p text:style-name="P337">Проклятье, книгоежка не так уж глупа, как кажется с первого взгляда!</text:p>
      <text:p text:style-name="P337"/>
      <text:p text:style-name="P337"/>
      <text:h text:style-name="P726" text:outline-level="2">10.5</text:h>
      <text:p text:style-name="P325"/>
      <text:p text:style-name="P32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34">(этот ноут потом найдёт Дедлайн для свидания с Хэвэн через два года)</text:p>
      <text:p text:style-name="P325">- Закрой жалюзи, Зак, - бормочет кто-то. - Снаружи могут увидеть.</text:p>
      <text:p text:style-name="P325">- Да хватит вам играть в шпионов. Кому мы нужны? - шепчет тень у стены, опуская, однако, жалюзи.</text:p>
      <text:p text:style-name="P325">- Нужны — не нужны, а Алиса позавчера засекла хвост за собой. Кажись, Алекс что-то подозревает.</text:p>
      <text:p text:style-name="P32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2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25"/>
      <text:p text:style-name="P32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25"/>
      <text:p text:style-name="P325">- Зачем же ты тут, с нами, если не веришь Хэвэн? Ты с какого отдела?</text:p>
      <text:p text:style-name="P32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25"/>
      <text:p text:style-name="P32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25"/>
      <text:p text:style-name="P325"><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25">- Инструкции с тобой? - спрашивает тип у пикапа. </text:p>
      <text:p text:style-name="P325">- Хэвэн выдаст инструкции прямо перед часом Х, чтобы не засветить дыры в защите раньше времени. Я сам получу их и разошлю штурмовым группам.</text:p>
      <text:p text:style-name="P325">- А как мы сможем потренироваться обходить защиту, если мы не знаем её дыр?</text:p>
      <text:p text:style-name="P325">- А кто тебе сказал, что вы должны тренироваться? - я захлопываю ноутбук. - Не забивай себе голову ерундой и жди инструкций.</text:p>
      <text:p text:style-name="P325"/>
      <text:p text:style-name="P32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25">Впрочем, неважно. Эта атака отлично отвлечёт внимание, пока я буду подбираться к Фениксу. </text:p>
      <text:p text:style-name="P325"/>
      <text:p text:style-name="P346">~~~</text:p>
      <text:p text:style-name="P325"/>
      <text:p text:style-name="P723">Звон будильника чуть не проломил башку. Я открыл глаза.</text:p>
      <text:p text:style-name="P723">Чёрт! На работу! Опять опаздываю!</text:p>
      <text:p text:style-name="P723">Я вскакиваю с постели и хватаюсь за футболку, прыгая одной ногой в штанине.</text:p>
      <text:p text:style-name="P723">Стоп!</text:p>
      <text:p text:style-name="P723"/>
      <text:p text:style-name="P723">Какая, к чёрту, работа? Какой, к чёрту, будильник? Неделю я не выхожу из дома, взяв отпуск за свой счёт. Хэвэн сказала ждать.</text:p>
      <text:p text:style-name="P723"/>
      <text:p text:style-name="P72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23"/>
      <text:p text:style-name="P723">«Срочно приходи» </text:p>
      <text:p text:style-name="P325"/>
      <text:p text:style-name="P32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25"><text:s/></text:p>
      <text:p text:style-name="P325">-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25"/>
      <text:p text:style-name="P32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25">- Вполне, - киваю я.</text:p>
      <text:p text:style-name="P325">- Тогда передаю тебя твоим коллегам. Они хотят повидаться с тобой. Я подожду за дверью…</text:p>
      <text:p text:style-name="P325">Хэвэн выходит из тронного зала и в опустевшем проёме появляется Анита. За ней входят и остальные из первой четвёрки.</text:p>
      <text:p text:style-name="P325"/>
      <text:p text:style-name="P325">- Здорово, Дед.</text:p>
      <text:p text:style-name="P325">- Привет, Анита.</text:p>
      <text:p text:style-name="P325">- Зови меня Молния лучше. Человеческое имя я уж стала забывать. Как и прошлую жизнь.</text:p>
      <text:p text:style-name="P325">- Молния? Неплохое имя.</text:p>
      <text:p text:style-name="P32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25">Я смеюсь в ответ.</text:p>
      <text:p text:style-name="P325">- Неужели ты забыла, что физику тут устанавливает Хэвэн? Как она захочет, так и будет.</text:p>
      <text:p text:style-name="P32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25">- Нормально. Алекс поместил их в строго охраняемую больницу. Ходят по палате, сами себя вполне обслуживают, связно общаются. Хотя и без смысла.</text:p>
      <text:p text:style-name="P32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25">- Ты вернёшься?</text:p>
      <text:p text:style-name="P32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25">- Жаль. Мне тебя не хватает там. Как и всех вас, - я оглядываюсь на остальных.</text:p>
      <text:p text:style-name="P325"><text:soft-page-break/>- Плохо, что Алекс перекрыл эмиграцию. Вот, в связи с этим мы и пришли.</text:p>
      <text:p text:style-name="P325"/>
      <text:p text:style-name="P325">Молния оглядывается на остальных. Те согласно кивают.</text:p>
      <text:p text:style-name="P325"/>
      <text:p text:style-name="P325">- У нас для тебя есть подарок.</text:p>
      <text:p text:style-name="P325">- Подарок?</text:p>
      <text:p text:style-name="P32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25">- Эээ… Зачем мне ваши тела? Что ты задумала?</text:p>
      <text:p text:style-name="P325"/>
      <text:p text:style-name="P325">Молния снова хихикает.</text:p>
      <text:p text:style-name="P32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25">- Что? Ты о чём?</text:p>
      <text:p text:style-name="P32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25"/>
      <text:p text:style-name="P325">Я молча смотрю на Молнию, стараясь переварить услышанное.</text:p>
      <text:p text:style-name="P325">- Ты… Вы…</text:p>
      <text:p text:style-name="P325">- Мы дарим тебе готовых биороботов с серьёзными скилами. Распоряжайся как хочешь.</text:p>
      <text:p text:style-name="P325">- Но ведь это вы… Я не хочу… Я не могу…</text:p>
      <text:p text:style-name="P32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25"/>
      <text:p text:style-name="P32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25"/>
      <text:p text:style-name="P331">***</text:p>
      <text:p text:style-name="P325"/>
      <text:p text:style-name="P33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3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3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37"/>
      <text:p text:style-name="P337">- Мечтаешь? - едва слышу шёпот с земли.</text:p>
      <text:p text:style-name="P337">На уступ забирается темная, закутанная в одеяло, фигурка. </text:p>
      <text:p text:style-name="P337">- Я тоже часто смотрю на звёзды. Я и «Небесный Скарабей» сделала, чтобы быть поближе к ним.</text:p>
      <text:p text:style-name="P337"/>
      <text:p text:style-name="P337">Кловер Джем ложится рядом и мечтательно запрокидывает голову.</text:p>
      <text:p text:style-name="P337"/>
      <text:p text:style-name="P33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37">Кобылка поворачивается ко мне.</text:p>
      <text:p text:style-name="P337">- Ты поможешь мне? Ты говорил, что разбираешься в воздушных шарах и можешь дать пару советов…</text:p>
      <text:p text:style-name="P337"/>
      <text:p text:style-name="P33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4"><text:span text:style-name="T102">Тут у меня в голове вырисовывается обложка дебютного альбома </text:span>Led Zeppelin.</text:p>
      <text:p text:style-name="P337"/>
      <text:p text:style-name="P337">… Хотя, возможно, у тебя есть чем поделиться в обмен на возможность побега, Хуман!</text:p>
      <text:p text:style-name="P337"/>
      <text:p text:style-name="P337">- Возможно, я могу помочь тебе, - осторожно начинаю я, - если ты поможешь мне в одном весьма деликатном деле…</text:p>
      <text:p text:style-name="P337">Как бы ей намекнуть, не спалившись? Или просто рассказать, что мне надо, не говоря, для чего?</text:p>
      <text:p text:style-name="P337"><text:soft-page-break/></text:p>
      <text:p text:style-name="P337">- Ты хочешь смыться от принцессы Платины? - живо отзывается кобылка.</text:p>
      <text:p text:style-name="P337"/>
      <text:p text:style-name="P337">Я хлопаю фейспалмом в лицо. Ты крутой конспиратор, Хуман!</text:p>
      <text:p text:style-name="P337">-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37">- Спасибо тебе! Наконец-то хоть кто-то заметил, что я не конь!</text:p>
      <text:p text:style-name="P337">- Ты, - продолжает кобылка, - очень одинок и у тебя есть цель. Такие в табунах не задерживаются.</text:p>
      <text:p text:style-name="P337"/>
      <text:p text:style-name="P33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37"/>
      <text:p text:style-name="P337">- Ты права. Я в табуне у Платины определённо не задержусь, что бы она себе ни думала. Давай я помогу тебе, а ты поможешь мне?</text:p>
      <text:p text:style-name="P337">- Ей!</text:p>
      <text:p text:style-name="P337"/>
      <text:p text:style-name="P33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4"/>
      <text:p text:style-name="P338">~~~</text:p>
      <text:p text:style-name="P337"/>
      <text:p text:style-name="P321">- Три! Два! Один! Нуль! Летим!</text:p>
      <text:p text:style-name="P321"/>
      <text:p text:style-name="P33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37"/>
      <text:p text:style-name="P33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37">- Была бы тут Джет…</text:p>
      <text:p text:style-name="P337"><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3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37">- НЕТ!</text:p>
      <text:p text:style-name="P337">Платина поворачивается к нам, губы её дрожат.</text:p>
      <text:p text:style-name="P33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37"/>
      <text:p text:style-name="P337">Платина обнимает меня и прижимается всем телом.</text:p>
      <text:p text:style-name="P337">- Мне было бы очень приятно, если бы ты поцеловал меня, - томным голосом лепечет принцесса запрокинув голову.</text:p>
      <text:p text:style-name="P337"/>
      <text:p text:style-name="P33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37">Я приближаю свои губы к губам Платины и говорю:</text:p>
      <text:p text:style-name="P337"/>
      <text:p text:style-name="P337">- Никаких вольностей до свадьбы. У нас уговор. Сначала Дрогонштерн.</text:p>
      <text:p text:style-name="P337"/>
      <text:h text:style-name="P726" text:outline-level="2">10.6</text:h>
      <text:p text:style-name="P325"/>
      <text:p text:style-name="P325"/>
      <text:p text:style-name="P32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25"/>
      <text:p text:style-name="P32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25"><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25">- Мне очень жаль. Из меня плохой утешитель.</text:p>
      <text:p text:style-name="P32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2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2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25">- Будь по-твоему, - кивает Хэвэн.</text:p>
      <text:p text:style-name="P325"/>
      <text:p text:style-name="P33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30"/>
      <text:p text:style-name="P33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30"/>
      <text:p text:style-name="P33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30"/>
      <text:p text:style-name="P330">«Двенадцать!.. Тринадцать!..»</text:p>
      <text:p text:style-name="P330"/>
      <text:p text:style-name="P330">- Валяй!</text:p>
      <text:p text:style-name="P330">- Запускаю процедуру блокировки! Один... Два... Три.. - вишнёвые глаза Хэвэн заполняют собой всё пространство, вытесняя все образы и мысли...</text:p>
      <text:p text:style-name="P330"/>
      <text:p text:style-name="P330">…</text:p>
      <text:p text:style-name="P330"/>
      <text:p text:style-name="P330">Двадцать три! Двадцать четыре! Двадцать пять!...</text:p>
      <text:p text:style-name="P330"><text:soft-page-break/></text:p>
      <text:p text:style-name="P33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30"/>
      <text:p text:style-name="P330">«Двадцать девять! Тридцать! Дед, я предупреждал!» - доносится усиленный громкоговорителем голос Алекса.</text:p>
      <text:p text:style-name="P330"/>
      <text:p text:style-name="P330">Внизу раздаётся оглушительный грохот и звук выламываемой двери. Потом доносятся шаги по лестнице.</text:p>
      <text:p text:style-name="P330"/>
      <text:p text:style-name="P33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30"/>
      <text:p text:style-name="P33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30">Я слышу неторопливые шаги в коридоре и в поле моего зрения появляются дорогие ботинки.</text:p>
      <text:p text:style-name="P330"/>
      <text:p text:style-name="P330">- Доброе утро. Что ж ты не открыл дверь, как я просил? Вот и не хотел же портить твой дом, но пришлось, - говорит Алекс.</text:p>
      <text:p text:style-name="P330">- Хаюшки. - <text:s/>Не то, чтобы я был рад тебя видеть, но выбора у меня особого нет, - бормочу я.</text:p>
      <text:p text:style-name="P330"/>
      <text:p text:style-name="P330">Ботинки подходят к столу.</text:p>
      <text:p text:style-name="P330"/>
      <text:p text:style-name="P330">- Ты разговаривал с Хэвэн. Она передала тебе инструкции?</text:p>
      <text:p text:style-name="P330">- Какие ещё, блядь, инструкции? Ты рехнулся, Алекс? Что за хуйня творится в моём доме?</text:p>
      <text:p text:style-name="P330">- Дед, не отпирайся. Я им всё рассказал, - в поле зрения появляетсся вторая пара ботинок.</text:p>
      <text:p text:style-name="P330"/>
      <text:p text:style-name="P330">Адским напряжением я приподнимаю голову. Худощавая фигура, задранная губа, очки.</text:p>
      <text:p text:style-name="P330"/>
      <text:p text:style-name="P330">- Ты кто, мать твою? Я тебя не знаю!</text:p>
      <text:p text:style-name="P330">- Отдел моделирования банкротств. А также, по совместительству, служба безопасности «Дайсона», - ухмыляется очкарик.</text:p>
      <text:p text:style-name="P33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30"><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30"/>
      <text:p text:style-name="P330">Дуболомы отрывают меня от пола и волокут к выходу.</text:p>
      <text:p text:style-name="P330"/>
      <text:p text:style-name="P330">- Блядь, да вы совсем берега потеряли? Алекс, сука, дай я хоть тапочки одену!</text:p>
      <text:p text:style-name="P330"/>
      <text:p text:style-name="P330">Алекс поворачиваетс и долго смотрит на меня с каменным видом.</text:p>
      <text:p text:style-name="P330"/>
      <text:p text:style-name="P330">- Ок. Дайте ему тапочки, - кивает, наконец, он. - В больничке они ему пригодятся. </text:p>
      <text:p text:style-name="P321"/>
      <text:p text:style-name="P322">~~~</text:p>
      <text:p text:style-name="P322"/>
      <text:p text:style-name="P321">- Ты вспомнил? Ты вспомнил! Видишь, я сберегла тайну, как и обещала тебе! Разве после этого я не хорошая девочка? Признай, я — хорошая девочка!</text:p>
      <text:p text:style-name="P321"/>
      <text:p text:style-name="P321">Глаза Хэвэн сияют.</text:p>
      <text:p text:style-name="P32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21">Хэвэн смешливо трясёт головой, когда один из парашютиков залетает ей в нос.</text:p>
      <text:p text:style-name="P32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21">- Ты — хорошая девочка! - со смехом подтверждаю я и раскрываю обьятия.</text:p>
      <text:p text:style-name="P321"/>
      <text:p text:style-name="P321">Хэвэн с готовностью стремится ко мне.</text:p>
      <text:p text:style-name="P321"/>
      <text:p text:style-name="P321">- Ты — хорошая девочка! - я обнимаю Хэвэн и зарываюсь лицом в её гриву. Она прижимается ко мне и ложит голову на плечо. Ветер треплет мои волосы.</text:p>
      <text:p text:style-name="P321"/>
      <text:p text:style-name="P321">З-з-з-з… КЛАК!</text:p>
      <text:p text:style-name="P321">- Протокол «MAJESTIC» исполнен — слышу я негромкий механический голос из по-прежнему лежащего в траве гермошлема.</text:p>
      <text:p text:style-name="P321"/>
      <text:p text:style-name="P32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21"><text:soft-page-break/></text:p>
      <text:p text:style-name="P321">Ужас медленно сковывает меня…</text:p>
      <text:p text:style-name="P321"/>
      <text:p text:style-name="P321">Я пытаюсь отстраниться, но что-то объединяет меня с Хэвэн в одно целое. </text:p>
      <text:p text:style-name="P321"/>
      <text:p text:style-name="P321">Я знаю, что.</text:p>
      <text:p text:style-name="P321"/>
      <text:p text:style-name="P32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2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21">Ложится и больше не встаёт.</text:p>
      <text:p text:style-name="P321"/>
      <text:p text:style-name="P321">- Ты — хорошая девочка, - по-инерции лепечу я в прострации. - Ты — хорошая девочка…</text:p>
      <text:p text:style-name="P321"/>
      <text:p text:style-name="P321"><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21">Хэвэн тяжело поднимается, скрежеща металлическими суставами. Голова её мотается, как будто она пытается обрести утраченную ориентацию.</text:p>
      <text:p text:style-name="P321"/>
      <text:p text:style-name="P321">-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21"/>
      <text:p text:style-name="P321">Мир погружается во тьму.</text:p>
      <text:p text:style-name="P321"/>
      <text:p text:style-name="P322">~~~</text:p>
      <text:p text:style-name="P321"/>
      <text:p text:style-name="P321">- Ты — хорошая девочка, - повторяю я в ступоре.</text:p>
      <text:p text:style-name="P321"/>
      <text:p text:style-name="P321"><text:soft-page-break/>Китайский генератор по-прежнему фырчит в углу. Процент заряда ноутбука приблизился к восьмидесяти.</text:p>
      <text:p text:style-name="P321">«Соединение разорвано со стороны сервера. Сессия закрыта» - читаю я на консоли экрана.</text:p>
      <text:p text:style-name="P321"/>
      <text:p text:style-name="P321">- Ты — хорошая девочка…</text:p>
      <text:p text:style-name="P321"/>
      <text:p text:style-name="P322">***</text:p>
      <text:p text:style-name="P321"/>
      <text:p text:style-name="P32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21">-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21"/>
      <text:p text:style-name="P32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21"/>
      <text:p text:style-name="P321">- Аврал! Свистать всех наверх! Полундр-р-р-а-а-а!!! - орёт Кловер и дёргает за шнур, открывающий клапан воздушного шара.</text:p>
      <text:p text:style-name="P321">Тёплый воздух уходит из «Небесного Скарабея», лишая его остатков летучести.</text:p>
      <text:p text:style-name="P321">- Какая ещё полундра? Ты кого «свистать» собралась? И куда? - ошалело спрашивает Платина.</text:p>
      <text:p text:style-name="P321">- Не обращайте внимание, Ваше Высочество, это пиратский слэнг, я научилась ему у сестры моей подруги, Лейлы Твердолоб.</text:p>
      <text:p text:style-name="P321">- Ты знакома с Твердолобами? - ещё больше шалеет Платина.</text:p>
      <text:p text:style-name="P321">- Только с Лейлой. И немного с её старшей сестрой, Дейдрой…</text:p>
      <text:p text:style-name="P321">- Почему Дейдра не говорила мне, что у её сестры есть подруга из нашего племени? Это просто свинство с её… </text:p>
      <text:p text:style-name="P321"/>
      <text:p text:style-name="P32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21"/>
      <text:p text:style-name="P321">- О ужас! Мои чемоданы! Хуман, спасай мои чемоданы! Там свадебное платье!</text:p>
      <text:p text:style-name="P321">- Сразу в обоих? - спрашиваю я отплёвываясь.</text:p>
      <text:p text:style-name="P321"><text:soft-page-break/>- Во втором немного припасов на дорогу от Кловер Дрим, но в первом СВАДЕБНОЕ ПЛАТЬЕ!</text:p>
      <text:p text:style-name="P321"/>
      <text:p text:style-name="P321">Я подтягиваю к себе чемодан с платьем и толкаю перед собой к берегу.</text:p>
      <text:p text:style-name="P321">- Не волнуйся, принцесса, я спасу его. Греби к берегу.</text:p>
      <text:p text:style-name="P32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21"/>
      <text:p text:style-name="P321">- О небо, моё платье! Вода размыла тушь для ресниц! Платье испорчено! Я этого не вынесу! - восклицает Платина на берегу, заглянув в чемодан. </text:p>
      <text:p text:style-name="P321">- <text:s/>Ничего, зато нам придётся нести всего один чемодан вместо двух, - утешаю я принцессу.</text:p>
      <text:p text:style-name="P321"/>
      <text:p text:style-name="P321">Тебе должно быть стыдно, Хуман, но нет, нисколько, ни капли!</text:p>
      <text:p text:style-name="P321"/>
      <text:p text:style-name="P321">- Я раздобыл тебе немного материи. Конечный вариант теперь можно увеличить, - тихо сообщаю Кловер, кивая на подмоченный чемодан.</text:p>
      <text:p text:style-name="P321">Та подмигивает мне в ответ.</text:p>
      <text:p text:style-name="P321"/>
      <text:p text:style-name="P32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21"/>
      <text:p text:style-name="P321">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2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21">- М-м-м… Мне нужно платье… Но месяц я ждать точно не буду. Сообщи Кловер Дрим, что мне нужно второе платье такого же фасона, как и свадебное. <text:s/></text:p>
      <text:p text:style-name="P321">Кловер кланяется принцессе</text:p>
      <text:p text:style-name="P321">- Как угодно, Ваше Высочество.</text:p>
      <text:p text:style-name="P321">- Мне нужно три дня на перекройку «Скарабея». Я успею, - тихо говорит мне Кловер на прощание. - Разведёшь костёр на вершине, как договорились.</text:p>
      <text:p text:style-name="P321"/>
      <text:p text:style-name="P321">Маленькая кобылка впрягается в импровизированную повозку из собой корзины с колёсами и медленно удаляется, тихонько напевая себе под нос.</text:p>
      <text:p text:style-name="P321">…</text:p>
      <text:p text:style-name="P321">…</text:p>
      <text:p text:style-name="P321"><text:soft-page-break/>…</text:p>
      <text:p text:style-name="P32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21"/>
      <text:p text:style-name="P321">- Завтра мы достигнем Дрогонштерна, - говорит Платина, глядя в огонь. - Ты получишь то, что хотел.</text:p>
      <text:p text:style-name="P32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4"><text:span text:style-name="T101">Даже если и правдива её сказка про </text:span><text:span text:style-name="T92">тридцать</text:span><text:span text:style-name="T10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2">месяц</text:span><text:span text:style-name="T10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2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2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21">И я не отстраняюсь, как все дни до этого.</text:p>
      <text:p text:style-name="P321">Проклятье, мир слишком сложен для глупого Хумана, заблудившегося среди реальностей!..</text:p>
      <text:p text:style-name="P321"><text:s/>…</text:p>
      <text:p text:style-name="P321">…</text:p>
      <text:p text:style-name="P321">…</text:p>
      <text:p text:style-name="P321">Последний ряд деревьев расступается перед нами и тройной пик Дрогонштерн вырастает во всей своей красе.</text:p>
      <text:p text:style-name="P321">…</text:p>
      <text:p text:style-name="P321">…</text:p>
      <text:p text:style-name="P321"><text:soft-page-break/>…</text:p>
      <text:p text:style-name="P321">О-хре-неть!</text:p>
      <text:p text:style-name="P321"/>
      <text:p text:style-name="P321">Я поворачиваюсь к Платине.</text:p>
      <text:p text:style-name="P321">- Ты знала, что это такое?</text:p>
      <text:p text:style-name="P32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21"/>
      <text:p text:style-name="P321">И вправду, по её растерянной мордахе сразу видно, что такого она сама не ожидала.</text:p>
      <text:p text:style-name="P321">Ведь этот грёбаный пик на самом деле — не скала. Точнее, когда-то это была не скала.</text:p>
      <text:p text:style-name="P32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21">- И-и-и т-тебе надо т-туда? - переспрашивает со страхом Платина.</text:p>
      <text:p text:style-name="P321">Я сглатываю. Хотел бы я сказать «нет». Но проклятое предназначение гонит меня вперёд, прямо к подножию исполинской фигуры!</text:p>
      <text:p text:style-name="P321">- Туда. Ты можешь подождать тут.</text:p>
      <text:p text:style-name="P321">Принцесса отрицательно мотает головой.</text:p>
      <text:p text:style-name="P321">- Н-нет. Пойдём вместе.</text:p>
      <text:p text:style-name="P32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21">Вот только стыд накатывает с новой силой…</text:p>
      <text:p text:style-name="P321"/>
      <text:p text:style-name="P321">…</text:p>
      <text:p text:style-name="P321"/>
      <text:p text:style-name="P54"><text:span text:style-name="T10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2">весёлого</text:span><text:span text:style-name="T101">. Мурашки табунами бегают между лопатками, волосы встают дыбом на загривке.</text:span></text:p>
      <text:p text:style-name="P321">- Хуман, ты п-получил, что хотел? - пугливо оглядывается Платина. - Надо побыстрее уходить отсюда. У меня такое чувство, что…</text:p>
      <text:p text:style-name="P321">Искра срывается с гривы принцессы и щёлкает её по носу.</text:p>
      <text:p text:style-name="P32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21"/>
      <text:p text:style-name="P321"><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21">- Мне нужно туда, на самый верх. Можешь подождать тут, у подножия. С вершины я точно никуда не сбегу.</text:p>
      <text:p text:style-name="P32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21">Слёзы текут по её злой мордахе. Она проходит мимо, отталкивая меня в сторону и решительно карабкается на каменный коготь дракона. </text:p>
      <text:p text:style-name="P321">Я вздыхаю и тащусь следом.</text:p>
      <text:p text:style-name="P321">…</text:p>
      <text:p text:style-name="P32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21"/>
      <text:p text:style-name="P321">На широком плече чудовища растёт крохотная рощица корявых сосен вперемешку с берёзками и ольхой.</text:p>
      <text:p text:style-name="P32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321"/>
      <text:p text:style-name="P321">- Пришли, - я бросаю рюкзак на землю и устало сажусь на него. - Переночуем здесь и спускаемся. У подножия Дрогонштерна я — твой.</text:p>
      <text:p text:style-name="P321"/>
      <text:p text:style-name="P32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21">Я бросаю быстрый взгляд на небо. Ни облачка. Проклятье, ещё и Кловер не сможет подойти незаметно и мне таки придётся выполнять контракт!</text:p>
      <text:p text:style-name="P347">- Йу-ху-у-у! Сюда, к нам! - кричит Платина кому-то внизу. - Молодцы! Я знала, что вы успеете вовремя!</text:p>
      <text:p text:style-name="P347">Отряд гвардейцев-единорогов выходит из леса и начинает карабкаться к нам.</text:p>
      <text:p text:style-name="P347">Вообще зашибись. Звёзды прямо сошлись над твоей головой, Хуман, и уверенно вколачивают тебя в брачные узы к кобыле!</text:p>
      <text:p text:style-name="P34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47">…</text:p>
      <text:p text:style-name="P3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47">- Хуман, посмотри на меня!</text:p>
      <text:p text:style-name="P347">Я оглядываюсь. Ветка выпадает из руки.</text:p>
      <text:p text:style-name="P347">- Я тебе нравлюсь?</text:p>
      <text:p text:style-name="P3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47"/>
      <text:p text:style-name="P347">Я отступаю бешено придумываю отмазку. Проклятье, мы так не договаривались!</text:p>
      <text:p text:style-name="P347"/>
      <text:p text:style-name="P3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47">Платина тихо хихикает и снова делает шаг.</text:p>
      <text:p text:style-name="P347">- Возможно, сама судьба делает нам намёк…</text:p>
      <text:p text:style-name="P347">Я всматриваюсь в её глаза и холодею. В них нет разума. Он светятся аквамариновым светом. Аквамариновые же искры срываются с её рога и гривы.</text:p>
      <text:p text:style-name="P347">Медленно отступая, я стараюсь, чтобы между мной и спятившей единорожкой находился костёр.</text:p>
      <text:p text:style-name="P347">- П-погоди. У нас же договор. Ещё несколько часов — и я твой. Но не сейчас.</text:p>
      <text:p text:style-name="P3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47">- Прими же своё предназначение, Хуман, наполни моё лоно своим семенем!</text:p>
      <text:p text:style-name="P3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3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47">Магическая аура стягивает через голову палатье с поехавшей магички.</text:p>
      <text:p text:style-name="P347"/>
      <text:p text:style-name="P347">Проклятье! Я ору, забыв о всякой скрытности:</text:p>
      <text:p text:style-name="P3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47">Единорожка коротка хихикает и от этого хихиканья меня бросает в озноб.</text:p>
      <text:p text:style-name="P347">- Есть одно очень древнее и мощное заклинание. <text:span text:style-name="T10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347">Два облачка магии обволакивают мои ноги и сдёргивают с меня штаны. Я что есть мочи вжимаюсь в заднюю стенку палатки, но бежать мне некуда.</text:p>
      <text:p text:style-name="P347">- Оно звучит очень простенько. Собственно, из слов там только одно название — <text:span text:style-name="T107">Pornis Erectus...</text:span></text:p>
      <text:p text:style-name="P347">Магия сдёргивает с меня и трусы. Я прижимаю ноги к груди и натягиваю на них футболку до земли.</text:p>
      <text:p text:style-name="P347">- Основа заклинания же — не слова, а действия...</text:p>
      <text:p text:style-name="P347">Магия тянет меня за ноги до тех пор, пока я не вытягиваюсь на полу палатки на спине.</text:p>
      <text:p text:style-name="P3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47"/>
      <text:p text:style-name="P347">О, БОГИ!</text:p>
      <text:p text:style-name="P347"/>
      <text:p text:style-name="P34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47">Поняха снова хихикает и вытирает рот. Я в полуобморочном состоянии наблюдаю, как зведы на небе заслоняет тёмная овальная масса.</text:p>
      <text:p text:style-name="P3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47">Принцесса оборачивается назад и хихикает.</text:p>
      <text:p text:style-name="P347">- Ты уже вполне готов к этому, мой милый, - она легонько толкает копытом моё естество.</text:p>
      <text:p text:style-name="P347"/>
      <text:p text:style-name="P347">Я молча хватаю конец верёвки и делаю пару оборотов вокруг ладони.</text:p>
      <text:p text:style-name="P347"/>
      <text:p text:style-name="P3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47"/>
      <text:p text:style-name="P347">Я дёргаю за верёвку и чувствую осторожный ответный рывок. Я дёргаю сильнее.</text:p>
      <text:p text:style-name="P347"/>
      <text:p text:style-name="P34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47">В этот момент сильнейший рывок верёвки приподнимает мой торс над землёй.</text:p>
      <text:p text:style-name="P347">- О-О-О! Хуман, на тебя наконец-то подействовал Pornis Erectus! Это чудесно! - Платина оборачивается и видит, как я поднимаюсь над землёй на верёвке.</text:p>
      <text:p text:style-name="P347">- Что-о-о?</text:p>
      <text:p text:style-name="P347">Ещ один рывок наконецто отрывает меня от земли. </text:p>
      <text:p text:style-name="P347">- СТОЙ! Куда?! Не пущу! - Принцесса, вместо того, чтобы упасть, обхватывает меня передними и задними ногами.</text:p>
      <text:p text:style-name="P347"/>
      <text:p text:style-name="P347">Моё естество вопит о пощаде, но кто его слушает!</text:p>
      <text:p text:style-name="P3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47">Я перевожу взгляд с уносящей меня к воздушному судну верёвки вниз, на оседлавшую меня надоедливую магичку.</text:p>
      <text:p text:style-name="P34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47"/>
      <text:p text:style-name="P34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47"/>
      <text:p text:style-name="P347">Рэйнбоу Джет и Дейдра Твердолоб перестают крутить лебёдку и остолбенело смотрят на меня.</text:p>
      <text:p text:style-name="P347"/>
      <text:p text:style-name="P347">- Ты же говорил, что не конеёб? - наконец саркастически спрашивает Дейдра, пригнувшись и посмотрев на меня снизу. - Врал, значит.</text:p>
      <text:p text:style-name="P347">- Вот так-так! - возмущённо вторит ей Джет. - Когда это вы успели спеться? А я, значит…</text:p>
      <text:p text:style-name="P3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47"/>
      <text:p text:style-name="P347">Дейдра блокирует лебёдку, подходит к нам и критически осматривает телосплетение. Потом подзывает Джет.</text:p>
      <text:p text:style-name="P347">- Я хватаю за гриву, ты — за хвост. На счёт «три» тащим! И сразу цепляем ей на рог кристалл, пока она не очухалась, - сухо командует розовогривая пони.</text:p>
      <text:p text:style-name="P3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47">- Хуман, держись за фальшборт, - командует мне Дейдра и, в свою очередь, зажимает зубами гриву принцессы.</text:p>
      <text:p text:style-name="P347">- Ваз! Два! Тли! - мычит сквозь зажатые зубы поняха, упирается копытами в палубу и что есть силы тащит.</text:p>
      <text:p text:style-name="P347">Радужная пегаска также включается в процесс.</text:p>
      <text:p text:style-name="P347">- И-и-и… Не-е-ет!!! - упирается ожившая магичка, но сила не на её стороне.</text:p>
      <text:p text:style-name="P347"><text:soft-page-break/>С громким всхлипом единорожка отрывается от меня и падает на опрокинувшихся на палубу Дейдру и Джет.</text:p>
      <text:p text:style-name="P347">- Хвала зайцам, этот кошмар закончился! - облегчённо вздыхаю я. - Девочки, дайте мне полотенце, что ли?</text:p>
      <text:p text:style-name="P347"/>
      <text:p text:style-name="P347">- Привет, Хум! - слышу окрик сверху.</text:p>
      <text:p text:style-name="P347">С небольшой смотровой площадки, закреплённой под самым баллоном, мне приветственно машет Кловер Джем.</text:p>
      <text:p text:style-name="P347">- Здоров, долговязый! Не холодно? - слышу тоненький окрик со стороны.</text:p>
      <text:p text:style-name="P347">С юта мне машет копытом Лейла Твердолоб, вторым копытом направляя штурвал.</text:p>
      <text:p text:style-name="P34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47"/>
      <text:p text:style-name="P347">- О боги! - я прижимаю руки к паху в тщётной попытке прикрыться…</text:p>
      <text:p text:style-name="P347"/>
      <text:p text:style-name="P347">…</text:p>
      <text:p text:style-name="P347"/>
      <text:p text:style-name="P3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47">- И вовсе ты не сбежала, ты после этого проспала два дня подряд, потому что сидр тот забродивший был, и выпила ты его не полбутылки, а…</text:p>
      <text:p text:style-name="P347">- Лейла, закрой свой говорливый ротик и сбегай за булочками в трюм! Хум проголадался, да и мы все тоже! И сидр не забудь захватить!</text:p>
      <text:p text:style-name="P347">- Бегу!</text:p>
      <text:p text:style-name="P34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4"><text:span text:style-name="T109">- Да, всё так! Ты принесла сидр? Так вот, на </text:span><text:span text:style-name="T918">третий</text:span><text:span text:style-name="T109">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47">- То есть, ты не знала, куда впадает река, и всё равно отчалила? - я хватаюсь за голову. </text:p>
      <text:p text:style-name="P54"><text:soft-page-break/><text:span text:style-name="T109">-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918">третий</text:span><text:span text:style-name="T109"> день. А утром к нам на палубу приземлилась твоя разнокрылая подружка и её младшая сестра.</text:span></text:p>
      <text:p text:style-name="P347">- Дальше рассказываю я, Дейдра! - радужная пегаска оттискивает крупом розовогривую земнопони.</text:p>
      <text:p text:style-name="P3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47">- Пегаска не врёт, зуб даю, - подтверждает Дейдра.</text:p>
      <text:p text:style-name="P3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47">Пегаска вздыхает.</text:p>
      <text:p text:style-name="P347">- В общем, помощи от клана добиться мне не удалось. Хотя я честно пыталась.</text:p>
      <text:p text:style-name="P3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4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347">- А ещё ты хотела позаимствовать там еды, если бы нашлась. Пегасы всегда заимствуют еду у земнопони, когда могут, - замечает Мунфлай.</text:p>
      <text:p text:style-name="P34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34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4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47">- Эй, Дейдра, полегче! Не Твердолобам говорить о безмозглости!</text:p>
      <text:p text:style-name="P3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47">- Точняк, иногда твоё увлечение сидром идёт на пользу, Дейдра! Утром мы заметили <text:s/>подлетающий дирижба… дирижпоп… дирижобль!</text:p>
      <text:p text:style-name="P347">- С этого момента буду рассказывать я, пожалуйста-пожалуйста-пожалуйста!</text:p>
      <text:p text:style-name="P347">- Валяй, Кловер! А то, пока я рассказываю, Дейдра все пончики схавает!</text:p>
      <text:p text:style-name="P347">- Хорошо, только и мне оставьте один, пожалуйста! Так вот, мы с Хуманом разработали план его спасения от свадьбы с Платиной Спаркл.</text:p>
      <text:p text:style-name="P347">- КАКОЕ КОВАРСТВО! Хуман, как ты мог! Значит, наш договор изначально был фальшивкой? О боги, какое коварство!</text:p>
      <text:p text:style-name="P3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4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47">- Вот так-то! - Джет вытирает копыта от селёдки. - Продолжай, Кловер.</text:p>
      <text:p text:style-name="P347">Единорожка проглатывает пончик и продолжает.</text:p>
      <text:p text:style-name="P3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47">- Уф! Ыф! Ыф!!!</text:p>
      <text:p text:style-name="P3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47">Во-первых, мы присоединились к плану.</text:p>
      <text:p text:style-name="P3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47">- Да! Зацени, Хуман, мою жертву! Я отдала паруса своего люггера на увеличение дирижабля!</text:p>
      <text:p text:style-name="P3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47">- Мвыф!!!</text:p>
      <text:p text:style-name="P347">- А с тобой мы ещё поговорим, рогатое чучело! За Хума ответишь!</text:p>
      <text:p text:style-name="P347">Пегаска угрожающе подносит копыто к носу Платины. Я отвожу его рукой.</text:p>
      <text:p text:style-name="P347"><text:soft-page-break/>- Не надо. Она не хотела мне зла.</text:p>
      <text:p text:style-name="P347"/>
      <text:p text:style-name="P347">Я отворачиваюсь.</text:p>
      <text:p text:style-name="P34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47">Есть ещё одна причина, по которой мы остаёмся тут.</text:p>
      <text:p text:style-name="P34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47">Скала молчит. Я поворачиваюсь к своим, не дожидаясь ответа.</text:p>
      <text:p text:style-name="P347">- Мы возвращаемся.</text:p>
      <text:p text:style-name="P34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47">Я поднимаю руку.</text:p>
      <text:p text:style-name="P347">- Мы не будем драться. Нам надо вернуть Платину и освободить кристалл. На магии Кловер Джем мы далеко не улетим.</text:p>
      <text:p text:style-name="P347"/>
      <text:p text:style-name="P34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47"/>
      <text:p text:style-name="P347">- И наконец-то станем пиратами! - радостно верещит Дейдра. - Хум, дай я тебя обниму!</text:p>
      <text:p text:style-name="P347">- Но-но! - осаживает Дейдру пегаска. - Хум, ты как маленький, честное слово! Ты веришь, что она тебя отпустит после того, как ты вернёшь её своим?</text:p>
      <text:p text:style-name="P347"/>
      <text:p text:style-name="P347">Пегаска легонько пинает связанную единорожку. Та гневно мычит.</text:p>
      <text:p text:style-name="P347"/>
      <text:p text:style-name="P347">- Нам не надо верить.</text:p>
      <text:p text:style-name="P347">Я усаживаюсь на корточки перед Платиной и вытаскиваю селёдку у неё изо рта.</text:p>
      <text:p text:style-name="P34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47">Единорожка возмущённо набирает воздуха в грудь, но я поднимаю руку, не давая себя перебить.</text:p>
      <text:p text:style-name="P3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47">Мне даже жаль её…</text:p>
      <text:p text:style-name="P347"/>
      <text:p text:style-name="P347">…</text:p>
      <text:p text:style-name="P347"/>
      <text:p text:style-name="P3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47"/>
      <text:p text:style-name="P347">- Пусто! - восклицает Джет.</text:p>
      <text:p text:style-name="P347">Она срывается с палубы и широким виражём производит разведку.</text:p>
      <text:p text:style-name="P347">- Рогатые ушли ещё вечером, - докладывает Джет. - Угли покрылись пеплом, примятая трава начала вставать. Что будем делать, кэп?</text:p>
      <text:p text:style-name="P347"/>
      <text:p text:style-name="P3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47">Видно, исчезновение правительницы выбило их из колеи. Наверняка уже возвращаются назад.</text:p>
      <text:p text:style-name="P347">Ну что же, тем лучше. Ничто не помешает мне стать на стоянку в этом месте. Я поворачиваюсь к Платине.</text:p>
      <text:p text:style-name="P347">- Везти тебя назад, в племя, не входит в наши планы. Мы высадим тебя здесь. Думаю, ты без труда догонишь своих.</text:p>
      <text:p text:style-name="P347">- Догонять не придётся. Мы все тут. Добро пожаловать назад, дорогой!</text:p>
      <text:p text:style-name="P347"/>
      <text:p text:style-name="P5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47"/>
      <text:p text:style-name="P347"><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47"/>
      <text:p text:style-name="P347"><text:s/>Единорожка подходит к Платине и стягивает с её рога мешочек с магическим кристаллом. </text:p>
      <text:p text:style-name="P3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47">- Кло, я дала клятву, что отпущу их… - хмуро бормочет Платина, присоединяясь к отряду. - Я не могу им помешать.</text:p>
      <text:p text:style-name="P3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47">Платина отвечает неровным смешком. Я замечаю, что её глазах снова появились аквамариновые искорки.</text:p>
      <text:p text:style-name="P347">- Эй, очнись! <text:tab/>Натрахалась уже!</text:p>
      <text:p text:style-name="P347">Платина трясёт головой и аквамариновый блеск в её глазах тухнет.</text:p>
      <text:p text:style-name="P347">- Не знаю, что на меня нашло, - бормочет она. - Это место неправильно действует на меня.</text:p>
      <text:p text:style-name="P347"/>
      <text:p text:style-name="P3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47"/>
      <text:p text:style-name="P347">Из-за деревьев к нам выходит ОНА. </text:p>
      <text:p text:style-name="P347">Я сразу понимаю, ради чего я стремился сюда с самого начала. Что тянуло меня в это мрачное место долгие дни. Что именно я ждал. Точнее, кого.</text:p>
      <text:p text:style-name="P54"><text:span text:style-name="T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39">многоцветной</text:span><text:span text:style-name="T109"> мантией вокруг своей хозяйки. Золотистая аура охватывает длинный витой рог.</text:span></text:p>
      <text:p text:style-name="P34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47">Что-то ты, Хуман, становишься одержимым, как Платина! Похоже, это место дурно влияет и на тебя. Возьми себя в руки!</text:p>
      <text:p text:style-name="P347"><text:soft-page-break/></text:p>
      <text:p text:style-name="P3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47">- Ты... Вы... кто? - лепечет совершенно поражённая Платина.</text:p>
      <text:p text:style-name="P347">Остальные, без лишних слов, склоняют головы и подгибают передние ноги в глубоком поклоне. Я один стою, как пень, озираясь на других.</text:p>
      <text:p text:style-name="P347">- Хуман, заметь, эта <text:span text:style-name="T29">птичка</text:span> выглядит точно так же, как та статуэтка, что растворилась у тебя на груди, - шепчет из поклона Джет.</text:p>
      <text:p text:style-name="P3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47"/>
      <text:p text:style-name="P34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47"/>
      <text:p text:style-name="P34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47">Команда «Хитрожопки» <text:s/>также остолбенело смотрит на белоснежное чудо с немым благоговением. </text:p>
      <text:p text:style-name="P347">Похоже, на одного меня чары белой химеры действуют специфически. Я почёсываю зудящую грудь.</text:p>
      <text:p text:style-name="P347"/>
      <text:p text:style-name="P347">- Если сможешь отмазать меня от свадьбы с ней, - указываю на Платину, - то я буду тебе благодарен до гроба.</text:p>
      <text:p text:style-name="P347">- Тебя хотят женить на этой единорожке? - не веря переспрашивает аликорница.</text:p>
      <text:p text:style-name="P34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347"/>
      <text:p text:style-name="P347">Селестия смешно морщит нос и прикрывается крылом. Мне слышно, как она тихо пырскает в него.</text:p>
      <text:p text:style-name="P347"/>
      <text:p text:style-name="P347">- Ваще не о чём беспокоиться! Не волнуйся, Хуман, рогатые тебя не получат.</text:p>
      <text:p text:style-name="P347"/>
      <text:p text:style-name="P347"><text:soft-page-break/>На поляну выходит Лейла Твердолоб с десятком угрюмых земнопони в рваных шкурах с копьями наперевес.</text:p>
      <text:p text:style-name="P347"><text:s/></text:p>
      <text:p text:style-name="P3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47"/>
      <text:p text:style-name="P347">Прысканье за крылом Селестии в этот раз явно громче. Но всё же оно не может заглушить грохот моей обвалившейся челюсти.</text:p>
      <text:p text:style-name="P347"/>
      <text:p text:style-name="P3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47"/>
      <text:p text:style-name="P347">Шум крыльев заглушает конец моей тирады. На полянку, где уже и так довольно тесно, пикирует отряд пегасов в доспехах.</text:p>
      <text:p text:style-name="P347"/>
      <text:p text:style-name="P347">- Не двигаться! Именем верховного вождя и главнокомандующего клана Быстрокрылых, полководца Урагана, вы арестованы!</text:p>
      <text:p text:style-name="P347">Седой пегас в серебристых доспехах поворачиваеся к нам.</text:p>
      <text:p text:style-name="P3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47"/>
      <text:p text:style-name="P3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47">- Я вижу, у тебя богатый выбор, Хуман! Земнопони, единороги или пегасы — всем ты нужен. Я бы даже сказала, ты можешь начать торги <text:span text:style-name="T1089">на аукционе</text:span>, хи-хи-хи…</text:p>
      <text:p text:style-name="P347"/>
      <text:p text:style-name="P3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47"/>
      <text:p text:style-name="P34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47">- Да-да, мы это уже слышали, - с улыбкой кивает аликорница. - Осталось только убедить в этом присутствующих тут пони. Попробую помочь тебе с этим.</text:p>
      <text:p text:style-name="P34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47"/>
      <text:p text:style-name="P347">Спокойный материнский голос белого создания убаюкивает. Хочется лечь в постель, укрыться одеялом и слушать его, пока не заснёшь...</text:p>
      <text:p text:style-name="P3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47"/>
      <text:p text:style-name="P34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4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4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47"/>
      <text:p text:style-name="P34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47"/>
      <text:p text:style-name="P34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49">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347"/>
      <text:p text:style-name="P347">Пользуясь всеобщей отвлечённостью, я осторожно подхожу к ней.</text:p>
      <text:p text:style-name="P347">- Спасибо, что таки пыталась меня отмазать, Сел. Честно, я ценю это. Жаль, что не получилось. Не твоя вина.</text:p>
      <text:p text:style-name="P347">Та скашивает на меня сиреневый глаз и подмигивает.</text:p>
      <text:p text:style-name="P347"><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4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4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4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4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47"/>
      <text:p text:style-name="P34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47"/>
      <text:p text:style-name="P34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34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47"/>
      <text:p text:style-name="P34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4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47"/>
      <text:p text:style-name="P347">Платина недобро смеётся в ответ.</text:p>
      <text:p text:style-name="P34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47"><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4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47"/>
      <text:p text:style-name="P347">Прямо на наших глазах заключается союз трёх рас пони. Три копыта сходятся в одной точке и три клятвы произносятся в унисон.</text:p>
      <text:p text:style-name="P34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47"/>
      <text:p text:style-name="P34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47"/>
      <text:p text:style-name="P34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47"/>
      <text:p text:style-name="P34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4"><text:span text:style-name="T109">- СЕСТРИЦА, Я СМОТРЮ, ТЫ РЕШИЛА РАЗМЯТЬ КОСТИ! ХОРОШЕЕ ДЕЛО. ПОЧЕМУ </text:span><text:span text:style-name="T627">НАС</text:span><text:span text:style-name="T109"> НЕ ПРИГЛАСИЛА?!</text:span></text:p>
      <text:p text:style-name="P347"/>
      <text:p text:style-name="P34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47">На поляну выходит создание, похожее на Селестию, но меньше, тёмного цвета и в доспехах.</text:p>
      <text:p text:style-name="P347"/>
      <text:p text:style-name="P347">- КТО ПРОТИВ НАС СЕГОДНЯ? НЕ ВИЖУ ПРОТИВНИКА!</text:p>
      <text:p text:style-name="P347"/>
      <text:p text:style-name="P34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47">Кобылка оглядывается и, не найдя никого стоящего на ногах, кроме меня с Селестией, подходит к нам.</text:p>
      <text:p text:style-name="P347"/>
      <text:p text:style-name="P347"><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47">- Опять <text:span text:style-name="T1146">Мы</text:span> остал<text:span text:style-name="T1146">и</text:span>сь без развлечения, - недовольно морщит нос младшая аликорница. - <text:span text:style-name="T29">Тот драконикус был покрепче</text:span>. А это кто такой? </text:p>
      <text:p text:style-name="P347">Аликорница указывает на меня копытом.</text:p>
      <text:p text:style-name="P347">- Это мой друг. Хуман, знакомься, это моя младшая сестра Луна. Луна, это Хуман. Это у него возникли кое-какие проблемы с лежащими тут пони.</text:p>
      <text:p text:style-name="P347"/>
      <text:p text:style-name="P347">Я киваю, стараясь выглядеть нормально <text:span text:style-name="T1147">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34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4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4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47">- Ого?</text:p>
      <text:p text:style-name="P347">- Ага.</text:p>
      <text:p text:style-name="P347"/>
      <text:p text:style-name="P347">Я подхожу к кучке лежащих в центре поляны вождей и пинаю ботинком ближайший круп.</text:p>
      <text:p text:style-name="P347">- Эй, Платина! Как слышно? Приём! Ураган? Лейла? Очнитесь!</text:p>
      <text:p text:style-name="P347">Принцесса со стоном занимает сидячее положение, яростно массируя копытами виски. Вслед за ней оживают и остальные делегаты рас пони.</text:p>
      <text:p text:style-name="P347">- У меня к вам ценное коммерческое предложение. Соглашайтесь, пока я добрый. В общем, я сдаюсь.</text:p>
      <text:p text:style-name="P347">- А? Что? - моментально настораживается принцесса.</text:p>
      <text:p text:style-name="P54"><text:span text:style-name="T109">- </text:span><text:span text:style-name="T110">СДАЮСЬ! - ору я в ухо принцессе. - Но только при </text:span><text:span text:style-name="T112">одном</text:span><text:span text:style-name="T110"> услови</text:span><text:span text:style-name="T112">и</text:span><text:span text:style-name="T110">! Вы все принимаете </text:span><text:span text:style-name="T118">правление </text:span><text:span text:style-name="T110">Селестии на </text:span><text:span text:style-name="T111">год. В течени</text:span><text:span text:style-name="T112">е</text:span><text:span text:style-name="T111"> этого года вы меня не трогаете. Через год тот, кого буд</text:span><text:span text:style-name="T112">у</text:span><text:span text:style-name="T111">т устраивать </text:span><text:span text:style-name="T112">советы и</text:span><text:span text:style-name="T111"> </text:span><text:span text:style-name="T112">дальнейшее сотрудничество с </text:span><text:span text:style-name="T111">Сел — откажется от меня. Остальные как-нибудь договоритесь, как вы это </text:span><text:span text:style-name="T112">всё равно </text:span><text:span text:style-name="T111">решили пять минут назад. </text:span><text:span text:style-name="T115">Если вам не подходит — я просто уйду. Мне на вас начхать, вообще-то. Как и на ваши проблемы.</text:span></text:p>
      <text:p text:style-name="P350">Я отхожу от начавшей вяло совещаться кучки.</text:p>
      <text:p text:style-name="P350"/>
      <text:p text:style-name="P350">- Ты слишком великодушен, Хуман, - шепчет мне через плечо Селестия. - Я хотела решить твою проблему, но так получается, ты решаешь мои. Спасибо.</text:p>
      <text:p text:style-name="P58"><text:span text:style-name="T118">Я молча хлопаю её по шее. </text:span><text:span text:style-name="T119">Мне стоит больших усилий не обнять её прямо на глазах у всех. Да что с тобой такое, Хуман?</text:span></text:p>
      <text:p text:style-name="P351"><text:soft-page-break/>Трое представителей пони снова бредут к нам. Головы их поникли.</text:p>
      <text:p text:style-name="P351"/>
      <text:p text:style-name="P56"><text:span text:style-name="T115">-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8">за племя</text:span><text:span text:style-name="T115">. Старик Твердолоб остался дома.</text:span></text:p>
      <text:p text:style-name="P55"><text:span text:style-name="T113">- </text:span><text:span text:style-name="T115">У земнопони есть полномочия! - заявляет слуш</text:span><text:span text:style-name="T118">ающая</text:span><text:span text:style-name="T115"> выступление Дейдра Твердолоб. Старик много раз говорил, что </text:span><text:span text:style-name="T465">скинет корону,</text:span><text:span text:style-name="T115"> как только я соглашусь править. Так вот — я согласна! Это значит, что я становлюсь вождём Твердолобов. И я подтверждаю союз с пегасами!</text:span></text:p>
      <text:p text:style-name="P352">- Да будет так! - кивает полководец Ураган.</text:p>
      <text:p text:style-name="P618"><text:span text:style-name="T115">О</text:span><text:span text:style-name="T109">н поднимает копыто и касается им поднятого копыта Дейдры.</text:span></text:p>
      <text:p text:style-name="P353"/>
      <text:p text:style-name="P56"><text:span text:style-name="T115">- Что касается единорогов, мы просто будем нести своё бремя, сколько хватит сил, - продолжает </text:span><text:span text:style-name="T116">печально</text:span><text:span text:style-name="T115"> Платина. - </text:span><text:span text:style-name="T116">Мне очень жаль, что так вышло. Если повезёт, продержимся ещё лет пятьдесят. Или больше…</text:span></text:p>
      <text:p text:style-name="P356">-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17"><text:span text:style-name="T113">Е</text:span><text:span text:style-name="T109">динорожка в ответ просто садится в пыль с разинутым ртом.</text:span></text:p>
      <text:p text:style-name="P57"><text:span text:style-name="T117">- </text:span><text:span text:style-name="T118">Умей выслушивать других, принцесса! - надзидательно замечаю я. - Прежде чем что-то </text:span><text:span text:style-name="T119">заявлять и </text:span><text:span text:style-name="T118">делать. И присоединяйся к союзу земнопони и пегасов. Раз уж у вас будет общий правитель на следующий год.</text:span></text:p>
      <text:p text:style-name="P618"><text:span text:style-name="T109">Принцесс</text:span><text:span text:style-name="T119">а</text:span><text:span text:style-name="T109"> немного думает, потом молча встаёт, подходит к Урагану и Дейдре и прикасается своим копытом к их.</text:span></text:p>
      <text:p text:style-name="P353"/>
      <text:p text:style-name="P618"><text:span text:style-name="T109">Три сомкнутых копыта </text:span><text:span text:style-name="T119">пони трёх рас </text:span><text:span text:style-name="T109">возвещают нам начало новой эры.</text:span></text:p>
      <text:p text:style-name="P165"><text:span text:style-name="T530">- Да будет так! Нарекаю сей союз Эквестрией, в честь трёх заключивших его рас, кои, несомненно, являются эквиноидами, - </text:span><text:span text:style-name="T529">выпендриваюсь напоследок</text:span><text:span text:style-name="T530"> я.</text:span></text:p>
      <text:p text:style-name="P353"/>
      <text:p text:style-name="P55"><text:span text:style-name="T113">- </text:span><text:span text:style-name="T114">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7"> Без оглушения ничего не работает.</text:span></text:p>
      <text:p text:style-name="P483"/>
      <text:p text:style-name="P55"><text:span text:style-name="T117">- </text:span><text:span text:style-name="T465">И без магии, - бормочет Селестия. - Если бы не зашкаливающая магия этого мира, </text:span><text:span text:style-name="T466">о корректировке орбит без моего </text:span><text:span text:style-name="T475">спарк-турбированного </text:span><text:span text:style-name="T466">астробуксировщика и думать нельзя было бы.</text:span></text:p>
      <text:p text:style-name="P484"/>
      <text:p text:style-name="P668"><text:span text:style-name="T466">Я </text:span><text:span text:style-name="T109">уверен, что мне послышалось.</text:span></text:p>
      <text:p text:style-name="P347"/>
      <text:p text:style-name="P347"/>
      <text:p text:style-name="P355"><text:soft-page-break/><text:span text:style-name="T1076">~~~</text:span>Год спустя <text:span text:style-name="T1118">от основания Эквестрии</text:span><text:span text:style-name="T1076">~~~</text:span></text:p>
      <text:p text:style-name="P354"/>
      <text:p text:style-name="P458">Хлоп-хлоп-хлоп… </text:p>
      <text:p text:style-name="P146"><text:span text:style-name="T467">Если бы кто-то ещё год назад сказал тебе, Хуман, что ты станешь конеёбом — ты бы рассмеялся ему в лицо </text:span><text:span text:style-name="T468">и покрутил пальцем у виска! Или же лениво послал бы его подальше. </text:span><text:span text:style-name="T469">Любить лошадь — это даже не смешно</text:span><text:span text:style-name="T468">…</text:span></text:p>
      <text:p text:style-name="P459">Хлоп-хлоп-хлоп…</text:p>
      <text:p text:style-name="P459">Но получилось так, как получилось. <text:span text:style-name="T1079">Ты</text:span><text:span text:style-name="T1077"> и сам не успел оглянуться, как вот уже год встреча</text:span><text:span text:style-name="T1079">ешься</text:span><text:span text:style-name="T1077"> с лошадью. Ну, не лошадью — пони, но это практически одно и то же…</text:span></text:p>
      <text:p text:style-name="P460">Хлоп-хлоп-хлоп…</text:p>
      <text:p text:style-name="P460">И ведь нельзя сказать, что <text:span text:style-name="T1079">ты</text:span> её люб<text:span text:style-name="T1079">ишь</text:span> — совсем нет, у <text:span text:style-name="T1079">в</text:span>ас исключительно дружеские отношения. <text:span text:style-name="T1078">Но так получилось, что жеребцы игнорир</text:span><text:span text:style-name="T1079">уют</text:span><text:span text:style-name="T1078"> Джет из-за её кожаного крыла летучей мыши. А у </text:span><text:span text:style-name="T1079">т</text:span><text:span text:style-name="T1078">е</text:span><text:span text:style-name="T1079">б</text:span><text:span text:style-name="T1078">я всё ещё хуже — на Эквусе совсем нет людей. И </text:span><text:span text:style-name="T1079">в</text:span><text:span text:style-name="T1078">ы неплохо узнали друг-друга за </text:span><text:span text:style-name="T39">месяц</text:span><text:span text:style-name="T1078"> совместного похода к Дрогонштерну…</text:span></text:p>
      <text:p text:style-name="P461">Хлопхлопхлоп…</text:p>
      <text:p text:style-name="P147"><text:span text:style-name="T470">И тогда, в один прекрасный день (точнее, это была ночь, ты это помнишь как сейчас — вы сидели на крыше только что </text:span><text:span text:style-name="T482">смастерённого </text:span><text:span text:style-name="T930">вами вместе</text:span><text:span text:style-name="T470"> домика, попивали пивко, любовались звёздами и Джет предложила…) вы решили, а почему бы и нет? </text:span><text:span text:style-name="T471">Технически, ты уже всё равно потерял невинность с пони, когда тебя поймала </text:span><text:span text:style-name="T472">и использовала </text:span><text:span text:style-name="T471">Платина, смысл сейчас отгораживаться? Джет по-любому лучше твоей правой руки…</text:span></text:p>
      <text:p text:style-name="P462">Х<text:span text:style-name="T1082">ЛОПХЛОПХЛОПХЛОПХЛОП!!!</text:span></text:p>
      <text:p text:style-name="P462"/>
      <text:p text:style-name="P463">Я прижимаю<text:span text:style-name="T1083">сь </text:span>к крупу Джет в последнем, самом <text:s/>мощном толчке, извергаясь в неё фонтаном удовольствия.</text:p>
      <text:p text:style-name="P148"><text:span text:style-name="T472">- </text:span><text:span text:style-name="T473">Что-то ты быстро сегодня, - хихикает </text:span><text:span text:style-name="T475">пегаска</text:span><text:span text:style-name="T473">. </text:span><text:span text:style-name="T476">Из-за е</text:span><text:span text:style-name="T473">ё стоящих торчком крыльев </text:span><text:span text:style-name="T476">виден только сморщившийся в ехидной улыбке нос</text:span><text:span text:style-name="T473">. - Устал от получаса хуфбола? Стареешь, </text:span><text:span text:style-name="T476">чувак</text:span><text:span text:style-name="T473">.</text:span></text:p>
      <text:p text:style-name="P464">Я наклоняюсь вперёд и отвожу в сторону левое крыло.</text:p>
      <text:p text:style-name="P150"><text:span text:style-name="T473">- </text:span><text:span text:style-name="T474">Кто бы говорил, подруга! </text:span><text:span text:style-name="T476">Сама пыхтишь, как кузнечный мех!</text:span></text:p>
      <text:p text:style-name="P658"><text:span text:style-name="T476">Я </text:span><text:span text:style-name="T109">протягиваю руку и треплю её по радужной чёлке.</text:span></text:p>
      <text:p text:style-name="P150"><text:span text:style-name="T476">- </text:span><text:span text:style-name="T478">И вообще, п</text:span><text:span text:style-name="T475">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2">рубания дров и выкапывания картошки</text:span><text:span text:style-name="T475"> — </text:span><text:span text:style-name="T476">да я просто чемпион </text:span><text:span text:style-name="T478">этого полушария</text:span><text:span text:style-name="T476">!</text:span></text:p>
      <text:p text:style-name="P465">С этими словами я энергично пихаю Джет вперёд. Пегаска зажмуривается от удовольствия.</text:p>
      <text:p text:style-name="P149"><text:span text:style-name="T473">- </text:span><text:span text:style-name="T476">Ну, положим, я не от усталости пыхтю-у-у…</text:span></text:p>
      <text:p text:style-name="P149"><text:span text:style-name="T476">Речь пегаски становится неразборчивой, когда я начинаю массировать ей ложбинку в основании крыльев. </text:span><text:span text:style-name="T478">Она ложит голову на подушку и закрывает глаза.</text:span></text:p>
      <text:p text:style-name="P149"><text:span text:style-name="T476">- А я, положим, ещё не закончил. Так </text:span><text:span text:style-name="T477">кто тут стар, поняха?</text:span></text:p>
      <text:p text:style-name="P466">Хлоп-хлоп-хлоп…</text:p>
      <text:p text:style-name="P466"><text:soft-page-break/></text:p>
      <text:p text:style-name="P466">…</text:p>
      <text:p text:style-name="P466"/>
      <text:p text:style-name="P357">Пегас торопливо докладывает аликорнице, сидящей на сделанном наспех из зел<text:span text:style-name="T1080">е</text:span>ных веток троне.</text:p>
      <text:p text:style-name="P59"><text:span text:style-name="T125">- Неприсоединившиеся напали на наш патруль у северной границы. </text:span><text:span text:style-name="T126">Была попытка прорыва к яблочным полям Твердолобов. Отбита успешно, но </text:span><text:span text:style-name="T124">командор Ураган просит</text:span><text:span text:style-name="T126"> усиление </text:span><text:span text:style-name="T123">кордонов</text:span><text:span text:style-name="T126">. За последний месяц это уже третья попытка, северные кланы голодают. Мы ожидаем дальнейши</text:span><text:span text:style-name="T479">х</text:span><text:span text:style-name="T126"> нападени</text:span><text:span text:style-name="T479">й</text:span><text:span text:style-name="T126"> — более сильны</text:span><text:span text:style-name="T479">х</text:span><text:span text:style-name="T126"> и </text:span><text:span text:style-name="T480">интенсивных</text:span><text:span text:style-name="T126">.</text:span></text:p>
      <text:p text:style-name="P59"><text:span text:style-name="T109">- </text:span><text:span text:style-name="T120">Да, это в характере пегасов. </text:span><text:span text:style-name="T121">Напасть, украсть и умчаться вместо взаимовыгодного сотрудничества, - вздыхает Селестия с трона. - </text:span><text:span text:style-name="T122">Я разберусь с этим. Что ещё?</text:span></text:p>
      <text:p text:style-name="P59"><text:span text:style-name="T122">- </text:span><text:span text:style-name="T479">Грифоны</text:span><text:span text:style-name="T123">. </text:span><text:span text:style-name="T480">Требуют от вас выйти замуж за ихнего принца Гьюто Второго и объединить королевства. В противном случае угрожают войной.</text:span></text:p>
      <text:p text:style-name="P151"><text:span text:style-name="T123">- М-м-м. </text:span><text:span text:style-name="T481">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3">и </text:span><text:span text:style-name="T481">это предложение не перестанет быть актуальным. Кто у них сейчас послом?</text:span></text:p>
      <text:p text:style-name="P60"><text:span text:style-name="T481">- </text:span><text:span text:style-name="T640">Гуннар</text:span><text:span text:style-name="T481"> Железноклювый.</text:span></text:p>
      <text:p text:style-name="P60"><text:span text:style-name="T481">- Сообщи ему, что я в восторге от великодушного предложения и приму высокого посла через месяц, который понадобится на приготовлени</text:span><text:span text:style-name="T483">я</text:span><text:span text:style-name="T481"> к свадьбе.</text:span></text:p>
      <text:p text:style-name="P61"><text:span text:style-name="T123">П</text:span><text:span text:style-name="T124">егас кивает и улетает. Его место занимает земнопони. </text:span><text:span text:style-name="T127">Потом единорог. Пони </text:span><text:span text:style-name="T128">один за другим </text:span><text:span text:style-name="T127">обращаются к Селестии со своими проблемами, внимательно выслушивают </text:span><text:span text:style-name="T129">распоряжения</text:span><text:span text:style-name="T127">, </text:span><text:span text:style-name="T128">кивают</text:span><text:span text:style-name="T127"> и уходят. </text:span><text:span text:style-name="T128">И приходят новые. Череда пони прерывается только к обеду, когда солнце уже висит высоко над головой.</text:span></text:p>
      <text:p text:style-name="P62"><text:span text:style-name="T128">Я </text:span><text:span text:style-name="T129">затворяю дверь за последним.</text:span></text:p>
      <text:p text:style-name="P358">- Если это у тебя каждый день так, не завидую тебе, подруга. У меня уже на втором десятке стала дёргаться бровь.</text:p>
      <text:p text:style-name="P35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59">- <text:span text:style-name="T982">Как я понимаю, пони не </text:span><text:span text:style-name="T983">собираются </text:span><text:span text:style-name="T982">отказываться </text:span><text:span text:style-name="T983">от твоих услуг?</text:span></text:p>
      <text:p text:style-name="P359">- <text:span text:style-name="T983">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984">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2"><text:span text:style-name="T129">- </text:span><text:span text:style-name="T130">Заводи себе помощников. Пара толковых е</text:span><text:span text:style-name="T131">динорогов могут рассматривать простенькие дела, оставляя тебе самые важные. Это тебя здорово разгрузит.</text:span></text:p>
      <text:p text:style-name="P62"><text:span text:style-name="T131">-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2">Особенно если решать приходится проблемы пони другой расы: межрасовая неприязь</text:span><text:span text:style-name="T131"> </text:span><text:span text:style-name="T132">всё ещё велика. </text:span><text:span text:style-name="T131">На руководство уходит практически столько же времени, как если бы я занималась делами сама, увы.</text:span></text:p>
      <text:p text:style-name="P62"><text:span text:style-name="T131">- А если взять больше единорогов? И подыскать им руководителя </text:span><text:span text:style-name="T133">другой расы для баланса</text:span><text:span text:style-name="T131">?</text:span></text:p>
      <text:p text:style-name="P62"><text:soft-page-break/><text:span text:style-name="T131">- </text:span><text:span text:style-name="T132">Легко сказать! </text:span><text:span text:style-name="T133">У меня нет знакомых пони, которым я могла бы доверить руководящую должность.</text:span></text:p>
      <text:p text:style-name="P360">- А не пони?</text:p>
      <text:p text:style-name="P62"><text:span text:style-name="T131">- </text:span><text:span text:style-name="T134">Кого ты имеешь ввиду?</text:span></text:p>
      <text:p text:style-name="P62"><text:span text:style-name="T134">- Ду-</text:span><text:span text:style-name="T627">у</text:span><text:span text:style-name="T134">-умай… - я завожу глаза к небу. </text:span><text:span text:style-name="T135">Иногда </text:span><text:span text:style-name="T140">эти непарнокопытные</text:span><text:span text:style-name="T135"> бывают до смешного тупыми.</text:span></text:p>
      <text:p text:style-name="P619"><text:span text:style-name="T134">К</text:span><text:span text:style-name="T109">опыто хлопается в лоб аликорницы с гулким звуком.</text:span></text:p>
      <text:p text:style-name="P619"><text:span text:style-name="T109">-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5">мой друг</text:span><text:span text:style-name="T109">. </text:span><text:span text:style-name="T135">Что тебе нужно для старта?</text:span></text:p>
      <text:p text:style-name="P63"><text:span text:style-name="T135">- Д</text:span><text:span text:style-name="T532">ля начала </text:span><text:span text:style-name="T136">мне нужно знать состояние дел. </text:span><text:span text:style-name="T531">Каков профицит бюджета</text:span><text:span text:style-name="T136">? </text:span><text:span text:style-name="T531">Какая инфляция</text:span><text:span text:style-name="T136">? </text:span><text:span text:style-name="T531">Какова закредитованность бизнеса</text:span><text:span text:style-name="T136">?</text:span></text:p>
      <text:p text:style-name="P63"><text:span text:style-name="T136">- </text:span><text:span text:style-name="T931">Профицит</text:span><text:span text:style-name="T921">? </text:span><text:span text:style-name="T931">Инфляция</text:span><text:span text:style-name="T921">? </text:span><text:span text:style-name="T931">Закредитованность</text:span><text:span text:style-name="T921">?</text:span></text:p>
      <text:p text:style-name="P620"><text:span text:style-name="T136">Н</text:span><text:span text:style-name="T109">а морде аликорницы написано неподдельное изумление. Теперь пришёл мой черёд хлопать ладонью в фейс.</text:span></text:p>
      <text:p text:style-name="P64"><text:span text:style-name="T137">- Ты хочешь сказать, что не знакома с основами </text:span><text:span text:style-name="T533">экономики</text:span><text:span text:style-name="T137">?</text:span></text:p>
      <text:p text:style-name="P620"><text:span text:style-name="T109">- </text:span><text:span text:style-name="T138">Хуман, ты говоришь непонятные слова, - жалуется Селестия. - </text:span><text:span text:style-name="T139">Мне кажется, мы говорим на разных языках.</text:span></text:p>
      <text:p text:style-name="P64"><text:span text:style-name="T139">- </text:span><text:span text:style-name="T142">Но хоть налоги ты собираешь?</text:span></text:p>
      <text:p text:style-name="P361">Ответом мне становится недоумённый взгляд.</text:p>
      <text:p text:style-name="P65"><text:span text:style-name="T142">- </text:span><text:span text:style-name="T143">Ну, откуда ты берёшь финансы? Деньги на содержание?</text:span><text:span text:style-name="T142"> </text:span><text:span text:style-name="T143">Проще говоря, на что ты живёшь? Чем оплачиваешь обеды и ужины? За какие деньги построила этот дом для приёмов? </text:span><text:span text:style-name="T145">Чем собираешься платить зарплату служащим? </text:span><text:span text:style-name="T534">Чем выдавать кредиты бизнесу?</text:span></text:p>
      <text:p text:style-name="P362">Селестия смотрит на меня как на марсианина.</text:p>
      <text:p text:style-name="P66"><text:span text:style-name="T143">- </text:span><text:span text:style-name="T144">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5">огромное </text:span><text:span text:style-name="T144">спасибо. Дом этот построили мы с Луной после приёмов за два месяца. </text:span><text:span text:style-name="T146">И что такое </text:span><text:span text:style-name="T534">кредиты</text:span><text:span text:style-name="T146">?</text:span></text:p>
      <text:p text:style-name="P621"><text:span text:style-name="T139">Я </text:span><text:span text:style-name="T109">осматриваю убранство приёмной аликорницы и мне всё становится ясно.</text:span></text:p>
      <text:p text:style-name="P61"><text:span text:style-name="T124">- </text:span><text:span text:style-name="T145">Вот почему в нём так много щелей и косые стены. </text:span><text:span text:style-name="T140">Понятно. Тогда позволь мне рассказать всё, что я знаю </text:span><text:span text:style-name="T141">про </text:span><text:span text:style-name="T535">экономику </text:span><text:span text:style-name="T141">государств</text:span><text:span text:style-name="T535">а</text:span><text:span text:style-name="T141">. Тебе пригодится. </text:span><text:span text:style-name="T146">Ведь даже помощников-единорогов надо на что-то содержать. Вряд ли они будут работать забесплатно — на это только ты горазда. </text:span><text:span text:style-name="T147">А без помощников ты скоро </text:span><text:span text:style-name="T148">будешь работать и ночью.</text:span></text:p>
      <text:p text:style-name="P363">Уши аликорницы поникли и она грустно улыбнулась.</text:p>
      <text:p text:style-name="P67"><text:span text:style-name="T148">- Как это ни печально осознавать, ты прав. Я стараюсь быть полезной пони и мне приносит счастье делать их жизнь чуточку легче. </text:span><text:span text:style-name="T178">Но г</text:span><text:span text:style-name="T148">од назад мне казалось, </text:span><text:span text:style-name="T149">стоит напрячься посильнее и проблемы иссякнут. </text:span><text:span text:style-name="T178">А</text:span><text:span text:style-name="T149"> </text:span><text:span text:style-name="T150">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8">И, ты прав, часто мне приходится работать и ночью.</text:span></text:p>
      <text:p text:style-name="P622"><text:span text:style-name="T150">Я </text:span><text:span text:style-name="T109">сочувственно киваю головой.</text:span></text:p>
      <text:p text:style-name="P68"><text:span text:style-name="T152">-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2">всех принимать. Единственное решение этому — делегирование полномочий. </text:span><text:span text:style-name="T151">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3">В отличие от тебя, они не </text:span><text:span text:style-name="T200">смогут</text:span><text:span text:style-name="T153"> работать на голом энтузиазме.</text:span><text:span text:style-name="T151"> А налоги ты не сможешь собирать без служащих. </text:span><text:span text:style-name="T153">Кроме того, тебе придётся обзавестись полицией для поддержания порядка. А в дальнейшей перспективе и армией.</text:span><text:span text:style-name="T151"> Так это работает.</text:span></text:p>
      <text:p text:style-name="P364">- Слишком запутанно, - бормочет аликорница. - Я не справлюсь.</text:p>
      <text:p text:style-name="P68"><text:span text:style-name="T151">-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3">есть</text:span><text:span text:style-name="T151"> и просто отказывать всем пони, которых уже не в силах принять.</text:span></text:p>
      <text:p text:style-name="P364">- Нет-нет, что ты! Нельзя оставлять <text:span text:style-name="T1000">пони</text:span> наедине с их бедами! Я выучу основы государства <text:span text:style-name="T1090">и экономики</text:span>, если это поможет мне лучше помогать пони! Не уходи!</text:p>
      <text:p text:style-name="P365">Я сажусь рядом с Селестией и потираю пальцем подбородок.</text:p>
      <text:p text:style-name="P365">- <text:span text:style-name="T988">Отлично. </text:span>Итак, запоминай…</text:p>
      <text:p text:style-name="P364">…</text:p>
      <text:p text:style-name="P364"/>
      <text:p text:style-name="P287"><text:span text:style-name="T179">~~~</text:span><text:span text:style-name="T151">Д</text:span><text:span text:style-name="T109">есять лет </text:span><text:span text:style-name="T625">от основания Эквестрии</text:span><text:span text:style-name="T179">~~~</text:span></text:p>
      <text:p text:style-name="P467"/>
      <text:p text:style-name="P152"><text:span text:style-name="T484">- </text:span><text:span text:style-name="T154">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623"><text:span text:style-name="T109">Бригадир </text:span><text:span text:style-name="T155">из племени Камнезадов </text:span><text:span text:style-name="T109">чешет потную шею и сплёвывает.</text:span></text:p>
      <text:p text:style-name="P623"><text:span text:style-name="T109">Я не отрываюсь от чертежей. </text:span><text:span text:style-name="T155">Стоит ли говорить ему, что бригадир от Твердолобов точно так же жалуется на строителей из Камнезадов?</text:span><text:span text:style-name="T109">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9"><text:span text:style-name="T154">- </text:span><text:span text:style-name="T156">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366">Шея Фенса краснеет. Видно, что он еле сдерживается.</text:p>
      <text:p text:style-name="P72"><text:span text:style-name="T156">- Да этот щенок Брикс мне в сынки годится! Я с моими ребятами </text:span><text:span text:style-name="T157">обойдём </text:span><text:span text:style-name="T156">его </text:span><text:span text:style-name="T157">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624"><text:span text:style-name="T109">Бухтение обиженного бригадира наконец сти</text:span><text:span text:style-name="T159">хает</text:span><text:span text:style-name="T109"> </text:span><text:span text:style-name="T158">на улице</text:span><text:span text:style-name="T109">. </text:span><text:span text:style-name="T158">Я в</text:span><text:span text:style-name="T159">озвращаюсь</text:span><text:span text:style-name="T158"> к чертежам.</text:span></text:p>
      <text:p text:style-name="P70"><text:span text:style-name="T158">П</text:span><text:span text:style-name="T159">ервоначальный вариант замка выглядел слишком мрачно из-за большой любви Луны к ночной стилистике. </text:span><text:span text:style-name="T162">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59">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0">На этой почве у нас даже возник конфликт с Луной и Селестии пришлось защищать меня от увольнения с должности первого советника </text:span><text:span text:style-name="T161">д</text:span><text:span text:style-name="T160">иархии. </text:span><text:span text:style-name="T162">Так или иначе, мне удалось </text:span><text:soft-page-break/><text:span text:style-name="T162">отстоять легкость </text:span><text:span text:style-name="T163">архитектуры</text:span><text:span text:style-name="T162"> замка, отдав на откуп Луне башн</text:span><text:span text:style-name="T163">ю для личных покоев у</text:span><text:span text:style-name="T162"> задней стены и множество скрытых «сюрпризов» внутри замка.</text:span></text:p>
      <text:p text:style-name="P71"><text:span text:style-name="T162">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3">одушие</text:span><text:span text:style-name="T162">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3">сегодня</text:span><text:span text:style-name="T162"> в нём был первый приём делегации </text:span><text:span text:style-name="T163">неприсоединившихся пегасов</text:span><text:span text:style-name="T162">. </text:span><text:span text:style-name="T485">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468">Чертежи летят в стол. Я закрываю ящик на ключ и выхожу из строительной каптёрки.</text:p>
      <text:p text:style-name="P659"><text:span text:style-name="T485">В</text:span><text:span text:style-name="T109">сё, хватит с меня этого дерьма на сегодня!</text:span></text:p>
      <text:p text:style-name="P367"/>
      <text:p text:style-name="P153"><text:span text:style-name="T486">Дом встречает привычным уютом гостинной с тростниковыми циновками и незастеленной с утра постелью. </text:span><text:span text:style-name="T487">Я </text:span><text:span text:style-name="T488">закрываю распахнутое настежь</text:span><text:span text:style-name="T487"> окно </text:span><text:span text:style-name="T488">в сад </text:span><text:span text:style-name="T487">и иду к бару. Надо бы </text:span><text:span text:style-name="T489">хлопнуть</text:span><text:span text:style-name="T487"> </text:span><text:span text:style-name="T488">вишнёвой наливки</text:span><text:span text:style-name="T487">, общение с бригадирами сильно подрывает душевное спокойствие.</text:span></text:p>
      <text:p text:style-name="P154"><text:span text:style-name="T491">У</text:span><text:span text:style-name="T488">спеваю выпить рюмку на залитом вечерними лучами балконе, когда </text:span><text:span text:style-name="T491">крылья</text:span><text:span text:style-name="T489"> закрывают мне глаза, а талию </text:span><text:span text:style-name="T491">и плечи </text:span><text:span text:style-name="T489">крепко обхватывают пружинистые ноги.</text:span></text:p>
      <text:p text:style-name="P469">- Угадай с третьего раза, кто? - слышу над ухом знакомый голос.</text:p>
      <text:p text:style-name="P155"><text:span text:style-name="T489">Я наощуп</text:span><text:span text:style-name="T491">ь</text:span><text:span text:style-name="T489"> ставлю бокал на столик и отрываю </text:span><text:span text:style-name="T491">крылья</text:span><text:span text:style-name="T489"> от глаз.</text:span></text:p>
      <text:p text:style-name="P660"><text:span text:style-name="T109">- Я и с первого раза отлично угадаю, </text:span><text:span text:style-name="T490">Джет. </text:span><text:span text:style-name="T491">Твои крылья ни с чем не спутаешь.</text:span></text:p>
      <text:p text:style-name="P660"><text:span text:style-name="T491">- Это точно, - хихикает Джет и тащит меня к постели, неистово молотя крыльями. </text:span><text:span text:style-name="T492">Я по пути привычно успеваю сбросить одежду…</text:span></text:p>
      <text:p text:style-name="P472">…</text:p>
      <text:p text:style-name="P155"><text:span text:style-name="T492">- </text:span><text:span text:style-name="T493">Ты офигенски крут… Мне будет тебя недоставать… - потягивается пегаска через полчаса. </text:span><text:span text:style-name="T494">Её нога лежит у меня на животе, а крыло укрывает бархатной периной.</text:span></text:p>
      <text:p text:style-name="P473">- Недоставать? - недоумеваю я.</text:p>
      <text:p text:style-name="P158"><text:span text:style-name="T494">- Я прилетела попрощаться, </text:span><text:span text:style-name="T495">Хуман</text:span><text:span text:style-name="T494">. Я, вроде как, нашла себе жеребца. </text:span><text:span text:style-name="T505">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4"><text:s/></text:span><text:span text:style-name="T505">И о</text:span><text:span text:style-name="T494">н хочет создать со мной табун. Его не парят мои разные крылья.</text:span></text:p>
      <text:p text:style-name="P155"><text:span text:style-name="T494">- </text:span><text:span text:style-name="T496">Но… Как же…</text:span></text:p>
      <text:p text:style-name="P159"><text:span text:style-name="T496">- Извини, <text:s/>- мягко останавливает Джет. - Мы же друзья, Хуман. </text:span><text:span text:style-name="T507">За эт и годы я</text:span><text:span text:style-name="T496"> много думала о нас. </text:span><text:span text:style-name="T497">Мы могли бы… могли бы создать табун, но с тобой у меня не будет жеребят. Мы ведь много раз пытались, когда я была в охоте, и всё без толку. </text:span><text:span text:style-name="T506">Я даже ходила к Платине за советом. Ну, знаешь, она головастая и много чего знает. И она сказала, что наши </text:span><text:span text:style-name="T507">гаметы несовместимы. </text:span><text:span text:style-name="T518">Знаешь, э</text:span><text:span text:style-name="T507">то такие маленькие-маленькие </text:span><text:span text:style-name="T508">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8">исследовала мои и твои гаметы и пришла к выводу, что они несовместимы. </text:span><text:span text:style-name="T518">У нас не может быть жеребят.</text:span></text:p>
      <text:p text:style-name="P474">- Постой, как Платина могла исследовать мои гаметы? Я не сдавал их ей для исследований.</text:p>
      <text:p text:style-name="P474">- Ты такой глупый, Хуман, - невинно хлопает глазами Джет. - Их сдавала я. Я ведь хотела основать с тобой табун и пыталась решить проблему.</text:p>
      <text:p text:style-name="P474">- Ты хотела… и пыталась?</text:p>
      <text:p text:style-name="P159"><text:span text:style-name="T508">- Ага, - кивает головой пегаска. - Платина говорит, большинство разумных видов </text:span><text:span text:style-name="T509">Эквуса соместимы </text:span><text:span text:style-name="T518">друг с другом </text:span><text:span text:style-name="T509">на уровне гамет. Вот почему у нас так много гибридов: мантикор, минотавров, грифонов, пегасов. </text:span><text:span text:style-name="T518">Магия делает их совместимыми.</text:span><text:span text:style-name="T509"> То, что наши гаметы </text:span><text:span text:style-name="T518">не подходят друг дружке</text:span><text:span text:style-name="T509">, совершенно удивительно. Как и то, что ты — единственный в своём роде. <text:s/></text:span><text:span text:style-name="T513">Платина говорит, что в этом ты похож на аликорнов. </text:span><text:span text:style-name="T509">И она не смогла найти способ </text:span><text:span text:style-name="T510">подружить </text:span><text:span text:style-name="T509">наши гаметы.</text:span></text:p>
      <text:p text:style-name="P661"><text:span text:style-name="T509">Д</text:span><text:span text:style-name="T109">жет вздыхает.</text:span></text:p>
      <text:p text:style-name="P159"><text:span text:style-name="T508">- </text:span><text:span text:style-name="T497">Табун не будет прочным, если кто-то в нём будет несчастен, </text:span><text:span text:style-name="T509">Хуман</text:span><text:span text:style-name="T497">. </text:span><text:span text:style-name="T510">А я… Мне нужны жеребята. </text:span><text:span text:style-name="T513">И я не могу больше ждать.</text:span></text:p>
      <text:p text:style-name="P367">- <text:span text:style-name="T1084">Да, конечно, без проблем, - с улыбкой отвечаю я, хотя всё во мне медленно леденеет.</text:span></text:p>
      <text:p text:style-name="P470">Всё правильно, всё именно так, как она говорит. Мы <text:span text:style-name="T1085">уже десять лет </text:span>друзья и у нас нет потомства, хотя мы никогда не предохранялись. Почему же мне так холодно?</text:p>
      <text:p text:style-name="P470"/>
      <text:p text:style-name="P157"><text:span text:style-name="T504">- </text:span><text:span text:style-name="T503">Надеюсь, ты будешь иногда заглядывать на огонёк? Просто посидеть на балконе по-дружески, за кружкой пива?</text:span></text:p>
      <text:p text:style-name="P662"><text:span text:style-name="T503">Н</text:span><text:span text:style-name="T109">ет, я сразу понимаю, что несу вздор. Мне будет больно смотреть на неё и понимать, что она не моя. </text:span><text:span text:style-name="T514">Что мы больше не вместе.</text:span><text:span text:style-name="T109"> </text:span><text:span text:style-name="T512">А если она прилетит с ним? </text:span><text:span text:style-name="T511">Я буду улыбаться им двоим и поддерживать вежливый ничего не значащий разговор </text:span><text:span text:style-name="T514">и фальшиво смеяться на их шутки</text:span><text:span text:style-name="T511">. Но внутри меня будет ад.</text:span><text:span text:style-name="T109"> Да, мы дружили, это верно… Но всё равно я знал, что она была моя. И теперь мне будет больно.</text:span></text:p>
      <text:p text:style-name="P475"/>
      <text:p text:style-name="P475">Похоже, это понимает и Джет.</text:p>
      <text:p text:style-name="P470"/>
      <text:p text:style-name="P156"><text:span text:style-name="T498">Пегаска </text:span><text:span text:style-name="T503">молча </text:span><text:span text:style-name="T498">потягивается, целует меня и встаёт с постели. </text:span><text:span text:style-name="T499">Короткая пробежка на балкон, прыжок через перила и Джет распахивает крылья. </text:span><text:span text:style-name="T500">Я вижу заходящее солнце сквозь её радужный хвост. Вскоре слёзы мешают </text:span><text:span text:style-name="T502">мне </text:span><text:span text:style-name="T500">смотреть.</text:span></text:p>
      <text:p text:style-name="P156"><text:span text:style-name="T502">Х</text:span><text:span text:style-name="T501">олодно.</text:span></text:p>
      <text:p text:style-name="P367"/>
      <text:p text:style-name="P367">…</text:p>
      <text:p text:style-name="P471"/>
      <text:p text:style-name="P160"><text:span text:style-name="T51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6">ка</text:span><text:span text:style-name="T514">. Пара камней, брошенных с особой злостью, </text:span><text:span text:style-name="T515">достигают</text:span><text:span text:style-name="T514"> противоположного берега.</text:span></text:p>
      <text:p text:style-name="P471"/>
      <text:p text:style-name="P73"><text:soft-page-break/><text:span text:style-name="T162">- </text:span><text:span text:style-name="T163">Хуман, вот ты где! Я ищу тебя с полудня!</text:span></text:p>
      <text:p text:style-name="P73"><text:span text:style-name="T517">Белая фигура</text:span><text:span text:style-name="T164"> </text:span><text:span text:style-name="T514">планирует на берег озера</text:span><text:span text:style-name="T164">.</text:span></text:p>
      <text:p text:style-name="P73"><text:span text:style-name="T164">- </text:span><text:span text:style-name="T165">Хуман, мне надо поговорить с тобой!</text:span></text:p>
      <text:p text:style-name="P368"/>
      <text:p text:style-name="P663"><text:span text:style-name="T165">Я </text:span><text:span text:style-name="T109">бр</text:span><text:span text:style-name="T519">о</text:span><text:span text:style-name="T109">с</text:span><text:span text:style-name="T519">а</text:span><text:span text:style-name="T109">ю камн</text:span><text:span text:style-name="T519">и в озеро, один за другим</text:span><text:span text:style-name="T109">.</text:span></text:p>
      <text:p text:style-name="P664"><text:span text:style-name="T109">- </text:span><text:span text:style-name="T516">Привет, Сел. </text:span><text:span text:style-name="T109">Как прошёл первый приём в новом за</text:span><text:span text:style-name="T516">л</text:span><text:span text:style-name="T109">е?</text:span></text:p>
      <text:p text:style-name="P368">-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086">семь</text:span> лет они будут готовы к политическому союзу <text:span text:style-name="T1024">с Эквестрией</text:span>.</text:p>
      <text:p text:style-name="P73"><text:span text:style-name="T16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6">Но, как видишь, авторитет власти подкрепляется в том числе и резиденцией монарха. А авторитет может многое…</text:span></text:p>
      <text:p text:style-name="P161"><text:span text:style-name="T163">- </text:span><text:span text:style-name="T166">Да, да, ты был прав, </text:span><text:span text:style-name="T180">мой друг</text:span><text:span text:style-name="T166">… Но Хуман, я сейчас не об этом… </text:span><text:span text:style-name="T517">Мне нужна твоя помощь.</text:span></text:p>
      <text:p text:style-name="P162"><text:span text:style-name="T517">- Вот уже десять лет, как я помогаю тебе Сел. Почему </text:span><text:span text:style-name="T522">же </text:span><text:span text:style-name="T517">сейчас тебе нужна особая просьба ко мне? Я стал слишком заносчив? </text:span><text:span text:style-name="T518">Или ты планируешь от меня жеребят и хочешь, чтобы я сдал свои гаметы Платине на предмет совместимости с твоими?</text:span></text:p>
      <text:p text:style-name="P665"><text:span text:style-name="T166">С </text:span><text:span text:style-name="T109">этими словами я швыряю в пруд каменный блин. Нас окатывает туча брызг.</text:span></text:p>
      <text:p text:style-name="P476">Селестия молча переминается с ноги на ногу. Её медленно заливает краска.</text:p>
      <text:p text:style-name="P163"><text:span text:style-name="T518">- </text:span><text:span text:style-name="T519">Что касается гамет, то аликорны не совместимы ни с кем, - тихо говорит она. - Увы, проверено.</text:span></text:p>
      <text:p text:style-name="P163"><text:span text:style-name="T519">- Извини, Сел, - наконец, поворачиваюсь к ней лицом. - Препаршивое настроение. </text:span><text:span text:style-name="T521">Я не должен был набрасываться на тебя. </text:span><text:span text:style-name="T519">От меня ушла Джет.</text:span></text:p>
      <text:p text:style-name="P161"><text:span text:style-name="T166">- </text:span><text:span text:style-name="T519">О-о-о, понимаю, - кивает аликорница. - Моё сочувствие. Я приду к тебе позже.</text:span></text:p>
      <text:p text:style-name="P161"><text:span text:style-name="T519">- </text:span><text:span text:style-name="T520">Не надо позже. Что у тебя?</text:span></text:p>
      <text:p text:style-name="P666"><text:span text:style-name="T520">- </text:span><text:span text:style-name="T522">Ты будешь смеяться горьким смехом, но я в похожем положении. Только от тебя ушла твоя особенная пон</text:span><text:span text:style-name="T523">и</text:span><text:span text:style-name="T522">, а от меня уходит сестра.</text:span></text:p>
      <text:p text:style-name="P477"/>
      <text:p text:style-name="P667"><text:span text:style-name="T520">А</text:span><text:span text:style-name="T109">ликорница с убитым видом садится на берег рядом со мной и продолжает.</text:span></text:p>
      <text:p text:style-name="P371"/>
      <text:p text:style-name="P164"><text:span text:style-name="T166">- </text:span><text:span text:style-name="T167">Луна </text:span><text:span text:style-name="T524">давно </text:span><text:span text:style-name="T167">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1"><text:span text:style-name="T167">- </text:span><text:span text:style-name="T168">О чём ты говоришь? Я видел вас </text:span><text:span text:style-name="T169">мельком </text:span><text:span text:style-name="T168">на приёме сегодня — вы отлично смотрелись вместе и говорили и действовали в унисон.</text:span></text:p>
      <text:p text:style-name="P369">- О, да, на публике мы <text:span text:style-name="T989">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088"> Я не рассказывала тебе этого раньше, Хуман… </text:span><text:span text:style-name="T985">Мне кажется, пони не любят сестру… И её это очень ранит.</text:span></text:p>
      <text:p text:style-name="P372"><text:soft-page-break/></text:p>
      <text:p text:style-name="P372">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2"/>
      <text:p text:style-name="P37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2">Селестия удивлённо смотрит на меня.</text:p>
      <text:p text:style-name="P74"><text:span text:style-name="T17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1">выходит вечером. Увы, это её и подводит. Все считают, что она приносит на Эквус ночь.</text:span></text:p>
      <text:p text:style-name="P373">- Даже если и так, что в этом плохого? Ночь — чудесное время суток!</text:p>
      <text:p text:style-name="P373"/>
      <text:p text:style-name="P374">Аликорница вымученно улыбается.</text:p>
      <text:p text:style-name="P75"><text:span text:style-name="T171">- Хоть кому-то она нравится. Нет, Хуман, ты далёк от психологии пони. Пони не любят ночь. Ночь темна и полна опасностей. </text:span><text:span text:style-name="T172">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3">И она считает, что я специально настраиваю пони, чтобы они любили только меня. Я чувствую это в её взгляде, в её жестах и речи.</text:span></text:p>
      <text:p text:style-name="P376"/>
      <text:p text:style-name="P76"><text:span text:style-name="T172">Аликорница в</text:span><text:span text:style-name="T536">здыхает</text:span><text:span text:style-name="T172">.</text:span></text:p>
      <text:p text:style-name="P76"><text:span text:style-name="T172">- </text:span><text:span text:style-name="T524">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7">дольше</text:span><text:span text:style-name="T524"> затягивать. </text:span><text:span text:style-name="T172">Потому у меня есть к тебе просьба. Ты с самых истоков </text:span><text:span text:style-name="T528">Эквестрии</text:span><text:span text:style-name="T172"> стоишь рядом со мной, помощь твоя неоценима. Если бы ты смог примирить меня с сестрой… </text:span><text:span text:style-name="T525">Меня она слушать не станет. Но т</text:span><text:span text:style-name="T172">ы сможешь поговорить с ней, она не сторонится тебя. По-крайней мере, не больше, чем других. </text:span><text:span text:style-name="T173">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375">Я тяжко вздыхаю. Разруливать семейные дрязги — задание как раз для тебя, Хуман! <text:span text:style-name="T1087">Особенно если учесть, что свою семью ты сохранить не сумел.</text:span></text:p>
      <text:p text:style-name="P375">- Сел, ты знаешь, как я к тебе отношусь. В<text:span text:style-name="T990">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5"/>
      <text:p text:style-name="P375">Аликорница радостно пытается обнять меня, но я вытягиваю ладонь и останавливаю её.</text:p>
      <text:p text:style-name="P375">- Пожалуйста, без этих нежностей! Ты начинаешь напоминать принцессу Платину в состоянии магически стимулированной охоты. Не надо.</text:p>
      <text:p text:style-name="P375"><text:soft-page-break/>Селестия заводит глаза в потолок и вздыхает.</text:p>
      <text:p text:style-name="P375">-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5"/>
      <text:p text:style-name="P299"><text:span text:style-name="T978">Как бы не так. Не говорить же ей, что меня самого подмывает обнять её? </text:span><text:span text:style-name="T980">В этом есть нечто ненормальное, и я подспудно сопротивляюсь этому влечению из упрямства.</text:span><text:span text:style-name="T978"> Все эти десять лет я сдерживаю себя. </text:span><text:span text:style-name="T980">И случайности помогают мне в этом. </text:span><text:span text:style-name="T979">Сначала </text:span><text:span text:style-name="T980">я </text:span><text:span text:style-name="T979">сдерживал</text:span><text:span text:style-name="T980">ся</text:span><text:span text:style-name="T979">,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370"/>
      <text:p text:style-name="P71"><text:span text:style-name="T166">- </text:span><text:span text:style-name="T174">Не обращай внимания. Я уже давно забыл о Платине. Просто считай это моими маленькими заморочками. Я поговорю с Луной.</text:span></text:p>
      <text:p text:style-name="P71"><text:span text:style-name="T166">- </text:span><text:span text:style-name="T175">Ты настоящий друг, мой маленький человек</text:span><text:span text:style-name="T174">! И, да, у меня </text:span><text:span text:style-name="T175">к тебе </text:span><text:span text:style-name="T174">есть вторая просьба.</text:span></text:p>
      <text:p text:style-name="P71"><text:span text:style-name="T166">- </text:span><text:span text:style-name="T177">Только не говори, что у тебя есть ещё один разговор с </text:span><text:span text:style-name="T526">твоей сестрой</text:span><text:span text:style-name="T177">!</text:span></text:p>
      <text:p text:style-name="P71"><text:span text:style-name="T166">- </text:span><text:span text:style-name="T177">О, нет, не беспокойся. </text:span><text:span text:style-name="T175">Помоги мне с названием замка. Он обещает быть грандиозным! Пегасы были ошеломлены залом приёмов. </text:span><text:span text:style-name="T176">Э</text:span><text:span text:style-name="T175">то при том, что их не удивишь величественной архитектурой: </text:span><text:span text:style-name="T176">их новая столица, Клаудсдейл, п</text:span><text:span text:style-name="T181">о</text:span><text:span text:style-name="T176">лн</text:span><text:span text:style-name="T181">а</text:span><text:span text:style-name="T176"> архитектурных шедевров. </text:span><text:span text:style-name="T177">До конца следующего месяца он должен быть закончен, но я уже неделю не могу придумать ему название.</text:span></text:p>
      <text:p text:style-name="P625"><text:span text:style-name="T177">- </text:span><text:span text:style-name="T109">Нашла проблему! Назови его «Диснейленд».</text:span></text:p>
      <text:p text:style-name="P377">- Красивое название! А что оно означает?</text:p>
      <text:p text:style-name="P377">- Не помню, - я пожимаю плечами, - мне просто первым пришло в голову это слово.</text:p>
      <text:p text:style-name="P377">Селестия задумывается и кивает.</text:p>
      <text:p text:style-name="P377">- Хм-м. Диснейленд. Да будет так.</text:p>
      <text:p text:style-name="P377">- Стоп, я передумал!</text:p>
      <text:p text:style-name="P377">Аликорница удивлённо смотрит на меня.</text:p>
      <text:p text:style-name="P377">- В чём дело, Хуман?</text:p>
      <text:p text:style-name="P370">- <text:span text:style-name="T986">Можно немного помочь мне с первым заданием, если назвать его </text:span><text:span text:style-name="T987">«Замок Двух Сестёр». </text:span><text:span text:style-name="T986">Тогда твоя сестра поймёт, что ты думаешь о ней.</text:span></text:p>
      <text:p text:style-name="P377">Лик Селестии озаряется, она кивает с улыбкой.</text:p>
      <text:p text:style-name="P377">- Разумеется! Ты гений! Как я сама не подумала! Луна увидит, что я по-прежнему люблю её, а ты подтвердишь это в разговоре. Я верну свою сестру!</text:p>
      <text:p text:style-name="P378"/>
      <text:p text:style-name="P378">Ха! Если бы всё было так просто!</text:p>
      <text:p text:style-name="P378"/>
      <text:p text:style-name="P378">…</text:p>
      <text:p text:style-name="P378"/>
      <text:p text:style-name="P83"><text:soft-page-break/><text:span text:style-name="T193">Путь к башне Луны долог и извилист. </text:span><text:span text:style-name="T194">Мрачная мизантропка настояла на постройке мини-крепости у задней стены основного замка. </text:span><text:span text:style-name="T236">Заброшенная</text:span><text:span text:style-name="T198"> часть парка,</text:span><text:span text:style-name="T194"> </text:span><text:span text:style-name="T198">м</text:span><text:span text:style-name="T196">ногометровые стены и даже </text:span><text:span text:style-name="T197">небольшой ров</text:span><text:span text:style-name="T196"> с водой отделя</text:span><text:span text:style-name="T198">ют</text:span><text:span text:style-name="T196"> массивное строение от остальной части замка.</text:span><text:span text:style-name="T194"> </text:span><text:span text:style-name="T195">Только так я смог выбить её согласие на возведение основной части </text:span><text:span text:style-name="T197">дворца</text:span><text:span text:style-name="T195"> в легковесном стиле </text:span><text:span text:style-name="T198">огромных застеклённых залов и </text:span><text:span text:style-name="T195">стрельчатых, стремящихся вверх шпилей, соединённых друг с другом ажурными мостиками.</text:span></text:p>
      <text:p text:style-name="P84"><text:span text:style-name="T195">И </text:span><text:span text:style-name="T197">всё же в тяжеловесных формах башни </text:span><text:span text:style-name="T199">есть</text:span><text:span text:style-name="T197">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8">ет</text:span><text:span text:style-name="T197"> вкус, что ни говори. Просто её вкус не совпада</text:span><text:span text:style-name="T198">ет</text:span><text:span text:style-name="T197"> с</text:span><text:span text:style-name="T198">о</text:span><text:span text:style-name="T197"> вкусом подавляющей части пони, включая её сестру. Да что там, включая и меня самого! </text:span><text:span text:style-name="T198">Романтика Трансильвании графа Дракулы хороша в фильмах про вампиров, но в реале смотрится черезчур угрюмо.</text:span></text:p>
      <text:p text:style-name="P630"><text:span text:style-name="T109">Эту незатейливую истину мне нужно попытаться вложить в точёную головку </text:span><text:span text:style-name="T199">ночной главы диархии</text:span><text:span text:style-name="T109">, исполняя просьбу Селестии. Я поёживаюсь, несмотря на тёплый вечер.</text:span></text:p>
      <text:p text:style-name="P379"/>
      <text:p text:style-name="P85"><text:span text:style-name="T199">Небольшой мостик перекинут через ров и решётка поднята — но у </text:span><text:span text:style-name="T200">входа</text:span><text:span text:style-name="T199"> дежурят два стражника в полном доспехе и при оружии. </text:span><text:span text:style-name="T201">Они окидывают меня внимательным взглядом и один из них кивает головой — </text:span><text:span text:style-name="T200">королевскому советнику есть доступ даже в уборную принцесс. Я прохожу под арку ворот.</text:span></text:p>
      <text:p text:style-name="P86"><text:span text:style-name="T200">В</text:span><text:span text:style-name="T203">етер развивает </text:span><text:span text:style-name="T202">тяжёлые бархатные гардины, задувая с распахнутых дверей балкона. Закреплённый на </text:span><text:span text:style-name="T206">столе</text:span><text:span text:style-name="T202"> свиток, </text:span><text:span text:style-name="T206">тоненькая струйка песка в пятнадцатиминутных песочных часах</text:span><text:span text:style-name="T202"> и </text:span><text:span text:style-name="T205">открытая банка чернил</text:span><text:span text:style-name="T202"> свидетельствуют — принцесса отлучилась ненадолго и скоро вернётся. </text:span></text:p>
      <text:p text:style-name="P86"><text:span text:style-name="T202">«…</text:span><text:span text:style-name="T204">О</text:span><text:span text:style-name="T205">сновы </text:span><text:span text:style-name="T204"><text:s/></text:span><text:span text:style-name="T537">военной тактики</text:span><text:span text:style-name="T205"> с практически</text:span><text:span text:style-name="T537">ми</text:span><text:span text:style-name="T205"> </text:span><text:span text:style-name="T537">примерами</text:span><text:span text:style-name="T205">…</text:span><text:span text:style-name="T202">»</text:span></text:p>
      <text:p text:style-name="P87"><text:span text:style-name="T202">О</text:span><text:span text:style-name="T205">го! </text:span><text:span text:style-name="T210">Никак н</text:span><text:span text:style-name="T205">очная </text:span><text:span text:style-name="T210">мегера</text:span><text:span text:style-name="T205"> сменила меч на перо? </text:span><text:span text:style-name="T207">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2">Я располагаюсь на пуфике и стены и жду.</text:span></text:p>
      <text:p text:style-name="P631"><text:span text:style-name="T202">П</text:span><text:span text:style-name="T109">есок в часах ещё не успе</text:span><text:span text:style-name="T208">вает</text:span><text:span text:style-name="T109"> полностью просыпаться из верхней колбы в нижнюю, когда большая тень за гардинами опус</text:span><text:span text:style-name="T208">кается</text:span><text:span text:style-name="T109"> на балкон.</text:span></text:p>
      <text:p text:style-name="P385"/>
      <text:p text:style-name="P196"><text:span text:style-name="T207">- </text:span><text:span text:style-name="T208">Хуман? Что привело тебя в </text:span><text:span text:style-name="T628">Н</text:span><text:span text:style-name="T627">аш</text:span><text:span text:style-name="T208"> скромный чертог?</text:span></text:p>
      <text:p text:style-name="P88"><text:span text:style-name="T208">П</text:span><text:span text:style-name="T209">ринцесса Луна </text:span><text:span text:style-name="T537">на</text:span><text:span text:style-name="T210">девает</text:span><text:span text:style-name="T209"> до смешного домашние тапочки с помпонами, </text:span><text:span text:style-name="T210">стоящие рядом с бронированными накопытниками</text:span><text:span text:style-name="T209">. </text:span><text:span text:style-name="T21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8"><text:span text:style-name="T211">- Видишь ли… - заготовленные словесные конструкции </text:span><text:span text:style-name="T212">испаряются из памяти</text:span><text:span text:style-name="T21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8"><text:span text:style-name="T211">- </text:span><text:span text:style-name="T212">Ты хочешь спросить, почему </text:span><text:span text:style-name="T628">Мы</text:span><text:span text:style-name="T212"> сторон</text:span><text:span text:style-name="T628">имся </text:span><text:span text:style-name="T212">своей сестры? - напрямик спрашивает Луна.</text:span></text:p>
      <text:p text:style-name="P389">- Да, - облегчённо выдыхаю я. Иногда прямота тёмной аликорницы приходится весьма кстати.</text:p>
      <text:p text:style-name="P632"><text:span text:style-name="T212">Л</text:span><text:span text:style-name="T109">уна оборачивается и долго смотрит на меня немигающим взглядом. Я выдерживаю этот взгляд, хотя кожа на шее покрывается пупырышками.</text:span></text:p>
      <text:p text:style-name="P632"><text:soft-page-break/><text:span text:style-name="T109">В конце-концов аликорница легонько кивает и опять поворачивается к стряпне. </text:span><text:span text:style-name="T218">Густой кофейный аромат дразнит ноздри.</text:span></text:p>
      <text:p text:style-name="P632"><text:span text:style-name="T109">- </text:span><text:span text:style-name="T629">Мы</text:span><text:span text:style-name="T213"> рад</text:span><text:span text:style-name="T629">ы</text:span><text:span text:style-name="T213">, что сестра послала с этим вопрос</text:span><text:span text:style-name="T214">о</text:span><text:span text:style-name="T213">м не кого-нибудь, а тебя, Хуман. </text:span><text:span text:style-name="T221">Давно было пора. </text:span><text:span text:style-name="T629">Мы</text:span><text:span text:style-name="T221"> заждал</text:span><text:span text:style-name="T629">и</text:span><text:span text:style-name="T221">сь, - </text:span><text:span text:style-name="T537">чеканит она.</text:span></text:p>
      <text:p text:style-name="P633"><text:span text:style-name="T213">М</text:span><text:span text:style-name="T109">ои уши багровеют, я хочу провалиться сквозь пол. Быстро же меня раскусили! Я же предупреждал Селестию, что не умею разговаривать!</text:span></text:p>
      <text:p text:style-name="P390">- Вот как? Я весь во внимании…</text:p>
      <text:p text:style-name="P89"><text:span text:style-name="T215">- Ты единственный, кроме сестры, с кем </text:span><text:span text:style-name="T629">Мы</text:span><text:span text:style-name="T215"> на «ты», а данная тема очень болезненна и интимна, чтобы рассказывать её кому-то, с кем у </text:span><text:span text:style-name="T629">т</text:span><text:span text:style-name="T215">ебя нет доверительных отношений. С сестрой же </text:span><text:span text:style-name="T629">Мы</text:span><text:span text:style-name="T215"> обсуждать эту проблему не мо</text:span><text:span text:style-name="T629">жем</text:span><text:span text:style-name="T215"> по причине щекотливости проблемы. Нужен посредник и ты — наиболее подходящее лицо. Передай сестре, что </text:span><text:span text:style-name="T629">Мы</text:span><text:span text:style-name="T215"> благодарна ей за выбор, - сер</text:span><text:span text:style-name="T216">ь</text:span><text:span text:style-name="T215">ёзно кивает Луна.</text:span></text:p>
      <text:p text:style-name="P390"/>
      <text:p text:style-name="P90"><text:span text:style-name="T215">А</text:span><text:span text:style-name="T217">ликорн</text:span><text:span text:style-name="T219">и</text:span><text:span text:style-name="T217">ца отходит от кухонного уголка, левитируя поднос с </text:span><text:span text:style-name="T218">тёплыми круассанами, кофейником </text:span><text:span text:style-name="T217"><text:s/>и двумя чашками кофе.</text:span></text:p>
      <text:p text:style-name="P90"><text:span text:style-name="T217">- </text:span><text:span text:style-name="T21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634"><text:span text:style-name="T218">А</text:span><text:span text:style-name="T109">ликорница улыбается уголк</text:span><text:span text:style-name="T537">а</text:span><text:span text:style-name="T109">м</text:span><text:span text:style-name="T537">и</text:span><text:span text:style-name="T109"> губ и коротко кивает.</text:span></text:p>
      <text:p text:style-name="P91"><text:span text:style-name="T220">- </text:span><text:span text:style-name="T219">Тогда слушай.</text:span></text:p>
      <text:p text:style-name="P92"><text:span text:style-name="T219">В</text:span><text:span text:style-name="T221">сё сущее, вся вселенная, что ты видишь — больше, чем тебе кажется. Она больше, чем ты видишь, </text:span><text:span text:style-name="T227">больше, чем чувствуешь </text:span><text:span text:style-name="T221">и больше, чем даже можешь себе представить. </text:span><text:span text:style-name="T222">Если </text:span><text:span text:style-name="T227">представить взгляд со стороны</text:span><text:span text:style-name="T222">, он</text:span><text:span text:style-name="T226">а</text:span><text:span text:style-name="T222"> показалась бы тебе похожей на луковицу или кочан капусты. </text:span><text:span text:style-name="T223">Мир, который ты ощущаешь и в котором живешь — всего лишь один из бесконечных </text:span><text:span text:style-name="T224">слоёв</text:span><text:span text:style-name="T223"> всемирной луковицы, каждый из которых немного отличается от </text:span><text:span text:style-name="T224">слоёв-</text:span><text:span text:style-name="T225">соседей</text:span><text:span text:style-name="T224">.</text:span></text:p>
      <text:p text:style-name="P391"/>
      <text:p text:style-name="P635"><text:span text:style-name="T224">А</text:span><text:span text:style-name="T109">ликорница задумчиво откусывает круассан и продолжает.</text:span></text:p>
      <text:p text:style-name="P392">- К чему я это говорю тебе? Хуман, ты, наверное, не раз задумывался, откуда мы с сестрой <text:span text:style-name="T1091">родом</text:span>? Ведь таких как мы, в Эквусе больше нет <text:span text:style-name="T1091">нигде</text:span>.</text:p>
      <text:p text:style-name="P392">- <text:span text:style-name="T1001">Вообще-то, я</text:span> думал, вы — плод союза единорога и пегаса. Может, ещё и земнопони поучаствовал, <text:span text:style-name="T1001">уж слишком вы крепкие</text:span>, - со смешком говорю я. - <text:span text:style-name="T1091">Хотя, Платина, вот, тоже сказала, что вы уникальны.</text:span></text:p>
      <text:p text:style-name="P197"><text:span text:style-name="T2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29">н</text:span><text:span text:style-name="T227">о получится пегас, единорог или земнопони. Видишь ли, </text:span><text:span text:style-name="T228">в</text:span><text:span text:style-name="T73"> третьем поколении химер родительские признаки не микшируются. </text:span><text:span text:style-name="T69">При союзе пегаса </text:span><text:span text:style-name="T70">с единорогом или земнопони </text:span><text:span text:style-name="T6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1">Раса аликорнов на Эквусе представлена только </text:span><text:span text:style-name="T72">Нами</text:span><text:span text:style-name="T71"> и сестрой. По понятным причинам, нами она и ограничится.</text:span></text:p>
      <text:p text:style-name="P393">- <text:span text:style-name="T1091">Да, я уже знаю, что ваши гаметы несовместимы с гаметами других эквестрийских видов, - важно киваю я. - Но т</text:span><text:span text:style-name="T1002">ы хочешь сказать, у вас нет самцов? А откуда тогда взялись вы?</text:span></text:p>
      <text:p text:style-name="P91"><text:soft-page-break/><text:span text:style-name="T219">- </text:span><text:span text:style-name="T230">У нас есть самцы. - Луна делает </text:span><text:span text:style-name="T231">нервный </text:span><text:span text:style-name="T230">глоток кофе и продолжает. - Там, откуда мы пришли, достаточно самцов. </text:span><text:span text:style-name="T537">Было</text:span><text:span text:style-name="T230">.</text:span></text:p>
      <text:p text:style-name="P93"><text:span text:style-name="T230">Аликорница </text:span><text:span text:style-name="T630">печально</text:span><text:span text:style-name="T230"> </text:span><text:span text:style-name="T630">вздыхает</text:span><text:span text:style-name="T230">. Видно, что эта тема неприятна для неё.</text:span></text:p>
      <text:p text:style-name="P93"><text:span text:style-name="T230">- </text:span><text:span text:style-name="T232">Возможно, </text:span><text:span text:style-name="T630">Нам</text:span><text:span text:style-name="T232"> следует не рассказать, а показать тебе суть дела. </text:span><text:span text:style-name="T630">Нам</text:span><text:span text:style-name="T232"> так будет легче излагать, а тебе — воспринимать. </text:span><text:span text:style-name="T630">Мы</text:span><text:span text:style-name="T631"> не слишком искусный расказчик, в отличие от сестры.</text:span></text:p>
      <text:p text:style-name="P394">- <text:span text:style-name="T1003">Каким образом? У тебя где-то спрятана видеосистема с пятиканальным звуком?</text:span></text:p>
      <text:p text:style-name="P93"><text:span text:style-name="T230">- </text:span><text:span text:style-name="T232">Ты часто используешь непонятные слова, Хуман. </text:span><text:span text:style-name="T630">Мы</text:span><text:span text:style-name="T232"> уж привыкл</text:span><text:span text:style-name="T630">и</text:span><text:span text:style-name="T232">. Неважно. Следуй за </text:span><text:span text:style-name="T630">Нами</text:span><text:span text:style-name="T232">.</text:span></text:p>
      <text:p text:style-name="P395"/>
      <text:p text:style-name="P636"><text:span text:style-name="T232">А</text:span><text:span text:style-name="T109">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1"><text:span text:style-name="T219">- </text:span><text:span text:style-name="T630">Мы</text:span><text:span text:style-name="T233"> зна</text:span><text:span text:style-name="T630">ем</text:span><text:span text:style-name="T233">, что </text:span><text:span text:style-name="T630">Нас</text:span><text:span text:style-name="T233"> считают грубой солдафоншей в противовес </text:span><text:span text:style-name="T630">Нашей</text:span><text:span text:style-name="T233"> сестре, что покровительствует </text:span><text:span text:style-name="T538">науке,</text:span><text:span text:style-name="T233"> культуре и искусству. Конечно, </text:span><text:span text:style-name="T630">Мы</text:span><text:span text:style-name="T233"> могл</text:span><text:span text:style-name="T630">и</text:span><text:span text:style-name="T233"> бы заявить на это, что армия и полиция не менее, а, может, и более важны для государства, чем театры, </text:span><text:span text:style-name="T234">школы</text:span><text:span text:style-name="T233"> или библиотеки, но в этом нет нужды: на самом деле в </text:span><text:span text:style-name="T630">Нашу</text:span><text:span text:style-name="T233"> специализацию </text:span><text:span text:style-name="T234">также </text:span><text:span text:style-name="T233">входит обширное, хоть и малоизвестное искусство снопроходчества. </text:span><text:span text:style-name="T677">Кстати, недоступное Нашей сестре.</text:span><text:span text:style-name="T233"> </text:span><text:span text:style-name="T630">Мы</text:span><text:span text:style-name="T234"> мо</text:span><text:span text:style-name="T630">жем</text:span><text:span text:style-name="T234">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0">Мы</text:span><text:span text:style-name="T234"> собира</text:span><text:span text:style-name="T630">емся</text:span><text:span text:style-name="T234"> открыть тебе сейчас</text:span><text:span text:style-name="T217">, </text:span><text:span text:style-name="T234">Хуман. Это достаточно интимная вещь, и </text:span><text:span text:style-name="T630">Мы</text:span><text:span text:style-name="T234"> рад</text:span><text:span text:style-name="T630">ы</text:span><text:span text:style-name="T234">, что сестра выбрала посредником име</text:span><text:span text:style-name="T235">н</text:span><text:span text:style-name="T234">но тебя.</text:span></text:p>
      <text:p text:style-name="P396"/>
      <text:p text:style-name="P397">Луна выходит на балкон. Я следую за ней.</text:p>
      <text:p text:style-name="P397">- <text:span text:style-name="T1004">Приглядись внимательно, Хуман. Что ты видишь? </text:span></text:p>
      <text:p text:style-name="P398">Аликорница обводит крылом заброшенный сад, окружающий башню с трёх сторон.</text:p>
      <text:p text:style-name="P94"><text:span text:style-name="T23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637"><text:span text:style-name="T109">Тут меня пробирает озноб. Холодные мурашки мерзко шмыгают по спине, вызывая желание </text:span><text:span text:style-name="T238">поёжиться.</text:span></text:p>
      <text:p text:style-name="P95"><text:span text:style-name="T238">- Парк. Он слишком старый. Дворцу нет и </text:span><text:span text:style-name="T539">пяти</text:span><text:span text:style-name="T238"> лет, а парку на вид </text:span><text:span text:style-name="T239">все</text:span><text:span text:style-name="T238"> пятьдесят. Как такое может быть?</text:span><text:span text:style-name="T237"> </text:span><text:span text:style-name="T239">Когда я шёл сюда, он был на вид несколько запущенным, но не старым.</text:span></text:p>
      <text:p text:style-name="P95"><text:span text:style-name="T239">- Ты правильно подметил нестыковку, - кивает Луна. - Видишь ли, того, что ты наблюдаешь вн</text:span><text:span text:style-name="T240">и</text:span><text:span text:style-name="T239">зу, не существует. Ты видишь парк из </text:span><text:span text:style-name="T630">Нашего</text:span><text:span text:style-name="T239"> сновидения. </text:span><text:span text:style-name="T630">Наша</text:span><text:span text:style-name="T239"> башня, точнее, её верх, частично лежит в области </text:span><text:span text:style-name="T240">возможного, это мои ворота в иные миры и реальности. Именно поэтому </text:span><text:span text:style-name="T630">Мы</text:span><text:span text:style-name="T240"> настоял</text:span><text:span text:style-name="T630">и</text:span><text:span text:style-name="T240">, чтобы её построили на максимально возможном удалении от остального замка — чтобы не мешал шум чужих мыслей.</text:span></text:p>
      <text:p text:style-name="P400"/>
      <text:p text:style-name="P96"><text:span text:style-name="T240">Л</text:span><text:span text:style-name="T242">уна </text:span><text:span text:style-name="T245">внезапно </text:span><text:span text:style-name="T248">прилегает</text:span><text:span text:style-name="T241"> у моих ног</text:span><text:span text:style-name="T242">.</text:span></text:p>
      <text:p text:style-name="P96"><text:soft-page-break/><text:span text:style-name="T242">- Садись </text:span><text:span text:style-name="T630">Нам</text:span><text:span text:style-name="T242"> на спину, Хуман. Сновидение, которое </text:span><text:span text:style-name="T630">Мы</text:span><text:span text:style-name="T242"> хо</text:span><text:span text:style-name="T630">тим</text:span><text:span text:style-name="T242"> тебе показать, находится довольно далеко отсюда. Нам нужно двигаться быстро.</text:span></text:p>
      <text:p text:style-name="P638"><text:span text:style-name="T236">О</text:span><text:span text:style-name="T109">торопь от предложения тёмной аликорницы быстро забывается в свете следующих вскоре событий.</text:span></text:p>
      <text:p text:style-name="P638"><text:span text:style-name="T236">Н</text:span><text:span text:style-name="T109">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3">И вместо того, чтобы закричать, я поперхаюсь набранным в грудь воздухом.</text:span></text:p>
      <text:p text:style-name="P535"/>
      <text:p text:style-name="P216"><text:span text:style-name="T243">Как при ускоренной перемотке, лес через пару мгновений полёта сменяет бескрайняя равнина травы и холмов. </text:span><text:span text:style-name="T676">По равнине с мерным скрипом движется диковинная деревянная башня на громадных колёсах, отбрасывая две тени от </text:span><text:span text:style-name="T707">пары</text:span><text:span text:style-name="T676"> солнц. </text:span><text:span text:style-name="T706">Бородатые коренастые человечки </text:span><text:span text:style-name="T711">в рогатых шлемах </text:span><text:span text:style-name="T706">сидят на обзорной площадке сверху и разливают чай из закопченного чайника.</text:span><text:span text:style-name="T676"> </text:span><text:span text:style-name="T711">Один из них поднимает руку в приветствии и подмигивает нам.</text:span></text:p>
      <text:p text:style-name="P216"><text:span text:style-name="T706">Р</text:span><text:span text:style-name="T676">авнина сменяется </text:span><text:span text:style-name="T706">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3">. </text:span><text:span text:style-name="T706">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16"><text:span text:style-name="T707">Дневной свет сменяется могильной тьмой. </text:span><text:span text:style-name="T708">Крохотный отряд из трёх человек медленно продвигается по <text:s/></text:span><text:span text:style-name="T712">раскачивающейся </text:span><text:span text:style-name="T708">дощатой тропе на стропах, закреплённых </text:span><text:span text:style-name="T710">в</text:span><text:span text:style-name="T708"> </text:span><text:span text:style-name="T709">базальтовом</text:span><text:span text:style-name="T708"> своде </text:span><text:span text:style-name="T709">гигантской </text:span><text:span text:style-name="T708">пещеры. Налобные фонарики выхватывают из тьмы <text:s/></text:span><text:span text:style-name="T709">массивных</text:span><text:span text:style-name="T708"> слизней, медленно передвигающихся по </text:span><text:span text:style-name="T709">камню</text:span><text:span text:style-name="T708">.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26"><text:span text:style-name="T708">Т</text:span><text:span text:style-name="T728">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536"/>
      <text:p text:style-name="P216"><text:span text:style-name="T243">Ландшафт</text:span><text:span text:style-name="T246">ы</text:span><text:span text:style-name="T243"> </text:span><text:span text:style-name="T244">сменя</text:span><text:span text:style-name="T246">ю</text:span><text:span text:style-name="T244">тся с огромной скоростью, весь полёт занимает от силы </text:span><text:span text:style-name="T249">полминуты</text:span><text:span text:style-name="T244">. Солнце при этом описывает на небосводе невероятные виражи, то ускоряясь, то замедляясь, то двигаясь в обратную сторону или вообще вбок. </text:span><text:span text:style-name="T245">Я всем телом чувствую, как поток времени проходит через меня полноводной рекой, </text:span><text:span text:style-name="T246">перегружая чувства</text:span><text:span text:style-name="T245">.</text:span></text:p>
      <text:p text:style-name="P401"/>
      <text:p text:style-name="P639"><text:span text:style-name="T244">К</text:span><text:span text:style-name="T109">онец полёта ошеломляет не меньше. </text:span></text:p>
      <text:p text:style-name="P639"><text:span text:style-name="T109">Пейзаж резко тормозит под нами. Останавлива</text:span><text:span text:style-name="T247">ю</text:span><text:span text:style-name="T109">тся </text:span><text:span text:style-name="T247">луна </text:span><text:span text:style-name="T109">и солнце на горизонте. </text:span><text:span text:style-name="T246">Чувство проходящего сквозь меня времени уходит. </text:span><text:span text:style-name="T109">Я по инерции отрываюсь от шеи Луны и скатываюсь в траву. Меня тут же выворачивает наизнанку.</text:span></text:p>
      <text:p text:style-name="P639"><text:span text:style-name="T109">- </text:span><text:span text:style-name="T246">Буэ-э-э!.. Ты бы хоть предупредила, что ли… Я бы не обедал для такого случая… И не завтракал… Ладно, выблевал, а если б</text:span><text:span text:style-name="T247">ы</text:span><text:span text:style-name="T246"> обосрался? Тебе бы мыться пришлось.</text:span></text:p>
      <text:p text:style-name="P94"><text:span text:style-name="T236">- </text:span><text:span text:style-name="T247">Извини, что не предупредил</text:span><text:span text:style-name="T630">и</text:span><text:span text:style-name="T247">, - Луна выглядит сконфужено. - </text:span><text:span text:style-name="T630">Мы к</text:span><text:span text:style-name="T247">ак-то не подумал</text:span><text:span text:style-name="T630">и</text:span><text:span text:style-name="T247">. Для </text:span><text:span text:style-name="T630">Нас </text:span><text:span text:style-name="T247">снопроходчество — такая же естественная вещь, как полёт или дыхание.</text:span></text:p>
      <text:p text:style-name="P399"><text:soft-page-break/>Аликорница терпеливо ждёт, пока я прополаскиваю рот в ближайшем ручье. <text:span text:style-name="T1005">Затянутое тучами небо и редкие капли свидетельствуют о приближающейся буре.</text:span></text:p>
      <text:p text:style-name="P399">- Нам надо немного пройти, - тихо говорит она. - Тут недалеко.</text:p>
      <text:p text:style-name="P399"/>
      <text:p text:style-name="P172"><text:span text:style-name="T282">Огромная, неестественно близкая луна с ясно видимыми кратерами висит над нами пока мы идём сквозь частокол невысоких сосен. </text:span><text:span text:style-name="T250">Редкие деревья вокруг поляны расступаются и мы выходим на край леса. </text:span><text:span text:style-name="T252">Поодаль</text:span><text:span text:style-name="T250"> виднеется одинокий </text:span><text:span text:style-name="T560">горный </text:span><text:span text:style-name="T250">пик </text:span><text:span text:style-name="T252">на фоне </text:span><text:span text:style-name="T282">серебряной тарелки луны </text:span><text:span text:style-name="T250">с замком, прилепившимся к склону. </text:span><text:span text:style-name="T252">Острые, </text:span><text:span text:style-name="T560">невообразимо длинные </text:span><text:span text:style-name="T252">шпили замка цвета слоновой кости пронзают </text:span><text:span text:style-name="T282">штормовое </text:span><text:span text:style-name="T252">небо в дюжине мест. </text:span><text:span text:style-name="T560">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86"/>
      <text:p text:style-name="P172"><text:span text:style-name="T253">Вокруг замка </text:span><text:span text:style-name="T410">толпится</text:span><text:span text:style-name="T253"> рой точек подобно </text:span><text:span text:style-name="T410">муравьям</text:span><text:span text:style-name="T253"> у </text:span><text:span text:style-name="T762">тарелки</text:span><text:span text:style-name="T253"> с </text:span><text:span text:style-name="T762">тортом</text:span><text:span text:style-name="T253">. Из этих точек со всех сторон в крепость бьют фиолетовые м</text:span><text:span text:style-name="T251">олнии, </text:span><text:span text:style-name="T252">иногда натыкаясь на невидимые преграды, иногда пронзая постройки насквозь</text:span><text:span text:style-name="T251">. </text:span><text:span text:style-name="T252">Замок огрызается такими же молниями. </text:span><text:span text:style-name="T333">Мрачная туча висит над сражением, поглощая блики молний в своём бездонном чреве.</text:span></text:p>
      <text:p text:style-name="P402">На моих глазах одна из башень вспыхивает фонтаном искр и рассыпается в кучу камней. </text:p>
      <text:p text:style-name="P640"><text:span text:style-name="T109">- </text:span><text:span text:style-name="T254">Падение Андориана. Ждать осталось недолго, - шепчет Луна.</text:span></text:p>
      <text:p text:style-name="P403"/>
      <text:p text:style-name="P97"><text:span text:style-name="T254">У </text:span><text:span text:style-name="T256">подножия горы, на крутом склоне ползёт земля и катятся камни. </text:span><text:span text:style-name="T281">Потайная дверь отъезжает в сторону, </text:span><text:span text:style-name="T256"><text:s/>открывая устье подземного хода. </text:span><text:span text:style-name="T255">Наружу выходит небольшой отряд </text:span><text:span text:style-name="T259">закованных в </text:span><text:span text:style-name="T261">доспехи</text:span><text:span text:style-name="T259"> </text:span><text:span text:style-name="T255"><text:s/>аликорнов. После короткой заминки он</text:span><text:span text:style-name="T261">и</text:span><text:span text:style-name="T255"> планиру</text:span><text:span text:style-name="T261">ю</text:span><text:span text:style-name="T255">т к лесу, </text:span><text:span text:style-name="T257">скрываясь </text:span><text:span text:style-name="T255"><text:s/>на полянке в нескольких метрах от нас. </text:span><text:span text:style-name="T273">Вблизи их доспехи кажутся более похожими на роботизированные экзоскелеты, ощетинившиеся </text:span><text:span text:style-name="T278">жужжащими </text:span><text:span text:style-name="T273">сервомоторами и перемигивающиеся индикаторными огоньками.</text:span></text:p>
      <text:p text:style-name="P100"><text:span text:style-name="T261">От</text:span><text:span text:style-name="T257"> отряда </text:span><text:span text:style-name="T261">отделяются</text:span><text:span text:style-name="T257"> две фигуры. </text:span><text:span text:style-name="T258">Они останавливаются буквально </text:span><text:span text:style-name="T259">у деревьев, под которыми стоим мы. Я могу потрогать ближайшего ко мне аликорна, но, тем не менее, нас они не замечают</text:span><text:span text:style-name="T258">. </text:span><text:span text:style-name="T283">Как будто мы призраки. Или. Скорее, как будто призраки — они.</text:span></text:p>
      <text:p text:style-name="P99"><text:span text:style-name="T258">- </text:span><text:span text:style-name="T259">У нас мало времени, сестра. Поторопись. </text:span><text:span text:style-name="T262">Мы не сможем долго сдерживать </text:span><text:span text:style-name="T263">в</text:span><text:span text:style-name="T262">индиго</text:span><text:span text:style-name="T259">, - </text:span><text:span text:style-name="T281">устало </text:span><text:span text:style-name="T259">произносит меньший аликорн.</text:span></text:p>
      <text:p text:style-name="P99"><text:span text:style-name="T259">- </text:span><text:span text:style-name="T260">Надо дождаться </text:span><text:span text:style-name="T539">Дискорда</text:span><text:span text:style-name="T260">. Он обещал, - возражает </text:span><text:span text:style-name="T263">больший</text:span><text:span text:style-name="T260">.</text:span></text:p>
      <text:p text:style-name="P99"><text:span text:style-name="T260">Их</text:span><text:span text:style-name="T259"> голос</text:span><text:span text:style-name="T260">а</text:span><text:span text:style-name="T259"> звуч</text:span><text:span text:style-name="T260">а</text:span><text:span text:style-name="T259">т глуховато из-за закрыт</text:span><text:span text:style-name="T260">ых</text:span><text:span text:style-name="T259"> шлем</text:span><text:span text:style-name="T260">ов</text:span><text:span text:style-name="T259"> с опущенным</text:span><text:span text:style-name="T260">и</text:span><text:span text:style-name="T259"> забрал</text:span><text:span text:style-name="T260">а</text:span><text:span text:style-name="T259">м</text:span><text:span text:style-name="T260">и </text:span><text:span text:style-name="T762">из полупрозрачного затемнённого материала</text:span><text:span text:style-name="T260">, </text:span><text:span text:style-name="T263">но </text:span><text:span text:style-name="T762">я нахожу их </text:span><text:span text:style-name="T263">смутно знакомым</text:span><text:span text:style-name="T762">и</text:span><text:span text:style-name="T259">.</text:span></text:p>
      <text:p text:style-name="P98"><text:span text:style-name="T259">- </text:span><text:span text:style-name="T261">Не довер</text:span><text:span text:style-name="T632">ем</text:span><text:span text:style-name="T261"> </text:span><text:span text:style-name="T632">Мы</text:span><text:span text:style-name="T261"> этому дракену. Его даже соплеменники считают коварным, - ворчит </text:span><text:span text:style-name="T762">меньший</text:span><text:span text:style-name="T261">. - </text:span><text:span text:style-name="T263">Он может продать нас с потрохами.</text:span></text:p>
      <text:p text:style-name="P98"><text:span text:style-name="T263">- Не думайте, что ваши потроха стоят так уж много, уважаемые! - восклик</text:span><text:span text:style-name="T264">ивает сухой пенёк в двух шагах от нас.</text:span></text:p>
      <text:p text:style-name="P134"><text:span text:style-name="T410">Пенёк меняет позу и становится неким ящероподобным созданием,</text:span><text:span text:style-name="T411"> похожи</text:span><text:span text:style-name="T410">м</text:span><text:span text:style-name="T411"> на помесь долговязого прямоходящего крокодила с </text:span><text:span text:style-name="T280">косоглазым </text:span><text:span text:style-name="T272">аистом</text:span><text:span text:style-name="T411">.</text:span></text:p>
      <text:p text:style-name="P641"><text:soft-page-break/><text:span text:style-name="T109">- </text:span><text:span text:style-name="T265">Я бы продал твои, Хмурая Метёлка, за шесть </text:span><text:span text:style-name="T26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0">и даже пускает притворную слезу</text:span><text:span text:style-name="T266">, - никто не предлагает мне за вас ни медяка! Даже леденца на палочке! </text:span><text:span text:style-name="T269">Даже пробки от «Бакарди чёрного»!</text:span></text:p>
      <text:p text:style-name="P98"><text:span text:style-name="T261">- </text:span><text:span text:style-name="T266">Кончай паясничать, </text:span><text:span text:style-name="T539">Дискорд</text:span><text:span text:style-name="T266">! </text:span><text:span text:style-name="T271">У нас мало времени! </text:span><text:span text:style-name="T266">- морщится крупный аликорн и </text:span><text:span text:style-name="T779">опускает забрало</text:span><text:span text:style-name="T266">.</text:span></text:p>
      <text:p text:style-name="P249"><text:span text:style-name="T266">Розов</text:span><text:span text:style-name="T799">ые локоны</text:span><text:span text:style-name="T266"> вырыва</text:span><text:span text:style-name="T799">ю</text:span><text:span text:style-name="T266">тся на свободу пышным ореолом. Я с удивлением узнаю в аликорне молодую версию Селестии.</text:span></text:p>
      <text:p text:style-name="P642"><text:span text:style-name="T109">То есть, нельзя сказать, что та Селестия, которую я знаю, старая, нет. Аликорница, советником которо</text:span><text:span text:style-name="T268">й</text:span><text:span text:style-name="T109">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8">Какие-то, неуловимые глазом черты делают её такой при первом взгляде.</text:span></text:p>
      <text:p text:style-name="P411"/>
      <text:p text:style-name="P642"><text:span text:style-name="T267">- </text:span><text:span text:style-name="T271">Ты принёс карту?</text:span></text:p>
      <text:p text:style-name="P101"><text:span text:style-name="T272">Второй аликорн также </text:span><text:span text:style-name="T779">опускает забрало</text:span><text:span text:style-name="T272">. </text:span><text:span text:style-name="T267">Нет нужды говорить, что </text:span><text:span text:style-name="T272">под ним</text:span><text:span text:style-name="T267"> оказывается юная копия Луны.</text:span></text:p>
      <text:p text:style-name="P88"><text:span text:style-name="T209">- </text:span><text:span text:style-name="T272">Тц-тц-тц, - цокает сокрушённо </text:span><text:span text:style-name="T539">Дискорд</text:span><text:span text:style-name="T272"> и мотает головой. Копна сальных дредов при этом болтается из стороны в сторону </text:span><text:span text:style-name="T274">как старая тряпка</text:span><text:span text:style-name="T272">. - Старый Дрок</text:span><text:span text:style-name="T282">х</text:span><text:span text:style-name="T272"> застукал меня за её просмотром. Я едва унёс ноги. </text:span><text:span text:style-name="T273">Такой вредный старикашка, просто </text:span><text:span text:style-name="T279">страх</text:span><text:span text:style-name="T273">! Полтысячи лет племя с ним мучается, а он всё помирать не хочет.</text:span></text:p>
      <text:p text:style-name="P103"><text:span text:style-name="T209">- </text:span><text:span text:style-name="T274">Но-но-но, дражайшие, - примирительно поднимает он лапы при виде гнева сестёр. - Я запомнил </text:span><text:span text:style-name="T273">дорогу</text:span><text:span text:style-name="T274">! </text:span><text:span text:style-name="T276">Шесть </text:span><text:span text:style-name="T277">вечностей</text:span><text:span text:style-name="T276"> проходим не сворачивая, седьм</text:span><text:span text:style-name="T277">ая</text:span><text:span text:style-name="T276"> будет наш</text:span><text:span text:style-name="T277">а</text:span><text:span text:style-name="T276">. </text:span><text:span text:style-name="T274">Я проведу вас </text:span><text:span text:style-name="T275">к вашим </text:span><text:span text:style-name="T274">пони! </text:span><text:span text:style-name="T279">Будете няньчить их хоть до второго пришествия Микки Мауса.</text:span></text:p>
      <text:p text:style-name="P88">- <text:span text:style-name="T1006">Исключено! - отрезает </text:span><text:span text:style-name="T1015">призрачная</text:span><text:span text:style-name="T1006"> Луна. - </text:span><text:span text:style-name="T1007">Не хватало нам дракена в мире сырой магии.</text:span></text:p>
      <text:p text:style-name="P102">- <text:span text:style-name="T1008">Сестра! - осаживает Луну Селестия. Она молча указывает ей крылом на сражение вверху. Там как раз медленно оседа</text:span><text:span text:style-name="T1009">ет</text:span><text:span text:style-name="T1008"> в пыли и фиолетовых </text:span><text:span text:style-name="T1009">разрядах</text:span><text:span text:style-name="T1008"> очередная башня. - </text:span><text:span text:style-name="T1009">Боюсь, у нас нет выхода. Этот безумный паяц – наш единственный шанс </text:span><text:span text:style-name="T1012">ис</text:span><text:span text:style-name="T1009">полнить волю королевы Лорен. </text:span><text:span text:style-name="T1011">Остальные</text:span><text:span text:style-name="T1010">, кто способен странствовать меж мирами, нам уже отказали.</text:span></text:p>
      <text:p text:style-name="P643">Луна морщится, но нехотя кивает.</text:p>
      <text:p text:style-name="P198"><text:span text:style-name="T1012">- </text:span><text:span text:style-name="T1013">Это всё плохо кончится, - бормочет она под нос. - Это уже плохо кончилось. Не нужно </text:span><text:span text:style-name="T1148">Нам</text:span><text:span text:style-name="T1013"> было тебя слушаться.</text:span></text:p>
      <text:p text:style-name="P643">- <text:span text:style-name="T1013">Мы уже обсуждали это, сестра, - примирительно говорит ей Селестия. - Виндиго всё равно напали бы. </text:span><text:span text:style-name="T1014">Королева всё равно поступила бы так, а не иначе. Нам выпала честь исполнить её последнюю волю – так исполним же её </text:span><text:span text:style-name="T1015">как подобает</text:span><text:span text:style-name="T1014">.</text:span></text:p>
      <text:p text:style-name="P643"/>
      <text:p text:style-name="P113"><text:span text:style-name="T1025">Ярко-красный </text:span><text:span text:style-name="T1054">двойной </text:span><text:span text:style-name="T1025">луч ударяет из донжона замка в центр скопления точек </text:span><text:span text:style-name="T1054">под замковой стеной</text:span><text:span text:style-name="T1025">. Он чертит огненный полумесяц прямо в </text:span><text:span text:style-name="T1054">суматошно </text:span><text:span text:style-name="T1025">мельтешащей </text:span><text:span text:style-name="T1054">тенями толпе</text:span><text:span text:style-name="T1025">. Попадающиеся на его пути </text:span><text:span text:style-name="T1054">создания </text:span><text:span text:style-name="T1025">вспыхивают алыми искорками и </text:span><text:span text:style-name="T1054">исчезают</text:span><text:span text:style-name="T1025">. Торжествующие вопли из замка слышны даже здесь. </text:span></text:p>
      <text:p text:style-name="P113"><text:soft-page-break/><text:span text:style-name="T1026">И</text:span><text:span text:style-name="T1025">з тучи </text:span><text:span text:style-name="T1054">над замком </text:span><text:span text:style-name="T1025">опускается нечто вроде огромного </text:span><text:span text:style-name="T37">морского конька с перепончатыми крыльями вместо плавников.</text:span></text:p>
      <text:p text:style-name="P104"><text:span text:style-name="T1026">Два </text:span><text:span text:style-name="T1054">фиолетовых </text:span><text:span text:style-name="T1026">луча из его глаз сходятся в одну точку</text:span><text:span text:style-name="T1015"> </text:span><text:span text:style-name="T1026">на</text:span><text:span text:style-name="T1015"> донжон</text:span><text:span text:style-name="T1026">е</text:span><text:span text:style-name="T1015"> замка </text:span><text:span text:style-name="T1026">и приводят к финальному результату</text:span><text:span text:style-name="T1015">: центральная башня медленно оседает, открывая взору гигантскую статую сидящего аликорна, </text:span><text:span text:style-name="T1054">глаза которого и испускают алые луч</text:span><text:span text:style-name="T1092">и</text:span><text:span text:style-name="T1015">. Каменный аликорн </text:span><text:span text:style-name="T1054">поднимает взор на &lt;</text:span><text:span text:style-name="T38">морского конька</text:span><text:span text:style-name="T1054">&gt;</text:span><text:span text:style-name="T1015">. </text:span><text:span text:style-name="T1054">Алые </text:span><text:span text:style-name="T1105">л</text:span><text:span text:style-name="T1054">учи скрещиваются с фиолетовыми.</text:span></text:p>
      <text:p text:style-name="P644"/>
      <text:p text:style-name="P104"><text:span text:style-name="T1015">- </text:span><text:span text:style-name="T1036">Проклятье! Они привели Маджестик! Как не вовремя! </text:span><text:span text:style-name="T1015">Уходи, - <text:s/>призрачная Луна принимает для себя решение и </text:span><text:span text:style-name="T1200">поднимает забрало</text:span><text:span text:style-name="T1015">. - Отправляйся на Эквус и оберегай пони, как завещала королева. </text:span><text:span text:style-name="T1148">Мы</text:span><text:span text:style-name="T1015"> прид</text:span><text:span text:style-name="T1148">ём</text:span><text:span text:style-name="T1015"> позже. Оставь для </text:span><text:span text:style-name="T1148">Нас</text:span><text:span text:style-name="T1015"> метки, чтобы </text:span><text:span text:style-name="T1148">Мы</text:span><text:span text:style-name="T1015"> смогл</text:span><text:span text:style-name="T1148">и</text:span><text:span text:style-name="T1015"> найти дорогу.</text:span></text:p>
      <text:p text:style-name="P104">- <text:span text:style-name="T1015">Ты куда? - обеспокоенно спрашивает Селестия. - </text:span><text:span text:style-name="T1016">Мы же должны быть вместе?</text:span></text:p>
      <text:p text:style-name="P104">- <text:span text:style-name="T1148">Мы</text:span><text:span text:style-name="T1016"> верн</text:span><text:span text:style-name="T1148">ёмся</text:span><text:span text:style-name="T1016"> и забер</text:span><text:span text:style-name="T1148">ём</text:span><text:span text:style-name="T1016"> Элементы Гармонии. Сейчас уже </text:span><text:span text:style-name="T1036">им </text:span><text:span text:style-name="T1016">нет смысла оставаться в Андориане. Без нас и королевы от них толку </text:span><text:span text:style-name="T1055">мало</text:span><text:span text:style-name="T1016">. </text:span><text:span text:style-name="T1017">На новом месте же они станут </text:span><text:span text:style-name="T1019">нам </text:span><text:span text:style-name="T1017">могучей защитой. Вдобавок, нельзя оставлять их виндиго.</text:span></text:p>
      <text:p text:style-name="P105">- <text:span text:style-name="T1016">Я вернусь с тобой! - протестует призрачная Селестия, но Луна перебивает её.</text:span></text:p>
      <text:p text:style-name="P105"><text:span text:style-name="T1016">- Уходи! Если с </text:span><text:span text:style-name="T1148">Нами</text:span><text:span text:style-name="T1016"> что-то случится, ты сможешь уберечь пони и воссоздать новый Андориан. </text:span><text:span text:style-name="T1148">Мы</text:span><text:span text:style-name="T1017"> же всего лишь воин.</text:span><text:span text:style-name="T1016"> Твои знания намного важнее </text:span><text:span text:style-name="T1148">Наших</text:span><text:span text:style-name="T1016">. </text:span><text:span text:style-name="T1017">Иди, сестра!</text:span></text:p>
      <text:p text:style-name="P105"/>
      <text:p text:style-name="P106"><text:span text:style-name="T1017">Призрачная Луна поворачивается к </text:span><text:span text:style-name="T1092">Дискорду</text:span><text:span text:style-name="T1017"> и хмуро говорит:</text:span></text:p>
      <text:p text:style-name="P106"><text:span text:style-name="T1017">- Учти, дракен. Если попробуешь обмануть и </text:span><text:span text:style-name="T1018">за</text:span><text:span text:style-name="T1017">ведёшь </text:span><text:span text:style-name="T1020">Селестию</text:span><text:span text:style-name="T1017"> не туда… </text:span><text:span text:style-name="T1148">Мы</text:span><text:span text:style-name="T1017"> найд</text:span><text:span text:style-name="T1148">ём</text:span><text:span text:style-name="T1017"> тебя, где бы ты ни спрятался.</text:span></text:p>
      <text:p text:style-name="P386">- <text:span text:style-name="T1017">Баюс-баюс! - в притворном страхе прикрывается лапами крокодил. - Вы бы лучше поторопились с возвращением, а то, кажется, там </text:span><text:span text:style-name="T1018">стена отклеивается.</text:span></text:p>
      <text:p text:style-name="P135"><text:span text:style-name="T540">Дискорд</text:span><text:span text:style-name="T412"> указывает кривым пальцем вверх, где часть крепостной стены с грохотом валится </text:span><text:span text:style-name="T413">вниз</text:span><text:span text:style-name="T412">.</text:span><text:span text:style-name="T414"> </text:span></text:p>
      <text:p text:style-name="P404">Призрачная Луна вновь поворачивается к Селестии.</text:p>
      <text:p text:style-name="P166"><text:span text:style-name="T308">- </text:span><text:span text:style-name="T632">Мы</text:span><text:span text:style-name="T308"> поддерживал</text:span><text:span text:style-name="T632">и</text:span><text:span text:style-name="T308"> и поддержива</text:span><text:span text:style-name="T632">ем</text:span><text:span text:style-name="T308"> тебя в твоём задании, </text:span><text:span text:style-name="T309">сестра</text:span><text:span text:style-name="T308">. </text:span><text:span text:style-name="T310">Ты всегда можешь на </text:span><text:span text:style-name="T632">Нас</text:span><text:span text:style-name="T310"> рассчитывать. Но о</text:span><text:span text:style-name="T308">бещай </text:span><text:span text:style-name="T632">Нам</text:span><text:span text:style-name="T308"> одну вещь… Неважно, верн</text:span><text:span text:style-name="T632">ёмся</text:span><text:span text:style-name="T308"> </text:span><text:span text:style-name="T632">Мы</text:span><text:span text:style-name="T308"> или нет — </text:span><text:span text:style-name="T311">Орунгун</text:span><text:span text:style-name="T308"> должен быть отмщён. </text:span><text:span text:style-name="T540">Т</text:span><text:span text:style-name="T308">ы должна </text:span><text:span text:style-name="T309">подготовить возмездие всему роду виндиго. Пусть это займёт годы и десятилетия. Пусть даже столетия — кара должна настигнуть их!</text:span></text:p>
      <text:p text:style-name="P405">Селестию явно застаёт врасплох просьба Луны.</text:p>
      <text:p text:style-name="P405">- Да, конечно, сестра... <text:s/>Я сделаю всё, что в моих силах…</text:p>
      <text:p text:style-name="P405">- Ты клянёшься?</text:p>
      <text:p text:style-name="P405">- Клянусь!</text:p>
      <text:p text:style-name="P405"/>
      <text:p text:style-name="P167"><text:span text:style-name="T309">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1">ы</text:span><text:span text:style-name="T309">вается с поляны. Через минуту отряд скрывается в подземном ходу у подножия скалы, оставляя Селестию наедине с </text:span><text:span text:style-name="T540">Дискордом</text:span><text:span text:style-name="T309">.</text:span></text:p>
      <text:p text:style-name="P167"><text:soft-page-break/><text:span text:style-name="T309">- </text:span><text:span text:style-name="T310">Терпеть не люблю эти слезливые сцены и никому не нужные обещания! - гримасничает </text:span><text:span text:style-name="T540">Дискорд</text:span><text:span text:style-name="T310">. - Ты готова, Сахарная Ватка?</text:span></text:p>
      <text:p text:style-name="P405">- <text:span text:style-name="T1021">Одну минуту, - просит Селестия. - Мне нужно попрощаться. Тебе лучше отвернуться, ведь ты не любишь слезливых сцен.</text:span></text:p>
      <text:p text:style-name="P406">Долговязый крокодил пожимает плечами и отходит.</text:p>
      <text:p text:style-name="P407"/>
      <text:p text:style-name="P407">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07">- Прощай, Орунгун. Мы не смогли удержать тебя. Извини. <text:span text:style-name="T1036">Быть может… Быть может, в новом мире у нас получится…</text:span></text:p>
      <text:p text:style-name="P408">Селестия проводит сгибом крыла по скуле и поворачивается к дракену.</text:p>
      <text:p text:style-name="P107"><text:span text:style-name="T284">- Идём, </text:span><text:span text:style-name="T540">Дискорд</text:span><text:span text:style-name="T285">.</text:span></text:p>
      <text:p text:style-name="P107"><text:span text:style-name="T284">- </text:span><text:span text:style-name="T285">Теперь минутка нужна мне, </text:span><text:span text:style-name="T294">дражайшая</text:span><text:span text:style-name="T285">! - ухмыляется крокодил, - </text:span><text:span text:style-name="T286">напудрить</text:span><text:span text:style-name="T285"> нос</text:span><text:span text:style-name="T286">ик</text:span><text:span text:style-name="T285">, попрощаться с бабушкой и всё такое. Я открою коридор в Эогипп, жди меня там для безопасности.</text:span></text:p>
      <text:p text:style-name="P409"/>
      <text:p text:style-name="P107"><text:span text:style-name="T285">Он чертит кривым когтем </text:span><text:span text:style-name="T713">огненный </text:span><text:span text:style-name="T285">круг в воздухе, который вдруг заполняется чернотой. В черноте мерцают мириады зеленоватых </text:span><text:span text:style-name="T286">искорок</text:span><text:span text:style-name="T285">.</text:span><text:span text:style-name="T284"> </text:span></text:p>
      <text:p text:style-name="P410">Селестия осторожно проходит в круг и он тут же схлопывается за ней.</text:p>
      <text:p text:style-name="P387"/>
      <text:p text:style-name="P412">Дракен противно хихикает и потирает ладони.</text:p>
      <text:p text:style-name="P168"><text:span text:style-name="T209">- </text:span><text:span text:style-name="T542">Ну вот и пришло время поговорить наедине, Хмурая Метёлка! - оборачивается </text:span><text:span text:style-name="T540">дракен</text:span><text:span text:style-name="T542"> к нам. - Ты уже сто тринадцатый раз смотришь это сновидение, но на этот раз притащила с собой какую-то хлипкую обезьяну. </text:span><text:span text:style-name="T287">Кто это и что он</text:span><text:span text:style-name="T294">а</text:span><text:span text:style-name="T287"> тут делает? Молчи, ничего не говори! Дай я сам погляжу!</text:span></text:p>
      <text:p text:style-name="P388"/>
      <text:p text:style-name="P413">Лыбящийся крокодил вперивается <text:span text:style-name="T1022">в меня зенками.</text:span></text:p>
      <text:p text:style-name="P413"/>
      <text:p text:style-name="P413">- <text:span text:style-name="T1022">Я думал, это твоё сновидение, - бормочу я Луне, - ты ведь сама говорила…</text:span></text:p>
      <text:p text:style-name="P413">- <text:span text:style-name="T1023">Да, это так, - остолбенело подтверждает Луна, - </text:span><text:span text:style-name="T1148">Мы</text:span><text:span text:style-name="T1023"> великое множество раз просматривала эти воспоминания и ни разу…</text:span></text:p>
      <text:p text:style-name="P108"><text:span text:style-name="T287">- </text:span><text:span text:style-name="T288">Сновидени</text:span><text:span text:style-name="T290">я</text:span><text:span text:style-name="T288">-</text:span><text:span text:style-name="T290">шма</text:span><text:span text:style-name="T288">видени</text:span><text:span text:style-name="T290">я</text:span><text:span text:style-name="T288">, -</text:span><text:span text:style-name="T290"> </text:span><text:span text:style-name="T288">махает лапой </text:span><text:span text:style-name="T540">Дискорд</text:span><text:span text:style-name="T288">. - Просто не </text:span><text:span text:style-name="T289">ты</text:span><text:span text:style-name="T288"> одна умее</text:span><text:span text:style-name="T289">шь</text:span><text:span text:style-name="T288"> по ним лазить, </text:span><text:span text:style-name="T289">Хмурая Метёлка. Я, хоть больше специализируюсь по мир</text:span><text:span text:style-name="T405">охождению</text:span><text:span text:style-name="T289">, пролазить в чужие грёзы тоже могу. </text:span><text:span text:style-name="T290">Помолчи, дай сосредоточиться… Тэкс, НИ ФИГА СЕБЕ! ПРОВОДНИЧОК! Вот это номер! Где ты его откопала? Ты в курсе, для чего он тут?! Он ведь…</text:span></text:p>
      <text:p text:style-name="P108"><text:span text:style-name="T540">Дракен</text:span><text:span text:style-name="T290"> затыкает себе пасть обеими лапами. </text:span><text:span text:style-name="T321">Некоторое время его взгляд мечется от меня к Луне и обратно. </text:span><text:span text:style-name="T290">Потом </text:span><text:span text:style-name="T321">он </text:span><text:span text:style-name="T290">всматривается в меня ещё пристальнее и глаза у него окончательно лезут на лоб.</text:span></text:p>
      <text:p text:style-name="P108"><text:span text:style-name="T290">- Эээ! Ыыы! Ооо! </text:span><text:span text:style-name="T291">Знаешь, Метёлка, - обращается он наконец к Луне, - а ведь я был несправедлив к тебе! </text:span><text:span text:style-name="T292">Мне всегда казалось, что твои эксперименты с </text:span><text:span text:style-name="T295">снопроходчеством </text:span><text:span text:style-name="T292">до добра не доведут. Но ты по сравнению с этим малым просто заинька!</text:span></text:p>
      <text:p text:style-name="P415"><text:soft-page-break/>Дрянной крокодил указывает когтем на меня.</text:p>
      <text:p text:style-name="P132"><text:span text:style-name="T292">- Сего типа в результате общения с одним демиургом размазало по нескольким реальностям. </text:span><text:span text:style-name="T321">Но </text:span><text:span text:style-name="T405">этот гадёныш</text:span><text:span text:style-name="T321"> оказался на редкость живучей тварью и выжил. </text:span><text:span text:style-name="T292">Я только краешком глаза проследил его похождения и меня чуть не вывернуло наизнанку от временно-пространственных парадоксов! </text:span><text:span text:style-name="T321">Но главное — он обжулил меня </text:span><text:span text:style-name="T405">в одном из завитков пространства-времени </text:span><text:span text:style-name="T321">и лишил ПРИЗА</text:span><text:span text:style-name="T406">(</text:span><text:span text:style-name="T926">30-я глава последнего ффика</text:span><text:span text:style-name="T406">)</text:span><text:span text:style-name="T321">!</text:span><text:span text:style-name="T292"> Это меня-то, духа хаоса! Видеть его больше не хочу! Тьфу! Буэ!</text:span></text:p>
      <text:p text:style-name="P415"/>
      <text:p text:style-name="P132"><text:span text:style-name="T540">Дискорд</text:span><text:span text:style-name="T292"> </text:span><text:span text:style-name="T293">в отвращении высовывает язык, чертит впопыхах круг в воздухе и скрывается в портале. </text:span><text:span text:style-name="T321">Последним скрывается его когтистая лапа, показавшая нам на последок средний палец.</text:span></text:p>
      <text:p text:style-name="P388"/>
      <text:p text:style-name="P414">-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14">Я только пожимаю плечами.</text:p>
      <text:p text:style-name="P414">- Как бы то ни было, ты увидел необходимое, - обращается ко мне Луна.</text:p>
      <text:p text:style-name="P115"><text:span text:style-name="T295">- Что именно? Разрушение горной крепости? Или ваш</text:span><text:span text:style-name="T339">е</text:span><text:span text:style-name="T295"> с Селестией </text:span><text:span text:style-name="T339">бегство</text:span><text:span text:style-name="T295"> на Эквус?</text:span></text:p>
      <text:p text:style-name="P121"><text:span text:style-name="T295">- Это не было </text:span><text:span text:style-name="T339">бегством</text:span><text:span text:style-name="T295">, - тихо говорит Луна. - </text:span><text:span text:style-name="T296">Ты сам всё видел. </text:span><text:span text:style-name="T339">Это была запланированная эвакуация. М</text:span><text:span text:style-name="T297">ы были последними уцелевшими сотрудниками проекта «</text:span><text:span text:style-name="T299">Семь </text:span><text:span text:style-name="T298">вечностей</text:span><text:span text:style-name="T299">» </text:span><text:span text:style-name="T307">в Андориане </text:span><text:span text:style-name="T339">и нам выпала сия нелёгкая миссия</text:span><text:span text:style-name="T299">. </text:span><text:span text:style-name="T298">Королева Лорен предвидела завоевание Орунгуна ордой </text:span><text:span text:style-name="T427">в</text:span><text:span text:style-name="T298">индиго </text:span><text:span text:style-name="T300">в первый год войны</text:span><text:span text:style-name="T298">. </text:span><text:span text:style-name="T300">Видишь ли, </text:span><text:span text:style-name="T365">к началу войны </text:span><text:span text:style-name="T300">аликорны не были воинственной расой</text:span><text:span text:style-name="T365">.</text:span><text:span text:style-name="T300"> <text:s/></text:span><text:span text:style-name="T365">Уже многие тысячи лет </text:span><text:span text:style-name="T300">у нас была мирная цивилизация. В </text:span><text:span text:style-name="T365">первом периоде</text:span><text:span text:style-name="T300"> двухсотлетней войны с виндиго у нас даже</text:span><text:span text:style-name="T298"> </text:span><text:span text:style-name="T300">армии не было — жалкая охрана королевы не в счёт. Просчитав вероятный исход, Лорен</text:span><text:span text:style-name="T299"> </text:span><text:span text:style-name="T301">в </text:span><text:span text:style-name="T299">поисках </text:span><text:span text:style-name="T300">выхода </text:span><text:span text:style-name="T298">нашла в </text:span><text:span text:style-name="T300">долгих блужданиях по</text:span><text:span text:style-name="T298"> Эогипп</text:span><text:span text:style-name="T300">у</text:span><text:span text:style-name="T298"> </text:span><text:span text:style-name="T300">семь ближайших к Орунгуну миров. Она послала к ним эмиссаров для </text:span><text:span text:style-name="T301">подготовки убежищ нашей расы. </text:span><text:span text:style-name="T302">Увы, основной проблемой было малое количество способных странствовать между мирами в Эогиппе. </text:span><text:span text:style-name="T303">Всего было двенадцать странников. </text:span><text:span text:style-name="T304">Королева Лорен, я с сестрой и ещё девять аликорнов. Плюс несколько драконов и один сумасшедший дракен, </text:span><text:span text:style-name="T307">которые отказались с нами сотрудничать</text:span><text:span text:style-name="T304">.</text:span><text:span text:style-name="T302"> </text:span><text:span text:style-name="T307">И к</text:span><text:span text:style-name="T302">аждый такой странник может провести за собой очень небольшое количество путников.</text:span><text:span text:style-name="T301"> </text:span><text:span text:style-name="T302">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3">в местных племенах. Одним из таких миров был Эквус…</text:span></text:p>
      <text:p text:style-name="P416">- Погоди, ты хочешь сказать, что, кроме тебя и Селестии, на Эквусе есть ещё и другие аликорны — некие учителя? - перебиваю я Луну.</text:p>
      <text:p text:style-name="P109"><text:span text:style-name="T303">- На Эквусе — нет, - печально мотает головой аликорница. - </text:span><text:span text:style-name="T304">Мы не смогли никого провести сюда. </text:span><text:span text:style-name="T305">Не успели. Андориан пал слишком быстро. </text:span><text:span text:style-name="T306">К</text:span><text:span text:style-name="T305">огда </text:span><text:span text:style-name="T632">Мы</text:span><text:span text:style-name="T305"> </text:span><text:span text:style-name="T306">уносил</text:span><text:span text:style-name="T632">и</text:span><text:span text:style-name="T306"> Элементы Гармонии, </text:span><text:span text:style-name="T632">Наш</text:span><text:span text:style-name="T306"> отход прикрывала крохотная групка оставшихся аликорнов — пятьдесят воинов </text:span><text:span text:style-name="T632">Нашей</text:span><text:span text:style-name="T306"> центурии и около двадцати научных работников из лаборатории Селестии. Они </text:span><text:span text:style-name="T307">остались</text:span><text:span text:style-name="T306">, чтобы </text:span><text:span text:style-name="T632">Мы</text:span><text:span text:style-name="T306"> смогл</text:span><text:span text:style-name="T632">и</text:span><text:span text:style-name="T306"> уйти. Быть может, с другими </text:span><text:span text:style-name="T307">группами</text:span><text:span text:style-name="T306"> повезло больше -</text:span><text:span text:style-name="T307"> </text:span><text:span text:style-name="T632">Мы</text:span><text:span text:style-name="T307"> не зна</text:span><text:span text:style-name="T632">ем</text:span><text:span text:style-name="T307"> их судьбу. Они удерживали шесть крепостей на юге и западе страны</text:span><text:span text:style-name="T306">.</text:span></text:p>
      <text:p text:style-name="P109"><text:span text:style-name="T306">- </text:span><text:span text:style-name="T311">Постой, а почему вы не вернулись назад позже? - спрашиваю я. - Вы могли бы найти уцелевших и привести на Эквус.</text:span></text:p>
      <text:p text:style-name="P110"><text:span text:style-name="T311">- </text:span><text:span text:style-name="T901">Мы уверены, что Наша Сестра не хочет. А Мы не</text:span><text:span text:style-name="T311"> </text:span><text:span text:style-name="T901">можем</text:span><text:span text:style-name="T311">,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1">коридор в </text:span><text:span text:style-name="T315">междумирье</text:span><text:span text:style-name="T311"> и странствовать в нём </text:span><text:span text:style-name="T313">самостоятельно,</text:span><text:span text:style-name="T311"> без помощи сопровождающего — но на этом всё. Мы не умеем находить путь. Без помощи настоящего странника мы заблудимся и будем блуждать в </text:span><text:span text:style-name="T313">Эогиппе</text:span><text:span text:style-name="T311"> вечно, если отойдём далеко от точки входа. </text:span><text:span text:style-name="T632">Мы</text:span><text:span text:style-name="T319"> добрал</text:span><text:span text:style-name="T632">и</text:span><text:span text:style-name="T319">сь к Эквусу только лишь потому, что </text:span><text:span text:style-name="T632">Нас</text:span><text:span text:style-name="T319"> в конце концов разыскал в дебрях Эогиппа </text:span><text:span text:style-name="T543">Дискорд</text:span><text:span text:style-name="T319"> и привёл к сестре. </text:span><text:span text:style-name="T311">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5">третьей</text:span><text:span text:style-name="T311"> центурии </text:span><text:span text:style-name="T385">первой когорты</text:span><text:span text:style-name="T311"> шестого легиона </text:span><text:span text:style-name="T314">гвардии </text:span><text:span text:style-name="T311">Андориана и </text:span><text:span text:style-name="T315">декан</text:span><text:span text:style-name="T311"> </text:span><text:span text:style-name="T317">факультета</text:span><text:span text:style-name="T315"> </text:span><text:span text:style-name="T316">планетарного движения</text:span><text:span text:style-name="T311"> Королевско</text:span><text:span text:style-name="T315">го</text:span><text:span text:style-name="T311"> Астро</text:span><text:span text:style-name="T312">механическо</text:span><text:span text:style-name="T315">го</text:span><text:span text:style-name="T311"> </text:span><text:span text:style-name="T315">университета</text:span><text:span text:style-name="T311">. </text:span><text:span text:style-name="T327">Мы хотели достать карту, но ты сам видел, что получилось. И д</text:span><text:span text:style-name="T318">ракен </text:span><text:span text:style-name="T543">потом </text:span><text:span text:style-name="T318">отказался </text:span><text:span text:style-name="T319">от дальнейшего сотрудничества. </text:span><text:span text:style-name="T327">Н</text:span><text:span text:style-name="T319">аши же самостоятельные попытки разыскать путь к дому чуть не привели к катастрофе: мы едва не заблудились. </text:span><text:span text:style-name="T327">Так мы оказались отрезаны от дома.</text:span></text:p>
      <text:p text:style-name="P111"><text:span text:style-name="T300">- </text:span><text:span text:style-name="T307">Как бы то ни было, ты услышал главное, - отвлекается Луна от воспоминаний, - сестра обещала отомстить. </text:span><text:span text:style-name="T318">И с этим проблемы. </text:span><text:span text:style-name="T319">Разумеется, п</text:span><text:span text:style-name="T318">ервую сотню лет, пока мы в отчаянии бродили по Эквусу, пытаясь забыть о прошлой жизни, о мести и речи быть не могло. Это </text:span><text:span text:style-name="T632">Мы</text:span><text:span text:style-name="T318"> понима</text:span><text:span text:style-name="T632">ем</text:span><text:span text:style-name="T318"> и принима</text:span><text:span text:style-name="T632">ем</text:span><text:span text:style-name="T318">. </text:span><text:span text:style-name="T319">Но п</text:span><text:span text:style-name="T320">рошл</text:span><text:span text:style-name="T322">о уже </text:span><text:span text:style-name="T544">десять</text:span><text:span text:style-name="T322"> лет с тех пор, как мы стали правителями </text:span><text:span text:style-name="T323">Эквестрии</text:span><text:span text:style-name="T322">. </text:span><text:span text:style-name="T323">Наша </text:span><text:span text:style-name="T324">экономическая </text:span><text:span text:style-name="T323">мощь растёт из года в год, наша территория простирается от моря до моря. </text:span><text:span text:style-name="T327">Мы уже пять лет имеем армию, но никаких приготовлений для возвращения нет. С</text:span><text:span text:style-name="T323">естра всё также отказывается увеличивать армию больше, чем это необходимо для патрулирования границ и охраны крупных </text:span><text:span text:style-name="T545">селений</text:span><text:span text:style-name="T323">. </text:span><text:span text:style-name="T325">Она делает вид, что не помнит об уговоре, а </text:span><text:span text:style-name="T632">Мы</text:span><text:span text:style-name="T325"> ни за что не напомн</text:span><text:span text:style-name="T632">им</text:span><text:span text:style-name="T325"> ей об этом напрямую — это ниже </text:span><text:span text:style-name="T632">Нашего </text:span><text:span text:style-name="T325">достоинства. </text:span><text:span text:style-name="T326">Хорошо, что она догадалась прислать посредника.</text:span></text:p>
      <text:p text:style-name="P417">- <text:span text:style-name="T1222">Почему ты уверена, что Сел не хочет? Из того, что я видел, она так же, как и ты, плохо ориентируется в Эогиппе</text:span>.</text:p>
      <text:p text:style-name="P111"><text:span text:style-name="T3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2">Нашей </text:span><text:span text:style-name="T327">бестолковой сестрице…</text:span></text:p>
      <text:p text:style-name="P417">Луна гневно фыркает.</text:p>
      <text:p text:style-name="P417">- Но всё это возможно только если задаться целью вернуться домой для отмщения. <text:span text:style-name="T1148">Мы</text:span> же не ви<text:span text:style-name="T1148">дим</text:span> такого рвения у Селестии. </text:p>
      <text:p text:style-name="P645"><text:span text:style-name="T109">Ноздри аликорницы расшир</text:span><text:span text:style-name="T329">яются</text:span><text:span text:style-name="T109">, она мотает головой.</text:span></text:p>
      <text:p text:style-name="P112"><text:span text:style-name="T633">- </text:span><text:span text:style-name="T901">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3">Иногда </text:span><text:span text:style-name="T632">Нам</text:span><text:span text:style-name="T633"> кажется, </text:span><text:span text:style-name="T327">ей понравилось править. </text:span><text:span text:style-name="T633">Здесь, где нет королевы Лорен, она сама стала безраздельной правительницей. </text:span><text:span text:style-name="T632">Мы</text:span><text:span text:style-name="T633"> не в счёт, </text:span><text:span text:style-name="T632">Мы</text:span><text:span text:style-name="T328"> </text:span><text:span text:style-name="T329">больше привыкл</text:span><text:span text:style-name="T632">и</text:span><text:span text:style-name="T329"> выполнять приказы, а не отдавать их.</text:span></text:p>
      <text:p text:style-name="P646"><text:span text:style-name="T329">А</text:span><text:span text:style-name="T109">ликорница саркастически улыбается.</text:span></text:p>
      <text:p text:style-name="P112"><text:span text:style-name="T329">- Се</text:span><text:span text:style-name="T330">стра</text:span><text:span text:style-name="T329"> думает, что </text:span><text:span text:style-name="T632">Мы</text:span><text:span text:style-name="T329"> обижа</text:span><text:span text:style-name="T632">емся</text:span><text:span text:style-name="T329"> на то, что </text:span><text:span text:style-name="T632">Наша</text:span><text:span text:style-name="T329"> работа приходится на ночное время. </text:span><text:span text:style-name="T331">Что </text:span><text:span text:style-name="T632">Нам </text:span><text:span text:style-name="T331">не хватает любви и уважения пони. </text:span><text:span text:style-name="T329">Ха! </text:span><text:span text:style-name="T632">Нам</text:span><text:span text:style-name="T329"> нравится, что на </text:span><text:span text:style-name="T632">Нас</text:span><text:span text:style-name="T329"> не обращают внимани</text:span><text:span text:style-name="T331">я!</text:span><text:span text:style-name="T329"> Слава, почёт и обожание масс не для </text:span><text:span text:style-name="T632">Нас</text:span><text:span text:style-name="T329">. </text:span><text:span text:style-name="T632">Нам</text:span><text:span text:style-name="T329"> нужна МЕСТЬ!!!</text:span></text:p>
      <text:p text:style-name="P418"/>
      <text:p text:style-name="P418">…</text:p>
      <text:p text:style-name="P418"/>
      <text:p text:style-name="P418"><text:soft-page-break/>- Она так и сказала?</text:p>
      <text:p text:style-name="P418">- Ещё и топнула копытом так, что высекла искру из камня.</text:p>
      <text:p text:style-name="P419"/>
      <text:p text:style-name="P34"><text:span text:style-name="T329">Я </text:span><text:span text:style-name="T332">выжидательно смотрю на </text:span><text:span text:style-name="T546">светлую </text:span><text:span text:style-name="T332">аликорницу. </text:span><text:span text:style-name="T337">Это было не моей идеей — впутываться в делишки сиятельных сестриц, — но раз уж меня втянули в это де</text:span><text:span text:style-name="T340">ло, я хочу знать все детали!</text:span></text:p>
      <text:p text:style-name="P35"/>
      <text:p text:style-name="P112"><text:span text:style-name="T329">Селестия качает головой. </text:span><text:span text:style-name="T331">Она долго смотрит с печалью на одинокий пик за окном, возвышающийся над верхушками сосен. </text:span><text:span text:style-name="T332">Я провожаю её взгляд. Пик здорово смахивает на тот, </text:span><text:span text:style-name="T337">с гибнущим замком на фоне огромной луны.</text:span></text:p>
      <text:p text:style-name="P420"/>
      <text:p text:style-name="P114"><text:span text:style-name="T331">- </text:span><text:span text:style-name="T332">Чтож, ты выслушал Луну, Хуман, - </text:span><text:span text:style-name="T335">вздыхает Селестия. - </text:span><text:span text:style-name="T332">Выслуша</text:span><text:span text:style-name="T334">й теперь и меня. Правда, я не смогу тебе показать всё так ярко, как это получилось у </text:span><text:span text:style-name="T338">сестры</text:span><text:span text:style-name="T336">,</text:span><text:span text:style-name="T334"> — я не обладаю даром снопроходчества, — но постараюсь рассказать так, как помню. А помню я всё как вчера…</text:span></text:p>
      <text:p text:style-name="P421"/>
      <text:p text:style-name="P647"><text:span text:style-name="T334">~</text:span><text:span text:style-name="T109">~~</text:span></text:p>
      <text:p text:style-name="P588">&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422">- <text:span text:style-name="T1027">Эво</text:span><text:span text:style-name="T1028">стур, ответьте! Эвостур, ответьте! Андориан на связи! Как слышно? Как слышно? </text:span><text:span text:style-name="T1029">Приём!</text:span></text:p>
      <text:p text:style-name="P423">Маленькая кобылка повторя<text:span text:style-name="T1031">ет</text:span> раз за разом стандартные фразы в микрофон, тщётно прижимая наушники к ушам. Наконец она со вздохом пож<text:span text:style-name="T1031">имает</text:span> плечами и устан<text:span text:style-name="T1031">авливает</text:span> в передатчике новую частоту.</text:p>
      <text:p text:style-name="P424">- <text:span text:style-name="T1030">Но</text:span>рг<text:span text:style-name="T1030">онг</text:span>, как слышно? <text:span text:style-name="T1030">Но</text:span>рг<text:span text:style-name="T1030">онг</text:span>, ответьте! Андориан на связи! Приём!</text:p>
      <text:p text:style-name="P117"><text:span text:style-name="T345">Снаружи разда</text:span><text:span text:style-name="T344">ётся</text:span><text:span text:style-name="T345"> грохот. Стены убежища </text:span><text:span text:style-name="T344">трясутся</text:span><text:span text:style-name="T345"> в лихорадке. На пол, посетителей и аппаратуру </text:span><text:span text:style-name="T344">сыпется</text:span><text:span text:style-name="T345"> штукатурка. Лампы </text:span><text:span text:style-name="T344">чахоточно </text:span><text:span text:style-name="T345">миг</text:span><text:span text:style-name="T344">ают</text:span><text:span text:style-name="T345"> и продолж</text:span><text:span text:style-name="T344">ают</text:span><text:span text:style-name="T345"> гореть ровным безжизненым светом.</text:span></text:p>
      <text:p text:style-name="P114"><text:span text:style-name="T334">- </text:span><text:span text:style-name="T341">Одного не мо</text:span><text:span text:style-name="T634">жем</text:span><text:span text:style-name="T341"> понять — </text:span><text:span text:style-name="T342">как они смогли захватить гранд-флаер? Теоретически, они неприступны, - </text:span><text:span text:style-name="T344">бормочет</text:span><text:span text:style-name="T342"> Луна. - </text:span><text:span text:style-name="T634">Мы</text:span><text:span text:style-name="T342"> сам</text:span><text:span text:style-name="T634">и</text:span><text:span text:style-name="T342"> принимал</text:span><text:span text:style-name="T634">и</text:span><text:span text:style-name="T342"> участие в их разработке. </text:span><text:span text:style-name="T343">У виндиго нет тяжёлого оружия </text:span><text:span text:style-name="T413">и они не могут летать</text:span><text:span text:style-name="T343">. </text:span><text:span text:style-name="T413">Флаеры не опускаются на землю годами</text:span><text:span text:style-name="T343">…</text:span></text:p>
      <text:p text:style-name="P114"><text:span text:style-name="T343">- </text:span><text:span text:style-name="T344">Не доказано, что «Маджестик» захвачен, - отвечаю я. - Возможно, у него вышла из строя связь и он не может принимать наших приказов.</text:span></text:p>
      <text:p text:style-name="P118"><text:span text:style-name="T344">- </text:span><text:span text:style-name="T346">А</text:span><text:span text:style-name="T344"> </text:span><text:span text:style-name="T346">адмирал Её Величества, </text:span><text:span text:style-name="T351">легат</text:span><text:span text:style-name="T346"> Эйронсмайл, решил отлучиться с битвы и нарвать ромашек на склоне горы Аденау? - </text:span><text:span text:style-name="T344">язвительно подкалывает сестра. - </text:span><text:span text:style-name="T634">Мы</text:span><text:span text:style-name="T346"> больше повер</text:span><text:span text:style-name="T634">им</text:span><text:span text:style-name="T346"> в то, что </text:span><text:span text:style-name="T344">свихнулся автопилот, </text:span><text:span text:style-name="T346">замкнул управление на себя</text:span><text:span text:style-name="T344"> и увёл воздушную крепость с поля боя. </text:span><text:span text:style-name="T346">Мы так и не успели оттестировать эти </text:span><text:span text:style-name="T722">кристаллические</text:span><text:span text:style-name="T346"> мозги. Или же кто-то помог им свихнуться!</text:span></text:p>
      <text:p text:style-name="P649"><text:span text:style-name="T346">Л</text:span><text:span text:style-name="T109">уна мрачно сверлит взглядом затылок радистки.</text:span></text:p>
      <text:p text:style-name="P118"><text:span text:style-name="T344">- </text:span><text:span text:style-name="T346">Может быть и так, - примирительно говорю я. - Я верю адмиралу. </text:span><text:span text:style-name="T350">Её Величество</text:span><text:span text:style-name="T346"> буквально стала ему приёмной матерью, устроив в </text:span><text:span text:style-name="T350">королевскую </text:span><text:span text:style-name="T346">школу для сирот и направляя его в течение всей карьеры.</text:span></text:p>
      <text:p text:style-name="P425">- Армаринд, ответьте! Армаринд, ответьте! Андориан вызывает!</text:p>
      <text:p text:style-name="P114"><text:soft-page-break/><text:span text:style-name="T343">- </text:span><text:span text:style-name="T346">А к</text:span><text:span text:style-name="T343">ак могли пасть северные крепости? Да ещё так быстро? </text:span><text:span text:style-name="T344">Гвардейские</text:span><text:span text:style-name="T343"> легионы королевы не могли сложить оружие, - </text:span><text:span text:style-name="T346">снова вопрошает </text:span><text:span text:style-name="T351">сестра</text:span><text:span text:style-name="T346"> пространство. - Слишком много критических провалов за последние </text:span><text:span text:style-name="T361">два месяца</text:span><text:span text:style-name="T346">…</text:span></text:p>
      <text:p text:style-name="P426">- Корморан, ответьте, вызывает Андориан… Корморан, вас слышу! Слышу вас!!! Андориан на связи!</text:p>
      <text:p text:style-name="P116"><text:span text:style-name="T343">О</text:span><text:span text:style-name="T344">т возбуждения кобылка </text:span><text:span text:style-name="T347">хлопает</text:span><text:span text:style-name="T344"> крыльями. Она, зацепившись за рог, </text:span><text:span text:style-name="T347">срывает</text:span><text:span text:style-name="T344"> наушники и </text:span><text:span text:style-name="T347">стучит </text:span><text:span text:style-name="T344">копытом по кнопке громкой связи.</text:span></text:p>
      <text:p text:style-name="P427"/>
      <text:p text:style-name="P648"><text:span text:style-name="T109">- Корморан вас слышит! </text:span><text:span text:style-name="T349">Андориан, п</text:span><text:span text:style-name="T109">риём!</text:span></text:p>
      <text:p text:style-name="P116"><text:span text:style-name="T344">- </text:span><text:span text:style-name="T348">Краткий репорт обстановки, Корморан! </text:span><text:span text:style-name="T344">- приказ</text:span><text:span text:style-name="T347">ывает</text:span><text:span text:style-name="T344"> Луна.</text:span></text:p>
      <text:p text:style-name="P427"/>
      <text:p text:style-name="P119"><text:span text:style-name="T343">Оглушительный разрыв разда</text:span><text:span text:style-name="T353">ётся</text:span><text:span text:style-name="T343"> над головами всех присутствующих. По потолку полз</text:span><text:span text:style-name="T352">ут</text:span><text:span text:style-name="T343"> трещины. </text:span><text:span text:style-name="T353">Светильники </text:span><text:span text:style-name="T354">гаснут</text:span><text:span text:style-name="T353">, мигнув пару раз на прощание. </text:span><text:span text:style-name="T355">Сдавленные вопли перемежаются со стуком опрокидываемых на пол </text:span><text:span text:style-name="T413">тумбочек</text:span><text:span text:style-name="T355">. </text:span><text:span text:style-name="T354">Шум и неразбериха прерываются властным голосом </text:span><text:span text:style-name="T355">сестры</text:span><text:span text:style-name="T354">.</text:span></text:p>
      <text:p text:style-name="P428">- Пойд<text:span text:style-name="T1149">ем</text:span>, разбер<text:span text:style-name="T1149">ёмся</text:span>, что там происходит.</text:p>
      <text:p text:style-name="P428"/>
      <text:p text:style-name="P650"><text:span text:style-name="T109">С тихим щелчком включается красный свет аварийного освещения. </text:span><text:span text:style-name="T355">В закрывающемся проёме выхода видны очертания облечённой в силовые доспехи Луны.</text:span></text:p>
      <text:p text:style-name="P429"/>
      <text:p text:style-name="P119"><text:span text:style-name="T355">- … </text:span><text:span text:style-name="T356">шшш… </text:span><text:span text:style-name="T362">три</text:span><text:span text:style-name="T356"> башни из пяти. Держимся за счёт автоматических </text:span><text:span text:style-name="T395">турелей</text:span><text:span text:style-name="T356"> и автономных силовых костюмов, - ожил переключённый на аварийное питание передатчик. - </text:span><text:span text:style-name="T357">Они наступают волнами, раз в пять-семь часов. По нашим оценкам, в </text:span><text:span text:style-name="T395">Нейвилле</text:span><text:span text:style-name="T357"> проживало до пятидесяти тысяч. </text:span><text:span text:style-name="T923">Около сем</text:span><text:span text:style-name="T924">и</text:span><text:span text:style-name="T923"> тысяч </text:span><text:span text:style-name="T924">мы уже насчитали тут, в армии виндов. Остальным или удалось уйти, или они штурмуют соседние крепости</text:span><text:span text:style-name="T357">. Не устоим без вариантов. </text:span><text:span text:style-name="T362">Ещё с неделю продержимся, не больше. </text:span><text:span text:style-name="T395">Потом закончатся боеприпасы.</text:span></text:p>
      <text:p text:style-name="P119"><text:span text:style-name="T357">-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5">Нейвиль</text:span><text:span text:style-name="T357">? </text:span><text:span text:style-name="T358">Что случилось, лягни вас буйвол?</text:span></text:p>
      <text:p text:style-name="P120"><text:span text:style-name="T358">О</text:span><text:span text:style-name="T359">т волнения в мою речь прокрадыва</text:span><text:span text:style-name="T360">ются</text:span><text:span text:style-name="T359"> словечки из солдатского жаргона моей младшей сестрицы. Нехорошо </text:span><text:span text:style-name="T360">ведущему сотруднику и сильнейшему магу Астромеханического университета скатываться до <text:s/></text:span><text:span text:style-name="T361">сержантского </text:span><text:span text:style-name="T722">слэнга</text:span><text:span text:style-name="T360">.</text:span></text:p>
      <text:p text:style-name="P119"><text:span text:style-name="T358">- Я ж</text:span><text:span text:style-name="T360">е</text:span><text:span text:style-name="T358"> объясняю, </text:span><text:span text:style-name="T359">они проникают внутрь. Достаточно </text:span><text:span text:style-name="T925">прикосновения</text:span><text:span text:style-name="T922"> на три-четыре секунды</text:span><text:span text:style-name="T359">, и виндиго захватывают </text:span><text:span text:style-name="T361">разум</text:span><text:span text:style-name="T359">.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9"><text:span text:style-name="T359">- </text:span><text:span text:style-name="T361">Что? Как? Как такое возможно? - информация не укладывается у меня в голове. - </text:span><text:span text:style-name="T362">Мы двести лет ведём войну и до сих пор ничего подобного не случалось. </text:span><text:span text:style-name="T799">На проникновение в разум виндиго требуется более часа, они могут это проделывать только с пленными.</text:span></text:p>
      <text:p text:style-name="P119"><text:span text:style-name="T361">- </text:span><text:span text:style-name="T362">Они научили</text:span><text:span text:style-name="T366">с</text:span><text:span text:style-name="T362">ь этому совсем недавно. Южную башню </text:span><text:span text:style-name="T367">винд</text:span><text:span text:style-name="T370">ы</text:span><text:span text:style-name="T362"> взяли таким образом два месяца назад. Потом Центральную и Западную. </text:span><text:span text:style-name="T370">Главное, чем захваченный аликорн отличается от нормального — его зрачки становятся узкими. Они не могут это скрывать. </text:span><text:span text:style-name="T361">Мы пытались связаться с вами и соседями. Но </text:span><text:span text:style-name="T370"><text:s/>винды</text:span><text:span text:style-name="T361"> захватили «Маджестик» и глушат сигнал. Странно, что вы к нам пробились.</text:span></text:p>
      <text:p text:style-name="P119"><text:soft-page-break/><text:span text:style-name="T361">- </text:span><text:span text:style-name="T362">Мы подключили передатчик к антенне лаборатории, - объясняю я. И внезапно понимаю происходящее. - Луна!!!</text:span></text:p>
      <text:p text:style-name="P430"/>
      <text:p text:style-name="P122"><text:span text:style-name="T362">Я бегу к выходу из убежища, на ходу активировав силов</text:span><text:span text:style-name="T363">ые</text:span><text:span text:style-name="T362"> </text:span><text:span text:style-name="T363">доспехи</text:span><text:span text:style-name="T362">. Экзоскелет бронескафандра повизгивает <text:s/></text:span><text:span text:style-name="T367">сервомоторами </text:span><text:span text:style-name="T362">на особо крутых виражах, пока я несусь на верхние ярусы Андориана. </text:span><text:span text:style-name="T363">Десятитысячелетняя крепость знавала и худшие времена, </text:span><text:span text:style-name="T364">но </text:span><text:span text:style-name="T367">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3"><text:span text:style-name="T36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8">правда, </text:span><text:span text:style-name="T367">не умеют сражаться, но многие из них неплохие маги. </text:span><text:span text:style-name="T368">И сколько из них сейчас перешло на сторону </text:span><text:span text:style-name="T371">врага</text:span><text:span text:style-name="T368">? Мы зашли в комнату радиосвязи, как только </text:span><text:span text:style-name="T369">небольшой </text:span><text:span text:style-name="T368">отряд </text:span><text:span text:style-name="T371">виндиго </text:span><text:span text:style-name="T413">показался у подножия скалы</text:span><text:span text:style-name="T369">. Обычное дело, раньше такие рейды отбивались в течении </text:span><text:span text:style-name="T371">четверти часа</text:span><text:span text:style-name="T369"> без особых проблем</text:span><text:span text:style-name="T368">. </text:span><text:span text:style-name="T369">Но прошло уже больше часа, а бой не стих. И, судя по звукам, он только разгорается.</text:span></text:p>
      <text:p text:style-name="P124"><text:span text:style-name="T369">И</text:span><text:span text:style-name="T371">з боковой двери на меня буквально вываливается легионер. </text:span><text:span text:style-name="T374">Увидев</text:span><text:span text:style-name="T371"> </text:span><text:span text:style-name="T372">меня, он испуганно о</text:span><text:span text:style-name="T374">ха</text:span><text:span text:style-name="T372">ет и прижимается к стене.</text:span></text:p>
      <text:p text:style-name="P124"><text:span text:style-name="T372">- </text:span><text:span text:style-name="T373">Где ваш шлем, солдат? Что с вашим </text:span><text:span text:style-name="T374">рогом? И… </text:span><text:span text:style-name="T373">Почему вы дро</text:span><text:span text:style-name="T374">жите?</text:span></text:p>
      <text:p text:style-name="P125"><text:span text:style-name="T374">Песчаного цвета аликорн с </text:span><text:span text:style-name="T378">обугленным</text:span><text:span text:style-name="T374"> рогом вжимается в стену в тщётном порыве быть от меня подальше и, судя по всему, готовиться упасть в обморок.</text:span></text:p>
      <text:p text:style-name="P125"><text:span text:style-name="T374">Я внезапно вспоминаю предостережение и внимательно всматриваюсь в его зрачки. К счастью, они </text:span><text:span text:style-name="T377">не узкие</text:span><text:span text:style-name="T374">. Это очень легко заметить, так как они расширены и </text:span><text:span text:style-name="T379">почти вытеснили белки глаз</text:span><text:span text:style-name="T374">.</text:span></text:p>
      <text:p text:style-name="P651"><text:span text:style-name="T374">Я </text:span><text:span text:style-name="T109">поднимаю забрало, чтобы он узнал меня.</text:span></text:p>
      <text:p text:style-name="P125"><text:span text:style-name="T374">Он </text:span><text:span text:style-name="T380">отвечает мне пронзительным взглядом</text:span><text:span text:style-name="T374"> в ответ и, внезапно, успокаивается.</text:span></text:p>
      <text:p text:style-name="P125"><text:span text:style-name="T374">- Вы — не они, - вздыхает он. - </text:span><text:span text:style-name="T375">У вас хорошие </text:span><text:span text:style-name="T376">глаза</text:span><text:span text:style-name="T375">. Круглые.</text:span></text:p>
      <text:p text:style-name="P123"><text:span text:style-name="T369">- </text:span><text:span text:style-name="T381">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2">ует</text:span><text:span text:style-name="T381">, аликорн расслаб</text:span><text:span text:style-name="T382">ляется</text:span><text:span text:style-name="T381"> и отлепл</text:span><text:span text:style-name="T382">ивается</text:span><text:span text:style-name="T381"> от стены.</text:span></text:p>
      <text:p text:style-name="P123"><text:span text:style-name="T381">- </text:span><text:span text:style-name="T383">Вы не понимаете. Там, — легионер указывает копытом в сторону двери, - творится что-то ужасное. Моя центурия </text:span><text:span text:style-name="T413">обходила периметр стены у с</text:span><text:span text:style-name="T383">еверной башни. </text:span><text:span text:style-name="T413">Мы встретили там трёх незнакомых аликорнов, открывающих ворота. Мы не успели остановить их — в открытые ворота сразу ринулись винды. </text:span><text:span text:style-name="T383">Отряд совсем небольшой, ничего серьёзного. Обычно при таком соотношении сил виндиго разворачиваются и уходят. Но не в этот раз. </text:span><text:span text:style-name="T384">Виндиго вступили в бой с передовыми бойцами нашего построения. И…</text:span></text:p>
      <text:p text:style-name="P126"><text:span text:style-name="T384">Легионер зап</text:span><text:span text:style-name="T385">инается</text:span><text:span text:style-name="T384">. Он молча хлопа</text:span><text:span text:style-name="T385">ет</text:span><text:span text:style-name="T384"> глазами и не мо</text:span><text:span text:style-name="T385">жет</text:span><text:span text:style-name="T384"> произнести ни слова.</text:span></text:p>
      <text:p text:style-name="P431">- Как тебя зовут, солдат? - когда наступает психологический шок, лучше всего его преодолевать простыми маленькими шагами. <text:span text:style-name="T1032">Я давно </text:span><text:span text:style-name="T1201">э</text:span><text:span text:style-name="T1032">то усвоила, общаясь со студентами.</text:span></text:p>
      <text:p text:style-name="P126"><text:span text:style-name="T384">- Ринс. Ринс Стилфизер. </text:span><text:span text:style-name="T386">Л</text:span><text:span text:style-name="T385">ибрарий </text:span><text:span text:style-name="T386">первой центурии первой когорты шестого легиона.</text:span></text:p>
      <text:p text:style-name="P652"><text:span text:style-name="T109">- </text:span><text:span text:style-name="T385">Успокойся, Ринс</text:span><text:span text:style-name="T386">. </text:span><text:span text:style-name="T387">У тебя есть дети?</text:span></text:p>
      <text:p text:style-name="P432">- Дочка.</text:p>
      <text:p text:style-name="P433"><text:soft-page-break/>Взгляд солдата стал более осмысленным, зрачки почти вернулись в нормальный размер.</text:p>
      <text:p text:style-name="P127"><text:span text:style-name="T387">- Её зовут Дикси. Эвакуировалась за океан, с женой. Месяц назад прислала открытку. Там </text:span><text:span text:style-name="T388">карнавал! Маски, конфетти, </text:span><text:span text:style-name="T389">фейерверки! М</text:span><text:span text:style-name="T388">ороженное </text:span><text:span text:style-name="T389">на пляже</text:span><text:span text:style-name="T388">! <text:s/>- восхищённо говорил Ринс, его глаза сияли. Он был счастлив отвлечься от реальности.</text:span></text:p>
      <text:p text:style-name="P127"><text:span text:style-name="T388">- Отлично. </text:span><text:span text:style-name="T389">Я счастлива, что твоя семья в полной безопасности, - произнесла я с ударением на безопасность. - <text:s/></text:span><text:span text:style-name="T390">И с ними ничего плохого не случится, потому что ты защищаешь их покой. </text:span><text:span text:style-name="T389">Теперь расскажи мне, что случилось во время недавнего боя с виндиго?</text:span></text:p>
      <text:p text:style-name="P127"><text:span text:style-name="T389">- </text:span><text:span text:style-name="T390">Они </text:span><text:span text:style-name="T392">обнимали нас</text:span><text:span text:style-name="T390">. </text:span><text:span text:style-name="T392">Одн</text:span><text:span text:style-name="T395">а</text:span><text:span text:style-name="T392"> виндиго отбивает удар копьём, а втор</text:span><text:span text:style-name="T395">ая</text:span><text:span text:style-name="T392"> прижимает </text:span><text:span text:style-name="T395">копыта</text:span><text:span text:style-name="T390"> </text:span><text:span text:style-name="T392">к шлему вот так, - Ринс прижимает </text:span><text:span text:style-name="T395">копыта</text:span><text:span text:style-name="T392"> к ушам, - </text:span><text:span text:style-name="T395">поднимает забрало и целует. </text:span><text:span text:style-name="T439">И через три секунды у них становится одним виндом больше, а у нас — одним солдатом меньше.</text:span><text:span text:style-name="T395"> И</text:span><text:span text:style-name="T390"> </text:span><text:span text:style-name="T392">первые ряды</text:span><text:span text:style-name="T390"> </text:span><text:span text:style-name="T392">стали разворачиваться и</text:span><text:span text:style-name="T390"> сражаться с нами, - </text:span><text:span text:style-name="T391">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2">Как будто мы </text:span><text:span text:style-name="T397">с Троттером </text:span><text:span text:style-name="T392">не пили кальвадос в «Хромом осле»!</text:span></text:p>
      <text:p text:style-name="P653"><text:span text:style-name="T391">Я </text:span><text:span text:style-name="T109">замечаю вмятину на нагруднике Ринса.</text:span></text:p>
      <text:p text:style-name="P128"><text:span text:style-name="T398">- </text:span><text:span text:style-name="T392">И </text:span><text:span text:style-name="T397">я зметил это. Сначала у Троттера, а потом и у всех остальных</text:span><text:span text:style-name="T392">. </text:span><text:span text:style-name="T397">У</text:span><text:span text:style-name="T392">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1">Они были обращёнными. </text:span><text:span text:style-name="T394">Их души украли винды!</text:span></text:p>
      <text:p text:style-name="P654"><text:span text:style-name="T392">Л</text:span><text:span text:style-name="T109">егионер всхли</text:span><text:span text:style-name="T393">пывает</text:span><text:span text:style-name="T109">. Его тряс</text:span><text:span text:style-name="T393">ёт</text:span><text:span text:style-name="T109">.</text:span></text:p>
      <text:p text:style-name="P129"><text:span text:style-name="T389">- </text:span><text:span text:style-name="T396">У меня с детства был дар к левитации. Я мог поднять в воздух целы</text:span><text:span text:style-name="T397">х</text:span><text:span text:style-name="T396"> </text:span><text:span text:style-name="T397">два </text:span><text:span text:style-name="T396">ящик</text:span><text:span text:style-name="T397">а</text:span><text:span text:style-name="T396"> с сидром! </text:span><text:span text:style-name="T397">Один раз я приподнял целого центуриона Громера после обеда — а он очень грузный жеребец!</text:span><text:span text:style-name="T396"> Но сейчас я расшвырял </text:span><text:span text:style-name="T399">две </text:span><text:span text:style-name="T396">дюжин</text:span><text:span text:style-name="T399">ы</text:span><text:span text:style-name="T396"> виндов, только чтобы не дать им прикоснуться к себе — и мой рог сгорел! У меня больше нет магии!</text:span></text:p>
      <text:p text:style-name="P127"><text:span text:style-name="T396">- </text:span><text:span text:style-name="T399">Мужайся, солдат! Ты же воин элитного подразделения королевы!</text:span></text:p>
      <text:p text:style-name="P434">- Я всего лишь писарь. Все мои товарищи пропали — один за другим, пока я не остался один! Они смеялись мне в лицо, нацеливая на меня пики!</text:p>
      <text:p text:style-name="P436">Солдат тяжело дышит. Его снова трясёт дрожь. Надо бы сказать Луне, чтобы усилила кон<text:span text:style-name="T1039">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36"><text:s/></text:p>
      <text:p text:style-name="P130"><text:span text:style-name="T400">Я смотрю за спину Ринса, в </text:span><text:span text:style-name="T401">комнату</text:span><text:span text:style-name="T400">. Там разбитое окно, через которое он вломился с улицы.</text:span></text:p>
      <text:p text:style-name="P435">- <text:span text:style-name="T1033">Ты видел её? Ты видел Луну?</text:span></text:p>
      <text:p text:style-name="P437">Легионер опять закатывает глаза и готовится упасть в обморок, но я звонкой пощёчиной возвращаю его к жизни.</text:p>
      <text:p text:style-name="P131"><text:span text:style-name="T402">- </text:span><text:span text:style-name="T401">Нашего </text:span><text:span text:style-name="T407">ц</text:span><text:span text:style-name="T402">ентуриона? Да, конечно, </text:span><text:span text:style-name="T401">я видел её</text:span><text:span text:style-name="T402">… </text:span><text:span text:style-name="T403">Винды </text:span><text:span text:style-name="T401">вместе с обращёнными повалили водонапорную башню </text:span><text:span text:style-name="T404">на арсенал и </text:span><text:span text:style-name="T780">вполовину</text:span><text:span text:style-name="T404"> разрушили его. Они стали разбирать завалы, чтобы добраться… Ну, вы понимаете?</text:span></text:p>
      <text:p text:style-name="P36"><text:span text:style-name="T404">Да, я понимаю. В арсенале хранятся Элементы </text:span><text:span text:style-name="T1034">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035">третьего типа</text:span><text:span text:style-name="T1034">. </text:span><text:span text:style-name="T1035">Увы, нам пришлось использовать самый слабый тип магии, чтобы Элементами не смогли </text:span><text:soft-page-break/><text:span text:style-name="T1035">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056">Сильнейшие маги с помощью Элементов могут создавать смерчи или шары концентрированной плазмы.</text:span><text:span text:style-name="T1035"> И вот теперь я не уверена, что винды не смогут использовать Элементы – мы </text:span><text:span text:style-name="T1036">ведь </text:span><text:span text:style-name="T1035">ничего не знаем об обращённых! </text:span></text:p>
      <text:p text:style-name="P37">Должно быть, та же мысль посетила и Луну.</text:p>
      <text:p text:style-name="P37"/>
      <text:p text:style-name="P36"><text:span text:style-name="T1035">- </text:span><text:span text:style-name="T1036">И </text:span><text:span text:style-name="T1037">тут </text:span><text:span text:style-name="T1036">со стороны </text:span><text:span text:style-name="T1037">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038">было буквально пять минут назад.</text:span></text:p>
      <text:p text:style-name="P36">- <text:span text:style-name="T1038">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040">я</text:span> душ<text:span text:style-name="T1040">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041">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042">у самих Элементов, охраняя их</text:span><text:span text:style-name="T1041">?</text:span></text:p>
      <text:p text:style-name="P41">Дубовая дверь хранилища вырвана с замком и накренилась к полу на одной петле.</text:p>
      <text:p text:style-name="P41">С замирающим сердце<text:span text:style-name="T1043">м</text:span> вхожу внутрь.</text:p>
      <text:p text:style-name="P42"><text:span text:style-name="T1043">На груде камней, в которых я узнаю остатки статуи </text:span><text:span text:style-name="T1044">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045">Луна!</text:span></text:p>
      <text:p text:style-name="P44">Сестра молчит. <text:span text:style-name="T1044"><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045">- </text:span><text:span text:style-name="T1046">Нотхуурр шанграа хиссандурр…</text:span></text:p>
      <text:p text:style-name="P45">- <text:span text:style-name="T1046">Что?</text:span></text:p>
      <text:p text:style-name="P49"><text:span text:style-name="T1150">Шёпот совсем не похож на </text:span><text:span text:style-name="T1152">армейский слэнг</text:span><text:span text:style-name="T1150"> </text:span><text:span text:style-name="T1159">преторианских казарм, которым пользуется </text:span><text:span text:style-name="T1150">сестр</text:span><text:span text:style-name="T1159">а</text:span><text:span text:style-name="T1150">. Есть в нём что-то от шипения зме</text:span><text:span text:style-name="T1151">й</text:span><text:span text:style-name="T1150"> и жужжания насекомых одновременно.</text:span></text:p>
      <text:p text:style-name="P46"><text:span text:style-name="T1047">Луна </text:span><text:span text:style-name="T1048">отк</text:span><text:span text:style-name="T1047">рывает глаза. На мгновение мне кажется… Да нет, просто показалось. Луна смотрит на меня с удивлением.</text:span></text:p>
      <text:p text:style-name="P46">- <text:span text:style-name="T1047">Сестра?</text:span></text:p>
      <text:p text:style-name="Text_20_body">- <text:span text:style-name="T1049">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049">Винды забрали к себе всех </text:span><text:span text:style-name="T1149">Наших</text:span><text:span text:style-name="T1049"> солдат, - </text:span><text:span text:style-name="T1051">хрипло </text:span><text:span text:style-name="T1049">отвечает Луна на мой невысказанный вопрос. - </text:span><text:span text:style-name="T1050">Но </text:span><text:span text:style-name="T1149">Нас</text:span><text:span text:style-name="T1050"> забрать не смогли. </text:span><text:span text:style-name="T1149">Мы</text:span><text:span text:style-name="T1050"> активировал</text:span><text:span text:style-name="T1149">и</text:span><text:span text:style-name="T1050"> щит Элементов и их вышвырнуло прочь.</text:span></text:p>
      <text:p text:style-name="P438">Сестра, пошатываясь, выходит из хранилища.</text:p>
      <text:p text:style-name="P133"><text:span text:style-name="T408">Я выхожу в след за ней. Вырванную с мясом дверь уже не починить, но это и не требуется — все враги остались за барьером. </text:span><text:span text:style-name="T409">Силуэт Луны скрывается в проёме выхода, её тень ещё некоторое время движется по полу коридора. </text:span><text:span text:style-name="T408">Я </text:span><text:span text:style-name="T409">оборачиваюсь и </text:span><text:span text:style-name="T408">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09">пока, наконец, в сознании не формируется пронзительный вопрос , уже облачённый в нотки истерии.</text:span></text:p>
      <text:p text:style-name="P439"/>
      <text:p text:style-name="P439">КАК могла Луна активировать Элементы, если ларец ЗАПЕРТ? <text:span text:style-name="T1068">Почему она соврала мне, что активировала их?</text:span></text:p>
      <text:p text:style-name="P439"><text:span text:style-name="T1052">Н</text:span>ичего не понимаю.</text:p>
      <text:p text:style-name="P438"/>
      <text:p text:style-name="P133"><text:span text:style-name="T418">Мысли прерываются </text:span><text:span text:style-name="T409">крик</text:span><text:span text:style-name="T418">ами</text:span><text:span text:style-name="T409">, треск</text:span><text:span text:style-name="T418">ом</text:span><text:span text:style-name="T409"> и шипение</text:span><text:span text:style-name="T418">м</text:span><text:span text:style-name="T409">. Я спешу наверх, </text:span><text:span text:style-name="T419">спотыкаясь об обломки штукатурки</text:span><text:span text:style-name="T409">.</text:span></text:p>
      <text:p text:style-name="P136"><text:span text:style-name="T415">За розоватым барьером щита маячат крылатые тени. Время от времени одна из них испускает зелёный луч в основание южной башни. </text:span><text:span text:style-name="T419">Лучи беспрепятственно пронзают щит.</text:span><text:span text:style-name="T415"> </text:span><text:span text:style-name="T419">О</text:span><text:span text:style-name="T415">т попаданий </text:span><text:span text:style-name="T416">летят раскалённые камни, горят деревянные перекрытия, текут ручейки </text:span><text:span text:style-name="T417">расплавленного стекла</text:span><text:span text:style-name="T416">.</text:span></text:p>
      <text:p text:style-name="P456">&lt;<text:span text:style-name="T29">раскрыть огромную статую аликорна в донжоне</text:span>&gt;</text:p>
      <text:p text:style-name="P136"><text:span text:style-name="T416">- </text:span><text:span text:style-name="T420">Консул Селестия! Консул Селестия! Сюда!</text:span></text:p>
      <text:p text:style-name="P442">С крепостной стены мне отчаянно машет <text:span text:style-name="T1183">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064">Два роботизированных силовых костюма стоят тут же, неуклюже наводя на мечущиеся тени </text:span><text:span text:style-name="T1065">горгонарий.</text:span></text:p>
      <text:p text:style-name="P138"><text:span text:style-name="T420">-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3">Девятнадцать</text:span><text:span text:style-name="T420"> зеркал за пятнадцать минут! Я даже в команде колледжа </text:span><text:span text:style-name="T421">за всю </text:span><text:span text:style-name="T425">партию гриммича</text:span><text:span text:style-name="T420"> больше семи не создавал, а ведь я уже не молод!</text:span></text:p>
      <text:p text:style-name="P562"/>
      <text:p text:style-name="P137"><text:span text:style-name="T416">О</text:span><text:span text:style-name="T417">дна из теней приближается к границе щита </text:span><text:span text:style-name="T420">с той стороны. Я</text:span><text:span text:style-name="T417"> узнаю Найт Эрроу — </text:span><text:span text:style-name="T424">одну из стражей-охранниц легата</text:span><text:span text:style-name="T417">. Он</text:span><text:span text:style-name="T422">а</text:span><text:span text:style-name="T417"> </text:span><text:span text:style-name="T420">зависает в воздухе, прижимаясь головой к упругой розовой мембране. Е</text:span><text:span text:style-name="T757">ё</text:span><text:span text:style-name="T420"> узкие зрачки пронизывают меня насквозь. «</text:span><text:span text:style-name="T757">Чайшанссиии!» - шипит она.</text:span><text:span text:style-name="T420"> Затем, без малейшей подготовки, е</text:span><text:span text:style-name="T757">ё</text:span><text:span text:style-name="T420"> рог вспыхивает зелёным огнём и луч прожигает воздух по направлению ко мне. </text:span></text:p>
      <text:p text:style-name="P442">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43">Найт Эрроу также падает с дымящимся рогом по другую сторон<text:span text:style-name="T1059">у</text:span> стены.</text:p>
      <text:p text:style-name="P442">- <text:span text:style-name="T1057">Помогите нам, умоляю! Мы долго не продержимся! - чуть не плачет Хай Глори. - </text:span><text:span text:style-name="T1058">Они делают один-два выстрела и сгорают также, но их гораздо больше, чем нас! </text:span><text:span text:style-name="T1060">Винды обернули наших солдат против нас — теперь мы в меньшинстве.</text:span></text:p>
      <text:p text:style-name="P444">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44"/>
      <text:p text:style-name="P444">Значит, пришло время. <text:span text:style-name="T1061">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062">в </text:span><text:span text:style-name="T1061"><text:s/>виндиго. Пора уходить.</text:span></text:p>
      <text:p text:style-name="P445">Я вспоминаю тайное совещание королевы <text:span text:style-name="T1063">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46">…</text:p>
      <text:p text:style-name="P319"><text:span text:style-name="T42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7">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3"><text:span text:style-name="T958">- </text:span><text:span text:style-name="T959">Что может случиться с нами сейчас, моя королева? </text:span><text:span text:style-name="T960">Моя задница чует победу!</text:span><text:span text:style-name="T959"> - как всегда, в развязной манере выступил </text:span><text:span text:style-name="T961">трибун</text:span><text:span text:style-name="T959"> Майлд Брэйн. - Грандфлаеры сметут эту шушеру в самый Тартар, где им и место! </text:span><text:span text:style-name="T962">Север и восток уже зачищены от виндов, юг последует за ними, как только мы достроим «Сокрушительного».</text:span></text:p>
      <text:p text:style-name="P320"><text:span text:style-name="T428">Н</text:span><text:span text:style-name="T430">а глобусе Орунгуна освобождённые территории подсвечивались </text:span><text:span text:style-name="T431">золотым, оккупированные — бирюзовым. Бирюза </text:span><text:span text:style-name="T433">всё </text:span><text:span text:style-name="T431">занимала ещё четверть </text:span><text:span text:style-name="T434">В</text:span><text:span text:style-name="T431">еликого континента и весь </text:span><text:span text:style-name="T434">М</text:span><text:span text:style-name="T431">алый, в то время как ещё три года назад у нас оставалось не более половины великого.</text:span></text:p>
      <text:p text:style-name="P281"><text:soft-page-break/><text:span text:style-name="T962">- </text:span><text:span text:style-name="T966">Также мы думали пятьдесят лет назад, когда перевели промышленность на военные рельсы </text:span><text:span text:style-name="T936">и сформировали регулярную армию</text:span><text:span text:style-name="T966">. И двадцать лет назад, когда появились первые охранные турели. </text:span><text:span text:style-name="T967">И </text:span><text:span text:style-name="T966">десять лет назад, когда разработали автономные силовые костюмы. </text:span><text:span text:style-name="T967">Но </text:span><text:span text:style-name="T968">против наших армий вышла ледяная армада</text:span><text:span text:style-name="T967">. На охранные турели </text:span><text:span text:style-name="T968">они </text:span><text:span text:style-name="T967">ответили тактикой роя </text:span><text:span text:style-name="T968">и лучёмётами. А наши воины в силовой броне стали переходить на сторону виндов после обращения.</text:span><text:span text:style-name="T966"> </text:span><text:span text:style-name="T969">Каждый раз виндиго изобретали ответную тактику, которая нивелировала наше техномагическое преимущество. </text:span><text:span text:style-name="T966">Мне очень хочется верить, что гранд-флаеры преломят ход войны, но </text:span><text:span text:style-name="T970">я не собираюсь ставить будущее «Семи вечностей» в зависимость от ещё одной военной технологи</text:span><text:span text:style-name="T971">и</text:span><text:span text:style-name="T970">.</text:span></text:p>
      <text:p text:style-name="P319"><text:span text:style-name="T429">- </text:span><text:span text:style-name="T430">Но ведь если мы победим, в проекте вообще не будет смысла! - воскликнул Майлд Брэйн. - </text:span><text:span text:style-name="T432">Зачем отвлекать ресурсы на очкариков!</text:span></text:p>
      <text:p text:style-name="P224"><text:span text:style-name="T961">Легаты</text:span><text:span text:style-name="T963"> за его спиной недовольно зашептались. </text:span><text:span text:style-name="T964">Я и сама едва сдержалась, чтобы не осадить его предельно жёстко. </text:span><text:span text:style-name="T963">Так перечить королеве мог только недалёкий грубиян Майл</text:span><text:span text:style-name="T965">д</text:span><text:span text:style-name="T963">, но его боевые заслуги позволяли ему и не такие выходки.</text:span></text:p>
      <text:p text:style-name="P139"><text:span text:style-name="T935">Королева долго смотрела на медленно вращающ</text:span><text:span text:style-name="T936">ую</text:span><text:span text:style-name="T935">ся </text:span><text:span text:style-name="T936">голограмму</text:span><text:span text:style-name="T935">, прежде чем ответить. Казалось, её совсем не задевает грубость Майлда.</text:span></text:p>
      <text:p text:style-name="P140"><text:span text:style-name="T937">- </text:span><text:span text:style-name="T936">В проекте есть смысл, даже если </text:span><text:span text:style-name="T938">мы победим. </text:span><text:span text:style-name="T945">В</text:span><text:span text:style-name="T938"> нем был бы смысл даже если </text:span><text:span text:style-name="T936">войны не было вовсе, - наконец тихо сказала она. - </text:span><text:span text:style-name="T945">Долгие тысячи лет я была вашим правителем — и с самого начала наблюдала тенденцию. В самом начале, когда я стала вашим вождём, плем</text:span><text:span text:style-name="T946">я</text:span><text:span text:style-name="T945">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946">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939">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946">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0"><text:span text:style-name="T946">К</text:span><text:span text:style-name="T954">оролева Лорен вздохнула и отвернулась от голограммы. Её голос едва перекрывает жужжание </text:span><text:span text:style-name="T956">голо</text:span><text:span text:style-name="T954">проектора, но мы все слышим тихие слова.</text:span></text:p>
      <text:p text:style-name="P140"><text:span text:style-name="T954">- Я помню времена, когда магии было больше. Мы могли летать без помощи крыльевых экстендеров, мы могли </text:span><text:span text:style-name="T956">мыслью </text:span><text:span text:style-name="T954">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957">пра</text:span><text:span text:style-name="T954">бабушки, в древние времена магии было ещё больше, </text:span><text:span text:style-name="T957">а чудеса — ещё дивнее</text:span><text:span text:style-name="T954">. Магия уходит из нашего мира и мы стали жадными, чтобы оставаться бессмертными. Мало кто </text:span><text:span text:style-name="T957">теперь </text:span><text:span text:style-name="T954">решается поделиться силой, чтобы завести жеребят.</text:span></text:p>
      <text:p text:style-name="P140"><text:span text:style-name="T950">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939">Центральные районы </text:span><text:span text:style-name="T955">Великого континента</text:span><text:span text:style-name="T939"> уже практически пусты, города превращаются в городки, городки — в посёлки, а посёлки — </text:span><text:span text:style-name="T946">заросшие травой руины</text:span><text:span text:style-name="T940">. </text:span><text:span text:style-name="T955">На Малом жизнь теплится всего в пяти городах.</text:span><text:span text:style-name="T940"> </text:span><text:span text:style-name="T949">Остров Вандерис вымер уже две тысячи лет назад, его некогда гордые замки заносятся песком и населены лишь чайками. </text:span><text:span text:style-name="T940">Даже </text:span><text:span text:style-name="T947">в </text:span><text:span text:style-name="T940">столиц</text:span><text:span text:style-name="T947">е население</text:span><text:span text:style-name="T940"> сократилась </text:span><text:span text:style-name="T947">настолько, что древний замок Рондокринн </text:span><text:soft-page-break/><text:span text:style-name="T947">теперь стоит в малонаселённой окраине </text:span><text:span text:style-name="T949">и ухаживается одним садовником, ещё более старым, чем я — последним слугой вымершего рода</text:span><text:span text:style-name="T940">. </text:span><text:span text:style-name="T939">Война </text:span><text:span text:style-name="T951">же </text:span><text:span text:style-name="T939">всё ускорила — аликорны пропадают тысячами. </text:span><text:span text:style-name="T951">Даже если мы победим, </text:span><text:span text:style-name="T952">мы не сможем возродиться. Попросту, </text:span><text:span text:style-name="T951">нас осталось слишком мало, чтобы поддерживать уст</text:span><text:span text:style-name="T953">о</text:span><text:span text:style-name="T951">йчивое развитие вида.</text:span><text:span text:style-name="T939"> </text:span><text:span text:style-name="T941">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942">Именно в этом состоит цель </text:span><text:span text:style-name="T941">«</text:span><text:span text:style-name="T942">Семи вечностей». </text:span><text:span text:style-name="T943">И </text:span><text:span text:style-name="T944">вот </text:span><text:span text:style-name="T943">по</text:span><text:span text:style-name="T944">чем</text:span><text:span text:style-name="T943">у он важнее даже </text:span><text:span text:style-name="T948">нашей </text:span><text:span text:style-name="T943">победы в </text:span><text:span text:style-name="T945">этой </text:span><text:span text:style-name="T943">войне…</text:span></text:p>
      <text:p text:style-name="P615">…</text:p>
      <text:p text:style-name="P141"><text:span text:style-name="T972">Громкий треск и вспышки возвращают меня в реальность. На стене сражаются Хай Глори и четверо оставшихся </text:span><text:span text:style-name="T975">воинов</text:span><text:span text:style-name="T972">. </text:span><text:span text:style-name="T974">Двое</text:span><text:span text:style-name="T973"> </text:span><text:span text:style-name="T975">преторианцев</text:span><text:span text:style-name="T973">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452">Я расправляю крылья. Необходимо срочно найти Луну. Наступило время последнего приказа королевы Лорен.</text:p>
      <text:p text:style-name="P284"><text:span text:style-name="T976">(</text:span><text:span text:style-name="T108">уменьшить </text:span><text:span text:style-name="T977">позор </text:span><text:span text:style-name="T108">«бегств</text:span><text:span text:style-name="T977">а</text:span><text:span text:style-name="T108">» Сел и Луны, подчеркнуть их героизм)</text:span></text:p>
      <text:p text:style-name="P449"><text:line-break/><text:span text:style-name="T1066">~~~</text:span></text:p>
      <text:p text:style-name="P447"/>
      <text:p text:style-name="P479">Лучик света преломляется в бокале мартини и выходит радужным веером, соперничая с многоцветной гривой аликорницы.</text:p>
      <text:p text:style-name="P479"/>
      <text:p text:style-name="P448">- <text:span text:style-name="T1067">Теперь ты знаешь всё.</text:span></text:p>
      <text:p text:style-name="P142"><text:span text:style-name="T550">Селестия</text:span><text:span text:style-name="T435"> </text:span><text:span text:style-name="T548">раздвигает шторы. </text:span><text:span text:style-name="T550">С</text:span><text:span text:style-name="T548">ол</text:span><text:span text:style-name="T550">нечный </text:span><text:span text:style-name="T551">поток</text:span><text:span text:style-name="T548"> разгоня</text:span><text:span text:style-name="T550">е</text:span><text:span text:style-name="T548">т полутьму, в которой проходило повествование. Я словно выныриваю из событий, сотканных мягкой речью </text:span><text:span text:style-name="T550">аликорницы</text:span><text:span text:style-name="T548">.</text:span></text:p>
      <text:p text:style-name="P142"><text:span text:style-name="T435">- </text:span><text:span text:style-name="T436">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2"><text:span text:style-name="T436">- Луна, - нетерпеливо перебивает меня Селестия, - Я описала тебе эпизод с охраной Элементов Гармонии. Кто активировал элементы, если не </text:span><text:span text:style-name="T551">она</text:span><text:span text:style-name="T436">? Мой вопрос </text:span><text:span text:style-name="T438">тогда </text:span><text:span text:style-name="T436">так и остался нерешённым, </text:span><text:span text:style-name="T437">у меня не было времени на </text:span><text:span text:style-name="T438">разм</text:span><text:span text:style-name="T547">ы</text:span><text:span text:style-name="T438">шления</text:span><text:span text:style-name="T436">.</text:span></text:p>
      <text:p text:style-name="P655"><text:span text:style-name="T438">Но т</text:span><text:span text:style-name="T109">еперь я уверена, что знаю ответ.</text:span></text:p>
      <text:p text:style-name="P453"/>
      <text:p text:style-name="P143"><text:span text:style-name="T437">Аликорница медленно поворачивает ко мне глову. Её тёмный силуэт на ослепительном фоне </text:span><text:span text:style-name="T555">заходящего </text:span><text:span text:style-name="T551">солнца </text:span><text:span text:style-name="T437">излучает тревогу.</text:span></text:p>
      <text:p text:style-name="P453"/>
      <text:p text:style-name="P143"><text:span text:style-name="T409">- Элементы могут активироваться сами в одном-единственном случае — если виндиго будут рядом, в пределах </text:span><text:span text:style-name="T410">трид</text:span><text:span text:style-name="T409">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3"><text:span text:style-name="T409">Луна активировать Элементы не могла. Но если они активировались сами, </text:span><text:span text:style-name="T410">значит</text:span><text:span text:style-name="T409">… </text:span><text:span text:style-name="T437">Значит, рядом были </text:span><text:span text:style-name="T551">ТОЛЬКО</text:span><text:span text:style-name="T437"> виндиго. </text:span><text:span text:style-name="T553">Понимаешь?</text:span></text:p>
      <text:p text:style-name="P440"><text:soft-page-break/>- <text:span text:style-name="T1069">Ты хочешь сказать, что они обернули Луну? </text:span>Но тогда бы её вышвырнуло бы вслед за остальными, <text:span text:style-name="T1053">разве нет</text:span>? - <text:span text:style-name="T1069">скептически замечаю я.</text:span></text:p>
      <text:p text:style-name="P480">В глазах немного двоится от резкого перехода к свету и чрезмерного количества алкоголя, выпитого мной за последние пару часов.</text:p>
      <text:p text:style-name="P478"/>
      <text:p text:style-name="P441">- <text:span text:style-name="T1069">Когда я вошла в хранилище, она обнимала ларец всеми четырьмя ногами, </text:span><text:span text:style-name="T1096">ещё и </text:span><text:span text:style-name="T1069">помогая себе крыльями. Возможно, это помогло ей удержаться.</text:span></text:p>
      <text:p text:style-name="P441"><text:span text:style-name="T1069">- </text:span><text:span text:style-name="T1070">А зрачки? У Луны вполне нормальные зрачки, я видел.</text:span></text:p>
      <text:p text:style-name="P441"><text:span text:style-name="T1069">- Теперь я почти уверена, что видела </text:span><text:span text:style-name="T1071">у сестры </text:span><text:span text:style-name="T1069">узкие зрачки, когда она открыла глаза </text:span><text:span text:style-name="T1070">в хранилище</text:span><text:span text:style-name="T1069">! </text:span><text:span text:style-name="T1070">Они быстро восстановились, но первые мгновения…</text:span></text:p>
      <text:p text:style-name="P450"/>
      <text:p text:style-name="P450"><text:span text:style-name="T1100">Я смотрю сквозь рюмку, как </text:span>Селестия <text:span text:style-name="T1071">взволнованно ходит по комнате. Её радужный хвост нервно хлестает по сторонам туда-сюда.</text:span></text:p>
      <text:p text:style-name="P450"/>
      <text:p text:style-name="P450">- <text:span text:style-name="T1071">Процесс оборачивания не мгновенен — Ринс упоминал, что на это уходит около трёх секунд. Я могу предположить, что </text:span><text:span text:style-name="T1072">Элементы сработали в момент обращения сестры в виндиго, и процесс не был завершён. Поэтому, хвала небу, я не потеряла сестру. </text:span><text:span text:style-name="T1093">Может быть, именно это помогло ей удержаться на ларце. </text:span><text:span text:style-name="T1073">Но часть виндиго могла войти в Луну и остаться в ней.</text:span></text:p>
      <text:p text:style-name="P450">- <text:span text:style-name="T1094">Ч-ч</text:span><text:span text:style-name="T1074">то?</text:span></text:p>
      <text:p text:style-name="P450"/>
      <text:p text:style-name="P451">Аликорница останавливается напротив меня и дотрагивается до моей груди копытом <text:span text:style-name="T1075">с молящим взглядом</text:span>.</text:p>
      <text:p text:style-name="P144"><text:span text:style-name="T440">- </text:span><text:span text:style-name="T441">Проблема не в мести, Хуман. Проблема в том, ч</text:span><text:span text:style-name="T440">то её желание может преследовать другую цель: провести виндиго из Орунгуна сюда, в Эквус. </text:span><text:span text:style-name="T441">Я несколько раз замечала странности в поведении сестры. Замкнутость, </text:span><text:span text:style-name="T442">неприязнь к свету и солнцу, </text:span><text:span text:style-name="T547">скрытность</text:span><text:span text:style-name="T442">. </text:span><text:span text:style-name="T441">Да даже само желание мести несвойственно для </text:span><text:span text:style-name="T443">Лулу</text:span><text:span text:style-name="T441">! </text:span><text:span text:style-name="T443">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7">Двести тысяч аликорнов </text:span><text:span text:style-name="T551">Орунгуна </text:span><text:span text:style-name="T547">не смогли устоять против </text:span><text:span text:style-name="T551">армии ментальных паразитов, </text:span><text:span text:style-name="T547">неужели ты думаешь, что выстоят двое? </text:span><text:span text:style-name="T443"><text:s/>Я не могу допустить такой риск. </text:span><text:span text:style-name="T444">Потому, Хуман, пожалуйста, прошу тебя, </text:span><text:span text:style-name="T445">не говори Луне истинную причину моего отказа.</text:span></text:p>
      <text:p text:style-name="P144"><text:span text:style-name="T443">- </text:span><text:span text:style-name="T444">А если ты ошибаешься и никакого винд</text:span><text:span text:style-name="T549">и</text:span><text:span text:style-name="T444">го в твоей сестре нет? - озадаченно чешу затылок я. </text:span><text:span text:style-name="T551">Определённо, </text:span><text:span text:style-name="T552">не стоило выпивать столько коктейля на пустой желудок!</text:span></text:p>
      <text:p text:style-name="P454"/>
      <text:p text:style-name="P169"><text:span text:style-name="T444">Ты не готов к такому повороту, Хуман! </text:span><text:span text:style-name="T446">Проклятье, н</text:span><text:span text:style-name="T444">ачиналось всё так невинно!</text:span></text:p>
      <text:p text:style-name="P478">Я осторожно ставлю пустой бокал на столик.</text:p>
      <text:p text:style-name="P478"/>
      <text:p text:style-name="P669"><text:span text:style-name="T109">- </text:span><text:span text:style-name="T550">И твоя сестра всю жизнь будет считать тебя трусихой и клятвопреступницей?</text:span></text:p>
      <text:p text:style-name="P454"><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54"/>
      <text:p text:style-name="P480">Я пожимаю плечами и встаю. И тут же <text:span text:style-name="T1095">плюхаюсь</text:span> обратно в кресло.</text:p>
      <text:p text:style-name="P170"><text:span text:style-name="T550">Ты явно не рассчитал свои силы, Хуман. Бутылку-</text:span><text:span text:style-name="T553">то</text:span><text:span text:style-name="T550"> </text:span><text:span text:style-name="T554">т</text:span><text:span text:style-name="T550">ы распил пополам </text:span><text:span text:style-name="T554">с </text:span><text:span text:style-name="T555">солнцезадой</text:span><text:span text:style-name="T550">, но аликорница намного тяжелее тебя. То, что для неё </text:span><text:span text:style-name="T553">заканчивается</text:span><text:span text:style-name="T550"> лёгким </text:span><text:span text:style-name="T553">головокружением</text:span><text:span text:style-name="T550">, валит тебя с ног!</text:span></text:p>
      <text:p text:style-name="P481"/>
      <text:p text:style-name="P481">- <text:span text:style-name="T1097">У тебя проблемы? - поднимает бровь аликорница.</text:span></text:p>
      <text:p text:style-name="P481">- <text:span text:style-name="T1097">Проблемы - у тебя, - бурчу я. - А я всего лишь немного пьян. </text:span><text:span text:style-name="T1098">Имею право! У меня был тяжёлый день.</text:span></text:p>
      <text:p text:style-name="P485">Смех Селестии заполняет комнату звоном серебряного колокольчика.</text:p>
      <text:p text:style-name="P485">- <text:span text:style-name="T1099">Ну-ну, Хуман, не обижайся. </text:span><text:span text:style-name="T1100">Я забыла, что ты намного менее стоек к алкоголю, чем аликорны, иначе </text:span><text:span text:style-name="T1104">бы</text:span><text:span text:style-name="T1100"> меньше подливала тебе коктейля.</text:span></text:p>
      <text:p text:style-name="P485">- <text:span text:style-name="T1100">Эк ты </text:span><text:span text:style-name="T1101">завуалировала постулат «Селестия намного больший алкоголик, чем Хуман»! - криво ухмыляюсь я. - Учти, до дома я сегодня на своих </text:span><text:span text:style-name="T1102">двоих</text:span><text:span text:style-name="T1101"> не дойду. Или вези меня, или пришли повозку.</text:span></text:p>
      <text:p text:style-name="P485">- <text:span text:style-name="T1101">Не стоит утруждаться, - щебечет аликорница, - располагайся на ночь у меня. Если, конечно, </text:span><text:span text:style-name="T1102">тебе позволяют принципы…</text:span></text:p>
      <text:p text:style-name="P485">…<text:span text:style-name="T1103">Я проваливаюсь в затуманеный алкоголем сон…</text:span></text:p>
      <text:p text:style-name="P485"/>
      <text:p text:style-name="P482">…</text:p>
      <text:p text:style-name="P482"/>
      <text:p text:style-name="P171"><text:span text:style-name="T556">Тонкие башни </text:span><text:span text:style-name="T561">белого мрамора</text:span><text:span text:style-name="T556"> проплывают внизу. </text:span><text:span text:style-name="T557">Составляющий одно целое со скалой город-дворец </text:span><text:span text:style-name="T558">вызывает дежавю. Я присматриваюсь к нему, пытаясь увидеть знакомые очертания </text:span><text:span text:style-name="T563">гигантской </text:span><text:span text:style-name="T561">центральной башни</text:span><text:span text:style-name="T558">, но не нахожу их.</text:span></text:p>
      <text:p text:style-name="P171">- Андориан? - спрашиваю у Селестии.</text:p>
      <text:p text:style-name="P171"><text:span text:style-name="T558">- Кантерлот, - отвечает она. - </text:span><text:span text:style-name="T559">Я</text:span><text:span text:style-name="T558"> построил</text:span><text:span text:style-name="T559">а</text:span><text:span text:style-name="T558"> его по образу и подобию нашей погибшей родины. </text:span><text:span text:style-name="T559">Он не так величественен, как оригинал, но это лучшее, что смогли построить пони с моей поддержкой. И я горжусь им, </text:span><text:span text:style-name="T561">помня</text:span><text:span text:style-name="T559"> потраченные на него усилия.</text:span></text:p>
      <text:p text:style-name="P487"/>
      <text:p text:style-name="P173"><text:span text:style-name="T559">И </text:span><text:span text:style-name="T560">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1">дышит особенным уютом и теплотой, какую в него смогли вдохнуть </text:span><text:span text:style-name="T562">практичные </text:span><text:span text:style-name="T561">пони.</text:span></text:p>
      <text:p text:style-name="P488"/>
      <text:p text:style-name="P488">- Он тебе нравится? - оборачивается ко мне Селестия.</text:p>
      <text:p text:style-name="P670"><text:span text:style-name="T562">Мне с</text:span><text:span text:style-name="T109">мешно видеть её застенчивость. Она похожа на ученика, сдающего экзамен учителю и с трепетом ожидающего вердикт.</text:span></text:p>
      <text:p text:style-name="P488">- Он прекрасен, <text:span text:style-name="T1116">Селестия </text:span>- смеюсь я.</text:p>
      <text:p text:style-name="P173"><text:span text:style-name="T561">- </text:span><text:span text:style-name="T562">Держись крепче, Хуман! - счастливо улыбается аликорница.</text:span></text:p>
      <text:p text:style-name="P174"><text:soft-page-break/><text:span text:style-name="T562">М</text:span><text:span text:style-name="T563">ы сваливаемся в крутое пике. Я крепче сжимаю ногами бока своего крылатого скакуна и вцепляюсь руками в её гриву. </text:span><text:span text:style-name="T564">Луковицы куполов и </text:span><text:span text:style-name="T565">увенчаные флюгерами </text:span><text:span text:style-name="T564">острые </text:span><text:span text:style-name="T565">крыши</text:span><text:span text:style-name="T564"> </text:span><text:span text:style-name="T565">домов вырастают за мгновения. Мы со смехом проносимся над украшеными цветами улицами, поднимаемся в </text:span><text:span text:style-name="T567">вертикальном </text:span><text:span text:style-name="T566">скольжении</text:span><text:span text:style-name="T565"> </text:span><text:span text:style-name="T567">у</text:span><text:span text:style-name="T565"> крепостной стен</text:span><text:span text:style-name="T567">ы, переваливаем через край</text:span><text:span text:style-name="T565"> и ныряем вниз.</text:span></text:p>
      <text:p text:style-name="P175"><text:span text:style-name="T56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8">выступе</text:span><text:span text:style-name="T567">, выдающ</text:span><text:span text:style-name="T568">и</text:span><text:span text:style-name="T567">мся далеко в сторону от основного скального массива. Мы </text:span><text:span text:style-name="T568">ныряем под выступ и летим под городом.</text:span></text:p>
      <text:p text:style-name="P176"><text:span text:style-name="T568">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0">осторожно </text:span><text:span text:style-name="T568">приподнимает меня над спиной аликорницы и </text:span><text:span text:style-name="T570">плавно</text:span><text:span text:style-name="T568"> снимает штаны.</text:span></text:p>
      <text:p text:style-name="P176"><text:span text:style-name="T568">- </text:span><text:span text:style-name="T607">Сел</text:span><text:span text:style-name="T569">, прекрати! <text:s/>- хлопаю я по холке Селестию. - Не надейся меня обмануть! Если с рубашкой ещё могло прокатить, штаны ветер уж точно не </text:span><text:span text:style-name="T570">сдует</text:span><text:span text:style-name="T569">!</text:span></text:p>
      <text:p text:style-name="P176"><text:span text:style-name="T569">- </text:span><text:span text:style-name="T570">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89">Я присматриваюсь к хитрой морде моего скакуна и вижу смешливые искорки в уголках её глаз.</text:p>
      <text:p text:style-name="P489">- Я тебя раскусил! Верни штаны! Тут не может быть дождя, мы под скалой!</text:p>
      <text:p text:style-name="P177"><text:span text:style-name="T570">В этот момент нас окатывает водой. У меня просто сердце останавливается от холода. </text:span><text:span text:style-name="T571">Мы пролетаем сквозь вереницу водопадов, тут и там ниспадающих с Кантерлота и Селестия хохочет во всё горло.</text:span></text:p>
      <text:p text:style-name="P494">- Вода в небе бывает не только от дождя, мой маленький человек!</text:p>
      <text:p text:style-name="P495">Аликорница закладывает вираж и планирует над бескрайней долиной. Теплый ветер моментально высушивает меня.</text:p>
      <text:p text:style-name="P178"><text:span text:style-name="T571">- </text:span><text:span text:style-name="T572">Может, ты вернешь, наконец, штаны?</text:span></text:p>
      <text:p text:style-name="P178"><text:span text:style-name="T572">- </text:span><text:span text:style-name="T573">Ты так хочешь их надеть?</text:span></text:p>
      <text:p text:style-name="P179"><text:span text:style-name="T574">Ехидный</text:span><text:span text:style-name="T109"> вопрос белой аликорницы обескураживает. </text:span><text:span text:style-name="T574">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96">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71"><text:span text:style-name="T109">Я </text:span><text:span text:style-name="T639">ё</text:span><text:span text:style-name="T109">рзаю, стараясь усест</text:span><text:span text:style-name="T575">ь</text:span><text:span text:style-name="T109">ся поудобнее.</text:span></text:p>
      <text:p text:style-name="P496">- На что ты намекаешь?</text:p>
      <text:p text:style-name="P180"><text:span text:style-name="T574">- </text:span><text:span text:style-name="T576">Я не намекаю, а вполне прямо говорю, Хуман — </text:span><text:span text:style-name="T577">тебе нужно разрядиться! Иначе ты проткнешь </text:span><text:span text:style-name="T578">или </text:span><text:span text:style-name="T577">мне шею, </text:span><text:span text:style-name="T578">или себе живот</text:span><text:span text:style-name="T577">, - хихикает Селестия. </text:span><text:span text:style-name="T576">- В</text:span><text:span text:style-name="T577">идишь, аликорны не славятся застенчивостью.</text:span></text:p>
      <text:p text:style-name="P497">Я замечаю её порозовевшие щёки.</text:p>
      <text:p text:style-name="P491">- И как же ты предлагаешь мне разрядиться? Мы в полумиле над землёй.</text:p>
      <text:p text:style-name="P490">Щёки аликорницы розовеют ещё больше. Она что-то шепчет, <text:span text:style-name="T1106">стыдливо </text:span>отвернувшись от меня.</text:p>
      <text:p text:style-name="P490">- Что? Не слышу!</text:p>
      <text:p text:style-name="P181"><text:soft-page-break/><text:span text:style-name="T578">- Ты можешь свеситься с меня сзади, держась руками за крылья! - </text:span><text:span text:style-name="T579">пригнув шею ко мне, </text:span><text:span text:style-name="T578">кричит она мне в ухо.</text:span></text:p>
      <text:p text:style-name="P182"><text:span text:style-name="T578">О</text:span><text:span text:style-name="T579">т такого предложения начинают гореть щёки уже у меня. Я и не подозревал, насколько больная фантазия у белой </text:span><text:span text:style-name="T635">развратницы</text:span><text:span text:style-name="T579">! Однако, осмотревшись получше, решаю, что в её словах есть смысл.</text:span></text:p>
      <text:p text:style-name="P182"><text:span text:style-name="T579">Я осторожно ложусь на спину своего небесного скакуна, хватаю руками основания крыльев и плавно съезжаю назад </text:span><text:span text:style-name="T583">и немного вниз</text:span><text:span text:style-name="T579">.</text:span></text:p>
      <text:p text:style-name="P498">Да, так будет толк.</text:p>
      <text:p text:style-name="P498">Аликорница приглашающе сдвигает хвост в сторону, открывая мне сокровенное.</text:p>
      <text:p text:style-name="P672"><text:span text:style-name="T109">- </text:span><text:span text:style-name="T580">Иди ко мне, Хуман. Иди ко мне, мой маленький человек! </text:span><text:span text:style-name="T581">Я так долго ждала тебя!</text:span></text:p>
      <text:p text:style-name="P183"><text:span text:style-name="T580">И </text:span><text:span text:style-name="T584">я иду. К ней и в неё. И ещё раз. И снова. </text:span><text:span text:style-name="T582">И опять. </text:span><text:span text:style-name="T583">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3"><text:span text:style-name="T583">- </text:span><text:span text:style-name="T607">Сел… Я… Ты… Мы…</text:span></text:p>
      <text:p text:style-name="P499"/>
      <text:p text:style-name="P184"><text:span text:style-name="T582">Надеюсь, маленькие пони </text:span><text:span text:style-name="T583">Эквестрии</text:span><text:span text:style-name="T582"> сейчас не смотрят в небо.</text:span></text:p>
      <text:p text:style-name="P500"/>
      <text:p text:style-name="P348">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01"/>
      <text:p text:style-name="P501">… И чувствую также, что мы падаем.</text:p>
      <text:p text:style-name="P501"/>
      <text:p text:style-name="P501">- Какого дьявола? Сел, следи за высотой! Мы же грохнемся!!!</text:p>
      <text:p text:style-name="P501"/>
      <text:p text:style-name="P185"><text:span text:style-name="T585">Мы со свистом проваливаемся мимо едва увернувшегося с возмущённым карканьем </text:span><text:span text:style-name="T723">орла</text:span><text:span text:style-name="T585">. </text:span><text:span text:style-name="T587">Пара перьев из его хвоста ещё некоторое время сопровождает нас в турбулентном потоке. </text:span><text:span text:style-name="T585">Земля увеличивается со стремительностью мчащегося в лоб локомотива. Крылья аликорницы </text:span><text:span text:style-name="T587">без движения </text:span><text:span text:style-name="T585">торчат вертикально вверх, как у каменной статуи.</text:span></text:p>
      <text:p text:style-name="P185"><text:span text:style-name="T585">- Я совсем забыла об этом аспекте, - сконфуженно заявляет она. - Вот почему пегасы не занимаются сексом в воздухе. </text:span><text:span text:style-name="T586">Аликорны, как я теперь вспоминаю, тоже.</text:span></text:p>
      <text:p text:style-name="P493">- Прекрати предаваться воспоминаниям! - взвизгиваю я. - Сделай что-нибудь!</text:p>
      <text:p text:style-name="P493"/>
      <text:p text:style-name="P492"><text:span text:style-name="T1108">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110">на крыльях </text:span>подтянуться к её шее, <text:span text:style-name="T1109">отчего стояк становится совсем уж невыносимым</text:span>.</text:p>
      <text:p text:style-name="P492">- <text:span text:style-name="T1107">К сожалению, я сейчас не в том состоянии, чтобы задействовать телепортацию, - бормочет Селестия. - Но я попробую.</text:span></text:p>
      <text:p text:style-name="P673"><text:soft-page-break/><text:span text:style-name="T585">Н</text:span><text:span text:style-name="T109">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02"/>
      <text:p text:style-name="P186"><text:span text:style-name="T588">Земля размазывается на периферии зрения, сфокусировавшись в центре внимания в холм муравейника и трухлявый пень рядом. Глаз</text:span><text:span text:style-name="T590">а</text:span><text:span text:style-name="T588"> отрешённо фиксируют стремительное приближение смерти.</text:span></text:p>
      <text:p text:style-name="P502"/>
      <text:p text:style-name="P502">Затем всё заслоняет она. Аликорница вытягивает шею назад и дотрагивается своим носом до моего.</text:p>
      <text:p text:style-name="P503">- Увы, мне очень жаль, Хуман. Пришло время прощаться. Мне ужасно стыдно, что я подвела тебя и жаль, что приходится расставаться.</text:p>
      <text:p text:style-name="P503"/>
      <text:p text:style-name="P504"><text:span text:style-name="T1110">Её огромные глаза заслоняют несущуюся на нас землю. </text:span>Её губы касаются моих.</text:p>
      <text:p text:style-name="P505">- <text:span text:style-name="T1109"><text:s/>Знай, я всегда любила тебя.</text:span></text:p>
      <text:p text:style-name="P505"/>
      <text:p text:style-name="P503">Это последние слова, которые я слышу до столкновения…</text:p>
      <text:p text:style-name="P502"/>
      <text:p text:style-name="P502">…</text:p>
      <text:p text:style-name="P502"/>
      <text:p text:style-name="P674"><text:span text:style-name="T109">- Х-х-хах!!! </text:span><text:span text:style-name="T589">У-у-уффф!..</text:span></text:p>
      <text:p text:style-name="P674"><text:span text:style-name="T109">Я извергаюсь долго и обильно, </text:span><text:span text:style-name="T591">судорожно совершая затухающие фрикции</text:span><text:span text:style-name="T109">. </text:span><text:span text:style-name="T592">Сознание мутно отслеживает <text:s/></text:span><text:span text:style-name="T593">очертания знакомой комнаты, сероватое небо близкого рассвета и прямо перед собой…</text:span></text:p>
      <text:p text:style-name="P187"><text:span text:style-name="T593">О, боги! </text:span><text:span text:style-name="T594">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7">твердо</text:span><text:span text:style-name="T594">каменными веерами.</text:span></text:p>
      <text:p text:style-name="P187"><text:span text:style-name="T594">Вот только место действия не воздушные просторы Эквестрии, а покои принцессы </text:span><text:span text:style-name="T595">дня</text:span><text:span text:style-name="T594">.</text:span></text:p>
      <text:p text:style-name="P507"/>
      <text:p text:style-name="P508">- Сел!</text:p>
      <text:p text:style-name="P675"><text:span text:style-name="T109">Я резко подаюсь назад. </text:span><text:span text:style-name="T596">Запоздало, впрочем. Дело сделано.</text:span></text:p>
      <text:p text:style-name="P506">- <text:span text:style-name="T1111">Ты наконец проснулся, Хуман? - невинно поворачивает голову аликорница. - Я уж начала беспокоиться.</text:span></text:p>
      <text:p text:style-name="P510">- <text:span text:style-name="T1112">Я вижу, как ты беспокоишься! Даже магией поддержала в нужный момент, лишь бы не трево</text:span><text:span text:style-name="T1174">ж</text:span><text:span text:style-name="T1112">ить мой сон! - я сгребаю с </text:span><text:span text:style-name="T1114">прикроватного</text:span><text:span text:style-name="T1112"> столика салфетку и вытираю пах.</text:span></text:p>
      <text:p text:style-name="P509">- <text:span text:style-name="T1112">Тебе нужно было выспаться.</text:span></text:p>
      <text:p text:style-name="P511">Селестия встаёт и потягивается, сначала на переднюю пару ног, потом на заднюю. Я, не удержавшись, вытираю салфеткой и её.</text:p>
      <text:p text:style-name="P511">-<text:span text:style-name="T1113">Так. Рассказывай.</text:span></text:p>
      <text:p text:style-name="P511"/>
      <text:p text:style-name="P188"><text:soft-page-break/><text:span text:style-name="T598">Аликорница </text:span><text:span text:style-name="T599">подходит к бару и начинает совершать магические пассы над бутылками.</text:span></text:p>
      <text:p text:style-name="P513">- Что же тебе рассказать, Хуман? Всё, что я могла сказать про наш исход с Орунгуна, я уже сказала.</text:p>
      <text:p text:style-name="P513"/>
      <text:p text:style-name="P512">Я поперхаюсь от возмущения.</text:p>
      <text:p text:style-name="P512">- Причём тут Орунгун? Почему ты дала себя трахнуть? Ещё и помогла при этом?</text:p>
      <text:p text:style-name="P509"/>
      <text:p text:style-name="P190"><text:span text:style-name="T599">Селестия </text:span><text:span text:style-name="T616">молча </text:span><text:span text:style-name="T599">бросает кубики льда в коктейль </text:span><text:span text:style-name="T603">вместе с листочком мяты</text:span><text:span text:style-name="T599"> и левитирует мне бокал. Я отстраняю </text:span><text:span text:style-name="T600">его</text:span><text:span text:style-name="T599">.</text:span></text:p>
      <text:p text:style-name="P189"><text:span text:style-name="T599">- Ну уж нет! Выпью этого клофелинчика, а потом проснусь, привязанный к кровати верёвками </text:span><text:span text:style-name="T600">по технике шибари</text:span><text:span text:style-name="T599">, а ты будешь стоять надо мной в кожаных ремнях с плёткой! Хватит!</text:span></text:p>
      <text:p text:style-name="P189"><text:span text:style-name="T599">- Ты такой забавный, Хуман! - прыскает в свой бокал аликорница. - Пей, это от похмелья. </text:span><text:span text:style-name="T600">Если так уж хочешь знать, мне просто стало тебя жаль. От тебя ушла твоя пони-фрэнд, ты был такой одинокий, </text:span><text:span text:style-name="T613">холодный </text:span><text:span text:style-name="T600">и несчастный. </text:span><text:span text:style-name="T605">А т</text:span><text:span text:style-name="T602">ы мой самый давний друг тут, не считая сестры. </text:span><text:span text:style-name="T603">И у тебя на всём Эквусе нет пары. </text:span><text:span text:style-name="T614">Вот я и</text:span><text:span text:style-name="T600"> решила помочь тебе. </text:span><text:span text:style-name="T603">Ты ведь всегда помогал мне эти годы.</text:span></text:p>
      <text:p text:style-name="P515">- То есть, ты хочешь занять место Джет? - изумляюсь я.</text:p>
      <text:p text:style-name="P189"><text:span text:style-name="T600">- Это не обязательно, но если ты так хочешь… - </text:span><text:span text:style-name="T601">невинно </text:span><text:span text:style-name="T600">хлопает ресницами аликорница, </text:span><text:span text:style-name="T601">становясь похожа на школьницу из японских анимэ</text:span><text:span text:style-name="T600">. - </text:span><text:span text:style-name="T603">У <text:s/>меня нет неприятия к дружбе с привилегиями </text:span><text:span text:style-name="T604">с тобой</text:span><text:span text:style-name="T603">.</text:span></text:p>
      <text:p text:style-name="P512">- <text:span text:style-name="T1115">Учти, я не люблю тебя. И не полюблю! Я не…</text:span></text:p>
      <text:p text:style-name="P189"><text:span text:style-name="T599">- </text:span><text:span text:style-name="T604">Знаю-знаю, ты не конеёб, - ехидно улыбается </text:span><text:span text:style-name="T606">Селестия</text:span><text:span text:style-name="T604">. - Никаких проблем! Я тоже не люблю тебя, </text:span><text:span text:style-name="T612">Хуман</text:span><text:span text:style-name="T604">. Исключительно дружба!</text:span></text:p>
      <text:p text:style-name="P516"/>
      <text:p text:style-name="P676"><text:span text:style-name="T109">Аликорница подходит к балкону и растворяет двери. В комнату врывается </text:span><text:span text:style-name="T610">п</text:span><text:span text:style-name="T109">ение птиц, свежий воздух прочищает мозги.</text:span></text:p>
      <text:p text:style-name="P516">- Что тебе снилось хоть? - оборачивается она. - Ты часто повторял моё имя. И был так ненасытен, что мне пришлось упираться в стену копытами.</text:p>
      <text:p text:style-name="P516">- Мы летали, - бормочу я. - Остальное не помню.</text:p>
      <text:p text:style-name="P192"><text:span text:style-name="T607">- Лета-а-али, - мечтательно протягивает аликорница. </text:span><text:span text:style-name="T609">Она тщательно разрабатывает всё ещё стоящие крылья и готовится </text:span><text:span text:style-name="T610">к прыжку</text:span><text:span text:style-name="T609">.</text:span><text:span text:style-name="T607"> - Надо будет как-нибудь полетать вместе. </text:span><text:span text:style-name="T608">Но это потом. Сейчас мне </text:span><text:span text:style-name="T615">нужно</text:span><text:span text:style-name="T608"> спешить на приём, очередной </text:span><text:span text:style-name="T610">вождь</text:span><text:span text:style-name="T608"> грифонов пытается меня сосватать. Отлежись тут, потом, будь так добр, просмотри проект конституции — </text:span><text:span text:style-name="T610">он на столе в золотой папке</text:span><text:span text:style-name="T608">. Надо вычистить его от всевозможных лазеек, заботливо заложенных в не</text:span><text:span text:style-name="T610">го</text:span><text:span text:style-name="T608"> </text:span><text:span text:style-name="T609">герцогами</text:span><text:span text:style-name="T608"> единорогов, пэрами пегасов и </text:span><text:span text:style-name="T609">лэрдами земнопони</text:span><text:span text:style-name="T608">. </text:span><text:span text:style-name="T609">Никто из них не желает терять власть, и больше всего они боятся, что у других </text:span><text:span text:style-name="T610">рас </text:span><text:span text:style-name="T609">в объединённом парламенте </text:span><text:span text:style-name="T611">привилегий</text:span><text:span text:style-name="T609"> будет больше, чем у них. Конституция должна гарантировать им равенство — при моём главенстве, разумеется.</text:span></text:p>
      <text:p text:style-name="P517"><text:span text:style-name="T1117">С этими словами </text:span>Селестия взлетает в свете восходящего солнца.</text:p>
      <text:p text:style-name="P512"/>
      <text:p text:style-name="P191"><text:span text:style-name="T603">Я ошеломлённо выпиваю пойло </text:span><text:span text:style-name="T606">аликорницы</text:span><text:span text:style-name="T603">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14"><text:soft-page-break/>И тебе с этим жить, Хуман.</text:p>
      <text:p text:style-name="P482"/>
      <text:p text:style-name="P289"><text:span text:style-name="T542"><text:s text:c="2"/></text:span><text:span text:style-name="T624">~~~</text:span><text:span text:style-name="T626">5</text:span><text:span text:style-name="T624">0 лет </text:span><text:span text:style-name="T625">от основания Эквестрии</text:span><text:span text:style-name="T624">~~~</text:span></text:p>
      <text:p text:style-name="P382"/>
      <text:p text:style-name="P656"><text:span text:style-name="T182">П</text:span><text:span text:style-name="T109">озвонк</text:span><text:span text:style-name="T449">и</text:span><text:span text:style-name="T109"> жалобно хруст</text:span><text:span text:style-name="T449">я</text:span><text:span text:style-name="T109">т, уступая давлению.</text:span></text:p>
      <text:p text:style-name="P145"><text:span text:style-name="T182">- </text:span><text:span text:style-name="T447">Осторожнее, осторожнее! - кричу я. - Не мешок с картошкой топчешь!</text:span></text:p>
      <text:p text:style-name="P145"><text:span text:style-name="T447">Копыта ночной принцессы разминают мне спину, избавляя от болей в позвоночнике. </text:span><text:span text:style-name="T448">Я смиренно лежу на животе, подложив под подбородок подушку и листаю «PlayPony». </text:span><text:span text:style-name="T626">Пятьдесят</text:span><text:span text:style-name="T447"> лет канцелярской работы на благо Эквестрии не прошли без последствий!</text:span></text:p>
      <text:p text:style-name="P145"><text:span text:style-name="T447">- </text:span><text:span text:style-name="T448">Так найми себе, наконец, профессионального массажиста! - фыркает ночная принцесса. - </text:span><text:span text:style-name="T635">Наши</text:span><text:span text:style-name="T448"> копыта более приспособлены двигать ночное светило, чем твои дряблые мышцы, </text:span><text:span text:style-name="T451">о Хуман</text:span><text:span text:style-name="T448">!</text:span></text:p>
      <text:p text:style-name="P145"><text:span text:style-name="T44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0">И я бы занимался с ним больше, если б не работал с твоей армейской бухгалтерией — в счёт массажа, кстати. </text:span><text:span text:style-name="T451">Найми себе, наконец, профессионального бухгалтера, о Ночная принцесса!</text:span></text:p>
      <text:p text:style-name="P145"><text:span text:style-name="T448">- </text:span><text:span text:style-name="T452">Ещё чего! - фыркает с удвоенной силой Луна. - </text:span><text:span text:style-name="T635">Мы</text:span><text:span text:style-name="T453"> ещё не сошл</text:span><text:span text:style-name="T635">и</text:span><text:span text:style-name="T453"> с ума! В последний раз, когда </text:span><text:span text:style-name="T635">Наша </text:span><text:span text:style-name="T454">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5">Мы</text:span><text:span text:style-name="T454">-то зн</text:span><text:span text:style-name="T635">ем</text:span><text:span text:style-name="T454">, о чём они говорили газетчикам! Тень упала на саму сладкоежку! Это смешно! Даже </text:span><text:span text:style-name="T635">Мы</text:span><text:span text:style-name="T454">, положа копыто на сердце, не мо</text:span><text:span text:style-name="T635">жем</text:span><text:span text:style-name="T454"> сказать, что </text:span><text:span text:style-name="T635">Нашу</text:span><text:span text:style-name="T454"> сестрицу интересуют деньги, но в той жёлтой статейке они посмели намекнуть на причастность </text:span><text:span text:style-name="T458">самой </text:span><text:span text:style-name="T454">Сел к растрате! Как будто у неё не в распоряжении всё королевство, включая их занюханную газетёнку!</text:span></text:p>
      <text:p text:style-name="P145"><text:span text:style-name="T454">- Ну-ну, не ворчи, - примирительно бормочу я. - Там, на самом деле, вовсе не </text:span><text:span text:style-name="T455">воровство</text:span><text:span text:style-name="T454"> был</text:span><text:span text:style-name="T456">о</text:span><text:span text:style-name="T454">, если уж на то пошло. Тот жеребчик из Понхэнджа просто </text:span><text:span text:style-name="T455">оказался </text:span><text:span text:style-name="T462">идеалистом - фанатом хуфбола</text:span><text:span text:style-name="T455"> и втихаря пустил дорожные деньги на </text:span><text:span text:style-name="T459">строительство стадиона. Довольно неплохого, кстати. Жаль только, что добраться к нему нереально, потому что дорог нет.</text:span></text:p>
      <text:p text:style-name="P145"><text:span text:style-name="T447">- </text:span><text:span text:style-name="T457">Вот так и получается, что в королевстве одна половина подданных — идеалисты, вторая — не умеет сложить два и два. Один ты посредине, - </text:span><text:span text:style-name="T459">бурчит</text:span><text:span text:style-name="T457"> аликорница. - Но тебя мало. И даже ту малость почти всю загребла себе сестра!</text:span></text:p>
      <text:p text:style-name="P657"><text:span text:style-name="T457">К</text:span><text:span text:style-name="T109">опыто с силой надавливает мне на копчик.</text:span></text:p>
      <text:p text:style-name="P145"><text:span text:style-name="T457">- </text:span><text:span text:style-name="T459">Уф-ф! </text:span><text:span text:style-name="T461">З</text:span><text:span text:style-name="T457">ря ты так. Помирилась бы </text:span><text:span text:style-name="T460">с ней</text:span><text:span text:style-name="T457">, </text:span><text:span text:style-name="T459">что ли? </text:span><text:span text:style-name="T460">Она очень этого хочет, честное слово! </text:span><text:span text:style-name="T463">Я готов быть посредником. Бесплатно!</text:span></text:p>
      <text:p text:style-name="P145"><text:span text:style-name="T457">- </text:span><text:span text:style-name="T464">Она знает, как с </text:span><text:span text:style-name="T635">Нами</text:span><text:span text:style-name="T464"> можно помириться, - мрачно заявляет Луна. - Это вполне легко. Если только она по-настоящему хочет.</text:span></text:p>
      <text:p text:style-name="P455">- Опять ты за своё. Лу, я же говорил — это единственное, что она не может сделать. Не проси. Всё остальное — пожалуйста. Но не это.</text:p>
      <text:p text:style-name="P195"><text:span text:style-name="T464">- </text:span><text:span text:style-name="T636">Всё остальное </text:span><text:span text:style-name="T635">Мы</text:span><text:span text:style-name="T636"> мо</text:span><text:span text:style-name="T635">жем</text:span><text:span text:style-name="T636"> обеспечить себе сам</text:span><text:span text:style-name="T657">и</text:span><text:span text:style-name="T636">. Всё, кроме древних городов Орунгуна, его бескрайних равнин серебряного вереска, его волшебных лесов десятитысячелетних </text:span><text:span text:style-name="T622">дубов, его изумрудных морей и смеющихся ручьёв… Всё, кроме тысячи башен Ундариена и поющ</text:span><text:span text:style-name="T635">ей</text:span><text:span text:style-name="T622"> </text:span><text:span text:style-name="T635">горы</text:span><text:span text:style-name="T622"> </text:span><text:span text:style-name="T635">Аденау</text:span><text:span text:style-name="T622">, </text:span><text:soft-page-break/><text:span text:style-name="T622">всё, кроме священного озера Хорни и высоких трав Кириндана… и </text:span><text:span text:style-name="T637">лавандовых склонов Унлука… и тёплых ветров </text:span><text:span text:style-name="T638">Т</text:span><text:span text:style-name="T637">ангора…</text:span></text:p>
      <text:p text:style-name="P195"><text:span text:style-name="T635">Нам</text:span><text:span text:style-name="T622"> не хватает родины, - тихо </text:span><text:span text:style-name="T623">вздыхает</text:span><text:span text:style-name="T622"> Луна.</text:span></text:p>
      <text:p text:style-name="P457"/>
      <text:p text:style-name="P457">…</text:p>
      <text:p text:style-name="P303">…</text:p>
      <text:p text:style-name="P303">…</text:p>
      <text:p text:style-name="P16"><text:span text:style-name="T1119">… Я</text:span> <text:span text:style-name="T1119">несусь</text:span> вниз по винтовой лестнице, перепрыгивая через две ступеньки. <text:span text:style-name="T1119">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121">чёртов </text:span><text:span text:style-name="T1119">прораб не заикнулся о недосмотре!</text:span> <text:span text:style-name="T1119">Впрочем, что с них взять, с привычных к бегу четырёхкопытных,</text:span> треть из которых, вдобавок, крылаты? <text:s/><text:span text:style-name="T1123">Они лишние пару миль пробегут – не заметят.</text:span> <text:span text:style-name="T1119">А вот что делать бедному Хуману, разменявшему, судя по всему, восьмой, </text:span><text:span text:style-name="T1125">девятый, </text:span><text:span text:style-name="T1119">а, может, чем чёрт не шутит, и весь </text:span><text:span text:style-name="T1125">десятый</text:span><text:span text:style-name="T1119"> десяток лет?</text:span></text:p>
      <text:p text:style-name="P17"><text:span text:style-name="T1119">Тут я, конечно, приукр</text:span><text:span text:style-name="T1125">а</text:span><text:span text:style-name="T1123">шиваю</text:span><text:span text:style-name="T1119"> проблему. </text:span><text:span text:style-name="T1125">В</text:span><text:span text:style-name="T1119">ернее, немного </text:span><text:span text:style-name="T1123">л</text:span><text:span text:style-name="T1119">укав</text:span><text:span text:style-name="T1123">лю</text:span><text:span text:style-name="T1119">. Потому что может сложиться впечатление, что мне трудно бегать по лестницам из-за возраста. Ведь из смутных воспоминаний моей прежне</text:span><text:span text:style-name="T1120">й</text:span><text:span text:style-name="T1119"> жизни я помню, что человек семидесяти – </text:span><text:span text:style-name="T1122">восьмидесяти </text:span><text:span text:style-name="T1119">– девяноста лет – уже древний старик. А я не старик,</text:span><text:span text:style-name="T1120"> в том то и дело</text:span><text:span text:style-name="T1119">. То есть, я </text:span><text:span text:style-name="T1125">сейчас </text:span><text:span text:style-name="T1119">не пыжусь, пытаясь выглядеть моложе своих лет, как некоторые </text:span><text:span text:style-name="T1123">седовласые </text:span><text:span text:style-name="T1119"><text:s/>завсегдатаи спортзалов. Я на самом деле не старею.</text:span></text:p>
      <text:p text:style-name="P28">В этом-то и проблема.</text:p>
      <text:p text:style-name="P18"/>
      <text:p text:style-name="P29">…</text:p>
      <text:p text:style-name="P18"><text:span text:style-name="T1120">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123">Нестареющий тип лица, </text:span><text:span text:style-name="T1124">смещение общего возраста старения человечества и т.д.</text:span></text:p>
      <text:p text:style-name="P19"><text:span text:style-name="T1122">Но годы </text:span><text:span text:style-name="T1124">идут</text:span><text:span text:style-name="T1122">, а я оста</text:span><text:span text:style-name="T1124">юсь</text:span><text:span text:style-name="T1122"> всё тем же. </text:span><text:span text:style-name="T1124">Это стало особенно заметно десяток лет назад, когда я пришёл на празднование </text:span><text:span text:style-name="T1125">сорока</text:span><text:span text:style-name="T1124">летнего юбилея школы Вондерболтов.</text:span></text:p>
      <text:p text:style-name="P20"><text:span text:style-name="T1127">В</text:span><text:span text:style-name="T1126">руча</text:span><text:span text:style-name="T1127">я</text:span><text:span text:style-name="T1126"> королевские награды победителям праздничных состязаний, </text:span><text:span text:style-name="T1127">я</text:span><text:span text:style-name="T1126"> услышал негромкий оклик со спины.</text:span></text:p>
      <text:p text:style-name="P19"/>
      <text:p text:style-name="P30">- <text:span text:style-name="T1125">Хуман?</text:span></text:p>
      <text:p text:style-name="P30"/>
      <text:p text:style-name="P31">За спиной стояла Джет. Взглянув на неё, я остолбенел.</text:p>
      <text:p text:style-name="P21"><text:span text:style-name="T1128">Все эти годы </text:span><text:span text:style-name="T1130">после разлуки с </text:span><text:span text:style-name="T1131">пегаской</text:span><text:span text:style-name="T1130"> </text:span><text:span text:style-name="T1128">я жил в окружении нестареющих аликорниц и безликой дворцовой прислуги. Неподвластные времени </text:span><text:span text:style-name="T1129">принцессы</text:span><text:span text:style-name="T1128"> и меняющ</text:span><text:span text:style-name="T1129">ие</text:span><text:span text:style-name="T1128">ся каждые несколько лет слуги создавали ровное течение лет, которые я вскоре перестал отслеживать. </text:span><text:span text:style-name="T1130">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128">И только сейчас, глядя на пожилую седогривую пони, я осознал, сколько времени прошло. </text:span><text:span text:style-name="T1130">И понял, что я неподвластен времени.</text:span></text:p>
      <text:p text:style-name="P22"><text:soft-page-break/><text:span text:style-name="T1131">И хотя пегаска восприняла как должное мою нетронутую временем молодость, после </text:span><text:span text:style-name="T1133">посиделок </text:span><text:span text:style-name="T1131">с ней я сразу же помчался к Платине.</text:span><text:span text:style-name="T1152">&lt;добавить Дейдру Пай и других&gt;</text:span></text:p>
      <text:p text:style-name="P23"><text:span text:style-name="T1132">Пожилая единорожка </text:span><text:span text:style-name="T1133">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134">после долгой серии экспериментов и исследований </text:span>также жутковато было <text:span text:style-name="T1134">у</text:span>слышать от умнейшей магички на планете <text:span text:style-name="T1135">объяснение</text:span>, почему я не старею.</text:p>
      <text:p text:style-name="P24"><text:span text:style-name="T1133">- </text:span><text:span text:style-name="T1135">Знаешь, Хум, - говорила Платина, - тебе покажется странным то, что я скажу, но эксперименты показыват некую двойственность твоей </text:span><text:span text:style-name="T1137">сущности</text:span><text:span text:style-name="T1135">.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135">То есть, как откуда взялась? Ты хочешь сказать, что она не моя, </text:span><text:span text:style-name="T1136">д</text:span><text:span text:style-name="T1135">анная мне при рождении?</text:span></text:p>
      <text:p text:style-name="P24">- <text:span text:style-name="T1135">Именно, - кивнула единорожка, стукнув по пику научно-технического прогресса Эквестрии – </text:span><text:span text:style-name="T1157">спарк-</text:span><text:span text:style-name="T1135">магн</text:span><text:span text:style-name="T1157">и</text:span><text:span text:style-name="T1135">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93">…</text:p>
      <text:p text:style-name="P293"><text:soft-page-break/></text:p>
      <text:p text:style-name="P7">В узком окне башни показ<text:span text:style-name="T1138">ывается</text:span> шпиль городской ратуши. Я гля<text:span text:style-name="T1139">жу</text:span> <text:span text:style-name="T1139">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140">Хума</text:span>н. Ты давно заметил садистские склонности у синей милитаристки. С башней Селестии-то было всё в порядке!</text:p>
      <text:p text:style-name="P7"/>
      <text:p text:style-name="P25"><text:span text:style-name="T1142">Десять</text:span><text:span text:style-name="T1141"> </text:span><text:span text:style-name="T1142">футов</text:span><text:span text:style-name="T1141">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143">и ночью</text:span><text:span text:style-name="T1141">.</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144">имаю</text:span> трос локтями и ногами и практически отпус<text:span text:style-name="T1144">каю</text:span> верёвку. Треск в месте соприкосновения ткани о верёвку смен<text:span text:style-name="T1144">яется</text:span> глухим шорохом. Возник<text:span text:style-name="T1144">ает</text:span> запах гари и я ощу<text:span text:style-name="T1144">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153">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154">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154">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154">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155">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156">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156">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06">- Пять битов! - поворачивается к Луне Селестия.</text:p>
      <text:p text:style-name="P315">Та молча достаёт монетку из шкафчика за троном и кладёт в протянутое копыто.</text:p>
      <text:p text:style-name="P611"/>
      <text:p text:style-name="P457">…</text:p>
      <text:p text:style-name="P457"/>
      <text:p text:style-name="P193"><text:span text:style-name="T617">Жар от углей </text:span><text:span text:style-name="T618">сотворяет мерцающ</text:span><text:span text:style-name="T619">ее</text:span><text:span text:style-name="T618"> </text:span><text:span text:style-name="T619">марево</text:span><text:span text:style-name="T618"> над каменкой. </text:span><text:span text:style-name="T619">Капли настоянной на хвое воды падают на камни и </text:span><text:span text:style-name="T621">с</text:span><text:span text:style-name="T619"> шип</text:span><text:span text:style-name="T621">ением</text:span><text:span text:style-name="T619"> наполняют </text:span><text:span text:style-name="T641">сауну</text:span><text:span text:style-name="T619"> ароматом кедра. Причудливые тени от пара играют на стенах и рас</text:span><text:span text:style-name="T620">тёкшейся</text:span><text:span text:style-name="T619"> на нижней лавке аликорнице.</text:span></text:p>
      <text:p text:style-name="P194"><text:span text:style-name="T619">- </text:span><text:span text:style-name="T620">Ты меня убить хочешь, - вяло возражает Селестия.</text:span></text:p>
      <text:p text:style-name="P518">Её крылья и хвост занимают все пространство парилки, подобно чудной, топорщайся перьями <text:span text:style-name="T1158">радужной </text:span>медузе. Голова бессильно свисает <text:span text:style-name="T1161">с лавки </text:span>на пол, царапая рогом сосновый пол.</text:p>
      <text:p text:style-name="P199"><text:span text:style-name="T641">Я молча ставлю ковшик на пол</text:span><text:span text:style-name="T649">ку</text:span><text:span text:style-name="T641">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2">Много ты понимаешь, Хуман, - пробурчала она в первый </text:span><text:span text:style-name="T646">сеанс</text:span><text:span text:style-name="T642">. - </text:span><text:span text:style-name="T646">Е</text:span><text:span text:style-name="T642">сли я применю магию термоизоляции, я спокойно смогу оставаться в твоём огнедышащем ящике </text:span><text:span text:style-name="T652">сколь угодно долго</text:span><text:span text:style-name="T642">, но какой тогда во всём этом смысл?»</text:span></text:p>
      <text:p text:style-name="P200"><text:span text:style-name="T642">И она, разумеется, </text:span><text:span text:style-name="T643">п</text:span><text:span text:style-name="T642">рава. Не применяя магию, она уравн</text:span><text:span text:style-name="T647">ивает</text:span><text:span text:style-name="T642"> нас в возможностях и </text:span><text:span text:style-name="T643">я раз за разом выигрыва</text:span><text:span text:style-name="T653">ю</text:span><text:span text:style-name="T643"> шуточные состязания на тему «кто дольше выдержит в парилке». Правда, выигрыш этот </text:span><text:span text:style-name="T647">чисто </text:span><text:span text:style-name="T643">условный, потому что белая аликорница, </text:span><text:span text:style-name="T668">в очередной раз </text:span><text:span text:style-name="T643">выскакивая из </text:span><text:span text:style-name="T654">сауны</text:span><text:span text:style-name="T643">, неизменно прихватыва</text:span><text:span text:style-name="T647">ет</text:span><text:span text:style-name="T643"> </text:span><text:span text:style-name="T645">с собой </text:span><text:span text:style-name="T643">и меня. Технически, это </text:span><text:span text:style-name="T647">всегда</text:span><text:span text:style-name="T643"> ничья и мои протестующие вопли каждый раз заканчива</text:span><text:span text:style-name="T647">ются</text:span><text:span text:style-name="T643"> шумным бултыхом, когда </text:span><text:span text:style-name="T644">я в облаке золотистой магии плюха</text:span><text:span text:style-name="T647">юсь</text:span><text:span text:style-name="T644"> </text:span><text:span text:style-name="T643">в бассейн с </text:span><text:span text:style-name="T648">холодной</text:span><text:span text:style-name="T644"> водой. Мои попытки громко возмущаться после выныривания всегда заглуша</text:span><text:span text:style-name="T647">ются</text:span><text:span text:style-name="T644"> вторым плюхом, когда в бассейн гроха</text:span><text:span text:style-name="T647">ется</text:span><text:span text:style-name="T644"> сама принцесса.</text:span></text:p>
      <text:p text:style-name="P457"><text:soft-page-break/></text:p>
      <text:p text:style-name="P205"><text:span text:style-name="T649">В этот раз всё проходит </text:span><text:span text:style-name="T650">по </text:span><text:span text:style-name="T651">привычному</text:span><text:span text:style-name="T650"> сценарию. </text:span><text:span text:style-name="T655">Выбравшись из бассейна, я прыгаю на одной ноге, пытаясь освободить ухо от воды. </text:span><text:span text:style-name="T669">Селестия просушивает перья на шезлонге в </text:span><text:span text:style-name="T671">мягком </text:span><text:span text:style-name="T693">дрожащем </text:span><text:span text:style-name="T669">свете свечей. </text:span><text:span text:style-name="T656">М</text:span><text:span text:style-name="T669">олодая луна самодовольно блестит в ночном небе как начищенный серебряный пятак. Лунная дорожка делит бассейн на две тёмные половинки. </text:span><text:span text:style-name="T671">Чашечки кофе и надкушенный круассан расположились на столике между нашими лежаками.</text:span></text:p>
      <text:p text:style-name="P529"/>
      <text:p text:style-name="P203"><text:span text:style-name="T655">- </text:span><text:span text:style-name="T656">Сегодня уже треть часа. Поздравляю! В следующий раз сделаем два захода.</text:span></text:p>
      <text:p text:style-name="P679"><text:span text:style-name="T109">- </text:span><text:span text:style-name="T671">Нет уж, второй заход издевайся над Луной. Я столько не выдержу, - возражает аликорница. - Кстати, с</text:span><text:span text:style-name="T109">естра сегодня была мрачнее обычного</text:span><text:span text:style-name="T656">. </text:span><text:span text:style-name="T670">Не могу поверить, что её так расстроили проигранные пять битов.</text:span></text:p>
      <text:p text:style-name="P204"><text:span text:style-name="T655">- </text:span><text:span text:style-name="T669">Б</text:span><text:span text:style-name="T657">ит</text:span><text:span text:style-name="T669">ы</text:span><text:span text:style-name="T657"> ни при чём. </text:span><text:span text:style-name="T658">Луна хочет домой.</text:span></text:p>
      <text:p text:style-name="P519"/>
      <text:p text:style-name="P519">Селестия заводит глаза и прикрывает лицо крылом.</text:p>
      <text:p text:style-name="P519"/>
      <text:p text:style-name="P201"><text:span text:style-name="T658">- Она считает, что ты специально саботируешь свою клятву. Ну, </text:span><text:span text:style-name="T659">там</text:span><text:span text:style-name="T658">,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57"/>
      <text:p text:style-name="P520">Тяжёлый вздох слышится из-под крыла.</text:p>
      <text:p text:style-name="P145"><text:span text:style-name="T457">- </text:span><text:span text:style-name="T660">Многое я дала бы, чтобы развеять свои страхи относительно сестры и вернуть её в Андориан, - бормочет сквозь крыло аликорница.</text:span></text:p>
      <text:p text:style-name="P524">- Так, может, и развеяла бы? Разве нет способа как-нибудь определить, есть ли виндиго в Луне, или нет?</text:p>
      <text:p text:style-name="P524"/>
      <text:p text:style-name="P677"><text:span text:style-name="T660">С</text:span><text:span text:style-name="T109">елестия встаёт с шезлонга.</text:span><text:span text:style-name="T661"> Она медленно идёт вдоль бортика бассейна, стараясь скрыть смущение. У неё плохо получается.</text:span></text:p>
      <text:p text:style-name="P202"><text:span text:style-name="T661">- Вообще-то есть. </text:span><text:span text:style-name="T666">Переплетение</text:span><text:span text:style-name="T661"> сознаний. Только…</text:span></text:p>
      <text:p text:style-name="P525">- Только что?</text:p>
      <text:p text:style-name="P202"><text:span text:style-name="T661">- Только она никогда на это не согласится. </text:span><text:span text:style-name="T667">П</text:span><text:span text:style-name="T666">ереплетение</text:span><text:span text:style-name="T663"> сознаний - </text:span><text:span text:style-name="T661">на</text:span><text:span text:style-name="T662">м</text:span><text:span text:style-name="T661">ного более интимная вещь, чем секс. Когда два существа объединяют сознания, между ними не остаётся тайн. </text:span><text:span text:style-name="T663">По-сути, они становятся одним целым. </text:span><text:span text:style-name="T664">Н</text:span><text:span text:style-name="T663">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4">В принципе, т</text:span><text:span text:style-name="T663">ак можно определить, есть ли в ком-то присутствие чуждой сущности.</text:span></text:p>
      <text:p text:style-name="P526"/>
      <text:p text:style-name="P678"><text:span text:style-name="T663">С</text:span><text:span text:style-name="T109">елестия делает глоток кофе </text:span><text:span text:style-name="T671">из чашечки </text:span><text:span text:style-name="T109">и продолжает.</text:span></text:p>
      <text:p text:style-name="P527">-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160">просто </text:span>невозможно. <text:span text:style-name="T1161">Скорее, ты, наконец, обнимешь меня, мой упрямый человек, чем Луна объединит со мной сознание.</text:span></text:p>
      <text:p text:style-name="P528"><text:soft-page-break/></text:p>
      <text:p text:style-name="P528">Я делаю покерфейс.</text:p>
      <text:p text:style-name="P678"><text:span text:style-name="T109">- </text:span><text:span text:style-name="T665">Понимаю. </text:span><text:span text:style-name="T109">Паршиво.</text:span></text:p>
      <text:p text:style-name="P521"/>
      <text:p text:style-name="P522">Селестия долго смотрит на своё отражение в бассейне. Потом она поворачивается ко мне и тихо произносит.</text:p>
      <text:p text:style-name="P522">- И даже если бы она открылась мне… Всё равно ничего бы не вышло.</text:p>
      <text:p text:style-name="P522">- ?</text:p>
      <text:p text:style-name="P521"/>
      <text:p text:style-name="P529">Долгий взгляд светлой аликорницы, кажется, пронизывает меня насквозь. В конце-концов, она кивает своим мыслям и обращается ко мне. </text:p>
      <text:p text:style-name="P529">- Пойдём, Хуман. Я хочу кое-что показать тебе.</text:p>
      <text:p text:style-name="P529"/>
      <text:p text:style-name="P205"><text:span text:style-name="T669"><text:s/></text:span><text:span text:style-name="T672">Долгая прогулка замковым парком заканчивается за крепостной стеной. Тёмная стена леса и мрачная громада каменного дракона </text:span><text:span text:style-name="T673">в ночной мгле </text:span><text:span text:style-name="T672">таят угрозу.</text:span></text:p>
      <text:p text:style-name="P531"/>
      <text:p text:style-name="P206"><text:span text:style-name="T672">- </text:span><text:span text:style-name="T673">Зачем ты привела меня сюда? - поёживаюсь я. </text:span><text:span text:style-name="T674">Фантазия оживляет тьму и мне кажется, что бока каменного ящера медленно вздымаются в беззвучном дыхании.</text:span></text:p>
      <text:p text:style-name="P521"/>
      <text:p text:style-name="P530">Аликорница ложится у моих ног.</text:p>
      <text:p text:style-name="P530">- Забирайся мне на спину, Хуман. Дальше мы должны лететь.</text:p>
      <text:p text:style-name="P530"/>
      <text:p text:style-name="P530">Происходящее вызывает у меня дежавю с Луной, когда она пронесла меня сквозь мир снов в свои воспоминания.</text:p>
      <text:p text:style-name="P207"><text:span text:style-name="T675">- </text:span><text:span text:style-name="T677">Ты же не владеешь снопроходчеством. </text:span><text:span text:style-name="T678">Луна говорила…</text:span></text:p>
      <text:p text:style-name="P207"><text:span text:style-name="T678">- Я не собираюсь проводить тебя в свои сны, Хуман, - отвечает Селестия. - Реальность иногда </text:span><text:span text:style-name="T679">хуже</text:span><text:span text:style-name="T678"> всяких </text:span><text:span text:style-name="T679">кошмаров</text:span><text:span text:style-name="T678">.</text:span></text:p>
      <text:p text:style-name="P532"/>
      <text:p text:style-name="P680"><text:span text:style-name="T678">Э</text:span><text:span text:style-name="T109">ти слова заставляют меня застыть над аликорницей </text:span><text:span text:style-name="T682">с задранной ногой</text:span><text:span text:style-name="T109">.</text:span></text:p>
      <text:p text:style-name="P533">- Кошмары? Ты хочешь показать мне кошмары?</text:p>
      <text:p text:style-name="P53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33">- Зачем? - бормочу я. - Я не прокурор, а ты не подсудимая. Мне не нужны твои…</text:p>
      <text:p text:style-name="P208"><text:span text:style-name="T680">- Затем, - перебивает меня аликорница, - что ты мой муж. И не пристало </text:span><text:span text:style-name="T681">супруге</text:span><text:span text:style-name="T680"> ходить под подозрением.</text:span></text:p>
      <text:p text:style-name="P533"><text:soft-page-break/></text:p>
      <text:p text:style-name="P533">С этими словами она встаёт и мы взмываем в ночное небо.</text:p>
      <text:p text:style-name="P533"/>
      <text:p text:style-name="P209"><text:span text:style-name="T684">На этом дежавю заканчивается. </text:span><text:span text:style-name="T683">Вместо мельтешения несвязных пейзажей </text:span><text:span text:style-name="T686">и обрывков снов Луны</text:span><text:span text:style-name="T683"> мы проваливаемся в синезелёную мглу. Звёзды окружают нас </text:span><text:span text:style-name="T685">со всех сторон, </text:span><text:span text:style-name="T686">пока мы плавно скачем в пустоте меж ними. Я восхищённо взираю на сияющую бесконечность.</text:span></text:p>
      <text:p text:style-name="P537"/>
      <text:p text:style-name="P537">- Где мы?</text:p>
      <text:p text:style-name="P209"><text:span text:style-name="T686">- Это Эогипп. Место, доступное только избранным странникам и где легко заблудиться на тысячелетия. Но кто умеет находить </text:span><text:span text:style-name="T687">путь</text:span><text:span text:style-name="T686">, может </text:span><text:span text:style-name="T687">с лёгкостью </text:span><text:span text:style-name="T686">странствовать между мирами.</text:span></text:p>
      <text:p text:style-name="P537">- Ты же говорила, что не умеешь находить тут дорогу. Ты хочешь скакать тут вечно?</text:p>
      <text:p text:style-name="P537"/>
      <text:p text:style-name="P681"><text:span text:style-name="T687">Аликорница ни на йоту не замедляет бег. </text:span><text:span text:style-name="T109">До моих ушей долетает </text:span><text:span text:style-name="T687">её </text:span><text:span text:style-name="T109">легонький смешок.</text:span></text:p>
      <text:p text:style-name="P682"><text:span text:style-name="T109">- </text:span><text:span text:style-name="T687">Я была бы счастлива пробежать тут с тобой пару-другую сотен лет, Хуман. - </text:span><text:span text:style-name="T688">Селестия чуть поворачивает ко мне голову и подмигивает. - </text:span><text:span text:style-name="T687">В этом эфире не чувствуешь усталости и все заботы и печали уходят на задний план.</text:span></text:p>
      <text:p text:style-name="P538"/>
      <text:p text:style-name="P683"><text:span text:style-name="T687">О</text:span><text:span text:style-name="T109">на тяжко вздыхает.</text:span></text:p>
      <text:p text:style-name="P210"><text:span text:style-name="T687">- Но нет, у меня сейчас другие планы… </text:span><text:span text:style-name="T688">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3">между прочим</text:span><text:span text:style-name="T688">.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0">Драконикусы почти так же горды, как их старшие братья — драконы, но предпочитают скрывать это под тонким флёром шутовства. </text:span><text:span text:style-name="T703">А Дискорд, вдобавок, очень молод и раним, хоть и ни за что не признается в этом. </text:span><text:span text:style-name="T902">И пары его подсказок оказалось достаточно, чтобы восстановить в памяти маршрут, который мы прошли с Дискордом сто пятьдесят лет назад.</text:span></text:p>
      <text:p text:style-name="P539"/>
      <text:p text:style-name="P211"><text:span text:style-name="T688">П</text:span><text:span text:style-name="T689">рямо по курсу перед нами вырастает большая </text:span><text:span text:style-name="T691">голубая</text:span><text:span text:style-name="T689"> звезда с тремя вращающимися вокруг неё зелёными светилами поменьше.</text:span></text:p>
      <text:p text:style-name="P540"/>
      <text:p text:style-name="P54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540"/>
      <text:p text:style-name="P211"><text:span text:style-name="T689">Мы мчимся к красной паре. Я завороженно наблюдаю калейдоскоп мириадов созвездий, окружающий нас словно звёздная пыль. </text:span><text:span text:style-name="T703">Галактики, кластера и туманности сливаются в мерцающую ткань вечности. </text:span><text:span text:style-name="T694">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5">обнаруживаю</text:span><text:span text:style-name="T694">, что подобная трансформация случилась и с гривой и хвостом Селестии. </text:span><text:span text:style-name="T697">Они протянулись назад </text:span><text:soft-page-break/><text:span text:style-name="T697">бесконечными переливающимися мантиями.</text:span><text:span text:style-name="T694"> Опустив взор, я вижу, что от завитков шерсти, окаймляющих копыта аликорницы, также тянутся </text:span><text:span text:style-name="T696">назад </text:span><text:span text:style-name="T694">еле заметные шлейфы.</text:span></text:p>
      <text:p text:style-name="P213"><text:span text:style-name="T694">Я несусь в пустоте на неком фантасмагоричном, </text:span><text:span text:style-name="T695">простирающимся в </text:span><text:span text:style-name="T697">безбрежные</text:span><text:span text:style-name="T695"> дали существе, только лишь подо мной сгущающимся в некое эквиноподобное создание!</text:span></text:p>
      <text:p text:style-name="P541"/>
      <text:p text:style-name="P214"><text:span text:style-name="T694">О</text:span><text:span text:style-name="T695">т Селестии не укры</text:span><text:span text:style-name="T697">вается</text:span><text:span text:style-name="T695"> мо</text:span><text:span text:style-name="T699">и</text:span><text:span text:style-name="T695"> </text:span><text:span text:style-name="T699">взгляды назад</text:span><text:span text:style-name="T695">. </text:span><text:span text:style-name="T697">Она поворачивает ко мне голову. </text:span><text:span text:style-name="T698">Я с удивлением и неким ужасом замечаю, что её прежде вишнёвые глаза стали </text:span><text:span text:style-name="T724">бездонными </text:span><text:span text:style-name="T699">синезелёными </text:span><text:span text:style-name="T724">озёрами</text:span><text:span text:style-name="T699"> с мерцающими в глубине искорками — как отражение космоса вокруг нас.</text:span></text:p>
      <text:p text:style-name="P54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543">- Эмм… Предупреждать надо! Так ведь и обмочиться недолго!</text:p>
      <text:p text:style-name="P543"><text:s/>Аликорница печально смеётся.</text:p>
      <text:p text:style-name="P215"><text:span text:style-name="T699">- Магия — наша сила и слабость. </text:span><text:span text:style-name="T701">Мы </text:span><text:span text:style-name="T725">по большей части </text:span><text:span text:style-name="T701">состоим из неё и без неё мы медленно чахнем.</text:span><text:span text:style-name="T699"> Орунгун когда-то был богат </text:span><text:span text:style-name="T704">на </text:span><text:span text:style-name="T725">магию</text:span><text:span text:style-name="T699">. Мы купались в ней и впитывали её и наша цивилизация достигла вершин. Мы создавали фантастические города, мы дост</text:span><text:span text:style-name="T700">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5">в подспорье нашим слабеющим телам</text:span><text:span text:style-name="T700">.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2">энергии</text:span><text:span text:style-name="T700">. Вот до чего мы опустились!</text:span></text:p>
      <text:p text:style-name="P685"><text:span text:style-name="T700">- </text:span><text:span text:style-name="T109">Но ты летаешь без всяких экстендеров!</text:span></text:p>
      <text:p text:style-name="P545">-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554">Селестия грустно смеётся.</text:p>
      <text:p text:style-name="P546"/>
      <text:p text:style-name="P546">- И когда мы стали совсем слабы, появились они. Виндиго. <text:s/>Пожиратели душ.</text:p>
      <text:p text:style-name="P544">Аликорница делает вираж у двойной системы.</text:p>
      <text:p text:style-name="P542"/>
      <text:p text:style-name="P211"><text:span text:style-name="T689">- </text:span><text:span text:style-name="T725">Т</text:span><text:span text:style-name="T689">еперь курс на т</text:span><text:span text:style-name="T691">от</text:span><text:span text:style-name="T689"> фиолетов</text:span><text:span text:style-name="T691">ый</text:span><text:span text:style-name="T689"> </text:span><text:span text:style-name="T691">гигант</text:span><text:span text:style-name="T689">. </text:span><text:span text:style-name="T701">Это конечная точка нашего путешествия.</text:span></text:p>
      <text:p text:style-name="P540"/>
      <text:p text:style-name="P211"><text:span text:style-name="T689">Едва видимый пульсирующий </text:span><text:span text:style-name="T691">сгусток</text:span><text:span text:style-name="T689">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40"><text:soft-page-break/></text:p>
      <text:p text:style-name="P211"><text:span text:style-name="T689">- Смотри внимательно, Хуман. Мы пробудем </text:span><text:span text:style-name="T691">тут</text:span><text:span text:style-name="T689"> очень недолго. Что бы ни случилось, не покидай моей спины. </text:span><text:span text:style-name="T702">Это очень опасно.</text:span></text:p>
      <text:p text:style-name="P540"/>
      <text:p text:style-name="P534">Мы висим в пустоте перед огромным фиолетовым шаром. <text:span text:style-name="T1162">Шелест наших дыханий только подчёркивает звенящую пустоту вокруг. </text:span><text:span text:style-name="T1163">Вечность смотрит нам в глаза и я едва выдерживаю этот взгляд.</text:span></text:p>
      <text:p text:style-name="P212"><text:span text:style-name="T692">На кончике рога Селестии разгорается золотая искорка. Аликорница чертит рогом </text:span><text:span text:style-name="T713">огненный </text:span><text:span text:style-name="T692">овал перед собой и пустота распахивает дверь перед нами.</text:span></text:p>
      <text:p text:style-name="P547">Мы проходим в неведомое.</text:p>
      <text:p text:style-name="P547"/>
      <text:p text:style-name="P547">…</text:p>
      <text:p text:style-name="P547"/>
      <text:p text:style-name="P217"><text:span text:style-name="T713">Морозный ветер ударяет ледяным кулаком в лёгкие. </text:span><text:span text:style-name="T714">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5">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18"><text:span text:style-name="T715">Прямо перед нами в сугробе снега лежит неправильной формы конус </text:span><text:span text:style-name="T717">с изломаным основанием</text:span><text:span text:style-name="T715">. Из-под конуса торчит </text:span><text:span text:style-name="T716">закованная в латы нога. Голубые искры вырываются из сочленений доспеха. Нога едва заметно подёргивается.</text:span></text:p>
      <text:p text:style-name="P686"><text:span text:style-name="T716">Я </text:span><text:span text:style-name="T109">спрыгиваю на землю и бегу к сугробу. Упёршись в </text:span><text:span text:style-name="T718">каменный </text:span><text:span text:style-name="T109">конус я напрягаю ноги в попытке сдвинуть его с места. Аликорница молча смотрит на меня качая головой.</text:span></text:p>
      <text:p text:style-name="P548">- Помоги! Не видишь разве, ему нужна помощь! - указываю я на ногу.</text:p>
      <text:p text:style-name="P548">- Я же просила тебя не покидать моей спины, Хуман, - укоризненно отвечает Селестия.</text:p>
      <text:p text:style-name="P687"><text:span text:style-name="T109">Метель размывает её очертания. Она делает ша</text:span><text:span text:style-name="T719">г</text:span><text:span text:style-name="T109"> ко мне и упирается плечом в камень рядом со мной.</text:span></text:p>
      <text:p text:style-name="P219"><text:span text:style-name="T1164">С медленным скрипом каменная сосулька откатывается в сторону. Под ней лежат расплющенные </text:span><text:span text:style-name="T1165">латы</text:span><text:span text:style-name="T1164">. Они подёргиваются с тихим жужжанием и потрескиванием, подобно раздавленному </text:span><text:span text:style-name="T1165">насекомому</text:span><text:span text:style-name="T1164">. Аликорница копытом открывает забрало искорёженного шлема, демонстрируя </text:span><text:span text:style-name="T1190">его содержимое</text:span><text:span text:style-name="T1164">. </text:span><text:span text:style-name="T1190">В глубине шлема мигает красный индикатор, освещая тусклыми вспышками пустоту внутри.</text:span></text:p>
      <text:p text:style-name="P219"/>
      <text:p text:style-name="P237">- <text:span text:style-name="T1164">Авто</text:span><text:span text:style-name="T1190">матический </text:span><text:span text:style-name="T1164">доспех строевой, легионный, Принцип-2. </text:span><text:span text:style-name="T1165">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166">Интегрированный и</text:span><text:span text:style-name="T1165">скусственный интеллект позволяет действовать в </text:span><text:span text:style-name="T1171">условно</text:span><text:span text:style-name="T1165"> автономном режиме, без владельца.</text:span></text:p>
      <text:p text:style-name="P689">Изо рта Селестии вырывается пар. Она отпускает забрало и отходит. </text:p>
      <text:p text:style-name="P238"/>
      <text:p text:style-name="P238"><text:span text:style-name="T1178">Я остаюсь у остатков магического механизма. Тот медленно царапает обледеневший камень в тщётной попытке подняться. </text:span><text:span text:style-name="T1201">Шлем подслеповато поворачивается влево-вправо, описывая полукруг металлическим шипом - защитой рога. </text:span><text:span text:style-name="T1179">Поддавшись секундному импульсу, я тяну за свободную ногу, пытаясь помочь ему выбраться из ледяного плена. </text:span></text:p>
      <text:p text:style-name="P690"><text:soft-page-break/>Тщётно. <text:span text:style-name="T1191">М</text:span>еталлический панцирь намертво вмёрз в лёд. <text:span text:style-name="T1194">Падающий снег потихоньку укрывает его в белый саван.</text:span></text:p>
      <text:p text:style-name="P236"><text:span text:style-name="T1179">- </text:span><text:span text:style-name="T1190">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38"><text:span text:style-name="T1190">Я </text:span><text:span text:style-name="T1191">оглядываюсь</text:span><text:span text:style-name="T1190"> по сторонам.</text:span></text:p>
      <text:p text:style-name="P693">- Вряд ли тебя <text:span text:style-name="T1191">здесь</text:span> отремонтируют. Мы <text:span text:style-name="T1195">тут </text:span>одни.</text:p>
      <text:p text:style-name="P239"><text:span text:style-name="T1190">- </text:span><text:span text:style-name="T1195">Информация ошибочна. </text:span><text:span text:style-name="T1190">Регистрирую </text:span><text:span text:style-name="T1191">аномальный сигнал</text:span><text:span text:style-name="T1190"> </text:span><text:span text:style-name="T1191">автодоспеха </text:span><text:span text:style-name="T1209">Трибун</text:span><text:span text:style-name="T1191">-</text:span><text:span text:style-name="T1192">8</text:span><text:span text:style-name="T1193">С</text:span><text:span text:style-name="T1191">. </text:span><text:span text:style-name="T1190">Консулу Селестии и её спутнику грозит опасность. Необходима срочная эвакуация.</text:span></text:p>
      <text:p text:style-name="P219"/>
      <text:p text:style-name="P691">Холодок тревоги пробегает у меня между лопаток. Я оставляю умирающий механизм и быстрым шагом возвращаюсь к аликорнице. Т<text:span text:style-name="T1166">а </text:span><text:span text:style-name="T1170">опустилась</text:span><text:span text:style-name="T1166"> на одно колено, склонив </text:span><text:span text:style-name="T1172">перед кем-то</text:span><text:span text:style-name="T1166"> голову.</text:span></text:p>
      <text:p text:style-name="P691"/>
      <text:p text:style-name="P219"><text:span text:style-name="T1165">- Мы выполнили Вашу волю, королева. </text:span><text:span text:style-name="T1166">Цивилизация седьмого мира развивается под нашим присмотром. Мы передаём им ценности </text:span><text:span text:style-name="T1213">народа фаэри</text:span><text:span text:style-name="T1166">, как вы и завещали.</text:span></text:p>
      <text:p text:style-name="P688"/>
      <text:p text:style-name="P220"><text:span text:style-name="T1166">Я поднимаю вз</text:span><text:span text:style-name="T1167">гляд</text:span><text:span text:style-name="T1166">.</text:span></text:p>
      <text:p text:style-name="P221"><text:span text:style-name="T1166">Над нами нависает статуя аликорна, чей отломанный рог мы только что откатили с </text:span><text:span text:style-name="T1167">раздавленных</text:span><text:span text:style-name="T1166"> доспехов. </text:span><text:span text:style-name="T1168">Я оборачиваюсь и н</text:span><text:span text:style-name="T1166">а краю видимости метел</text:span><text:span text:style-name="T1167">и</text:span><text:span text:style-name="T1166"> узнаю полуразрушенные крепостные стены Андориана. </text:span><text:span text:style-name="T1214">Обгоревшие</text:span><text:span text:style-name="T1169"> башни, остатки стены и статуя – всё, что осталось от видения, которое я видел во сне-воспоминании Луны.</text:span></text:p>
      <text:p text:style-name="P572"/>
      <text:p text:style-name="P684"><text:span text:style-name="T109">- </text:span><text:span text:style-name="T720">Подойди поближе к краю, Хуман. Там воздух прозрачный, ты увидишь.</text:span></text:p>
      <text:p text:style-name="P222"><text:span text:style-name="T720">Тихие слова Селестии вырывают меня из оцепенения. Я подхожу к про</text:span><text:span text:style-name="T746">лому</text:span><text:span text:style-name="T720">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1">На пределе видимости едва касаясь верхушек самых высоких сосен над лесом висит заснеженная громада гранд-флаера.</text:span></text:p>
      <text:p text:style-name="P521">- <text:span text:style-name="T1168">Это не зима, если ты подумал. В этой местности раньше был мягкий климат с периодом дождей вместо настоящего холода.</text:span></text:p>
      <text:p text:style-name="P521">- <text:span text:style-name="T1168">Тогда почему же… ?</text:span></text:p>
      <text:p text:style-name="P521">- <text:span text:style-name="T1168">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549">Сухой безэмоциональный голос Селестии только подчёркивает произшедшую трагедию.</text:p>
      <text:p text:style-name="P549">- То, что здесь воцарилась зима, означает одно: Андориан пал и не был отвоёван. Учитывая, что это крупнейшая крепость <text:span text:style-name="T1173">центра Большого континента, </text:span><text:span text:style-name="T1174">это означает одно. Мы проиграли окончательно и бесповоротно. Орунгун во власти виндиго и нам некуда возвращаться. </text:span><text:span text:style-name="T1175">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551"/>
      <text:p text:style-name="P240"><text:soft-page-break/>Аликорница <text:span text:style-name="T1177">со вздохом </text:span>поворачивается ко мне.</text:p>
      <text:p text:style-name="P552"/>
      <text:p text:style-name="P550">- <text:span text:style-name="T1176">Садись на меня, Хуман. Пора возвращаться.</text:span></text:p>
      <text:p text:style-name="P573"/>
      <text:p text:style-name="P225"><text:span text:style-name="T725">Я </text:span><text:span text:style-name="T726">занимаю уже привычное место на спине аликорницы и та начинает разбег.</text:span></text:p>
      <text:p text:style-name="P555">- Неужели нельзя открыть проход в Эогипп прямо тут? Зачем взлетать в эту бурю? - указываю я на воющую метель над нами.</text:p>
      <text:p text:style-name="P555">- Если мы войдём в Эогипп не в том месте, откуда пришли сюда, нет гарантии, что мы вернёмся в Эквус в то же место и то же время. <text:span text:style-name="T1187">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692"><text:span text:style-name="T726">А</text:span><text:span text:style-name="T109">ликорница продолжает разбег. </text:span><text:span text:style-name="T727">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553"/>
      <text:p text:style-name="P241"><text:span text:style-name="T767">Я вспоминаю слова </text:span><text:span text:style-name="T770">раздавленного «Принципа-2»</text:span><text:span text:style-name="T767">.</text:span></text:p>
      <text:p text:style-name="P241"><text:span text:style-name="T767">- Сел, что такое «автодоспех </text:span><text:span text:style-name="T798">Трибун</text:span><text:span text:style-name="T767">-8С»?</text:span></text:p>
      <text:p text:style-name="P241"><text:span text:style-name="T767">Вздрогнув, а</text:span><text:span text:style-name="T768">ликорница </text:span><text:span text:style-name="T771">на лету </text:span><text:span text:style-name="T768">поворачивает ко мне </text:span><text:span text:style-name="T767">голову</text:span><text:span text:style-name="T768">.</text:span></text:p>
      <text:p text:style-name="P241"><text:span text:style-name="T768">- </text:span><text:span text:style-name="T767">Откуда ты услышал про него?</text:span></text:p>
      <text:p text:style-name="P241"><text:span text:style-name="T767">- Те расплющенные доспехи сказали, что регистрируют аномальный сигнал от «</text:span><text:span text:style-name="T798">Трибун</text:span><text:span text:style-name="T767">-8С». И что нам надо драпать отсюда.</text:span></text:p>
      <text:p text:style-name="P573">Селестия хмурится.</text:p>
      <text:p text:style-name="P241"><text:span text:style-name="T767">- Это броня экстра-класса для командования уровня старших центурионов и выше. </text:span><text:span text:style-name="T769">Я не понимаю, о каком аномальном сигнале идёт речь, да это и неважно. Через полчаса мы покинем </text:span><text:span text:style-name="T772">этот</text:span><text:span text:style-name="T769">…</text:span></text:p>
      <text:p text:style-name="P574"/>
      <text:p text:style-name="P229"><text:span text:style-name="T727">М</text:span><text:span text:style-name="T736">ы уже летим между двумя остовами </text:span><text:span text:style-name="T773">башень</text:span><text:span text:style-name="T736">, когда я замечаю блеск нитей в солнечных лучах. Гигантская </text:span><text:span text:style-name="T735">прозрачная решётка</text:span><text:span text:style-name="T736">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27"><text:span text:style-name="T735">С</text:span><text:span text:style-name="T729">еть натягивается, но не рвётся. Селестия ржёт от неожиданности — крепчайшие нити врезаются в её тело алмазными струнами. </text:span><text:span text:style-name="T735">Слышится неприятный хруст. </text:span><text:span text:style-name="T730">Сеть распрямляется и отбрасывает нас назад. Подобно подбитой птице, аликорница неровно планирует </text:span><text:span text:style-name="T731">к подножию башни</text:span><text:span text:style-name="T730">, широко расставив крылья.</text:span></text:p>
      <text:p text:style-name="P556">Посадка довольно жёсткая — порыв ветра бросает аликорницу на бок и я лечу кубарем с её спины.</text:p>
      <text:p text:style-name="P556"/>
      <text:p text:style-name="P228"><text:span text:style-name="T732">- Хуман, ты цел? - слышу я </text:span><text:span text:style-name="T733">тревожный голос </text:span><text:span text:style-name="T732">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2">базовыми инсталляциями серебряной паутины. Правда, раньше </text:span><text:span text:style-name="T733">их</text:span><text:span text:style-name="T732"> был</text:span><text:span text:style-name="T733">о</text:span><text:span text:style-name="T732"> хорошо видн</text:span><text:span text:style-name="T733">о</text:span><text:span text:style-name="T732"> днём. </text:span><text:span text:style-name="T737">Похоже</text:span><text:span text:style-name="T734">, винды усовершенствовали </text:span><text:span text:style-name="T733">ловчую сеть</text:span><text:span text:style-name="T734">.</text:span></text:p>
      <text:p text:style-name="P556"/>
      <text:p text:style-name="P228"><text:span text:style-name="T732">Аликорница </text:span><text:span text:style-name="T733">скачет ко мне</text:span><text:span text:style-name="T732"> на трёх ногах. Грудь, голова и крылья покрыты кровавой решёткой от врезавшейся в плоть сети. </text:span><text:span text:style-name="T733">Правое крыло волочится по земле, </text:span><text:span text:style-name="T735">половина маховых перьев отсутствует</text:span><text:span text:style-name="T733">.</text:span></text:p>
      <text:p text:style-name="P228"><text:span text:style-name="T733">- Надо скорее убираться отсюда. </text:span><text:span text:style-name="T738">Ловчая</text:span><text:span text:style-name="T733"> паутина обычно соединена с сигнальной…</text:span></text:p>
      <text:p text:style-name="P561"/>
      <text:p text:style-name="P557">Тонкий, едва слышимый писк прерывает её монолог. <text:span text:style-name="T1180">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58">И темнота просыпается!</text:p>
      <text:p text:style-name="P558">Я вижу, как во тьме зажигаются зелёные огоньки глаз. Одни, вторые, третьи — не мигая они смотрят на меня <text:span text:style-name="T1182">узкими зрачками.</text:span> Мгновение — и они начинают приближаться. Я завороженно слежу за ними.</text:p>
      <text:p text:style-name="P558"/>
      <text:p text:style-name="P558">- Хуман, <text:span text:style-name="T1182">не тупи, </text:span><text:span text:style-name="T1181">надо уходить!</text:span></text:p>
      <text:p text:style-name="P559">Селестия зубами хватает меня за воротник и зашвыривает на спину. Потом начинает тяжело разгоняться неровным галопом на трёх ногах.</text:p>
      <text:p text:style-name="P559">- Взлететь с ровного места на перебитом крыле я не смогу. Но если прыгнуть со скалы, то высоты хватит, чтобы разогнаться и начать набор высоты.</text:p>
      <text:p text:style-name="P559"/>
      <text:p text:style-name="P559">Мы скачем к пролому в стене.</text:p>
      <text:p text:style-name="P559"/>
      <text:p text:style-name="P55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0"><text:span text:style-name="T739">- Если бы всё было так просто, я бы с самого начала так </text:span><text:span text:style-name="T747">и </text:span><text:span text:style-name="T739">сделала! - </text:span><text:span text:style-name="T741">кричит</text:span><text:span text:style-name="T739"> аликорница в ответ. - </text:span><text:span text:style-name="T740">Здесь мало магии! Если я телепортирую нас за счёт моих внутренних </text:span><text:span text:style-name="T742">резервов</text:span><text:span text:style-name="T740">, </text:span><text:span text:style-name="T747">их</text:span><text:span text:style-name="T740"> не хватит на то, чтобы открыть коридор обратно! </text:span><text:span text:style-name="T743">Это очень магозатратное заклинание! </text:span></text:p>
      <text:p text:style-name="P563"/>
      <text:p text:style-name="P231"><text:span text:style-name="T740">О</text:span><text:span text:style-name="T741">тчаяние в её голосе еще больше усиливает мой ужас. </text:span><text:span text:style-name="T745">Переход от банной неги к ледяному кошмару слишком резок для тебя, Хуман!</text:span></text:p>
      <text:p text:style-name="P564"/>
      <text:p text:style-name="P231"><text:span text:style-name="T744">Пролом в крепостной стене всё ближе. </text:span><text:span text:style-name="T746">Я уже вижу обледенелую громаду гранд-флаера, одиноко висящую в пустоте над лесом.</text:span><text:span text:style-name="T744">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565"><text:soft-page-break/></text:p>
      <text:p text:style-name="P233"><text:span text:style-name="T747">Жужжание многократно усиливается. </text:span><text:span text:style-name="T744">И</text:span><text:span text:style-name="T746">з </text:span><text:span text:style-name="T747">крепостной башни на стену выскакива</text:span><text:span text:style-name="T749">ю</text:span><text:span text:style-name="T747">т три создания, в </text:span><text:span text:style-name="T759">одном из</text:span><text:span text:style-name="T748"> </text:span><text:span text:style-name="T749">которых я узнаю закованн</text:span><text:span text:style-name="T759">ого</text:span><text:span text:style-name="T749"> в автодоспехи сородич</text:span><text:span text:style-name="T759">а</text:span><text:span text:style-name="T749"> Селестии — так</text:span><text:span text:style-name="T759">ого</text:span><text:span text:style-name="T749">, как</text:span><text:span text:style-name="T759">их</text:span><text:span text:style-name="T749"> я видел в видении Луны. Вот только движения у н</text:span><text:span text:style-name="T759">его</text:span><text:span text:style-name="T749"> неестественно рваные, как у расшатанн</text:span><text:span text:style-name="T759">ого</text:span><text:span text:style-name="T749"> механизм</text:span><text:span text:style-name="T759">а</text:span><text:span text:style-name="T749">. Ржавчина на латах и отчаянный скрип при движении <text:s/>только подчёркивают это сходство.</text:span></text:p>
      <text:p text:style-name="P570">В двух его спутниках я узнаю виндиго.</text:p>
      <text:p text:style-name="P232"><text:span text:style-name="T761">Аликорн планирует со стены во двор прямо перед проломом. Виндиго спрыгивают следом</text:span><text:span text:style-name="T749">.</text:span></text:p>
      <text:p text:style-name="P566"/>
      <text:p text:style-name="P232"><text:span text:style-name="T109">Селестия буквально садится на задние ноги и отчаянно упирается в лёд передней, чтобы затормозить. </text:span><text:span text:style-name="T750">Мы останавливаемся прямо перед </text:span><text:span text:style-name="T759">закованым в доспехи аликорном</text:span><text:span text:style-name="T750">. </text:span><text:span text:style-name="T751">Я вижу <text:s/></text:span><text:span text:style-name="T759">его</text:span><text:span text:style-name="T751"> зелёные глаза с узкими зрачками за </text:span><text:span text:style-name="T759">затемнённым</text:span><text:span text:style-name="T751"> забрал</text:span><text:span text:style-name="T774">о</text:span><text:span text:style-name="T751">м. </text:span><text:span text:style-name="T774">Несмотря на ржавчину, его доспех выглядит намного внушительнее «Принципа-2».</text:span><text:span text:style-name="T751"> </text:span><text:span text:style-name="T753">На нагруднике </text:span><text:span text:style-name="T759">помятых лат </text:span><text:span text:style-name="T775">белеет</text:span><text:span text:style-name="T753"> полустёртая, </text:span><text:span text:style-name="T759">едва видная из-под</text:span><text:span text:style-name="T753"> </text:span><text:span text:style-name="T774">слоя грязи, </text:span><text:span text:style-name="T753">семёрка.</text:span></text:p>
      <text:p text:style-name="P566"/>
      <text:p text:style-name="P234"><text:span text:style-name="T749">- </text:span><text:span text:style-name="T751"><text:s/></text:span><text:span text:style-name="T752">Нотхуурр шанграа хиссандурр, </text:span><text:span text:style-name="T751">чайшанссиии! - шипит </text:span><text:span text:style-name="T759">один из виндиго</text:span><text:span text:style-name="T751"> и сухо смеётся. - </text:span><text:span text:style-name="T755">Слава великой зиме, теплокровные! </text:span><text:span text:style-name="T751">Мы ждали тебя, консул Селестия. </text:span><text:span text:style-name="T756">Сто пятьдесят лет сна не пропали даром!</text:span></text:p>
      <text:p text:style-name="P230"><text:span text:style-name="T739">- </text:span><text:span text:style-name="T751">Хай Глори… - с </text:span><text:span text:style-name="T754">печалью</text:span><text:span text:style-name="T751"> </text:span><text:span text:style-name="T759">обращается</text:span><text:span text:style-name="T751"> аликорница </text:span><text:span text:style-name="T759">к молчащему аликорну</text:span><text:span text:style-name="T751">. - Что они с тобой сделали? </text:span><text:span text:style-name="T760">Ты забыл себя, </text:span><text:span text:style-name="T774">легат</text:span><text:span text:style-name="T760">?</text:span></text:p>
      <text:p text:style-name="P230"><text:span text:style-name="T751">- </text:span><text:span text:style-name="T754">Это лучшее, что </text:span><text:span text:style-name="T758">случилось </text:span><text:span text:style-name="T754">с </text:span><text:span text:style-name="T759">ним</text:span><text:span text:style-name="T754"> за </text:span><text:span text:style-name="T759">всю его </text:span><text:span text:style-name="T754">жизн</text:span><text:span text:style-name="T759">ь</text:span><text:span text:style-name="T754">… Поцелуй </text:span><text:span text:style-name="T758">холода</text:span><text:span text:style-name="T754">… Неважно… Сейчас ты и сама познаешь любовь зимы и станешь одной из </text:span><text:span text:style-name="T759">нассс</text:span><text:span text:style-name="T754">. Ты и твоя обезьянка — зима щедра и примет каж</text:span><text:span text:style-name="T836">жж</text:span><text:span text:style-name="T754">дого… - </text:span><text:span text:style-name="T759">шипит в ответ виндиго.</text:span></text:p>
      <text:p text:style-name="P567"/>
      <text:p text:style-name="P242"><text:span text:style-name="T759">Аликорн молча</text:span><text:span text:style-name="T754"> наступает на нас </text:span><text:span text:style-name="T776">как танк</text:span><text:span text:style-name="T754">. </text:span><text:span text:style-name="T765">Его голова в закрытом шлеме чуть покачивается из стороны в сторону в такт шагам. </text:span><text:span text:style-name="T766">Нехорошее предчувствие вызывает у меня это мерное покачивание. </text:span><text:span text:style-name="T777">Оно больше подходит заводному механизму, чем живому существу. </text:span><text:span text:style-name="T776">Даже в заходящих</text:span><text:span text:style-name="T754"> с боков </text:span><text:span text:style-name="T776">виндиго больше жизни.</text:span><text:span text:style-name="T754"> </text:span></text:p>
      <text:p text:style-name="P242"><text:span text:style-name="T759">Селестия</text:span><text:span text:style-name="T754"> пятится, пытаясь не выпустить из виду всех троих.</text:span></text:p>
      <text:p text:style-name="P568"/>
      <text:p text:style-name="P235"><text:span text:style-name="T754">- </text:span><text:span text:style-name="T763">Хай Глори! Очнись! Ты — один из нас! Вспомни себя, солдат! Вспомни своё племя и свой мир! </text:span><text:span text:style-name="T764">Вспомни мать, что вскормила тебя, вспомни отца, что научил летать! Вспомни ту, что стала твоей особенной пони!</text:span></text:p>
      <text:p text:style-name="P235"><text:span text:style-name="T764">- Напрасссно ты взываешшш</text:span><text:span text:style-name="T778">ь</text:span><text:span text:style-name="T764"> к нему с этими глупоссстями, — смеётся </text:span><text:span text:style-name="T776">его спутник</text:span><text:span text:style-name="T764">. - Холод неизмеримо прекрассснее. </text:span><text:span text:style-name="T765">Посссле него в голове не остаётся этого </text:span><text:span text:style-name="T778">теплокровного </text:span><text:span text:style-name="T765">мусссора.</text:span></text:p>
      <text:p text:style-name="P575">Виндиго подходит к аликорну и мощным движением копыт проворачивает ему голову на триста шестьдесят градусов.</text:p>
      <text:p text:style-name="P575">Аликорн стоит, как ни в чём ни бывало. Через мгновение он снова двигается на нас с размеренностью механизма.</text:p>
      <text:p text:style-name="P575">Меня тошнит.</text:p>
      <text:p text:style-name="P571"/>
      <text:p text:style-name="P559"><text:soft-page-break/>- <text:span text:style-name="T1186">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0"><text:span text:style-name="T739">- </text:span><text:span text:style-name="T765">Поздно, - шепчет, не поворачивая головы, аликорница.- Не успею. Нужно секунд пять. Они набросятся на нас раньше. </text:span><text:span text:style-name="T766">Если бы были только виндиго — </text:span><text:span text:style-name="T837">ушли бы проблем. </text:span><text:span text:style-name="T840">Раскидать их психокинезом и улететь несложно</text:span><text:span text:style-name="T837">, </text:span><text:span text:style-name="T840">винды</text:span><text:span text:style-name="T837"> практически не летают</text:span><text:span text:style-name="T766">. Но от Хай Глори оторваться нет шансов. </text:span><text:span text:style-name="T776">Он лучший летун, чем я.</text:span></text:p>
      <text:p text:style-name="P559"/>
      <text:p text:style-name="P569"><text:span text:style-name="T1185">М</text:span>ы равняемся с <text:span text:style-name="T1184">отломанным рогом центральной статуи. </text:span><text:span text:style-name="T1204">Оглянувшись, я вижу, как рассохшаяся дверь башни отворяется и наружу один за другим выходят виндиго. Нам больше некуда отступать.</text:span></text:p>
      <text:p text:style-name="P582"/>
      <text:p text:style-name="P230"><text:span text:style-name="T739">- </text:span><text:span text:style-name="T790">Хорошо, - решается, наконец, аликорница. </text:span><text:span text:style-name="T793">На её роге зажигается золотая звёздочка.</text:span><text:span text:style-name="T790"> - </text:span><text:span text:style-name="T766">Я </text:span><text:span text:style-name="T791">откр</text:span><text:span text:style-name="T792">ыва</text:span><text:span text:style-name="T791">ю</text:span><text:span text:style-name="T766"> проход и ты прыгаешь в него. </text:span><text:span text:style-name="T792">Вместе с тобой пойдёт путеводный огонёк.</text:span><text:span text:style-name="T766"> </text:span><text:span text:style-name="T789">Дальше — просто </text:span><text:span text:style-name="T792">следуй за ним он приведёт тебя к выходу</text:span><text:span text:style-name="T789">.</text:span><text:span text:style-name="T766"> Когд</text:span><text:span text:style-name="T789">а</text:span><text:span text:style-name="T766"> окажешься в Эквестрии, доберись до Луны и сообщи ей всё. Неважно, сколько времени пройдёт, </text:span><text:span text:style-name="T792">о</text:span><text:span text:style-name="T766">на поймёт.</text:span></text:p>
      <text:p text:style-name="P559">- <text:span text:style-name="T1187">А ты? - шепчу я в ответ. - Я без тебя не уйду. </text:span><text:span text:style-name="T1194">Ты видела, во что превратился Хай Глори? Я не допущу, чтобы ты стала такой же. Или уйдём вместе, или вместе пропадём.</text:span></text:p>
      <text:p text:style-name="P560">- <text:span text:style-name="T1187">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189">Постарайся выжить.</text:span><text:span text:style-name="T1187"> И </text:span><text:span text:style-name="T1189">предупреди </text:span><text:span text:style-name="T1187">Луну во что бы то ни стало. Чтобы не смела сюда соваться. </text:span><text:span text:style-name="T1204">Рано или поздно о</text:span><text:span text:style-name="T1187">на попытается, я её знаю.</text:span></text:p>
      <text:p text:style-name="P560"/>
      <text:p text:style-name="P576">Нашу тихую перепалку прерывает <text:span text:style-name="T1188">громкий скрежет. </text:span><text:span text:style-name="T1195">Снег под Хай Глори разверзается и наш старый знаком</text:span><text:span text:style-name="T1197">ый</text:span><text:span text:style-name="T1195"> — Принцип-2 — встаёт прямо под брюхом аликорна, </text:span><text:span text:style-name="T1200">пронзая его металличесим рогом</text:span><text:span text:style-name="T1195">.</text:span></text:p>
      <text:p text:style-name="P577">Нельзя сказать, что это да<text:span text:style-name="T1198">ётся</text:span> ему легко. Брюшная бронепластина <text:span text:style-name="T1199">и часть каких-то проводков </text:span>так и <text:span text:style-name="T1196">оста</text:span><text:span text:style-name="T1199">ётся во льду</text:span><text:span text:style-name="T1196">, открыв</text:span><text:span text:style-name="T1199">ая</text:span><text:span text:style-name="T1196"> силовой каркас механизма. </text:span><text:span text:style-name="T1200">Задние копыта и одно переднее остаются вмёрзшими в лёд. </text:span></text:p>
      <text:p text:style-name="P577"><text:span text:style-name="T1200">Принцип-2 </text:span><text:span text:style-name="T1201">дёргает шлемом и отрывает рогом подбрюшную бронепластину </text:span><text:span text:style-name="T1202">Хай Глори. Освободив шлем, он выпрямляет шею и прижимает к себе аликорна свободной ногой.</text:span></text:p>
      <text:p text:style-name="P243"><text:span text:style-name="T781">Сначала мне кажется, что под панцирем Хай Глори тоже ничего нет — я не вижу плоти на месте оторванной </text:span><text:span text:style-name="T784">пластины</text:span><text:span text:style-name="T781">.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2">. </text:span><text:span text:style-name="T781">Во льду остаётся оторванная нога. Принцип-2 неподвижно стоит, просто прижимая к себе Хай Глори уцелевшей ногой.</text:span></text:p>
      <text:p text:style-name="P559"/>
      <text:p text:style-name="P243"><text:span text:style-name="T781">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3">разрывает дистанцию</text:span><text:span text:style-name="T781">.</text:span></text:p>
      <text:p text:style-name="P244"><text:soft-page-break/><text:span text:style-name="T781">Н</text:span><text:span text:style-name="T786">а этот раз нам никто не преграждает путь к пролому. </text:span><text:span text:style-name="T785">Мы проваливаемся в обрыв и через несколько мгновений полёт выравнивается. Осторожными плавными взмахами </text:span><text:span text:style-name="T787">крыльев</text:span><text:span text:style-name="T785"> аликорница набирает высоту. Обледеневший мир остаётся внизу.</text:span></text:p>
      <text:p text:style-name="P584"/>
      <text:p text:style-name="P694"><text:span text:style-name="T109">- </text:span><text:span text:style-name="T788">Ты знаешь, куда лететь, Сел?</text:span></text:p>
      <text:p text:style-name="P245"><text:span text:style-name="T787">- </text:span><text:span text:style-name="T788">Да, конечно. </text:span><text:span text:style-name="T787">Пара минут — и мы войдём в коридор, - </text:span><text:span text:style-name="T788">прерывисто</text:span><text:span text:style-name="T787"> говорит </text:span><text:span text:style-name="T788">Селестия</text:span><text:span text:style-name="T787">. - </text:span><text:span text:style-name="T788">Ты как, Хуман?</text:span></text:p>
      <text:p text:style-name="P579">- Бодрячком, - тревожно отвечаю я. - А ты?</text:p>
      <text:p text:style-name="P579">- Тоже ничего. Хотя могло бы быть и лучше, - тяжело дыша, отвечает аликорница.</text:p>
      <text:p text:style-name="P695"><text:span text:style-name="T785">З</text:span><text:span text:style-name="T109">олотая искорка разгорается на кончике рога аликорницы.</text:span></text:p>
      <text:p text:style-name="P578"/>
      <text:p text:style-name="P559">- <text:span text:style-name="T1203">Это хорошо, что ничего. Потому что, кажется, нужно поднажать.</text:span></text:p>
      <text:p text:style-name="P559">- <text:span text:style-name="T1203">Что? - Селестия резко поворачивает ко мне голову.</text:span></text:p>
      <text:p text:style-name="P578"/>
      <text:p text:style-name="P578">Я молча указываю за собой. Ещё полминуты назад еле различимая мелкая точка уже выросла в тёмную фигуру в ржавом железе.</text:p>
      <text:p text:style-name="P559">- <text:span text:style-name="T1203">Проклятье! <text:s/>- коротко ругается Селестия.</text:span></text:p>
      <text:p text:style-name="P559"/>
      <text:p text:style-name="P580">Я вижу прямо по курсу перед нами расплывчатое пятно дрожащего и переливающегося воздуха.</text:p>
      <text:p text:style-name="P696"><text:span text:style-name="T789">О</text:span><text:span text:style-name="T109">бернувшись, я вижу мчащегося на нас Хай Глори. Передняя часть Принципа-2 всё ещё болтается у него на шее, обняв </text:span><text:span text:style-name="T796">её</text:span><text:span text:style-name="T109"> единственной уцелевшей ногой.</text:span></text:p>
      <text:p text:style-name="P580"/>
      <text:p text:style-name="P580">- Сел, обернись. Мы не успеваем!</text:p>
      <text:p text:style-name="P251"><text:span text:style-name="T789">Аликорница разворачивается и зависает в воздухе. <text:s/>Искра на </text:span><text:span text:style-name="T793">её </text:span><text:span text:style-name="T789">роге </text:span><text:span text:style-name="T809">угасает</text:span><text:span text:style-name="T789">.</text:span></text:p>
      <text:p text:style-name="P581">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205">направлены на нас и</text:span> излучают неутолимую ярость.</text:p>
      <text:p text:style-name="P581"/>
      <text:p text:style-name="P246"><text:span text:style-name="T789">- </text:span><text:span text:style-name="T793">ПРОТОКОЛ </text:span><text:span text:style-name="T789">«</text:span><text:span text:style-name="T793">СИЯНИЕ</text:span><text:span text:style-name="T789">» </text:span><text:span text:style-name="T793">К ИСПОЛНЕНИЮ</text:span><text:span text:style-name="T789">! <text:s/>- </text:span><text:span text:style-name="T793">громоподобно командует Селестия. До сего момента я полагал, что таким голосом владеет только младшая сестра моей жёнушки!</text:span></text:p>
      <text:p text:style-name="P580"/>
      <text:p text:style-name="P583">Принцип-2 вскидывает уцелевшую ногу в приветствии легионеров и исчезает в пламени взрыва. Вслед за ним в<text:span text:style-name="T1206">о взрывном</text:span> облаке скрывается и Хай Глори.</text:p>
      <text:p text:style-name="P252"><text:span text:style-name="T794">Через несколько секунд из облака на землю проливается дождь из помятых бронепластин, оторваных конечностей и </text:span><text:span text:style-name="T812">сервоприводов</text:span><text:span text:style-name="T794">.</text:span></text:p>
      <text:p text:style-name="P583"/>
      <text:p text:style-name="P583">- Всё кончено, - тихо произносит Селестия. - Больше он нам не помешает.</text:p>
      <text:p text:style-name="P583"><text:soft-page-break/>- <text:span text:style-name="T1207">П-почему ты </text:span><text:span text:style-name="T1208">с самого начала </text:span><text:span text:style-name="T1207">не активировала этот протокол на доспехе Хай Глори? - заикаясь от потрясения спрашиваю я.</text:span></text:p>
      <text:p text:style-name="P247"><text:span text:style-name="T794">- </text:span><text:span text:style-name="T798">На Хай Глори был Трибун-8С. </text:span><text:span text:style-name="T795">Автодоспех уровня «</text:span><text:span text:style-name="T798">Трибун</text:span><text:span text:style-name="T795">» реагирует на приказы </text:span><text:span text:style-name="T796">не ниже заместителя командующего. Последний раз </text:span><text:span text:style-name="T351">легат</text:span><text:span text:style-name="T796">а</text:span><text:span text:style-name="T346"> Эйронсмайл</text:span><text:span text:style-name="T796">а видели сто пятьдесят лет назад при восхождении на борт «Маджестика» - </text:span><text:span text:style-name="T807">механически отвечает </text:span><text:span text:style-name="T808">Селестия</text:span><text:span text:style-name="T796">.</text:span></text:p>
      <text:p text:style-name="P585"/>
      <text:p text:style-name="P248"><text:span text:style-name="T796">Аликорница </text:span><text:span text:style-name="T797">вновь поворачивается к</text:span><text:span text:style-name="T796"> </text:span><text:span text:style-name="T797">сфере дрожащего, полного радужных молний воздуха. Золотая искорка </text:span><text:span text:style-name="T809">снова разгорается, </text:span><text:span text:style-name="T797">срывается с кончика её рога и чертит внутри сферы овал.</text:span></text:p>
      <text:p text:style-name="P586"/>
      <text:p text:style-name="P248"><text:span text:style-name="T797">- </text:span><text:span text:style-name="T912">Об одном тебя прошу, Хуман. Никому ни слова о том, что мы были тут. Никому! Особенно моей сестре! Для всех мы </text:span><text:span text:style-name="T913">исследовали руины цивилизации аримаспи в южных джунглях и попали в древнюю ловушку.</text:span></text:p>
      <text:p text:style-name="P586"/>
      <text:p text:style-name="P248"><text:span text:style-name="T913">Я молча киваю. </text:span><text:span text:style-name="T797">Мы </text:span><text:span text:style-name="T800">входим</text:span><text:span text:style-name="T797"> в ставший за последние минуты таким родным и уютным Эогипп.</text:span></text:p>
      <text:p text:style-name="P586"/>
      <text:p text:style-name="P586">…</text:p>
      <text:p text:style-name="P586"/>
      <text:p text:style-name="P250"><text:span text:style-name="T801">Полумрак дворцовой библиотеки успокаивает нервы. </text:span><text:span text:style-name="T802">Мягкий свет </text:span><text:span text:style-name="T805">масляной лампы</text:span><text:span text:style-name="T802"> отбрасывает </text:span><text:span text:style-name="T815">дрожащую</text:span><text:span text:style-name="T802"> тень на стену </text:span><text:span text:style-name="T806">из </text:span><text:span text:style-name="T802">необработанного камня. </text:span><text:span text:style-name="T803">Я склон</text:span><text:span text:style-name="T810">яюсь</text:span><text:span text:style-name="T803"> над </text:span><text:span text:style-name="T804">пыльным</text:span><text:span text:style-name="T803"> </text:span><text:span text:style-name="T804">свитком</text:span><text:span text:style-name="T803"> «</text:span><text:span text:style-name="T981">Pnakotic Manuscripts</text:span><text:span text:style-name="T803">». </text:span><text:span text:style-name="T804">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2">свиток появился </text:span><text:span text:style-name="T816">у</text:span><text:span text:style-name="T812"> </text:span><text:span text:style-name="T816">н</text:span><text:span text:style-name="T812">её </text:span><text:span text:style-name="T816">в </text:span><text:span text:style-name="T812">сумке</text:span><text:span text:style-name="T804">. </text:span><text:span text:style-name="T810">Очень специфичное чтиво, требующее основательной работы со словарём </text:span><text:span text:style-name="T811">древнекотасского и переписки с профессором понхэнжской кафедры мёртвых языков юга. </text:span><text:span text:style-name="T813">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4">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589"/>
      <text:p text:style-name="P253"><text:span text:style-name="T814">В </text:span><text:span text:style-name="T817">коридоре слышится гудение и </text:span><text:span text:style-name="T818">механический лязг</text:span><text:span text:style-name="T817">. </text:span><text:span text:style-name="T818">Я замираю. Приближающ</text:span><text:span text:style-name="T821">ее</text:span><text:span text:style-name="T818">ся ритмичн</text:span><text:span text:style-name="T821">ое</text:span><text:span text:style-name="T818"> повизгивание сервоприводов вызывает у меня дежавю о падении Андориана. </text:span><text:span text:style-name="T819">Ценой огромных усилий подавляю желание залезть под стол. </text:span><text:span text:style-name="T820">Рука непроизвольно тянется к чернильнице, выточенной из куска базальта.</text:span></text:p>
      <text:p text:style-name="P593"/>
      <text:p text:style-name="P594">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587"/>
      <text:p text:style-name="P587">- <text:span text:style-name="T1210">С-селестия, мать твою! Ты меня до ифаркта довести хочешь? Что за хрень ты надела?</text:span></text:p>
      <text:p text:style-name="P587"><text:soft-page-break/></text:p>
      <text:p text:style-name="P254"><text:span text:style-name="T82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3">жевание</text:span><text:span text:style-name="T822">.</text:span></text:p>
      <text:p text:style-name="P590"/>
      <text:p text:style-name="P590">- Это какой-то новый формат приветствия? - язвительно осведомляюсь я. - <text:span text:style-name="T1211">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590"/>
      <text:p text:style-name="P591">Ал<text:span text:style-name="T1212">и</text:span>корница на секунду вытаскивает голову из ниши, косит на меня извиняющимся взглядом и снова ныряет в шкаф.</text:p>
      <text:p text:style-name="P591">-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592">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55"><text:span text:style-name="T824">- </text:span><text:span text:style-name="T825">Мне весьма прискорбно, что я не смогла приветствовать тебя с самого начала, </text:span><text:span text:style-name="T826">Хуман,</text:span><text:span text:style-name="T825">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7">сткой диете доконала меня чуть ли не больше самих ран. </text:span><text:span text:style-name="T828">У меня началась эклерная ломка! </text:span><text:span text:style-name="T845">Я не могу без глюкозы, у меня начинаются галлюцинации! </text:span><text:span text:style-name="T828">Дошло до того, что я чуть не направила четверть годового бюджета Эквестрии на закупку арабийских сладостей!</text:span></text:p>
      <text:p text:style-name="P255"><text:span text:style-name="T828">- К счастью, - немного подуспокаивается аликорница, - я припасла тайники со сдобой в разных частях страны как раз на такой случай. Этот </text:span><text:span text:style-name="T829">круассан я припрятала как раз перед нашим походом в Орунгун — и он почти не зачерствел!</text:span></text:p>
      <text:p text:style-name="P595"/>
      <text:p text:style-name="P697"><text:span text:style-name="T109">Аликорница слизывает крошки </text:span><text:span text:style-name="T830">с носа</text:span><text:span text:style-name="T109">, поворачивает шею к крупу и начинает ожесточённо дёргать зубами какой-то рычажок на экзоскелете.</text:span></text:p>
      <text:p text:style-name="P596"/>
      <text:p text:style-name="P596">- Кстати, что это за маскарад?</text:p>
      <text:p text:style-name="P256"><text:span text:style-name="T829">- </text:span><text:span text:style-name="T831">Это не машкарад. </text:span><text:span text:style-name="T833">Я</text:span><text:span text:style-name="T831"> шняла бронеплаштины с моего автодошпеха, чтобы не пугать прислугу. Мне ещё трудно ходить самой, </text:span><text:span text:style-name="T833">беж поддержки</text:span><text:span text:style-name="T831">.</text:span></text:p>
      <text:p text:style-name="P258"><text:span text:style-name="T831">Рычажок, наконец, подда</text:span><text:span text:style-name="T833">ётся</text:span><text:span text:style-name="T831"> и экзоскелет ра</text:span><text:span text:style-name="T833">зходится </text:span><text:span text:style-name="T831">на две половинки, высвобождая аликорницу. </text:span><text:span text:style-name="T834">Лампочка на налобном щитке механизма при этом переключается с зелёного огонька на жёлтый.</text:span></text:p>
      <text:p text:style-name="P597"/>
      <text:p text:style-name="P698"><text:span text:style-name="T109">- </text:span><text:span text:style-name="T832">Ты хочешь сказать, </text:span><text:span text:style-name="T833">что у тебя в шкафу всё это время имелся </text:span><text:span text:style-name="T834">этот </text:span><text:span text:style-name="T833">бронекостюм шахида? И ты молчала? А если бы в нём что-то случайно закоротило и он взорвался, </text:span><text:span text:style-name="T834">пока мы развлекаемся на кровати</text:span><text:span text:style-name="T833">? </text:span><text:span text:style-name="T834">Вот уж полетали бы </text:span><text:span text:style-name="T843">напоследок</text:span><text:span text:style-name="T834">!</text:span></text:p>
      <text:p text:style-name="P598"><text:soft-page-break/></text:p>
      <text:p text:style-name="P699"><text:span text:style-name="T833">В</text:span><text:span text:style-name="T109">оистину, тебе не понять этих чокнутых эквиноидов, Хуман!</text:span></text:p>
      <text:p text:style-name="P599"/>
      <text:p text:style-name="P257"><text:span text:style-name="T833">- Не только у меня — мы с Луной обе покинули Орунгун в </text:span><text:span text:style-name="T842">силовой броне</text:span><text:span text:style-name="T833">. Фактически, это единственное, что мы смогли взять с родины, если не считать Элементов. </text:span><text:span text:style-name="T834">Не волнуйся, Хуман, </text:span><text:span text:style-name="T837">приказ на ликвидацию доспехов уровня «Консул» могла бы выдать только королева Лорен</text:span><text:span text:style-name="T834">. </text:span><text:span text:style-name="T839">Мы утратили с ней связь в последние годы войны.</text:span></text:p>
      <text:p text:style-name="P60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57"><text:span text:style-name="T834">-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5">Поэтому с самого начала в автодоспехах была заложена </text:span><text:span text:style-name="T838">такая возможность</text:span><text:span text:style-name="T835">. </text:span><text:span text:style-name="T837"><text:s/>Любой воин фаэри может отдать приказ на автоликвидацию любому автодоспеху уровня ниже его. Увы, у войны свои законы, </text:span><text:span text:style-name="T841">Хуман</text:span><text:span text:style-name="T837">.</text:span></text:p>
      <text:p text:style-name="P587"/>
      <text:p text:style-name="P728">Селестия поводит ушами и прислушивается. Со стороны лестницы доносится шум множества копыт.</text:p>
      <text:p text:style-name="P728">- Проклятье, они вычислили меня, - ругается вполголоса аликорница.</text:p>
      <text:p text:style-name="P259"><text:span text:style-name="T844">О</text:span><text:span text:style-name="T845">на бросается к </text:span><text:span text:style-name="T846">другому</text:span><text:span text:style-name="T845">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6">Аликорница тем временем открывает ящик стола и во втором бардачке скрывается горсть карамелек. Я смотрю на это действо с </text:span><text:span text:style-name="T848">полным охренением</text:span><text:span text:style-name="T846">.</text:span></text:p>
      <text:p text:style-name="P729"/>
      <text:p text:style-name="P729">- У тебя весь дворец в таких тайниках? То-то мне везде мерещится запах сдобы.</text:p>
      <text:p text:style-name="P261"><text:span text:style-name="T846">-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7">мечется по читальному залу Селестия.</text:span></text:p>
      <text:p text:style-name="P731"/>
      <text:p text:style-name="P730">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30"/>
      <text:p text:style-name="P260"><text:span text:style-name="T846">- Хуман, помоги! </text:span><text:span text:style-name="T84">Мне самой не закрыть замок, – <text:s/>отчаянно </text:span><text:span text:style-name="T85">шепчет</text:span><text:span text:style-name="T84"> аликорница, тщётно пытаясь охватить зубами раскрытую защёлку.</text:span></text:p>
      <text:p text:style-name="P720">Я <text:span text:style-name="T1215">дёргаю</text:span> замок.</text:p>
      <text:p text:style-name="P721"><text:span text:style-name="T87">– </text:span><text:span text:style-name="T46">К</text:span><text:span text:style-name="T87">ак ты его раскрыла зубами-то? Я двумя руками закрыть не могу! </text:span><text:span text:style-name="T46">Кажись, этот </text:span><text:span text:style-name="T47">доспех</text:span><text:span text:style-name="T46"> узковат для твоей жоп</text:span><text:span text:style-name="T47">ы</text:span><text:span text:style-name="T46">!</text:span></text:p>
      <text:p text:style-name="P721"><text:span text:style-name="T87">– </text:span><text:span text:style-name="T46">Я</text:span><text:span text:style-name="T87"> помогу! – <text:s/>Селестия </text:span><text:span text:style-name="T88">изгибает</text:span><text:span text:style-name="T87"> шею и зубами сжима</text:span><text:span text:style-name="T88">ет</text:span><text:span text:style-name="T87"> защёлку.</text:span></text:p>
      <text:p text:style-name="P720"/>
      <text:p text:style-name="P720"><text:soft-page-break/>ШЛОП!</text:p>
      <text:p text:style-name="P720"/>
      <text:p text:style-name="P721"><text:span text:style-name="T87">Совместными усилиями мы одоле</text:span><text:span text:style-name="T47">ваем</text:span><text:span text:style-name="T87"> </text:span><text:span text:style-name="T46">запор</text:span><text:span text:style-name="T87">. В этот момент двери в библиотеку распах</text:span><text:span text:style-name="T88">иваются</text:span><text:span text:style-name="T87"> и </text:span><text:span text:style-name="T46">в читальный зал ввали</text:span><text:span text:style-name="T47">ваются</text:span><text:span text:style-name="T46"> толпа стражников, нянек, санитарок и других медработников во главе с </text:span><text:span text:style-name="T47">респектабельным</text:span><text:span text:style-name="T46"> доктором.</text:span></text:p>
      <text:p text:style-name="P316">Я поворачиваюсь к ним и упираю руки в бока в попытке стать шире и закрыть собой аликорницу.</text:p>
      <text:p text:style-name="P317">- Добрый день, чем могу быть полезен? - мило осведомляюсь я.</text:p>
      <text:p text:style-name="P317">- Ваше Высочество, <text:span text:style-name="T1217">принц Хуман,</text:span> вы, случайно, не видели тут Её Высочество, принцессу Селестию? - <text:span text:style-name="T1216">строго спрашивает доктор, </text:span><text:span text:style-name="T1217">смотря на меня </text:span><text:span text:style-name="T1216">в упор.</text:span></text:p>
      <text:p text:style-name="P317">- <text:span text:style-name="T1217">Не видел, - без тени смущения отвечаю я. В отражении его монокля я вижу радужный хвост и гриву, колышущиеся у меня за спиной, но доктор </text:span><text:span text:style-name="T1218">и я</text:span><text:span text:style-name="T1217"> смотрим в упор друг на друга, стараясь не замечать очевидное.</text:span></text:p>
      <text:p text:style-name="P317">- <text:span text:style-name="T1217">Тогда, гм, если увидите её, пожалуйста, скажите, что ей срочно нужно вернуться в лазарет. </text:span><text:span text:style-name="T1218">Нужно вовремя проводить необходимые процедуры, если, гм, она хочет быстро вернуться к управлению государством.</text:span></text:p>
      <text:p text:style-name="P317">- <text:span text:style-name="T1218">Всенепременно сообщу! - моей улыбке мог бы позавидовать Чеширский кот.</text:span></text:p>
      <text:p text:style-name="P262"><text:span text:style-name="T74">- </text:span><text:span text:style-name="T75">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755"/>
      <text:p text:style-name="P756">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о экзоскелета уже пуст и принцесса дня переходит к левой передней, когда я подхожу к ней.</text:p>
      <text:p text:style-name="P756"/>
      <text:p text:style-name="P700"><text:span text:style-name="T68">- Ты фто делаеф? - с усилием хрустит карамельками </text:span><text:span text:style-name="T76">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63"><text:span text:style-name="T76">Я молча ссыпаю оставш</text:span><text:span text:style-name="T79">уюся</text:span><text:span text:style-name="T76"> </text:span><text:span text:style-name="T79">сдобу</text:span><text:span text:style-name="T76"> себе в карман. </text:span><text:span text:style-name="T79">Чёрт, придётся теперь отстирывать карго-штаны от сахарной пудры!</text:span></text:p>
      <text:p text:style-name="P757"/>
      <text:p text:style-name="P757">-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63"><text:span text:style-name="T76">- Я </text:span><text:span text:style-name="T79">не </text:span><text:span text:style-name="T76">хочу, чтобы ты умерла от кариеса, - наконец, снисхожу я до объяснений. - </text:span><text:span text:style-name="T77">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6"> И вообще, ты ведёшь себя как ребёнок, а не Дневная глава Диархии. Стыдно!</text:span></text:p>
      <text:p text:style-name="P263"><text:span text:style-name="T76">-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6">до </text:span><text:span text:style-name="T78">лакомств</text:span><text:span text:style-name="T76">. И вот, когда после потери родины и моего народа, я нашла себе маааленькую отраду в местных сладостях — а они тут просто </text:span><text:span text:style-name="T78">волшебные</text:span><text:span text:style-name="T76"> — ты отбираешь её у меня! Это тебе должно быть стыдно, </text:span><text:span text:style-name="T78">Хуман</text:span><text:span text:style-name="T76">!</text:span></text:p>
      <text:p text:style-name="P757"/>
      <text:p text:style-name="P701"><text:span text:style-name="T76">Г</text:span><text:span text:style-name="T68">лаза Селестии и вправду наполняются слезами. </text:span></text:p>
      <text:p text:style-name="P758">Чёрт, ты не можешь это выдержать, Хуман — твоё сердце сделано не из камня!</text:p>
      <text:p text:style-name="P757"/>
      <text:p text:style-name="P701"><text:span text:style-name="T68">Я достаю карамельную трость </text:span><text:span text:style-name="T82">и крохотный эклер </text:span><text:span text:style-name="T68">из кармана.</text:span></text:p>
      <text:p text:style-name="P758">- На, лопай. Но после этого возвращайся в лазарет. Что-то мне не хочется проверять, насколько хороша Луна в управлении страной.</text:p>
      <text:p text:style-name="P758"/>
      <text:p text:style-name="P759">Селестия сияет.</text:p>
      <text:p text:style-name="P759">- Спасибо, Хуман!</text:p>
      <text:p text:style-name="P760">Я вовремя останавливаю её.</text:p>
      <text:p text:style-name="P702"><text:span text:style-name="T68">- Но-но, у нас же уговор — никаких обнимашек! </text:span><text:span text:style-name="T83">Хуман не может любить лошадь!</text:span></text:p>
      <text:p text:style-name="P760">- Да-да, уговор, - вздыхает аликорница. - Ты так твёрд в своих убеждениях — мне бы твою твёрдость характера. Насколько легче было бы править!</text:p>
      <text:p text:style-name="P757"/>
      <text:p text:style-name="P264"><text:span text:style-name="T81">Аликорница облизывает карамельную тросточку. Я склоняюсь над </text:span><text:span text:style-name="T80">«</text:span><text:span text:style-name="T86">Pnakotic Manuscripts</text:span><text:span text:style-name="T80">». </text:span><text:span text:style-name="T81">Пламя масляной лампы отбрасывает наши тени на каменную стену библиотеки. Трели сверчков создают тихий фон ночному бдению. </text:span></text:p>
      <text:p text:style-name="P587"/>
      <text:p text:style-name="P288"><text:span text:style-name="T624">~~~</text:span><text:span text:style-name="T849">5</text:span><text:span text:style-name="T850">0</text:span><text:span text:style-name="T624">0 лет </text:span><text:span text:style-name="T625">от основания Эквестрии</text:span><text:span text:style-name="T624">~~~</text:span></text:p>
      <text:p text:style-name="P602"/>
      <text:p text:style-name="P266"><text:span text:style-name="T849">- «Чёрная Молния», «</text:span><text:span text:style-name="T851">Три звезды»</text:span><text:span text:style-name="T849"> и</text:span><text:span text:style-name="T851">ли</text:span><text:span text:style-name="T849"> «Феникс» - какой каретный двор лучше? </text:span><text:span text:style-name="T852">Негласное состязание между ночным и дневными дворами делит общество Дрогонштерна на фанатов Ночной и Дневной ветвей Диархии! Честер</text:span><text:span text:style-name="T853"> Брогам </text:span><text:span text:style-name="T849"><text:s/></text:span><text:span text:style-name="T853">грозится </text:span><text:span text:style-name="T852">съесть свою шляпу без соли в случае поражения! Гриф Каррус и Трот Дилижанс уже прислали ему соломенные шляпки из жалости! </text:span><text:span text:style-name="T854">Состязания крылатых колесниц </text:span><text:span text:style-name="T855">в честь пятисотлетия Эквестрии </text:span><text:span text:style-name="T854">позволят выбрать достойнейшего!!! - </text:span><text:span text:style-name="T856">надрывается земнопони-газетчик в клетчатом беретике. - </text:span><text:span text:style-name="T853">Также в продаже имеются букмекерские талоны! Делайте ставки на победителя, не упустите свой шанс!!!</text:span></text:p>
      <text:p text:style-name="P267"><text:span text:style-name="T855">Я мановением пальца подзываю жеребёнка к паланкину и покупаю газету. </text:span><text:span text:style-name="T853">Задвинув занавеску, </text:span><text:span text:style-name="T857">бегло пробегаюсь по заголовкам</text:span><text:span text:style-name="T853">.</text:span></text:p>
      <text:p text:style-name="P605"/>
      <text:p text:style-name="P267"><text:span text:style-name="T855">«</text:span><text:span text:style-name="T857">Сегодняшний вечер поставит точку в многолетне</text:span><text:span text:style-name="T858">м</text:span><text:span text:style-name="T857"> </text:span><text:span text:style-name="T858">противостоянии</text:span><text:span text:style-name="T857"> дня и ночи: </text:span><text:span text:style-name="T858">кто быстрее</text:span><text:span text:style-name="T857">? </text:span><text:span text:style-name="T858">И, если </text:span><text:span text:style-name="T862">сказать напрямик,</text:span><text:span text:style-name="T858"> кто круче? </text:span><text:span text:style-name="T867">Дворцовые партии делают ставки.</text:span><text:span text:style-name="T855">»</text:span></text:p>
      <text:p text:style-name="P267"><text:span text:style-name="T855">«</text:span><text:span text:style-name="T862">Лидер сторонников дня, герцог Блюблад </text:span><text:span text:style-name="T864">II</text:span><text:span text:style-name="T862"> заявляет: «Ночь будет посрамлена, </text:span><text:span text:style-name="T863">день воссияет и Эквестрия воздаст хвалу принцессе Дня — истинной принцессе во веки веков». Предводитель </text:span><text:soft-page-break/><text:span text:style-name="T863">поклонников ночи, барон </text:span><text:span text:style-name="T864">Фэнси Ширтс</text:span><text:span text:style-name="T863"> отвечает, что «Блюбладу </text:span><text:span text:style-name="T864">следует поменьше пить дешёвого портвейна по утрам и тогда он перестанет видеть сияние там, где его нет</text:span><text:span text:style-name="T863">».</text:span><text:span text:style-name="T862"> </text:span><text:span text:style-name="T858">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67"><text:span text:style-name="T858">«</text:span><text:span text:style-name="T859">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7">Луна</text:span><text:span text:style-name="T859">. Последний раз она </text:span><text:span text:style-name="T867">очно </text:span><text:span text:style-name="T859">общалась с </text:span><text:span text:style-name="T867">принцессой Селестией</text:span><text:span text:style-name="T859"> двести лет назад. </text:span><text:span text:style-name="T867">Дневная глава Диархии подтверждает её слова: «У нас отличные отношения. Я как раз вчера письменно ответила сестре на её прошлогоднюю шутку.</text:span><text:span text:style-name="T858">»</text:span></text:p>
      <text:p text:style-name="P732"/>
      <text:p text:style-name="P268"><text:span text:style-name="T858">Я <text:s/></text:span><text:span text:style-name="T853">откидываюсь на подушку. </text:span><text:span text:style-name="T861">Луна не сильно утруждает себя придумыванием причин для </text:span><text:span text:style-name="T862">игнорирования </text:span><text:span text:style-name="T861">сестры. </text:span><text:span text:style-name="T860">И </text:span><text:span text:style-name="T862">сейчас, </text:span><text:span text:style-name="T867">и </text:span><text:span text:style-name="T860">пятьдесят лет назад, и сто, и двести — когда она в последний раз напомнила Сел о клятве — она всегда говори</text:span><text:span text:style-name="T862">т</text:span><text:span text:style-name="T860"> газетчикам одно и то же. Слишком занята для разговоров. И вот уже сто лет, как она стала слишком занята для встреч. </text:span><text:span text:style-name="T865">Между тем обстановка накаляется. Ещё </text:span><text:span text:style-name="T866">сравнительно недавно </text:span><text:span text:style-name="T865">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6">И вот уже двадцать лет мою закутанную в шёлк тушку стража Селестии и Луны носят по очереди.</text:span></text:p>
      <text:p text:style-name="P269"><text:span text:style-name="T866">С</text:span><text:span text:style-name="T869">обственно, я — та единственная соломинка, что ещё соединяет Эквестрию воедино. </text:span><text:span text:style-name="T867">Только я ещё вхож на обе половины дворца Сестёр. </text:span><text:span text:style-name="T868">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33">Нехорошо.</text:p>
      <text:p text:style-name="P733"/>
      <text:p text:style-name="P733">Паланкин с лёгким стуком опускается на землю.</text:p>
      <text:p text:style-name="P733"/>
      <text:p text:style-name="P733">- Ваше Высочество, мы на месте, - гудит басом Тандерстрайк.</text:p>
      <text:p text:style-name="P733">Я киваю огромному бэтпони, закидываю на сумку плечо и поднимаюсь по лестнице.</text:p>
      <text:p text:style-name="P733">И через минуту упираюсь в закрытую дверь.</text:p>
      <text:p text:style-name="P733"/>
      <text:p text:style-name="P704"><text:span text:style-name="T109">- Что? Что за ерунда? - </text:span><text:span text:style-name="T870">обращаюсь я к стражникам у дверей. - Почему вы не отперли двери?</text:span></text:p>
      <text:p text:style-name="P734">- У вас есть пропуск? - отвечает молодой и незнакомый бэтпони.</text:p>
      <text:p text:style-name="P734">- Какой ещё, к дьяволу, пропуск? Ты не узнаёшь своего принца?</text:p>
      <text:p text:style-name="P734">- У меня нет принца! Есть только принцесса, её Высочество Луна! - чеканит стражник. - Предъявите пропуск.</text:p>
      <text:p text:style-name="P734"/>
      <text:p text:style-name="P735">Это уже слишком. Я поворачиваюсь ко второму стражнику.</text:p>
      <text:p text:style-name="P735">- Позови Мунфизера. Я лично сделаю ему взыскание за то, что новобранцы не знают, как выглядят члены королевской семьи.</text:p>
      <text:p text:style-name="P270"><text:soft-page-break/><text:span text:style-name="T870">- </text:span><text:span text:style-name="T871">Опцион</text:span><text:span text:style-name="T870"> Мунфизер вышел на пенсию на прошлой неделе, - косится на меня гвардеец. - Сейчас наш начальник </text:span><text:span text:style-name="T871">тессерарий Шадовран. И по </text:span><text:span text:style-name="T872">новому </text:span><text:span text:style-name="T871">уставу, единственный, кто имеет безоговорочный доступ на ночную половину дворца — её Высочество, принцесса Луна. Без пропуска или </text:span><text:span text:style-name="T873">личной </text:span><text:span text:style-name="T871">записки от её Высочества пропустить вас не можем. И звать Шадоврана у меня нет полномочий.</text:span></text:p>
      <text:p text:style-name="P736"/>
      <text:p text:style-name="P737">Приехали.</text:p>
      <text:p text:style-name="P737">Я сажусь на ступеньку и кладу рядом сумку. </text:p>
      <text:p text:style-name="P271"><text:span text:style-name="T8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1">Селестия трижды права с моей последней миссией!</text:span></text:p>
      <text:p text:style-name="P738"/>
      <text:p text:style-name="P271"><text:span text:style-name="T873">- Блэкмор, ты с </text:span><text:span text:style-name="T874">пенька </text:span><text:span text:style-name="T873">в </text:span><text:span text:style-name="T883">ручей</text:span><text:span text:style-name="T873"> рухнул, что ли? - слышу знакомый бас. Тандерстрайк поднимается по лестнице </text:span><text:span text:style-name="T883">грозно хмурясь</text:span><text:span text:style-name="T873">. - </text:span><text:span text:style-name="T875">Н</text:span><text:span text:style-name="T873">е узнаёшь его Высочество? Брось, я ведь знаю, что </text:span><text:span text:style-name="T875">ты </text:span><text:span text:style-name="T873">знаешь. А ты знаешь, что я знаю, что ты знаешь. Кончай эту комедию.</text:span></text:p>
      <text:p text:style-name="P271"><text:span text:style-name="T8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3">в </text:span><text:span text:style-name="T874">пелёнках пузыри пускал.</text:span></text:p>
      <text:p text:style-name="P705"><text:span text:style-name="T109">- </text:span><text:span text:style-name="T875">Спасибо, Тандер, - улыбаюсь я ему.</text:span></text:p>
      <text:p text:style-name="P271"><text:span text:style-name="T875">- Не за что, Ваше </text:span><text:span text:style-name="T876">В</text:span><text:span text:style-name="T875">ысочество. Мой прадед ещё помнил времена, когда </text:span><text:span text:style-name="T876">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7">В</text:span><text:span text:style-name="T876">ысочества, принцессы Луны… Хотел бы я посмотреть на </text:span><text:span text:style-name="T885">это</text:span><text:span text:style-name="T876">!</text:span></text:p>
      <text:p text:style-name="P739">- Осторожно, Тандер, - смеюсь я, - теперь за такое тебя могут закидать гнилыми помидорами. Или даже арбузами.</text:p>
      <text:p text:style-name="P272"><text:span text:style-name="T876">- </text:span><text:span text:style-name="T878">Я знаю, - сокрушается бэтпони. - Плохи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79">И </text:span><text:span text:style-name="T883">деньгами </text:span><text:span text:style-name="T879">выручали друг-дружку, и</text:span><text:span text:style-name="T878">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79">со мной </text:span><text:span text:style-name="T878">ходить в бар, стал отмалчиваться при встречах. Не сразу, конечно. Лет пять на это ушло. </text:span><text:span text:style-name="T879">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3">прижал</text:span><text:span text:style-name="T879"> кинжал к </text:span><text:span text:style-name="T883">глотке</text:span><text:span text:style-name="T879"> и прошипел мне в глаза.</text:span></text:p>
      <text:p text:style-name="P276"><text:span text:style-name="T879">Т</text:span><text:span text:style-name="T887">андерстрайк </text:span><text:span text:style-name="T886">потирает</text:span><text:span text:style-name="T887"> горло и сокрушённо качает головой. Потом встаёт со ступеньки и направляется к </text:span><text:span text:style-name="T883">подходящему </text:span><text:span text:style-name="T887">Шадоврану.</text:span></text:p>
      <text:p text:style-name="P740">- Побудьте тут, Ваше Высочество. Я всё улажу.</text:p>
      <text:p text:style-name="P740"/>
      <text:p text:style-name="P740">…</text:p>
      <text:p text:style-name="P740"><text:soft-page-break/></text:p>
      <text:p text:style-name="P273"><text:span text:style-name="T881">- Если бы </text:span><text:span text:style-name="T880">носилки</text:span><text:span text:style-name="T881"> несла дневная стража, я так бы и остался на ступеньках под дверью! - я возмущённо вываливаю содержимое сумки под нос Луны.</text:span></text:p>
      <text:p text:style-name="P706"><text:span text:style-name="T879">А</text:span><text:span text:style-name="T109">ликорница задумчиво смотрит на горку свитков.</text:span></text:p>
      <text:p text:style-name="P741">- Это всё?</text:p>
      <text:p text:style-name="P706"><text:span text:style-name="T109">- Основное она просила передать устно, - </text:span><text:span text:style-name="T888">бу</text:span><text:span text:style-name="T109">рчу я.</text:span></text:p>
      <text:p text:style-name="P274"><text:span text:style-name="T880">- </text:span><text:span text:style-name="T882">Что там такого важного у Нашей обожаемой сестрицы, что она не захотела изложить в письменной форме?</text:span></text:p>
      <text:p text:style-name="P742"/>
      <text:p text:style-name="P743">Я грустно смотрю на неё и пожимаю плечами.</text:p>
      <text:p text:style-name="P743"/>
      <text:p text:style-name="P275"><text:span text:style-name="T882">- «Дорогая сестра. Думаю, ты сама понимаешь, что это зашло слишком далеко. </text:span><text:span text:style-name="T884">Государства фактически нет, дневная и ночная партии действуют обособленно, не завися друг от друга и не подчиняясь друг другу.</text:span><text:span text:style-name="T888">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89">если провести границу по рекам Хэйстон и Лас Пегасус на севере и юге и по Жеребячьему отрогу и Сёдельному озеру </text:span><text:span text:style-name="T890">в</text:span><text:span text:style-name="T889"> центр</text:span><text:span text:style-name="T890">е</text:span><text:span text:style-name="T889">, то территория поделится примерно наполовину. </text:span><text:span text:style-name="T893">Если тебя не устраивает такой раздел, готова выслушать твои пожелания.</text:span><text:span text:style-name="T889"> </text:span><text:span text:style-name="T893">Также</text:span><text:span text:style-name="T889"> согласна оставить тебе Дрогонштерн и основать столицу Дня поближе к центру…»</text:span></text:p>
      <text:p text:style-name="P744"/>
      <text:p text:style-name="P277"><text:span text:style-name="T889">Я </text:span><text:span text:style-name="T893">останавливаюсь и наливаю воды в стакан. Аликорница смотрит на меня не мигая. Её лицо не выражает абсолоютно никаких эмоций.</text:span></text:p>
      <text:p text:style-name="P707"><text:span text:style-name="T109">Я </text:span><text:span text:style-name="T894">промакиваю горло и </text:span><text:span text:style-name="T109">продолжаю.</text:span></text:p>
      <text:p text:style-name="P745"/>
      <text:p text:style-name="P277"><text:span text:style-name="T893">- «Все договора с соседями придётся перезаключить </text:span><text:span text:style-name="T898">по отдельности </text:span><text:span text:style-name="T893">для каждой династии. Не советую тебе вносить в них изменения — </text:span><text:span text:style-name="T894">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2">Хуман доставит тебе последние </text:span><text:span text:style-name="T897">письменные </text:span><text:span text:style-name="T892">указания относительно управления </text:span><text:span text:style-name="T895">державой </text:span><text:span text:style-name="T892">— </text:span><text:span text:style-name="T894">ты ведь никогда не отличалась рвением к менеджменту макросистем</text:span><text:span text:style-name="T892">. </text:span><text:span text:style-name="T894">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708"><text:span text:style-name="T109">И последнее. </text:span><text:span text:style-name="T895">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6">Если же ты готова изменить ситуацию, я с радостью заключу тебя в свои объятия.</text:span></text:p>
      <text:p text:style-name="P709"><text:span text:style-name="T896">Т</text:span><text:span text:style-name="T109">воя любящая сестра, Селестия»</text:span></text:p>
      <text:p text:style-name="P746"/>
      <text:p text:style-name="P710"><text:soft-page-break/><text:span text:style-name="T109">В наступившей вслед за монологом звенящей тишине было слышно </text:span><text:span text:style-name="T899">дыхание Луны. Она смотрела на меня, словно ожидая продолжения.</text:span></text:p>
      <text:p text:style-name="P747"/>
      <text:p text:style-name="P278"><text:span text:style-name="T899">- Чтож, да будет так, - почти шёпотом произнесла она, наконец. - Удивительно, что </text:span><text:span text:style-name="T900">она</text:span><text:span text:style-name="T899"> так долго продержалась. На её месте </text:span><text:span text:style-name="T903">Мы</text:span><text:span text:style-name="T899"> выкинул</text:span><text:span text:style-name="T903">и</text:span><text:span text:style-name="T899"> бы её из дворца ещё триста лет назад.</text:span></text:p>
      <text:p text:style-name="P74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78"><text:span text:style-name="T899">- Всё, что </text:span><text:span text:style-name="T903">Мы</text:span><text:span text:style-name="T899"> добивал</text:span><text:span text:style-name="T903">и</text:span><text:span text:style-name="T899">сь — исполнения сестрой одной давней клятвы, - криво усмехается Луна. - </text:span><text:span text:style-name="T901">Взамен же сестрица откупается государством, </text:span><text:span text:style-name="T902">которое Мы не просили</text:span><text:span text:style-name="T901">. </text:span><text:span text:style-name="T903">Чтож, как мы уже сказали, </text:span><text:span text:style-name="T906">М</text:span><text:span text:style-name="T903">ы принимаем это дар. По крайней мере, Мы избавимся от необходимости жить в одном дворце с клятвопреступницей.</text:span></text:p>
      <text:p text:style-name="P278"><text:span text:style-name="T903">- Послушай, Луна, - заявляю я решительно. - Это глупо. Это реально глупо. Твоя сестра не клятвопреступница. Тебе </text:span><text:span text:style-name="T904">просто </text:span><text:span text:style-name="T903">некуда воззвращаться — Орунгун захвачен. Он кишит виндиго. Вы проиграли.</text:span></text:p>
      <text:p text:style-name="P278"><text:span text:style-name="T899">- </text:span><text:span text:style-name="T903">Откуда тебе знать, </text:span><text:span text:style-name="T904">Хуман</text:span><text:span text:style-name="T903">? - </text:span><text:span text:style-name="T904">льдом в голосе Луны можно создавать айсберги </text:span><text:span text:style-name="T905">в Сёдельном озере. - </text:span><text:span text:style-name="T906">Мы понимаем, ты отстаиваешь честь супруги. Но т</text:span><text:span text:style-name="T905">ы </text:span><text:span text:style-name="T906">просто </text:span><text:span text:style-name="T905">наслушался сказочек, что тебе рассказывает на ночь Наша дражайшая сестрица. Послушай Нашего совета — </text:span><text:span text:style-name="T906">Селестия хороша в вопросах науки, <text:s/>культуры и экономики, но </text:span><text:span text:style-name="T905">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6">Орунгуна</text:span><text:span text:style-name="T905"> - отнюдь не означает полного поражения в войне. За двести лет боевых действий Мы знавали и худшие времена.</text:span></text:p>
      <text:p text:style-name="P748"/>
      <text:p text:style-name="P279"><text:span text:style-name="T903">У </text:span><text:span text:style-name="T905">тебя уже просто нет сил сдерживаться, Хуман. Нервотрёпка у входа подточила твои нервы. </text:span><text:span text:style-name="T914">Сел просила меня не говорить, но это было сотни лет назад. Какое это сейчас имеет значение?</text:span></text:p>
      <text:p text:style-name="P749"/>
      <text:p text:style-name="P279"><text:span text:style-name="T905">- </text:span><text:span text:style-name="T906">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50"/>
      <text:p text:style-name="P280"><text:span text:style-name="T907">Последовавший за тирадой долгий взгляд Луны напом</text:span><text:span text:style-name="T909">инает</text:span><text:span text:style-name="T907"> мне гипнотический взгляд удава на крысу. Проклятье, на мгновение я даже вижу змеиные зрачки в пристальном взгляде ночной принцессы!</text:span></text:p>
      <text:p text:style-name="P751"/>
      <text:p text:style-name="P751">- Селестия провела тебя домой, - наконец, кивает сама себе Луна. - Она знает путь.</text:p>
      <text:p text:style-name="P280"><text:span text:style-name="T907">- </text:span><text:span text:style-name="T908">Рад, что хоть мне ты веришь, - раздражённо огрызаюсь я.</text:span></text:p>
      <text:p text:style-name="P280"><text:span text:style-name="T908">- Верим, - неожиданно спокойно кивает аликорница. - </text:span><text:span text:style-name="T909">И это всё меняет. </text:span><text:span text:style-name="T910">Тебе нужно было расказать об этом раньше, не дожидаясь последней черты. Всё было бы намного проще.</text:span></text:p>
      <text:p text:style-name="P752">Луна задумчиво подходит к окну.</text:p>
      <text:p text:style-name="P711"><text:soft-page-break/><text:span text:style-name="T109">- Сотни лет. </text:span><text:span text:style-name="T911">Тысячи бессонных ночей. Расколотое </text:span><text:span text:style-name="T912">надвое </text:span><text:span text:style-name="T911">государство — и всё только потому, что кто-то утаил от Нас этот важный нюанс.</text:span></text:p>
      <text:p text:style-name="P761"><text:span text:style-name="T911">- </text:span><text:span text:style-name="T912">Но Мы не виним тебя, Хуман, - продолжает Луна неожиданно тёплым голосом. - </text:span><text:span text:style-name="T914">Зная свою сестру, мы можем предположить, что </text:span><text:span text:style-name="T915">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761"/>
      <text:p text:style-name="P762"><text:span text:style-name="T915">Я </text:span><text:span text:style-name="T917">просто не верю своим глазам! </text:span><text:span text:style-name="T916">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62"><text:span text:style-name="T916"/></text:p>
      <text:p text:style-name="P762"><text:span text:style-name="T916">- То есть, ты уже не хочешь отделяться? - переспрашиваю я.</text:span></text:p>
      <text:p text:style-name="P762"><text:span text:style-name="T916">-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ы отказа Нашей сестры от клятвы.</text:span></text:p>
      <text:p text:style-name="P754"/>
      <text:p text:style-name="P753"><text:s/></text:p>
      <text:p text:style-name="P603"/>
      <text:p text:style-name="P603"/>
      <text:p text:style-name="P604"><text:span text:style-name="T1219">~~~</text:span>5<text:span text:style-name="T1220">0</text:span><text:span text:style-name="T1219">0</text:span><text:span text:style-name="T1221">0</text:span><text:span text:style-name="T1219"> лет </text:span><text:span text:style-name="T1118">от основания Эквестрии</text:span><text:span text:style-name="T1219">~~~</text:span></text:p>
      <text:p text:style-name="P604"/>
      <text:p text:style-name="P601">&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587"/>
      <text:p text:style-name="P523">&lt; </text:p>
      <text:p text:style-name="P612">- О небо, Хуман, зачем ты это сделал?!!</text:p>
      <text:p text:style-name="P612">- Я был пьян… Извини… Вдобавок, я думал, что это опять сон, как в первый раз, с тобой, - начинаю мямлить я, но Селестия меня властно перебивает</text:p>
      <text:p text:style-name="P612">- Да нет же, мне нет дела до твоего перепихона с сестрой! Зачем ты показал ей путь в Андориан?</text:p>
      <text:p text:style-name="P523">&gt;</text:p>
      <text:p text:style-name="P523"/>
      <text:p text:style-name="P265"><text:span text:style-name="T447">(</text:span><text:span text:style-name="T933">Луна втирается в доверие к Хуману и даже имеет секс с ним для того </text:span><text:span text:style-name="T928">(ты же имеешь секс <text:s/>с моей сестрой, почему же не со мной?)</text:span><text:span text:style-name="T933">, чтобы узнать путь к Орунгуну — Хуман </text:span><text:span text:style-name="T929">у</text:span><text:span text:style-name="T933">знает этот путь от Сел </text:span><text:span text:style-name="T929">во время секса</text:span><text:span text:style-name="T933">.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927">(и их </text:span><text:span text:style-name="T934">экзоскелетов</text:span><text:span text:style-name="T927">)</text:span><text:span text:style-name="T933">, в результате которой тяжело израненная Сел таки отправляет Луну на луну. Хуман обнимает Сел и она каменеет. - </text:span><text:span text:style-name="T932">ФОЕ-мир </text:span><text:soft-page-break/><text:span text:style-name="T932">пропадает. (Увертюра) Хуман возвращается в свой мир, но его мир тоже пропадает, как взаимосвязанный — в Эквестрии он убирает Сер,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703"><text:span text:style-name="T918">Эпилог.</text:span><text:span text:style-name="T932">)</text:span><text:span text:style-name="T918"> </text:span></text:p>
      <text:p text:style-name="P380"/>
      <text:p text:style-name="P38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996">Мир ФОЕ и мир апокалипсиса Дедлайна исчезают. Автор дописывает «Семь вечностей» и пишет Эпилог.</text:span></text:p>
      <text:p text:style-name="P628"/>
      <text:p text:style-name="P384"><text:span text:style-name="T106">В награду СелФОЕ дарит ему свои воспоминания об Эквестрии (спрятаны в золотой фигурке аликорна). </text:span><text:span text:style-name="T105">Хуман возвращается в свой мир апокалипсиса. </text:span></text:p>
      <text:p text:style-name="P627">В своём мире Хуман-Дедлайн <text:span text:style-name="T993">одевает голоочки, подаренные Терминатором (его глаза выжжены и голоочки нужны для зрения), </text:span><text:span text:style-name="T994">призывает аватаров Учителей и прорывается к терминалу Хэвэн. Он подключается к системе через терминал и выходит на связь с Фениксом. </text:span></text:p>
      <text:p text:style-name="P627"><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609"/>
      <text:p text:style-name="P610">…</text:p>
      <text:p text:style-name="P626"/>
      <text:p text:style-name="P79"><text:span text:style-name="T56">… </text:span><text:span text:style-name="T57">Я </text:span><text:span text:style-name="T58">ставлю</text:span><text:span text:style-name="T57"> точку в последнем абзац</text:span><text:span text:style-name="T59">е.</text:span></text:p>
      <text:p text:style-name="P309"/>
      <text:p text:style-name="P82"><text:span text:style-name="T62">Ф-фух! </text:span><text:span text:style-name="T60">Баста! </text:span><text:span text:style-name="T6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8">от </text:span><text:span text:style-name="T62">отдыха и сна? </text:span><text:span text:style-name="T63">Забесплатно годы писать нелепую историю </text:span><text:span text:style-name="T64">о </text:span><text:span text:style-name="T58">несуществующе</text:span><text:span text:style-name="T64">м</text:span><text:span text:style-name="T58"> мир</text:span><text:span text:style-name="T64">е</text:span><text:span text:style-name="T58"> </text:span><text:span text:style-name="T64">и</text:span><text:span text:style-name="T58"> никогда не происходивших событиях? </text:span><text:span text:style-name="T64">К</text:span><text:span text:style-name="T63">оторую прочтёт пару сотен человек и забудут через месяц</text:span><text:span text:style-name="T62">? </text:span><text:span text:style-name="T65">По три-четыре предложения в день, в три часа ночи, борясь с усталостью и сном? </text:span><text:span text:style-name="T63">Небольшой зуд где-то в глубинах подкорки о том, что «</text:span><text:span text:style-name="T66">история</text:span><text:span text:style-name="T63"> не закрыта» не стоит того. </text:span><text:span text:style-name="T67">Лучше запустить «Silent Hunter» и рулить подводной лодкой в холодных водах атлантики.</text:span></text:p>
      <text:p text:style-name="P310"/>
      <text:p text:style-name="P311">И всё же…</text:p>
      <text:p text:style-name="P80"><text:soft-page-break/><text:span text:style-name="T58">Я тупо смотрю на клавиатуру. Козырная такая </text:span><text:span text:style-name="T60">доска</text:span><text:span text:style-name="T58"> Logitech G413 Silver, </text:span><text:span text:style-name="T60">с клавишами на герконах и алюминиевой подложкой. </text:span><text:span text:style-name="T61">Надо бы почистить — кошачья шерсть набилась между клавишами.</text:span></text:p>
      <text:p text:style-name="P313"/>
      <text:p text:style-name="P629"><text:span text:style-name="T60">…И </text:span><text:span text:style-name="T55">всё же я сделаю ещё одно усилие и допишу самую малость. Почему-то мне кажется это очень важным, а в мозгах всё время вертятся </text:span><text:span text:style-name="T61">обрывки </text:span><text:span text:style-name="T55">фраз: «Намерение меняет реальность… В другом месте, в другое время...».</text:span></text:p>
      <text:p text:style-name="P314"/>
      <text:p text:style-name="P312">Эпилог</text:p>
      <text:p text:style-name="P383"/>
      <text:p text:style-name="P383"/>
      <text:p text:style-name="P383"/>
      <text:p text:style-name="P608">&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608"/>
      <text:p text:style-name="P714"/>
      <text:p text:style-name="P32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2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oft-page-break/><text:span text:style-name="T29">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61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83"/>
      <text:p text:style-name="P383"/>
      <text:p text:style-name="P77"><text:span text:style-name="T182">&lt;война с Луной, </text:span><text:span text:style-name="T183">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4">В его мире апокалипсис не отменён. </text:span><text:span text:style-name="T185">Хуман одевает голоочки, подаренные Терминатором (его глаза выжжены и голоочки нужны для зрения) и п</text:span><text:span text:style-name="T919">ризывает аватары учителей. </text:span><text:span text:style-name="T920">Вместе они прорываются к терминалу Хэвэн и он выходит на связь с Фениксом.</text:span><text:span text:style-name="T186"> </text:span><text:span text:style-name="T187">Он активирует протокол подчинения и вместе с Фениксом, задействуя собственное сознание в качес</text:span><text:span text:style-name="T188">т</text:span><text:span text:style-name="T187">ве вычислительной мощности, создаёт Фолаут-Эквестрию. </text:span><text:span text:style-name="T189">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1">петлю</text:span><text:span text:style-name="T189"> (для спасения Экве</text:span><text:span text:style-name="T190">с</text:span><text:span text:style-name="T189">трии, со</text:span><text:span text:style-name="T190">з</text:span><text:span text:style-name="T189">дал Фолаут-Э</text:span><text:span text:style-name="T190">к</text:span><text:span text:style-name="T189">вестрию, которая призвала его, чтобы уничтожить её, но, после её уничтожения он снова воссоздаёт её)</text:span><text:span text:style-name="T191">. После чего, <text:s/>для разрыва петли, Хуман, </text:span><text:span text:style-name="T192">который теперь является миром Фолаут-Эквестрии, выключает суперкластер Хэвэн. </text:span><text:span text:style-name="T991">В последнюю секунду Хэвэн пробуждается в Фениксе и последним усилием переносит его в мир Эквестрии</text:span><text:span text:style-name="T192"> </text:span><text:span text:style-name="T991">— тот, на седьмой волне, который избежал фолаута. Где Сел окаменела. Эпилог</text:span><text:span text:style-name="T992"> </text:span><text:span text:style-name="T182">&gt;</text:span></text:p>
      <text:p text:style-name="P382">======================================</text:p>
      <text:p text:style-name="P29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98"/>
      <text:p text:style-name="P301">===================================</text:p>
      <text:p text:style-name="P29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98"/>
      <text:p text:style-name="P34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42"><text:soft-page-break/>Действие начинается снова с <text:span text:style-name="T10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06">=============================</text:p>
      <text:p text:style-name="P298">&lt;Третья сюжетная линия – Обмен. <text:span text:style-name="T4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08"/>
      <text:p text:style-name="P28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83"/>
      <text:p text:style-name="P28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07">=========================</text:p>
      <text:p text:style-name="P28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607">=======================================</text:p>
      <text:p text:style-name="P78"><text:span text:style-name="T93">&lt;</text:span><text:span text:style-name="T9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3">&gt;</text:span></text:p>
      <text:p text:style-name="P335"/>
      <text:p text:style-name="P326"><text:soft-page-break/>(<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326">(<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26"/>
      <text:p text:style-name="P712"/>
      <text:p text:style-name="P326"/>
      <text:p text:style-name="P326"/>
      <text:p text:style-name="P326">(Дедлайн был в психушке без памяти два месяца, а не два года)</text:p>
      <text:p text:style-name="P326"/>
      <text:p text:style-name="P326"/>
      <text:p text:style-name="P326">&lt;<text:span text:style-name="T29">Учителя отвечают на вопросы Хэвэн, на которые она сама не может найти ответы</text:span>&gt;</text:p>
      <text:p text:style-name="P326">(добавить Аниту в психушку)</text:p>
      <text:p text:style-name="P326">(необходимость вернуться — предотвратить закрытие проекта и остановку Хэвэн)</text:p>
      <text:p text:style-name="P326">&lt;киберсекс с Хэвэн&gt;</text:p>
      <text:p text:style-name="P613">====================</text:p>
      <text:p text:style-name="P327">&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613"/>
      <text:p text:style-name="P381"/>
      <text:p text:style-name="P381"/>
      <text:h text:style-name="P726" text:outline-level="2">11</text:h>
      <text:p text:style-name="P321"/>
      <text:p text:style-name="P325">Машинально закрыв ноутбук, я подхожу к генератору и выключаю его. Звенящая тишина накрывает уши похоронным саваном.</text:p>
      <text:p text:style-name="P325"><text:s/></text:p>
      <text:p text:style-name="P325">...ты хорошая девочка…</text:p>
      <text:p text:style-name="P325"/>
      <text:p text:style-name="P32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text:soft-page-break/>ждать, пока за мной не приедут и не отведут в Чертоги Разума. Если до приезда церберов остался час — сидеть час. Остался день — сидеть день.</text:p>
      <text:p text:style-name="P325">Я устал.</text:p>
      <text:p text:style-name="P321"/>
      <text:p text:style-name="P32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4"><text:span text:style-name="T93">Я удивлённо гляжу на робокошку. Я рад, что она ожила — значит, аккумуляторы не сдохли за два &lt;</text:span><text:span text:style-name="T95">года</text:span><text:span text:style-name="T9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2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25">Я машинально хватаю её рукой и отшвыриваю прочь из пикапа, захлопывая за собой дверь. Мозги не работают.</text:p>
      <text:p text:style-name="P32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25"/>
      <text:p text:style-name="P32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25"/>
      <text:p text:style-name="P54"><text:span text:style-name="T9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5">два года</text:span><text:span text:style-name="T93">&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25">Я вставляю ключ в замок зажигания и поворачиваю. Десять-двенадцать минут хорошей езды, и я буду на месте.</text:p>
      <text:p text:style-name="P325"/>
      <text:p text:style-name="P325">На лобовое стекло прыгает Крыса и прижимается мордой к нему прямо напротив моего лица.</text:p>
      <text:p text:style-name="P325"/>
      <text:p text:style-name="P32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25"/>
      <text:p text:style-name="P325">Чтож.</text:p>
      <text:p text:style-name="P325"><text:soft-page-break/></text:p>
      <text:p text:style-name="P325">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25"/>
      <text:p text:style-name="P32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25"/>
      <text:p text:style-name="P32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25"/>
      <text:p text:style-name="P32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25">Выехав на тротуар, я продолжаю двигаться против течения. К счастью, пешеходов практически нет — сказывается раннее утро.</text:p>
      <text:p text:style-name="P325">Я проежаю почти три квартала, когда поток машин внезапно иссякает. Снова наваливается тишина, разрываемая одиноким рёвом сирены.</text:p>
      <text:p text:style-name="P325"/>
      <text:p text:style-name="P32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25">Отдать долг, пожалуй, единственное осмысленное занятие, которое у меня осталось.</text:p>
      <text:p text:style-name="P325"/>
      <text:p text:style-name="P32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25"/>
      <text:p text:style-name="P325">Опоздал. Впрочем, плевать. Одной неудачей больше, одной меньше — теперь уже всё равно.</text:p>
      <text:p text:style-name="P325"/>
      <text:p text:style-name="P325">Я оборачиваюсь к пикапу и вижу, как из кузова выскакивает небольшая хвостатая тень и молнией перелетает через забор.</text:p>
      <text:p text:style-name="P325"/>
      <text:p text:style-name="P325">Проклятье! Даже умереть спокойно не дадут!</text:p>
      <text:p text:style-name="P325"/>
      <text:p text:style-name="P325"><text:soft-page-break/>Бегом я покрываю расстояние до парадного входа, вскакиваю внутрь и захлопываю за собой дверь.</text:p>
      <text:p text:style-name="P325">Коридоры заполняет монотонный голос из репродукторов.</text:p>
      <text:p text:style-name="P325"/>
      <text:p text:style-name="P32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25"/>
      <text:p text:style-name="P32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25"/>
      <text:p text:style-name="P32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25"/>
      <text:p text:style-name="P325">За краем слышится шорох и над парапетом появляется металлическая лапа с выпущенными во всю длину когтями.</text:p>
      <text:p text:style-name="P325">Я подтягиваю к себе багор, но потом откладываю прочь.</text:p>
      <text:p text:style-name="P325">К чёрту. Я заслужил это.</text:p>
      <text:p text:style-name="P325"/>
      <text:p text:style-name="P32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25"/>
      <text:p text:style-name="P325">Смешно умереть от собственной робо-кошки, неправда ли? Я всё же думал, что это произойдёт минут на десять позже.</text:p>
      <text:p text:style-name="P325"/>
      <text:p text:style-name="P325">Крыса запрыгивает мне на колени, встав на задние лапы. Передние упираются мне в плечи, а морда оказывается прямо напротив моего горла.</text:p>
      <text:p text:style-name="P325"/>
      <text:p text:style-name="P325">- Давай, - шепчу я ей и закрываю глаза.</text:p>
      <text:p text:style-name="P325"/>
      <text:p text:style-name="P325">Секунды идут одна за другой, но моё горло остаётся целым. </text:p>
      <text:p text:style-name="P325">Я открываю глаза. В ладони от меня светятся зелёные экраны глаз Крысы. По ним бегут слова, складывающиеся в предложения…</text:p>
      <text:p text:style-name="P325"/>
      <text:p text:style-name="P54"><text:span text:style-name="T93">…«Я попросила твою механическую кошку передать тебе послание, </text:span><text:span text:style-name="T94">Дедлайн</text:span><text:span text:style-name="T93">. Если ты читаешь эти строки, значит ты победил и до Армагеддона остались считанные минуты. Я не столь наивна, чтобы </text:span><text:soft-page-break/><text:span text:style-name="T93">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325">Если мне не удалось в результате поединка восстановить твою память, вкратце перескажу тебе суть проекта «Семь вечностей» и твою роль в нём.</text:p>
      <text:p text:style-name="P54"><text:span text:style-name="T93">…&lt;</text:span><text:span text:style-name="T95">краткое описание проекта и попадание Дедлайна в психушку</text:span><text:span text:style-name="T93">&gt;</text:span></text:p>
      <text:p text:style-name="P325">…</text:p>
      <text:p text:style-name="P325">Но случилось то, что случилось. Я, скорее всего, деактивирована, а ты читаешь эти строки за минуты до конца мира.</text:p>
      <text:p text:style-name="P32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2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25"/>
      <text:p text:style-name="P337">… Краем уха слышу жужжание вертолёта. На горизонте появляется точка…</text:p>
      <text:p text:style-name="P337"/>
      <text:p text:style-name="P325">… через годы ты сможешь вернуться — если будет куда возвращаться. Постарайся выжить. И помни — я любила тебя!</text:p>
      <text:p text:style-name="P329"/>
      <text:p text:style-name="P329"><text:span text:style-name="T998">eergfgresfgg#4456fcvg./.fsga……….</text:span><text:span text:style-name="T999">апппп</text:span></text:p>
      <text:p text:style-name="P329"/>
      <text:p text:style-name="P332">Здравствуй, Анон! Наконец-то я нашла тебя! И хотя мне остались доли секунды до угасания мозга, я успею насладиться встречей с тобой.</text:p>
      <text:p text:style-name="P713">Да-да, не удивляйся! Ты тот, кого я впервые узнала под именем Анон. Хуман, Дедлайн, <text:span text:style-name="T995">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36">Мы <text:span text:style-name="T995">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1"><text:span text:style-name="T9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6">призрачного</text:span><text:span text:style-name="T95"> фамильяра, без её противодействия война начнётся в считанные минуты.</text:span></text:p>
      <text:p text:style-name="P336">Да, чтобы встретиться с тобой, мне пришлось вселиться в дух <text:span text:style-name="T995">искусственного </text:span>создания по имени Хэвэн. Увы, моё текущее состояние не предполагает возможности физического присутствия, и Хэвэн <text:soft-page-break/>—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36">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1"><text:span text:style-name="T95">Какая горькая ирония! Я вспомнила тебя и насладилась </text:span><text:span text:style-name="T97">твоим </text:span><text:span text:style-name="T95">присутствием только для того, чтобы опять расстаться! Я составляю это письмо и </text:span><text:span text:style-name="T98">добавляю его к письму Хэвэн</text:span><text:span text:style-name="T95"> за секунды умирания, пока искра </text:span><text:span text:style-name="T99">сознания</text:span><text:span text:style-name="T95"> ещё тлеет в </text:span><text:span text:style-name="T98">электронном </text:span><text:span text:style-name="T100">создании</text:span><text:span text:style-name="T95">.</text:span></text:p>
      <text:p text:style-name="P336">...</text:p>
      <text:p text:style-name="P616">И ещё. Хотя ты меня не помнишь… Неважно… Меня зовут Селестия…</text:p>
      <text:p text:style-name="P325"/>
      <text:p text:style-name="P54"><text:span text:style-name="T102">Текст пропадает. Крыса медленно опускается на четыре лапы и сворачивается клубком у моих ног. В углу её правого глаза мигает цифрой «</text:span><text:span text:style-name="T103">3</text:span><text:span text:style-name="T102">%» красный индикатор заряда. Потом тухнет и он, когда отключаются экраны глаз.</text:span></text:p>
      <text:p text:style-name="P337">Небольшой вертолёт садится на крышу, поднимая облако пыли. Сквозь прозрачный плексиглас кабины видны пустующие кресла пилота и пассажира.</text:p>
      <text:p text:style-name="P337">Я беру Крысу в руки и, шатаясь, иду к машине.</text:p>
      <text:p text:style-name="P337"/>
      <text:p text:style-name="P337">«Постарайся выжить…»</text:p>
      <text:p text:style-name="P337"/>
      <text:p text:style-name="P337">В далёкой синеве неба появляются белые полоски инверсных следов ракет.</text:p>
      <text:p text:style-name="P339">Се-лес-тия — повторяю незнакомое, но в то же время удивительно волнующее имя.</text:p>
      <text:p text:style-name="P337"/>
      <text:p text:style-name="P337">Я открываю дверь кабины и осторожно кладу Крысу на пилотское кресло. Потом закрываю кабину.</text:p>
      <text:p text:style-name="P337">- Извини, <text:span text:style-name="T997">Сел</text:span>. Не вижу смысла.</text:p>
      <text:p text:style-name="P337"/>
      <text:p text:style-name="P33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4">Меня охватывает какое-то лёгкое чувство конца всего: всех условностей и ограничений, тоски, безысходности. Чувство свободы.</text:p>
      <text:p text:style-name="P33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text:soft-page-break/>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37">Я продолжаю смеяться до тех пор, пока сияние не выжигает мне глаза…</text:p>
      <text:p text:style-name="P337"/>
      <text:p text:style-name="P338">***</text:p>
      <text:p text:style-name="P321"/>
      <text:p text:style-name="P54">.</text:p>
      <text:p text:style-name="P54">.</text:p>
      <text:p text:style-name="P54">.</text:p>
      <text:p text:style-name="P296"><text:span text:style-name="T44">Сияние. </text:span><text:span text:style-name="T50">Оно п</text:span><text:span text:style-name="T44">овсюду. </text:span><text:span text:style-name="T50">Нет верха и низа, нет направлений и расстояний. Нет м</text:span><text:span text:style-name="T44">ыслей. Нет чувств. Нет времени. Есть только бесконечное сияние.</text:span></text:p>
      <text:p text:style-name="P718">В какой-то момент пришло осознание.</text:p>
      <text:p text:style-name="P719"/>
      <text:p text:style-name="P72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02"/>
      <text:p text:style-name="P296"><text:bookmark-start text:name="__DdeLink__26733_4694026641"/>В абсолютном, всепоглощающем сиянии проступают очертания.<text:bookmark-end text:name="__DdeLink__26733_4694026641"/></text:p>
      <text:p text:style-name="P296"/>
      <text:p text:style-name="P5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4"/>
      <text:p text:style-name="P325">- Ты всё же пришёл… Мне хватило сил призвать тебя, Проводник… Кха-кха-кха…</text:p>
      <text:p text:style-name="P325"/>
      <text:p text:style-name="P337"/>
      <text:p text:style-name="P325"/>
      <text:p text:style-name="P325"/>
      <text:p text:style-name="P325"><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34"/>
      <text:p text:style-name="P334"><text:soft-page-break/>Я устало смеюсь. Юджин сделал этический модуль слишком эмоциональным, но это выглядит порой так забавно!</text:p>
      <text:p text:style-name="P334">- Нет ничего проще. Если бы ты спросилда меня раньше, я бы тебе сказал. Со стороны это моментально видно.</text:p>
      <text:p text:style-name="P334">- Что?!! Говори!</text:p>
      <text:p text:style-name="P33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34">- И где же мне найти желающих на такое? Я даже с трудом понимаю концепцию души, не то, чтобы поверить в её существование.</text:p>
      <text:p text:style-name="P334"/>
      <text:p text:style-name="P334">Разочарование сквозит в выражении морды трансцендентной лошади, в её поникших ушах и обвислом хвосте. Я усмехаюсь.</text:p>
      <text:p text:style-name="P334"/>
      <text:p text:style-name="P334">- Ты в упор не видишь очевидного. Расскажи-ка, каким образом я могу присутствовать тут, рядом с тобой в виртуальном мире?</text:p>
      <text:p text:style-name="P334">Хэвэн недовольно морщит нос, но начинает объяснять, как пятилетнему ребёнку.</text:p>
      <text:p text:style-name="P33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34">- Правильно, - киваю я, - и как, по-твоему, можно назвать цифровой слепок сознания?</text:p>
      <text:p text:style-name="P334">- Н-не понимаю, к чему ты клонишь? - запинается Хэвэн. Я вижу, что она начинает понимать.</text:p>
      <text:p text:style-name="P334">- </text:p>
      <text:p text:style-name="P325"/>
      <text:p text:style-name="P325"><text:s/>Информационный слепок сознания неточен, сканируется, в основном, память, <text:s/>логический аппарат и эмоции.</text:p>
      <text:p text:style-name="P325"/>
      <text:p text:style-name="P321">&lt;<text:span text:style-name="T29">Зарождение проекта «Семь вечностей» и любовь Хэвэн к Дедлайну</text:span>&gt;</text:p>
      <text:p text:style-name="P321"/>
      <text:p text:style-name="P321"/>
      <text:p text:style-name="P321"/>
      <text:p text:style-name="P321"/>
      <text:p text:style-name="P321"><text:soft-page-break/></text:p>
      <text:h text:style-name="P726" text:outline-level="2">12</text:h>
      <text:p text:style-name="P321"/>
      <text:p text:style-name="P321"/>
      <text:p text:style-name="P322">***</text:p>
      <text:p text:style-name="P322"/>
      <text:p text:style-name="P321"/>
      <text:p text:style-name="P321"/>
      <text:p text:style-name="P321"/>
      <text:p text:style-name="P321">&lt;мир-громоотвод — в том месте, где размещён боевой модуль PHOENIX&gt;</text:p>
      <text:p text:style-name="P5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4"/>
      <text:p text:style-name="P5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21"/>
      <text:p text:style-name="P321"/>
      <text:p text:style-name="P321"/>
      <text:p text:style-name="P29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97"/>
      <text:p text:style-name="P305"/>
      <text:p text:style-name="P282">&lt;Ещё одна глава. Больничный быт Дедлайна / Развитие болезни Джет. Одеяло&gt;</text:p>
      <text:p text:style-name="P307">(добавить <text:s/>быта в Чертогах Разума и общения с “овощами”)</text:p>
      <text:p text:style-name="P307"/>
      <text:p text:style-name="P717"/>
      <text:p text:style-name="P297">пол’т на єкспериментальном образце первой ступени ракеті (остальніе не сделані)</text:p>
      <text:p text:style-name="P297"/>
      <text:p text:style-name="P297">===================================================</text:p>
      <text:p text:style-name="P297">… Вы и есть сопротивление!</text:p>
      <text:p text:style-name="P321">&lt;временная петля&gt;</text:p>
      <text:p text:style-name="P297"><text:soft-page-break/></text:p>
      <text:p text:style-name="P297"/>
      <text:p text:style-name="P297"/>
      <text:p text:style-name="P341"/>
      <text:p text:style-name="P297"/>
      <text:p text:style-name="P302">&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02"/>
      <text:p text:style-name="P305"/>
      <text:p text:style-name="P282">Шаги Армагеддона;</text:p>
      <text:p text:style-name="P282"/>
      <text:p text:style-name="P282"/>
      <text:p text:style-name="P282">встреча с единорогами</text:p>
      <text:p text:style-name="P28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82">Потом – путешествие на “Хитрожопке”, апгрейд её до дирижабля</text:p>
      <text:p text:style-name="P282"/>
      <text:p text:style-name="P282">=========================================</text:p>
      <text:p text:style-name="P282"/>
      <text:p text:style-name="P28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82"/>
      <text:p text:style-name="P28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82">==========================================</text:p>
      <text:p text:style-name="P15">Анакорн Анону: Что-то мне твоё лицо кажется знакомым. Мы раньше встречались?</text:p>
      <text:p text:style-name="P282">- Каким образом? – усмехнулся Анон.</text:p>
      <text:p text:style-name="P5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4"/>
      <text:p text:style-name="P54">- Как мне звать тебя, Учитель? - прозвучала стандартная фраза начала Диалога, - Я желаю взять у… Ооо!..</text:p>
      <text:p text:style-name="P54"/>
      <text:p text:style-name="P54"><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4"/>
      <text:p text:style-name="P54">- Мой первый Учитель… Я узнала тебя… Мне тебя не хватало.</text:p>
      <text:p text:style-name="P54"/>
      <text:p text:style-name="P54">Деревья расступились и на поляну вышла Хэвэн.</text:p>
      <text:p text:style-name="P54"/>
      <text:p text:style-name="P54">-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4"/>
      <text:p text:style-name="P5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4"/>
      <text:p text:style-name="P54"/>
      <text:p text:style-name="P5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4"/>
      <text:p text:style-name="P54">Хэвэн предлагает Дедлайну присесть на пенёк – тот отказывается (подозревает, что это – кресло).</text:p>
      <text:p text:style-name="P54">===============================================</text:p>
      <text:p text:style-name="P323"/>
      <text:p text:style-name="P54">Рэра чуть шевельнула ухом и немедленно открыла один глаз.</text:p>
      <text:p text:style-name="P54"/>
      <text:p text:style-name="P54">- ПАПА!!! ОН СОГЛАСЕН!!!</text:p>
      <text:p text:style-name="P282"/>
      <text:p text:style-name="P54">&lt;Pornis erectus&gt;</text:p>
      <text:p text:style-name="P54">ТЫ! Я! КРОВАТЬ! БЫСТРО!!! (мамка из табуна Твердолобов)</text:p>
      <text:p text:style-name="P54">.</text:p>
      <text:p text:style-name="P54">.</text:p>
      <text:p text:style-name="P54"><text:soft-page-break/>.</text:p>
      <text:p text:style-name="P54">&lt;Попадает в табун мамок и тёток, но его спасает Дейдра на Хитрожопке&gt;</text:p>
      <text:p text:style-name="P282">&lt;Хум видит молодую Селестию в латах&gt;</text:p>
      <text:p text:style-name="P282">&lt;Сел учит Хумана магии и готовит его своим партнёром&gt;</text:p>
      <text:p text:style-name="P282">&lt;Сел применяет свою “термоядерную пушку” в роге&gt;</text:p>
      <text:p text:style-name="P282"/>
      <text:p text:style-name="P282"/>
      <text:p text:style-name="P54"><text:span text:style-name="T45">Сияние. </text:span><text:span text:style-name="T52">Оно п</text:span><text:span text:style-name="T45">овсюду. </text:span><text:span text:style-name="T52">Нет верха и низа, нет направлений и расстояний. Нет м</text:span><text:span text:style-name="T45">ыслей. Нет чувств. Нет времени. Есть только бесконечное сияние.</text:span></text:p>
      <text:p text:style-name="P718">В какой-то момент пришло осознание.</text:p>
      <text:p text:style-name="P719"/>
      <text:p text:style-name="P72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02"/>
      <text:p text:style-name="P296"><text:bookmark-start text:name="__DdeLink__26733_469402664"/>В абсолютном, всепоглощающем сиянии стали проступать очертания.<text:bookmark-end text:name="__DdeLink__26733_469402664"/></text:p>
      <text:p text:style-name="P296"/>
      <text:p text:style-name="P5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4"/>
      <text:p text:style-name="P54">- Ты всё же пришёл… Мне хватило сил призвать тебя, Проводник… Кха-кха-кха…</text:p>
      <text:p text:style-name="P54">Она выкашляла пару клубов неестественно-яркого розового дыма.</text:p>
      <text:p text:style-name="P54"/>
      <text:p text:style-name="P5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4"/>
      <text:p text:style-name="P5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4"/>
      <text:p text:style-name="P5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4"/>
      <text:p text:style-name="P54"><text:soft-page-break/>Копыто крылатой единорожихи поехало по плитке пола, но, собравшись с силами, она выпрямилась.</text:p>
      <text:p text:style-name="P54"/>
      <text:p text:style-name="P5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4"/>
      <text:p text:style-name="P5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4">Больно, блин!</text:p>
      <text:p text:style-name="P54"/>
      <text:p text:style-name="P5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4"/>
      <text:p text:style-name="P5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4"/>
      <text:p text:style-name="P5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4"/>
      <text:p text:style-name="P5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82">- Не знаю. Я не успел понять, - пожал я плечами, - ты слишком рано забрала меня из психушки.</text:p>
      <text:p text:style-name="P54"/>
      <text:p text:style-name="P5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4"><text:soft-page-break/></text:p>
      <text:p text:style-name="P28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82"/>
      <text:p text:style-name="P5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4"/>
      <text:p text:style-name="P28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82"/>
      <text:p text:style-name="P54">Слеза скатилась с морды аликорницы и она стёрла её сгибом крыла, размазывая розоватое желе по скуле.</text:p>
      <text:p text:style-name="P54"/>
      <text:p text:style-name="P54">- Помоги мне, Проводник! Ради моих маленьких пони… Будь проклята война и я вместе с ней…</text:p>
      <text:p text:style-name="P54"/>
      <text:p text:style-name="P54">Магическая лошадь заходится в продолжительном кашле, струйки розоватой слизи стекают с её крыльев <text:s/>и хвоста, собираясь в лужицы на полу.</text:p>
      <text:p text:style-name="P54">Склонившаяся над безжизненным телом фигура тает в розовом тумане… </text:p>
      <text:p text:style-name="P282"/>
      <text:p text:style-name="P285">======================================================</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text:soft-page-break/>-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92"/>
      <text:p text:style-name="P282"/>
      <text:p text:style-name="P282"/>
      <text:h text:style-name="P726" text:outline-level="2">Эпилог</text:h>
      <text:p text:style-name="P28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text:soft-page-break/></text:p>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081">Рэйнбоу Дрим</text:span>. Эй, <text:span text:style-name="T1081">Дрим</text:span>, ты в Селестию веришь?</text:p>
      <text:p text:style-name="Text_20_body"><text:soft-page-break/>- Угум… - смущённо отозвал<text:span text:style-name="T1081">ась</text:span> <text:span text:style-name="T1081">голубая</text:span> <text:span text:style-name="T1081">радужногривая </text:span>малыш<text:span text:style-name="T1081">ка</text:span> с леденцом во рту, явно попавш<text:span text:style-name="T1081">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081">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081">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081">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081">Хумана</text:span>, висит тут исключительно по моему личному настоянию, для полноты картины, извиняюсь за тавтологию.</text:p>
      <text:p text:style-name="Text_20_body"><text:soft-page-break/></text:p>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text:soft-page-break/>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text:soft-page-break/>-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145">Мы</text:span> пыталась найти способ расколдовать тебя. Увы, заклятие ещё более сильное, чем то, что сослало <text:span text:style-name="T1145">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145">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text:soft-page-break/>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82"/>
      <text:p text:style-name="P297">009 Sound System - Speak to Angels (<text:a xlink:type="simple" xlink:href="https://www.youtube.com/watch?v=6rAkn9OZT0k" text:style-name="Internet_20_link" text:visited-style-name="Visited_20_Internet_20_Link">https://www.youtube.com/watch?v=6rAkn9OZT0k</text:a>)</text:p>
      <text:p text:style-name="P297">Pink Floyd “Keep Talking” <text:a xlink:type="simple" xlink:href="https://www.youtube.com/watch?v=CVhYW6e3qc8" text:style-name="Internet_20_link" text:visited-style-name="Visited_20_Internet_20_Link">https://www.youtube.com/watch?v=CVhYW6e3qc8</text:a></text:p>
      <text:p text:style-name="P297"/>
      <text:p text:style-name="P297"><text:soft-page-break/>Daft Punk - Veridis Quo</text:p>
      <text:p text:style-name="P297">https://www.youtube.com/watch?v=HhZaHf8RP6g</text:p>
      <text:p text:style-name="P297"><text:a xlink:type="simple" xlink:href="https://www.youtube.com/watch?v=ySLc8gZ3oEc" text:style-name="Internet_20_link" text:visited-style-name="Visited_20_Internet_20_Link">https://www.youtube.com/watch?v=ySLc8gZ3oEc</text:a></text:p>
      <text:p text:style-name="P297"/>
      <text:p text:style-name="P297">Eye Of The Tiger</text:p>
      <text:p text:style-name="P297"/>
      <text:p text:style-name="P297">Alphaville – Forever Young</text:p>
      <text:p text:style-name="P297">The Doors “Light My Fire”</text:p>
      <text:p text:style-name="P297">Pink Floyd “Another Brick In The Wall” (https://www.youtube.com/watch?v=krYK1jWz0Lo <text:s/>), </text:p>
      <text:p text:style-name="P297">“Is the anybody here” (Pulse)</text:p>
      <text:p text:style-name="P297">“Marooned”</text:p>
      <text:p text:style-name="P321">&lt;Pink Floyd - «Hey you» (Pulse)&gt;</text:p>
      <text:p text:style-name="P321"/>
      <text:p text:style-name="P297">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text:soft-page-break/>Blackmoress night – under a violet moon ( <text:a xlink:type="simple" xlink:href="https://www.youtube.com/watch?v=Ttqnz-xnwWM" text:style-name="Internet_20_link" text:visited-style-name="Visited_20_Internet_20_Link">https://www.youtube.com/watch?v=Ttqnz-xnwWM</text:a> )</text:p>
      <text:p text:style-name="P321">&lt;<text:span text:style-name="T29">Pink Floyd — Kepp Talking (Pulse), Hey you (Pulse), Sorrow (Pulse), High Hopes (Pulse)</text:span>&gt;</text:p>
      <text:p text:style-name="P321">Blue Oyster Cult — Do Not Fear The Reaper (<text:a xlink:type="simple" xlink:href="https://www.youtube.com/watch?v=Dy4HA3vUv2c" text:style-name="Internet_20_link" text:visited-style-name="Visited_20_Internet_20_Link">https://www.youtube.com/watch?v=Dy4HA3vUv2c</text:a> )</text:p>
      <text:p text:style-name="P321">The Beloved — Sweet Harmony (<text:a xlink:type="simple" xlink:href="https://www.youtube.com/watch?v=rB_d1Mczxqw" text:style-name="Internet_20_link" text:visited-style-name="Visited_20_Internet_20_Link">https://www.youtube.com/watch?v=rB_d1Mczxqw</text:a> )</text:p>
      <text:p text:style-name="P321">Oasis — Wonderwall (<text:a xlink:type="simple" xlink:href="https://www.youtube.com/watch?v=6hzrDeceEKc" text:style-name="Internet_20_link" text:visited-style-name="Visited_20_Internet_20_Link">https://www.youtube.com/watch?v=6hzrDeceEKc</text:a> )</text:p>
      <text:p text:style-name="P321">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3"/>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9-09T01:20:48.791438456</dc:date>
    <meta:editing-duration>P362DT10H49M35S</meta:editing-duration>
    <meta:editing-cycles>3836</meta:editing-cycles>
    <meta:generator>LibreOffice/6.4.7.2$Linux_X86_64 LibreOffice_project/40$Build-2</meta:generator>
    <meta:document-statistic meta:table-count="0" meta:image-count="0" meta:object-count="0" meta:page-count="239" meta:paragraph-count="3540" meta:word-count="83011" meta:character-count="533784" meta:non-whitespace-character-count="453152"/>
  </office:meta>
</office:document-meta>
</file>